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0.1811666666667cm"/>
    </style:style>
    <style:style style:name="co3" style:family="table-column">
      <style:table-column-properties fo:break-before="auto" style:column-width="7.006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kocka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id_kocka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jmeno</text:p>
          </table:table-cell>
          <table:table-cell office:value-type="string" table:style-name="ce1">
            <text:p>vek</text:p>
          </table:table-cell>
          <table:table-cell office:value-type="string" table:style-name="ce1">
            <text:p>vaha</text:p>
          </table:table-cell>
          <table:table-cell office:value-type="string" table:style-name="ce1">
            <text:p>plemeno_id</text:p>
          </table:table-cell>
          <table:table-cell office:value-type="string" table:style-name="ce1">
            <text:p>popis</text:p>
          </table:table-cell>
          <table:table-cell office:value-type="string" table:style-name="ce1">
            <text:p>fotografie</text:p>
          </table:table-cell>
          <table:table-cell office:value-type="string" table:style-name="ce1">
            <text:p>pohlavi</text:p>
          </table:table-cell>
          <table:table-cell office:value-type="string" table:style-name="ce1">
            <text:p>narozeni</text:p>
          </table:table-cell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ppy</text:p>
          </table:table-cell>
          <table:table-cell office:value-type="float" office:value="18" table:style-name="ce1">
            <text:p>18</text:p>
          </table:table-cell>
          <table:table-cell office:value-type="float" office:value="5.6" table:style-name="ce1">
            <text:p>5,6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Kippy, rozpustilá smršť kožešin, žije pro hravé skoky a sluncem zalité zdřímnutí. Pamlsky jsou jeho jazykem lásky, zejména tuňákové pochoutky. Jeho oblíbené hračky? Zmačkaný míč a plyšovou myš zuřivě střeží. Ale nic se nevyrovná tomu, když se tulí na klíně svého člověka a spokojeně vrní do noci.</text:p>
          </table:table-cell>
          <table:table-cell office:value-type="string" table:style-name="ce1">
            <text:p>kippy.jpg</text:p>
          </table:table-cell>
          <table:table-cell office:value-type="string" table:style-name="ce1">
            <text:p>Kočka</text:p>
          </table:table-cell>
          <table:table-cell office:value-type="date" office:date-value="2013-09-20T00:00:00" table:style-name="ce2">
            <text:p>20.09.2013</text:p>
          </table:table-cell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nia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Jania, tajemná a půvabná bytost, nachází potěšení v prozkoumávání sluncem zalitých zákoutí a dopřávání si gurmánských pochoutek, jako je losos a krůta. Její oblíbenou kratochvílí je kradmé plížení a chvíle tichého rozjímání z vysokých bidýlek. Se zálibou v opeřených hůlkách a plyšových polštářích se Jania hlásí ke své nezávislosti, je tichým poutníkem v noci.</text:p>
          </table:table-cell>
          <table:table-cell office:value-type="string" table:style-name="ce1">
            <text:p>jania.jpg</text:p>
          </table:table-cell>
          <table:table-cell office:value-type="string" table:style-name="ce1">
            <text:p>Kočka</text:p>
          </table:table-cell>
          <table:table-cell office:value-type="date" office:date-value="2011-06-24T00:00:00" table:style-name="ce2">
            <text:p>24.06.2011</text:p>
          </table:table-cell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thany</text:p>
          </table:table-cell>
          <table:table-cell office:value-type="float" office:value="6" table:style-name="ce1">
            <text:p>6</text:p>
          </table:table-cell>
          <table:table-cell office:value-type="float" office:value="4.5" table:style-name="ce1">
            <text:p>4,5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Bethany, temperamentní smršť energie, přistupuje k životu s bezmezným nadšením. Srdcem vyhledává vzrušení a vždy hledá nová dobrodružství a hravé eskapády. Mezi Bethaniny oblíbené hračky patří cokoli, co lákavě cinká nebo se houpe, což podněcuje její nekonečnou zvědavost. Pokud jde o jídlo, je dobrodružná jedlice, která touží ochutnat jakoukoli pochoutku, která jí zkříží cestu. Jejím nejoblíbenějším místem na světě je příroda, kde může prozkoumávat do sytosti a užívat si svobody přírody. Bethanyina chuť do života je nakažlivá a přináší radost a smích všude, kam přijde.</text:p>
          </table:table-cell>
          <table:table-cell office:value-type="string" table:style-name="ce1">
            <text:p>bethany.jpg</text:p>
          </table:table-cell>
          <table:table-cell office:value-type="string" table:style-name="ce1">
            <text:p>Kočka</text:p>
          </table:table-cell>
          <table:table-cell office:value-type="date" office:date-value="2012-08-12T00:00:00" table:style-name="ce2">
            <text:p>12.08.2012</text:p>
          </table:table-cell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in</text:p>
          </table:table-cell>
          <table:table-cell office:value-type="float" office:value="12" table:style-name="ce1">
            <text:p>12</text:p>
          </table:table-cell>
          <table:table-cell office:value-type="float" office:value="5.7" table:style-name="ce1">
            <text:p>5,7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Karin, jemná duše, nachází útěchu v útulných zákoutích a důvěrně známém pohodlí. Jeho oblíbenými hračkami jsou měkké deky a plyšoví společníci, zatímco si užívá domácí jídla a společnost svého milovaného člověka.</text:p>
          </table:table-cell>
          <table:table-cell office:value-type="string" table:style-name="ce1">
            <text:p>karin.jpg</text:p>
          </table:table-cell>
          <table:table-cell office:value-type="string" table:style-name="ce1">
            <text:p>Kocour</text:p>
          </table:table-cell>
          <table:table-cell office:value-type="date" office:date-value="2013-09-24T00:00:00" table:style-name="ce2">
            <text:p>24.09.2013</text:p>
          </table:table-cell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nnie</text:p>
          </table:table-cell>
          <table:table-cell office:value-type="float" office:value="11" table:style-name="ce1">
            <text:p>11</text:p>
          </table:table-cell>
          <table:table-cell office:value-type="float" office:value="5.8" table:style-name="ce1">
            <text:p>5,8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Dannie, hravý duch s bezmeznou energií, hledá dobrodružství v každém koutě svého světa. Ráda se honí za opeřenými hračkami a prozkoumává nová zákoutí. Když je čas doplnit palivo, Dannie dychtivě hltá své oblíbené pochoutky a s chutí si vychutnává každé sousto. Její šťastné místo je všude tam, kde je její člověk, nasává jejich náklonnost a společnost. Dannieho chuť do života a nakažlivá radost rozzáří každou místnost, do které vstoupí.</text:p>
          </table:table-cell>
          <table:table-cell office:value-type="string" table:style-name="ce1">
            <text:p>dannie.jpg</text:p>
          </table:table-cell>
          <table:table-cell office:value-type="string" table:style-name="ce1">
            <text:p>Kočka</text:p>
          </table:table-cell>
          <table:table-cell office:value-type="date" office:date-value="2015-09-24T00:00:00" table:style-name="ce2">
            <text:p>24.09.2015</text:p>
          </table:table-cell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onid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Leo Nid, zvídavý průzkumník s neukojitelnou touhou po objevování, se vyžívá v dobrodružství a vzrušení. Neustále hledá nové hračky, na které by se mohl vrhnout, a záhady, které by mohl rozluštit. Chuťové buňky Leo Nida jsou stejně dobrodružné jako jeho duch a dychtivě ochutnávají každé kulinářské potěšení, které mu zkříží cestu. Jeho oblíbené místo je posazené vysoko a s královským nádechem si prohlíží své panství. Svým magnetickým šarmem a hravým vystupováním přináší Leo Nid jiskru radosti všem, kteří se s ním setkají.</text:p>
          </table:table-cell>
          <table:table-cell office:value-type="string" table:style-name="ce1">
            <text:p>leonid.jpg</text:p>
          </table:table-cell>
          <table:table-cell office:value-type="string" table:style-name="ce1">
            <text:p>Kočka</text:p>
          </table:table-cell>
          <table:table-cell office:value-type="date" office:date-value="2013-11-29T00:00:00" table:style-name="ce2">
            <text:p>29.11.2013</text:p>
          </table:table-cell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ry</text:p>
          </table:table-cell>
          <table:table-cell office:value-type="float" office:value="5" table:style-name="ce1">
            <text:p>5</text:p>
          </table:table-cell>
          <table:table-cell office:value-type="float" office:value="0.8" table:style-name="ce1">
            <text:p>0,8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Rory, temperamentní dobrodruh s nekonečnou chutí na zábavu, přijímá život s chutí. Je mistrem rošťáren, vždy hledá nové hračky, se kterými by si mohl hrát, a hry, které by si mohl zahrát. Roryho chuťové buňky se přiklánějí k pikantní pochoutce a vychutnávají si každé sousto svých oblíbených pochoutek. Jeho oblíbené místo je u okna, kde může zvědavým pohledem pozorovat svět kolem. Se svým hravým dováděním a bezmeznou energií přináší Rory smích a radost všude, kam přijde.</text:p>
          </table:table-cell>
          <table:table-cell office:value-type="string" table:style-name="ce1">
            <text:p>rory.jpg</text:p>
          </table:table-cell>
          <table:table-cell office:value-type="string" table:style-name="ce1">
            <text:p>Kocour</text:p>
          </table:table-cell>
          <table:table-cell office:value-type="date" office:date-value="2020-08-01T00:00:00" table:style-name="ce2">
            <text:p>01.08.2020</text:p>
          </table:table-cell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vier</text:p>
          </table:table-cell>
          <table:table-cell office:value-type="float" office:value="3" table:style-name="ce1">
            <text:p>3</text:p>
          </table:table-cell>
          <table:table-cell office:value-type="float" office:value="3.6" table:style-name="ce1">
            <text:p>3,6</text:p>
          </table:table-cell>
          <table:table-cell office:value-type="float" office:value="17" table:style-name="ce1">
            <text:p>17</text:p>
          </table:table-cell>
          <table:table-cell office:value-type="string" table:style-name="ce1">
            <text:p>Javier, temperamentní průzkumník s chutí do života, přistupuje ke každému dni se zvědavostí a nadšením. Vyžívá se v hravých dobrodružstvích, ať už jde o honění hraček nebo prozkoumávání nových zákoutí. Javierovy kulinářské chutě jsou rozmanité a těší se z různých chutí a textur. Její oblíbené místo je uhnízděné v útulném koutě, kde může pozorným okem pozorovat své okolí. Svým hravým šarmem a dobrodružným duchem přináší Javier teplo a radost svému okolí.</text:p>
          </table:table-cell>
          <table:table-cell office:value-type="string" table:style-name="ce1">
            <text:p>javier.jpg</text:p>
          </table:table-cell>
          <table:table-cell office:value-type="string" table:style-name="ce1">
            <text:p>Kočka</text:p>
          </table:table-cell>
          <table:table-cell office:value-type="date" office:date-value="2010-11-12T00:00:00" table:style-name="ce2">
            <text:p>12.11.2010</text:p>
          </table:table-cell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eanore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Eleanor, půvabná dobrodružka s jemným duchem, nachází radost v každém okamžiku, který stráví prozkoumáváním svého světa. Je znalkyní her, nachází potěšení v honbě za opeřenými hračkami nebo ve schoulení se do klubíčka s plyšovým společníkem. Eleonořiny kulinářské preference se přiklánějí k jemnějším věcem a vychutnávají si chuť gurmánských pochoutek. Jejím oblíbeným útočištěm je sluncem zalité místo u okna, kde se může vyhřívat v teple a pozorovat svět kolem. Eleanor svým elegantním vystupováním a vyrovnaným vystupováním přináší lidem kolem sebe pocit klidu a spokojenosti.</text:p>
          </table:table-cell>
          <table:table-cell office:value-type="string" table:style-name="ce1">
            <text:p>eleanore.jpg</text:p>
          </table:table-cell>
          <table:table-cell office:value-type="string" table:style-name="ce1">
            <text:p>Kočka</text:p>
          </table:table-cell>
          <table:table-cell office:value-type="date" office:date-value="2021-10-26T00:00:00" table:style-name="ce2">
            <text:p>26.10.2021</text:p>
          </table:table-cell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hebe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,2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Phoebe, temperamentní duše se srdcem plným dobrodružství, si libuje ve vzrušení z objevování. Je to hravá šarmantní žena, vždy připravená vrhnout se na své oblíbené hračky nebo se zapojit do hry na schovávanou. Phoebe si pochutná na různých lahůdkách, z nichž každá si vychutná své náročné chuťové buňky. Jejím oblíbeným útočištěm je útulný koutek, kde se může zachumlat a užívat si chvíle klidné relaxace. Díky své bezmezné energii a láskyplné povaze přináší Phoebe radost a teplo do každého koutu svého domova.</text:p>
          </table:table-cell>
          <table:table-cell office:value-type="string" table:style-name="ce1">
            <text:p>phebe.jpg</text:p>
          </table:table-cell>
          <table:table-cell office:value-type="string" table:style-name="ce1">
            <text:p>Kočka</text:p>
          </table:table-cell>
          <table:table-cell office:value-type="date" office:date-value="2010-08-14T00:00:00" table:style-name="ce2">
            <text:p>14.08.2010</text:p>
          </table:table-cell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dsey</text:p>
          </table:table-cell>
          <table:table-cell office:value-type="float" office:value="13" table:style-name="ce1">
            <text:p>13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Lin, svobodomyslná poutnice s dobrodružnou duší, nachází radost v každém novém objevu, který učiní. Je to hravá průzkumnice, která se vždy touží honit za svými oblíbenými hračkami nebo prozkoumávat skrytá zákoutí. Lininy kulinářské chutě jsou eklektické a s chutí si vychutnávají širokou škálu lahůdek. Jejím oblíbeným útočištěm je sluncem zalité bidýlko u okna, odkud může zvědavým pohledem pozorovat svět kolem. Díky svému nezávislému duchu a jemnému vystupování přináší Lin lidem kolem sebe pocit úžasu a klidu.</text:p>
          </table:table-cell>
          <table:table-cell office:value-type="string" table:style-name="ce1">
            <text:p>lindsey.jpg</text:p>
          </table:table-cell>
          <table:table-cell office:value-type="string" table:style-name="ce1">
            <text:p>Kocour</text:p>
          </table:table-cell>
          <table:table-cell office:value-type="date" office:date-value="2013-01-10T00:00:00" table:style-name="ce2">
            <text:p>10.01.2013</text:p>
          </table:table-cell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linda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Celinda, hravá duše s dobrodružnou povahou, přijímá každý okamžik s nadšením. Baví ji honit se za hračkami a prozkoumávat nová zákoutí, její zvědavost nezná mezí. Celinda má rozmanité chuťové buňky a s chutí si pochutnává na řadě lahůdek. Nejraději má místo u okna, kde se vyhřívá na slunci a pozoruje svět venku. Se svou živou energií a láskyplnou povahou přináší Celinda radost všude, kam přijde.</text:p>
          </table:table-cell>
          <table:table-cell office:value-type="string" table:style-name="ce1">
            <text:p>celinda.jpg</text:p>
          </table:table-cell>
          <table:table-cell office:value-type="string" table:style-name="ce1">
            <text:p>Kocour</text:p>
          </table:table-cell>
          <table:table-cell office:value-type="date" office:date-value="2016-05-28T00:00:00" table:style-name="ce2">
            <text:p>28.05.2016</text:p>
          </table:table-cell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rine</text:p>
          </table:table-cell>
          <table:table-cell office:value-type="float" office:value="2" table:style-name="ce1">
            <text:p>2</text:p>
          </table:table-cell>
          <table:table-cell office:value-type="float" office:value="3.4" table:style-name="ce1">
            <text:p>3,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rine, temperamentní objevitelka s hravým srdcem, nachází radost v každém okamžiku objevování. Baví ji honit se za hračkami a prozkoumávat skrytá zákoutí, její zvědavost je nekonečná. Dorine si s chutí pochutnává na různých dobrotách a vychutnává si každé sousto. Její oblíbené bidýlko je u okna, kde se může vyhřívat na slunci a pozorovat svět venku. Díky své bezmezné energii a láskyplné povaze přináší Dorine štěstí lidem kolem sebe.</text:p>
          </table:table-cell>
          <table:table-cell office:value-type="string" table:style-name="ce1">
            <text:p>dorine.jpg</text:p>
          </table:table-cell>
          <table:table-cell office:value-type="string" table:style-name="ce1">
            <text:p>Kočka</text:p>
          </table:table-cell>
          <table:table-cell office:value-type="date" office:date-value="2010-08-10T00:00:00" table:style-name="ce2">
            <text:p>10.08.2010</text:p>
          </table:table-cell>
          <table:table-cell table:number-columns-repeated="16374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bet</text:p>
          </table:table-cell>
          <table:table-cell office:value-type="float" office:value="2" table:style-name="ce1">
            <text:p>2</text:p>
          </table:table-cell>
          <table:table-cell office:value-type="float" office:value="1.9" table:style-name="ce1">
            <text:p>1,9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Corbet, temperamentní dobrodruh s hravým duchem, se vyžívá ve vzrušení z objevování. Rád se honí za hračkami a zkoumá nové prostředí, vždy touží po objevování. Corbetovo jazýčky jsou rozmanité a s nadšením si vychutnává různé pochoutky. Jeho oblíbené místo je u okna, kde se může vyhřívat na slunci a pozorovat svět venku. Díky své energické osobnosti a láskyplné povaze přináší Corbet radost do každého koutu svého panství.</text:p>
          </table:table-cell>
          <table:table-cell office:value-type="string" table:style-name="ce1">
            <text:p>corbet.jpg</text:p>
          </table:table-cell>
          <table:table-cell office:value-type="string" table:style-name="ce1">
            <text:p>Kočka</text:p>
          </table:table-cell>
          <table:table-cell office:value-type="date" office:date-value="2013-04-16T00:00:00" table:style-name="ce2">
            <text:p>16.04.2013</text:p>
          </table:table-cell>
          <table:table-cell table:number-columns-repeated="16374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ves</text:p>
          </table:table-cell>
          <table:table-cell office:value-type="float" office:value="1" table:style-name="ce1">
            <text:p>1</text:p>
          </table:table-cell>
          <table:table-cell office:value-type="float" office:value="6.3" table:style-name="ce1">
            <text:p>6,3</text:p>
          </table:table-cell>
          <table:table-cell office:value-type="float" office:value="50" table:style-name="ce1">
            <text:p>50</text:p>
          </table:table-cell>
          <table:table-cell office:value-type="string" table:style-name="ce1">
            <text:p>Yves, temperamentní průzkumník s dobrodružnou duší, si libuje ve vzrušení z objevování. Rád se honí za hračkami a prozkoumává nová území, jeho zvědavost je neukojitelná. Yves má rozmanitou chuťovou paletu a s chutí si pochutnává na různých lahůdkách. Jeho oblíbené bidýlko je u okna, kde se může vyhřívat na slunci a pozorovat svět venku. Svým hravým vystupováním a láskyplnou povahou přináší Yves radost a teplo lidem kolem sebe.</text:p>
          </table:table-cell>
          <table:table-cell office:value-type="string" table:style-name="ce1">
            <text:p>yves.jpg</text:p>
          </table:table-cell>
          <table:table-cell office:value-type="string" table:style-name="ce1">
            <text:p>Kocour</text:p>
          </table:table-cell>
          <table:table-cell office:value-type="date" office:date-value="2024-02-13T00:00:00" table:style-name="ce2">
            <text:p>13.02.2024</text:p>
          </table:table-cell>
          <table:table-cell table:number-columns-repeated="16374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ecia</text:p>
          </table:table-cell>
          <table:table-cell office:value-type="float" office:value="18" table:style-name="ce1">
            <text:p>18</text:p>
          </table:table-cell>
          <table:table-cell office:value-type="float" office:value="2.4" table:style-name="ce1">
            <text:p>2,4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Alecia, temperamentní poutnice se srdcem plným zvědavosti, nachází radost v každém okamžiku objevování. Ráda se honí za hračkami a zkoumá skrytá zákoutí, její hravá povaha prosvítá. Alecia má rozmanitou chuťovou paletu a s chutí si pochutnává na různých lahůdkách. Její oblíbené místo je u okna, kde se může vyhřívat na slunci a pozorovat svět venku. Díky své živé energii a láskyplné osobnosti přináší Alecia štěstí lidem kolem sebe.</text:p>
          </table:table-cell>
          <table:table-cell office:value-type="string" table:style-name="ce1">
            <text:p>alecia.jpg</text:p>
          </table:table-cell>
          <table:table-cell office:value-type="string" table:style-name="ce1">
            <text:p>Kočka</text:p>
          </table:table-cell>
          <table:table-cell office:value-type="date" office:date-value="2013-10-29T00:00:00" table:style-name="ce2">
            <text:p>29.10.2013</text:p>
          </table:table-cell>
          <table:table-cell table:number-columns-repeated="16374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ncy</text:p>
          </table:table-cell>
          <table:table-cell office:value-type="float" office:value="10" table:style-name="ce1">
            <text:p>10</text:p>
          </table:table-cell>
          <table:table-cell office:value-type="float" office:value="2.9" table:style-name="ce1">
            <text:p>2,9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Nancy</text:p>
          </table:table-cell>
          <table:table-cell office:value-type="string" table:style-name="ce1">
            <text:p>nancy.jpg</text:p>
          </table:table-cell>
          <table:table-cell office:value-type="string" table:style-name="ce1">
            <text:p>Kočka</text:p>
          </table:table-cell>
          <table:table-cell office:value-type="date" office:date-value="2017-11-20T00:00:00" table:style-name="ce2">
            <text:p>20.11.2017</text:p>
          </table:table-cell>
          <table:table-cell table:number-columns-repeated="16374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tie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Martie, zvídavý průzkumník s hravým duchem, si libuje ve vzrušení z objevování. Ráda se honí za hračkami a zkoumá nová zákoutí, její dobrodružná povaha ji vždy vede k novým dobrodružstvím. Martie má rozmanitou chuťovou buňku a s nadšením si pochutnává na různých dobrotách. Její oblíbené místo je u okna, kde se může vyhřívat na slunci a pozorovat svět venku. Martie svou energickou osobností a láskyplným vystupováním přináší radost a teplo do každého koutu svého domova.</text:p>
          </table:table-cell>
          <table:table-cell office:value-type="string" table:style-name="ce1">
            <text:p>martie.jpg</text:p>
          </table:table-cell>
          <table:table-cell office:value-type="string" table:style-name="ce1">
            <text:p>Kočka</text:p>
          </table:table-cell>
          <table:table-cell office:value-type="date" office:date-value="2022-05-29T00:00:00" table:style-name="ce2">
            <text:p>29.05.2022</text:p>
          </table:table-cell>
          <table:table-cell table:number-columns-repeated="16374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rri</text:p>
          </table:table-cell>
          <table:table-cell office:value-type="float" office:value="3" table:style-name="ce1">
            <text:p>3</text:p>
          </table:table-cell>
          <table:table-cell office:value-type="float" office:value="0.8" table:style-name="ce1">
            <text:p>0,8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erri, dobrodružný průzkumník s hravým srdcem, nachází radost v každém okamžiku objevování. Miluje honění hraček a poznávání nového okolí, jeho zvědavost nezná mezí. Gerri má rozmanitý jazýček a s chutí si pochutnává na různých lahůdkách. Jeho oblíbené místo je u okna, kde se může vyhřívat na slunci a pozorovat svět venku. Svou živou energií a láskyplnou povahou přináší Gerri štěstí lidem kolem sebe.</text:p>
          </table:table-cell>
          <table:table-cell office:value-type="string" table:style-name="ce1">
            <text:p>gerri.jpg</text:p>
          </table:table-cell>
          <table:table-cell office:value-type="string" table:style-name="ce1">
            <text:p>Kocour</text:p>
          </table:table-cell>
          <table:table-cell office:value-type="date" office:date-value="2013-06-08T00:00:00" table:style-name="ce2">
            <text:p>08.06.2013</text:p>
          </table:table-cell>
          <table:table-cell table:number-columns-repeated="16374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die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,6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Addie, temperamentní dobrodružka s hravou duší, přijímá každý okamžik objevování s nadšením. Rád se honí za hračkami a objevuje nová zákoutí, jeho zvědavost ho žene kupředu. Addie má rozmanité chuťové buňky a s chutí si pochutnává na různých lahůdkách. Jeho oblíbené místo je u okna, kde se může vyhřívat na slunci a pozorovat svět venku. Svou živou energií a láskyplným vystupováním přináší Addie radost a teplo lidem kolem sebe.</text:p>
          </table:table-cell>
          <table:table-cell office:value-type="string" table:style-name="ce1">
            <text:p>addie.jpg</text:p>
          </table:table-cell>
          <table:table-cell office:value-type="string" table:style-name="ce1">
            <text:p>Kocour</text:p>
          </table:table-cell>
          <table:table-cell office:value-type="date" office:date-value="2012-10-23T00:00:00" table:style-name="ce2">
            <text:p>23.10.2012</text:p>
          </table:table-cell>
          <table:table-cell table:number-columns-repeated="16374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nnan</text:p>
          </table:table-cell>
          <table:table-cell office:value-type="float" office:value="1" table:style-name="ce1">
            <text:p>1</text:p>
          </table:table-cell>
          <table:table-cell office:value-type="float" office:value="1.2" table:style-name="ce1">
            <text:p>1,2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Kennan, temperamentní průzkumník s hravou povahou, nachází vzrušení v každém novém dobrodružství. Rád se honí za hračkami a prozkoumává skrytá zákoutí, jeho zvědavost vede každý jeho pohyb. Kennan má rozmanité chuťové buňky a s nadšením si pochutnává na různých lahůdkách. Jeho oblíbené bidýlko je u okna, kde se může vyhřívat na slunci a pozorovat svět venku. Svou živou osobností a láskyplným chováním přináší Kennan radost těm, kteří mají to štěstí, že ho znají.</text:p>
          </table:table-cell>
          <table:table-cell office:value-type="string" table:style-name="ce1">
            <text:p>kennan.jpg</text:p>
          </table:table-cell>
          <table:table-cell office:value-type="string" table:style-name="ce1">
            <text:p>Kocour</text:p>
          </table:table-cell>
          <table:table-cell office:value-type="date" office:date-value="2015-03-27T00:00:00" table:style-name="ce2">
            <text:p>27.03.2015</text:p>
          </table:table-cell>
          <table:table-cell table:number-columns-repeated="16374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audell</text:p>
          </table:table-cell>
          <table:table-cell office:value-type="float" office:value="2" table:style-name="ce1">
            <text:p>2</text:p>
          </table:table-cell>
          <table:table-cell office:value-type="float" office:value="3.3" table:style-name="ce1">
            <text:p>3,3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Claudell, temperamentní dobrodruh s hravým srdcem, se vyžívá ve vzrušení z objevování. Libuje si v honbě za hračkami a prozkoumávání nových území, jeho zvědavost ho pohání k průzkumu. Claudell má rozmanité chuťové buňky a s nadšením si vychutnává různé pochoutky. Jeho oblíbené místo je u okna, kde se může vyhřívat na slunci a pozorovat svět venku. Svým energickým vystupováním a láskyplnou povahou přináší Claudell radost a teplo do každého koutu svého domova.</text:p>
          </table:table-cell>
          <table:table-cell office:value-type="string" table:style-name="ce1">
            <text:p>claudell.jpg</text:p>
          </table:table-cell>
          <table:table-cell office:value-type="string" table:style-name="ce1">
            <text:p>Kocour</text:p>
          </table:table-cell>
          <table:table-cell office:value-type="date" office:date-value="2010-05-09T00:00:00" table:style-name="ce2">
            <text:p>09.05.2010</text:p>
          </table:table-cell>
          <table:table-cell table:number-columns-repeated="16374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dfry</text:p>
          </table:table-cell>
          <table:table-cell office:value-type="float" office:value="6" table:style-name="ce1">
            <text:p>6</text:p>
          </table:table-cell>
          <table:table-cell office:value-type="float" office:value="6.8" table:style-name="ce1">
            <text:p>6,8</text:p>
          </table:table-cell>
          <table:table-cell office:value-type="float" office:value="65" table:style-name="ce1">
            <text:p>65</text:p>
          </table:table-cell>
          <table:table-cell office:value-type="string" table:style-name="ce1">
            <text:p>Godfry, temperamentní průzkumník s hravou duší, si užívá každý okamžik objevování. Miluje honbu za hračkami a prozkoumávání nových zákoutí, její zvědavost ji vede k vzrušujícím dobrodružstvím. Godfry má rozmanité chuťové buňky a s chutí si pochutnává na různých lahůdkách. Její oblíbené místo je u okna, kde se může vyhřívat na slunci a pozorovat svět venku. Svou živou energií a láskyplnou povahou přináší Godfry radost a štěstí svému okolí.</text:p>
          </table:table-cell>
          <table:table-cell office:value-type="string" table:style-name="ce1">
            <text:p>godfry.jpg</text:p>
          </table:table-cell>
          <table:table-cell office:value-type="string" table:style-name="ce1">
            <text:p>Kočka</text:p>
          </table:table-cell>
          <table:table-cell office:value-type="date" office:date-value="2023-09-04T00:00:00" table:style-name="ce2">
            <text:p>04.09.2023</text:p>
          </table:table-cell>
          <table:table-cell table:number-columns-repeated="16374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cquelyn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,3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Jacquelyn, temperamentní dobrodružka s hravým duchem, si libuje ve vzrušení z objevování. Baví ho honit se za hračkami a prozkoumávat nová zákoutí, jeho zvědavost ho žene kupředu. Jacquelyn má rozmanitý jazýček a s nadšením si pochutnává na různých lahůdkách. Jeho oblíbené místo je u okna, kde se může vyhřívat na slunci a pozorovat svět venku. Svou živou osobností a láskyplným chováním přináší Jacquelyn radost těm, kteří mají to štěstí, že ho znají.</text:p>
          </table:table-cell>
          <table:table-cell office:value-type="string" table:style-name="ce1">
            <text:p>jacquelyn.jpg</text:p>
          </table:table-cell>
          <table:table-cell office:value-type="string" table:style-name="ce1">
            <text:p>Kocour</text:p>
          </table:table-cell>
          <table:table-cell office:value-type="date" office:date-value="2016-07-24T00:00:00" table:style-name="ce2">
            <text:p>24.07.2016</text:p>
          </table:table-cell>
          <table:table-cell table:number-columns-repeated="16374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tr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Petr je 6 letý kocour, energický a dobrodružný.</text:p>
          </table:table-cell>
          <table:table-cell office:value-type="string" table:style-name="ce1">
            <text:p>petr.jpg</text:p>
          </table:table-cell>
          <table:table-cell office:value-type="string" table:style-name="ce1">
            <text:p>Kočka</text:p>
          </table:table-cell>
          <table:table-cell office:value-type="date" office:date-value="2010-10-12T00:00:00" table:style-name="ce2">
            <text:p>12.10.2010</text:p>
          </table:table-cell>
          <table:table-cell table:number-columns-repeated="16374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nebas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string" table:style-name="ce1">
            <text:p>Barnebas, temperamentní průzkumník s hravým srdcem, nachází radost v každém okamžiku objevování. Miluje honění se za hračkami a prozkoumávání nových zákoutí, její zvědavost ji žene kupředu. Barnebas má rozmanité chuťové buňky a s nadšením si pochutnává na různých lahůdkách. Její oblíbené místo je u okna, kde se může vyhřívat na slunci a pozorovat svět venku. Svým energickým vystupováním a láskyplnou povahou přináší Barnebas štěstí a teplo lidem kolem sebe.</text:p>
          </table:table-cell>
          <table:table-cell office:value-type="string" table:style-name="ce1">
            <text:p>barnebas.jpg</text:p>
          </table:table-cell>
          <table:table-cell office:value-type="string" table:style-name="ce1">
            <text:p>Kočka</text:p>
          </table:table-cell>
          <table:table-cell office:value-type="date" office:date-value="2019-12-22T00:00:00" table:style-name="ce2">
            <text:p>22.12.2019</text:p>
          </table:table-cell>
          <table:table-cell table:number-columns-repeated="16374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bastian</text:p>
          </table:table-cell>
          <table:table-cell office:value-type="float" office:value="3" table:style-name="ce1">
            <text:p>3</text:p>
          </table:table-cell>
          <table:table-cell office:value-type="float" office:value="0.7" table:style-name="ce1">
            <text:p>0,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Sebastian, temperamentní dobrodruh s hravou duší, se vyžívá ve vzrušení z objevování. Rád se honí za hračkami a zkoumá nová teritoria a jeho zvědavost vede každý jeho krok. Sebastian má rozmanitou chuťovou buňku a s nadšením si pochutnává na různých dobrotách. Jeho oblíbené bidýlko je u okna, kde se může vyhřívat na slunci a pozorovat svět venku. Díky své živé osobnosti a láskyplné povaze přináší Sebastian radost a teplo do každého koutu svého domova.</text:p>
          </table:table-cell>
          <table:table-cell office:value-type="string" table:style-name="ce1">
            <text:p>sebastian.jpg</text:p>
          </table:table-cell>
          <table:table-cell office:value-type="string" table:style-name="ce1">
            <text:p>Kocour</text:p>
          </table:table-cell>
          <table:table-cell office:value-type="date" office:date-value="2009-12-16T00:00:00" table:style-name="ce2">
            <text:p>16.12.2009</text:p>
          </table:table-cell>
          <table:table-cell table:number-columns-repeated="16374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ana</text:p>
          </table:table-cell>
          <table:table-cell office:value-type="float" office:value="16" table:style-name="ce1">
            <text:p>16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46" table:style-name="ce1">
            <text:p>46</text:p>
          </table:table-cell>
          <table:table-cell office:value-type="string" table:style-name="ce1">
            <text:p>Siana, temperamentní objevitelka s hravým srdcem, nachází radost v každém okamžiku objevování. Ráda se honí za hračkami a prozkoumává nová zákoutí, její zvědavost ji vede k vzrušujícím dobrodružstvím. Siana má rozmanitý jazýček a s nadšením si pochutnává na různých lahůdkách. Její oblíbené místo je u okna, kde se může vyhřívat na slunci a pozorovat svět venku. Siana svou živou energií a láskyplnou povahou přináší štěstí a teplo lidem kolem sebe.</text:p>
          </table:table-cell>
          <table:table-cell office:value-type="string" table:style-name="ce1">
            <text:p>siana.jpg</text:p>
          </table:table-cell>
          <table:table-cell office:value-type="string" table:style-name="ce1">
            <text:p>Kočka</text:p>
          </table:table-cell>
          <table:table-cell office:value-type="date" office:date-value="2024-04-01T00:00:00" table:style-name="ce2">
            <text:p>01.04.2024</text:p>
          </table:table-cell>
          <table:table-cell table:number-columns-repeated="16374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lery</text:p>
          </table:table-cell>
          <table:table-cell office:value-type="float" office:value="5" table:style-name="ce1">
            <text:p>5</text:p>
          </table:table-cell>
          <table:table-cell office:value-type="float" office:value="6.3" table:style-name="ce1">
            <text:p>6,3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Ellery, temperamentní dobrodruh s hravou duší, se vyžívá ve vzrušení z objevování. Rád se honí za hračkami a zkoumá nová teritoria a jeho zvědavost pohání každý jeho krok. Ellery má rozmanité chuťové buňky a s nadšením si pochutnává na různých lahůdkách. Jeho oblíbené bidýlko je u okna, kde se může vyhřívat na slunci a pozorovat svět venku. Díky své živé osobnosti a láskyplné povaze přináší Ellery radost a teplo do každého koutu svého domova.</text:p>
          </table:table-cell>
          <table:table-cell office:value-type="string" table:style-name="ce1">
            <text:p>ellery.jpg</text:p>
          </table:table-cell>
          <table:table-cell office:value-type="string" table:style-name="ce1">
            <text:p>Kocour</text:p>
          </table:table-cell>
          <table:table-cell office:value-type="date" office:date-value="2021-05-29T00:00:00" table:style-name="ce2">
            <text:p>29.05.2021</text:p>
          </table:table-cell>
          <table:table-cell table:number-columns-repeated="16374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igh</text:p>
          </table:table-cell>
          <table:table-cell office:value-type="float" office:value="8" table:style-name="ce1">
            <text:p>8</text:p>
          </table:table-cell>
          <table:table-cell office:value-type="float" office:value="3.1" table:style-name="ce1">
            <text:p>3,1</text:p>
          </table:table-cell>
          <table:table-cell office:value-type="float" office:value="13" table:style-name="ce1">
            <text:p>13</text:p>
          </table:table-cell>
          <table:table-cell office:value-type="string" table:style-name="ce1">
            <text:p>Leigh, temperamentní objevitelka s hravým srdcem, nachází radost v každém okamžiku objevování. Rád se honí za hračkami a prozkoumává nová zákoutí, jeho zvědavost ho vede k vzrušujícím dobrodružstvím. Leigh má rozmanité chuťové buňky a s nadšením si pochutnává na různých lahůdkách. Jeho oblíbené místo je u okna, kde se může vyhřívat na slunci a pozorovat svět venku. Svou živou energií a láskyplnou povahou přináší Leigh štěstí a teplo lidem kolem sebe.</text:p>
          </table:table-cell>
          <table:table-cell office:value-type="string" table:style-name="ce1">
            <text:p>leigh.jpg</text:p>
          </table:table-cell>
          <table:table-cell office:value-type="string" table:style-name="ce1">
            <text:p>Kocour</text:p>
          </table:table-cell>
          <table:table-cell office:value-type="date" office:date-value="2013-04-26T00:00:00" table:style-name="ce2">
            <text:p>26.04.2013</text:p>
          </table:table-cell>
          <table:table-cell table:number-columns-repeated="16374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orgos</text:p>
          </table:table-cell>
          <table:table-cell office:value-type="float" office:value="14" table:style-name="ce1">
            <text:p>14</text:p>
          </table:table-cell>
          <table:table-cell office:value-type="float" office:value="5.3" table:style-name="ce1">
            <text:p>5,3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Lorgos, temperamentní průzkumník s hravou duší, si užívá každý okamžik objevování. Ráda se honí za hračkami a prozkoumává nová zákoutí, její zvědavost ji vede k vzrušujícím dobrodružstvím. Lorgos má rozmanitou chuťovou paletu a s nadšením si pochutnává na různých lahůdkách. Její oblíbené místo je u okna, kde se může vyhřívat na slunci a pozorovat svět venku. Svou živou energií a láskyplnou povahou přináší Lorgos štěstí a teplo lidem kolem sebe.</text:p>
          </table:table-cell>
          <table:table-cell office:value-type="string" table:style-name="ce1">
            <text:p>iorgos.jpg</text:p>
          </table:table-cell>
          <table:table-cell office:value-type="string" table:style-name="ce1">
            <text:p>Kočka</text:p>
          </table:table-cell>
          <table:table-cell office:value-type="date" office:date-value="2018-02-10T00:00:00" table:style-name="ce2">
            <text:p>10.02.2018</text:p>
          </table:table-cell>
          <table:table-cell table:number-columns-repeated="16374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</text:p>
          </table:table-cell>
          <table:table-cell office:value-type="float" office:value="9" table:style-name="ce1">
            <text:p>9</text:p>
          </table:table-cell>
          <table:table-cell office:value-type="float" office:value="0.3" table:style-name="ce1">
            <text:p>0,3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De, temperamentní objevitelka s hravým srdcem, nachází radost v každém okamžiku objevování. Ráda se honí za hračkami a prozkoumává nová zákoutí, její zvědavost ji vede k vzrušujícím dobrodružstvím. De má rozmanitou chuťovou buňku a s nadšením si pochutnává na různých lahůdkách. Její oblíbené místo je u okna, kde se může vyhřívat na slunci a pozorovat svět venku. Se svou živou energií a láskyplnou povahou přináší De štěstí a teplo lidem kolem sebe.</text:p>
          </table:table-cell>
          <table:table-cell office:value-type="string" table:style-name="ce1">
            <text:p>de.jpg</text:p>
          </table:table-cell>
          <table:table-cell office:value-type="string" table:style-name="ce1">
            <text:p>Kočka</text:p>
          </table:table-cell>
          <table:table-cell office:value-type="date" office:date-value="2020-07-19T00:00:00" table:style-name="ce2">
            <text:p>19.07.2020</text:p>
          </table:table-cell>
          <table:table-cell table:number-columns-repeated="16374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u</text:p>
          </table:table-cell>
          <table:table-cell office:value-type="float" office:value="13" table:style-name="ce1">
            <text:p>13</text:p>
          </table:table-cell>
          <table:table-cell office:value-type="float" office:value="2.7" table:style-name="ce1">
            <text:p>2,7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Lou, temperamentní průzkumník s hravou duší, nachází radost v každém okamžiku objevování. Ráda se honí za hračkami a prozkoumává nová zákoutí, její zvědavost ji vede k vzrušujícím dobrodružstvím. Lou má rozmanitý jazýček a s nadšením si pochutnává na různých dobrotách. Její oblíbené místo je u okna, kde se může vyhřívat na slunci a pozorovat svět venku. Díky své živé energii a láskyplné povaze přináší Lou štěstí a teplo lidem kolem sebe.</text:p>
          </table:table-cell>
          <table:table-cell office:value-type="string" table:style-name="ce1">
            <text:p>lou.jpg</text:p>
          </table:table-cell>
          <table:table-cell office:value-type="string" table:style-name="ce1">
            <text:p>Kočka</text:p>
          </table:table-cell>
          <table:table-cell office:value-type="date" office:date-value="2018-08-13T00:00:00" table:style-name="ce2">
            <text:p>13.08.2018</text:p>
          </table:table-cell>
          <table:table-cell table:number-columns-repeated="16374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nny</text:p>
          </table:table-cell>
          <table:table-cell office:value-type="float" office:value="2" table:style-name="ce1">
            <text:p>2</text:p>
          </table:table-cell>
          <table:table-cell office:value-type="float" office:value="6.3" table:style-name="ce1">
            <text:p>6,3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Kenny, temperamentní průzkumník s hravou duší, nachází radost v každém okamžiku objevování. Ráda se honí za hračkami a prozkoumává nová zákoutí, její zvědavost ji vede k vzrušujícím dobrodružstvím. Kenny má rozmanitý jazýček a s nadšením si pochutnává na různých lahůdkách. Její oblíbené místo je u okna, kde se může vyhřívat na slunci a pozorovat svět venku. Svou živou energií a láskyplnou povahou přináší Kenny štěstí a teplo lidem kolem sebe. Odkaz na živou mrtvolu</text:p>
          </table:table-cell>
          <table:table-cell office:value-type="string" table:style-name="ce1">
            <text:p>kenny.jpg</text:p>
          </table:table-cell>
          <table:table-cell office:value-type="string" table:style-name="ce1">
            <text:p>Kočka</text:p>
          </table:table-cell>
          <table:table-cell office:value-type="date" office:date-value="2022-03-19T00:00:00" table:style-name="ce2">
            <text:p>19.03.2022</text:p>
          </table:table-cell>
          <table:table-cell table:number-columns-repeated="16374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iadne</text:p>
          </table:table-cell>
          <table:table-cell office:value-type="float" office:value="5" table:style-name="ce1">
            <text:p>5</text:p>
          </table:table-cell>
          <table:table-cell office:value-type="float" office:value="2.1" table:style-name="ce1">
            <text:p>2,1</text:p>
          </table:table-cell>
          <table:table-cell office:value-type="float" office:value="25" table:style-name="ce1">
            <text:p>25</text:p>
          </table:table-cell>
          <table:table-cell office:value-type="string" table:style-name="ce1">
            <text:p>Ariadne, temperamentní objevitelka s hravou duší, nachází radost v každém okamžiku objevování. Rád se honí za hračkami a prozkoumává nová zákoutí, jeho zvědavost ho vede k vzrušujícím dobrodružstvím. Ariadna má rozmanité chuťové buňky a s nadšením si pochutnává na různých lahůdkách. Jeho oblíbené místo je u okna, kde se může vyhřívat na slunci a pozorovat svět venku. Ariadna se svou živou energií a láskyplnou povahou přináší štěstí a teplo lidem kolem sebe.</text:p>
          </table:table-cell>
          <table:table-cell office:value-type="string" table:style-name="ce1">
            <text:p>ariadne.jpg</text:p>
          </table:table-cell>
          <table:table-cell office:value-type="string" table:style-name="ce1">
            <text:p>Kocour</text:p>
          </table:table-cell>
          <table:table-cell office:value-type="date" office:date-value="2011-04-10T00:00:00" table:style-name="ce2">
            <text:p>10.04.2011</text:p>
          </table:table-cell>
          <table:table-cell table:number-columns-repeated="16374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el</text:p>
          </table:table-cell>
          <table:table-cell office:value-type="float" office:value="9" table:style-name="ce1">
            <text:p>9</text:p>
          </table:table-cell>
          <table:table-cell office:value-type="float" office:value="4.2" table:style-name="ce1">
            <text:p>4,2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Adel, ostřílená průzkumnice s hravým duchem, nachází radost z každého okamžiku objevování. Miluje honění se za hračkami a prozkoumávání nových zákoutí, její zvědavost je stejně silná jako vždy. Adel si v průběhu let vytříbila chuťové buňky a vychutnávala si své oblíbené pochoutky s nostalgií. Její oblíbené místo zůstává u okna, kde se může vyhřívat na slunci a pozorovat svět venku s moudrostí v očích. Díky své trvalé energii a láskyplné povaze Adel nadále přináší štěstí a teplo lidem kolem sebe a ztělesňuje nadčasového ducha kočičí zvědavosti.</text:p>
          </table:table-cell>
          <table:table-cell office:value-type="string" table:style-name="ce1">
            <text:p>adel.jpg</text:p>
          </table:table-cell>
          <table:table-cell office:value-type="string" table:style-name="ce1">
            <text:p>Kočka</text:p>
          </table:table-cell>
          <table:table-cell office:value-type="date" office:date-value="2021-11-01T00:00:00" table:style-name="ce2">
            <text:p>01.11.2021</text:p>
          </table:table-cell>
          <table:table-cell table:number-columns-repeated="16374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thelred</text:p>
          </table:table-cell>
          <table:table-cell office:value-type="float" office:value="12" table:style-name="ce1">
            <text:p>12</text:p>
          </table:table-cell>
          <table:table-cell office:value-type="float" office:value="5.5" table:style-name="ce1">
            <text:p>5,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Ethelred, moudrý průzkumník s hravou duší, nachází radost v každém okamžiku objevování. Miluje honění se za hračkami a prozkoumávání nových zákoutí, její zvědavost nikdy nevyprchá. Ethelred si v průběhu let vytříbila chuťové buňky a vychutnávala si své oblíbené pochoutky s pocitem nostalgie. Její oblíbené místo zůstává u okna, kde se může vyhřívat na slunci a pozorovat svět venku s moudrostí v očích. Díky své trvalé energii a láskyplné povaze Ethelred nadále přináší štěstí a teplo lidem kolem sebe a ztělesňuje nadčasového ducha kočičí zvědavosti.</text:p>
          </table:table-cell>
          <table:table-cell office:value-type="string" table:style-name="ce1">
            <text:p>ethelred.jpg</text:p>
          </table:table-cell>
          <table:table-cell office:value-type="string" table:style-name="ce1">
            <text:p>Kočka</text:p>
          </table:table-cell>
          <table:table-cell office:value-type="date" office:date-value="2012-06-28T00:00:00" table:style-name="ce2">
            <text:p>28.06.2012</text:p>
          </table:table-cell>
          <table:table-cell table:number-columns-repeated="16374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uffie</text:p>
          </table:table-cell>
          <table:table-cell office:value-type="float" office:value="1" table:style-name="ce1">
            <text:p>1</text:p>
          </table:table-cell>
          <table:table-cell office:value-type="float" office:value="2.6" table:style-name="ce1">
            <text:p>2,6</text:p>
          </table:table-cell>
          <table:table-cell office:value-type="float" office:value="68" table:style-name="ce1">
            <text:p>68</text:p>
          </table:table-cell>
          <table:table-cell office:value-type="string" table:style-name="ce1">
            <text:p>Duffie, mladý průzkumník s hravým duchem, přijímá každý okamžik s bezmezným nadšením. Ráda se honí za hračkami a objevuje nová zákoutí a její zvědavost ji provází při dobrodružstvích. Duffieho chuťové buňky se stále vyvíjejí a dychtivě ochutnává různé lahůdky s pocitem úžasu. Nejraději se nachází kdekoli, kde se něco děje, ať už je to u okna nebo v centru domácnosti. Díky své živé energii a láskyplné povaze přináší Duffie do svého domova radost a smích a ztělesňuje hravého ducha mládí.</text:p>
          </table:table-cell>
          <table:table-cell office:value-type="string" table:style-name="ce1">
            <text:p>duffie.jpg</text:p>
          </table:table-cell>
          <table:table-cell office:value-type="string" table:style-name="ce1">
            <text:p>Kočka</text:p>
          </table:table-cell>
          <table:table-cell office:value-type="date" office:date-value="2023-07-21T00:00:00" table:style-name="ce2">
            <text:p>21.07.2023</text:p>
          </table:table-cell>
          <table:table-cell table:number-columns-repeated="16374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resa</text:p>
          </table:table-cell>
          <table:table-cell office:value-type="float" office:value="5" table:style-name="ce1">
            <text:p>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Tereza, ostřílená objevitelka s jemnou duší, nachází radost v každém okamžiku objevování. Ráda v klidu prozkoumává své okolí, její zvědavost ji vede na nová a zajímavá místa. Terezino patro je vytříbené a vychutnává si své oblíbené pochoutky s náročnou chutí. Jejím oblíbeným místem je útulný koutek, kde může odpočívat a pozorovat okolí. Svým klidným vystupováním a láskyplnou povahou přináší Teresa lidem kolem sebe pocit klidu a tepla a ztělesňuje nadčasový půvab kočičí průzkumnice.</text:p>
          </table:table-cell>
          <table:table-cell office:value-type="string" table:style-name="ce1">
            <text:p>teresa.jpg</text:p>
          </table:table-cell>
          <table:table-cell office:value-type="string" table:style-name="ce1">
            <text:p>Kocour</text:p>
          </table:table-cell>
          <table:table-cell office:value-type="date" office:date-value="2011-08-20T00:00:00" table:style-name="ce2">
            <text:p>20.08.2011</text:p>
          </table:table-cell>
          <table:table-cell table:number-columns-repeated="16374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oise</text:p>
          </table:table-cell>
          <table:table-cell office:value-type="float" office:value="12" table:style-name="ce1">
            <text:p>12</text:p>
          </table:table-cell>
          <table:table-cell office:value-type="float" office:value="4.5" table:style-name="ce1">
            <text:p>4,5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Aloise, temperamentní dobrodružka s hravým srdcem, nachází vzrušení v každém novém objevu. Rád prozkoumává každý kout a jeho zvědavost ho vede k nekonečným dobrodružstvím. Aloise má ráda různé pamlsky a každou z nich si s nadšením vychutnává. Jeho oblíbené místo je u okna, kde se může vyhřívat na slunci a pozorovat svět kolem. Díky své živé energii a láskyplné povaze přináší Aloise radost a smích lidem kolem sebe a ztělesňuje hravého ducha kočičího objevování.</text:p>
          </table:table-cell>
          <table:table-cell office:value-type="string" table:style-name="ce1">
            <text:p>aloise.jpg</text:p>
          </table:table-cell>
          <table:table-cell office:value-type="string" table:style-name="ce1">
            <text:p>Kocour</text:p>
          </table:table-cell>
          <table:table-cell office:value-type="date" office:date-value="2010-04-16T00:00:00" table:style-name="ce2">
            <text:p>16.04.2010</text:p>
          </table:table-cell>
          <table:table-cell table:number-columns-repeated="16374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silio</text:p>
          </table:table-cell>
          <table:table-cell office:value-type="float" office:value="17" table:style-name="ce1">
            <text:p>17</text:p>
          </table:table-cell>
          <table:table-cell office:value-type="float" office:value="5.7" table:style-name="ce1">
            <text:p>5,7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Basilio, temperamentní objevitel s hravou duší, nachází radost v každém okamžiku objevování. Ráda se honí za hračkami a prozkoumává nová zákoutí, její zvědavost ji vede k vzrušujícím dobrodružstvím. Basilio má rozmanitou chuťové buňky a s nadšením si pochutnává na různých lahůdkách. Její oblíbené místo je u okna, kde se může vyhřívat na slunci a pozorovat svět venku. Se svou živou energií a láskyplnou povahou přináší Basilio štěstí a teplo lidem kolem sebe a ztělesňuje hravého ducha kočičího objevování.</text:p>
          </table:table-cell>
          <table:table-cell office:value-type="string" table:style-name="ce1">
            <text:p>basilio.jpg</text:p>
          </table:table-cell>
          <table:table-cell office:value-type="string" table:style-name="ce1">
            <text:p>Kočka</text:p>
          </table:table-cell>
          <table:table-cell office:value-type="date" office:date-value="2012-02-10T00:00:00" table:style-name="ce2">
            <text:p>10.02.2012</text:p>
          </table:table-cell>
          <table:table-cell table:number-columns-repeated="16374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lli</text:p>
          </table:table-cell>
          <table:table-cell office:value-type="float" office:value="14" table:style-name="ce1">
            <text:p>14</text:p>
          </table:table-cell>
          <table:table-cell office:value-type="float" office:value="6.7" table:style-name="ce1">
            <text:p>6,7</text:p>
          </table:table-cell>
          <table:table-cell office:value-type="float" office:value="37" table:style-name="ce1">
            <text:p>37</text:p>
          </table:table-cell>
          <table:table-cell office:value-type="string" table:style-name="ce1">
            <text:p>Kelli, temperamentní průzkumnice s hravým srdcem, nachází radost v každém okamžiku objevování. Ráda se honí za hračkami a prozkoumává nová zákoutí, její zvědavost ji vede k vzrušujícím dobrodružstvím. Kelli má rozmanitou chuťovou paletu a s nadšením si pochutnává na různých dobrotách. Její oblíbené místo je u okna, kde se může vyhřívat na slunci a pozorovat svět venku. Díky své živé energii a láskyplné povaze přináší Kelli štěstí a teplo lidem kolem sebe a ztělesňuje hravého ducha kočičího objevování.</text:p>
          </table:table-cell>
          <table:table-cell office:value-type="string" table:style-name="ce1">
            <text:p>kelli.jpg</text:p>
          </table:table-cell>
          <table:table-cell office:value-type="string" table:style-name="ce1">
            <text:p>Kočka</text:p>
          </table:table-cell>
          <table:table-cell office:value-type="date" office:date-value="2012-07-22T00:00:00" table:style-name="ce2">
            <text:p>22.07.2012</text:p>
          </table:table-cell>
          <table:table-cell table:number-columns-repeated="16374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hona</text:p>
          </table:table-cell>
          <table:table-cell office:value-type="float" office:value="4" table:style-name="ce1">
            <text:p>4</text:p>
          </table:table-cell>
          <table:table-cell office:value-type="float" office:value="2.8" table:style-name="ce1">
            <text:p>2,8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Rhona, temperamentní průzkumnice s hravou duší, nachází radost v každém okamžiku objevování. Ráda se honí za hračkami a prozkoumává nová zákoutí, její zvědavost ji vede k vzrušujícím dobrodružstvím. Rhona má rozmanitou chuťovou paletu a s nadšením si pochutnává na různých lahůdkách. Její oblíbené místo je u okna, kde se může vyhřívat na slunci a pozorovat svět venku. Díky své živé energii a láskyplné povaze přináší Rhona štěstí a teplo lidem kolem sebe a ztělesňuje hravého ducha kočičího objevování.</text:p>
          </table:table-cell>
          <table:table-cell office:value-type="string" table:style-name="ce1">
            <text:p>rhona.jpg</text:p>
          </table:table-cell>
          <table:table-cell office:value-type="string" table:style-name="ce1">
            <text:p>Kočka</text:p>
          </table:table-cell>
          <table:table-cell office:value-type="date" office:date-value="2014-10-26T00:00:00" table:style-name="ce2">
            <text:p>26.10.2014</text:p>
          </table:table-cell>
          <table:table-cell table:number-columns-repeated="16374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kob</text:p>
          </table:table-cell>
          <table:table-cell office:value-type="float" office:value="15" table:style-name="ce1">
            <text:p>15</text:p>
          </table:table-cell>
          <table:table-cell office:value-type="float" office:value="6.8" table:style-name="ce1">
            <text:p>6,8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Jakob, temperamentní průzkumník s hravým srdcem, nachází radost v každém okamžiku objevování. Ráda se honí za hračkami a prozkoumává nová zákoutí, její zvědavost ji vede k vzrušujícím dobrodružstvím. Jakob má rozmanité chuťové buňky a s nadšením si pochutnává na různých lahůdkách. Její oblíbené místo je u okna, kde se může vyhřívat na slunci a pozorovat svět venku. Díky své živé energii a láskyplné povaze přináší Jakob štěstí a teplo lidem kolem sebe a ztělesňuje hravého ducha kočičího objevování.</text:p>
          </table:table-cell>
          <table:table-cell office:value-type="string" table:style-name="ce1">
            <text:p>jakob.jpg</text:p>
          </table:table-cell>
          <table:table-cell office:value-type="string" table:style-name="ce1">
            <text:p>Kočka</text:p>
          </table:table-cell>
          <table:table-cell office:value-type="date" office:date-value="2011-04-03T00:00:00" table:style-name="ce2">
            <text:p>03.04.2011</text:p>
          </table:table-cell>
          <table:table-cell table:number-columns-repeated="16374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ell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,1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Joe, temperamentní průzkumník s hravou duší, nachází radost v každém okamžiku objevování. Ráda se honí za hračkami a prozkoumává nová zákoutí, její zvědavost ji vede k vzrušujícím dobrodružstvím. Joe má rozmanité chuťové buňky a s nadšením si pochutnává na různých lahůdkách. Její oblíbené místo je u okna, kde se může vyhřívat na slunci a pozorovat svět venku. Díky své živé energii a láskyplné povaze přináší Joe štěstí a teplo lidem kolem sebe a ztělesňuje hravého ducha kočičího objevování.</text:p>
          </table:table-cell>
          <table:table-cell office:value-type="string" table:style-name="ce1">
            <text:p>joell.jpg</text:p>
          </table:table-cell>
          <table:table-cell office:value-type="string" table:style-name="ce1">
            <text:p>Kočka</text:p>
          </table:table-cell>
          <table:table-cell office:value-type="date" office:date-value="2014-10-08T00:00:00" table:style-name="ce2">
            <text:p>08.10.2014</text:p>
          </table:table-cell>
          <table:table-cell table:number-columns-repeated="16374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sa</text:p>
          </table:table-cell>
          <table:table-cell office:value-type="float" office:value="16" table:style-name="ce1">
            <text:p>16</text:p>
          </table:table-cell>
          <table:table-cell office:value-type="float" office:value="4.8" table:style-name="ce1">
            <text:p>4,8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Elsa, temperamentní průzkumnice s hravým srdcem, nachází radost v každém okamžiku objevování. Rád se honí za hračkami a prozkoumává nová zákoutí, jeho zvědavost ho vede k vzrušujícím dobrodružstvím. Elsa má rozmanité chuťové buňky a s nadšením si pochutnává na různých lahůdkách. Jeho oblíbené místo je u okna, kde se může vyhřívat na slunci a pozorovat svět venku. Díky své živé energii a láskyplné povaze přináší Elsa štěstí a teplo lidem kolem sebe a ztělesňuje hravého ducha kočičího průzkumu.</text:p>
          </table:table-cell>
          <table:table-cell office:value-type="string" table:style-name="ce1">
            <text:p>elsa.jpg</text:p>
          </table:table-cell>
          <table:table-cell office:value-type="string" table:style-name="ce1">
            <text:p>Kocour</text:p>
          </table:table-cell>
          <table:table-cell office:value-type="date" office:date-value="2017-01-09T00:00:00" table:style-name="ce2">
            <text:p>09.01.2017</text:p>
          </table:table-cell>
          <table:table-cell table:number-columns-repeated="16374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acomo</text:p>
          </table:table-cell>
          <table:table-cell office:value-type="float" office:value="16" table:style-name="ce1">
            <text:p>16</text:p>
          </table:table-cell>
          <table:table-cell office:value-type="float" office:value="5.4" table:style-name="ce1">
            <text:p>5,4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Giacomo, temperamentní průzkumník s hravou duší, nachází radost v každém okamžiku objevování. Rád se honí za hračkami a prozkoumává nová zákoutí, jeho zvědavost ho vede k vzrušujícím dobrodružstvím. Giacomo má rozmanitou chuťovou paletu a s nadšením si pochutnává na různých lahůdkách. Jeho oblíbené místo je u okna, kde se může vyhřívat na slunci a pozorovat svět venku. Díky své živé energii a láskyplné povaze přináší Giacomo štěstí a teplo lidem kolem sebe a ztělesňuje hravého ducha kočičího objevování.</text:p>
          </table:table-cell>
          <table:table-cell office:value-type="string" table:style-name="ce1">
            <text:p>giacomo.jpg</text:p>
          </table:table-cell>
          <table:table-cell office:value-type="string" table:style-name="ce1">
            <text:p>Kocour</text:p>
          </table:table-cell>
          <table:table-cell office:value-type="date" office:date-value="2019-02-25T00:00:00" table:style-name="ce2">
            <text:p>25.02.2019</text:p>
          </table:table-cell>
          <table:table-cell table:number-columns-repeated="16374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trix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office:value-type="string" table:style-name="ce1">
            <text:p>Ash, temperamentní dobrodruh s hravým srdcem, nachází radost v každém okamžiku objevování. Rád se honí za hračkami a prozkoumává nová zákoutí, jeho zvědavost ho vede k vzrušujícím dobrodružstvím. Ash má rozmanité chuťové buňky a s nadšením si pochutnává na různých dobrotách. Jeho oblíbené místo je u okna, kde se může vyhřívat na slunci a pozorovat svět venku. Díky své živé energii a láskyplné povaze přináší Ash štěstí a teplo lidem kolem sebe a ztělesňuje hravého ducha kočičího objevování.</text:p>
          </table:table-cell>
          <table:table-cell office:value-type="string" table:style-name="ce1">
            <text:p>astrix.jpg</text:p>
          </table:table-cell>
          <table:table-cell office:value-type="string" table:style-name="ce1">
            <text:p>Kocour</text:p>
          </table:table-cell>
          <table:table-cell office:value-type="date" office:date-value="2022-07-04T00:00:00" table:style-name="ce2">
            <text:p>04.07.2022</text:p>
          </table:table-cell>
          <table:table-cell table:number-columns-repeated="16374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ietta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,8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Bri, temperamentní průzkumnice s hravou duší, nachází radost v každém okamžiku objevování. Ráda se honí za hračkami a prozkoumává nová zákoutí, její zvědavost ji vede k vzrušujícím dobrodružstvím. Bri má rozmanitou chuťovou buňku a s nadšením si pochutnává na různých dobrotách. Její oblíbené místo je u okna, kde se může vyhřívat na slunci a pozorovat svět venku. Díky své živé energii a láskyplné povaze přináší Bri štěstí a teplo lidem kolem sebe a ztělesňuje hravého ducha kočičího objevování.</text:p>
          </table:table-cell>
          <table:table-cell office:value-type="string" table:style-name="ce1">
            <text:p>brietta.jpg</text:p>
          </table:table-cell>
          <table:table-cell office:value-type="string" table:style-name="ce1">
            <text:p>Kočka</text:p>
          </table:table-cell>
          <table:table-cell office:value-type="date" office:date-value="2019-07-19T00:00:00" table:style-name="ce2">
            <text:p>19.07.2019</text:p>
          </table:table-cell>
          <table:table-cell table:number-columns-repeated="16374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ulia</text:p>
          </table:table-cell>
          <table:table-cell office:value-type="float" office:value="12" table:style-name="ce1">
            <text:p>12</text:p>
          </table:table-cell>
          <table:table-cell office:value-type="float" office:value="0.1" table:style-name="ce1">
            <text:p>0,1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Giulia, temperamentní objevitelka s hravým srdcem, nachází radost v každém okamžiku objevování. Ráda se honí za hračkami a prozkoumává nová zákoutí, její zvědavost ji vede k vzrušujícím dobrodružstvím. Giulia má rozmanitou chuťovou buňku a s nadšením si pochutnává na různých lahůdkách. Její oblíbené místo je u okna, kde se může vyhřívat na slunci a pozorovat svět venku. Díky své živé energii a láskyplné povaze přináší Giulia štěstí a teplo lidem kolem sebe a ztělesňuje hravého ducha kočičího objevování.</text:p>
          </table:table-cell>
          <table:table-cell office:value-type="string" table:style-name="ce1">
            <text:p>giulia.jpg</text:p>
          </table:table-cell>
          <table:table-cell office:value-type="string" table:style-name="ce1">
            <text:p>Kočka</text:p>
          </table:table-cell>
          <table:table-cell office:value-type="date" office:date-value="2011-09-14T00:00:00" table:style-name="ce2">
            <text:p>14.09.2011</text:p>
          </table:table-cell>
          <table:table-cell table:number-columns-repeated="16374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cee</text:p>
          </table:table-cell>
          <table:table-cell office:value-type="float" office:value="0" table:style-name="ce1">
            <text:p>0</text:p>
          </table:table-cell>
          <table:table-cell office:value-type="float" office:value="2.6" table:style-name="ce1">
            <text:p>2,6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Stacee, temperamentní průzkumnice s hravou duší, nachází radost v každém okamžiku objevování. Rád se honí za hračkami a prozkoumává nová zákoutí, jeho zvědavost ho vede k vzrušujícím dobrodružstvím. Stacee má rozmanitý jazýček a s nadšením si pochutnává na různých lahůdkách. Jeho oblíbené místo je u okna, kde se může vyhřívat na slunci a pozorovat svět venku. Díky své živé energii a láskyplné povaze přináší Stacee štěstí a teplo lidem kolem sebe a ztělesňuje hravého ducha kočičího objevování.</text:p>
          </table:table-cell>
          <table:table-cell office:value-type="string" table:style-name="ce1">
            <text:p>stacee.jpg</text:p>
          </table:table-cell>
          <table:table-cell office:value-type="string" table:style-name="ce1">
            <text:p>Kocour</text:p>
          </table:table-cell>
          <table:table-cell office:value-type="date" office:date-value="2019-09-28T00:00:00" table:style-name="ce2">
            <text:p>28.09.2019</text:p>
          </table:table-cell>
          <table:table-cell table:number-columns-repeated="16374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astus</text:p>
          </table:table-cell>
          <table:table-cell office:value-type="float" office:value="15" table:style-name="ce1">
            <text:p>15</text:p>
          </table:table-cell>
          <table:table-cell office:value-type="float" office:value="2.4" table:style-name="ce1">
            <text:p>2,4</text:p>
          </table:table-cell>
          <table:table-cell office:value-type="float" office:value="28" table:style-name="ce1">
            <text:p>28</text:p>
          </table:table-cell>
          <table:table-cell office:value-type="string" table:style-name="ce1">
            <text:p>Era, temperamentní objevitelka s hravým srdcem, nachází radost v každém okamžiku objevování. Rád se honí za hračkami a prozkoumává nová zákoutí, jeho zvědavost ho vede k vzrušujícím dobrodružstvím. Era má rozmanitou chuťovou buňku a s nadšením si pochutnává na různých lahůdkách. Jeho oblíbené místo je u okna, kde se může vyhřívat na slunci a pozorovat svět venku. Díky své živé energii a láskyplné povaze přináší Era štěstí a teplo lidem kolem sebe a ztělesňuje hravého ducha kočičího zkoumání.</text:p>
          </table:table-cell>
          <table:table-cell office:value-type="string" table:style-name="ce1">
            <text:p>erastus.jpg</text:p>
          </table:table-cell>
          <table:table-cell office:value-type="string" table:style-name="ce1">
            <text:p>Kocour</text:p>
          </table:table-cell>
          <table:table-cell office:value-type="date" office:date-value="2008-12-14T00:00:00" table:style-name="ce2">
            <text:p>14.12.2008</text:p>
          </table:table-cell>
          <table:table-cell table:number-columns-repeated="16374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gaberg</text:p>
          </table:table-cell>
          <table:table-cell office:value-type="float" office:value="12" table:style-name="ce1">
            <text:p>12</text:p>
          </table:table-cell>
          <table:table-cell office:value-type="float" office:value="6.8" table:style-name="ce1">
            <text:p>6,8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Inga, temperamentní průzkumnice s hravou duší, nachází radost v každém okamžiku objevování. Rád se honí za hračkami a prozkoumává nová zákoutí, jeho zvědavost ho vede k vzrušujícím dobrodružstvím. Inga má rozmanitý jazýček a s nadšením si pochutnává na různých lahůdkách. Jeho oblíbené místo je u okna, kde se může vyhřívat na slunci a pozorovat svět venku. Díky své živé energii a láskyplné povaze přináší Inga štěstí a teplo lidem kolem sebe a ztělesňuje hravého ducha kočičího objevování.</text:p>
          </table:table-cell>
          <table:table-cell office:value-type="string" table:style-name="ce1">
            <text:p>ingaberg.jpg</text:p>
          </table:table-cell>
          <table:table-cell office:value-type="string" table:style-name="ce1">
            <text:p>Kocour</text:p>
          </table:table-cell>
          <table:table-cell office:value-type="date" office:date-value="2019-12-26T00:00:00" table:style-name="ce2">
            <text:p>26.12.2019</text:p>
          </table:table-cell>
          <table:table-cell table:number-columns-repeated="16374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vvy</text:p>
          </table:table-cell>
          <table:table-cell office:value-type="float" office:value="3" table:style-name="ce1">
            <text:p>3</text:p>
          </table:table-cell>
          <table:table-cell office:value-type="float" office:value="1.2" table:style-name="ce1">
            <text:p>1,2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Liv, temperamentní průzkumnice s hravou duší, nachází radost v každém okamžiku objevování. Ráda se honí za hračkami a prozkoumává nová zákoutí, její zvědavost ji vede k vzrušujícím dobrodružstvím. Liv má rozmanité chuťové buňky a s nadšením si pochutnává na různých lahůdkách. Její oblíbené místo je u okna, kde se může vyhřívat na slunci a pozorovat svět venku. Díky své živé energii a láskyplné povaze přináší Liv štěstí a teplo lidem kolem sebe a ztělesňuje hravého ducha kočičího zkoumání.</text:p>
          </table:table-cell>
          <table:table-cell office:value-type="string" table:style-name="ce1">
            <text:p>livvy.jpg</text:p>
          </table:table-cell>
          <table:table-cell office:value-type="string" table:style-name="ce1">
            <text:p>Kočka</text:p>
          </table:table-cell>
          <table:table-cell office:value-type="date" office:date-value="2011-06-22T00:00:00" table:style-name="ce2">
            <text:p>22.06.2011</text:p>
          </table:table-cell>
          <table:table-cell table:number-columns-repeated="16374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r</text:p>
          </table:table-cell>
          <table:table-cell office:value-type="float" office:value="17" table:style-name="ce1">
            <text:p>17</text:p>
          </table:table-cell>
          <table:table-cell office:value-type="float" office:value="3.5" table:style-name="ce1">
            <text:p>3,5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Gar, temperamentní průzkumník s hravým srdcem, nachází radost v každém okamžiku objevování. Rád se honí za hračkami a prozkoumává nová zákoutí, jeho zvědavost ho vede k vzrušujícím dobrodružstvím. Gar má rozmanité chuťové buňky a s nadšením si pochutnává na různých dobrotách. Jeho oblíbené místo je u okna, kde se může vyhřívat na slunci a pozorovat svět venku. Díky své živé energii a láskyplné povaze přináší Gar štěstí a teplo lidem kolem sebe a ztělesňuje hravého ducha kočičího objevování.</text:p>
          </table:table-cell>
          <table:table-cell office:value-type="string" table:style-name="ce1">
            <text:p>gar.png</text:p>
          </table:table-cell>
          <table:table-cell office:value-type="string" table:style-name="ce1">
            <text:p>Kocour</text:p>
          </table:table-cell>
          <table:table-cell office:value-type="date" office:date-value="2015-02-21T00:00:00" table:style-name="ce2">
            <text:p>21.02.2015</text:p>
          </table:table-cell>
          <table:table-cell table:number-columns-repeated="16374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las</text:p>
          </table:table-cell>
          <table:table-cell office:value-type="float" office:value="16" table:style-name="ce1">
            <text:p>16</text:p>
          </table:table-cell>
          <table:table-cell office:value-type="float" office:value="6.2" table:style-name="ce1">
            <text:p>6,2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Lilas, temperamentní objevitelka s hravou duší, nachází radost v každém okamžiku objevování. Rád se honí za hračkami a prozkoumává nová zákoutí, jeho zvědavost ho vede k vzrušujícím dobrodružstvím. Lilas má rozmanitou chuťovou buňku a s nadšením si pochutnává na různých dobrotách. Jeho oblíbené místo je u okna, kde se může vyhřívat na slunci a pozorovat svět venku. Díky své živé energii a láskyplné povaze přináší Lilas štěstí a teplo lidem kolem sebe a ztělesňuje hravého ducha kočičího objevování.</text:p>
          </table:table-cell>
          <table:table-cell office:value-type="string" table:style-name="ce1">
            <text:p>lilas.jpg</text:p>
          </table:table-cell>
          <table:table-cell office:value-type="string" table:style-name="ce1">
            <text:p>Kocour</text:p>
          </table:table-cell>
          <table:table-cell office:value-type="date" office:date-value="2015-10-24T00:00:00" table:style-name="ce2">
            <text:p>24.10.2015</text:p>
          </table:table-cell>
          <table:table-cell table:number-columns-repeated="16374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ndie</text:p>
          </table:table-cell>
          <table:table-cell office:value-type="float" office:value="8" table:style-name="ce1">
            <text:p>8</text:p>
          </table:table-cell>
          <table:table-cell office:value-type="float" office:value="1.5" table:style-name="ce1">
            <text:p>1,5</text:p>
          </table:table-cell>
          <table:table-cell office:value-type="float" office:value="14" table:style-name="ce1">
            <text:p>14</text:p>
          </table:table-cell>
          <table:table-cell office:value-type="string" table:style-name="ce1">
            <text:p>Sandie, temperamentní průzkumnice s hravým srdcem, nachází radost v každém okamžiku objevování. Rád se honí za hračkami a prozkoumává nová zákoutí, jeho zvědavost ho vede k vzrušujícím dobrodružstvím. Sandie má rozmanité chuťové buňky a s nadšením si pochutnává na různých dobrotách. Jeho oblíbené místo je u okna, kde se může vyhřívat na slunci a pozorovat svět venku. Díky své živé energii a láskyplné povaze přináší Sandie štěstí a teplo lidem kolem sebe a ztělesňuje hravého ducha kočičího objevování.</text:p>
          </table:table-cell>
          <table:table-cell office:value-type="string" table:style-name="ce1">
            <text:p>sandie.jpg</text:p>
          </table:table-cell>
          <table:table-cell office:value-type="string" table:style-name="ce1">
            <text:p>Kocour</text:p>
          </table:table-cell>
          <table:table-cell office:value-type="date" office:date-value="2018-03-05T00:00:00" table:style-name="ce2">
            <text:p>05.03.2018</text:p>
          </table:table-cell>
          <table:table-cell table:number-columns-repeated="16374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ginauld</text:p>
          </table:table-cell>
          <table:table-cell office:value-type="float" office:value="5" table:style-name="ce1">
            <text:p>5</text:p>
          </table:table-cell>
          <table:table-cell office:value-type="float" office:value="0.9" table:style-name="ce1">
            <text:p>0,9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Regina, temperamentní průzkumnice s hravou duší, nachází radost v každém okamžiku objevování. Ráda se honí za hračkami a prozkoumává nová zákoutí, její zvědavost ji vede k vzrušujícím dobrodružstvím. Regina má rozmanitý jazýček a s nadšením si pochutnává na různých lahůdkách. Její oblíbené místo je u okna, kde se může vyhřívat na slunci a pozorovat svět venku. Regina se svou živou energií a láskyplnou povahou přináší štěstí a teplo lidem kolem sebe a ztělesňuje hravého ducha kočičího objevování.</text:p>
          </table:table-cell>
          <table:table-cell office:value-type="string" table:style-name="ce1">
            <text:p>reginauld.jpg</text:p>
          </table:table-cell>
          <table:table-cell office:value-type="string" table:style-name="ce1">
            <text:p>Kočka</text:p>
          </table:table-cell>
          <table:table-cell office:value-type="date" office:date-value="2019-11-27T00:00:00" table:style-name="ce2">
            <text:p>27.11.2019</text:p>
          </table:table-cell>
          <table:table-cell table:number-columns-repeated="16374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astassia</text:p>
          </table:table-cell>
          <table:table-cell office:value-type="float" office:value="17" table:style-name="ce1">
            <text:p>17</text:p>
          </table:table-cell>
          <table:table-cell office:value-type="float" office:value="5.4" table:style-name="ce1">
            <text:p>5,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Ana, temperamentní průzkumnice s hravou duší, nachází radost v každém okamžiku objevování. Rád se honí za hračkami a prozkoumává nová zákoutí, jeho zvědavost ho vede k vzrušujícím dobrodružstvím. Ana má rozmanitý jazýček a s nadšením si pochutnává na různých lahůdkách. Jeho oblíbené místo je u okna, kde se může vyhřívat na slunci a pozorovat svět venku. Díky své živé energii a láskyplné povaze přináší Ana štěstí a teplo lidem kolem sebe a ztělesňuje hravého ducha kočičího objevování.</text:p>
          </table:table-cell>
          <table:table-cell office:value-type="string" table:style-name="ce1">
            <text:p>anastassia.jpg</text:p>
          </table:table-cell>
          <table:table-cell office:value-type="string" table:style-name="ce1">
            <text:p>Kocour</text:p>
          </table:table-cell>
          <table:table-cell office:value-type="date" office:date-value="2009-01-17T00:00:00" table:style-name="ce2">
            <text:p>17.01.2009</text:p>
          </table:table-cell>
          <table:table-cell table:number-columns-repeated="16374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ilyn</text:p>
          </table:table-cell>
          <table:table-cell office:value-type="float" office:value="18" table:style-name="ce1">
            <text:p>18</text:p>
          </table:table-cell>
          <table:table-cell office:value-type="float" office:value="6.5" table:style-name="ce1">
            <text:p>6,5</text:p>
          </table:table-cell>
          <table:table-cell office:value-type="float" office:value="29" table:style-name="ce1">
            <text:p>29</text:p>
          </table:table-cell>
          <table:table-cell office:value-type="string" table:style-name="ce1">
            <text:p>Car, temperamentní průzkumník s hravým srdcem, nachází radost v každém okamžiku objevování. Rád se honí za hračkami a prozkoumává nová zákoutí, jeho zvědavost ho vede k vzrušujícím dobrodružstvím. Car má rozmanitou chuťovou paletu a s nadšením si pochutnává na různých lahůdkách. Jeho oblíbené místo je u okna, kde se může vyhřívat na slunci a pozorovat svět venku. Díky své živé energii a láskyplné povaze přináší Car štěstí a teplo lidem kolem sebe a ztělesňuje hravého ducha kočičího objevování.</text:p>
          </table:table-cell>
          <table:table-cell office:value-type="string" table:style-name="ce1">
            <text:p>carilyn.jpg</text:p>
          </table:table-cell>
          <table:table-cell office:value-type="string" table:style-name="ce1">
            <text:p>Kocour</text:p>
          </table:table-cell>
          <table:table-cell office:value-type="date" office:date-value="2011-07-16T00:00:00" table:style-name="ce2">
            <text:p>16.07.2011</text:p>
          </table:table-cell>
          <table:table-cell table:number-columns-repeated="16374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el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Kárl.</text:p>
          </table:table-cell>
          <table:table-cell office:value-type="string" table:style-name="ce1">
            <text:p>karel.jpg</text:p>
          </table:table-cell>
          <table:table-cell office:value-type="string" table:style-name="ce1">
            <text:p>Kocour</text:p>
          </table:table-cell>
          <table:table-cell office:value-type="date" office:date-value="2014-10-20T00:00:00" table:style-name="ce2">
            <text:p>20.10.2014</text:p>
          </table:table-cell>
          <table:table-cell table:number-columns-repeated="16374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w</text:p>
          </table:table-cell>
          <table:table-cell office:value-type="float" office:value="16" table:style-name="ce1">
            <text:p>16</text:p>
          </table:table-cell>
          <table:table-cell office:value-type="float" office:value="5.2" table:style-name="ce1">
            <text:p>5,2</text:p>
          </table:table-cell>
          <table:table-cell office:value-type="float" office:value="15" table:style-name="ce1">
            <text:p>15</text:p>
          </table:table-cell>
          <table:table-cell office:value-type="string" table:style-name="ce1">
            <text:p>Row, temperamentní průzkumník s hravou duší, nachází radost v každém okamžiku objevování. Ráda se honí za hračkami a prozkoumává nová zákoutí, její zvědavost ji vede k vzrušujícím dobrodružstvím. Row má rozmanitou chuťovou buňku a s nadšením si pochutnává na různých lahůdkách. Její oblíbené místo je u okna, kde se může vyhřívat na slunci a pozorovat svět venku. Díky své živé energii a láskyplné povaze přináší Row štěstí a teplo lidem kolem sebe a ztělesňuje hravého ducha kočičího zkoumání.</text:p>
          </table:table-cell>
          <table:table-cell office:value-type="string" table:style-name="ce1">
            <text:p>row.jpg</text:p>
          </table:table-cell>
          <table:table-cell office:value-type="string" table:style-name="ce1">
            <text:p>Kočka</text:p>
          </table:table-cell>
          <table:table-cell office:value-type="date" office:date-value="2024-01-29T00:00:00" table:style-name="ce2">
            <text:p>29.01.2024</text:p>
          </table:table-cell>
          <table:table-cell table:number-columns-repeated="16374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ke</text:p>
          </table:table-cell>
          <table:table-cell office:value-type="float" office:value="7" table:style-name="ce1">
            <text:p>7</text:p>
          </table:table-cell>
          <table:table-cell office:value-type="float" office:value="2.6" table:style-name="ce1">
            <text:p>2,6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Elke, temperamentní objevitelka s hravým srdcem, nachází radost v každém okamžiku objevování. Rád se honí za hračkami a prozkoumává nová zákoutí, jeho zvědavost ho vede k vzrušujícím dobrodružstvím. Elke má rozmanitou chuťovou buňku a s nadšením si pochutnává na různých lahůdkách. Jeho oblíbené místo je u okna, kde se může vyhřívat na slunci a pozorovat svět venku. Díky své živé energii a láskyplné povaze přináší Elke štěstí a teplo lidem kolem sebe a ztělesňuje hravého ducha kočičího zkoumání.</text:p>
          </table:table-cell>
          <table:table-cell office:value-type="string" table:style-name="ce1">
            <text:p>elke.jpg</text:p>
          </table:table-cell>
          <table:table-cell office:value-type="string" table:style-name="ce1">
            <text:p>Kocour</text:p>
          </table:table-cell>
          <table:table-cell office:value-type="date" office:date-value="2018-07-20T00:00:00" table:style-name="ce2">
            <text:p>20.07.2018</text:p>
          </table:table-cell>
          <table:table-cell table:number-columns-repeated="16374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lynnis</text:p>
          </table:table-cell>
          <table:table-cell office:value-type="float" office:value="8" table:style-name="ce1">
            <text:p>8</text:p>
          </table:table-cell>
          <table:table-cell office:value-type="float" office:value="6.7" table:style-name="ce1">
            <text:p>6,7</text:p>
          </table:table-cell>
          <table:table-cell office:value-type="float" office:value="44" table:style-name="ce1">
            <text:p>44</text:p>
          </table:table-cell>
          <table:table-cell office:value-type="string" table:style-name="ce1">
            <text:p>Glyn, temperamentní průzkumník s hravou duší, nachází radost v každém okamžiku objevování. Ráda se honí za hračkami a prozkoumává nová zákoutí, její zvědavost ji vede k vzrušujícím dobrodružstvím. Glyn má rozmanitý jazýček a s nadšením si pochutnává na různých lahůdkách. Její oblíbené místo je u okna, kde se může vyhřívat na slunci a pozorovat svět venku. Díky své živé energii a láskyplné povaze přináší Glyn štěstí a teplo lidem kolem sebe a ztělesňuje hravého ducha kočičího objevování.</text:p>
          </table:table-cell>
          <table:table-cell office:value-type="string" table:style-name="ce1">
            <text:p>glynnis.jpg</text:p>
          </table:table-cell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relea</text:p>
          </table:table-cell>
          <table:table-cell office:value-type="float" office:value="3" table:style-name="ce1">
            <text:p>3</text:p>
          </table:table-cell>
          <table:table-cell office:value-type="float" office:value="2.6" table:style-name="ce1">
            <text:p>2,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Aurelea, temperamentní objevitelka s hravým srdcem, nachází radost v každém okamžiku objevování. Ráda se honí za hračkami a prozkoumává nová zákoutí, její zvědavost ji vede k vzrušujícím dobrodružstvím. Aurelea má rozmanitou chuťovou buňku a s nadšením si pochutnává na různých lahůdkách. Její oblíbené místo je u okna, kde se může vyhřívat na slunci a pozorovat svět venku. Díky své živé energii a láskyplné povaze přináší Aurelea štěstí a teplo lidem kolem sebe a ztělesňuje hravého ducha kočičího objevování.</text:p>
          </table:table-cell>
          <table:table-cell office:value-type="string" table:style-name="ce1">
            <text:p>aurelea.jpg</text:p>
          </table:table-cell>
          <table:table-cell office:value-type="string" table:style-name="ce1">
            <text:p>Kočka</text:p>
          </table:table-cell>
          <table:table-cell office:value-type="date" office:date-value="2019-05-23T00:00:00" table:style-name="ce2">
            <text:p>23.05.2019</text:p>
          </table:table-cell>
          <table:table-cell table:number-columns-repeated="16374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arle</text:p>
          </table:table-cell>
          <table:table-cell office:value-type="float" office:value="5" table:style-name="ce1">
            <text:p>5</text:p>
          </table:table-cell>
          <table:table-cell office:value-type="float" office:value="3.5" table:style-name="ce1">
            <text:p>3,5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Earle, temperamentní průzkumník s hravou duší, nachází radost v každém okamžiku objevování. Ráda se honí za hračkami a prozkoumává nová zákoutí, její zvědavost ji vede k vzrušujícím dobrodružstvím. Earle má rozmanité chuťové buňky a s nadšením si pochutnává na různých lahůdkách. Její oblíbené místo je u okna, kde se může vyhřívat na slunci a pozorovat svět venku. Díky své živé energii a láskyplné povaze přináší Earle štěstí a teplo lidem kolem sebe a ztělesňuje hravého ducha kočičího zkoumání.</text:p>
          </table:table-cell>
          <table:table-cell office:value-type="string" table:style-name="ce1">
            <text:p>earle.jpg</text:p>
          </table:table-cell>
          <table:table-cell office:value-type="string" table:style-name="ce1">
            <text:p>Kočka</text:p>
          </table:table-cell>
          <table:table-cell office:value-type="date" office:date-value="2020-05-25T00:00:00" table:style-name="ce2">
            <text:p>25.05.2020</text:p>
          </table:table-cell>
          <table:table-cell table:number-columns-repeated="16374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nas</text:p>
          </table:table-cell>
          <table:table-cell office:value-type="float" office:value="0" table:style-name="ce1">
            <text:p>0</text:p>
          </table:table-cell>
          <table:table-cell office:value-type="float" office:value="3.7" table:style-name="ce1">
            <text:p>3,7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Jonas, temperamentní průzkumník s hravou duší, nachází radost v každém okamžiku objevování. Ráda se honí za hračkami a prozkoumává nová zákoutí, její zvědavost ji vede k vzrušujícím dobrodružstvím. Jonas má rozmanitou chuťovou buňku a s nadšením si pochutnává na různých lahůdkách. Její oblíbené místo je u okna, kde se může vyhřívat na slunci a pozorovat svět venku. Díky své živé energii a láskyplné povaze přináší Jonas štěstí a teplo lidem kolem sebe a ztělesňuje hravého ducha kočičího objevování.</text:p>
          </table:table-cell>
          <table:table-cell office:value-type="string" table:style-name="ce1">
            <text:p>jonas.jpg</text:p>
          </table:table-cell>
          <table:table-cell office:value-type="string" table:style-name="ce1">
            <text:p>Kočka</text:p>
          </table:table-cell>
          <table:table-cell office:value-type="date" office:date-value="2020-10-20T00:00:00" table:style-name="ce2">
            <text:p>20.10.2020</text:p>
          </table:table-cell>
          <table:table-cell table:number-columns-repeated="16374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nley</text:p>
          </table:table-cell>
          <table:table-cell office:value-type="float" office:value="11" table:style-name="ce1">
            <text:p>11</text:p>
          </table:table-cell>
          <table:table-cell office:value-type="float" office:value="2.4" table:style-name="ce1">
            <text:p>2,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Fin, temperamentní průzkumník s hravou duší, nachází radost v každém okamžiku objevování. Ráda se honí za hračkami a prozkoumává nová zákoutí, její zvědavost ji vede k vzrušujícím dobrodružstvím. Fin má rozmanitou chuťovou buňku a s nadšením si pochutnává na různých lahůdkách. Její oblíbené místo je u okna, kde se může vyhřívat na slunci a pozorovat svět venku. Díky své živé energii a láskyplné povaze přináší Fin štěstí a teplo lidem kolem sebe a ztělesňuje hravého ducha kočičího objevování.</text:p>
          </table:table-cell>
          <table:table-cell office:value-type="string" table:style-name="ce1">
            <text:p>finley.jpg</text:p>
          </table:table-cell>
          <table:table-cell office:value-type="string" table:style-name="ce1">
            <text:p>Kočka</text:p>
          </table:table-cell>
          <table:table-cell office:value-type="date" office:date-value="2017-08-20T00:00:00" table:style-name="ce2">
            <text:p>20.08.2017</text:p>
          </table:table-cell>
          <table:table-cell table:number-columns-repeated="16374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ol-jean</text:p>
          </table:table-cell>
          <table:table-cell office:value-type="float" office:value="12" table:style-name="ce1">
            <text:p>12</text:p>
          </table:table-cell>
          <table:table-cell office:value-type="float" office:value="6.4" table:style-name="ce1">
            <text:p>6,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Carol, temperamentní průzkumnice s hravým srdcem, nachází radost v každém okamžiku objevování. Rád se honí za hračkami a prozkoumává nová zákoutí, jeho zvědavost ho vede k vzrušujícím dobrodružstvím. Carol má rozmanitý jazýček a s nadšením si pochutnává na různých dobrotách. Jeho oblíbené místo je u okna, kde se může vyhřívat na slunci a pozorovat svět venku. Díky své živé energii a láskyplné povaze přináší Carol štěstí a teplo lidem kolem sebe a ztělesňuje hravého ducha kočičího objevování.</text:p>
          </table:table-cell>
          <table:table-cell office:value-type="string" table:style-name="ce1">
            <text:p>carol-jean.jpg</text:p>
          </table:table-cell>
          <table:table-cell office:value-type="string" table:style-name="ce1">
            <text:p>Kocour</text:p>
          </table:table-cell>
          <table:table-cell office:value-type="date" office:date-value="2009-06-22T00:00:00" table:style-name="ce2">
            <text:p>22.06.2009</text:p>
          </table:table-cell>
          <table:table-cell table:number-columns-repeated="16374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ralee</text:p>
          </table:table-cell>
          <table:table-cell office:value-type="float" office:value="18" table:style-name="ce1">
            <text:p>18</text:p>
          </table:table-cell>
          <table:table-cell office:value-type="float" office:value="5.4" table:style-name="ce1">
            <text:p>5,4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Lora, temperamentní průzkumnice s hravou duší, nachází radost v každém okamžiku objevování. Ráda se honí za hračkami a prozkoumává nová zákoutí, její zvědavost ji vede k vzrušujícím dobrodružstvím. Lora má rozmanité chuťové buňky a s nadšením si pochutnává na různých dobrotách. Její oblíbené místo je u okna, kde se může vyhřívat na slunci a pozorovat svět venku. Díky své živé energii a láskyplné povaze přináší Lora štěstí a teplo lidem kolem sebe a ztělesňuje hravého ducha kočičího objevování.</text:p>
          </table:table-cell>
          <table:table-cell office:value-type="string" table:style-name="ce1">
            <text:p>loralee.jpg</text:p>
          </table:table-cell>
          <table:table-cell office:value-type="string" table:style-name="ce1">
            <text:p>Kočka</text:p>
          </table:table-cell>
          <table:table-cell office:value-type="date" office:date-value="2020-07-17T00:00:00" table:style-name="ce2">
            <text:p>17.07.2020</text:p>
          </table:table-cell>
          <table:table-cell table:number-columns-repeated="16374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iederike</text:p>
          </table:table-cell>
          <table:table-cell office:value-type="float" office:value="6" table:style-name="ce1">
            <text:p>6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Friederike, temperamentní průzkumnice s hravým srdcem, nachází radost v každém okamžiku objevování. Rád se honí za hračkami a prozkoumává nová zákoutí, jeho zvědavost ho vede k vzrušujícím dobrodružstvím. Friederike má rozmanité chuťové buňky a s nadšením si pochutnává na různých dobrotách. Jeho oblíbené místo je u okna, kde se může vyhřívat na slunci a pozorovat svět venku. Díky své živé energii a láskyplné povaze přináší Friederike štěstí a teplo lidem kolem sebe a ztělesňuje hravého ducha kočičího objevování.</text:p>
          </table:table-cell>
          <table:table-cell office:value-type="string" table:style-name="ce1">
            <text:p>friederike.jpg</text:p>
          </table:table-cell>
          <table:table-cell office:value-type="string" table:style-name="ce1">
            <text:p>Kocour</text:p>
          </table:table-cell>
          <table:table-cell office:value-type="date" office:date-value="2016-09-01T00:00:00" table:style-name="ce2">
            <text:p>01.09.2016</text:p>
          </table:table-cell>
          <table:table-cell table:number-columns-repeated="16374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dye</text:p>
          </table:table-cell>
          <table:table-cell office:value-type="float" office:value="6" table:style-name="ce1">
            <text:p>6</text:p>
          </table:table-cell>
          <table:table-cell office:value-type="float" office:value="6.9" table:style-name="ce1">
            <text:p>6,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dye, temperamentní objevitelka s hravou duší, nachází radost v každém okamžiku objevování. Ráda se honí za hračkami a prozkoumává nová zákoutí, její zvědavost ji vede k vzrušujícím dobrodružstvím. Sadye má rozmanitou chuťovou paletu a s nadšením si pochutnává na různých lahůdkách. Její oblíbené místo je u okna, kde se může vyhřívat na slunci a pozorovat svět venku. Díky své živé energii a láskyplné povaze přináší Sadye štěstí a teplo lidem kolem sebe a ztělesňuje hravého ducha kočičího objevování.</text:p>
          </table:table-cell>
          <table:table-cell office:value-type="string" table:style-name="ce1">
            <text:p>sadye.jpg</text:p>
          </table:table-cell>
          <table:table-cell office:value-type="string" table:style-name="ce1">
            <text:p>Kočka</text:p>
          </table:table-cell>
          <table:table-cell office:value-type="date" office:date-value="2023-01-26T00:00:00" table:style-name="ce2">
            <text:p>26.01.2023</text:p>
          </table:table-cell>
          <table:table-cell table:number-columns-repeated="16374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ocke</text:p>
          </table:table-cell>
          <table:table-cell office:value-type="float" office:value="9" table:style-name="ce1">
            <text:p>9</text:p>
          </table:table-cell>
          <table:table-cell office:value-type="float" office:value="1.9" table:style-name="ce1">
            <text:p>1,9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Locke, temperamentní průzkumník s hravým srdcem, nachází radost v každém okamžiku objevování. Rád se honí za hračkami a prozkoumává nová zákoutí, jeho zvědavost ho vede k vzrušujícím dobrodružstvím. Locke má rozmanitou chuťovou paletu a s nadšením si pochutnává na různých lahůdkách. Jeho oblíbené místo je u okna, kde se může vyhřívat na slunci a pozorovat svět venku. Díky své živé energii a láskyplné povaze přináší Locke štěstí a teplo lidem kolem sebe a ztělesňuje hravého ducha kočičího objevování.</text:p>
          </table:table-cell>
          <table:table-cell office:value-type="string" table:style-name="ce1">
            <text:p>locke.jpg</text:p>
          </table:table-cell>
          <table:table-cell office:value-type="string" table:style-name="ce1">
            <text:p>Kocour</text:p>
          </table:table-cell>
          <table:table-cell office:value-type="date" office:date-value="2022-02-26T00:00:00" table:style-name="ce2">
            <text:p>26.02.2022</text:p>
          </table:table-cell>
          <table:table-cell table:number-columns-repeated="16374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nek</text:p>
          </table:table-cell>
          <table:table-cell office:value-type="float" office:value="18" table:style-name="ce1">
            <text:p>18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Janek</text:p>
          </table:table-cell>
          <table:table-cell office:value-type="string" table:style-name="ce1">
            <text:p>janek.jpg</text:p>
          </table:table-cell>
          <table:table-cell office:value-type="string" table:style-name="ce1">
            <text:p>Kocour</text:p>
          </table:table-cell>
          <table:table-cell office:value-type="date" office:date-value="2018-07-18T00:00:00" table:style-name="ce2">
            <text:p>18.07.2018</text:p>
          </table:table-cell>
          <table:table-cell table:number-columns-repeated="16374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ian</text:p>
          </table:table-cell>
          <table:table-cell office:value-type="float" office:value="2" table:style-name="ce1">
            <text:p>2</text:p>
          </table:table-cell>
          <table:table-cell office:value-type="float" office:value="6.2" table:style-name="ce1">
            <text:p>6,2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Brian, oduševnělý průzkumník s hravou duší, nachází radost v každém okamžiku objevování. Rád se honí za hračkami a prozkoumává nová zákoutí, jeho zvědavost ho vede k vzrušujícím dobrodružstvím. Brian má rozmanitý jazýček a s nadšením si pochutnává na různých lahůdkách. Jeho oblíbené místo je u okna, kde se může vyhřívat na slunci a pozorovat svět venku. Díky své živé energii a láskyplné povaze přináší Brian štěstí a teplo lidem kolem sebe a ztělesňuje hravého ducha kočičího objevování.</text:p>
          </table:table-cell>
          <table:table-cell office:value-type="string" table:style-name="ce1">
            <text:p>brian.jpg</text:p>
          </table:table-cell>
          <table:table-cell office:value-type="string" table:style-name="ce1">
            <text:p>Kocour</text:p>
          </table:table-cell>
          <table:table-cell office:value-type="date" office:date-value="2011-11-10T00:00:00" table:style-name="ce2">
            <text:p>10.11.2011</text:p>
          </table:table-cell>
          <table:table-cell table:number-columns-repeated="16374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dd</text:p>
          </table:table-cell>
          <table:table-cell office:value-type="float" office:value="10" table:style-name="ce1">
            <text:p>10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43" table:style-name="ce1">
            <text:p>43</text:p>
          </table:table-cell>
          <table:table-cell office:value-type="string" table:style-name="ce1">
            <text:p>Jedd, temperamentní průzkumník s hravou duší, nachází radost v každém okamžiku objevování. Ráda se honí za hračkami a prozkoumává nová zákoutí, její zvědavost ji vede k vzrušujícím dobrodružstvím. Jedd má rozmanitou chuťovou buňku a s nadšením si pochutnává na různých lahůdkách. Její oblíbené místo je u okna, kde se může vyhřívat na slunci a pozorovat svět venku. Díky své živé energii a láskyplné povaze přináší Jedd štěstí a teplo lidem kolem sebe a ztělesňuje hravého ducha kočičího objevování.</text:p>
          </table:table-cell>
          <table:table-cell office:value-type="string" table:style-name="ce1">
            <text:p>jedd.jpg</text:p>
          </table:table-cell>
          <table:table-cell office:value-type="string" table:style-name="ce1">
            <text:p>Kočka</text:p>
          </table:table-cell>
          <table:table-cell office:value-type="date" office:date-value="2016-12-26T00:00:00" table:style-name="ce2">
            <text:p>26.12.2016</text:p>
          </table:table-cell>
          <table:table-cell table:number-columns-repeated="16374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isse</text:p>
          </table:table-cell>
          <table:table-cell office:value-type="float" office:value="6" table:style-name="ce1">
            <text:p>6</text:p>
          </table:table-cell>
          <table:table-cell office:value-type="float" office:value="0.9" table:style-name="ce1">
            <text:p>0,9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Mel, temperamentní objevitelka s hravou duší, nachází radost v každém okamžiku objevování. Rád se honí za hračkami a prozkoumává nová zákoutí, jeho zvědavost ho vede k vzrušujícím dobrodružstvím. Mal má rozmanitou chuťovou paletu a s nadšením si pochutnává na různých lahůdkách. Jeho oblíbené místo je u okna, kde se může vyhřívat na slunci a pozorovat svět venku. Díky své živé energii a láskyplné povaze přináší Mal štěstí a teplo lidem kolem sebe a ztělesňuje hravého ducha kočičího zkoumání.</text:p>
          </table:table-cell>
          <table:table-cell office:value-type="string" table:style-name="ce1">
            <text:p>melisse.jpg</text:p>
          </table:table-cell>
          <table:table-cell office:value-type="string" table:style-name="ce1">
            <text:p>Kocour</text:p>
          </table:table-cell>
          <table:table-cell office:value-type="date" office:date-value="2009-04-02T00:00:00" table:style-name="ce2">
            <text:p>02.04.2009</text:p>
          </table:table-cell>
          <table:table-cell table:number-columns-repeated="16374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g</text:p>
          </table:table-cell>
          <table:table-cell office:value-type="float" office:value="11" table:style-name="ce1">
            <text:p>11</text:p>
          </table:table-cell>
          <table:table-cell office:value-type="float" office:value="5.7" table:style-name="ce1">
            <text:p>5,7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Reg, temperamentní průzkumník s hravým srdcem, nachází radost v každém okamžiku objevování. Ráda se honí za hračkami a prozkoumává nová zákoutí, její zvědavost ji vede k vzrušujícím dobrodružstvím. Reg má rozmanitý jazýček a s nadšením si pochutnává na různých lahůdkách. Její oblíbené místo je u okna, kde se může vyhřívat na slunci a pozorovat svět venku. Díky své živé energii a láskyplné povaze přináší Reg štěstí a teplo lidem kolem sebe a ztělesňuje hravého ducha kočičího objevování.</text:p>
          </table:table-cell>
          <table:table-cell office:value-type="string" table:style-name="ce1">
            <text:p>reg2.jpg</text:p>
          </table:table-cell>
          <table:table-cell office:value-type="string" table:style-name="ce1">
            <text:p>Kočka</text:p>
          </table:table-cell>
          <table:table-cell office:value-type="date" office:date-value="2015-03-26T00:00:00" table:style-name="ce2">
            <text:p>26.03.2015</text:p>
          </table:table-cell>
          <table:table-cell table:number-columns-repeated="16374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wel</text:p>
          </table:table-cell>
          <table:table-cell office:value-type="float" office:value="8" table:style-name="ce1">
            <text:p>8</text:p>
          </table:table-cell>
          <table:table-cell office:value-type="float" office:value="1.9" table:style-name="ce1">
            <text:p>1,9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Jewel, temperamentní průzkumnice s hravou duší, nachází radost v každém okamžiku objevování. Ráda se honí za hračkami a prozkoumává nová zákoutí, její zvědavost ji vede k vzrušujícím dobrodružstvím. Jewel má rozmanitou chuťovou buňku a s nadšením si pochutnává na různých lahůdkách. Její oblíbené místo je u okna, kde se může vyhřívat na slunci a pozorovat svět venku. Díky své živé energii a láskyplné povaze přináší Jewel štěstí a teplo lidem kolem sebe a ztělesňuje hravého ducha kočičího objevování.</text:p>
          </table:table-cell>
          <table:table-cell office:value-type="string" table:style-name="ce1">
            <text:p>jewel.jpg</text:p>
          </table:table-cell>
          <table:table-cell office:value-type="string" table:style-name="ce1">
            <text:p>Kočka</text:p>
          </table:table-cell>
          <table:table-cell office:value-type="date" office:date-value="2022-10-08T00:00:00" table:style-name="ce2">
            <text:p>08.10.2022</text:p>
          </table:table-cell>
          <table:table-cell table:number-columns-repeated="16374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ons</text:p>
          </table:table-cell>
          <table:table-cell office:value-type="float" office:value="18" table:style-name="ce1">
            <text:p>18</text:p>
          </table:table-cell>
          <table:table-cell office:value-type="float" office:value="0.9" table:style-name="ce1">
            <text:p>0,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Antons, temperamentní průzkumník s hravým srdcem, nachází radost v každém okamžiku objevování. Rád se honí za hračkami a prozkoumává nová zákoutí, jeho zvědavost ho vede k vzrušujícím dobrodružstvím. Antons má rozmanitou chuťovou buňku a s nadšením si pochutnává na různých lahůdkách. Jeho oblíbené místo je u okna, kde se může vyhřívat na slunci a pozorovat svět venku. Díky své živé energii a láskyplné povaze přináší Antons štěstí a teplo lidem kolem sebe a ztělesňuje hravého ducha kočičího průzkumu.</text:p>
          </table:table-cell>
          <table:table-cell office:value-type="string" table:style-name="ce1">
            <text:p>antons.jpg</text:p>
          </table:table-cell>
          <table:table-cell office:value-type="string" table:style-name="ce1">
            <text:p>Kocour</text:p>
          </table:table-cell>
          <table:table-cell office:value-type="date" office:date-value="2015-10-25T00:00:00" table:style-name="ce2">
            <text:p>25.10.2015</text:p>
          </table:table-cell>
          <table:table-cell table:number-columns-repeated="16374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osevelt</text:p>
          </table:table-cell>
          <table:table-cell office:value-type="float" office:value="4" table:style-name="ce1">
            <text:p>4</text:p>
          </table:table-cell>
          <table:table-cell office:value-type="float" office:value="6.6" table:style-name="ce1">
            <text:p>6,6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Roosevelt, temperamentní objevitel s hravou duší, nachází radost v každém okamžiku objevování. Ráda se honí za hračkami a prozkoumává nová zákoutí, její zvědavost ji vede k vzrušujícím dobrodružstvím. Roosevelt má rozmanitou chuťovou buňku a s nadšením si pochutnává na různých lahůdkách. Její oblíbené místo je u okna, kde se může vyhřívat na slunci a pozorovat svět venku. Díky své živé energii a láskyplné povaze přináší Rooseveltová štěstí a teplo lidem kolem sebe a ztělesňuje hravého ducha kočičího objevování.</text:p>
          </table:table-cell>
          <table:table-cell office:value-type="string" table:style-name="ce1">
            <text:p>roosevelt.jpg</text:p>
          </table:table-cell>
          <table:table-cell office:value-type="string" table:style-name="ce1">
            <text:p>Kočka</text:p>
          </table:table-cell>
          <table:table-cell office:value-type="date" office:date-value="2022-06-24T00:00:00" table:style-name="ce2">
            <text:p>24.06.2022</text:p>
          </table:table-cell>
          <table:table-cell table:number-columns-repeated="16374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rrie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,5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Dorrie, temperamentní průzkumnice s hravým srdcem, nachází radost v každém okamžiku objevování. Rád se honí za hračkami a prozkoumává nová zákoutí, jeho zvědavost ho vede k vzrušujícím dobrodružstvím. Dorrie má rozmanité chuťové buňky a s nadšením si pochutnává na různých lahůdkách. Jeho oblíbené místo je u okna, kde se může vyhřívat na slunci a pozorovat svět venku. Díky své živé energii a láskyplné povaze přináší Dorrie štěstí a teplo lidem kolem sebe a ztělesňuje hravého ducha kočičího objevování.</text:p>
          </table:table-cell>
          <table:table-cell office:value-type="string" table:style-name="ce1">
            <text:p>dorrie.jpg</text:p>
          </table:table-cell>
          <table:table-cell office:value-type="string" table:style-name="ce1">
            <text:p>Kocour</text:p>
          </table:table-cell>
          <table:table-cell office:value-type="date" office:date-value="2008-11-11T00:00:00" table:style-name="ce2">
            <text:p>11.11.2008</text:p>
          </table:table-cell>
          <table:table-cell table:number-columns-repeated="16374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mlyn</text:p>
          </table:table-cell>
          <table:table-cell office:value-type="float" office:value="16" table:style-name="ce1">
            <text:p>16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Em, temperamentní objevitelka s hravou duší, nachází radost v každém okamžiku objevování. Rád se honí za hračkami a prozkoumává nová zákoutí, jeho zvědavost ho vede k vzrušujícím dobrodružstvím. Em má rozmanitý jazýček a s nadšením si pochutnává na různých lahůdkách. Jeho oblíbené místo je u okna, kde se může vyhřívat na slunci a pozorovat svět venku. Díky své živé energii a láskyplné povaze přináší Em štěstí a teplo lidem kolem sebe a ztělesňuje hravého ducha kočičího objevování.</text:p>
          </table:table-cell>
          <table:table-cell office:value-type="string" table:style-name="ce1">
            <text:p>emlyn.jpg</text:p>
          </table:table-cell>
          <table:table-cell office:value-type="string" table:style-name="ce1">
            <text:p>Kocour</text:p>
          </table:table-cell>
          <table:table-cell office:value-type="date" office:date-value="2021-09-02T00:00:00" table:style-name="ce2">
            <text:p>02.09.2021</text:p>
          </table:table-cell>
          <table:table-cell table:number-columns-repeated="16374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enus</text:p>
          </table:table-cell>
          <table:table-cell office:value-type="float" office:value="8" table:style-name="ce1">
            <text:p>8</text:p>
          </table:table-cell>
          <table:table-cell office:value-type="float" office:value="1.7" table:style-name="ce1">
            <text:p>1,7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Venuše, temperamentní průzkumnice s hravým srdcem, nachází radost v každém okamžiku objevování. Ráda se honí za hračkami a prozkoumává nová zákoutí, její zvědavost ji vede k vzrušujícím dobrodružstvím. Venuše má rozmanitý jazýček a s nadšením si pochutnává na různých lahůdkách. Její oblíbené místo je u okna, kde se může vyhřívat na slunci a pozorovat svět venku. Díky své živé energii a láskyplné povaze přináší Venuše štěstí a teplo svému okolí a ztělesňuje hravého ducha kočičího objevování.</text:p>
          </table:table-cell>
          <table:table-cell office:value-type="string" table:style-name="ce1">
            <text:p>venus.jpg</text:p>
          </table:table-cell>
          <table:table-cell office:value-type="string" table:style-name="ce1">
            <text:p>Kočka</text:p>
          </table:table-cell>
          <table:table-cell office:value-type="date" office:date-value="2019-11-25T00:00:00" table:style-name="ce2">
            <text:p>25.11.2019</text:p>
          </table:table-cell>
          <table:table-cell table:number-columns-repeated="16374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hel</text:p>
          </table:table-cell>
          <table:table-cell office:value-type="float" office:value="3" table:style-name="ce1">
            <text:p>3</text:p>
          </table:table-cell>
          <table:table-cell office:value-type="float" office:value="6.9" table:style-name="ce1">
            <text:p>6,9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Rahel, temperamentní průzkumnice s hravou duší, nachází radost v každém okamžiku objevování. Ráda se honí za hračkami a prozkoumává nová zákoutí, její zvědavost ji vede k vzrušujícím dobrodružstvím. Rahel má rozmanité chuťové buňky a s nadšením si pochutnává na různých dobrotách. Její oblíbené místo je u okna, kde se může vyhřívat na slunci a pozorovat svět venku. Díky své živé energii a láskyplné povaze přináší Rahel štěstí a teplo lidem kolem sebe a ztělesňuje hravého ducha kočičího objevování.</text:p>
          </table:table-cell>
          <table:table-cell office:value-type="string" table:style-name="ce1">
            <text:p>rahel.jpg</text:p>
          </table:table-cell>
          <table:table-cell office:value-type="string" table:style-name="ce1">
            <text:p>Kočka</text:p>
          </table:table-cell>
          <table:table-cell office:value-type="date" office:date-value="2022-06-09T00:00:00" table:style-name="ce2">
            <text:p>09.06.2022</text:p>
          </table:table-cell>
          <table:table-cell table:number-columns-repeated="16374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resina</text:p>
          </table:table-cell>
          <table:table-cell office:value-type="float" office:value="10" table:style-name="ce1">
            <text:p>10</text:p>
          </table:table-cell>
          <table:table-cell office:value-type="float" office:value="0.6" table:style-name="ce1">
            <text:p>0,6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Theresina, temperamentní objevitelka s hravým srdcem, nachází radost v každém okamžiku objevování. Ráda se honí za hračkami a prozkoumává nová zákoutí, její zvědavost ji vede k vzrušujícím dobrodružstvím. Theresina má rozmanitý jazýček a s nadšením si pochutnává na různých lahůdkách. Její oblíbené místo je u okna, kde se může vyhřívat na slunci a pozorovat svět venku. Theresina se svou živou energií a láskyplnou povahou přináší štěstí a teplo lidem kolem sebe a ztělesňuje hravého ducha kočičího objevování.</text:p>
          </table:table-cell>
          <table:table-cell office:value-type="string" table:style-name="ce1">
            <text:p>theresina.jpg</text:p>
          </table:table-cell>
          <table:table-cell office:value-type="string" table:style-name="ce1">
            <text:p>Kočka</text:p>
          </table:table-cell>
          <table:table-cell office:value-type="date" office:date-value="2012-10-02T00:00:00" table:style-name="ce2">
            <text:p>02.10.2012</text:p>
          </table:table-cell>
          <table:table-cell table:number-columns-repeated="16374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shua</text:p>
          </table:table-cell>
          <table:table-cell office:value-type="float" office:value="10" table:style-name="ce1">
            <text:p>10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Josh, temperamentní průzkumník s hravou duší, nachází radost v každém okamžiku objevování. Ráda se honí za hračkami a prozkoumává nová zákoutí, její zvědavost ji vede k vzrušujícím dobrodružstvím. Josh má rozmanité chuťové buňky a s nadšením si pochutnává na různých lahůdkách. Její oblíbené místo je u okna, kde se může vyhřívat na slunci a pozorovat svět venku. Díky své živé energii a láskyplné povaze přináší Josh štěstí a teplo lidem kolem sebe a ztělesňuje hravého ducha kočičího průzkumu.</text:p>
          </table:table-cell>
          <table:table-cell office:value-type="string" table:style-name="ce1">
            <text:p>joshua.jpg</text:p>
          </table:table-cell>
          <table:table-cell office:value-type="string" table:style-name="ce1">
            <text:p>Kočka</text:p>
          </table:table-cell>
          <table:table-cell office:value-type="date" office:date-value="2022-11-18T00:00:00" table:style-name="ce2">
            <text:p>18.11.2022</text:p>
          </table:table-cell>
          <table:table-cell table:number-columns-repeated="16374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tti</text:p>
          </table:table-cell>
          <table:table-cell office:value-type="float" office:value="18" table:style-name="ce1">
            <text:p>18</text:p>
          </table:table-cell>
          <table:table-cell office:value-type="float" office:value="1.3" table:style-name="ce1">
            <text:p>1,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t, temperamentní průzkumnice s hravou duší, nachází radost v každém okamžiku objevování. Ráda se honí za hračkami a prozkoumává nová zákoutí, její zvědavost ji vede k vzrušujícím dobrodružstvím. Bet má rozmanitý jazýček a s nadšením si pochutnává na různých lahůdkách. Její oblíbené místo je u okna, kde se může vyhřívat na slunci a pozorovat svět venku. Díky své živé energii a láskyplné povaze přináší Bet štěstí a teplo lidem kolem sebe a ztělesňuje hravého ducha kočičího zkoumání.</text:p>
          </table:table-cell>
          <table:table-cell office:value-type="string" table:style-name="ce1">
            <text:p>betti.jpg</text:p>
          </table:table-cell>
          <table:table-cell office:value-type="string" table:style-name="ce1">
            <text:p>Kočka</text:p>
          </table:table-cell>
          <table:table-cell office:value-type="date" office:date-value="2020-03-17T00:00:00" table:style-name="ce2">
            <text:p>17.03.2020</text:p>
          </table:table-cell>
          <table:table-cell table:number-columns-repeated="16374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gdan</text:p>
          </table:table-cell>
          <table:table-cell office:value-type="float" office:value="8" table:style-name="ce1">
            <text:p>8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0" table:style-name="ce1">
            <text:p>10</text:p>
          </table:table-cell>
          <table:table-cell office:value-type="string" table:style-name="ce1">
            <text:p>Ogdan, temperamentní průzkumník s hravým srdcem, nachází radost v každém okamžiku objevování. Rád se honí za hračkami a prozkoumává nová zákoutí, jeho zvědavost ho vede k vzrušujícím dobrodružstvím. Ogdan má rozmanitou chuťovou paletu a s nadšením si pochutnává na různých lahůdkách. Jeho oblíbené místo je u okna, kde se může vyhřívat na slunci a pozorovat svět venku. Díky své živé energii a láskyplné povaze přináší Ogdan štěstí a teplo lidem kolem sebe a ztělesňuje hravého ducha kočičího zkoumání.</text:p>
          </table:table-cell>
          <table:table-cell office:value-type="string" table:style-name="ce1">
            <text:p>ogdan.jpg</text:p>
          </table:table-cell>
          <table:table-cell office:value-type="string" table:style-name="ce1">
            <text:p>Kocour</text:p>
          </table:table-cell>
          <table:table-cell office:value-type="date" office:date-value="2022-07-03T00:00:00" table:style-name="ce2">
            <text:p>03.07.2022</text:p>
          </table:table-cell>
          <table:table-cell table:number-columns-repeated="16374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d</text:p>
          </table:table-cell>
          <table:table-cell office:value-type="float" office:value="14" table:style-name="ce1">
            <text:p>14</text:p>
          </table:table-cell>
          <table:table-cell office:value-type="float" office:value="6.5" table:style-name="ce1">
            <text:p>6,5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Chad frfr</text:p>
          </table:table-cell>
          <table:table-cell office:value-type="string" table:style-name="ce1">
            <text:p>chad.jpg</text:p>
          </table:table-cell>
          <table:table-cell office:value-type="string" table:style-name="ce1">
            <text:p>Kocour</text:p>
          </table:table-cell>
          <table:table-cell office:value-type="date" office:date-value="2009-01-25T00:00:00" table:style-name="ce2">
            <text:p>25.01.2009</text:p>
          </table:table-cell>
          <table:table-cell table:number-columns-repeated="16374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ille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1" table:style-name="ce1">
            <text:p>41</text:p>
          </table:table-cell>
          <table:table-cell office:value-type="string" table:style-name="ce1">
            <text:p>Will, temperamentní průzkumník s hravou duší, nachází radost v každém okamžiku objevování. Rád se honí za hračkami a prozkoumává nová zákoutí, jeho zvědavost ho vede k vzrušujícím dobrodružstvím. Will má rozmanitou chuťovou paletu a s nadšením si pochutnává na různých lahůdkách. Jeho oblíbené místo je u okna, kde se může vyhřívat na slunci a pozorovat svět venku. Díky své živé energii a láskyplné povaze přináší Will štěstí a teplo lidem kolem sebe a ztělesňuje hravého ducha kočičího objevování.</text:p>
          </table:table-cell>
          <table:table-cell office:value-type="string" table:style-name="ce1">
            <text:p>willey.jpg</text:p>
          </table:table-cell>
          <table:table-cell office:value-type="string" table:style-name="ce1">
            <text:p>Kocour</text:p>
          </table:table-cell>
          <table:table-cell office:value-type="date" office:date-value="2016-07-22T00:00:00" table:style-name="ce2">
            <text:p>22.07.2016</text:p>
          </table:table-cell>
          <table:table-cell table:number-columns-repeated="16374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riena</text:p>
          </table:table-cell>
          <table:table-cell office:value-type="float" office:value="6" table:style-name="ce1">
            <text:p>6</text:p>
          </table:table-cell>
          <table:table-cell office:value-type="float" office:value="5.8" table:style-name="ce1">
            <text:p>5,8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Ad, temperamentní průzkumník s hravým srdcem, nachází radost v každém okamžiku objevování. Rád se honí za hračkami a prozkoumává nová zákoutí, jeho zvědavost ho vede k vzrušujícím dobrodružstvím. Ad má rozmanitou chuťovou paletu a s nadšením si pochutnává na různých lahůdkách. Jeho oblíbené místo je u okna, kde se může vyhřívat na slunci a pozorovat svět venku. Díky své živé energii a láskyplné povaze přináší Ad štěstí a teplo lidem kolem sebe a ztělesňuje hravého ducha kočičího objevování.</text:p>
          </table:table-cell>
          <table:table-cell office:value-type="string" table:style-name="ce1">
            <text:p>adriena.jpg</text:p>
          </table:table-cell>
          <table:table-cell office:value-type="string" table:style-name="ce1">
            <text:p>Kocour</text:p>
          </table:table-cell>
          <table:table-cell office:value-type="date" office:date-value="2017-06-22T00:00:00" table:style-name="ce2">
            <text:p>22.06.2017</text:p>
          </table:table-cell>
          <table:table-cell table:number-columns-repeated="16374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iederike</text:p>
          </table:table-cell>
          <table:table-cell office:value-type="float" office:value="2" table:style-name="ce1">
            <text:p>2</text:p>
          </table:table-cell>
          <table:table-cell office:value-type="float" office:value="3.7" table:style-name="ce1">
            <text:p>3,7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Friederike, temperamentní průzkumnice s hravým srdcem, nachází radost v každém okamžiku objevování. Rád se honí za hračkami a prozkoumává nová zákoutí, jeho zvědavost ho vede k vzrušujícím dobrodružstvím. Friederike má rozmanité chuťové buňky a s nadšením si pochutnává na různých dobrotách. Jeho oblíbené místo je u okna, kde se může vyhřívat na slunci a pozorovat svět venku. Díky své živé energii a láskyplné povaze přináší Friederike štěstí a teplo lidem kolem sebe a ztělesňuje hravého ducha kočičího objevování.</text:p>
          </table:table-cell>
          <table:table-cell office:value-type="string" table:style-name="ce1">
            <text:p>friederike.jpg</text:p>
          </table:table-cell>
          <table:table-cell office:value-type="string" table:style-name="ce1">
            <text:p>Kocour</text:p>
          </table:table-cell>
          <table:table-cell office:value-type="date" office:date-value="2008-11-09T00:00:00" table:style-name="ce2">
            <text:p>09.11.2008</text:p>
          </table:table-cell>
          <table:table-cell table:number-columns-repeated="16374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njamen</text:p>
          </table:table-cell>
          <table:table-cell office:value-type="float" office:value="16" table:style-name="ce1">
            <text:p>16</text:p>
          </table:table-cell>
          <table:table-cell office:value-type="float" office:value="5.9" table:style-name="ce1">
            <text:p>5,9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Ben, temperamentní průzkumník s hravou duší, nachází radost v každém okamžiku objevování. Rád se honí za hračkami a prozkoumává nová zákoutí, jeho zvědavost ho vede k vzrušujícím dobrodružstvím. Ben má rozmanité chuťové buňky a s nadšením si pochutnává na různých lahůdkách. Jeho oblíbené místo je u okna, kde se může vyhřívat na slunci a pozorovat svět venku. Díky své živé energii a láskyplné povaze přináší Ben štěstí a teplo lidem kolem sebe a ztělesňuje hravého ducha kočičího průzkumu.</text:p>
          </table:table-cell>
          <table:table-cell office:value-type="string" table:style-name="ce1">
            <text:p>benjamen.jpg</text:p>
          </table:table-cell>
          <table:table-cell office:value-type="string" table:style-name="ce1">
            <text:p>Kocour</text:p>
          </table:table-cell>
          <table:table-cell office:value-type="date" office:date-value="2020-05-18T00:00:00" table:style-name="ce2">
            <text:p>18.05.2020</text:p>
          </table:table-cell>
          <table:table-cell table:number-columns-repeated="16374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yrlene</text:p>
          </table:table-cell>
          <table:table-cell office:value-type="float" office:value="17" table:style-name="ce1">
            <text:p>17</text:p>
          </table:table-cell>
          <table:table-cell office:value-type="float" office:value="1.2" table:style-name="ce1">
            <text:p>1,2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Ben, temperamentní průzkumník s hravou duší, nachází radost v každém okamžiku objevování. Rád se honí za hračkami a prozkoumává nová zákoutí, jeho zvědavost ho vede k vzrušujícím dobrodružstvím. Ben má rozmanité chuťové buňky a s nadšením si pochutnává na různých lahůdkách. Jeho oblíbené místo je u okna, kde se může vyhřívat na slunci a pozorovat svět venku. Díky své živé energii a láskyplné povaze přináší Ben štěstí a teplo lidem kolem sebe a ztělesňuje hravého ducha kočičího průzkumu.</text:p>
          </table:table-cell>
          <table:table-cell office:value-type="string" table:style-name="ce1">
            <text:p>myrlene.jpg</text:p>
          </table:table-cell>
          <table:table-cell office:value-type="string" table:style-name="ce1">
            <text:p>Kočka</text:p>
          </table:table-cell>
          <table:table-cell office:value-type="date" office:date-value="2009-10-29T00:00:00" table:style-name="ce2">
            <text:p>29.10.2009</text:p>
          </table:table-cell>
          <table:table-cell table:number-columns-repeated="16374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ureene</text:p>
          </table:table-cell>
          <table:table-cell office:value-type="float" office:value="2" table:style-name="ce1">
            <text:p>2</text:p>
          </table:table-cell>
          <table:table-cell office:value-type="float" office:value="6.4" table:style-name="ce1">
            <text:p>6,4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Maureene, temperamentní objevitelka s hravým srdcem, nachází radost v každém okamžiku objevování. Rád se honí za hračkami a prozkoumává nová zákoutí, jeho zvědavost ho vede k vzrušujícím dobrodružstvím. Maureene má rozmanité chuťové buňky a s nadšením si pochutnává na různých lahůdkách. Jeho oblíbené místo je u okna, kde se může vyhřívat na slunci a pozorovat svět venku. Díky své živé energii a láskyplné povaze přináší Maureene štěstí a teplo lidem kolem sebe a ztělesňuje hravého ducha kočičího objevování.</text:p>
          </table:table-cell>
          <table:table-cell office:value-type="string" table:style-name="ce1">
            <text:p>maureene.jpg</text:p>
          </table:table-cell>
          <table:table-cell office:value-type="string" table:style-name="ce1">
            <text:p>Kocour</text:p>
          </table:table-cell>
          <table:table-cell office:value-type="date" office:date-value="2009-12-10T00:00:00" table:style-name="ce2">
            <text:p>10.12.2009</text:p>
          </table:table-cell>
          <table:table-cell table:number-columns-repeated="16374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sya</text:p>
          </table:table-cell>
          <table:table-cell office:value-type="float" office:value="17" table:style-name="ce1">
            <text:p>17</text:p>
          </table:table-cell>
          <table:table-cell office:value-type="float" office:value="5.5" table:style-name="ce1">
            <text:p>5,5</text:p>
          </table:table-cell>
          <table:table-cell office:value-type="float" office:value="23" table:style-name="ce1">
            <text:p>23</text:p>
          </table:table-cell>
          <table:table-cell office:value-type="string" table:style-name="ce1">
            <text:p>Ces, temperamentní objevitelka s hravým srdcem, nachází radost v každém okamžiku objevování. Rád se honí za hračkami a prozkoumává nová zákoutí, jeho zvědavost ho vede k vzrušujícím dobrodružstvím. Ces má rozmanitou chuťovou buňku a s nadšením si pochutnává na různých lahůdkách. Jeho oblíbené místo je u okna, kde se může vyhřívat na slunci a pozorovat svět venku. Díky své živé energii a láskyplné povaze přináší Ces štěstí a teplo lidem kolem sebe a ztělesňuje hravého ducha kočičího objevování.</text:p>
          </table:table-cell>
          <table:table-cell office:value-type="string" table:style-name="ce1">
            <text:p>cesya.jpg</text:p>
          </table:table-cell>
          <table:table-cell office:value-type="string" table:style-name="ce1">
            <text:p>Kocour</text:p>
          </table:table-cell>
          <table:table-cell office:value-type="date" office:date-value="2009-12-12T00:00:00" table:style-name="ce2">
            <text:p>12.12.2009</text:p>
          </table:table-cell>
          <table:table-cell table:number-columns-repeated="16374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it</text:p>
          </table:table-cell>
          <table:table-cell office:value-type="float" office:value="5" table:style-name="ce1">
            <text:p>5</text:p>
          </table:table-cell>
          <table:table-cell office:value-type="float" office:value="6.7" table:style-name="ce1">
            <text:p>6,7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Britt, temperamentní průzkumnice s hravou duší, nachází radost v každém okamžiku objevování. Ráda se honí za hračkami a prozkoumává nová zákoutí, její zvědavost ji vede k vzrušujícím dobrodružstvím. Britt má rozmanité chuťové buňky a s nadšením si pochutnává na různých lahůdkách. Její oblíbené místo je u okna, kde se může vyhřívat na slunci a pozorovat svět venku. Díky své živé energii a láskyplné povaze přináší Britt štěstí a teplo lidem kolem sebe a ztělesňuje hravého ducha kočičího objevování.</text:p>
          </table:table-cell>
          <table:table-cell office:value-type="string" table:style-name="ce1">
            <text:p>brit.jpg</text:p>
          </table:table-cell>
          <table:table-cell office:value-type="string" table:style-name="ce1">
            <text:p>Kočka</text:p>
          </table:table-cell>
          <table:table-cell office:value-type="date" office:date-value="2015-07-07T00:00:00" table:style-name="ce2">
            <text:p>07.07.2015</text:p>
          </table:table-cell>
          <table:table-cell table:number-columns-repeated="16374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abella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32" table:style-name="ce1">
            <text:p>32</text:p>
          </table:table-cell>
          <table:table-cell office:value-type="string" table:style-name="ce1">
            <text:p>Ana, temperamentní průzkumnice s hravou duší, nachází radost v každém okamžiku objevování. Ráda se honí za hračkami a prozkoumává nová zákoutí, její zvědavost ji vede k vzrušujícím dobrodružstvím. Ana má rozmanitý jazýček a s nadšením si pochutnává na různých lahůdkách. Její oblíbené místo je u okna, kde se může vyhřívat na slunci a pozorovat svět venku. Díky své živé energii a láskyplné povaze přináší Ana štěstí a teplo lidem kolem sebe a ztělesňuje hravého ducha kočičího objevování.</text:p>
          </table:table-cell>
          <table:table-cell office:value-type="string" table:style-name="ce1">
            <text:p>anabella.jpg</text:p>
          </table:table-cell>
          <table:table-cell office:value-type="string" table:style-name="ce1">
            <text:p>Kočka</text:p>
          </table:table-cell>
          <table:table-cell office:value-type="date" office:date-value="2018-06-08T00:00:00" table:style-name="ce2">
            <text:p>08.06.2018</text:p>
          </table:table-cell>
          <table:table-cell table:number-columns-repeated="16374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ncents</text:p>
          </table:table-cell>
          <table:table-cell office:value-type="float" office:value="17" table:style-name="ce1">
            <text:p>17</text:p>
          </table:table-cell>
          <table:table-cell office:value-type="float" office:value="4.7" table:style-name="ce1">
            <text:p>4,7</text:p>
          </table:table-cell>
          <table:table-cell office:value-type="float" office:value="33" table:style-name="ce1">
            <text:p>33</text:p>
          </table:table-cell>
          <table:table-cell office:value-type="string" table:style-name="ce1">
            <text:p>Vincent, temperamentní průzkumník s hravým srdcem, nachází radost v každém okamžiku objevování. Ráda se honí za hračkami a prozkoumává nová zákoutí, její zvědavost ji vede k vzrušujícím dobrodružstvím. Vincent má rozmanité chuťové buňky a s nadšením si pochutnává na různých lahůdkách. Její oblíbené místo je u okna, kde se může vyhřívat na slunci a pozorovat svět venku. Svou živou energií a láskyplnou povahou přináší Vincent štěstí a teplo lidem kolem sebe a ztělesňuje hravého ducha kočičího objevování.</text:p>
          </table:table-cell>
          <table:table-cell office:value-type="string" table:style-name="ce1">
            <text:p>vincents.jpg</text:p>
          </table:table-cell>
          <table:table-cell office:value-type="string" table:style-name="ce1">
            <text:p>Kočka</text:p>
          </table:table-cell>
          <table:table-cell office:value-type="date" office:date-value="2016-11-23T00:00:00" table:style-name="ce2">
            <text:p>23.11.2016</text:p>
          </table:table-cell>
          <table:table-cell table:number-columns-repeated="16374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amie</text:p>
          </table:table-cell>
          <table:table-cell office:value-type="float" office:value="16" table:style-name="ce1">
            <text:p>1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7" table:style-name="ce1">
            <text:p>7</text:p>
          </table:table-cell>
          <table:table-cell office:value-type="string" table:style-name="ce1">
            <text:p>Mel, temperamentní objevitelka s hravou duší, nachází radost v každém okamžiku objevování. Ráda se honí za hračkami a prozkoumává nová zákoutí, její zvědavost ji vede k vzrušujícím dobrodružstvím. Mel má rozmanitý jazýček a s nadšením si pochutnává na různých lahůdkách. Její oblíbené místo je u okna, kde se může vyhřívat na slunci a pozorovat svět venku. Díky své živé energii a láskyplné povaze přináší Mel štěstí a teplo lidem kolem sebe a ztělesňuje hravého ducha kočičího zkoumání.</text:p>
          </table:table-cell>
          <table:table-cell office:value-type="string" table:style-name="ce1">
            <text:p>melamie.jpg</text:p>
          </table:table-cell>
          <table:table-cell office:value-type="string" table:style-name="ce1">
            <text:p>Kočka</text:p>
          </table:table-cell>
          <table:table-cell office:value-type="date" office:date-value="2010-11-25T00:00:00" table:style-name="ce2">
            <text:p>25.11.2010</text:p>
          </table:table-cell>
          <table:table-cell table:number-columns-repeated="16374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wnie</text:p>
          </table:table-cell>
          <table:table-cell office:value-type="float" office:value="7" table:style-name="ce1">
            <text:p>7</text:p>
          </table:table-cell>
          <table:table-cell office:value-type="float" office:value="3.2" table:style-name="ce1">
            <text:p>3,2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Townie :3</text:p>
          </table:table-cell>
          <table:table-cell office:value-type="string" table:style-name="ce1">
            <text:p>townie.webp</text:p>
          </table:table-cell>
          <table:table-cell office:value-type="string" table:style-name="ce1">
            <text:p>Kočka</text:p>
          </table:table-cell>
          <table:table-cell office:value-type="date" office:date-value="2012-02-08T00:00:00" table:style-name="ce2">
            <text:p>08.02.2012</text:p>
          </table:table-cell>
          <table:table-cell table:number-columns-repeated="16374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ristoper</text:p>
          </table:table-cell>
          <table:table-cell office:value-type="float" office:value="9" table:style-name="ce1">
            <text:p>9</text:p>
          </table:table-cell>
          <table:table-cell office:value-type="float" office:value="1.7" table:style-name="ce1">
            <text:p>1,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Chris, temperamentní průzkumník s hravou duší, nachází radost v každém okamžiku objevování. Ráda se honí za hračkami a prozkoumává nová zákoutí, její zvědavost ji vede k vzrušujícím dobrodružstvím. Chris má rozmanitou chuťovou buňku a s nadšením si pochutnává na různých lahůdkách. Její oblíbené místo je u okna, kde se může vyhřívat na slunci a pozorovat svět venku. Díky své živé energii a láskyplné povaze přináší Chris štěstí a teplo lidem kolem sebe a ztělesňuje hravého ducha kočičího objevování.</text:p>
          </table:table-cell>
          <table:table-cell office:value-type="string" table:style-name="ce1">
            <text:p>christoper.jpg</text:p>
          </table:table-cell>
          <table:table-cell office:value-type="string" table:style-name="ce1">
            <text:p>Kočka</text:p>
          </table:table-cell>
          <table:table-cell office:value-type="date" office:date-value="2017-09-25T00:00:00" table:style-name="ce2">
            <text:p>25.09.2017</text:p>
          </table:table-cell>
          <table:table-cell table:number-columns-repeated="16374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trisa</text:p>
          </table:table-cell>
          <table:table-cell office:value-type="float" office:value="12" table:style-name="ce1">
            <text:p>12</text:p>
          </table:table-cell>
          <table:table-cell office:value-type="float" office:value="4.3" table:style-name="ce1">
            <text:p>4,3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Bea, temperamentní průzkumnice s hravým srdcem, nachází radost v každém okamžiku objevování. Rád se honí za hračkami a prozkoumává nová zákoutí, jeho zvědavost ho vede k vzrušujícím dobrodružstvím. Bea má rozmanité chuťové buňky a s nadšením si pochutnává na různých dobrotách. Jeho oblíbené místo je u okna, kde se může vyhřívat na slunci a pozorovat svět venku. Díky své živé energii a láskyplné povaze přináší Bea štěstí a teplo lidem kolem sebe a ztělesňuje hravého ducha kočičího zkoumání.</text:p>
          </table:table-cell>
          <table:table-cell office:value-type="string" table:style-name="ce1">
            <text:p>beatrisa.jpg</text:p>
          </table:table-cell>
          <table:table-cell office:value-type="string" table:style-name="ce1">
            <text:p>Kocour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leen</text:p>
          </table:table-cell>
          <table:table-cell office:value-type="float" office:value="16" table:style-name="ce1">
            <text:p>16</text:p>
          </table:table-cell>
          <table:table-cell office:value-type="float" office:value="1.8" table:style-name="ce1">
            <text:p>1,8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Marleen, temperamentní průzkumnice s hravým srdcem, nachází radost v každém okamžiku objevování. Rád se honí za hračkami a prozkoumává nová zákoutí, jeho zvědavost ho vede k vzrušujícím dobrodružstvím. Marleen má rozmanitý jazýček a s nadšením si pochutnává na různých lahůdkách. Jeho oblíbené místo je u okna, kde se může vyhřívat na slunci a pozorovat svět venku. Díky své živé energii a láskyplné povaze přináší Marleen štěstí a teplo lidem kolem sebe a ztělesňuje hravého ducha kočičího objevování.</text:p>
          </table:table-cell>
          <table:table-cell office:value-type="string" table:style-name="ce1">
            <text:p>marleen.jpg</text:p>
          </table:table-cell>
          <table:table-cell office:value-type="string" table:style-name="ce1">
            <text:p>Kocour</text:p>
          </table:table-cell>
          <table:table-cell office:value-type="date" office:date-value="2017-02-27T00:00:00" table:style-name="ce2">
            <text:p>27.02.2017</text:p>
          </table:table-cell>
          <table:table-cell table:number-columns-repeated="16374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odee</text:p>
          </table:table-cell>
          <table:table-cell office:value-type="float" office:value="6" table:style-name="ce1">
            <text:p>6</text:p>
          </table:table-cell>
          <table:table-cell office:value-type="float" office:value="5.6" table:style-name="ce1">
            <text:p>5,6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Melodee, temperamentní průzkumnice s hravou duší, nachází radost v každém okamžiku objevování. Ráda se honí za hračkami a prozkoumává nová zákoutí, její zvědavost ji vede k vzrušujícím dobrodružstvím. Melodee má rozmanitou chuťovou buňku a s nadšením si pochutnává na různých lahůdkách. Její oblíbené místo je u okna, kde se může vyhřívat na slunci a pozorovat svět venku. Díky své živé energii a láskyplné povaze přináší Melodee štěstí a teplo lidem kolem sebe a ztělesňuje hravého ducha kočičího objevování.</text:p>
          </table:table-cell>
          <table:table-cell office:value-type="string" table:style-name="ce1">
            <text:p>melodee.jpg</text:p>
          </table:table-cell>
          <table:table-cell office:value-type="string" table:style-name="ce1">
            <text:p>Kočka</text:p>
          </table:table-cell>
          <table:table-cell office:value-type="date" office:date-value="2013-07-26T00:00:00" table:style-name="ce2">
            <text:p>26.07.2013</text:p>
          </table:table-cell>
          <table:table-cell table:number-columns-repeated="16374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ionisio</text:p>
          </table:table-cell>
          <table:table-cell office:value-type="float" office:value="16" table:style-name="ce1">
            <text:p>16</text:p>
          </table:table-cell>
          <table:table-cell office:value-type="float" office:value="5.2" table:style-name="ce1">
            <text:p>5,2</text:p>
          </table:table-cell>
          <table:table-cell office:value-type="float" office:value="22" table:style-name="ce1">
            <text:p>22</text:p>
          </table:table-cell>
          <table:table-cell office:value-type="string" table:style-name="ce1">
            <text:p>Dio, temperamentní průzkumník s hravým srdcem, nachází radost v každém okamžiku objevování. Rád se honí za hračkami a prozkoumává nová zákoutí, jeho zvědavost ho vede k vzrušujícím dobrodružstvím. Dio má rozmanitou chuťovou paletu a s nadšením si pochutnává na různých lahůdkách. Jeho oblíbené místo je u okna, kde se může vyhřívat na slunci a pozorovat svět venku. Díky své živé energii a láskyplné povaze přináší Dio štěstí a teplo lidem kolem sebe a ztělesňuje hravého ducha kočičího objevování.</text:p>
          </table:table-cell>
          <table:table-cell office:value-type="string" table:style-name="ce1">
            <text:p>dionisio.jpg</text:p>
          </table:table-cell>
          <table:table-cell office:value-type="string" table:style-name="ce1">
            <text:p>Kocour</text:p>
          </table:table-cell>
          <table:table-cell office:value-type="date" office:date-value="2013-12-31T00:00:00" table:style-name="ce2">
            <text:p>31.12.2013</text:p>
          </table:table-cell>
          <table:table-cell table:number-columns-repeated="16374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rrilee</text:p>
          </table:table-cell>
          <table:table-cell office:value-type="float" office:value="8" table:style-name="ce1">
            <text:p>8</text:p>
          </table:table-cell>
          <table:table-cell office:value-type="float" office:value="2.9" table:style-name="ce1">
            <text:p>2,9</text:p>
          </table:table-cell>
          <table:table-cell office:value-type="float" office:value="47" table:style-name="ce1">
            <text:p>47</text:p>
          </table:table-cell>
          <table:table-cell office:value-type="string" table:style-name="ce1">
            <text:p>Jer, temperamentní průzkumník s hravou duší, nachází radost v každém okamžiku objevování. Ráda se honí za hračkami a prozkoumává nová zákoutí, její zvědavost ji vede k vzrušujícím dobrodružstvím. Jer má rozmanité chuťové buňky a s nadšením si pochutnává na různých lahůdkách. Její oblíbené místo je u okna, kde se může vyhřívat na slunci a pozorovat svět venku. Díky své živé energii a láskyplné povaze přináší Jer štěstí a teplo lidem kolem sebe a ztělesňuje hravého ducha kočičího objevování.</text:p>
          </table:table-cell>
          <table:table-cell office:value-type="string" table:style-name="ce1">
            <text:p>jerrilee.jpg</text:p>
          </table:table-cell>
          <table:table-cell office:value-type="string" table:style-name="ce1">
            <text:p>Kočka</text:p>
          </table:table-cell>
          <table:table-cell office:value-type="date" office:date-value="2009-07-03T00:00:00" table:style-name="ce2">
            <text:p>03.07.2009</text:p>
          </table:table-cell>
          <table:table-cell table:number-columns-repeated="16374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iz</text:p>
          </table:table-cell>
          <table:table-cell office:value-type="float" office:value="16" table:style-name="ce1">
            <text:p>16</text:p>
          </table:table-cell>
          <table:table-cell office:value-type="float" office:value="5.7" table:style-name="ce1">
            <text:p>5,7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Griz, temperamentní průzkumník s hravým srdcem, nachází radost v každém okamžiku objevování. Ráda se honí za hračkami a prozkoumává nová zákoutí, její zvědavost ji vede k vzrušujícím dobrodružstvím. Griz má rozmanitou chuťovou buňku a s nadšením si pochutnává na různých lahůdkách. Její oblíbené místo je u okna, kde se může vyhřívat na slunci a pozorovat svět venku. Díky své živé energii a láskyplné povaze přináší Griz štěstí a teplo lidem kolem sebe a ztělesňuje hravého ducha kočičího objevování.</text:p>
          </table:table-cell>
          <table:table-cell office:value-type="string" table:style-name="ce1">
            <text:p>griz.jpg</text:p>
          </table:table-cell>
          <table:table-cell office:value-type="string" table:style-name="ce1">
            <text:p>Kočka</text:p>
          </table:table-cell>
          <table:table-cell office:value-type="date" office:date-value="2021-01-18T00:00:00" table:style-name="ce2">
            <text:p>18.01.2021</text:p>
          </table:table-cell>
          <table:table-cell table:number-columns-repeated="16374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nd</text:p>
          </table:table-cell>
          <table:table-cell office:value-type="float" office:value="2" table:style-name="ce1">
            <text:p>2</text:p>
          </table:table-cell>
          <table:table-cell office:value-type="float" office:value="1.3" table:style-name="ce1">
            <text:p>1,3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Bond, temperamentní průzkumník s hravou duší, nachází radost v každém okamžiku objevování. Ráda se honí za hračkami a prozkoumává nová zákoutí, její zvědavost ji vede k vzrušujícím dobrodružstvím. Bond má rozmanité chuťové buňky a s nadšením si pochutnává na různých lahůdkách. Její oblíbené místo je u okna, kde se může vyhřívat na slunci a pozorovat svět venku. Bond se svou živou energií a láskyplnou povahou přináší štěstí a teplo lidem kolem sebe a ztělesňuje hravého ducha kočičího objevování.</text:p>
          </table:table-cell>
          <table:table-cell office:value-type="string" table:style-name="ce1">
            <text:p>bond.jpg</text:p>
          </table:table-cell>
          <table:table-cell office:value-type="string" table:style-name="ce1">
            <text:p>Kočka</text:p>
          </table:table-cell>
          <table:table-cell office:value-type="date" office:date-value="2017-12-24T00:00:00" table:style-name="ce2">
            <text:p>24.12.2017</text:p>
          </table:table-cell>
          <table:table-cell table:number-columns-repeated="16374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delin</text:p>
          </table:table-cell>
          <table:table-cell office:value-type="float" office:value="11" table:style-name="ce1">
            <text:p>11</text:p>
          </table:table-cell>
          <table:table-cell office:value-type="float" office:value="3.6" table:style-name="ce1">
            <text:p>3,6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Madelin, temperamentní objevitelka s hravým srdcem, nachází radost v každém okamžiku objevování. Ráda se honí za hračkami a prozkoumává nová zákoutí, její zvědavost ji vede k vzrušujícím dobrodružstvím. Madelin má rozmanitou chuťovou buňku a s nadšením si pochutnává na různých lahůdkách. Její oblíbené místo je u okna, kde se může vyhřívat na slunci a pozorovat svět venku. Díky své živé energii a láskyplné povaze přináší Madelin štěstí a teplo lidem kolem sebe a ztělesňuje hravého ducha kočičího objevování.</text:p>
          </table:table-cell>
          <table:table-cell office:value-type="string" table:style-name="ce1">
            <text:p>madelin.jpg</text:p>
          </table:table-cell>
          <table:table-cell office:value-type="string" table:style-name="ce1">
            <text:p>Kočka</text:p>
          </table:table-cell>
          <table:table-cell office:value-type="date" office:date-value="2013-12-30T00:00:00" table:style-name="ce2">
            <text:p>30.12.2013</text:p>
          </table:table-cell>
          <table:table-cell table:number-columns-repeated="16374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ley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Harley, temperamentní průzkumník s hravou duší, nachází radost v každém okamžiku objevování. Ráda se honí za hračkami a prozkoumává nová zákoutí, její zvědavost ji vede k vzrušujícím dobrodružstvím. Harley má rozmanité chuťové buňky a s nadšením si pochutnává na různých lahůdkách. Její oblíbené místo je u okna, kde se může vyhřívat na slunci a pozorovat svět venku. Díky své živé energii a láskyplné povaze přináší Harley štěstí a teplo lidem kolem sebe a ztělesňuje hravého ducha kočičího objevování.</text:p>
          </table:table-cell>
          <table:table-cell office:value-type="string" table:style-name="ce1">
            <text:p>harley.jpg</text:p>
          </table:table-cell>
          <table:table-cell office:value-type="string" table:style-name="ce1">
            <text:p>Kočka</text:p>
          </table:table-cell>
          <table:table-cell office:value-type="date" office:date-value="2018-02-25T00:00:00" table:style-name="ce2">
            <text:p>25.02.2018</text:p>
          </table:table-cell>
          <table:table-cell table:number-columns-repeated="16374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erri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string" table:style-name="ce1">
            <text:p>Sherri, temperamentní průzkumnice s hravým srdcem, nachází radost v každém okamžiku objevování. Rád se honí za hračkami a prozkoumává nová zákoutí, jeho zvědavost ho vede k vzrušujícím dobrodružstvím. Sherri má rozmanitý jazýček a s nadšením si pochutnává na různých lahůdkách. Jeho oblíbené místo je u okna, kde se může vyhřívat na slunci a pozorovat svět venku. Díky své živé energii a láskyplné povaze přináší Sherri štěstí a teplo lidem kolem sebe a ztělesňuje hravého ducha kočičího zkoumání.</text:p>
          </table:table-cell>
          <table:table-cell office:value-type="string" table:style-name="ce1">
            <text:p>sherri.jpg</text:p>
          </table:table-cell>
          <table:table-cell office:value-type="string" table:style-name="ce1">
            <text:p>Kocour</text:p>
          </table:table-cell>
          <table:table-cell office:value-type="date" office:date-value="2023-08-16T00:00:00" table:style-name="ce2">
            <text:p>16.08.2023</text:p>
          </table:table-cell>
          <table:table-cell table:number-columns-repeated="16374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dalina</text:p>
          </table:table-cell>
          <table:table-cell office:value-type="float" office:value="11" table:style-name="ce1">
            <text:p>11</text:p>
          </table:table-cell>
          <table:table-cell office:value-type="float" office:value="5.9" table:style-name="ce1">
            <text:p>5,9</text:p>
          </table:table-cell>
          <table:table-cell office:value-type="float" office:value="63" table:style-name="ce1">
            <text:p>63</text:p>
          </table:table-cell>
          <table:table-cell office:value-type="string" table:style-name="ce1">
            <text:p>Ida, temperamentní objevitelka s hravou duší, nachází radost v každém okamžiku objevování. Ráda se honí za hračkami a prozkoumává nová zákoutí, její zvědavost ji vede k vzrušujícím dobrodružstvím. Ida má rozmanitý jazýček a s nadšením si pochutnává na různých dobrotách. Její oblíbené místo je u okna, kde se může vyhřívat na slunci a pozorovat svět venku. Ida svou živou energií a láskyplnou povahou přináší štěstí a teplo lidem kolem sebe a ztělesňuje hravého ducha kočičího objevování.</text:p>
          </table:table-cell>
          <table:table-cell office:value-type="string" table:style-name="ce1">
            <text:p>idalina.jpg</text:p>
          </table:table-cell>
          <table:table-cell office:value-type="string" table:style-name="ce1">
            <text:p>Kočka</text:p>
          </table:table-cell>
          <table:table-cell office:value-type="date" office:date-value="2020-02-11T00:00:00" table:style-name="ce2">
            <text:p>11.02.2020</text:p>
          </table:table-cell>
          <table:table-cell table:number-columns-repeated="16374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nessa</text:p>
          </table:table-cell>
          <table:table-cell office:value-type="float" office:value="7" table:style-name="ce1">
            <text:p>7</text:p>
          </table:table-cell>
          <table:table-cell office:value-type="float" office:value="4.2" table:style-name="ce1">
            <text:p>4,2</text:p>
          </table:table-cell>
          <table:table-cell office:value-type="float" office:value="64" table:style-name="ce1">
            <text:p>64</text:p>
          </table:table-cell>
          <table:table-cell office:value-type="string" table:style-name="ce1">
            <text:p>Vanessa, temperamentní průzkumnice s hravým srdcem, nachází radost v každém okamžiku objevování. Rád se honí za hračkami a prozkoumává nová zákoutí, jeho zvědavost ho vede k vzrušujícím dobrodružstvím. Vanessa má rozmanité chuťové buňky a s nadšením si pochutnává na různých lahůdkách. Jeho oblíbené místo je u okna, kde se může vyhřívat na slunci a pozorovat svět venku. Díky své živé energii a láskyplné povaze přináší Vanessa štěstí a teplo lidem kolem sebe a ztělesňuje hravého ducha kočičího zkoumání.</text:p>
          </table:table-cell>
          <table:table-cell office:value-type="string" table:style-name="ce1">
            <text:p>vanessa.jpg</text:p>
          </table:table-cell>
          <table:table-cell office:value-type="string" table:style-name="ce1">
            <text:p>Kocour</text:p>
          </table:table-cell>
          <table:table-cell office:value-type="date" office:date-value="2019-02-01T00:00:00" table:style-name="ce2">
            <text:p>01.02.2019</text:p>
          </table:table-cell>
          <table:table-cell table:number-columns-repeated="16374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oderick</text:p>
          </table:table-cell>
          <table:table-cell office:value-type="float" office:value="8" table:style-name="ce1">
            <text:p>8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54" table:style-name="ce1">
            <text:p>54</text:p>
          </table:table-cell>
          <table:table-cell office:value-type="string" table:style-name="ce1">
            <text:p>Brod, temperamentní průzkumník s hravým srdcem, nachází radost v každém okamžiku objevování. Rád se honí za hračkami a prozkoumává nová zákoutí, jeho zvědavost ho vede k vzrušujícím dobrodružstvím. Brod má rozmanitou chuť, s nadšením si pochutnává na nejrůznějších dobrotách. Jeho oblíbené místo je u okna, kde se může vyhřívat na slunci a pozorovat svět venku. Svou živou energií a láskyplnou povahou přináší Brod štěstí a teplo svému okolí a ztělesňuje hravého ducha kočičího objevování.</text:p>
          </table:table-cell>
          <table:table-cell office:value-type="string" table:style-name="ce1">
            <text:p>broderick.jpg</text:p>
          </table:table-cell>
          <table:table-cell office:value-type="string" table:style-name="ce1">
            <text:p>Kocour</text:p>
          </table:table-cell>
          <table:table-cell office:value-type="date" office:date-value="2013-01-30T00:00:00" table:style-name="ce2">
            <text:p>30.01.2013</text:p>
          </table:table-cell>
          <table:table-cell table:number-columns-repeated="16374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e</text:p>
          </table:table-cell>
          <table:table-cell office:value-type="float" office:value="0" table:style-name="ce1">
            <text:p>0</text:p>
          </table:table-cell>
          <table:table-cell office:value-type="float" office:value="2.4" table:style-name="ce1">
            <text:p>2,4</text:p>
          </table:table-cell>
          <table:table-cell office:value-type="float" office:value="34" table:style-name="ce1">
            <text:p>34</text:p>
          </table:table-cell>
          <table:table-cell office:value-type="string" table:style-name="ce1">
            <text:p>Lee, temperamentní průzkumník s hravou duší, nachází radost v každém okamžiku objevování. Ráda se honí za hračkami a prozkoumává nová zákoutí, její zvědavost ji vede k vzrušujícím dobrodružstvím. Lee má rozmanité chuťové buňky a s nadšením si pochutnává na různých lahůdkách. Její oblíbené místo je u okna, kde se může vyhřívat na slunci a pozorovat svět venku. Svou živou energií a láskyplnou povahou přináší Lee štěstí a teplo lidem kolem sebe a ztělesňuje hravého ducha kočičího objevování.</text:p>
          </table:table-cell>
          <table:table-cell office:value-type="string" table:style-name="ce1">
            <text:p>lee.jpg</text:p>
          </table:table-cell>
          <table:table-cell office:value-type="string" table:style-name="ce1">
            <text:p>Kočka</text:p>
          </table:table-cell>
          <table:table-cell office:value-type="date" office:date-value="2012-09-10T00:00:00" table:style-name="ce2">
            <text:p>10.09.2012</text:p>
          </table:table-cell>
          <table:table-cell table:number-columns-repeated="16374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rri</text:p>
          </table:table-cell>
          <table:table-cell office:value-type="float" office:value="9" table:style-name="ce1">
            <text:p>9</text:p>
          </table:table-cell>
          <table:table-cell office:value-type="float" office:value="5.6" table:style-name="ce1">
            <text:p>5,6</text:p>
          </table:table-cell>
          <table:table-cell office:value-type="float" office:value="56" table:style-name="ce1">
            <text:p>56</text:p>
          </table:table-cell>
          <table:table-cell office:value-type="string" table:style-name="ce1">
            <text:p>Lorri, temperamentní průzkumnice s hravou duší, nachází radost v každém okamžiku objevování. Ráda se honí za hračkami a prozkoumává nová zákoutí, její zvědavost ji vede k vzrušujícím dobrodružstvím. Lorri má rozmanité chuťové buňky a s nadšením si pochutnává na různých lahůdkách. Její oblíbené místo je u okna, kde se může vyhřívat na slunci a pozorovat svět venku. Díky své živé energii a láskyplné povaze přináší Lorri štěstí a teplo lidem kolem sebe a ztělesňuje hravého ducha kočičího objevování.</text:p>
          </table:table-cell>
          <table:table-cell office:value-type="string" table:style-name="ce1">
            <text:p>lorri.jpg</text:p>
          </table:table-cell>
          <table:table-cell office:value-type="string" table:style-name="ce1">
            <text:p>Kočka</text:p>
          </table:table-cell>
          <table:table-cell office:value-type="date" office:date-value="2015-03-11T00:00:00" table:style-name="ce2">
            <text:p>11.03.2015</text:p>
          </table:table-cell>
          <table:table-cell table:number-columns-repeated="16374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vered</text:p>
          </table:table-cell>
          <table:table-cell office:value-type="float" office:value="16" table:style-name="ce1">
            <text:p>16</text:p>
          </table:table-cell>
          <table:table-cell office:value-type="float" office:value="0.4" table:style-name="ce1">
            <text:p>0,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va, temperamentní objevitelka s hravým srdcem, nachází radost v každém okamžiku objevování. Rád se honí za hračkami a prozkoumává nová zákoutí, jeho zvědavost ho vede k vzrušujícím dobrodružstvím. Eva má rozmanité chuťové buňky a s nadšením si pochutnává na různých dobrotách. Jeho oblíbené místo je u okna, kde se může vyhřívat na slunci a pozorovat svět venku. Svou živou energií a láskyplnou povahou přináší Eve štěstí a teplo lidem kolem sebe a ztělesňuje hravého ducha kočičího zkoumání.</text:p>
          </table:table-cell>
          <table:table-cell office:value-type="string" table:style-name="ce1">
            <text:p>evered.jpg</text:p>
          </table:table-cell>
          <table:table-cell office:value-type="string" table:style-name="ce1">
            <text:p>Kocour</text:p>
          </table:table-cell>
          <table:table-cell office:value-type="date" office:date-value="2013-03-10T00:00:00" table:style-name="ce2">
            <text:p>10.03.2013</text:p>
          </table:table-cell>
          <table:table-cell table:number-columns-repeated="16374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lina</text:p>
          </table:table-cell>
          <table:table-cell office:value-type="float" office:value="3" table:style-name="ce1">
            <text:p>3</text:p>
          </table:table-cell>
          <table:table-cell office:value-type="float" office:value="2.1" table:style-name="ce1">
            <text:p>2,1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Valina, temperamentní objevitelka s hravým srdcem, nachází radost v každém okamžiku objevování. Rád se honí za hračkami a prozkoumává nová zákoutí, jeho zvědavost ho vede k vzrušujícím dobrodružstvím. Valina má rozmanitou chuťovou paletu a s nadšením si pochutnává na různých lahůdkách. Jeho oblíbené místo je u okna, kde se může vyhřívat na slunci a pozorovat svět venku. Díky své živé energii a láskyplné povaze přináší Valina štěstí a teplo lidem kolem sebe a ztělesňuje hravého ducha kočičího objevování.</text:p>
          </table:table-cell>
          <table:table-cell office:value-type="string" table:style-name="ce1">
            <text:p>valina.jpg</text:p>
          </table:table-cell>
          <table:table-cell office:value-type="string" table:style-name="ce1">
            <text:p>Kocour</text:p>
          </table:table-cell>
          <table:table-cell office:value-type="date" office:date-value="2015-12-07T00:00:00" table:style-name="ce2">
            <text:p>07.12.2015</text:p>
          </table:table-cell>
          <table:table-cell table:number-columns-repeated="16374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bold</text:p>
          </table:table-cell>
          <table:table-cell office:value-type="float" office:value="17" table:style-name="ce1">
            <text:p>17</text:p>
          </table:table-cell>
          <table:table-cell office:value-type="float" office:value="3.1" table:style-name="ce1">
            <text:p>3,1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Tibold, temperamentní průzkumník s hravou duší, nachází radost v každém okamžiku objevování. Ráda se honí za hračkami a prozkoumává nová zákoutí, její zvědavost ji vede k vzrušujícím dobrodružstvím. Tibold má rozmanitou chuťovou buňku a s nadšením si pochutnává na různých pochoutkách. Její oblíbené místo je u okna, kde se může vyhřívat na slunci a pozorovat svět venku. Díky své živé energii a láskyplné povaze přináší Tibold štěstí a teplo lidem kolem sebe a ztělesňuje hravého ducha kočičího objevování.</text:p>
          </table:table-cell>
          <table:table-cell office:value-type="string" table:style-name="ce1">
            <text:p>tibold.jpg</text:p>
          </table:table-cell>
          <table:table-cell office:value-type="string" table:style-name="ce1">
            <text:p>Kočka</text:p>
          </table:table-cell>
          <table:table-cell office:value-type="date" office:date-value="2013-02-24T00:00:00" table:style-name="ce2">
            <text:p>24.02.2013</text:p>
          </table:table-cell>
          <table:table-cell table:number-columns-repeated="16374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leas</text:p>
          </table:table-cell>
          <table:table-cell office:value-type="float" office:value="3" table:style-name="ce1">
            <text:p>3</text:p>
          </table:table-cell>
          <table:table-cell office:value-type="float" office:value="6.8" table:style-name="ce1">
            <text:p>6,8</text:p>
          </table:table-cell>
          <table:table-cell office:value-type="float" office:value="52" table:style-name="ce1">
            <text:p>52</text:p>
          </table:table-cell>
          <table:table-cell office:value-type="string" table:style-name="ce1">
            <text:p>Sileas, temperamentní průzkumník s hravým srdcem, nachází radost v každém okamžiku objevování. Ráda se honí za hračkami a prozkoumává nová zákoutí, její zvědavost ji vede k vzrušujícím dobrodružstvím. Sileas má rozmanitou chuťovou buňku a s nadšením si pochutnává na různých lahůdkách. Její oblíbené místo je u okna, kde se může vyhřívat na slunci a pozorovat svět venku. Díky své živé energii a láskyplné povaze přináší Sileas štěstí a teplo lidem kolem sebe a ztělesňuje hravého ducha kočičího objevování.</text:p>
          </table:table-cell>
          <table:table-cell office:value-type="string" table:style-name="ce1">
            <text:p>sileas.jpg</text:p>
          </table:table-cell>
          <table:table-cell office:value-type="string" table:style-name="ce1">
            <text:p>Kočka</text:p>
          </table:table-cell>
          <table:table-cell office:value-type="date" office:date-value="2023-01-20T00:00:00" table:style-name="ce2">
            <text:p>20.01.2023</text:p>
          </table:table-cell>
          <table:table-cell table:number-columns-repeated="16374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mentrude</text:p>
          </table:table-cell>
          <table:table-cell office:value-type="float" office:value="13" table:style-name="ce1">
            <text:p>13</text:p>
          </table:table-cell>
          <table:table-cell office:value-type="float" office:value="1.7" table:style-name="ce1">
            <text:p>1,7</text:p>
          </table:table-cell>
          <table:table-cell office:value-type="float" office:value="62" table:style-name="ce1">
            <text:p>62</text:p>
          </table:table-cell>
          <table:table-cell office:value-type="string" table:style-name="ce1">
            <text:p>Ermentrude, temperamentní objevitelka s hravým srdcem, nachází radost v každém okamžiku objevování. Rád se honí za hračkami a prozkoumává nová zákoutí, jeho zvědavost ho vede k vzrušujícím dobrodružstvím. Ermentrude má rozmanitou chuťovou paletu a s nadšením si pochutnává na různých lahůdkách. Jeho oblíbené místo je u okna, kde se může vyhřívat na slunci a pozorovat svět venku. Díky své živé energii a láskyplné povaze přináší Ermentrude štěstí a teplo lidem kolem sebe a ztělesňuje hravého ducha kočičího objevování.</text:p>
          </table:table-cell>
          <table:table-cell office:value-type="string" table:style-name="ce1">
            <text:p>ermentrude.jpg</text:p>
          </table:table-cell>
          <table:table-cell office:value-type="string" table:style-name="ce1">
            <text:p>Kocour</text:p>
          </table:table-cell>
          <table:table-cell office:value-type="date" office:date-value="2012-09-18T00:00:00" table:style-name="ce2">
            <text:p>18.09.2012</text:p>
          </table:table-cell>
          <table:table-cell table:number-columns-repeated="16374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rcules</text:p>
          </table:table-cell>
          <table:table-cell office:value-type="float" office:value="8" table:style-name="ce1">
            <text:p>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5" table:style-name="ce1">
            <text:p>55</text:p>
          </table:table-cell>
          <table:table-cell office:value-type="string" table:style-name="ce1">
            <text:p>Herkules, temperamentní průzkumník s hravým srdcem, nachází radost v každém okamžiku objevování. Rád se honí za hračkami a prozkoumává nová zákoutí, jeho zvědavost ho vede k vzrušujícím dobrodružstvím. Herkules má rozmanitý jazýček a s nadšením si pochutnává na různých lahůdkách. Jeho oblíbené místo je u okna, kde se může vyhřívat na slunci a pozorovat svět venku. Díky své živé energii a láskyplné povaze přináší Herkules štěstí a teplo lidem kolem sebe a ztělesňuje hravého ducha kočičího objevování.</text:p>
          </table:table-cell>
          <table:table-cell office:value-type="string" table:style-name="ce1">
            <text:p>hercules.jpg</text:p>
          </table:table-cell>
          <table:table-cell office:value-type="string" table:style-name="ce1">
            <text:p>Kocour</text:p>
          </table:table-cell>
          <table:table-cell office:value-type="date" office:date-value="2012-09-21T00:00:00" table:style-name="ce2">
            <text:p>21.09.2012</text:p>
          </table:table-cell>
          <table:table-cell table:number-columns-repeated="16374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ppy</text:p>
          </table:table-cell>
          <table:table-cell office:value-type="float" office:value="11" table:style-name="ce1">
            <text:p>11</text:p>
          </table:table-cell>
          <table:table-cell office:value-type="float" office:value="2.6" table:style-name="ce1">
            <text:p>2,6</text:p>
          </table:table-cell>
          <table:table-cell office:value-type="float" office:value="45" table:style-name="ce1">
            <text:p>45</text:p>
          </table:table-cell>
          <table:table-cell office:value-type="string" table:style-name="ce1">
            <text:p>Nappy, temperamentní průzkumník s hravým srdcem, nachází radost v každém okamžiku objevování. Rád se honí za hračkami a prozkoumává nová zákoutí, jeho zvědavost ho vede k vzrušujícím dobrodružstvím. Plenka má rozmanitý jazýček a s nadšením si pochutnává na různých dobrotách. Jeho oblíbené místo je u okna, kde se může vyhřívat na slunci a pozorovat svět venku. Se svou živou energií a láskyplnou povahou přináší Nappy štěstí a teplo lidem kolem sebe a ztělesňuje hravého ducha kočičího zkoumání.</text:p>
          </table:table-cell>
          <table:table-cell office:value-type="string" table:style-name="ce1">
            <text:p>nappy.jpg</text:p>
          </table:table-cell>
          <table:table-cell office:value-type="string" table:style-name="ce1">
            <text:p>Kocour</text:p>
          </table:table-cell>
          <table:table-cell office:value-type="date" office:date-value="2020-06-29T00:00:00" table:style-name="ce2">
            <text:p>29.06.2020</text:p>
          </table:table-cell>
          <table:table-cell table:number-columns-repeated="16374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nson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42" table:style-name="ce1">
            <text:p>42</text:p>
          </table:table-cell>
          <table:table-cell office:value-type="string" table:style-name="ce1">
            <text:p>More like Hansol</text:p>
          </table:table-cell>
          <table:table-cell office:value-type="string" table:style-name="ce1">
            <text:p>hanson.jpg</text:p>
          </table:table-cell>
          <table:table-cell office:value-type="string" table:style-name="ce1">
            <text:p>Kocour</text:p>
          </table:table-cell>
          <table:table-cell office:value-type="date" office:date-value="2011-10-08T00:00:00" table:style-name="ce2">
            <text:p>08.10.2011</text:p>
          </table:table-cell>
          <table:table-cell table:number-columns-repeated="16374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llie</text:p>
          </table:table-cell>
          <table:table-cell office:value-type="float" office:value="5" table:style-name="ce1">
            <text:p>5</text:p>
          </table:table-cell>
          <table:table-cell office:value-type="float" office:value="6.6" table:style-name="ce1">
            <text:p>6,6</text:p>
          </table:table-cell>
          <table:table-cell office:value-type="float" office:value="21" table:style-name="ce1">
            <text:p>21</text:p>
          </table:table-cell>
          <table:table-cell office:value-type="string" table:style-name="ce1">
            <text:p>Rollie, temperamentní průzkumník s hravou duší, nachází radost v každém okamžiku objevování. Ráda se honí za hračkami a prozkoumává nová zákoutí, její zvědavost ji vede k vzrušujícím dobrodružstvím. Rollie má rozmanitou chuťovou buňku a s nadšením si pochutnává na různých lahůdkách. Její oblíbené místo je u okna, kde se může vyhřívat na slunci a pozorovat svět venku. Díky své živé energii a láskyplné povaze přináší Rollie štěstí a teplo lidem kolem sebe a ztělesňuje hravého ducha kočičího objevování.</text:p>
          </table:table-cell>
          <table:table-cell office:value-type="string" table:style-name="ce1">
            <text:p>rollie.jpg</text:p>
          </table:table-cell>
          <table:table-cell office:value-type="string" table:style-name="ce1">
            <text:p>Kočka</text:p>
          </table:table-cell>
          <table:table-cell office:value-type="date" office:date-value="2014-10-24T00:00:00" table:style-name="ce2">
            <text:p>24.10.2014</text:p>
          </table:table-cell>
          <table:table-cell table:number-columns-repeated="16374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sana</text:p>
          </table:table-cell>
          <table:table-cell office:value-type="float" office:value="12" table:style-name="ce1">
            <text:p>12</text:p>
          </table:table-cell>
          <table:table-cell office:value-type="float" office:value="0.3" table:style-name="ce1">
            <text:p>0,3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Susana, temperamentní objevitelka s hravým srdcem, nachází radost v každém okamžiku objevování. Ráda se honí za hračkami a prozkoumává nová zákoutí, její zvědavost ji vede k vzrušujícím dobrodružstvím. Susana má rozmanité chuťové buňky a s nadšením si pochutnává na různých dobrotách. Její oblíbené místo je u okna, kde se může vyhřívat na slunci a pozorovat svět venku. Se svou živou energií a láskyplnou povahou přináší Susana štěstí a teplo lidem kolem sebe a ztělesňuje hravého ducha kočičího objevování.</text:p>
          </table:table-cell>
          <table:table-cell office:value-type="string" table:style-name="ce1">
            <text:p>susana.jpg</text:p>
          </table:table-cell>
          <table:table-cell office:value-type="string" table:style-name="ce1">
            <text:p>Kočka</text:p>
          </table:table-cell>
          <table:table-cell office:value-type="date" office:date-value="2021-01-07T00:00:00" table:style-name="ce2">
            <text:p>07.01.2021</text:p>
          </table:table-cell>
          <table:table-cell table:number-columns-repeated="16374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rie</text:p>
          </table:table-cell>
          <table:table-cell office:value-type="float" office:value="1" table:style-name="ce1">
            <text:p>1</text:p>
          </table:table-cell>
          <table:table-cell office:value-type="float" office:value="6.9" table:style-name="ce1">
            <text:p>6,9</text:p>
          </table:table-cell>
          <table:table-cell office:value-type="float" office:value="49" table:style-name="ce1">
            <text:p>49</text:p>
          </table:table-cell>
          <table:table-cell office:value-type="string" table:style-name="ce1">
            <text:p>Harrie, temperamentní objevitelka s hravou duší, nachází radost v každém okamžiku objevování. Ráda se honí za hračkami a prozkoumává nová zákoutí, její zvědavost ji vede k vzrušujícím dobrodružstvím. Harrie má rozmanitý jazýček a s nadšením si pochutnává na různých lahůdkách. Její oblíbené místo je u okna, kde se může vyhřívat na slunci a pozorovat svět venku. Díky své živé energii a láskyplné povaze přináší Harrie štěstí a teplo lidem kolem sebe a ztělesňuje hravého ducha kočičího objevování.</text:p>
          </table:table-cell>
          <table:table-cell office:value-type="string" table:style-name="ce1">
            <text:p>harrie.jpg</text:p>
          </table:table-cell>
          <table:table-cell office:value-type="string" table:style-name="ce1">
            <text:p>Kočka</text:p>
          </table:table-cell>
          <table:table-cell office:value-type="date" office:date-value="2009-05-20T00:00:00" table:style-name="ce2">
            <text:p>20.05.2009</text:p>
          </table:table-cell>
          <table:table-cell table:number-columns-repeated="16374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ill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,6</text:p>
          </table:table-cell>
          <table:table-cell office:value-type="float" office:value="48" table:style-name="ce1">
            <text:p>48</text:p>
          </table:table-cell>
          <table:table-cell office:value-type="string" table:style-name="ce1">
            <text:p>Neill, temperamentní průzkumník s hravým srdcem, nachází radost v každém okamžiku objevování. Ráda se honí za hračkami a prozkoumává nová zákoutí, její zvědavost ji vede k vzrušujícím dobrodružstvím. Neill má rozmanitou chuťovou paletu a s nadšením si pochutnává na různých lahůdkách. Její oblíbené místo je u okna, kde se může vyhřívat na slunci a pozorovat svět venku. Díky své živé energii a láskyplné povaze přináší Neill štěstí a teplo lidem kolem sebe a ztělesňuje hravého ducha kočičího objevování.</text:p>
          </table:table-cell>
          <table:table-cell office:value-type="string" table:style-name="ce1">
            <text:p>neill.jpg</text:p>
          </table:table-cell>
          <table:table-cell office:value-type="string" table:style-name="ce1">
            <text:p>Kočka</text:p>
          </table:table-cell>
          <table:table-cell office:value-type="date" office:date-value="2023-09-14T00:00:00" table:style-name="ce2">
            <text:p>14.09.2023</text:p>
          </table:table-cell>
          <table:table-cell table:number-columns-repeated="16374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aydra</text:p>
          </table:table-cell>
          <table:table-cell office:value-type="float" office:value="9" table:style-name="ce1">
            <text:p>9</text:p>
          </table:table-cell>
          <table:table-cell office:value-type="float" office:value="0.8" table:style-name="ce1">
            <text:p>0,8</text:p>
          </table:table-cell>
          <table:table-cell office:value-type="float" office:value="53" table:style-name="ce1">
            <text:p>53</text:p>
          </table:table-cell>
          <table:table-cell office:value-type="string" table:style-name="ce1">
            <text:p>Faydra, temperamentní průzkumnice s hravým srdcem, nachází radost v každém okamžiku objevování. Ráda se honí za hračkami a prozkoumává nová zákoutí, její zvědavost ji vede k vzrušujícím dobrodružstvím. Faydra má rozmanitou chuťovou buňku a s nadšením si pochutnává na různých lahůdkách. Její oblíbené místo je u okna, kde se může vyhřívat na slunci a pozorovat svět venku. Díky své živé energii a láskyplné povaze přináší Faydra štěstí a teplo lidem kolem sebe a ztělesňuje hravého ducha kočičího objevování.</text:p>
          </table:table-cell>
          <table:table-cell office:value-type="string" table:style-name="ce1">
            <text:p>faydra.jpg</text:p>
          </table:table-cell>
          <table:table-cell office:value-type="string" table:style-name="ce1">
            <text:p>Kočka</text:p>
          </table:table-cell>
          <table:table-cell office:value-type="date" office:date-value="2014-12-04T00:00:00" table:style-name="ce2">
            <text:p>04.12.2014</text:p>
          </table:table-cell>
          <table:table-cell table:number-columns-repeated="16374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udoin</text:p>
          </table:table-cell>
          <table:table-cell office:value-type="float" office:value="9" table:style-name="ce1">
            <text:p>9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9" table:style-name="ce1">
            <text:p>39</text:p>
          </table:table-cell>
          <table:table-cell office:value-type="string" table:style-name="ce1">
            <text:p>Bau, temperamentní průzkumník s hravým srdcem, nachází radost v každém okamžiku objevování. Rád se honí za hračkami a prozkoumává nová zákoutí, jeho zvědavost ho vede k vzrušujícím dobrodružstvím. Bau má rozmanitou chuťovou paletu a s nadšením si pochutnává na různých lahůdkách. Jeho oblíbené místo je u okna, kde se může vyhřívat na slunci a pozorovat svět venku. Díky své živé energii a láskyplné povaze přináší Bau štěstí a teplo lidem kolem sebe a ztělesňuje hravého ducha kočičího objevování.</text:p>
          </table:table-cell>
          <table:table-cell office:value-type="string" table:style-name="ce1">
            <text:p>baudoin.jpg</text:p>
          </table:table-cell>
          <table:table-cell office:value-type="string" table:style-name="ce1">
            <text:p>Kocour</text:p>
          </table:table-cell>
          <table:table-cell office:value-type="date" office:date-value="2019-12-06T00:00:00" table:style-name="ce2">
            <text:p>06.12.2019</text:p>
          </table:table-cell>
          <table:table-cell table:number-columns-repeated="16374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nrika</text:p>
          </table:table-cell>
          <table:table-cell office:value-type="float" office:value="12" table:style-name="ce1">
            <text:p>12</text:p>
          </table:table-cell>
          <table:table-cell office:value-type="float" office:value="1.8" table:style-name="ce1">
            <text:p>1,8</text:p>
          </table:table-cell>
          <table:table-cell office:value-type="float" office:value="57" table:style-name="ce1">
            <text:p>57</text:p>
          </table:table-cell>
          <table:table-cell office:value-type="string" table:style-name="ce1">
            <text:p>Enrika, temperamentní objevitelka s hravým srdcem, nachází radost v každém okamžiku objevování. Rád se honí za hračkami a prozkoumává nová zákoutí, jeho zvědavost ho vede k vzrušujícím dobrodružstvím. Enrika má rozmanitou chuťovou buňku a s nadšením si pochutnává na různých lahůdkách. Jeho oblíbené místo je u okna, kde se může vyhřívat na slunci a pozorovat svět venku. Díky své živé energii a láskyplné povaze přináší Enrika štěstí a teplo lidem kolem sebe a ztělesňuje hravého ducha kočičího objevování.</text:p>
          </table:table-cell>
          <table:table-cell office:value-type="string" table:style-name="ce1">
            <text:p>enrika.jpg</text:p>
          </table:table-cell>
          <table:table-cell office:value-type="string" table:style-name="ce1">
            <text:p>Kocour</text:p>
          </table:table-cell>
          <table:table-cell office:value-type="date" office:date-value="2021-07-05T00:00:00" table:style-name="ce2">
            <text:p>05.07.2021</text:p>
          </table:table-cell>
          <table:table-cell table:number-columns-repeated="16374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ward</text:p>
          </table:table-cell>
          <table:table-cell office:value-type="float" office:value="5" table:style-name="ce1">
            <text:p>5</text:p>
          </table:table-cell>
          <table:table-cell office:value-type="float" office:value="2.6" table:style-name="ce1">
            <text:p>2,6</text:p>
          </table:table-cell>
          <table:table-cell office:value-type="float" office:value="31" table:style-name="ce1">
            <text:p>31</text:p>
          </table:table-cell>
          <table:table-cell office:value-type="string" table:style-name="ce1">
            <text:p>Howard, temperamentní průzkumník s hravým srdcem, nachází radost v každém okamžiku objevování. Rád se honí za hračkami a prozkoumává nová zákoutí, jeho zvědavost ho vede k vzrušujícím dobrodružstvím. Howard má rozmanité chuťové buňky a s nadšením si pochutnává na různých lahůdkách. Jeho oblíbené místo je u okna, kde se může vyhřívat na slunci a pozorovat svět venku. Díky své živé energii a láskyplné povaze přináší Howard štěstí a teplo lidem kolem sebe a ztělesňuje hravého ducha kočičího průzkumu.</text:p>
          </table:table-cell>
          <table:table-cell office:value-type="string" table:style-name="ce1">
            <text:p>howard.jpg</text:p>
          </table:table-cell>
          <table:table-cell office:value-type="string" table:style-name="ce1">
            <text:p>Kocour</text:p>
          </table:table-cell>
          <table:table-cell office:value-type="date" office:date-value="2021-03-09T00:00:00" table:style-name="ce2">
            <text:p>09.03.2021</text:p>
          </table:table-cell>
          <table:table-cell table:number-columns-repeated="16374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nmaria</text:p>
          </table:table-cell>
          <table:table-cell office:value-type="float" office:value="13" table:style-name="ce1">
            <text:p>13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69" table:style-name="ce1">
            <text:p>69</text:p>
          </table:table-cell>
          <table:table-cell office:value-type="string" table:style-name="ce1">
            <text:p>Ann, temperamentní průzkumnice s hravým srdcem, nachází radost v každém okamžiku objevování. Rád se honí za hračkami a prozkoumává nová zákoutí, jeho zvědavost ho vede k vzrušujícím dobrodružstvím. Ann má rozmanitý jazýček a s nadšením si pochutnává na různých lahůdkách. Jeho oblíbené místo je u okna, kde se může vyhřívat na slunci a pozorovat svět venku. Díky své živé energii a láskyplné povaze přináší Ann štěstí a teplo lidem kolem sebe a ztělesňuje hravého ducha kočičího objevování.</text:p>
          </table:table-cell>
          <table:table-cell office:value-type="string" table:style-name="ce1">
            <text:p>annmaria.jpg</text:p>
          </table:table-cell>
          <table:table-cell office:value-type="string" table:style-name="ce1">
            <text:p>Kocour</text:p>
          </table:table-cell>
          <table:table-cell office:value-type="date" office:date-value="2015-06-19T00:00:00" table:style-name="ce2">
            <text:p>19.06.2015</text:p>
          </table:table-cell>
          <table:table-cell table:number-columns-repeated="16374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sther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70" table:style-name="ce1">
            <text:p>70</text:p>
          </table:table-cell>
          <table:table-cell office:value-type="string" table:style-name="ce1">
            <text:p>Esther, temperamentní objevitelka s hravým srdcem, nachází radost v každém okamžiku objevování. Rád se honí za hračkami a prozkoumává nová zákoutí, jeho zvědavost ho vede k vzrušujícím dobrodružstvím. Esther má rozmanité chuťové buňky a s nadšením si pochutnává na různých lahůdkách. Jeho oblíbené místo je u okna, kde se může vyhřívat na slunci a pozorovat svět venku. Díky své živé energii a láskyplné povaze přináší Esther štěstí a teplo lidem kolem sebe a ztělesňuje hravého ducha kočičího zkoumání.</text:p>
          </table:table-cell>
          <table:table-cell office:value-type="string" table:style-name="ce1">
            <text:p>esther.jpg</text:p>
          </table:table-cell>
          <table:table-cell office:value-type="string" table:style-name="ce1">
            <text:p>Kocour</text:p>
          </table:table-cell>
          <table:table-cell office:value-type="date" office:date-value="2018-12-04T00:00:00" table:style-name="ce2">
            <text:p>04.12.2018</text:p>
          </table:table-cell>
          <table:table-cell table:number-columns-repeated="16374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epha</text:p>
          </table:table-cell>
          <table:table-cell office:value-type="float" office:value="8" table:style-name="ce1">
            <text:p>8</text:p>
          </table:table-cell>
          <table:table-cell office:value-type="float" office:value="2.1" table:style-name="ce1">
            <text:p>2,1</text:p>
          </table:table-cell>
          <table:table-cell office:value-type="float" office:value="36" table:style-name="ce1">
            <text:p>36</text:p>
          </table:table-cell>
          <table:table-cell office:value-type="string" table:style-name="ce1">
            <text:p>Steph, temperamentní průzkumnice s hravým srdcem, nachází radost v každém okamžiku objevování. Rád se honí za hračkami a prozkoumává nová zákoutí, jeho zvědavost ho vede k vzrušujícím dobrodružstvím. Steph má rozmanité chuťové buňky a s nadšením si pochutnává na různých lahůdkách. Jeho oblíbené místo je u okna, kde se může vyhřívat na slunci a pozorovat svět venku. Díky své živé energii a láskyplné povaze přináší Steph štěstí a teplo lidem kolem sebe a ztělesňuje hravého ducha kočičího zkoumání.</text:p>
          </table:table-cell>
          <table:table-cell office:value-type="string" table:style-name="ce1">
            <text:p>stepha.jpg</text:p>
          </table:table-cell>
          <table:table-cell office:value-type="string" table:style-name="ce1">
            <text:p>Kocour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sse</text:p>
          </table:table-cell>
          <table:table-cell office:value-type="float" office:value="17" table:style-name="ce1">
            <text:p>17</text:p>
          </table:table-cell>
          <table:table-cell office:value-type="float" office:value="6.3" table:style-name="ce1">
            <text:p>6,3</text:p>
          </table:table-cell>
          <table:table-cell office:value-type="float" office:value="19" table:style-name="ce1">
            <text:p>19</text:p>
          </table:table-cell>
          <table:table-cell office:value-type="string" table:style-name="ce1">
            <text:p>Jesse Pinkman</text:p>
          </table:table-cell>
          <table:table-cell office:value-type="string" table:style-name="ce1">
            <text:p>jesse.jpg</text:p>
          </table:table-cell>
          <table:table-cell office:value-type="string" table:style-name="ce1">
            <text:p>Kočka</text:p>
          </table:table-cell>
          <table:table-cell office:value-type="date" office:date-value="2023-03-05T00:00:00" table:style-name="ce2">
            <text:p>05.03.2023</text:p>
          </table:table-cell>
          <table:table-cell table:number-columns-repeated="16374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aire</text:p>
          </table:table-cell>
          <table:table-cell office:value-type="float" office:value="14" table:style-name="ce1">
            <text:p>14</text:p>
          </table:table-cell>
          <table:table-cell office:value-type="float" office:value="6.2" table:style-name="ce1">
            <text:p>6,2</text:p>
          </table:table-cell>
          <table:table-cell office:value-type="float" office:value="40" table:style-name="ce1">
            <text:p>40</text:p>
          </table:table-cell>
          <table:table-cell office:value-type="string" table:style-name="ce1">
            <text:p>Claire, temperamentní průzkumnice s hravou duší, nachází radost v každém okamžiku objevování. Ráda se honí za hračkami a prozkoumává nová zákoutí, její zvědavost ji vede k vzrušujícím dobrodružstvím. Claire má rozmanité chuťové buňky a s nadšením si pochutnává na různých lahůdkách. Její oblíbené místo je u okna, kde se může vyhřívat na slunci a pozorovat svět venku. Claire se svou živou energií a láskyplnou povahou přináší štěstí a teplo lidem kolem sebe a ztělesňuje hravého ducha kočičího objevování.</text:p>
          </table:table-cell>
          <table:table-cell office:value-type="string" table:style-name="ce1">
            <text:p>claire.jpg</text:p>
          </table:table-cell>
          <table:table-cell office:value-type="string" table:style-name="ce1">
            <text:p>Kočka</text:p>
          </table:table-cell>
          <table:table-cell office:value-type="date" office:date-value="2013-02-07T00:00:00" table:style-name="ce2">
            <text:p>07.02.2013</text:p>
          </table:table-cell>
          <table:table-cell table:number-columns-repeated="16374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inaldo</text:p>
          </table:table-cell>
          <table:table-cell office:value-type="float" office:value="12" table:style-name="ce1">
            <text:p>12</text:p>
          </table:table-cell>
          <table:table-cell office:value-type="float" office:value="5.2" table:style-name="ce1">
            <text:p>5,2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rinaldo.jpg</text:p>
          </table:table-cell>
          <table:table-cell office:value-type="string" table:style-name="ce1">
            <text:p>Kocour</text:p>
          </table:table-cell>
          <table:table-cell office:value-type="date" office:date-value="2010-05-18T00:00:00" table:style-name="ce2">
            <text:p>18.05.2010</text:p>
          </table:table-cell>
          <table:table-cell table:number-columns-repeated="16374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nneth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kenneth.jpg</text:p>
          </table:table-cell>
          <table:table-cell office:value-type="string" table:style-name="ce1">
            <text:p>Kocour</text:p>
          </table:table-cell>
          <table:table-cell office:value-type="date" office:date-value="2022-06-15T00:00:00" table:style-name="ce2">
            <text:p>15.06.2022</text:p>
          </table:table-cell>
          <table:table-cell table:number-columns-repeated="16374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ckie</text:p>
          </table:table-cell>
          <table:table-cell office:value-type="float" office:value="15" table:style-name="ce1">
            <text:p>15</text:p>
          </table:table-cell>
          <table:table-cell office:value-type="float" office:value="0.5" table:style-name="ce1">
            <text:p>0,5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beckie.jpg</text:p>
          </table:table-cell>
          <table:table-cell office:value-type="string" table:style-name="ce1">
            <text:p>Kočka</text:p>
          </table:table-cell>
          <table:table-cell office:value-type="date" office:date-value="2009-11-14T00:00:00" table:style-name="ce2">
            <text:p>14.11.2009</text:p>
          </table:table-cell>
          <table:table-cell table:number-columns-repeated="16374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v</text:p>
          </table:table-cell>
          <table:table-cell office:value-type="float" office:value="7" table:style-name="ce1">
            <text:p>7</text:p>
          </table:table-cell>
          <table:table-cell office:value-type="float" office:value="6.3" table:style-name="ce1">
            <text:p>6,3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string" table:style-name="ce1">
            <text:p>lev.jpg</text:p>
          </table:table-cell>
          <table:table-cell office:value-type="string" table:style-name="ce1">
            <text:p>Kocour</text:p>
          </table:table-cell>
          <table:table-cell office:value-type="date" office:date-value="2012-01-12T00:00:00" table:style-name="ce2">
            <text:p>12.01.2012</text:p>
          </table:table-cell>
          <table:table-cell table:number-columns-repeated="16374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nzie</text:p>
          </table:table-cell>
          <table:table-cell office:value-type="float" office:value="11" table:style-name="ce1">
            <text:p>11</text:p>
          </table:table-cell>
          <table:table-cell office:value-type="float" office:value="3.4" table:style-name="ce1">
            <text:p>3,4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string" table:style-name="ce1">
            <text:p>fonzie.jpg</text:p>
          </table:table-cell>
          <table:table-cell office:value-type="string" table:style-name="ce1">
            <text:p>Kocour</text:p>
          </table:table-cell>
          <table:table-cell office:value-type="date" office:date-value="2010-04-07T00:00:00" table:style-name="ce2">
            <text:p>07.04.2010</text:p>
          </table:table-cell>
          <table:table-cell table:number-columns-repeated="16374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nce</text:p>
          </table:table-cell>
          <table:table-cell office:value-type="float" office:value="3" table:style-name="ce1">
            <text:p>3</text:p>
          </table:table-cell>
          <table:table-cell office:value-type="float" office:value="1.6" table:style-name="ce1">
            <text:p>1,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lance.jpg</text:p>
          </table:table-cell>
          <table:table-cell office:value-type="string" table:style-name="ce1">
            <text:p>Kočka</text:p>
          </table:table-cell>
          <table:table-cell office:value-type="date" office:date-value="2022-10-29T00:00:00" table:style-name="ce2">
            <text:p>29.10.2022</text:p>
          </table:table-cell>
          <table:table-cell table:number-columns-repeated="16374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lli</text:p>
          </table:table-cell>
          <table:table-cell office:value-type="float" office:value="14" table:style-name="ce1">
            <text:p>1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elli.jpg</text:p>
          </table:table-cell>
          <table:table-cell office:value-type="string" table:style-name="ce1">
            <text:p>Kocour</text:p>
          </table:table-cell>
          <table:table-cell office:value-type="date" office:date-value="2011-04-21T00:00:00" table:style-name="ce2">
            <text:p>21.04.2011</text:p>
          </table:table-cell>
          <table:table-cell table:number-columns-repeated="16374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igh</text:p>
          </table:table-cell>
          <table:table-cell office:value-type="float" office:value="10" table:style-name="ce1">
            <text:p>10</text:p>
          </table:table-cell>
          <table:table-cell office:value-type="float" office:value="4.7" table:style-name="ce1">
            <text:p>4,7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leigh2.jpg</text:p>
          </table:table-cell>
          <table:table-cell office:value-type="string" table:style-name="ce1">
            <text:p>Kočka</text:p>
          </table:table-cell>
          <table:table-cell office:value-type="date" office:date-value="2014-02-21T00:00:00" table:style-name="ce2">
            <text:p>21.02.2014</text:p>
          </table:table-cell>
          <table:table-cell table:number-columns-repeated="16374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dessa</text:p>
          </table:table-cell>
          <table:table-cell office:value-type="float" office:value="6" table:style-name="ce1">
            <text:p>6</text:p>
          </table:table-cell>
          <table:table-cell office:value-type="float" office:value="0.2" table:style-name="ce1">
            <text:p>0,2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string" table:style-name="ce1">
            <text:p>odessa.jpg</text:p>
          </table:table-cell>
          <table:table-cell office:value-type="string" table:style-name="ce1">
            <text:p>Kocour</text:p>
          </table:table-cell>
          <table:table-cell office:value-type="date" office:date-value="2021-07-27T00:00:00" table:style-name="ce2">
            <text:p>27.07.2021</text:p>
          </table:table-cell>
          <table:table-cell table:number-columns-repeated="16374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uri</text:p>
          </table:table-cell>
          <table:table-cell office:value-type="float" office:value="3" table:style-name="ce1">
            <text:p>3</text:p>
          </table:table-cell>
          <table:table-cell office:value-type="float" office:value="2.7" table:style-name="ce1">
            <text:p>2,7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lauri.jpg</text:p>
          </table:table-cell>
          <table:table-cell office:value-type="string" table:style-name="ce1">
            <text:p>Kočka</text:p>
          </table:table-cell>
          <table:table-cell office:value-type="date" office:date-value="2017-10-29T00:00:00" table:style-name="ce2">
            <text:p>29.10.2017</text:p>
          </table:table-cell>
          <table:table-cell table:number-columns-repeated="16374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da</text:p>
          </table:table-cell>
          <table:table-cell office:value-type="float" office:value="10" table:style-name="ce1">
            <text:p>10</text:p>
          </table:table-cell>
          <table:table-cell office:value-type="float" office:value="6.5" table:style-name="ce1">
            <text:p>6,5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sada.jpg</text:p>
          </table:table-cell>
          <table:table-cell office:value-type="string" table:style-name="ce1">
            <text:p>Kočka</text:p>
          </table:table-cell>
          <table:table-cell office:value-type="date" office:date-value="2011-01-23T00:00:00" table:style-name="ce2">
            <text:p>23.01.2011</text:p>
          </table:table-cell>
          <table:table-cell table:number-columns-repeated="16374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ramey</text:p>
          </table:table-cell>
          <table:table-cell office:value-type="float" office:value="4" table:style-name="ce1">
            <text:p>4</text:p>
          </table:table-cell>
          <table:table-cell office:value-type="float" office:value="3.2" table:style-name="ce1">
            <text:p>3,2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string" table:style-name="ce1">
            <text:p>jeramey.jpg</text:p>
          </table:table-cell>
          <table:table-cell office:value-type="string" table:style-name="ce1">
            <text:p>Kocour</text:p>
          </table:table-cell>
          <table:table-cell office:value-type="date" office:date-value="2014-06-22T00:00:00" table:style-name="ce2">
            <text:p>22.06.2014</text:p>
          </table:table-cell>
          <table:table-cell table:number-columns-repeated="16374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aria</text:p>
          </table:table-cell>
          <table:table-cell office:value-type="float" office:value="14" table:style-name="ce1">
            <text:p>14</text:p>
          </table:table-cell>
          <table:table-cell office:value-type="float" office:value="1.9" table:style-name="ce1">
            <text:p>1,9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zaria.jpg</text:p>
          </table:table-cell>
          <table:table-cell office:value-type="string" table:style-name="ce1">
            <text:p>Kočka</text:p>
          </table:table-cell>
          <table:table-cell office:value-type="date" office:date-value="2017-11-29T00:00:00" table:style-name="ce2">
            <text:p>29.11.2017</text:p>
          </table:table-cell>
          <table:table-cell table:number-columns-repeated="16374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n</text:p>
          </table:table-cell>
          <table:table-cell office:value-type="float" office:value="2" table:style-name="ce1">
            <text:p>2</text:p>
          </table:table-cell>
          <table:table-cell office:value-type="float" office:value="2.4" table:style-name="ce1">
            <text:p>2,4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string" table:style-name="ce1">
            <text:p>gan.jpg</text:p>
          </table:table-cell>
          <table:table-cell office:value-type="string" table:style-name="ce1">
            <text:p>Kočka</text:p>
          </table:table-cell>
          <table:table-cell office:value-type="date" office:date-value="2019-09-24T00:00:00" table:style-name="ce2">
            <text:p>24.09.2019</text:p>
          </table:table-cell>
          <table:table-cell table:number-columns-repeated="16374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eorgie</text:p>
          </table:table-cell>
          <table:table-cell office:value-type="float" office:value="6" table:style-name="ce1">
            <text:p>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georgie.jpg</text:p>
          </table:table-cell>
          <table:table-cell office:value-type="string" table:style-name="ce1">
            <text:p>Kocour</text:p>
          </table:table-cell>
          <table:table-cell office:value-type="date" office:date-value="2021-07-26T00:00:00" table:style-name="ce2">
            <text:p>26.07.2021</text:p>
          </table:table-cell>
          <table:table-cell table:number-columns-repeated="16374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na</text:p>
          </table:table-cell>
          <table:table-cell office:value-type="float" office:value="5" table:style-name="ce1">
            <text:p>5</text:p>
          </table:table-cell>
          <table:table-cell office:value-type="float" office:value="2.4" table:style-name="ce1">
            <text:p>2,4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rona.jpg</text:p>
          </table:table-cell>
          <table:table-cell office:value-type="string" table:style-name="ce1">
            <text:p>Kocour</text:p>
          </table:table-cell>
          <table:table-cell office:value-type="date" office:date-value="2023-12-28T00:00:00" table:style-name="ce2">
            <text:p>28.12.2023</text:p>
          </table:table-cell>
          <table:table-cell table:number-columns-repeated="16374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leon</text:p>
          </table:table-cell>
          <table:table-cell office:value-type="float" office:value="4" table:style-name="ce1">
            <text:p>4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kleon.jpg</text:p>
          </table:table-cell>
          <table:table-cell office:value-type="string" table:style-name="ce1">
            <text:p>Kocour</text:p>
          </table:table-cell>
          <table:table-cell office:value-type="date" office:date-value="2022-10-14T00:00:00" table:style-name="ce2">
            <text:p>14.10.2022</text:p>
          </table:table-cell>
          <table:table-cell table:number-columns-repeated="16374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sador</text:p>
          </table:table-cell>
          <table:table-cell office:value-type="float" office:value="2" table:style-name="ce1">
            <text:p>2</text:p>
          </table:table-cell>
          <table:table-cell office:value-type="float" office:value="5.5" table:style-name="ce1">
            <text:p>5,5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isador.jpg</text:p>
          </table:table-cell>
          <table:table-cell office:value-type="string" table:style-name="ce1">
            <text:p>Kocour</text:p>
          </table:table-cell>
          <table:table-cell office:value-type="date" office:date-value="2013-06-17T00:00:00" table:style-name="ce2">
            <text:p>17.06.2013</text:p>
          </table:table-cell>
          <table:table-cell table:number-columns-repeated="16374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tha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catha.jpg</text:p>
          </table:table-cell>
          <table:table-cell office:value-type="string" table:style-name="ce1">
            <text:p>Kocour</text:p>
          </table:table-cell>
          <table:table-cell office:value-type="date" office:date-value="2014-11-14T00:00:00" table:style-name="ce2">
            <text:p>14.11.2014</text:p>
          </table:table-cell>
          <table:table-cell table:number-columns-repeated="16374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rminia</text:p>
          </table:table-cell>
          <table:table-cell office:value-type="float" office:value="11" table:style-name="ce1">
            <text:p>11</text:p>
          </table:table-cell>
          <table:table-cell office:value-type="float" office:value="6.4" table:style-name="ce1">
            <text:p>6,4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herminia.jpg</text:p>
          </table:table-cell>
          <table:table-cell office:value-type="string" table:style-name="ce1">
            <text:p>Kocour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lina</text:p>
          </table:table-cell>
          <table:table-cell office:value-type="float" office:value="9" table:style-name="ce1">
            <text:p>9</text:p>
          </table:table-cell>
          <table:table-cell office:value-type="float" office:value="3.1" table:style-name="ce1">
            <text:p>3,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arlina.jpg</text:p>
          </table:table-cell>
          <table:table-cell office:value-type="string" table:style-name="ce1">
            <text:p>Kočka</text:p>
          </table:table-cell>
          <table:table-cell office:value-type="date" office:date-value="2010-09-14T00:00:00" table:style-name="ce2">
            <text:p>14.09.2010</text:p>
          </table:table-cell>
          <table:table-cell table:number-columns-repeated="16374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ney</text:p>
          </table:table-cell>
          <table:table-cell office:value-type="float" office:value="6" table:style-name="ce1">
            <text:p>6</text:p>
          </table:table-cell>
          <table:table-cell office:value-type="float" office:value="2.8" table:style-name="ce1">
            <text:p>2,8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string" table:style-name="ce1">
            <text:p>arney.jpg</text:p>
          </table:table-cell>
          <table:table-cell office:value-type="string" table:style-name="ce1">
            <text:p>Kočka</text:p>
          </table:table-cell>
          <table:table-cell office:value-type="date" office:date-value="2015-10-21T00:00:00" table:style-name="ce2">
            <text:p>21.10.2015</text:p>
          </table:table-cell>
          <table:table-cell table:number-columns-repeated="16374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silius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basilius.jpg</text:p>
          </table:table-cell>
          <table:table-cell office:value-type="string" table:style-name="ce1">
            <text:p>Kočka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rrelle</text:p>
          </table:table-cell>
          <table:table-cell office:value-type="float" office:value="4" table:style-name="ce1">
            <text:p>4</text:p>
          </table:table-cell>
          <table:table-cell office:value-type="float" office:value="1.4" table:style-name="ce1">
            <text:p>1,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arrelle.jpg</text:p>
          </table:table-cell>
          <table:table-cell office:value-type="string" table:style-name="ce1">
            <text:p>Kocour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lissa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mallissa.jpg</text:p>
          </table:table-cell>
          <table:table-cell office:value-type="string" table:style-name="ce1">
            <text:p>Kočka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rby</text:p>
          </table:table-cell>
          <table:table-cell office:value-type="float" office:value="2" table:style-name="ce1">
            <text:p>2</text:p>
          </table:table-cell>
          <table:table-cell office:value-type="float" office:value="2.8" table:style-name="ce1">
            <text:p>2,8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string" table:style-name="ce1">
            <text:p>norby.jpg</text:p>
          </table:table-cell>
          <table:table-cell office:value-type="string" table:style-name="ce1">
            <text:p>Kočka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litta</text:p>
          </table:table-cell>
          <table:table-cell office:value-type="float" office:value="10" table:style-name="ce1">
            <text:p>10</text:p>
          </table:table-cell>
          <table:table-cell office:value-type="float" office:value="6.2" table:style-name="ce1">
            <text:p>6,2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string" table:style-name="ce1">
            <text:p>melitta.jpg</text:p>
          </table:table-cell>
          <table:table-cell office:value-type="string" table:style-name="ce1">
            <text:p>Kočka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ten</text:p>
          </table:table-cell>
          <table:table-cell office:value-type="float" office:value="5" table:style-name="ce1">
            <text:p>5</text:p>
          </table:table-cell>
          <table:table-cell office:value-type="float" office:value="3.9" table:style-name="ce1">
            <text:p>3,9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marten.jpg</text:p>
          </table:table-cell>
          <table:table-cell office:value-type="string" table:style-name="ce1">
            <text:p>Kocour</text:p>
          </table:table-cell>
          <table:table-cell office:value-type="date" office:date-value="2017-05-06T00:00:00" table:style-name="ce2">
            <text:p>06.05.2017</text:p>
          </table:table-cell>
          <table:table-cell table:number-columns-repeated="16374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sh</text:p>
          </table:table-cell>
          <table:table-cell office:value-type="float" office:value="17" table:style-name="ce1">
            <text:p>17</text:p>
          </table:table-cell>
          <table:table-cell office:value-type="float" office:value="0.3" table:style-name="ce1">
            <text:p>0,3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josh.jpg</text:p>
          </table:table-cell>
          <table:table-cell office:value-type="string" table:style-name="ce1">
            <text:p>Kočka</text:p>
          </table:table-cell>
          <table:table-cell office:value-type="date" office:date-value="2011-10-14T00:00:00" table:style-name="ce2">
            <text:p>14.10.2011</text:p>
          </table:table-cell>
          <table:table-cell table:number-columns-repeated="16374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yrone</text:p>
          </table:table-cell>
          <table:table-cell office:value-type="float" office:value="13" table:style-name="ce1">
            <text:p>13</text:p>
          </table:table-cell>
          <table:table-cell office:value-type="float" office:value="6.9" table:style-name="ce1">
            <text:p>6,9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tyrone.jpg</text:p>
          </table:table-cell>
          <table:table-cell office:value-type="string" table:style-name="ce1">
            <text:p>Kocour</text:p>
          </table:table-cell>
          <table:table-cell office:value-type="date" office:date-value="2017-05-11T00:00:00" table:style-name="ce2">
            <text:p>11.05.2017</text:p>
          </table:table-cell>
          <table:table-cell table:number-columns-repeated="16374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mmie</text:p>
          </table:table-cell>
          <table:table-cell office:value-type="float" office:value="12" table:style-name="ce1">
            <text:p>12</text:p>
          </table:table-cell>
          <table:table-cell office:value-type="float" office:value="1.8" table:style-name="ce1">
            <text:p>1,8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string" table:style-name="ce1">
            <text:p>pammie.jpg</text:p>
          </table:table-cell>
          <table:table-cell office:value-type="string" table:style-name="ce1">
            <text:p>Kočka</text:p>
          </table:table-cell>
          <table:table-cell office:value-type="date" office:date-value="2015-09-20T00:00:00" table:style-name="ce2">
            <text:p>20.09.2015</text:p>
          </table:table-cell>
          <table:table-cell table:number-columns-repeated="16374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ol</text:p>
          </table:table-cell>
          <table:table-cell office:value-type="float" office:value="8" table:style-name="ce1">
            <text:p>8</text:p>
          </table:table-cell>
          <table:table-cell office:value-type="float" office:value="5.5" table:style-name="ce1">
            <text:p>5,5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sol.jpg</text:p>
          </table:table-cell>
          <table:table-cell office:value-type="string" table:style-name="ce1">
            <text:p>Kocour</text:p>
          </table:table-cell>
          <table:table-cell office:value-type="date" office:date-value="2017-02-09T00:00:00" table:style-name="ce2">
            <text:p>09.02.2017</text:p>
          </table:table-cell>
          <table:table-cell table:number-columns-repeated="16374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terus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peterus.jpg</text:p>
          </table:table-cell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itos</text:p>
          </table:table-cell>
          <table:table-cell office:value-type="float" office:value="12" table:style-name="ce1">
            <text:p>12</text:p>
          </table:table-cell>
          <table:table-cell office:value-type="float" office:value="0.3" table:style-name="ce1">
            <text:p>0,3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titos.jpg</text:p>
          </table:table-cell>
          <table:table-cell office:value-type="string" table:style-name="ce1">
            <text:p>Kocour</text:p>
          </table:table-cell>
          <table:table-cell office:value-type="date" office:date-value="2019-05-16T00:00:00" table:style-name="ce2">
            <text:p>16.05.2019</text:p>
          </table:table-cell>
          <table:table-cell table:number-columns-repeated="16374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ador</text:p>
          </table:table-cell>
          <table:table-cell office:value-type="float" office:value="0" table:style-name="ce1">
            <text:p>0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string" table:style-name="ce1">
            <text:p>teador.jpg</text:p>
          </table:table-cell>
          <table:table-cell office:value-type="string" table:style-name="ce1">
            <text:p>Kočka</text:p>
          </table:table-cell>
          <table:table-cell office:value-type="date" office:date-value="2018-02-03T00:00:00" table:style-name="ce2">
            <text:p>03.02.2018</text:p>
          </table:table-cell>
          <table:table-cell table:number-columns-repeated="16374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hlin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string" table:style-name="ce1">
            <text:p>ashlin.jpg</text:p>
          </table:table-cell>
          <table:table-cell office:value-type="string" table:style-name="ce1">
            <text:p>Kocour</text:p>
          </table:table-cell>
          <table:table-cell office:value-type="date" office:date-value="2013-03-20T00:00:00" table:style-name="ce2">
            <text:p>20.03.2013</text:p>
          </table:table-cell>
          <table:table-cell table:number-columns-repeated="16374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cklin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string" table:style-name="ce1">
            <text:p>francklin.jpg</text:p>
          </table:table-cell>
          <table:table-cell office:value-type="string" table:style-name="ce1">
            <text:p>Kocour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bastiano</text:p>
          </table:table-cell>
          <table:table-cell office:value-type="float" office:value="0" table:style-name="ce1">
            <text:p>0</text:p>
          </table:table-cell>
          <table:table-cell office:value-type="float" office:value="5.4" table:style-name="ce1">
            <text:p>5,4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sebastiano.jpg</text:p>
          </table:table-cell>
          <table:table-cell office:value-type="string" table:style-name="ce1">
            <text:p>Kočka</text:p>
          </table:table-cell>
          <table:table-cell office:value-type="date" office:date-value="2015-11-12T00:00:00" table:style-name="ce2">
            <text:p>12.11.2015</text:p>
          </table:table-cell>
          <table:table-cell table:number-columns-repeated="16374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iggs</text:p>
          </table:table-cell>
          <table:table-cell office:value-type="float" office:value="14" table:style-name="ce1">
            <text:p>14</text:p>
          </table:table-cell>
          <table:table-cell office:value-type="float" office:value="0.7" table:style-name="ce1">
            <text:p>0,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briggs.jpg</text:p>
          </table:table-cell>
          <table:table-cell office:value-type="string" table:style-name="ce1">
            <text:p>Kočka</text:p>
          </table:table-cell>
          <table:table-cell office:value-type="date" office:date-value="2016-03-30T00:00:00" table:style-name="ce2">
            <text:p>30.03.2016</text:p>
          </table:table-cell>
          <table:table-cell table:number-columns-repeated="16374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ltie</text:p>
          </table:table-cell>
          <table:table-cell office:value-type="float" office:value="13" table:style-name="ce1">
            <text:p>13</text:p>
          </table:table-cell>
          <table:table-cell office:value-type="float" office:value="6.1" table:style-name="ce1">
            <text:p>6,1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miltie.jpg</text:p>
          </table:table-cell>
          <table:table-cell office:value-type="string" table:style-name="ce1">
            <text:p>Kočka</text:p>
          </table:table-cell>
          <table:table-cell office:value-type="date" office:date-value="2019-12-20T00:00:00" table:style-name="ce2">
            <text:p>20.12.2019</text:p>
          </table:table-cell>
          <table:table-cell table:number-columns-repeated="16374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gnacius</text:p>
          </table:table-cell>
          <table:table-cell office:value-type="float" office:value="14" table:style-name="ce1">
            <text:p>14</text:p>
          </table:table-cell>
          <table:table-cell office:value-type="float" office:value="6.7" table:style-name="ce1">
            <text:p>6,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ignacius.jpg</text:p>
          </table:table-cell>
          <table:table-cell office:value-type="string" table:style-name="ce1">
            <text:p>Kocour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n</text:p>
          </table:table-cell>
          <table:table-cell office:value-type="float" office:value="8" table:style-name="ce1">
            <text:p>8</text:p>
          </table:table-cell>
          <table:table-cell office:value-type="float" office:value="2.1" table:style-name="ce1">
            <text:p>2,1</text:p>
          </table:table-cell>
          <table:table-cell office:value-type="float" office:value="25" table:style-name="ce1">
            <text:p>25</text:p>
          </table:table-cell>
          <table:table-cell table:style-name="ce1"/>
          <table:table-cell office:value-type="string" table:style-name="ce1">
            <text:p>vin.jpg</text:p>
          </table:table-cell>
          <table:table-cell office:value-type="string" table:style-name="ce1">
            <text:p>Kočka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lome</text:p>
          </table:table-cell>
          <table:table-cell office:value-type="float" office:value="12" table:style-name="ce1">
            <text:p>12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string" table:style-name="ce1">
            <text:p>salome.jpg</text:p>
          </table:table-cell>
          <table:table-cell office:value-type="string" table:style-name="ce1">
            <text:p>Kocour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ils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neils.jpg</text:p>
          </table:table-cell>
          <table:table-cell office:value-type="string" table:style-name="ce1">
            <text:p>Kocour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inhold</text:p>
          </table:table-cell>
          <table:table-cell office:value-type="float" office:value="9" table:style-name="ce1">
            <text:p>9</text:p>
          </table:table-cell>
          <table:table-cell office:value-type="float" office:value="6.4" table:style-name="ce1">
            <text:p>6,4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string" table:style-name="ce1">
            <text:p>reinhold.jpg</text:p>
          </table:table-cell>
          <table:table-cell office:value-type="string" table:style-name="ce1">
            <text:p>Kocour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fons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string" table:style-name="ce1">
            <text:p>alfons.jpg</text:p>
          </table:table-cell>
          <table:table-cell office:value-type="string" table:style-name="ce1">
            <text:p>Kočka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sie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string" table:style-name="ce1">
            <text:p>josie.jpg</text:p>
          </table:table-cell>
          <table:table-cell office:value-type="string" table:style-name="ce1">
            <text:p>Kocour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rginie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string" table:style-name="ce1">
            <text:p>virginie.jpg</text:p>
          </table:table-cell>
          <table:table-cell office:value-type="string" table:style-name="ce1">
            <text:p>Kocour</text:p>
          </table:table-cell>
          <table:table-cell office:value-type="date" office:date-value="2015-04-28T00:00:00" table:style-name="ce2">
            <text:p>28.04.2015</text:p>
          </table:table-cell>
          <table:table-cell table:number-columns-repeated="16374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te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,9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string" table:style-name="ce1">
            <text:p>vite.jpg</text:p>
          </table:table-cell>
          <table:table-cell office:value-type="string" table:style-name="ce1">
            <text:p>Kocour</text:p>
          </table:table-cell>
          <table:table-cell office:value-type="date" office:date-value="2011-09-05T00:00:00" table:style-name="ce2">
            <text:p>05.09.2011</text:p>
          </table:table-cell>
          <table:table-cell table:number-columns-repeated="16374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ttfried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,3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gottfried.jpg</text:p>
          </table:table-cell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ley</text:p>
          </table:table-cell>
          <table:table-cell office:value-type="float" office:value="14" table:style-name="ce1">
            <text:p>1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string" table:style-name="ce1">
            <text:p>kiley.jpg</text:p>
          </table:table-cell>
          <table:table-cell office:value-type="string" table:style-name="ce1">
            <text:p>Kocour</text:p>
          </table:table-cell>
          <table:table-cell office:value-type="date" office:date-value="2022-07-05T00:00:00" table:style-name="ce2">
            <text:p>05.07.2022</text:p>
          </table:table-cell>
          <table:table-cell table:number-columns-repeated="16374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ckey</text:p>
          </table:table-cell>
          <table:table-cell office:value-type="float" office:value="9" table:style-name="ce1">
            <text:p>9</text:p>
          </table:table-cell>
          <table:table-cell office:value-type="float" office:value="3.5" table:style-name="ce1">
            <text:p>3,5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string" table:style-name="ce1">
            <text:p>rockey.jpg</text:p>
          </table:table-cell>
          <table:table-cell office:value-type="string" table:style-name="ce1">
            <text:p>Kocour</text:p>
          </table:table-cell>
          <table:table-cell office:value-type="date" office:date-value="2011-09-13T00:00:00" table:style-name="ce2">
            <text:p>13.09.2011</text:p>
          </table:table-cell>
          <table:table-cell table:number-columns-repeated="16374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nni</text:p>
          </table:table-cell>
          <table:table-cell office:value-type="float" office:value="14" table:style-name="ce1">
            <text:p>14</text:p>
          </table:table-cell>
          <table:table-cell office:value-type="float" office:value="0.5" table:style-name="ce1">
            <text:p>0,5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string" table:style-name="ce1">
            <text:p>benni.jpg</text:p>
          </table:table-cell>
          <table:table-cell office:value-type="string" table:style-name="ce1">
            <text:p>Kočka</text:p>
          </table:table-cell>
          <table:table-cell office:value-type="date" office:date-value="2018-01-16T00:00:00" table:style-name="ce2">
            <text:p>16.01.2018</text:p>
          </table:table-cell>
          <table:table-cell table:number-columns-repeated="16374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ncaid</text:p>
          </table:table-cell>
          <table:table-cell office:value-type="float" office:value="9" table:style-name="ce1">
            <text:p>9</text:p>
          </table:table-cell>
          <table:table-cell office:value-type="float" office:value="3.9" table:style-name="ce1">
            <text:p>3,9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string" table:style-name="ce1">
            <text:p>kincaid.jpg</text:p>
          </table:table-cell>
          <table:table-cell office:value-type="string" table:style-name="ce1">
            <text:p>Kočka</text:p>
          </table:table-cell>
          <table:table-cell office:value-type="date" office:date-value="2010-02-12T00:00:00" table:style-name="ce2">
            <text:p>12.02.2010</text:p>
          </table:table-cell>
          <table:table-cell table:number-columns-repeated="16374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bby</text:p>
          </table:table-cell>
          <table:table-cell office:value-type="float" office:value="11" table:style-name="ce1">
            <text:p>11</text:p>
          </table:table-cell>
          <table:table-cell office:value-type="float" office:value="4.2" table:style-name="ce1">
            <text:p>4,2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string" table:style-name="ce1">
            <text:p>gibby.jpg</text:p>
          </table:table-cell>
          <table:table-cell office:value-type="string" table:style-name="ce1">
            <text:p>Kocour</text:p>
          </table:table-cell>
          <table:table-cell office:value-type="date" office:date-value="2017-10-26T00:00:00" table:style-name="ce2">
            <text:p>26.10.2017</text:p>
          </table:table-cell>
          <table:table-cell table:number-columns-repeated="16374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mlynne</text:p>
          </table:table-cell>
          <table:table-cell office:value-type="float" office:value="18" table:style-name="ce1">
            <text:p>18</text:p>
          </table:table-cell>
          <table:table-cell office:value-type="float" office:value="4.2" table:style-name="ce1">
            <text:p>4,2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string" table:style-name="ce1">
            <text:p>emlynne.jpg</text:p>
          </table:table-cell>
          <table:table-cell office:value-type="string" table:style-name="ce1">
            <text:p>Kočka</text:p>
          </table:table-cell>
          <table:table-cell office:value-type="date" office:date-value="2020-01-25T00:00:00" table:style-name="ce2">
            <text:p>25.01.2020</text:p>
          </table:table-cell>
          <table:table-cell table:number-columns-repeated="16374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oke</text:p>
          </table:table-cell>
          <table:table-cell office:value-type="float" office:value="12" table:style-name="ce1">
            <text:p>12</text:p>
          </table:table-cell>
          <table:table-cell office:value-type="float" office:value="6.1" table:style-name="ce1">
            <text:p>6,1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string" table:style-name="ce1">
            <text:p>brooke.jpg</text:p>
          </table:table-cell>
          <table:table-cell office:value-type="string" table:style-name="ce1">
            <text:p>Kocour</text:p>
          </table:table-cell>
          <table:table-cell office:value-type="date" office:date-value="2012-10-10T00:00:00" table:style-name="ce2">
            <text:p>10.10.2012</text:p>
          </table:table-cell>
          <table:table-cell table:number-columns-repeated="16374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g</text:p>
          </table:table-cell>
          <table:table-cell office:value-type="float" office:value="12" table:style-name="ce1">
            <text:p>12</text:p>
          </table:table-cell>
          <table:table-cell office:value-type="float" office:value="4.7" table:style-name="ce1">
            <text:p>4,7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reg.jpg</text:p>
          </table:table-cell>
          <table:table-cell office:value-type="string" table:style-name="ce1">
            <text:p>Kočka</text:p>
          </table:table-cell>
          <table:table-cell office:value-type="date" office:date-value="2011-07-28T00:00:00" table:style-name="ce2">
            <text:p>28.07.2011</text:p>
          </table:table-cell>
          <table:table-cell table:number-columns-repeated="16374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melina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,5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string" table:style-name="ce1">
            <text:p>pamelina.jpg</text:p>
          </table:table-cell>
          <table:table-cell office:value-type="string" table:style-name="ce1">
            <text:p>Kočka</text:p>
          </table:table-cell>
          <table:table-cell office:value-type="date" office:date-value="2010-07-05T00:00:00" table:style-name="ce2">
            <text:p>05.07.2010</text:p>
          </table:table-cell>
          <table:table-cell table:number-columns-repeated="16374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verly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beverly.jpg</text:p>
          </table:table-cell>
          <table:table-cell office:value-type="string" table:style-name="ce1">
            <text:p>Kocour</text:p>
          </table:table-cell>
          <table:table-cell office:value-type="date" office:date-value="2022-11-10T00:00:00" table:style-name="ce2">
            <text:p>10.11.2022</text:p>
          </table:table-cell>
          <table:table-cell table:number-columns-repeated="16374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nabela</text:p>
          </table:table-cell>
          <table:table-cell office:value-type="float" office:value="2" table:style-name="ce1">
            <text:p>2</text:p>
          </table:table-cell>
          <table:table-cell office:value-type="float" office:value="5.8" table:style-name="ce1">
            <text:p>5,8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1-27T00:00:00" table:style-name="ce2">
            <text:p>27.11.2019</text:p>
          </table:table-cell>
          <table:table-cell table:number-columns-repeated="16374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oriane</text:p>
          </table:table-cell>
          <table:table-cell office:value-type="float" office:value="10" table:style-name="ce1">
            <text:p>10</text:p>
          </table:table-cell>
          <table:table-cell office:value-type="float" office:value="1.5" table:style-name="ce1">
            <text:p>1,5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1-17T00:00:00" table:style-name="ce2">
            <text:p>17.01.2009</text:p>
          </table:table-cell>
          <table:table-cell table:number-columns-repeated="16374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ulsea</text:p>
          </table:table-cell>
          <table:table-cell office:value-type="float" office:value="18" table:style-name="ce1">
            <text:p>18</text:p>
          </table:table-cell>
          <table:table-cell office:value-type="float" office:value="6.2" table:style-name="ce1">
            <text:p>6,2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7-16T00:00:00" table:style-name="ce2">
            <text:p>16.07.2011</text:p>
          </table:table-cell>
          <table:table-cell table:number-columns-repeated="16374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utherford</text:p>
          </table:table-cell>
          <table:table-cell office:value-type="float" office:value="6" table:style-name="ce1">
            <text:p>6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20T00:00:00" table:style-name="ce2">
            <text:p>20.10.2014</text:p>
          </table:table-cell>
          <table:table-cell table:number-columns-repeated="16374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ermie</text:p>
          </table:table-cell>
          <table:table-cell office:value-type="float" office:value="18" table:style-name="ce1">
            <text:p>18</text:p>
          </table:table-cell>
          <table:table-cell office:value-type="float" office:value="6.1" table:style-name="ce1">
            <text:p>6,1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4-01-29T00:00:00" table:style-name="ce2">
            <text:p>29.01.2024</text:p>
          </table:table-cell>
          <table:table-cell table:number-columns-repeated="16374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ormina</text:p>
          </table:table-cell>
          <table:table-cell office:value-type="float" office:value="5" table:style-name="ce1">
            <text:p>5</text:p>
          </table:table-cell>
          <table:table-cell office:value-type="float" office:value="5.6" table:style-name="ce1">
            <text:p>5,6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20T00:00:00" table:style-name="ce2">
            <text:p>20.07.2018</text:p>
          </table:table-cell>
          <table:table-cell table:number-columns-repeated="16374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halil</text:p>
          </table:table-cell>
          <table:table-cell office:value-type="float" office:value="5" table:style-name="ce1">
            <text:p>5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nas</text:p>
          </table:table-cell>
          <table:table-cell office:value-type="float" office:value="9" table:style-name="ce1">
            <text:p>9</text:p>
          </table:table-cell>
          <table:table-cell office:value-type="float" office:value="4.3" table:style-name="ce1">
            <text:p>4,3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23T00:00:00" table:style-name="ce2">
            <text:p>23.05.2019</text:p>
          </table:table-cell>
          <table:table-cell table:number-columns-repeated="16374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rdy</text:p>
          </table:table-cell>
          <table:table-cell office:value-type="float" office:value="12" table:style-name="ce1">
            <text:p>12</text:p>
          </table:table-cell>
          <table:table-cell office:value-type="float" office:value="1.3" table:style-name="ce1">
            <text:p>1,3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5-25T00:00:00" table:style-name="ce2">
            <text:p>25.05.2020</text:p>
          </table:table-cell>
          <table:table-cell table:number-columns-repeated="16374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ora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0-20T00:00:00" table:style-name="ce2">
            <text:p>20.10.2020</text:p>
          </table:table-cell>
          <table:table-cell table:number-columns-repeated="16374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ky</text:p>
          </table:table-cell>
          <table:table-cell office:value-type="float" office:value="8" table:style-name="ce1">
            <text:p>8</text:p>
          </table:table-cell>
          <table:table-cell office:value-type="float" office:value="6.4" table:style-name="ce1">
            <text:p>6,4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8-20T00:00:00" table:style-name="ce2">
            <text:p>20.08.2017</text:p>
          </table:table-cell>
          <table:table-cell table:number-columns-repeated="16374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nford</text:p>
          </table:table-cell>
          <table:table-cell office:value-type="float" office:value="1" table:style-name="ce1">
            <text:p>1</text:p>
          </table:table-cell>
          <table:table-cell office:value-type="float" office:value="1.6" table:style-name="ce1">
            <text:p>1,6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22T00:00:00" table:style-name="ce2">
            <text:p>22.06.2009</text:p>
          </table:table-cell>
          <table:table-cell table:number-columns-repeated="16374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enolin</text:p>
          </table:table-cell>
          <table:table-cell office:value-type="float" office:value="4" table:style-name="ce1">
            <text:p>4</text:p>
          </table:table-cell>
          <table:table-cell office:value-type="float" office:value="6.1" table:style-name="ce1">
            <text:p>6,1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7-17T00:00:00" table:style-name="ce2">
            <text:p>17.07.2020</text:p>
          </table:table-cell>
          <table:table-cell table:number-columns-repeated="16374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eilakath</text:p>
          </table:table-cell>
          <table:table-cell office:value-type="float" office:value="18" table:style-name="ce1">
            <text:p>18</text:p>
          </table:table-cell>
          <table:table-cell office:value-type="float" office:value="6.8" table:style-name="ce1">
            <text:p>6,8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9-01T00:00:00" table:style-name="ce2">
            <text:p>01.09.2016</text:p>
          </table:table-cell>
          <table:table-cell table:number-columns-repeated="16374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rlie</text:p>
          </table:table-cell>
          <table:table-cell office:value-type="float" office:value="5" table:style-name="ce1">
            <text:p>5</text:p>
          </table:table-cell>
          <table:table-cell office:value-type="float" office:value="0.7" table:style-name="ce1">
            <text:p>0,7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6T00:00:00" table:style-name="ce2">
            <text:p>26.01.2023</text:p>
          </table:table-cell>
          <table:table-cell table:number-columns-repeated="16374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leur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2-26T00:00:00" table:style-name="ce2">
            <text:p>26.02.2022</text:p>
          </table:table-cell>
          <table:table-cell table:number-columns-repeated="16374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ylor</text:p>
          </table:table-cell>
          <table:table-cell office:value-type="float" office:value="16" table:style-name="ce1">
            <text:p>16</text:p>
          </table:table-cell>
          <table:table-cell office:value-type="float" office:value="4.2" table:style-name="ce1">
            <text:p>4,2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18T00:00:00" table:style-name="ce2">
            <text:p>18.07.2018</text:p>
          </table:table-cell>
          <table:table-cell table:number-columns-repeated="16374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risca</text:p>
          </table:table-cell>
          <table:table-cell office:value-type="float" office:value="7" table:style-name="ce1">
            <text:p>7</text:p>
          </table:table-cell>
          <table:table-cell office:value-type="float" office:value="2.4" table:style-name="ce1">
            <text:p>2,4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1-10T00:00:00" table:style-name="ce2">
            <text:p>10.11.2011</text:p>
          </table:table-cell>
          <table:table-cell table:number-columns-repeated="16374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ynna</text:p>
          </table:table-cell>
          <table:table-cell office:value-type="float" office:value="6" table:style-name="ce1">
            <text:p>6</text:p>
          </table:table-cell>
          <table:table-cell office:value-type="float" office:value="5.6" table:style-name="ce1">
            <text:p>5,6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2-26T00:00:00" table:style-name="ce2">
            <text:p>26.12.2016</text:p>
          </table:table-cell>
          <table:table-cell table:number-columns-repeated="16374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dwick</text:p>
          </table:table-cell>
          <table:table-cell office:value-type="float" office:value="6" table:style-name="ce1">
            <text:p>6</text:p>
          </table:table-cell>
          <table:table-cell office:value-type="float" office:value="4.8" table:style-name="ce1">
            <text:p>4,8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4-02T00:00:00" table:style-name="ce2">
            <text:p>02.04.2009</text:p>
          </table:table-cell>
          <table:table-cell table:number-columns-repeated="16374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noit</text:p>
          </table:table-cell>
          <table:table-cell office:value-type="float" office:value="11" table:style-name="ce1">
            <text:p>11</text:p>
          </table:table-cell>
          <table:table-cell office:value-type="float" office:value="0.7" table:style-name="ce1">
            <text:p>0,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26T00:00:00" table:style-name="ce2">
            <text:p>26.03.2015</text:p>
          </table:table-cell>
          <table:table-cell table:number-columns-repeated="16374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ina</text:p>
          </table:table-cell>
          <table:table-cell office:value-type="float" office:value="1" table:style-name="ce1">
            <text:p>1</text:p>
          </table:table-cell>
          <table:table-cell office:value-type="float" office:value="3.2" table:style-name="ce1">
            <text:p>3,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08T00:00:00" table:style-name="ce2">
            <text:p>08.10.2022</text:p>
          </table:table-cell>
          <table:table-cell table:number-columns-repeated="16374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glis</text:p>
          </table:table-cell>
          <table:table-cell office:value-type="float" office:value="14" table:style-name="ce1">
            <text:p>14</text:p>
          </table:table-cell>
          <table:table-cell office:value-type="float" office:value="4.7" table:style-name="ce1">
            <text:p>4,7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0-25T00:00:00" table:style-name="ce2">
            <text:p>25.10.2015</text:p>
          </table:table-cell>
          <table:table-cell table:number-columns-repeated="16374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ori</text:p>
          </table:table-cell>
          <table:table-cell office:value-type="float" office:value="10" table:style-name="ce1">
            <text:p>10</text:p>
          </table:table-cell>
          <table:table-cell office:value-type="float" office:value="2.6" table:style-name="ce1">
            <text:p>2,6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24T00:00:00" table:style-name="ce2">
            <text:p>24.06.2022</text:p>
          </table:table-cell>
          <table:table-cell table:number-columns-repeated="16374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mmit</text:p>
          </table:table-cell>
          <table:table-cell office:value-type="float" office:value="11" table:style-name="ce1">
            <text:p>11</text:p>
          </table:table-cell>
          <table:table-cell office:value-type="float" office:value="1.3" table:style-name="ce1">
            <text:p>1,3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1-11T00:00:00" table:style-name="ce2">
            <text:p>11.11.2008</text:p>
          </table:table-cell>
          <table:table-cell table:number-columns-repeated="16374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ahann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9-02T00:00:00" table:style-name="ce2">
            <text:p>02.09.2021</text:p>
          </table:table-cell>
          <table:table-cell table:number-columns-repeated="16374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nston</text:p>
          </table:table-cell>
          <table:table-cell office:value-type="float" office:value="11" table:style-name="ce1">
            <text:p>11</text:p>
          </table:table-cell>
          <table:table-cell office:value-type="float" office:value="5.3" table:style-name="ce1">
            <text:p>5,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1-25T00:00:00" table:style-name="ce2">
            <text:p>25.11.2019</text:p>
          </table:table-cell>
          <table:table-cell table:number-columns-repeated="16374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edekiah</text:p>
          </table:table-cell>
          <table:table-cell office:value-type="float" office:value="3" table:style-name="ce1">
            <text:p>3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09T00:00:00" table:style-name="ce2">
            <text:p>09.06.2022</text:p>
          </table:table-cell>
          <table:table-cell table:number-columns-repeated="16374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dole</text:p>
          </table:table-cell>
          <table:table-cell office:value-type="float" office:value="18" table:style-name="ce1">
            <text:p>18</text:p>
          </table:table-cell>
          <table:table-cell office:value-type="float" office:value="6.1" table:style-name="ce1">
            <text:p>6,1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10-02T00:00:00" table:style-name="ce2">
            <text:p>02.10.2012</text:p>
          </table:table-cell>
          <table:table-cell table:number-columns-repeated="16374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se</text:p>
          </table:table-cell>
          <table:table-cell office:value-type="float" office:value="2" table:style-name="ce1">
            <text:p>2</text:p>
          </table:table-cell>
          <table:table-cell office:value-type="float" office:value="5.8" table:style-name="ce1">
            <text:p>5,8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1-18T00:00:00" table:style-name="ce2">
            <text:p>18.11.2022</text:p>
          </table:table-cell>
          <table:table-cell table:number-columns-repeated="1637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dy</text:p>
          </table:table-cell>
          <table:table-cell office:value-type="float" office:value="1" table:style-name="ce1">
            <text:p>1</text:p>
          </table:table-cell>
          <table:table-cell office:value-type="float" office:value="5.2" table:style-name="ce1">
            <text:p>5,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3-17T00:00:00" table:style-name="ce2">
            <text:p>17.03.2020</text:p>
          </table:table-cell>
          <table:table-cell table:number-columns-repeated="16374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eba</text:p>
          </table:table-cell>
          <table:table-cell office:value-type="float" office:value="7" table:style-name="ce1">
            <text:p>7</text:p>
          </table:table-cell>
          <table:table-cell office:value-type="float" office:value="0.5" table:style-name="ce1">
            <text:p>0,5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3T00:00:00" table:style-name="ce2">
            <text:p>03.07.2022</text:p>
          </table:table-cell>
          <table:table-cell table:number-columns-repeated="16374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urtis</text:p>
          </table:table-cell>
          <table:table-cell office:value-type="float" office:value="6" table:style-name="ce1">
            <text:p>6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1-25T00:00:00" table:style-name="ce2">
            <text:p>25.01.2009</text:p>
          </table:table-cell>
          <table:table-cell table:number-columns-repeated="16374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orie</text:p>
          </table:table-cell>
          <table:table-cell office:value-type="float" office:value="16" table:style-name="ce1">
            <text:p>16</text:p>
          </table:table-cell>
          <table:table-cell office:value-type="float" office:value="5.5" table:style-name="ce1">
            <text:p>5,5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7-22T00:00:00" table:style-name="ce2">
            <text:p>22.07.2016</text:p>
          </table:table-cell>
          <table:table-cell table:number-columns-repeated="16374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nya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,5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6-22T00:00:00" table:style-name="ce2">
            <text:p>22.06.2017</text:p>
          </table:table-cell>
          <table:table-cell table:number-columns-repeated="16374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rton</text:p>
          </table:table-cell>
          <table:table-cell office:value-type="float" office:value="7" table:style-name="ce1">
            <text:p>7</text:p>
          </table:table-cell>
          <table:table-cell office:value-type="float" office:value="5.9" table:style-name="ce1">
            <text:p>5,9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1-09T00:00:00" table:style-name="ce2">
            <text:p>09.11.2008</text:p>
          </table:table-cell>
          <table:table-cell table:number-columns-repeated="16374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ynde</text:p>
          </table:table-cell>
          <table:table-cell office:value-type="float" office:value="11" table:style-name="ce1">
            <text:p>11</text:p>
          </table:table-cell>
          <table:table-cell office:value-type="float" office:value="2.5" table:style-name="ce1">
            <text:p>2,5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5-18T00:00:00" table:style-name="ce2">
            <text:p>18.05.2020</text:p>
          </table:table-cell>
          <table:table-cell table:number-columns-repeated="16374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rl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0-29T00:00:00" table:style-name="ce2">
            <text:p>29.10.2009</text:p>
          </table:table-cell>
          <table:table-cell table:number-columns-repeated="16374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ina</text:p>
          </table:table-cell>
          <table:table-cell office:value-type="float" office:value="16" table:style-name="ce1">
            <text:p>16</text:p>
          </table:table-cell>
          <table:table-cell office:value-type="float" office:value="4.5" table:style-name="ce1">
            <text:p>4,5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0T00:00:00" table:style-name="ce2">
            <text:p>10.12.2009</text:p>
          </table:table-cell>
          <table:table-cell table:number-columns-repeated="16374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dee</text:p>
          </table:table-cell>
          <table:table-cell office:value-type="float" office:value="13" table:style-name="ce1">
            <text:p>13</text:p>
          </table:table-cell>
          <table:table-cell office:value-type="float" office:value="0.6" table:style-name="ce1">
            <text:p>0,6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2T00:00:00" table:style-name="ce2">
            <text:p>12.12.2009</text:p>
          </table:table-cell>
          <table:table-cell table:number-columns-repeated="16374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ile</text:p>
          </table:table-cell>
          <table:table-cell office:value-type="float" office:value="8" table:style-name="ce1">
            <text:p>8</text:p>
          </table:table-cell>
          <table:table-cell office:value-type="float" office:value="5.2" table:style-name="ce1">
            <text:p>5,2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7T00:00:00" table:style-name="ce2">
            <text:p>07.07.2015</text:p>
          </table:table-cell>
          <table:table-cell table:number-columns-repeated="16374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nro</text:p>
          </table:table-cell>
          <table:table-cell office:value-type="float" office:value="4" table:style-name="ce1">
            <text:p>4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6-08T00:00:00" table:style-name="ce2">
            <text:p>08.06.2018</text:p>
          </table:table-cell>
          <table:table-cell table:number-columns-repeated="16374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eelagh</text:p>
          </table:table-cell>
          <table:table-cell office:value-type="float" office:value="1" table:style-name="ce1">
            <text:p>1</text:p>
          </table:table-cell>
          <table:table-cell office:value-type="float" office:value="4.5" table:style-name="ce1">
            <text:p>4,5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23T00:00:00" table:style-name="ce2">
            <text:p>23.11.2016</text:p>
          </table:table-cell>
          <table:table-cell table:number-columns-repeated="1637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rand</text:p>
          </table:table-cell>
          <table:table-cell office:value-type="float" office:value="9" table:style-name="ce1">
            <text:p>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11-25T00:00:00" table:style-name="ce2">
            <text:p>25.11.2010</text:p>
          </table:table-cell>
          <table:table-cell table:number-columns-repeated="16374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a</text:p>
          </table:table-cell>
          <table:table-cell office:value-type="float" office:value="13" table:style-name="ce1">
            <text:p>13</text:p>
          </table:table-cell>
          <table:table-cell office:value-type="float" office:value="3.3" table:style-name="ce1">
            <text:p>3,3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2-08T00:00:00" table:style-name="ce2">
            <text:p>08.02.2012</text:p>
          </table:table-cell>
          <table:table-cell table:number-columns-repeated="16374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alia</text:p>
          </table:table-cell>
          <table:table-cell office:value-type="float" office:value="17" table:style-name="ce1">
            <text:p>17</text:p>
          </table:table-cell>
          <table:table-cell office:value-type="float" office:value="5.4" table:style-name="ce1">
            <text:p>5,4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9-25T00:00:00" table:style-name="ce2">
            <text:p>25.09.2017</text:p>
          </table:table-cell>
          <table:table-cell table:number-columns-repeated="16374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nessa</text:p>
          </table:table-cell>
          <table:table-cell office:value-type="float" office:value="6" table:style-name="ce1">
            <text:p>6</text:p>
          </table:table-cell>
          <table:table-cell office:value-type="float" office:value="0.8" table:style-name="ce1">
            <text:p>0,8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t</text:p>
          </table:table-cell>
          <table:table-cell office:value-type="float" office:value="4" table:style-name="ce1">
            <text:p>4</text:p>
          </table:table-cell>
          <table:table-cell office:value-type="float" office:value="3.8" table:style-name="ce1">
            <text:p>3,8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27T00:00:00" table:style-name="ce2">
            <text:p>27.02.2017</text:p>
          </table:table-cell>
          <table:table-cell table:number-columns-repeated="16374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nda</text:p>
          </table:table-cell>
          <table:table-cell office:value-type="float" office:value="12" table:style-name="ce1">
            <text:p>12</text:p>
          </table:table-cell>
          <table:table-cell office:value-type="float" office:value="5.3" table:style-name="ce1">
            <text:p>5,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7-26T00:00:00" table:style-name="ce2">
            <text:p>26.07.2013</text:p>
          </table:table-cell>
          <table:table-cell table:number-columns-repeated="16374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ssy</text:p>
          </table:table-cell>
          <table:table-cell office:value-type="float" office:value="16" table:style-name="ce1">
            <text:p>16</text:p>
          </table:table-cell>
          <table:table-cell office:value-type="float" office:value="2.1" table:style-name="ce1">
            <text:p>2,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2-31T00:00:00" table:style-name="ce2">
            <text:p>31.12.2013</text:p>
          </table:table-cell>
          <table:table-cell table:number-columns-repeated="16374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thel</text:p>
          </table:table-cell>
          <table:table-cell office:value-type="float" office:value="4" table:style-name="ce1">
            <text:p>4</text:p>
          </table:table-cell>
          <table:table-cell office:value-type="float" office:value="6.4" table:style-name="ce1">
            <text:p>6,4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7-03T00:00:00" table:style-name="ce2">
            <text:p>03.07.2009</text:p>
          </table:table-cell>
          <table:table-cell table:number-columns-repeated="16374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ila</text:p>
          </table:table-cell>
          <table:table-cell office:value-type="float" office:value="14" table:style-name="ce1">
            <text:p>14</text:p>
          </table:table-cell>
          <table:table-cell office:value-type="float" office:value="1.6" table:style-name="ce1">
            <text:p>1,6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1-18T00:00:00" table:style-name="ce2">
            <text:p>18.01.2021</text:p>
          </table:table-cell>
          <table:table-cell table:number-columns-repeated="16374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onrad</text:p>
          </table:table-cell>
          <table:table-cell office:value-type="float" office:value="14" table:style-name="ce1">
            <text:p>14</text:p>
          </table:table-cell>
          <table:table-cell office:value-type="float" office:value="5.4" table:style-name="ce1">
            <text:p>5,4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2-24T00:00:00" table:style-name="ce2">
            <text:p>24.12.2017</text:p>
          </table:table-cell>
          <table:table-cell table:number-columns-repeated="16374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udy</text:p>
          </table:table-cell>
          <table:table-cell office:value-type="float" office:value="9" table:style-name="ce1">
            <text:p>9</text:p>
          </table:table-cell>
          <table:table-cell office:value-type="float" office:value="1.7" table:style-name="ce1">
            <text:p>1,7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2-30T00:00:00" table:style-name="ce2">
            <text:p>30.12.2013</text:p>
          </table:table-cell>
          <table:table-cell table:number-columns-repeated="16374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ar</text:p>
          </table:table-cell>
          <table:table-cell office:value-type="float" office:value="3" table:style-name="ce1">
            <text:p>3</text:p>
          </table:table-cell>
          <table:table-cell office:value-type="float" office:value="3.4" table:style-name="ce1">
            <text:p>3,4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2-25T00:00:00" table:style-name="ce2">
            <text:p>25.02.2018</text:p>
          </table:table-cell>
          <table:table-cell table:number-columns-repeated="16374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sha</text:p>
          </table:table-cell>
          <table:table-cell office:value-type="float" office:value="12" table:style-name="ce1">
            <text:p>12</text:p>
          </table:table-cell>
          <table:table-cell office:value-type="float" office:value="6.8" table:style-name="ce1">
            <text:p>6,8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8-16T00:00:00" table:style-name="ce2">
            <text:p>16.08.2023</text:p>
          </table:table-cell>
          <table:table-cell table:number-columns-repeated="16374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udas</text:p>
          </table:table-cell>
          <table:table-cell office:value-type="float" office:value="16" table:style-name="ce1">
            <text:p>16</text:p>
          </table:table-cell>
          <table:table-cell office:value-type="float" office:value="0.4" table:style-name="ce1">
            <text:p>0,4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2-11T00:00:00" table:style-name="ce2">
            <text:p>11.02.2020</text:p>
          </table:table-cell>
          <table:table-cell table:number-columns-repeated="16374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sley</text:p>
          </table:table-cell>
          <table:table-cell office:value-type="float" office:value="13" table:style-name="ce1">
            <text:p>13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2-01T00:00:00" table:style-name="ce2">
            <text:p>01.02.2019</text:p>
          </table:table-cell>
          <table:table-cell table:number-columns-repeated="16374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lci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1-30T00:00:00" table:style-name="ce2">
            <text:p>30.01.2013</text:p>
          </table:table-cell>
          <table:table-cell table:number-columns-repeated="16374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nor</text:p>
          </table:table-cell>
          <table:table-cell office:value-type="float" office:value="1" table:style-name="ce1">
            <text:p>1</text:p>
          </table:table-cell>
          <table:table-cell office:value-type="float" office:value="3.8" table:style-name="ce1">
            <text:p>3,8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10T00:00:00" table:style-name="ce2">
            <text:p>10.09.2012</text:p>
          </table:table-cell>
          <table:table-cell table:number-columns-repeated="16374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y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11T00:00:00" table:style-name="ce2">
            <text:p>11.03.2015</text:p>
          </table:table-cell>
          <table:table-cell table:number-columns-repeated="16374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cholle</text:p>
          </table:table-cell>
          <table:table-cell office:value-type="float" office:value="16" table:style-name="ce1">
            <text:p>16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3-10T00:00:00" table:style-name="ce2">
            <text:p>10.03.2013</text:p>
          </table:table-cell>
          <table:table-cell table:number-columns-repeated="16374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ristos</text:p>
          </table:table-cell>
          <table:table-cell office:value-type="float" office:value="14" table:style-name="ce1">
            <text:p>14</text:p>
          </table:table-cell>
          <table:table-cell office:value-type="float" office:value="1.2" table:style-name="ce1">
            <text:p>1,2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2-07T00:00:00" table:style-name="ce2">
            <text:p>07.12.2015</text:p>
          </table:table-cell>
          <table:table-cell table:number-columns-repeated="16374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lenna</text:p>
          </table:table-cell>
          <table:table-cell office:value-type="float" office:value="6" table:style-name="ce1">
            <text:p>6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2-24T00:00:00" table:style-name="ce2">
            <text:p>24.02.2013</text:p>
          </table:table-cell>
          <table:table-cell table:number-columns-repeated="16374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ugibert</text:p>
          </table:table-cell>
          <table:table-cell office:value-type="float" office:value="11" table:style-name="ce1">
            <text:p>11</text:p>
          </table:table-cell>
          <table:table-cell office:value-type="float" office:value="1.3" table:style-name="ce1">
            <text:p>1,3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0T00:00:00" table:style-name="ce2">
            <text:p>20.01.2023</text:p>
          </table:table-cell>
          <table:table-cell table:number-columns-repeated="16374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nyette</text:p>
          </table:table-cell>
          <table:table-cell office:value-type="float" office:value="8" table:style-name="ce1">
            <text:p>8</text:p>
          </table:table-cell>
          <table:table-cell office:value-type="float" office:value="6.9" table:style-name="ce1">
            <text:p>6,9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18T00:00:00" table:style-name="ce2">
            <text:p>18.09.2012</text:p>
          </table:table-cell>
          <table:table-cell table:number-columns-repeated="16374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mar</text:p>
          </table:table-cell>
          <table:table-cell office:value-type="float" office:value="17" table:style-name="ce1">
            <text:p>17</text:p>
          </table:table-cell>
          <table:table-cell office:value-type="float" office:value="4.8" table:style-name="ce1">
            <text:p>4,8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21T00:00:00" table:style-name="ce2">
            <text:p>21.09.2012</text:p>
          </table:table-cell>
          <table:table-cell table:number-columns-repeated="16374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lbie</text:p>
          </table:table-cell>
          <table:table-cell office:value-type="float" office:value="13" table:style-name="ce1">
            <text:p>13</text:p>
          </table:table-cell>
          <table:table-cell office:value-type="float" office:value="6.7" table:style-name="ce1">
            <text:p>6,7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6-29T00:00:00" table:style-name="ce2">
            <text:p>29.06.2020</text:p>
          </table:table-cell>
          <table:table-cell table:number-columns-repeated="16374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rbaraann</text:p>
          </table:table-cell>
          <table:table-cell office:value-type="float" office:value="18" table:style-name="ce1">
            <text:p>18</text:p>
          </table:table-cell>
          <table:table-cell office:value-type="float" office:value="3.4" table:style-name="ce1">
            <text:p>3,4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08T00:00:00" table:style-name="ce2">
            <text:p>08.10.2011</text:p>
          </table:table-cell>
          <table:table-cell table:number-columns-repeated="16374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ri</text:p>
          </table:table-cell>
          <table:table-cell office:value-type="float" office:value="11" table:style-name="ce1">
            <text:p>11</text:p>
          </table:table-cell>
          <table:table-cell office:value-type="float" office:value="6.2" table:style-name="ce1">
            <text:p>6,2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24T00:00:00" table:style-name="ce2">
            <text:p>24.10.2014</text:p>
          </table:table-cell>
          <table:table-cell table:number-columns-repeated="16374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d</text:p>
          </table:table-cell>
          <table:table-cell office:value-type="float" office:value="5" table:style-name="ce1">
            <text:p>5</text:p>
          </table:table-cell>
          <table:table-cell office:value-type="float" office:value="6.9" table:style-name="ce1">
            <text:p>6,9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1-07T00:00:00" table:style-name="ce2">
            <text:p>07.01.2021</text:p>
          </table:table-cell>
          <table:table-cell table:number-columns-repeated="16374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rtnay</text:p>
          </table:table-cell>
          <table:table-cell office:value-type="float" office:value="3" table:style-name="ce1">
            <text:p>3</text:p>
          </table:table-cell>
          <table:table-cell office:value-type="float" office:value="1.2" table:style-name="ce1">
            <text:p>1,2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5-20T00:00:00" table:style-name="ce2">
            <text:p>20.05.2009</text:p>
          </table:table-cell>
          <table:table-cell table:number-columns-repeated="16374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bbitha</text:p>
          </table:table-cell>
          <table:table-cell office:value-type="float" office:value="14" table:style-name="ce1">
            <text:p>14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14T00:00:00" table:style-name="ce2">
            <text:p>14.09.2023</text:p>
          </table:table-cell>
          <table:table-cell table:number-columns-repeated="16374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las</text:p>
          </table:table-cell>
          <table:table-cell office:value-type="float" office:value="11" table:style-name="ce1">
            <text:p>11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2-04T00:00:00" table:style-name="ce2">
            <text:p>04.12.2014</text:p>
          </table:table-cell>
          <table:table-cell table:number-columns-repeated="16374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raud</text:p>
          </table:table-cell>
          <table:table-cell office:value-type="float" office:value="12" table:style-name="ce1">
            <text:p>12</text:p>
          </table:table-cell>
          <table:table-cell office:value-type="float" office:value="3.2" table:style-name="ce1">
            <text:p>3,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2-06T00:00:00" table:style-name="ce2">
            <text:p>06.12.2019</text:p>
          </table:table-cell>
          <table:table-cell table:number-columns-repeated="16374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ocky</text:p>
          </table:table-cell>
          <table:table-cell office:value-type="float" office:value="14" table:style-name="ce1">
            <text:p>14</text:p>
          </table:table-cell>
          <table:table-cell office:value-type="float" office:value="2.9" table:style-name="ce1">
            <text:p>2,9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05T00:00:00" table:style-name="ce2">
            <text:p>05.07.2021</text:p>
          </table:table-cell>
          <table:table-cell table:number-columns-repeated="16374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yrtle</text:p>
          </table:table-cell>
          <table:table-cell office:value-type="float" office:value="18" table:style-name="ce1">
            <text:p>18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3-09T00:00:00" table:style-name="ce2">
            <text:p>09.03.2021</text:p>
          </table:table-cell>
          <table:table-cell table:number-columns-repeated="16374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amus</text:p>
          </table:table-cell>
          <table:table-cell office:value-type="float" office:value="2" table:style-name="ce1">
            <text:p>2</text:p>
          </table:table-cell>
          <table:table-cell office:value-type="float" office:value="6.6" table:style-name="ce1">
            <text:p>6,6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6-19T00:00:00" table:style-name="ce2">
            <text:p>19.06.2015</text:p>
          </table:table-cell>
          <table:table-cell table:number-columns-repeated="16374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</text:p>
          </table:table-cell>
          <table:table-cell office:value-type="float" office:value="10" table:style-name="ce1">
            <text:p>10</text:p>
          </table:table-cell>
          <table:table-cell office:value-type="float" office:value="1.6" table:style-name="ce1">
            <text:p>1,6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12-04T00:00:00" table:style-name="ce2">
            <text:p>04.12.2018</text:p>
          </table:table-cell>
          <table:table-cell table:number-columns-repeated="16374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nila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anne</text:p>
          </table:table-cell>
          <table:table-cell office:value-type="float" office:value="17" table:style-name="ce1">
            <text:p>17</text:p>
          </table:table-cell>
          <table:table-cell office:value-type="float" office:value="6.3" table:style-name="ce1">
            <text:p>6,3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3-05T00:00:00" table:style-name="ce2">
            <text:p>05.03.2023</text:p>
          </table:table-cell>
          <table:table-cell table:number-columns-repeated="16374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ncho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2-07T00:00:00" table:style-name="ce2">
            <text:p>07.02.2013</text:p>
          </table:table-cell>
          <table:table-cell table:number-columns-repeated="16374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lmer</text:p>
          </table:table-cell>
          <table:table-cell office:value-type="float" office:value="16" table:style-name="ce1">
            <text:p>16</text:p>
          </table:table-cell>
          <table:table-cell office:value-type="float" office:value="0.5" table:style-name="ce1">
            <text:p>0,5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5-18T00:00:00" table:style-name="ce2">
            <text:p>18.05.2010</text:p>
          </table:table-cell>
          <table:table-cell table:number-columns-repeated="16374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sta</text:p>
          </table:table-cell>
          <table:table-cell office:value-type="float" office:value="1" table:style-name="ce1">
            <text:p>1</text:p>
          </table:table-cell>
          <table:table-cell office:value-type="float" office:value="5.8" table:style-name="ce1">
            <text:p>5,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15T00:00:00" table:style-name="ce2">
            <text:p>15.06.2022</text:p>
          </table:table-cell>
          <table:table-cell table:number-columns-repeated="16374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el</text:p>
          </table:table-cell>
          <table:table-cell office:value-type="float" office:value="2" table:style-name="ce1">
            <text:p>2</text:p>
          </table:table-cell>
          <table:table-cell office:value-type="float" office:value="2.9" table:style-name="ce1">
            <text:p>2,9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1-14T00:00:00" table:style-name="ce2">
            <text:p>14.11.2009</text:p>
          </table:table-cell>
          <table:table-cell table:number-columns-repeated="16374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rt</text:p>
          </table:table-cell>
          <table:table-cell office:value-type="float" office:value="15" table:style-name="ce1">
            <text:p>15</text:p>
          </table:table-cell>
          <table:table-cell office:value-type="float" office:value="0.6" table:style-name="ce1">
            <text:p>0,6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1-12T00:00:00" table:style-name="ce2">
            <text:p>12.01.2012</text:p>
          </table:table-cell>
          <table:table-cell table:number-columns-repeated="16374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t</text:p>
          </table:table-cell>
          <table:table-cell office:value-type="float" office:value="7" table:style-name="ce1">
            <text:p>7</text:p>
          </table:table-cell>
          <table:table-cell office:value-type="float" office:value="1.7" table:style-name="ce1">
            <text:p>1,7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4-07T00:00:00" table:style-name="ce2">
            <text:p>07.04.2010</text:p>
          </table:table-cell>
          <table:table-cell table:number-columns-repeated="16374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yon</text:p>
          </table:table-cell>
          <table:table-cell office:value-type="float" office:value="15" table:style-name="ce1">
            <text:p>15</text:p>
          </table:table-cell>
          <table:table-cell office:value-type="float" office:value="1.3" table:style-name="ce1">
            <text:p>1,3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29T00:00:00" table:style-name="ce2">
            <text:p>29.10.2022</text:p>
          </table:table-cell>
          <table:table-cell table:number-columns-repeated="16374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cee</text:p>
          </table:table-cell>
          <table:table-cell office:value-type="float" office:value="1" table:style-name="ce1">
            <text:p>1</text:p>
          </table:table-cell>
          <table:table-cell office:value-type="float" office:value="5.2" table:style-name="ce1">
            <text:p>5,2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21T00:00:00" table:style-name="ce2">
            <text:p>21.04.2011</text:p>
          </table:table-cell>
          <table:table-cell table:number-columns-repeated="16374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umas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,5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2-21T00:00:00" table:style-name="ce2">
            <text:p>21.02.2014</text:p>
          </table:table-cell>
          <table:table-cell table:number-columns-repeated="16374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ea</text:p>
          </table:table-cell>
          <table:table-cell office:value-type="float" office:value="10" table:style-name="ce1">
            <text:p>10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7T00:00:00" table:style-name="ce2">
            <text:p>27.07.2021</text:p>
          </table:table-cell>
          <table:table-cell table:number-columns-repeated="16374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rra</text:p>
          </table:table-cell>
          <table:table-cell office:value-type="float" office:value="4" table:style-name="ce1">
            <text:p>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0-29T00:00:00" table:style-name="ce2">
            <text:p>29.10.2017</text:p>
          </table:table-cell>
          <table:table-cell table:number-columns-repeated="16374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sias</text:p>
          </table:table-cell>
          <table:table-cell office:value-type="float" office:value="15" table:style-name="ce1">
            <text:p>15</text:p>
          </table:table-cell>
          <table:table-cell office:value-type="float" office:value="0.9" table:style-name="ce1">
            <text:p>0,9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1-23T00:00:00" table:style-name="ce2">
            <text:p>23.01.2011</text:p>
          </table:table-cell>
          <table:table-cell table:number-columns-repeated="16374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rnaby</text:p>
          </table:table-cell>
          <table:table-cell office:value-type="float" office:value="11" table:style-name="ce1">
            <text:p>1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6-22T00:00:00" table:style-name="ce2">
            <text:p>22.06.2014</text:p>
          </table:table-cell>
          <table:table-cell table:number-columns-repeated="16374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nifer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1-29T00:00:00" table:style-name="ce2">
            <text:p>29.11.2017</text:p>
          </table:table-cell>
          <table:table-cell table:number-columns-repeated="16374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dalina</text:p>
          </table:table-cell>
          <table:table-cell office:value-type="float" office:value="6" table:style-name="ce1">
            <text:p>6</text:p>
          </table:table-cell>
          <table:table-cell office:value-type="float" office:value="6.3" table:style-name="ce1">
            <text:p>6,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9-24T00:00:00" table:style-name="ce2">
            <text:p>24.09.2019</text:p>
          </table:table-cell>
          <table:table-cell table:number-columns-repeated="16374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llsie</text:p>
          </table:table-cell>
          <table:table-cell office:value-type="float" office:value="10" table:style-name="ce1">
            <text:p>10</text:p>
          </table:table-cell>
          <table:table-cell office:value-type="float" office:value="4.2" table:style-name="ce1">
            <text:p>4,2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26T00:00:00" table:style-name="ce2">
            <text:p>26.07.2021</text:p>
          </table:table-cell>
          <table:table-cell table:number-columns-repeated="16374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dalina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12-28T00:00:00" table:style-name="ce2">
            <text:p>28.12.2023</text:p>
          </table:table-cell>
          <table:table-cell table:number-columns-repeated="16374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erigo</text:p>
          </table:table-cell>
          <table:table-cell office:value-type="float" office:value="10" table:style-name="ce1">
            <text:p>10</text:p>
          </table:table-cell>
          <table:table-cell office:value-type="float" office:value="5.3" table:style-name="ce1">
            <text:p>5,3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14T00:00:00" table:style-name="ce2">
            <text:p>14.10.2022</text:p>
          </table:table-cell>
          <table:table-cell table:number-columns-repeated="16374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ittne</text:p>
          </table:table-cell>
          <table:table-cell office:value-type="float" office:value="11" table:style-name="ce1">
            <text:p>11</text:p>
          </table:table-cell>
          <table:table-cell office:value-type="float" office:value="1.6" table:style-name="ce1">
            <text:p>1,6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6-17T00:00:00" table:style-name="ce2">
            <text:p>17.06.2013</text:p>
          </table:table-cell>
          <table:table-cell table:number-columns-repeated="16374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geline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1-14T00:00:00" table:style-name="ce2">
            <text:p>14.11.2014</text:p>
          </table:table-cell>
          <table:table-cell table:number-columns-repeated="16374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ondelle</text:p>
          </table:table-cell>
          <table:table-cell office:value-type="float" office:value="6" table:style-name="ce1">
            <text:p>6</text:p>
          </table:table-cell>
          <table:table-cell office:value-type="float" office:value="2.5" table:style-name="ce1">
            <text:p>2,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itra</text:p>
          </table:table-cell>
          <table:table-cell office:value-type="float" office:value="4" table:style-name="ce1">
            <text:p>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9-14T00:00:00" table:style-name="ce2">
            <text:p>14.09.2010</text:p>
          </table:table-cell>
          <table:table-cell table:number-columns-repeated="16374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en</text:p>
          </table:table-cell>
          <table:table-cell office:value-type="float" office:value="8" table:style-name="ce1">
            <text:p>8</text:p>
          </table:table-cell>
          <table:table-cell office:value-type="float" office:value="3.8" table:style-name="ce1">
            <text:p>3,8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0-21T00:00:00" table:style-name="ce2">
            <text:p>21.10.2015</text:p>
          </table:table-cell>
          <table:table-cell table:number-columns-repeated="16374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at</text:p>
          </table:table-cell>
          <table:table-cell office:value-type="float" office:value="0" table:style-name="ce1">
            <text:p>0</text:p>
          </table:table-cell>
          <table:table-cell office:value-type="float" office:value="5.3" table:style-name="ce1">
            <text:p>5,3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tuscha</text:p>
          </table:table-cell>
          <table:table-cell office:value-type="float" office:value="5" table:style-name="ce1">
            <text:p>5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rthrop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driette</text:p>
          </table:table-cell>
          <table:table-cell office:value-type="float" office:value="18" table:style-name="ce1">
            <text:p>18</text:p>
          </table:table-cell>
          <table:table-cell office:value-type="float" office:value="0.9" table:style-name="ce1">
            <text:p>0,9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dath</text:p>
          </table:table-cell>
          <table:table-cell office:value-type="float" office:value="1" table:style-name="ce1">
            <text:p>1</text:p>
          </table:table-cell>
          <table:table-cell office:value-type="float" office:value="6.4" table:style-name="ce1">
            <text:p>6,4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gata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5-06T00:00:00" table:style-name="ce2">
            <text:p>06.05.2017</text:p>
          </table:table-cell>
          <table:table-cell table:number-columns-repeated="16374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llis</text:p>
          </table:table-cell>
          <table:table-cell office:value-type="float" office:value="11" table:style-name="ce1">
            <text:p>11</text:p>
          </table:table-cell>
          <table:table-cell office:value-type="float" office:value="4.3" table:style-name="ce1">
            <text:p>4,3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0-14T00:00:00" table:style-name="ce2">
            <text:p>14.10.2011</text:p>
          </table:table-cell>
          <table:table-cell table:number-columns-repeated="16374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rschel</text:p>
          </table:table-cell>
          <table:table-cell office:value-type="float" office:value="17" table:style-name="ce1">
            <text:p>17</text:p>
          </table:table-cell>
          <table:table-cell office:value-type="float" office:value="5.9" table:style-name="ce1">
            <text:p>5,9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5-11T00:00:00" table:style-name="ce2">
            <text:p>11.05.2017</text:p>
          </table:table-cell>
          <table:table-cell table:number-columns-repeated="16374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am</text:p>
          </table:table-cell>
          <table:table-cell office:value-type="float" office:value="7" table:style-name="ce1">
            <text:p>7</text:p>
          </table:table-cell>
          <table:table-cell office:value-type="float" office:value="2.8" table:style-name="ce1">
            <text:p>2,8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9-20T00:00:00" table:style-name="ce2">
            <text:p>20.09.2015</text:p>
          </table:table-cell>
          <table:table-cell table:number-columns-repeated="16374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lmer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09T00:00:00" table:style-name="ce2">
            <text:p>09.02.2017</text:p>
          </table:table-cell>
          <table:table-cell table:number-columns-repeated="16374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orcha</text:p>
          </table:table-cell>
          <table:table-cell office:value-type="float" office:value="15" table:style-name="ce1">
            <text:p>15</text:p>
          </table:table-cell>
          <table:table-cell office:value-type="float" office:value="2.5" table:style-name="ce1">
            <text:p>2,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andea</text:p>
          </table:table-cell>
          <table:table-cell office:value-type="float" office:value="8" table:style-name="ce1">
            <text:p>8</text:p>
          </table:table-cell>
          <table:table-cell office:value-type="float" office:value="3.4" table:style-name="ce1">
            <text:p>3,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16T00:00:00" table:style-name="ce2">
            <text:p>16.05.2019</text:p>
          </table:table-cell>
          <table:table-cell table:number-columns-repeated="16374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rla</text:p>
          </table:table-cell>
          <table:table-cell office:value-type="float" office:value="0" table:style-name="ce1">
            <text:p>0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2-03T00:00:00" table:style-name="ce2">
            <text:p>03.02.2018</text:p>
          </table:table-cell>
          <table:table-cell table:number-columns-repeated="16374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ndi</text:p>
          </table:table-cell>
          <table:table-cell office:value-type="float" office:value="1" table:style-name="ce1">
            <text:p>1</text:p>
          </table:table-cell>
          <table:table-cell office:value-type="float" office:value="5.4" table:style-name="ce1">
            <text:p>5,4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3-20T00:00:00" table:style-name="ce2">
            <text:p>20.03.2013</text:p>
          </table:table-cell>
          <table:table-cell table:number-columns-repeated="16374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iga</text:p>
          </table:table-cell>
          <table:table-cell office:value-type="float" office:value="16" table:style-name="ce1">
            <text:p>16</text:p>
          </table:table-cell>
          <table:table-cell office:value-type="float" office:value="2.5" table:style-name="ce1">
            <text:p>2,5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erre</text:p>
          </table:table-cell>
          <table:table-cell office:value-type="float" office:value="14" table:style-name="ce1">
            <text:p>14</text:p>
          </table:table-cell>
          <table:table-cell office:value-type="float" office:value="6.3" table:style-name="ce1">
            <text:p>6,3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2T00:00:00" table:style-name="ce2">
            <text:p>12.11.2015</text:p>
          </table:table-cell>
          <table:table-cell table:number-columns-repeated="16374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mon</text:p>
          </table:table-cell>
          <table:table-cell office:value-type="float" office:value="17" table:style-name="ce1">
            <text:p>17</text:p>
          </table:table-cell>
          <table:table-cell office:value-type="float" office:value="0.5" table:style-name="ce1">
            <text:p>0,5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3-30T00:00:00" table:style-name="ce2">
            <text:p>30.03.2016</text:p>
          </table:table-cell>
          <table:table-cell table:number-columns-repeated="16374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re</text:p>
          </table:table-cell>
          <table:table-cell office:value-type="float" office:value="10" table:style-name="ce1">
            <text:p>10</text:p>
          </table:table-cell>
          <table:table-cell office:value-type="float" office:value="0.4" table:style-name="ce1">
            <text:p>0,4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2-20T00:00:00" table:style-name="ce2">
            <text:p>20.12.2019</text:p>
          </table:table-cell>
          <table:table-cell table:number-columns-repeated="16374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ckard</text:p>
          </table:table-cell>
          <table:table-cell office:value-type="float" office:value="12" table:style-name="ce1">
            <text:p>12</text:p>
          </table:table-cell>
          <table:table-cell office:value-type="float" office:value="6.9" table:style-name="ce1">
            <text:p>6,9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dole</text:p>
          </table:table-cell>
          <table:table-cell office:value-type="float" office:value="11" table:style-name="ce1">
            <text:p>11</text:p>
          </table:table-cell>
          <table:table-cell office:value-type="float" office:value="2.4" table:style-name="ce1">
            <text:p>2,4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dyce</text:p>
          </table:table-cell>
          <table:table-cell office:value-type="float" office:value="1" table:style-name="ce1">
            <text:p>1</text:p>
          </table:table-cell>
          <table:table-cell office:value-type="float" office:value="6.2" table:style-name="ce1">
            <text:p>6,2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lduin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,5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ebb</text:p>
          </table:table-cell>
          <table:table-cell office:value-type="float" office:value="10" table:style-name="ce1">
            <text:p>10</text:p>
          </table:table-cell>
          <table:table-cell office:value-type="float" office:value="0.4" table:style-name="ce1">
            <text:p>0,4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ld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ard</text:p>
          </table:table-cell>
          <table:table-cell office:value-type="float" office:value="10" table:style-name="ce1">
            <text:p>10</text:p>
          </table:table-cell>
          <table:table-cell office:value-type="float" office:value="6.2" table:style-name="ce1">
            <text:p>6,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racio</text:p>
          </table:table-cell>
          <table:table-cell office:value-type="float" office:value="13" table:style-name="ce1">
            <text:p>13</text:p>
          </table:table-cell>
          <table:table-cell office:value-type="float" office:value="1.3" table:style-name="ce1">
            <text:p>1,3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4-28T00:00:00" table:style-name="ce2">
            <text:p>28.04.2015</text:p>
          </table:table-cell>
          <table:table-cell table:number-columns-repeated="16374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ichole</text:p>
          </table:table-cell>
          <table:table-cell office:value-type="float" office:value="17" table:style-name="ce1">
            <text:p>17</text:p>
          </table:table-cell>
          <table:table-cell office:value-type="float" office:value="6.8" table:style-name="ce1">
            <text:p>6,8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9-05T00:00:00" table:style-name="ce2">
            <text:p>05.09.2011</text:p>
          </table:table-cell>
          <table:table-cell table:number-columns-repeated="16374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ybalt</text:p>
          </table:table-cell>
          <table:table-cell office:value-type="float" office:value="2" table:style-name="ce1">
            <text:p>2</text:p>
          </table:table-cell>
          <table:table-cell office:value-type="float" office:value="1.6" table:style-name="ce1">
            <text:p>1,6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rrel</text:p>
          </table:table-cell>
          <table:table-cell office:value-type="float" office:value="11" table:style-name="ce1">
            <text:p>11</text:p>
          </table:table-cell>
          <table:table-cell office:value-type="float" office:value="6.1" table:style-name="ce1">
            <text:p>6,1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5T00:00:00" table:style-name="ce2">
            <text:p>05.07.2022</text:p>
          </table:table-cell>
          <table:table-cell table:number-columns-repeated="16374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uralee</text:p>
          </table:table-cell>
          <table:table-cell office:value-type="float" office:value="7" table:style-name="ce1">
            <text:p>7</text:p>
          </table:table-cell>
          <table:table-cell office:value-type="float" office:value="5.2" table:style-name="ce1">
            <text:p>5,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9-20T00:00:00" table:style-name="ce2">
            <text:p>20.09.2013</text:p>
          </table:table-cell>
          <table:table-cell table:number-columns-repeated="16374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cki</text:p>
          </table:table-cell>
          <table:table-cell office:value-type="float" office:value="12" table:style-name="ce1">
            <text:p>12</text:p>
          </table:table-cell>
          <table:table-cell office:value-type="float" office:value="5.8" table:style-name="ce1">
            <text:p>5,8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6-24T00:00:00" table:style-name="ce2">
            <text:p>24.06.2011</text:p>
          </table:table-cell>
          <table:table-cell table:number-columns-repeated="16374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nina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8-12T00:00:00" table:style-name="ce2">
            <text:p>12.08.2012</text:p>
          </table:table-cell>
          <table:table-cell table:number-columns-repeated="16374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tton</text:p>
          </table:table-cell>
          <table:table-cell office:value-type="float" office:value="12" table:style-name="ce1">
            <text:p>12</text:p>
          </table:table-cell>
          <table:table-cell office:value-type="float" office:value="5.3" table:style-name="ce1">
            <text:p>5,3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9-24T00:00:00" table:style-name="ce2">
            <text:p>24.09.2013</text:p>
          </table:table-cell>
          <table:table-cell table:number-columns-repeated="16374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salve</text:p>
          </table:table-cell>
          <table:table-cell office:value-type="float" office:value="17" table:style-name="ce1">
            <text:p>17</text:p>
          </table:table-cell>
          <table:table-cell office:value-type="float" office:value="5.7" table:style-name="ce1">
            <text:p>5,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9-24T00:00:00" table:style-name="ce2">
            <text:p>24.09.2015</text:p>
          </table:table-cell>
          <table:table-cell table:number-columns-repeated="16374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insley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1-29T00:00:00" table:style-name="ce2">
            <text:p>29.11.2013</text:p>
          </table:table-cell>
          <table:table-cell table:number-columns-repeated="16374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zen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8-01T00:00:00" table:style-name="ce2">
            <text:p>01.08.2020</text:p>
          </table:table-cell>
          <table:table-cell table:number-columns-repeated="16374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llin</text:p>
          </table:table-cell>
          <table:table-cell office:value-type="float" office:value="9" table:style-name="ce1">
            <text:p>9</text:p>
          </table:table-cell>
          <table:table-cell office:value-type="float" office:value="4.8" table:style-name="ce1">
            <text:p>4,8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1-12T00:00:00" table:style-name="ce2">
            <text:p>12.11.2010</text:p>
          </table:table-cell>
          <table:table-cell table:number-columns-repeated="16374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jy</text:p>
          </table:table-cell>
          <table:table-cell office:value-type="float" office:value="5" table:style-name="ce1">
            <text:p>5</text:p>
          </table:table-cell>
          <table:table-cell office:value-type="float" office:value="3.1" table:style-name="ce1">
            <text:p>3,1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10-26T00:00:00" table:style-name="ce2">
            <text:p>26.10.2021</text:p>
          </table:table-cell>
          <table:table-cell table:number-columns-repeated="16374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us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,3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8-14T00:00:00" table:style-name="ce2">
            <text:p>14.08.2010</text:p>
          </table:table-cell>
          <table:table-cell table:number-columns-repeated="16374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go</text:p>
          </table:table-cell>
          <table:table-cell office:value-type="float" office:value="10" table:style-name="ce1">
            <text:p>10</text:p>
          </table:table-cell>
          <table:table-cell office:value-type="float" office:value="3.1" table:style-name="ce1">
            <text:p>3,1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1-10T00:00:00" table:style-name="ce2">
            <text:p>10.01.2013</text:p>
          </table:table-cell>
          <table:table-cell table:number-columns-repeated="16374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uliann</text:p>
          </table:table-cell>
          <table:table-cell office:value-type="float" office:value="2" table:style-name="ce1">
            <text:p>2</text:p>
          </table:table-cell>
          <table:table-cell office:value-type="float" office:value="0.7" table:style-name="ce1">
            <text:p>0,7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5-28T00:00:00" table:style-name="ce2">
            <text:p>28.05.2016</text:p>
          </table:table-cell>
          <table:table-cell table:number-columns-repeated="16374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ey</text:p>
          </table:table-cell>
          <table:table-cell office:value-type="float" office:value="14" table:style-name="ce1">
            <text:p>14</text:p>
          </table:table-cell>
          <table:table-cell office:value-type="float" office:value="2.1" table:style-name="ce1">
            <text:p>2,1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8-10T00:00:00" table:style-name="ce2">
            <text:p>10.08.2010</text:p>
          </table:table-cell>
          <table:table-cell table:number-columns-repeated="16374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mmi</text:p>
          </table:table-cell>
          <table:table-cell office:value-type="float" office:value="14" table:style-name="ce1">
            <text:p>14</text:p>
          </table:table-cell>
          <table:table-cell office:value-type="float" office:value="6.7" table:style-name="ce1">
            <text:p>6,7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16T00:00:00" table:style-name="ce2">
            <text:p>16.04.2013</text:p>
          </table:table-cell>
          <table:table-cell table:number-columns-repeated="16374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mmie</text:p>
          </table:table-cell>
          <table:table-cell office:value-type="float" office:value="13" table:style-name="ce1">
            <text:p>13</text:p>
          </table:table-cell>
          <table:table-cell office:value-type="float" office:value="4.7" table:style-name="ce1">
            <text:p>4,7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4-02-13T00:00:00" table:style-name="ce2">
            <text:p>13.02.2024</text:p>
          </table:table-cell>
          <table:table-cell table:number-columns-repeated="16374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d</text:p>
          </table:table-cell>
          <table:table-cell office:value-type="float" office:value="14" table:style-name="ce1">
            <text:p>14</text:p>
          </table:table-cell>
          <table:table-cell office:value-type="float" office:value="5.3" table:style-name="ce1">
            <text:p>5,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0-29T00:00:00" table:style-name="ce2">
            <text:p>29.10.2013</text:p>
          </table:table-cell>
          <table:table-cell table:number-columns-repeated="16374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faellle</text:p>
          </table:table-cell>
          <table:table-cell office:value-type="float" office:value="5" table:style-name="ce1">
            <text:p>5</text:p>
          </table:table-cell>
          <table:table-cell office:value-type="float" office:value="0.7" table:style-name="ce1">
            <text:p>0,7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1-20T00:00:00" table:style-name="ce2">
            <text:p>20.11.2017</text:p>
          </table:table-cell>
          <table:table-cell table:number-columns-repeated="16374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verett</text:p>
          </table:table-cell>
          <table:table-cell office:value-type="float" office:value="6" table:style-name="ce1">
            <text:p>6</text:p>
          </table:table-cell>
          <table:table-cell office:value-type="float" office:value="0.8" table:style-name="ce1">
            <text:p>0,8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5-29T00:00:00" table:style-name="ce2">
            <text:p>29.05.2022</text:p>
          </table:table-cell>
          <table:table-cell table:number-columns-repeated="16374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len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6-08T00:00:00" table:style-name="ce2">
            <text:p>08.06.2013</text:p>
          </table:table-cell>
          <table:table-cell table:number-columns-repeated="16374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ldarina</text:p>
          </table:table-cell>
          <table:table-cell office:value-type="float" office:value="18" table:style-name="ce1">
            <text:p>18</text:p>
          </table:table-cell>
          <table:table-cell office:value-type="float" office:value="4.2" table:style-name="ce1">
            <text:p>4,2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10-23T00:00:00" table:style-name="ce2">
            <text:p>23.10.2012</text:p>
          </table:table-cell>
          <table:table-cell table:number-columns-repeated="16374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rby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27T00:00:00" table:style-name="ce2">
            <text:p>27.03.2015</text:p>
          </table:table-cell>
          <table:table-cell table:number-columns-repeated="16374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cky</text:p>
          </table:table-cell>
          <table:table-cell office:value-type="float" office:value="7" table:style-name="ce1">
            <text:p>7</text:p>
          </table:table-cell>
          <table:table-cell office:value-type="float" office:value="6.6" table:style-name="ce1">
            <text:p>6,6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5-09T00:00:00" table:style-name="ce2">
            <text:p>09.05.2010</text:p>
          </table:table-cell>
          <table:table-cell table:number-columns-repeated="16374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yrlene</text:p>
          </table:table-cell>
          <table:table-cell office:value-type="float" office:value="9" table:style-name="ce1">
            <text:p>9</text:p>
          </table:table-cell>
          <table:table-cell office:value-type="float" office:value="1.6" table:style-name="ce1">
            <text:p>1,6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04T00:00:00" table:style-name="ce2">
            <text:p>04.09.2023</text:p>
          </table:table-cell>
          <table:table-cell table:number-columns-repeated="16374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nnica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7-24T00:00:00" table:style-name="ce2">
            <text:p>24.07.2016</text:p>
          </table:table-cell>
          <table:table-cell table:number-columns-repeated="16374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lly</text:p>
          </table:table-cell>
          <table:table-cell office:value-type="float" office:value="10" table:style-name="ce1">
            <text:p>10</text:p>
          </table:table-cell>
          <table:table-cell office:value-type="float" office:value="3.3" table:style-name="ce1">
            <text:p>3,3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10-12T00:00:00" table:style-name="ce2">
            <text:p>12.10.2010</text:p>
          </table:table-cell>
          <table:table-cell table:number-columns-repeated="16374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llie</text:p>
          </table:table-cell>
          <table:table-cell office:value-type="float" office:value="6" table:style-name="ce1">
            <text:p>6</text:p>
          </table:table-cell>
          <table:table-cell office:value-type="float" office:value="0.5" table:style-name="ce1">
            <text:p>0,5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2T00:00:00" table:style-name="ce2">
            <text:p>22.12.2019</text:p>
          </table:table-cell>
          <table:table-cell table:number-columns-repeated="16374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e</text:p>
          </table:table-cell>
          <table:table-cell office:value-type="float" office:value="1" table:style-name="ce1">
            <text:p>1</text:p>
          </table:table-cell>
          <table:table-cell office:value-type="float" office:value="6.8" table:style-name="ce1">
            <text:p>6,8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6T00:00:00" table:style-name="ce2">
            <text:p>16.12.2009</text:p>
          </table:table-cell>
          <table:table-cell table:number-columns-repeated="16374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rugi</text:p>
          </table:table-cell>
          <table:table-cell office:value-type="float" office:value="15" table:style-name="ce1">
            <text:p>15</text:p>
          </table:table-cell>
          <table:table-cell office:value-type="float" office:value="5.8" table:style-name="ce1">
            <text:p>5,8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4-01T00:00:00" table:style-name="ce2">
            <text:p>01.04.2024</text:p>
          </table:table-cell>
          <table:table-cell table:number-columns-repeated="16374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bbi</text:p>
          </table:table-cell>
          <table:table-cell office:value-type="float" office:value="8" table:style-name="ce1">
            <text:p>8</text:p>
          </table:table-cell>
          <table:table-cell office:value-type="float" office:value="5.6" table:style-name="ce1">
            <text:p>5,6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5-29T00:00:00" table:style-name="ce2">
            <text:p>29.05.2021</text:p>
          </table:table-cell>
          <table:table-cell table:number-columns-repeated="16374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mbard</text:p>
          </table:table-cell>
          <table:table-cell office:value-type="float" office:value="14" table:style-name="ce1">
            <text:p>14</text:p>
          </table:table-cell>
          <table:table-cell office:value-type="float" office:value="5.3" table:style-name="ce1">
            <text:p>5,3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26T00:00:00" table:style-name="ce2">
            <text:p>26.04.2013</text:p>
          </table:table-cell>
          <table:table-cell table:number-columns-repeated="16374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rke</text:p>
          </table:table-cell>
          <table:table-cell office:value-type="float" office:value="7" table:style-name="ce1">
            <text:p>7</text:p>
          </table:table-cell>
          <table:table-cell office:value-type="float" office:value="0.9" table:style-name="ce1">
            <text:p>0,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2-10T00:00:00" table:style-name="ce2">
            <text:p>10.02.2018</text:p>
          </table:table-cell>
          <table:table-cell table:number-columns-repeated="16374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hiathia</text:p>
          </table:table-cell>
          <table:table-cell office:value-type="float" office:value="3" table:style-name="ce1">
            <text:p>3</text:p>
          </table:table-cell>
          <table:table-cell office:value-type="float" office:value="0.8" table:style-name="ce1">
            <text:p>0,8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7-19T00:00:00" table:style-name="ce2">
            <text:p>19.07.2020</text:p>
          </table:table-cell>
          <table:table-cell table:number-columns-repeated="16374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pageno</text:p>
          </table:table-cell>
          <table:table-cell office:value-type="float" office:value="14" table:style-name="ce1">
            <text:p>14</text:p>
          </table:table-cell>
          <table:table-cell office:value-type="float" office:value="6.1" table:style-name="ce1">
            <text:p>6,1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8-13T00:00:00" table:style-name="ce2">
            <text:p>13.08.2018</text:p>
          </table:table-cell>
          <table:table-cell table:number-columns-repeated="16374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inore</text:p>
          </table:table-cell>
          <table:table-cell office:value-type="float" office:value="4" table:style-name="ce1">
            <text:p>4</text:p>
          </table:table-cell>
          <table:table-cell office:value-type="float" office:value="3.8" table:style-name="ce1">
            <text:p>3,8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3-19T00:00:00" table:style-name="ce2">
            <text:p>19.03.2022</text:p>
          </table:table-cell>
          <table:table-cell table:number-columns-repeated="16374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orin</text:p>
          </table:table-cell>
          <table:table-cell office:value-type="float" office:value="2" table:style-name="ce1">
            <text:p>2</text:p>
          </table:table-cell>
          <table:table-cell office:value-type="float" office:value="1.2" table:style-name="ce1">
            <text:p>1,2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10T00:00:00" table:style-name="ce2">
            <text:p>10.04.2011</text:p>
          </table:table-cell>
          <table:table-cell table:number-columns-repeated="16374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eena</text:p>
          </table:table-cell>
          <table:table-cell office:value-type="float" office:value="14" table:style-name="ce1">
            <text:p>14</text:p>
          </table:table-cell>
          <table:table-cell office:value-type="float" office:value="4.7" table:style-name="ce1">
            <text:p>4,7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11-01T00:00:00" table:style-name="ce2">
            <text:p>01.11.2021</text:p>
          </table:table-cell>
          <table:table-cell table:number-columns-repeated="16374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bine</text:p>
          </table:table-cell>
          <table:table-cell office:value-type="float" office:value="0" table:style-name="ce1">
            <text:p>0</text:p>
          </table:table-cell>
          <table:table-cell office:value-type="float" office:value="2.5" table:style-name="ce1">
            <text:p>2,5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6-28T00:00:00" table:style-name="ce2">
            <text:p>28.06.2012</text:p>
          </table:table-cell>
          <table:table-cell table:number-columns-repeated="16374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ssie</text:p>
          </table:table-cell>
          <table:table-cell office:value-type="float" office:value="12" table:style-name="ce1">
            <text:p>12</text:p>
          </table:table-cell>
          <table:table-cell office:value-type="float" office:value="2.5" table:style-name="ce1">
            <text:p>2,5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7-21T00:00:00" table:style-name="ce2">
            <text:p>21.07.2023</text:p>
          </table:table-cell>
          <table:table-cell table:number-columns-repeated="16374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tti</text:p>
          </table:table-cell>
          <table:table-cell office:value-type="float" office:value="2" table:style-name="ce1">
            <text:p>2</text:p>
          </table:table-cell>
          <table:table-cell office:value-type="float" office:value="1.7" table:style-name="ce1">
            <text:p>1,7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8-20T00:00:00" table:style-name="ce2">
            <text:p>20.08.2011</text:p>
          </table:table-cell>
          <table:table-cell table:number-columns-repeated="16374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anna</text:p>
          </table:table-cell>
          <table:table-cell office:value-type="float" office:value="7" table:style-name="ce1">
            <text:p>7</text:p>
          </table:table-cell>
          <table:table-cell office:value-type="float" office:value="1.5" table:style-name="ce1">
            <text:p>1,5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4-16T00:00:00" table:style-name="ce2">
            <text:p>16.04.2010</text:p>
          </table:table-cell>
          <table:table-cell table:number-columns-repeated="16374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na-diane</text:p>
          </table:table-cell>
          <table:table-cell office:value-type="float" office:value="6" table:style-name="ce1">
            <text:p>6</text:p>
          </table:table-cell>
          <table:table-cell office:value-type="float" office:value="3.8" table:style-name="ce1">
            <text:p>3,8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2-10T00:00:00" table:style-name="ce2">
            <text:p>10.02.2012</text:p>
          </table:table-cell>
          <table:table-cell table:number-columns-repeated="16374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ileen</text:p>
          </table:table-cell>
          <table:table-cell office:value-type="float" office:value="6" table:style-name="ce1">
            <text:p>6</text:p>
          </table:table-cell>
          <table:table-cell office:value-type="float" office:value="4.8" table:style-name="ce1">
            <text:p>4,8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7-22T00:00:00" table:style-name="ce2">
            <text:p>22.07.2012</text:p>
          </table:table-cell>
          <table:table-cell table:number-columns-repeated="16374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rdon</text:p>
          </table:table-cell>
          <table:table-cell office:value-type="float" office:value="13" table:style-name="ce1">
            <text:p>13</text:p>
          </table:table-cell>
          <table:table-cell office:value-type="float" office:value="1.6" table:style-name="ce1">
            <text:p>1,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26T00:00:00" table:style-name="ce2">
            <text:p>26.10.2014</text:p>
          </table:table-cell>
          <table:table-cell table:number-columns-repeated="16374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m</text:p>
          </table:table-cell>
          <table:table-cell office:value-type="float" office:value="8" table:style-name="ce1">
            <text:p>8</text:p>
          </table:table-cell>
          <table:table-cell office:value-type="float" office:value="1.2" table:style-name="ce1">
            <text:p>1,2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4-03T00:00:00" table:style-name="ce2">
            <text:p>03.04.2011</text:p>
          </table:table-cell>
          <table:table-cell table:number-columns-repeated="16374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lag</text:p>
          </table:table-cell>
          <table:table-cell office:value-type="float" office:value="4" table:style-name="ce1">
            <text:p>4</text:p>
          </table:table-cell>
          <table:table-cell office:value-type="float" office:value="2.6" table:style-name="ce1">
            <text:p>2,6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08T00:00:00" table:style-name="ce2">
            <text:p>08.10.2014</text:p>
          </table:table-cell>
          <table:table-cell table:number-columns-repeated="16374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leen</text:p>
          </table:table-cell>
          <table:table-cell office:value-type="float" office:value="15" table:style-name="ce1">
            <text:p>15</text:p>
          </table:table-cell>
          <table:table-cell office:value-type="float" office:value="6.1" table:style-name="ce1">
            <text:p>6,1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1-09T00:00:00" table:style-name="ce2">
            <text:p>09.01.2017</text:p>
          </table:table-cell>
          <table:table-cell table:number-columns-repeated="16374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rik</text:p>
          </table:table-cell>
          <table:table-cell office:value-type="float" office:value="13" table:style-name="ce1">
            <text:p>1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2-25T00:00:00" table:style-name="ce2">
            <text:p>25.02.2019</text:p>
          </table:table-cell>
          <table:table-cell table:number-columns-repeated="16374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y</text:p>
          </table:table-cell>
          <table:table-cell office:value-type="float" office:value="14" table:style-name="ce1">
            <text:p>14</text:p>
          </table:table-cell>
          <table:table-cell office:value-type="float" office:value="4.7" table:style-name="ce1">
            <text:p>4,7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4T00:00:00" table:style-name="ce2">
            <text:p>04.07.2022</text:p>
          </table:table-cell>
          <table:table-cell table:number-columns-repeated="16374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ulcie</text:p>
          </table:table-cell>
          <table:table-cell office:value-type="float" office:value="5" table:style-name="ce1">
            <text:p>5</text:p>
          </table:table-cell>
          <table:table-cell office:value-type="float" office:value="0.4" table:style-name="ce1">
            <text:p>0,4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7-19T00:00:00" table:style-name="ce2">
            <text:p>19.07.2019</text:p>
          </table:table-cell>
          <table:table-cell table:number-columns-repeated="16374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xie</text:p>
          </table:table-cell>
          <table:table-cell office:value-type="float" office:value="7" table:style-name="ce1">
            <text:p>7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9-14T00:00:00" table:style-name="ce2">
            <text:p>14.09.2011</text:p>
          </table:table-cell>
          <table:table-cell table:number-columns-repeated="16374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gerio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,1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9-28T00:00:00" table:style-name="ce2">
            <text:p>28.09.2019</text:p>
          </table:table-cell>
          <table:table-cell table:number-columns-repeated="16374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netta</text:p>
          </table:table-cell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2-14T00:00:00" table:style-name="ce2">
            <text:p>14.12.2008</text:p>
          </table:table-cell>
          <table:table-cell table:number-columns-repeated="16374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ckard</text:p>
          </table:table-cell>
          <table:table-cell office:value-type="float" office:value="4" table:style-name="ce1">
            <text:p>4</text:p>
          </table:table-cell>
          <table:table-cell office:value-type="float" office:value="1.4" table:style-name="ce1">
            <text:p>1,4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6T00:00:00" table:style-name="ce2">
            <text:p>26.12.2019</text:p>
          </table:table-cell>
          <table:table-cell table:number-columns-repeated="16374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dy</text:p>
          </table:table-cell>
          <table:table-cell office:value-type="float" office:value="10" table:style-name="ce1">
            <text:p>10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6-22T00:00:00" table:style-name="ce2">
            <text:p>22.06.2011</text:p>
          </table:table-cell>
          <table:table-cell table:number-columns-repeated="16374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nya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,5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2-21T00:00:00" table:style-name="ce2">
            <text:p>21.02.2015</text:p>
          </table:table-cell>
          <table:table-cell table:number-columns-repeated="16374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ver</text:p>
          </table:table-cell>
          <table:table-cell office:value-type="float" office:value="18" table:style-name="ce1">
            <text:p>18</text:p>
          </table:table-cell>
          <table:table-cell office:value-type="float" office:value="6.8" table:style-name="ce1">
            <text:p>6,8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0-24T00:00:00" table:style-name="ce2">
            <text:p>24.10.2015</text:p>
          </table:table-cell>
          <table:table-cell table:number-columns-repeated="16374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ddie</text:p>
          </table:table-cell>
          <table:table-cell office:value-type="float" office:value="9" table:style-name="ce1">
            <text:p>9</text:p>
          </table:table-cell>
          <table:table-cell office:value-type="float" office:value="1.7" table:style-name="ce1">
            <text:p>1,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3-05T00:00:00" table:style-name="ce2">
            <text:p>05.03.2018</text:p>
          </table:table-cell>
          <table:table-cell table:number-columns-repeated="16374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lide</text:p>
          </table:table-cell>
          <table:table-cell office:value-type="float" office:value="13" table:style-name="ce1">
            <text:p>13</text:p>
          </table:table-cell>
          <table:table-cell office:value-type="float" office:value="3.8" table:style-name="ce1">
            <text:p>3,8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1-27T00:00:00" table:style-name="ce2">
            <text:p>27.11.2019</text:p>
          </table:table-cell>
          <table:table-cell table:number-columns-repeated="16374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rson</text:p>
          </table:table-cell>
          <table:table-cell office:value-type="float" office:value="12" table:style-name="ce1">
            <text:p>12</text:p>
          </table:table-cell>
          <table:table-cell office:value-type="float" office:value="2.6" table:style-name="ce1">
            <text:p>2,6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1-17T00:00:00" table:style-name="ce2">
            <text:p>17.01.2009</text:p>
          </table:table-cell>
          <table:table-cell table:number-columns-repeated="16374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urgess</text:p>
          </table:table-cell>
          <table:table-cell office:value-type="float" office:value="7" table:style-name="ce1">
            <text:p>7</text:p>
          </table:table-cell>
          <table:table-cell office:value-type="float" office:value="5.6" table:style-name="ce1">
            <text:p>5,6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7-16T00:00:00" table:style-name="ce2">
            <text:p>16.07.2011</text:p>
          </table:table-cell>
          <table:table-cell table:number-columns-repeated="16374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elie</text:p>
          </table:table-cell>
          <table:table-cell office:value-type="float" office:value="18" table:style-name="ce1">
            <text:p>18</text:p>
          </table:table-cell>
          <table:table-cell office:value-type="float" office:value="6.6" table:style-name="ce1">
            <text:p>6,6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0T00:00:00" table:style-name="ce2">
            <text:p>20.10.2014</text:p>
          </table:table-cell>
          <table:table-cell table:number-columns-repeated="16374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agan</text:p>
          </table:table-cell>
          <table:table-cell office:value-type="float" office:value="8" table:style-name="ce1">
            <text:p>8</text:p>
          </table:table-cell>
          <table:table-cell office:value-type="float" office:value="5.3" table:style-name="ce1">
            <text:p>5,3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4-01-29T00:00:00" table:style-name="ce2">
            <text:p>29.01.2024</text:p>
          </table:table-cell>
          <table:table-cell table:number-columns-repeated="16374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relei</text:p>
          </table:table-cell>
          <table:table-cell office:value-type="float" office:value="10" table:style-name="ce1">
            <text:p>10</text:p>
          </table:table-cell>
          <table:table-cell office:value-type="float" office:value="4.8" table:style-name="ce1">
            <text:p>4,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7-20T00:00:00" table:style-name="ce2">
            <text:p>20.07.2018</text:p>
          </table:table-cell>
          <table:table-cell table:number-columns-repeated="16374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sh</text:p>
          </table:table-cell>
          <table:table-cell office:value-type="float" office:value="17" table:style-name="ce1">
            <text:p>17</text:p>
          </table:table-cell>
          <table:table-cell office:value-type="float" office:value="4.5" table:style-name="ce1">
            <text:p>4,5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ldi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,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5-23T00:00:00" table:style-name="ce2">
            <text:p>23.05.2019</text:p>
          </table:table-cell>
          <table:table-cell table:number-columns-repeated="16374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wiss</text:p>
          </table:table-cell>
          <table:table-cell office:value-type="float" office:value="7" table:style-name="ce1">
            <text:p>7</text:p>
          </table:table-cell>
          <table:table-cell office:value-type="float" office:value="0.8" table:style-name="ce1">
            <text:p>0,8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5-25T00:00:00" table:style-name="ce2">
            <text:p>25.05.2020</text:p>
          </table:table-cell>
          <table:table-cell table:number-columns-repeated="16374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die</text:p>
          </table:table-cell>
          <table:table-cell office:value-type="float" office:value="9" table:style-name="ce1">
            <text:p>9</text:p>
          </table:table-cell>
          <table:table-cell office:value-type="float" office:value="4.7" table:style-name="ce1">
            <text:p>4,7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0-20T00:00:00" table:style-name="ce2">
            <text:p>20.10.2020</text:p>
          </table:table-cell>
          <table:table-cell table:number-columns-repeated="16374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ulia</text:p>
          </table:table-cell>
          <table:table-cell office:value-type="float" office:value="16" table:style-name="ce1">
            <text:p>16</text:p>
          </table:table-cell>
          <table:table-cell office:value-type="float" office:value="1.2" table:style-name="ce1">
            <text:p>1,2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8-20T00:00:00" table:style-name="ce2">
            <text:p>20.08.2017</text:p>
          </table:table-cell>
          <table:table-cell table:number-columns-repeated="16374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razio</text:p>
          </table:table-cell>
          <table:table-cell office:value-type="float" office:value="10" table:style-name="ce1">
            <text:p>10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22T00:00:00" table:style-name="ce2">
            <text:p>22.06.2009</text:p>
          </table:table-cell>
          <table:table-cell table:number-columns-repeated="16374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ham</text:p>
          </table:table-cell>
          <table:table-cell office:value-type="float" office:value="10" table:style-name="ce1">
            <text:p>10</text:p>
          </table:table-cell>
          <table:table-cell office:value-type="float" office:value="3.5" table:style-name="ce1">
            <text:p>3,5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7-17T00:00:00" table:style-name="ce2">
            <text:p>17.07.2020</text:p>
          </table:table-cell>
          <table:table-cell table:number-columns-repeated="16374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ankie</text:p>
          </table:table-cell>
          <table:table-cell office:value-type="float" office:value="16" table:style-name="ce1">
            <text:p>16</text:p>
          </table:table-cell>
          <table:table-cell office:value-type="float" office:value="4.3" table:style-name="ce1">
            <text:p>4,3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9-01T00:00:00" table:style-name="ce2">
            <text:p>01.09.2016</text:p>
          </table:table-cell>
          <table:table-cell table:number-columns-repeated="16374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adney</text:p>
          </table:table-cell>
          <table:table-cell office:value-type="float" office:value="17" table:style-name="ce1">
            <text:p>17</text:p>
          </table:table-cell>
          <table:table-cell office:value-type="float" office:value="0.6" table:style-name="ce1">
            <text:p>0,6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6T00:00:00" table:style-name="ce2">
            <text:p>26.01.2023</text:p>
          </table:table-cell>
          <table:table-cell table:number-columns-repeated="16374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lsa</text:p>
          </table:table-cell>
          <table:table-cell office:value-type="float" office:value="3" table:style-name="ce1">
            <text:p>3</text:p>
          </table:table-cell>
          <table:table-cell office:value-type="float" office:value="6.8" table:style-name="ce1">
            <text:p>6,8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2-26T00:00:00" table:style-name="ce2">
            <text:p>26.02.2022</text:p>
          </table:table-cell>
          <table:table-cell table:number-columns-repeated="16374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gers</text:p>
          </table:table-cell>
          <table:table-cell office:value-type="float" office:value="7" table:style-name="ce1">
            <text:p>7</text:p>
          </table:table-cell>
          <table:table-cell office:value-type="float" office:value="6.7" table:style-name="ce1">
            <text:p>6,7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7-18T00:00:00" table:style-name="ce2">
            <text:p>18.07.2018</text:p>
          </table:table-cell>
          <table:table-cell table:number-columns-repeated="16374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niamino</text:p>
          </table:table-cell>
          <table:table-cell office:value-type="float" office:value="18" table:style-name="ce1">
            <text:p>18</text:p>
          </table:table-cell>
          <table:table-cell office:value-type="float" office:value="4.7" table:style-name="ce1">
            <text:p>4,7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1-10T00:00:00" table:style-name="ce2">
            <text:p>10.11.2011</text:p>
          </table:table-cell>
          <table:table-cell table:number-columns-repeated="16374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dia</text:p>
          </table:table-cell>
          <table:table-cell office:value-type="float" office:value="18" table:style-name="ce1">
            <text:p>1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2-26T00:00:00" table:style-name="ce2">
            <text:p>26.12.2016</text:p>
          </table:table-cell>
          <table:table-cell table:number-columns-repeated="16374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obard</text:p>
          </table:table-cell>
          <table:table-cell office:value-type="float" office:value="6" table:style-name="ce1">
            <text:p>6</text:p>
          </table:table-cell>
          <table:table-cell office:value-type="float" office:value="3.9" table:style-name="ce1">
            <text:p>3,9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4-02T00:00:00" table:style-name="ce2">
            <text:p>02.04.2009</text:p>
          </table:table-cell>
          <table:table-cell table:number-columns-repeated="16374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ath</text:p>
          </table:table-cell>
          <table:table-cell office:value-type="float" office:value="4" table:style-name="ce1">
            <text:p>4</text:p>
          </table:table-cell>
          <table:table-cell office:value-type="float" office:value="3.1" table:style-name="ce1">
            <text:p>3,1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26T00:00:00" table:style-name="ce2">
            <text:p>26.03.2015</text:p>
          </table:table-cell>
          <table:table-cell table:number-columns-repeated="16374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iella</text:p>
          </table:table-cell>
          <table:table-cell office:value-type="float" office:value="18" table:style-name="ce1">
            <text:p>18</text:p>
          </table:table-cell>
          <table:table-cell office:value-type="float" office:value="2.7" table:style-name="ce1">
            <text:p>2,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08T00:00:00" table:style-name="ce2">
            <text:p>08.10.2022</text:p>
          </table:table-cell>
          <table:table-cell table:number-columns-repeated="16374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ire</text:p>
          </table:table-cell>
          <table:table-cell office:value-type="float" office:value="8" table:style-name="ce1">
            <text:p>8</text:p>
          </table:table-cell>
          <table:table-cell office:value-type="float" office:value="5.6" table:style-name="ce1">
            <text:p>5,6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5T00:00:00" table:style-name="ce2">
            <text:p>25.10.2015</text:p>
          </table:table-cell>
          <table:table-cell table:number-columns-repeated="16374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terina</text:p>
          </table:table-cell>
          <table:table-cell office:value-type="float" office:value="5" table:style-name="ce1">
            <text:p>5</text:p>
          </table:table-cell>
          <table:table-cell office:value-type="float" office:value="2.4" table:style-name="ce1">
            <text:p>2,4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24T00:00:00" table:style-name="ce2">
            <text:p>24.06.2022</text:p>
          </table:table-cell>
          <table:table-cell table:number-columns-repeated="16374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lette</text:p>
          </table:table-cell>
          <table:table-cell office:value-type="float" office:value="1" table:style-name="ce1">
            <text:p>1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1-11T00:00:00" table:style-name="ce2">
            <text:p>11.11.2008</text:p>
          </table:table-cell>
          <table:table-cell table:number-columns-repeated="16374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zy</text:p>
          </table:table-cell>
          <table:table-cell office:value-type="float" office:value="18" table:style-name="ce1">
            <text:p>18</text:p>
          </table:table-cell>
          <table:table-cell office:value-type="float" office:value="3.9" table:style-name="ce1">
            <text:p>3,9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9-02T00:00:00" table:style-name="ce2">
            <text:p>02.09.2021</text:p>
          </table:table-cell>
          <table:table-cell table:number-columns-repeated="16374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ristin</text:p>
          </table:table-cell>
          <table:table-cell office:value-type="float" office:value="0" table:style-name="ce1">
            <text:p>0</text:p>
          </table:table-cell>
          <table:table-cell office:value-type="float" office:value="3.4" table:style-name="ce1">
            <text:p>3,4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1-25T00:00:00" table:style-name="ce2">
            <text:p>25.11.2019</text:p>
          </table:table-cell>
          <table:table-cell table:number-columns-repeated="16374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ikki</text:p>
          </table:table-cell>
          <table:table-cell office:value-type="float" office:value="9" table:style-name="ce1">
            <text:p>9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09T00:00:00" table:style-name="ce2">
            <text:p>09.06.2022</text:p>
          </table:table-cell>
          <table:table-cell table:number-columns-repeated="16374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njy</text:p>
          </table:table-cell>
          <table:table-cell office:value-type="float" office:value="14" table:style-name="ce1">
            <text:p>14</text:p>
          </table:table-cell>
          <table:table-cell office:value-type="float" office:value="6.1" table:style-name="ce1">
            <text:p>6,1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10-02T00:00:00" table:style-name="ce2">
            <text:p>02.10.2012</text:p>
          </table:table-cell>
          <table:table-cell table:number-columns-repeated="16374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mil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,5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1-18T00:00:00" table:style-name="ce2">
            <text:p>18.11.2022</text:p>
          </table:table-cell>
          <table:table-cell table:number-columns-repeated="16374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chelin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3-17T00:00:00" table:style-name="ce2">
            <text:p>17.03.2020</text:p>
          </table:table-cell>
          <table:table-cell table:number-columns-repeated="16374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urwood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3T00:00:00" table:style-name="ce2">
            <text:p>03.07.2022</text:p>
          </table:table-cell>
          <table:table-cell table:number-columns-repeated="16374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oober</text:p>
          </table:table-cell>
          <table:table-cell office:value-type="float" office:value="4" table:style-name="ce1">
            <text:p>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1-25T00:00:00" table:style-name="ce2">
            <text:p>25.01.2009</text:p>
          </table:table-cell>
          <table:table-cell table:number-columns-repeated="16374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ry</text:p>
          </table:table-cell>
          <table:table-cell office:value-type="float" office:value="4" table:style-name="ce1">
            <text:p>4</text:p>
          </table:table-cell>
          <table:table-cell office:value-type="float" office:value="6.2" table:style-name="ce1">
            <text:p>6,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7-22T00:00:00" table:style-name="ce2">
            <text:p>22.07.2016</text:p>
          </table:table-cell>
          <table:table-cell table:number-columns-repeated="16374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lllie</text:p>
          </table:table-cell>
          <table:table-cell office:value-type="float" office:value="17" table:style-name="ce1">
            <text:p>17</text:p>
          </table:table-cell>
          <table:table-cell office:value-type="float" office:value="5.7" table:style-name="ce1">
            <text:p>5,7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6-22T00:00:00" table:style-name="ce2">
            <text:p>22.06.2017</text:p>
          </table:table-cell>
          <table:table-cell table:number-columns-repeated="16374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dra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1-09T00:00:00" table:style-name="ce2">
            <text:p>09.11.2008</text:p>
          </table:table-cell>
          <table:table-cell table:number-columns-repeated="16374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llsy</text:p>
          </table:table-cell>
          <table:table-cell office:value-type="float" office:value="10" table:style-name="ce1">
            <text:p>10</text:p>
          </table:table-cell>
          <table:table-cell office:value-type="float" office:value="0.3" table:style-name="ce1">
            <text:p>0,3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5-18T00:00:00" table:style-name="ce2">
            <text:p>18.05.2020</text:p>
          </table:table-cell>
          <table:table-cell table:number-columns-repeated="16374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wynne</text:p>
          </table:table-cell>
          <table:table-cell office:value-type="float" office:value="6" table:style-name="ce1">
            <text:p>6</text:p>
          </table:table-cell>
          <table:table-cell office:value-type="float" office:value="6.3" table:style-name="ce1">
            <text:p>6,3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0-29T00:00:00" table:style-name="ce2">
            <text:p>29.10.2009</text:p>
          </table:table-cell>
          <table:table-cell table:number-columns-repeated="16374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r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0T00:00:00" table:style-name="ce2">
            <text:p>10.12.2009</text:p>
          </table:table-cell>
          <table:table-cell table:number-columns-repeated="16374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e</text:p>
          </table:table-cell>
          <table:table-cell office:value-type="float" office:value="16" table:style-name="ce1">
            <text:p>16</text:p>
          </table:table-cell>
          <table:table-cell office:value-type="float" office:value="0.8" table:style-name="ce1">
            <text:p>0,8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2T00:00:00" table:style-name="ce2">
            <text:p>12.12.2009</text:p>
          </table:table-cell>
          <table:table-cell table:number-columns-repeated="16374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istotle</text:p>
          </table:table-cell>
          <table:table-cell office:value-type="float" office:value="6" table:style-name="ce1">
            <text:p>6</text:p>
          </table:table-cell>
          <table:table-cell office:value-type="float" office:value="6.8" table:style-name="ce1">
            <text:p>6,8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7-07T00:00:00" table:style-name="ce2">
            <text:p>07.07.2015</text:p>
          </table:table-cell>
          <table:table-cell table:number-columns-repeated="16374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line</text:p>
          </table:table-cell>
          <table:table-cell office:value-type="float" office:value="12" table:style-name="ce1">
            <text:p>12</text:p>
          </table:table-cell>
          <table:table-cell office:value-type="float" office:value="3.9" table:style-name="ce1">
            <text:p>3,9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6-08T00:00:00" table:style-name="ce2">
            <text:p>08.06.2018</text:p>
          </table:table-cell>
          <table:table-cell table:number-columns-repeated="16374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felia</text:p>
          </table:table-cell>
          <table:table-cell office:value-type="float" office:value="2" table:style-name="ce1">
            <text:p>2</text:p>
          </table:table-cell>
          <table:table-cell office:value-type="float" office:value="3.5" table:style-name="ce1">
            <text:p>3,5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23T00:00:00" table:style-name="ce2">
            <text:p>23.11.2016</text:p>
          </table:table-cell>
          <table:table-cell table:number-columns-repeated="16374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rince</text:p>
          </table:table-cell>
          <table:table-cell office:value-type="float" office:value="9" table:style-name="ce1">
            <text:p>9</text:p>
          </table:table-cell>
          <table:table-cell office:value-type="float" office:value="5.2" table:style-name="ce1">
            <text:p>5,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1-25T00:00:00" table:style-name="ce2">
            <text:p>25.11.2010</text:p>
          </table:table-cell>
          <table:table-cell table:number-columns-repeated="16374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all</text:p>
          </table:table-cell>
          <table:table-cell office:value-type="float" office:value="6" table:style-name="ce1">
            <text:p>6</text:p>
          </table:table-cell>
          <table:table-cell office:value-type="float" office:value="1.3" table:style-name="ce1">
            <text:p>1,3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2-08T00:00:00" table:style-name="ce2">
            <text:p>08.02.2012</text:p>
          </table:table-cell>
          <table:table-cell table:number-columns-repeated="16374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i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,5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9-25T00:00:00" table:style-name="ce2">
            <text:p>25.09.2017</text:p>
          </table:table-cell>
          <table:table-cell table:number-columns-repeated="16374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ria</text:p>
          </table:table-cell>
          <table:table-cell office:value-type="float" office:value="18" table:style-name="ce1">
            <text:p>18</text:p>
          </table:table-cell>
          <table:table-cell office:value-type="float" office:value="0.8" table:style-name="ce1">
            <text:p>0,8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stantin</text:p>
          </table:table-cell>
          <table:table-cell office:value-type="float" office:value="0" table:style-name="ce1">
            <text:p>0</text:p>
          </table:table-cell>
          <table:table-cell office:value-type="float" office:value="6.5" table:style-name="ce1">
            <text:p>6,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27T00:00:00" table:style-name="ce2">
            <text:p>27.02.2017</text:p>
          </table:table-cell>
          <table:table-cell table:number-columns-repeated="16374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sadora</text:p>
          </table:table-cell>
          <table:table-cell office:value-type="float" office:value="6" table:style-name="ce1">
            <text:p>6</text:p>
          </table:table-cell>
          <table:table-cell office:value-type="float" office:value="0.9" table:style-name="ce1">
            <text:p>0,9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7-26T00:00:00" table:style-name="ce2">
            <text:p>26.07.2013</text:p>
          </table:table-cell>
          <table:table-cell table:number-columns-repeated="16374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urice</text:p>
          </table:table-cell>
          <table:table-cell office:value-type="float" office:value="18" table:style-name="ce1">
            <text:p>18</text:p>
          </table:table-cell>
          <table:table-cell office:value-type="float" office:value="5.2" table:style-name="ce1">
            <text:p>5,2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2-31T00:00:00" table:style-name="ce2">
            <text:p>31.12.2013</text:p>
          </table:table-cell>
          <table:table-cell table:number-columns-repeated="16374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meson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7-03T00:00:00" table:style-name="ce2">
            <text:p>03.07.2009</text:p>
          </table:table-cell>
          <table:table-cell table:number-columns-repeated="16374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die</text:p>
          </table:table-cell>
          <table:table-cell office:value-type="float" office:value="7" table:style-name="ce1">
            <text:p>7</text:p>
          </table:table-cell>
          <table:table-cell office:value-type="float" office:value="5.6" table:style-name="ce1">
            <text:p>5,6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1-18T00:00:00" table:style-name="ce2">
            <text:p>18.01.2021</text:p>
          </table:table-cell>
          <table:table-cell table:number-columns-repeated="16374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urita</text:p>
          </table:table-cell>
          <table:table-cell office:value-type="float" office:value="14" table:style-name="ce1">
            <text:p>14</text:p>
          </table:table-cell>
          <table:table-cell office:value-type="float" office:value="3.7" table:style-name="ce1">
            <text:p>3,7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2-24T00:00:00" table:style-name="ce2">
            <text:p>24.12.2017</text:p>
          </table:table-cell>
          <table:table-cell table:number-columns-repeated="16374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ony</text:p>
          </table:table-cell>
          <table:table-cell office:value-type="float" office:value="2" table:style-name="ce1">
            <text:p>2</text:p>
          </table:table-cell>
          <table:table-cell office:value-type="float" office:value="4.5" table:style-name="ce1">
            <text:p>4,5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2-30T00:00:00" table:style-name="ce2">
            <text:p>30.12.2013</text:p>
          </table:table-cell>
          <table:table-cell table:number-columns-repeated="16374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gen</text:p>
          </table:table-cell>
          <table:table-cell office:value-type="float" office:value="16" table:style-name="ce1">
            <text:p>16</text:p>
          </table:table-cell>
          <table:table-cell office:value-type="float" office:value="3.3" table:style-name="ce1">
            <text:p>3,3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2-25T00:00:00" table:style-name="ce2">
            <text:p>25.02.2018</text:p>
          </table:table-cell>
          <table:table-cell table:number-columns-repeated="16374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Quintin</text:p>
          </table:table-cell>
          <table:table-cell office:value-type="float" office:value="11" table:style-name="ce1">
            <text:p>11</text:p>
          </table:table-cell>
          <table:table-cell office:value-type="float" office:value="0.9" table:style-name="ce1">
            <text:p>0,9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8-16T00:00:00" table:style-name="ce2">
            <text:p>16.08.2023</text:p>
          </table:table-cell>
          <table:table-cell table:number-columns-repeated="16374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ubia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2-11T00:00:00" table:style-name="ce2">
            <text:p>11.02.2020</text:p>
          </table:table-cell>
          <table:table-cell table:number-columns-repeated="16374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sen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2-01T00:00:00" table:style-name="ce2">
            <text:p>01.02.2019</text:p>
          </table:table-cell>
          <table:table-cell table:number-columns-repeated="16374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ddie</text:p>
          </table:table-cell>
          <table:table-cell office:value-type="float" office:value="2" table:style-name="ce1">
            <text:p>2</text:p>
          </table:table-cell>
          <table:table-cell office:value-type="float" office:value="1.8" table:style-name="ce1">
            <text:p>1,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1-30T00:00:00" table:style-name="ce2">
            <text:p>30.01.2013</text:p>
          </table:table-cell>
          <table:table-cell table:number-columns-repeated="16374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olanthe</text:p>
          </table:table-cell>
          <table:table-cell office:value-type="float" office:value="6" table:style-name="ce1">
            <text:p>6</text:p>
          </table:table-cell>
          <table:table-cell office:value-type="float" office:value="2.9" table:style-name="ce1">
            <text:p>2,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10T00:00:00" table:style-name="ce2">
            <text:p>10.09.2012</text:p>
          </table:table-cell>
          <table:table-cell table:number-columns-repeated="16374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nabel</text:p>
          </table:table-cell>
          <table:table-cell office:value-type="float" office:value="5" table:style-name="ce1">
            <text:p>5</text:p>
          </table:table-cell>
          <table:table-cell office:value-type="float" office:value="2.8" table:style-name="ce1">
            <text:p>2,8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11T00:00:00" table:style-name="ce2">
            <text:p>11.03.2015</text:p>
          </table:table-cell>
          <table:table-cell table:number-columns-repeated="16374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cquenett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3-10T00:00:00" table:style-name="ce2">
            <text:p>10.03.2013</text:p>
          </table:table-cell>
          <table:table-cell table:number-columns-repeated="16374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nyelle</text:p>
          </table:table-cell>
          <table:table-cell office:value-type="float" office:value="1" table:style-name="ce1">
            <text:p>1</text:p>
          </table:table-cell>
          <table:table-cell office:value-type="float" office:value="2.8" table:style-name="ce1">
            <text:p>2,8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2-07T00:00:00" table:style-name="ce2">
            <text:p>07.12.2015</text:p>
          </table:table-cell>
          <table:table-cell table:number-columns-repeated="16374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rlik</text:p>
          </table:table-cell>
          <table:table-cell office:value-type="float" office:value="1" table:style-name="ce1">
            <text:p>1</text:p>
          </table:table-cell>
          <table:table-cell office:value-type="float" office:value="2.9" table:style-name="ce1">
            <text:p>2,9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2-24T00:00:00" table:style-name="ce2">
            <text:p>24.02.2013</text:p>
          </table:table-cell>
          <table:table-cell table:number-columns-repeated="16374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chy</text:p>
          </table:table-cell>
          <table:table-cell office:value-type="float" office:value="0" table:style-name="ce1">
            <text:p>0</text:p>
          </table:table-cell>
          <table:table-cell office:value-type="float" office:value="6.8" table:style-name="ce1">
            <text:p>6,8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0T00:00:00" table:style-name="ce2">
            <text:p>20.01.2023</text:p>
          </table:table-cell>
          <table:table-cell table:number-columns-repeated="16374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von</text:p>
          </table:table-cell>
          <table:table-cell office:value-type="float" office:value="0" table:style-name="ce1">
            <text:p>0</text:p>
          </table:table-cell>
          <table:table-cell office:value-type="float" office:value="2.8" table:style-name="ce1">
            <text:p>2,8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18T00:00:00" table:style-name="ce2">
            <text:p>18.09.2012</text:p>
          </table:table-cell>
          <table:table-cell table:number-columns-repeated="16374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xon</text:p>
          </table:table-cell>
          <table:table-cell office:value-type="float" office:value="8" table:style-name="ce1">
            <text:p>8</text:p>
          </table:table-cell>
          <table:table-cell office:value-type="float" office:value="2.9" table:style-name="ce1">
            <text:p>2,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21T00:00:00" table:style-name="ce2">
            <text:p>21.09.2012</text:p>
          </table:table-cell>
          <table:table-cell table:number-columns-repeated="16374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orgia</text:p>
          </table:table-cell>
          <table:table-cell office:value-type="float" office:value="6" table:style-name="ce1">
            <text:p>6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6-29T00:00:00" table:style-name="ce2">
            <text:p>29.06.2020</text:p>
          </table:table-cell>
          <table:table-cell table:number-columns-repeated="16374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dene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08T00:00:00" table:style-name="ce2">
            <text:p>08.10.2011</text:p>
          </table:table-cell>
          <table:table-cell table:number-columns-repeated="16374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a</text:p>
          </table:table-cell>
          <table:table-cell office:value-type="float" office:value="2" table:style-name="ce1">
            <text:p>2</text:p>
          </table:table-cell>
          <table:table-cell office:value-type="float" office:value="3.3" table:style-name="ce1">
            <text:p>3,3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4T00:00:00" table:style-name="ce2">
            <text:p>24.10.2014</text:p>
          </table:table-cell>
          <table:table-cell table:number-columns-repeated="16374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rlina</text:p>
          </table:table-cell>
          <table:table-cell office:value-type="float" office:value="9" table:style-name="ce1">
            <text:p>9</text:p>
          </table:table-cell>
          <table:table-cell office:value-type="float" office:value="0.8" table:style-name="ce1">
            <text:p>0,8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1-07T00:00:00" table:style-name="ce2">
            <text:p>07.01.2021</text:p>
          </table:table-cell>
          <table:table-cell table:number-columns-repeated="16374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evie</text:p>
          </table:table-cell>
          <table:table-cell office:value-type="float" office:value="16" table:style-name="ce1">
            <text:p>16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5-20T00:00:00" table:style-name="ce2">
            <text:p>20.05.2009</text:p>
          </table:table-cell>
          <table:table-cell table:number-columns-repeated="16374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igit</text:p>
          </table:table-cell>
          <table:table-cell office:value-type="float" office:value="1" table:style-name="ce1">
            <text:p>1</text:p>
          </table:table-cell>
          <table:table-cell office:value-type="float" office:value="6.3" table:style-name="ce1">
            <text:p>6,3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14T00:00:00" table:style-name="ce2">
            <text:p>14.09.2023</text:p>
          </table:table-cell>
          <table:table-cell table:number-columns-repeated="16374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lyn</text:p>
          </table:table-cell>
          <table:table-cell office:value-type="float" office:value="0" table:style-name="ce1">
            <text:p>0</text:p>
          </table:table-cell>
          <table:table-cell office:value-type="float" office:value="3.5" table:style-name="ce1">
            <text:p>3,5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2-04T00:00:00" table:style-name="ce2">
            <text:p>04.12.2014</text:p>
          </table:table-cell>
          <table:table-cell table:number-columns-repeated="1637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audelle</text:p>
          </table:table-cell>
          <table:table-cell office:value-type="float" office:value="10" table:style-name="ce1">
            <text:p>10</text:p>
          </table:table-cell>
          <table:table-cell office:value-type="float" office:value="6.4" table:style-name="ce1">
            <text:p>6,4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2-06T00:00:00" table:style-name="ce2">
            <text:p>06.12.2019</text:p>
          </table:table-cell>
          <table:table-cell table:number-columns-repeated="16374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di</text:p>
          </table:table-cell>
          <table:table-cell office:value-type="float" office:value="6" table:style-name="ce1">
            <text:p>6</text:p>
          </table:table-cell>
          <table:table-cell office:value-type="float" office:value="6.3" table:style-name="ce1">
            <text:p>6,3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05T00:00:00" table:style-name="ce2">
            <text:p>05.07.2021</text:p>
          </table:table-cell>
          <table:table-cell table:number-columns-repeated="16374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acharias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3-09T00:00:00" table:style-name="ce2">
            <text:p>09.03.2021</text:p>
          </table:table-cell>
          <table:table-cell table:number-columns-repeated="1637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limeda</text:p>
          </table:table-cell>
          <table:table-cell office:value-type="float" office:value="9" table:style-name="ce1">
            <text:p>9</text:p>
          </table:table-cell>
          <table:table-cell office:value-type="float" office:value="5.2" table:style-name="ce1">
            <text:p>5,2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6-19T00:00:00" table:style-name="ce2">
            <text:p>19.06.2015</text:p>
          </table:table-cell>
          <table:table-cell table:number-columns-repeated="16374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lyne</text:p>
          </table:table-cell>
          <table:table-cell office:value-type="float" office:value="5" table:style-name="ce1">
            <text:p>5</text:p>
          </table:table-cell>
          <table:table-cell office:value-type="float" office:value="1.2" table:style-name="ce1">
            <text:p>1,2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12-04T00:00:00" table:style-name="ce2">
            <text:p>04.12.2018</text:p>
          </table:table-cell>
          <table:table-cell table:number-columns-repeated="16374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lena</text:p>
          </table:table-cell>
          <table:table-cell office:value-type="float" office:value="8" table:style-name="ce1">
            <text:p>8</text:p>
          </table:table-cell>
          <table:table-cell office:value-type="float" office:value="3.8" table:style-name="ce1">
            <text:p>3,8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cki</text:p>
          </table:table-cell>
          <table:table-cell office:value-type="float" office:value="1" table:style-name="ce1">
            <text:p>1</text:p>
          </table:table-cell>
          <table:table-cell office:value-type="float" office:value="3.2" table:style-name="ce1">
            <text:p>3,2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3-05T00:00:00" table:style-name="ce2">
            <text:p>05.03.2023</text:p>
          </table:table-cell>
          <table:table-cell table:number-columns-repeated="16374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Quintin</text:p>
          </table:table-cell>
          <table:table-cell office:value-type="float" office:value="0" table:style-name="ce1">
            <text:p>0</text:p>
          </table:table-cell>
          <table:table-cell office:value-type="float" office:value="3.5" table:style-name="ce1">
            <text:p>3,5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2-07T00:00:00" table:style-name="ce2">
            <text:p>07.02.2013</text:p>
          </table:table-cell>
          <table:table-cell table:number-columns-repeated="16374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lva</text:p>
          </table:table-cell>
          <table:table-cell office:value-type="float" office:value="0" table:style-name="ce1">
            <text:p>0</text:p>
          </table:table-cell>
          <table:table-cell office:value-type="float" office:value="3.2" table:style-name="ce1">
            <text:p>3,2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5-18T00:00:00" table:style-name="ce2">
            <text:p>18.05.2010</text:p>
          </table:table-cell>
          <table:table-cell table:number-columns-repeated="16374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arlie</text:p>
          </table:table-cell>
          <table:table-cell office:value-type="float" office:value="17" table:style-name="ce1">
            <text:p>17</text:p>
          </table:table-cell>
          <table:table-cell office:value-type="float" office:value="4.3" table:style-name="ce1">
            <text:p>4,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15T00:00:00" table:style-name="ce2">
            <text:p>15.06.2022</text:p>
          </table:table-cell>
          <table:table-cell table:number-columns-repeated="16374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ody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1-14T00:00:00" table:style-name="ce2">
            <text:p>14.11.2009</text:p>
          </table:table-cell>
          <table:table-cell table:number-columns-repeated="16374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el</text:p>
          </table:table-cell>
          <table:table-cell office:value-type="float" office:value="15" table:style-name="ce1">
            <text:p>15</text:p>
          </table:table-cell>
          <table:table-cell office:value-type="float" office:value="1.5" table:style-name="ce1">
            <text:p>1,5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1-12T00:00:00" table:style-name="ce2">
            <text:p>12.01.2012</text:p>
          </table:table-cell>
          <table:table-cell table:number-columns-repeated="16374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erk</text:p>
          </table:table-cell>
          <table:table-cell office:value-type="float" office:value="15" table:style-name="ce1">
            <text:p>15</text:p>
          </table:table-cell>
          <table:table-cell office:value-type="float" office:value="6.7" table:style-name="ce1">
            <text:p>6,7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4-07T00:00:00" table:style-name="ce2">
            <text:p>07.04.2010</text:p>
          </table:table-cell>
          <table:table-cell table:number-columns-repeated="16374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hanna</text:p>
          </table:table-cell>
          <table:table-cell office:value-type="float" office:value="17" table:style-name="ce1">
            <text:p>17</text:p>
          </table:table-cell>
          <table:table-cell office:value-type="float" office:value="5.9" table:style-name="ce1">
            <text:p>5,9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29T00:00:00" table:style-name="ce2">
            <text:p>29.10.2022</text:p>
          </table:table-cell>
          <table:table-cell table:number-columns-repeated="16374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verley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21T00:00:00" table:style-name="ce2">
            <text:p>21.04.2011</text:p>
          </table:table-cell>
          <table:table-cell table:number-columns-repeated="16374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sie</text:p>
          </table:table-cell>
          <table:table-cell office:value-type="float" office:value="5" table:style-name="ce1">
            <text:p>5</text:p>
          </table:table-cell>
          <table:table-cell office:value-type="float" office:value="3.2" table:style-name="ce1">
            <text:p>3,2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2-21T00:00:00" table:style-name="ce2">
            <text:p>21.02.2014</text:p>
          </table:table-cell>
          <table:table-cell table:number-columns-repeated="16374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ttie</text:p>
          </table:table-cell>
          <table:table-cell office:value-type="float" office:value="0" table:style-name="ce1">
            <text:p>0</text:p>
          </table:table-cell>
          <table:table-cell office:value-type="float" office:value="1.9" table:style-name="ce1">
            <text:p>1,9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7T00:00:00" table:style-name="ce2">
            <text:p>27.07.2021</text:p>
          </table:table-cell>
          <table:table-cell table:number-columns-repeated="16374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ar</text:p>
          </table:table-cell>
          <table:table-cell office:value-type="float" office:value="16" table:style-name="ce1">
            <text:p>16</text:p>
          </table:table-cell>
          <table:table-cell office:value-type="float" office:value="0.7" table:style-name="ce1">
            <text:p>0,7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0-29T00:00:00" table:style-name="ce2">
            <text:p>29.10.2017</text:p>
          </table:table-cell>
          <table:table-cell table:number-columns-repeated="16374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urr</text:p>
          </table:table-cell>
          <table:table-cell office:value-type="float" office:value="7" table:style-name="ce1">
            <text:p>7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1-23T00:00:00" table:style-name="ce2">
            <text:p>23.01.2011</text:p>
          </table:table-cell>
          <table:table-cell table:number-columns-repeated="16374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ni</text:p>
          </table:table-cell>
          <table:table-cell office:value-type="float" office:value="15" table:style-name="ce1">
            <text:p>15</text:p>
          </table:table-cell>
          <table:table-cell office:value-type="float" office:value="6.1" table:style-name="ce1">
            <text:p>6,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6-22T00:00:00" table:style-name="ce2">
            <text:p>22.06.2014</text:p>
          </table:table-cell>
          <table:table-cell table:number-columns-repeated="16374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nne</text:p>
          </table:table-cell>
          <table:table-cell office:value-type="float" office:value="15" table:style-name="ce1">
            <text:p>15</text:p>
          </table:table-cell>
          <table:table-cell office:value-type="float" office:value="1.9" table:style-name="ce1">
            <text:p>1,9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1-29T00:00:00" table:style-name="ce2">
            <text:p>29.11.2017</text:p>
          </table:table-cell>
          <table:table-cell table:number-columns-repeated="16374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sie</text:p>
          </table:table-cell>
          <table:table-cell office:value-type="float" office:value="10" table:style-name="ce1">
            <text:p>10</text:p>
          </table:table-cell>
          <table:table-cell office:value-type="float" office:value="3.3" table:style-name="ce1">
            <text:p>3,3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9-24T00:00:00" table:style-name="ce2">
            <text:p>24.09.2019</text:p>
          </table:table-cell>
          <table:table-cell table:number-columns-repeated="16374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tya</text:p>
          </table:table-cell>
          <table:table-cell office:value-type="float" office:value="13" table:style-name="ce1">
            <text:p>13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6T00:00:00" table:style-name="ce2">
            <text:p>26.07.2021</text:p>
          </table:table-cell>
          <table:table-cell table:number-columns-repeated="16374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acobo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12-28T00:00:00" table:style-name="ce2">
            <text:p>28.12.2023</text:p>
          </table:table-cell>
          <table:table-cell table:number-columns-repeated="16374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ry</text:p>
          </table:table-cell>
          <table:table-cell office:value-type="float" office:value="10" table:style-name="ce1">
            <text:p>10</text:p>
          </table:table-cell>
          <table:table-cell office:value-type="float" office:value="6.6" table:style-name="ce1">
            <text:p>6,6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14T00:00:00" table:style-name="ce2">
            <text:p>14.10.2022</text:p>
          </table:table-cell>
          <table:table-cell table:number-columns-repeated="16374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binet</text:p>
          </table:table-cell>
          <table:table-cell office:value-type="float" office:value="10" table:style-name="ce1">
            <text:p>10</text:p>
          </table:table-cell>
          <table:table-cell office:value-type="float" office:value="5.4" table:style-name="ce1">
            <text:p>5,4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6-17T00:00:00" table:style-name="ce2">
            <text:p>17.06.2013</text:p>
          </table:table-cell>
          <table:table-cell table:number-columns-repeated="16374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metrius</text:p>
          </table:table-cell>
          <table:table-cell office:value-type="float" office:value="14" table:style-name="ce1">
            <text:p>14</text:p>
          </table:table-cell>
          <table:table-cell office:value-type="float" office:value="4.7" table:style-name="ce1">
            <text:p>4,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1-14T00:00:00" table:style-name="ce2">
            <text:p>14.11.2014</text:p>
          </table:table-cell>
          <table:table-cell table:number-columns-repeated="16374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quelyn</text:p>
          </table:table-cell>
          <table:table-cell office:value-type="float" office:value="10" table:style-name="ce1">
            <text:p>10</text:p>
          </table:table-cell>
          <table:table-cell office:value-type="float" office:value="6.2" table:style-name="ce1">
            <text:p>6,2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lene</text:p>
          </table:table-cell>
          <table:table-cell office:value-type="float" office:value="12" table:style-name="ce1">
            <text:p>12</text:p>
          </table:table-cell>
          <table:table-cell office:value-type="float" office:value="2.1" table:style-name="ce1">
            <text:p>2,1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9-14T00:00:00" table:style-name="ce2">
            <text:p>14.09.2010</text:p>
          </table:table-cell>
          <table:table-cell table:number-columns-repeated="16374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zabeth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,3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1T00:00:00" table:style-name="ce2">
            <text:p>21.10.2015</text:p>
          </table:table-cell>
          <table:table-cell table:number-columns-repeated="16374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oisa</text:p>
          </table:table-cell>
          <table:table-cell office:value-type="float" office:value="3" table:style-name="ce1">
            <text:p>3</text:p>
          </table:table-cell>
          <table:table-cell office:value-type="float" office:value="5.3" table:style-name="ce1">
            <text:p>5,3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eilla</text:p>
          </table:table-cell>
          <table:table-cell office:value-type="float" office:value="15" table:style-name="ce1">
            <text:p>15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sselyn</text:p>
          </table:table-cell>
          <table:table-cell office:value-type="float" office:value="17" table:style-name="ce1">
            <text:p>17</text:p>
          </table:table-cell>
          <table:table-cell office:value-type="float" office:value="5.6" table:style-name="ce1">
            <text:p>5,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arde</text:p>
          </table:table-cell>
          <table:table-cell office:value-type="float" office:value="18" table:style-name="ce1">
            <text:p>18</text:p>
          </table:table-cell>
          <table:table-cell office:value-type="float" office:value="3.1" table:style-name="ce1">
            <text:p>3,1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thias</text:p>
          </table:table-cell>
          <table:table-cell office:value-type="float" office:value="2" table:style-name="ce1">
            <text:p>2</text:p>
          </table:table-cell>
          <table:table-cell office:value-type="float" office:value="5.8" table:style-name="ce1">
            <text:p>5,8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ndie</text:p>
          </table:table-cell>
          <table:table-cell office:value-type="float" office:value="16" table:style-name="ce1">
            <text:p>16</text:p>
          </table:table-cell>
          <table:table-cell office:value-type="float" office:value="6.8" table:style-name="ce1">
            <text:p>6,8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5-06T00:00:00" table:style-name="ce2">
            <text:p>06.05.2017</text:p>
          </table:table-cell>
          <table:table-cell table:number-columns-repeated="16374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dcliffe</text:p>
          </table:table-cell>
          <table:table-cell office:value-type="float" office:value="14" table:style-name="ce1">
            <text:p>14</text:p>
          </table:table-cell>
          <table:table-cell office:value-type="float" office:value="6.9" table:style-name="ce1">
            <text:p>6,9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14T00:00:00" table:style-name="ce2">
            <text:p>14.10.2011</text:p>
          </table:table-cell>
          <table:table-cell table:number-columns-repeated="16374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rker</text:p>
          </table:table-cell>
          <table:table-cell office:value-type="float" office:value="14" table:style-name="ce1">
            <text:p>14</text:p>
          </table:table-cell>
          <table:table-cell office:value-type="float" office:value="1.5" table:style-name="ce1">
            <text:p>1,5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5-11T00:00:00" table:style-name="ce2">
            <text:p>11.05.2017</text:p>
          </table:table-cell>
          <table:table-cell table:number-columns-repeated="16374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resina</text:p>
          </table:table-cell>
          <table:table-cell office:value-type="float" office:value="6" table:style-name="ce1">
            <text:p>6</text:p>
          </table:table-cell>
          <table:table-cell office:value-type="float" office:value="4.8" table:style-name="ce1">
            <text:p>4,8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9-20T00:00:00" table:style-name="ce2">
            <text:p>20.09.2015</text:p>
          </table:table-cell>
          <table:table-cell table:number-columns-repeated="16374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ugenius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2-09T00:00:00" table:style-name="ce2">
            <text:p>09.02.2017</text:p>
          </table:table-cell>
          <table:table-cell table:number-columns-repeated="16374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verne</text:p>
          </table:table-cell>
          <table:table-cell office:value-type="float" office:value="4" table:style-name="ce1">
            <text:p>4</text:p>
          </table:table-cell>
          <table:table-cell office:value-type="float" office:value="3.8" table:style-name="ce1">
            <text:p>3,8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eryl</text:p>
          </table:table-cell>
          <table:table-cell office:value-type="float" office:value="3" table:style-name="ce1">
            <text:p>3</text:p>
          </table:table-cell>
          <table:table-cell office:value-type="float" office:value="0.9" table:style-name="ce1">
            <text:p>0,9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16T00:00:00" table:style-name="ce2">
            <text:p>16.05.2019</text:p>
          </table:table-cell>
          <table:table-cell table:number-columns-repeated="16374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kipton</text:p>
          </table:table-cell>
          <table:table-cell office:value-type="float" office:value="16" table:style-name="ce1">
            <text:p>16</text:p>
          </table:table-cell>
          <table:table-cell office:value-type="float" office:value="1.3" table:style-name="ce1">
            <text:p>1,3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03T00:00:00" table:style-name="ce2">
            <text:p>03.02.2018</text:p>
          </table:table-cell>
          <table:table-cell table:number-columns-repeated="16374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bastien</text:p>
          </table:table-cell>
          <table:table-cell office:value-type="float" office:value="16" table:style-name="ce1">
            <text:p>16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3-20T00:00:00" table:style-name="ce2">
            <text:p>20.03.2013</text:p>
          </table:table-cell>
          <table:table-cell table:number-columns-repeated="16374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chol</text:p>
          </table:table-cell>
          <table:table-cell office:value-type="float" office:value="10" table:style-name="ce1">
            <text:p>10</text:p>
          </table:table-cell>
          <table:table-cell office:value-type="float" office:value="3.6" table:style-name="ce1">
            <text:p>3,6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mlyn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,8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2T00:00:00" table:style-name="ce2">
            <text:p>12.11.2015</text:p>
          </table:table-cell>
          <table:table-cell table:number-columns-repeated="16374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ichton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,9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3-30T00:00:00" table:style-name="ce2">
            <text:p>30.03.2016</text:p>
          </table:table-cell>
          <table:table-cell table:number-columns-repeated="16374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yanna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2-20T00:00:00" table:style-name="ce2">
            <text:p>20.12.2019</text:p>
          </table:table-cell>
          <table:table-cell table:number-columns-repeated="16374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ooh</text:p>
          </table:table-cell>
          <table:table-cell office:value-type="float" office:value="9" table:style-name="ce1">
            <text:p>9</text:p>
          </table:table-cell>
          <table:table-cell office:value-type="float" office:value="4.2" table:style-name="ce1">
            <text:p>4,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ncho</text:p>
          </table:table-cell>
          <table:table-cell office:value-type="float" office:value="4" table:style-name="ce1">
            <text:p>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leria</text:p>
          </table:table-cell>
          <table:table-cell office:value-type="float" office:value="5" table:style-name="ce1">
            <text:p>5</text:p>
          </table:table-cell>
          <table:table-cell office:value-type="float" office:value="5.2" table:style-name="ce1">
            <text:p>5,2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ss</text:p>
          </table:table-cell>
          <table:table-cell office:value-type="float" office:value="10" table:style-name="ce1">
            <text:p>10</text:p>
          </table:table-cell>
          <table:table-cell office:value-type="float" office:value="4.8" table:style-name="ce1">
            <text:p>4,8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yann</text:p>
          </table:table-cell>
          <table:table-cell office:value-type="float" office:value="14" table:style-name="ce1">
            <text:p>14</text:p>
          </table:table-cell>
          <table:table-cell office:value-type="float" office:value="0.8" table:style-name="ce1">
            <text:p>0,8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maria</text:p>
          </table:table-cell>
          <table:table-cell office:value-type="float" office:value="0" table:style-name="ce1">
            <text:p>0</text:p>
          </table:table-cell>
          <table:table-cell office:value-type="float" office:value="5.8" table:style-name="ce1">
            <text:p>5,8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achariah</text:p>
          </table:table-cell>
          <table:table-cell office:value-type="float" office:value="9" table:style-name="ce1">
            <text:p>9</text:p>
          </table:table-cell>
          <table:table-cell office:value-type="float" office:value="6.4" table:style-name="ce1">
            <text:p>6,4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lina</text:p>
          </table:table-cell>
          <table:table-cell office:value-type="float" office:value="9" table:style-name="ce1">
            <text:p>9</text:p>
          </table:table-cell>
          <table:table-cell office:value-type="float" office:value="3.6" table:style-name="ce1">
            <text:p>3,6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4-28T00:00:00" table:style-name="ce2">
            <text:p>28.04.2015</text:p>
          </table:table-cell>
          <table:table-cell table:number-columns-repeated="16374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odee</text:p>
          </table:table-cell>
          <table:table-cell office:value-type="float" office:value="4" table:style-name="ce1">
            <text:p>4</text:p>
          </table:table-cell>
          <table:table-cell office:value-type="float" office:value="0.3" table:style-name="ce1">
            <text:p>0,3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9-05T00:00:00" table:style-name="ce2">
            <text:p>05.09.2011</text:p>
          </table:table-cell>
          <table:table-cell table:number-columns-repeated="16374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rdy</text:p>
          </table:table-cell>
          <table:table-cell office:value-type="float" office:value="10" table:style-name="ce1">
            <text:p>10</text:p>
          </table:table-cell>
          <table:table-cell office:value-type="float" office:value="0.7" table:style-name="ce1">
            <text:p>0,7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rton</text:p>
          </table:table-cell>
          <table:table-cell office:value-type="float" office:value="4" table:style-name="ce1">
            <text:p>4</text:p>
          </table:table-cell>
          <table:table-cell office:value-type="float" office:value="3.7" table:style-name="ce1">
            <text:p>3,7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05T00:00:00" table:style-name="ce2">
            <text:p>05.07.2022</text:p>
          </table:table-cell>
          <table:table-cell table:number-columns-repeated="16374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melina</text:p>
          </table:table-cell>
          <table:table-cell office:value-type="float" office:value="11" table:style-name="ce1">
            <text:p>11</text:p>
          </table:table-cell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9-13T00:00:00" table:style-name="ce2">
            <text:p>13.09.2011</text:p>
          </table:table-cell>
          <table:table-cell table:number-columns-repeated="16374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nne</text:p>
          </table:table-cell>
          <table:table-cell office:value-type="float" office:value="1" table:style-name="ce1">
            <text:p>1</text:p>
          </table:table-cell>
          <table:table-cell office:value-type="float" office:value="3.1" table:style-name="ce1">
            <text:p>3,1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1-16T00:00:00" table:style-name="ce2">
            <text:p>16.01.2018</text:p>
          </table:table-cell>
          <table:table-cell table:number-columns-repeated="16374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ustis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2-12T00:00:00" table:style-name="ce2">
            <text:p>12.02.2010</text:p>
          </table:table-cell>
          <table:table-cell table:number-columns-repeated="16374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ariot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,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0-26T00:00:00" table:style-name="ce2">
            <text:p>26.10.2017</text:p>
          </table:table-cell>
          <table:table-cell table:number-columns-repeated="16374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ssa</text:p>
          </table:table-cell>
          <table:table-cell office:value-type="float" office:value="18" table:style-name="ce1">
            <text:p>18</text:p>
          </table:table-cell>
          <table:table-cell office:value-type="float" office:value="2.9" table:style-name="ce1">
            <text:p>2,9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1-25T00:00:00" table:style-name="ce2">
            <text:p>25.01.2020</text:p>
          </table:table-cell>
          <table:table-cell table:number-columns-repeated="16374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lle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10-10T00:00:00" table:style-name="ce2">
            <text:p>10.10.2012</text:p>
          </table:table-cell>
          <table:table-cell table:number-columns-repeated="16374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dmund</text:p>
          </table:table-cell>
          <table:table-cell office:value-type="float" office:value="14" table:style-name="ce1">
            <text:p>14</text:p>
          </table:table-cell>
          <table:table-cell office:value-type="float" office:value="6.9" table:style-name="ce1">
            <text:p>6,9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7-28T00:00:00" table:style-name="ce2">
            <text:p>28.07.2011</text:p>
          </table:table-cell>
          <table:table-cell table:number-columns-repeated="16374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anleigh</text:p>
          </table:table-cell>
          <table:table-cell office:value-type="float" office:value="15" table:style-name="ce1">
            <text:p>15</text:p>
          </table:table-cell>
          <table:table-cell office:value-type="float" office:value="1.5" table:style-name="ce1">
            <text:p>1,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7-05T00:00:00" table:style-name="ce2">
            <text:p>05.07.2010</text:p>
          </table:table-cell>
          <table:table-cell table:number-columns-repeated="16374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illi</text:p>
          </table:table-cell>
          <table:table-cell office:value-type="float" office:value="6" table:style-name="ce1">
            <text:p>6</text:p>
          </table:table-cell>
          <table:table-cell office:value-type="float" office:value="6.2" table:style-name="ce1">
            <text:p>6,2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1-10T00:00:00" table:style-name="ce2">
            <text:p>10.11.2022</text:p>
          </table:table-cell>
          <table:table-cell table:number-columns-repeated="16374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exander</text:p>
          </table:table-cell>
          <table:table-cell office:value-type="float" office:value="14" table:style-name="ce1">
            <text:p>14</text:p>
          </table:table-cell>
          <table:table-cell office:value-type="float" office:value="6.3" table:style-name="ce1">
            <text:p>6,3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1-27T00:00:00" table:style-name="ce2">
            <text:p>27.11.2019</text:p>
          </table:table-cell>
          <table:table-cell table:number-columns-repeated="16374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lona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17T00:00:00" table:style-name="ce2">
            <text:p>17.01.2009</text:p>
          </table:table-cell>
          <table:table-cell table:number-columns-repeated="16374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ffaello</text:p>
          </table:table-cell>
          <table:table-cell office:value-type="float" office:value="12" table:style-name="ce1">
            <text:p>12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7-16T00:00:00" table:style-name="ce2">
            <text:p>16.07.2011</text:p>
          </table:table-cell>
          <table:table-cell table:number-columns-repeated="16374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ala</text:p>
          </table:table-cell>
          <table:table-cell office:value-type="float" office:value="11" table:style-name="ce1">
            <text:p>11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20T00:00:00" table:style-name="ce2">
            <text:p>20.10.2014</text:p>
          </table:table-cell>
          <table:table-cell table:number-columns-repeated="16374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sa</text:p>
          </table:table-cell>
          <table:table-cell office:value-type="float" office:value="4" table:style-name="ce1">
            <text:p>4</text:p>
          </table:table-cell>
          <table:table-cell office:value-type="float" office:value="5.6" table:style-name="ce1">
            <text:p>5,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1-29T00:00:00" table:style-name="ce2">
            <text:p>29.01.2024</text:p>
          </table:table-cell>
          <table:table-cell table:number-columns-repeated="16374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zella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20T00:00:00" table:style-name="ce2">
            <text:p>20.07.2018</text:p>
          </table:table-cell>
          <table:table-cell table:number-columns-repeated="16374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die</text:p>
          </table:table-cell>
          <table:table-cell office:value-type="float" office:value="7" table:style-name="ce1">
            <text:p>7</text:p>
          </table:table-cell>
          <table:table-cell office:value-type="float" office:value="6.1" table:style-name="ce1">
            <text:p>6,1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mbroke</text:p>
          </table:table-cell>
          <table:table-cell office:value-type="float" office:value="4" table:style-name="ce1">
            <text:p>4</text:p>
          </table:table-cell>
          <table:table-cell office:value-type="float" office:value="2.1" table:style-name="ce1">
            <text:p>2,1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23T00:00:00" table:style-name="ce2">
            <text:p>23.05.2019</text:p>
          </table:table-cell>
          <table:table-cell table:number-columns-repeated="16374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ula</text:p>
          </table:table-cell>
          <table:table-cell office:value-type="float" office:value="13" table:style-name="ce1">
            <text:p>13</text:p>
          </table:table-cell>
          <table:table-cell office:value-type="float" office:value="3.7" table:style-name="ce1">
            <text:p>3,7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5-25T00:00:00" table:style-name="ce2">
            <text:p>25.05.2020</text:p>
          </table:table-cell>
          <table:table-cell table:number-columns-repeated="16374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gustin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10-20T00:00:00" table:style-name="ce2">
            <text:p>20.10.2020</text:p>
          </table:table-cell>
          <table:table-cell table:number-columns-repeated="16374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vira</text:p>
          </table:table-cell>
          <table:table-cell office:value-type="float" office:value="8" table:style-name="ce1">
            <text:p>8</text:p>
          </table:table-cell>
          <table:table-cell office:value-type="float" office:value="1.7" table:style-name="ce1">
            <text:p>1,7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8-20T00:00:00" table:style-name="ce2">
            <text:p>20.08.2017</text:p>
          </table:table-cell>
          <table:table-cell table:number-columns-repeated="16374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ney</text:p>
          </table:table-cell>
          <table:table-cell office:value-type="float" office:value="7" table:style-name="ce1">
            <text:p>7</text:p>
          </table:table-cell>
          <table:table-cell office:value-type="float" office:value="5.3" table:style-name="ce1">
            <text:p>5,3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22T00:00:00" table:style-name="ce2">
            <text:p>22.06.2009</text:p>
          </table:table-cell>
          <table:table-cell table:number-columns-repeated="16374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unce</text:p>
          </table:table-cell>
          <table:table-cell office:value-type="float" office:value="4" table:style-name="ce1">
            <text:p>4</text:p>
          </table:table-cell>
          <table:table-cell office:value-type="float" office:value="4.3" table:style-name="ce1">
            <text:p>4,3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7-17T00:00:00" table:style-name="ce2">
            <text:p>17.07.2020</text:p>
          </table:table-cell>
          <table:table-cell table:number-columns-repeated="16374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annine</text:p>
          </table:table-cell>
          <table:table-cell office:value-type="float" office:value="1" table:style-name="ce1">
            <text:p>1</text:p>
          </table:table-cell>
          <table:table-cell office:value-type="float" office:value="6.9" table:style-name="ce1">
            <text:p>6,9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9-01T00:00:00" table:style-name="ce2">
            <text:p>01.09.2016</text:p>
          </table:table-cell>
          <table:table-cell table:number-columns-repeated="16374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upold</text:p>
          </table:table-cell>
          <table:table-cell office:value-type="float" office:value="15" table:style-name="ce1">
            <text:p>15</text:p>
          </table:table-cell>
          <table:table-cell office:value-type="float" office:value="2.4" table:style-name="ce1">
            <text:p>2,4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1-26T00:00:00" table:style-name="ce2">
            <text:p>26.01.2023</text:p>
          </table:table-cell>
          <table:table-cell table:number-columns-repeated="16374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rad</text:p>
          </table:table-cell>
          <table:table-cell office:value-type="float" office:value="13" table:style-name="ce1">
            <text:p>13</text:p>
          </table:table-cell>
          <table:table-cell office:value-type="float" office:value="0.8" table:style-name="ce1">
            <text:p>0,8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2-26T00:00:00" table:style-name="ce2">
            <text:p>26.02.2022</text:p>
          </table:table-cell>
          <table:table-cell table:number-columns-repeated="16374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ellen</text:p>
          </table:table-cell>
          <table:table-cell office:value-type="float" office:value="3" table:style-name="ce1">
            <text:p>3</text:p>
          </table:table-cell>
          <table:table-cell office:value-type="float" office:value="5.7" table:style-name="ce1">
            <text:p>5,7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7-18T00:00:00" table:style-name="ce2">
            <text:p>18.07.2018</text:p>
          </table:table-cell>
          <table:table-cell table:number-columns-repeated="16374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ams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,5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1-10T00:00:00" table:style-name="ce2">
            <text:p>10.11.2011</text:p>
          </table:table-cell>
          <table:table-cell table:number-columns-repeated="16374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nie</text:p>
          </table:table-cell>
          <table:table-cell office:value-type="float" office:value="13" table:style-name="ce1">
            <text:p>13</text:p>
          </table:table-cell>
          <table:table-cell office:value-type="float" office:value="5.2" table:style-name="ce1">
            <text:p>5,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2-26T00:00:00" table:style-name="ce2">
            <text:p>26.12.2016</text:p>
          </table:table-cell>
          <table:table-cell table:number-columns-repeated="16374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anky</text:p>
          </table:table-cell>
          <table:table-cell office:value-type="float" office:value="5" table:style-name="ce1">
            <text:p>5</text:p>
          </table:table-cell>
          <table:table-cell office:value-type="float" office:value="3.8" table:style-name="ce1">
            <text:p>3,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4-02T00:00:00" table:style-name="ce2">
            <text:p>02.04.2009</text:p>
          </table:table-cell>
          <table:table-cell table:number-columns-repeated="16374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dgardo</text:p>
          </table:table-cell>
          <table:table-cell office:value-type="float" office:value="15" table:style-name="ce1">
            <text:p>15</text:p>
          </table:table-cell>
          <table:table-cell office:value-type="float" office:value="3.7" table:style-name="ce1">
            <text:p>3,7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26T00:00:00" table:style-name="ce2">
            <text:p>26.03.2015</text:p>
          </table:table-cell>
          <table:table-cell table:number-columns-repeated="16374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udy</text:p>
          </table:table-cell>
          <table:table-cell office:value-type="float" office:value="2" table:style-name="ce1">
            <text:p>2</text:p>
          </table:table-cell>
          <table:table-cell office:value-type="float" office:value="3.4" table:style-name="ce1">
            <text:p>3,4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08T00:00:00" table:style-name="ce2">
            <text:p>08.10.2022</text:p>
          </table:table-cell>
          <table:table-cell table:number-columns-repeated="16374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bastian</text:p>
          </table:table-cell>
          <table:table-cell office:value-type="float" office:value="3" table:style-name="ce1">
            <text:p>3</text:p>
          </table:table-cell>
          <table:table-cell office:value-type="float" office:value="3.1" table:style-name="ce1">
            <text:p>3,1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5T00:00:00" table:style-name="ce2">
            <text:p>25.10.2015</text:p>
          </table:table-cell>
          <table:table-cell table:number-columns-repeated="16374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mylee</text:p>
          </table:table-cell>
          <table:table-cell office:value-type="float" office:value="4" table:style-name="ce1">
            <text:p>4</text:p>
          </table:table-cell>
          <table:table-cell office:value-type="float" office:value="6.4" table:style-name="ce1">
            <text:p>6,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24T00:00:00" table:style-name="ce2">
            <text:p>24.06.2022</text:p>
          </table:table-cell>
          <table:table-cell table:number-columns-repeated="16374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sola</text:p>
          </table:table-cell>
          <table:table-cell office:value-type="float" office:value="1" table:style-name="ce1">
            <text:p>1</text:p>
          </table:table-cell>
          <table:table-cell office:value-type="float" office:value="3.3" table:style-name="ce1">
            <text:p>3,3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1-11T00:00:00" table:style-name="ce2">
            <text:p>11.11.2008</text:p>
          </table:table-cell>
          <table:table-cell table:number-columns-repeated="16374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udine</text:p>
          </table:table-cell>
          <table:table-cell office:value-type="float" office:value="6" table:style-name="ce1">
            <text:p>6</text:p>
          </table:table-cell>
          <table:table-cell office:value-type="float" office:value="2.7" table:style-name="ce1">
            <text:p>2,7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9-02T00:00:00" table:style-name="ce2">
            <text:p>02.09.2021</text:p>
          </table:table-cell>
          <table:table-cell table:number-columns-repeated="16374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an</text:p>
          </table:table-cell>
          <table:table-cell office:value-type="float" office:value="9" table:style-name="ce1">
            <text:p>9</text:p>
          </table:table-cell>
          <table:table-cell office:value-type="float" office:value="0.3" table:style-name="ce1">
            <text:p>0,3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1-25T00:00:00" table:style-name="ce2">
            <text:p>25.11.2019</text:p>
          </table:table-cell>
          <table:table-cell table:number-columns-repeated="16374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ash</text:p>
          </table:table-cell>
          <table:table-cell office:value-type="float" office:value="13" table:style-name="ce1">
            <text:p>13</text:p>
          </table:table-cell>
          <table:table-cell office:value-type="float" office:value="1.4" table:style-name="ce1">
            <text:p>1,4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09T00:00:00" table:style-name="ce2">
            <text:p>09.06.2022</text:p>
          </table:table-cell>
          <table:table-cell table:number-columns-repeated="16374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eri</text:p>
          </table:table-cell>
          <table:table-cell office:value-type="float" office:value="6" table:style-name="ce1">
            <text:p>6</text:p>
          </table:table-cell>
          <table:table-cell office:value-type="float" office:value="0.5" table:style-name="ce1">
            <text:p>0,5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10-02T00:00:00" table:style-name="ce2">
            <text:p>02.10.2012</text:p>
          </table:table-cell>
          <table:table-cell table:number-columns-repeated="16374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bert</text:p>
          </table:table-cell>
          <table:table-cell office:value-type="float" office:value="2" table:style-name="ce1">
            <text:p>2</text:p>
          </table:table-cell>
          <table:table-cell office:value-type="float" office:value="4.8" table:style-name="ce1">
            <text:p>4,8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1-18T00:00:00" table:style-name="ce2">
            <text:p>18.11.2022</text:p>
          </table:table-cell>
          <table:table-cell table:number-columns-repeated="16374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erce</text:p>
          </table:table-cell>
          <table:table-cell office:value-type="float" office:value="12" table:style-name="ce1">
            <text:p>12</text:p>
          </table:table-cell>
          <table:table-cell office:value-type="float" office:value="3.6" table:style-name="ce1">
            <text:p>3,6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3-17T00:00:00" table:style-name="ce2">
            <text:p>17.03.2020</text:p>
          </table:table-cell>
          <table:table-cell table:number-columns-repeated="16374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m</text:p>
          </table:table-cell>
          <table:table-cell office:value-type="float" office:value="12" table:style-name="ce1">
            <text:p>12</text:p>
          </table:table-cell>
          <table:table-cell office:value-type="float" office:value="6.5" table:style-name="ce1">
            <text:p>6,5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03T00:00:00" table:style-name="ce2">
            <text:p>03.07.2022</text:p>
          </table:table-cell>
          <table:table-cell table:number-columns-repeated="16374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ann</text:p>
          </table:table-cell>
          <table:table-cell office:value-type="float" office:value="12" table:style-name="ce1">
            <text:p>12</text:p>
          </table:table-cell>
          <table:table-cell office:value-type="float" office:value="4.7" table:style-name="ce1">
            <text:p>4,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25T00:00:00" table:style-name="ce2">
            <text:p>25.01.2009</text:p>
          </table:table-cell>
          <table:table-cell table:number-columns-repeated="16374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v</text:p>
          </table:table-cell>
          <table:table-cell office:value-type="float" office:value="14" table:style-name="ce1">
            <text:p>14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7-22T00:00:00" table:style-name="ce2">
            <text:p>22.07.2016</text:p>
          </table:table-cell>
          <table:table-cell table:number-columns-repeated="16374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yndy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6-22T00:00:00" table:style-name="ce2">
            <text:p>22.06.2017</text:p>
          </table:table-cell>
          <table:table-cell table:number-columns-repeated="16374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tel</text:p>
          </table:table-cell>
          <table:table-cell office:value-type="float" office:value="12" table:style-name="ce1">
            <text:p>12</text:p>
          </table:table-cell>
          <table:table-cell office:value-type="float" office:value="3.9" table:style-name="ce1">
            <text:p>3,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1-09T00:00:00" table:style-name="ce2">
            <text:p>09.11.2008</text:p>
          </table:table-cell>
          <table:table-cell table:number-columns-repeated="16374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ddy</text:p>
          </table:table-cell>
          <table:table-cell office:value-type="float" office:value="12" table:style-name="ce1">
            <text:p>12</text:p>
          </table:table-cell>
          <table:table-cell office:value-type="float" office:value="1.9" table:style-name="ce1">
            <text:p>1,9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5-18T00:00:00" table:style-name="ce2">
            <text:p>18.05.2020</text:p>
          </table:table-cell>
          <table:table-cell table:number-columns-repeated="16374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orker</text:p>
          </table:table-cell>
          <table:table-cell office:value-type="float" office:value="13" table:style-name="ce1">
            <text:p>13</text:p>
          </table:table-cell>
          <table:table-cell office:value-type="float" office:value="6.5" table:style-name="ce1">
            <text:p>6,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0-29T00:00:00" table:style-name="ce2">
            <text:p>29.10.2009</text:p>
          </table:table-cell>
          <table:table-cell table:number-columns-repeated="16374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</text:p>
          </table:table-cell>
          <table:table-cell office:value-type="float" office:value="1" table:style-name="ce1">
            <text:p>1</text:p>
          </table:table-cell>
          <table:table-cell office:value-type="float" office:value="1.3" table:style-name="ce1">
            <text:p>1,3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0T00:00:00" table:style-name="ce2">
            <text:p>10.12.2009</text:p>
          </table:table-cell>
          <table:table-cell table:number-columns-repeated="16374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ck</text:p>
          </table:table-cell>
          <table:table-cell office:value-type="float" office:value="11" table:style-name="ce1">
            <text:p>11</text:p>
          </table:table-cell>
          <table:table-cell office:value-type="float" office:value="4.7" table:style-name="ce1">
            <text:p>4,7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2T00:00:00" table:style-name="ce2">
            <text:p>12.12.2009</text:p>
          </table:table-cell>
          <table:table-cell table:number-columns-repeated="16374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onzo</text:p>
          </table:table-cell>
          <table:table-cell office:value-type="float" office:value="12" table:style-name="ce1">
            <text:p>12</text:p>
          </table:table-cell>
          <table:table-cell office:value-type="float" office:value="5.2" table:style-name="ce1">
            <text:p>5,2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7T00:00:00" table:style-name="ce2">
            <text:p>07.07.2015</text:p>
          </table:table-cell>
          <table:table-cell table:number-columns-repeated="16374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eri</text:p>
          </table:table-cell>
          <table:table-cell office:value-type="float" office:value="4" table:style-name="ce1">
            <text:p>4</text:p>
          </table:table-cell>
          <table:table-cell office:value-type="float" office:value="6.2" table:style-name="ce1">
            <text:p>6,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6-08T00:00:00" table:style-name="ce2">
            <text:p>08.06.2018</text:p>
          </table:table-cell>
          <table:table-cell table:number-columns-repeated="16374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gelle</text:p>
          </table:table-cell>
          <table:table-cell office:value-type="float" office:value="17" table:style-name="ce1">
            <text:p>17</text:p>
          </table:table-cell>
          <table:table-cell office:value-type="float" office:value="1.5" table:style-name="ce1">
            <text:p>1,5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23T00:00:00" table:style-name="ce2">
            <text:p>23.11.2016</text:p>
          </table:table-cell>
          <table:table-cell table:number-columns-repeated="16374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cell</text:p>
          </table:table-cell>
          <table:table-cell office:value-type="float" office:value="12" table:style-name="ce1">
            <text:p>12</text:p>
          </table:table-cell>
          <table:table-cell office:value-type="float" office:value="0.1" table:style-name="ce1">
            <text:p>0,1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1-25T00:00:00" table:style-name="ce2">
            <text:p>25.11.2010</text:p>
          </table:table-cell>
          <table:table-cell table:number-columns-repeated="16374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nell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2-08T00:00:00" table:style-name="ce2">
            <text:p>08.02.2012</text:p>
          </table:table-cell>
          <table:table-cell table:number-columns-repeated="16374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rman</text:p>
          </table:table-cell>
          <table:table-cell office:value-type="float" office:value="6" table:style-name="ce1">
            <text:p>6</text:p>
          </table:table-cell>
          <table:table-cell office:value-type="float" office:value="2.8" table:style-name="ce1">
            <text:p>2,8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9-25T00:00:00" table:style-name="ce2">
            <text:p>25.09.2017</text:p>
          </table:table-cell>
          <table:table-cell table:number-columns-repeated="16374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tias</text:p>
          </table:table-cell>
          <table:table-cell office:value-type="float" office:value="12" table:style-name="ce1">
            <text:p>12</text:p>
          </table:table-cell>
          <table:table-cell office:value-type="float" office:value="4.3" table:style-name="ce1">
            <text:p>4,3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berhard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,5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27T00:00:00" table:style-name="ce2">
            <text:p>27.02.2017</text:p>
          </table:table-cell>
          <table:table-cell table:number-columns-repeated="16374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urand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,2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7-26T00:00:00" table:style-name="ce2">
            <text:p>26.07.2013</text:p>
          </table:table-cell>
          <table:table-cell table:number-columns-repeated="16374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berto</text:p>
          </table:table-cell>
          <table:table-cell office:value-type="float" office:value="8" table:style-name="ce1">
            <text:p>8</text:p>
          </table:table-cell>
          <table:table-cell office:value-type="float" office:value="5.5" table:style-name="ce1">
            <text:p>5,5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2-31T00:00:00" table:style-name="ce2">
            <text:p>31.12.2013</text:p>
          </table:table-cell>
          <table:table-cell table:number-columns-repeated="16374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anson</text:p>
          </table:table-cell>
          <table:table-cell office:value-type="float" office:value="17" table:style-name="ce1">
            <text:p>17</text:p>
          </table:table-cell>
          <table:table-cell office:value-type="float" office:value="1.6" table:style-name="ce1">
            <text:p>1,6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7-03T00:00:00" table:style-name="ce2">
            <text:p>03.07.2009</text:p>
          </table:table-cell>
          <table:table-cell table:number-columns-repeated="16374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ldemar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1-18T00:00:00" table:style-name="ce2">
            <text:p>18.01.2021</text:p>
          </table:table-cell>
          <table:table-cell table:number-columns-repeated="16374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wey</text:p>
          </table:table-cell>
          <table:table-cell office:value-type="float" office:value="1" table:style-name="ce1">
            <text:p>1</text:p>
          </table:table-cell>
          <table:table-cell office:value-type="float" office:value="6.5" table:style-name="ce1">
            <text:p>6,5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2-24T00:00:00" table:style-name="ce2">
            <text:p>24.12.2017</text:p>
          </table:table-cell>
          <table:table-cell table:number-columns-repeated="16374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onid</text:p>
          </table:table-cell>
          <table:table-cell office:value-type="float" office:value="4" table:style-name="ce1">
            <text:p>4</text:p>
          </table:table-cell>
          <table:table-cell office:value-type="float" office:value="5.3" table:style-name="ce1">
            <text:p>5,3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2-30T00:00:00" table:style-name="ce2">
            <text:p>30.12.2013</text:p>
          </table:table-cell>
          <table:table-cell table:number-columns-repeated="16374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cko</text:p>
          </table:table-cell>
          <table:table-cell office:value-type="float" office:value="16" table:style-name="ce1">
            <text:p>16</text:p>
          </table:table-cell>
          <table:table-cell office:value-type="float" office:value="0.8" table:style-name="ce1">
            <text:p>0,8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2-25T00:00:00" table:style-name="ce2">
            <text:p>25.02.2018</text:p>
          </table:table-cell>
          <table:table-cell table:number-columns-repeated="16374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helbert</text:p>
          </table:table-cell>
          <table:table-cell office:value-type="float" office:value="4" table:style-name="ce1">
            <text:p>4</text:p>
          </table:table-cell>
          <table:table-cell office:value-type="float" office:value="0.1" table:style-name="ce1">
            <text:p>0,1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8-16T00:00:00" table:style-name="ce2">
            <text:p>16.08.2023</text:p>
          </table:table-cell>
          <table:table-cell table:number-columns-repeated="16374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ycelin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2-11T00:00:00" table:style-name="ce2">
            <text:p>11.02.2020</text:p>
          </table:table-cell>
          <table:table-cell table:number-columns-repeated="16374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ffany</text:p>
          </table:table-cell>
          <table:table-cell office:value-type="float" office:value="13" table:style-name="ce1">
            <text:p>13</text:p>
          </table:table-cell>
          <table:table-cell office:value-type="float" office:value="0.5" table:style-name="ce1">
            <text:p>0,5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2-01T00:00:00" table:style-name="ce2">
            <text:p>01.02.2019</text:p>
          </table:table-cell>
          <table:table-cell table:number-columns-repeated="16374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isha</text:p>
          </table:table-cell>
          <table:table-cell office:value-type="float" office:value="17" table:style-name="ce1">
            <text:p>17</text:p>
          </table:table-cell>
          <table:table-cell office:value-type="float" office:value="3.8" table:style-name="ce1">
            <text:p>3,8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1-30T00:00:00" table:style-name="ce2">
            <text:p>30.01.2013</text:p>
          </table:table-cell>
          <table:table-cell table:number-columns-repeated="16374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ssy</text:p>
          </table:table-cell>
          <table:table-cell office:value-type="float" office:value="2" table:style-name="ce1">
            <text:p>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10T00:00:00" table:style-name="ce2">
            <text:p>10.09.2012</text:p>
          </table:table-cell>
          <table:table-cell table:number-columns-repeated="16374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ram</text:p>
          </table:table-cell>
          <table:table-cell office:value-type="float" office:value="12" table:style-name="ce1">
            <text:p>12</text:p>
          </table:table-cell>
          <table:table-cell office:value-type="float" office:value="6.3" table:style-name="ce1">
            <text:p>6,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11T00:00:00" table:style-name="ce2">
            <text:p>11.03.2015</text:p>
          </table:table-cell>
          <table:table-cell table:number-columns-repeated="16374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ch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,3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3-10T00:00:00" table:style-name="ce2">
            <text:p>10.03.2013</text:p>
          </table:table-cell>
          <table:table-cell table:number-columns-repeated="16374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nan</text:p>
          </table:table-cell>
          <table:table-cell office:value-type="float" office:value="10" table:style-name="ce1">
            <text:p>10</text:p>
          </table:table-cell>
          <table:table-cell office:value-type="float" office:value="4.2" table:style-name="ce1">
            <text:p>4,2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2-07T00:00:00" table:style-name="ce2">
            <text:p>07.12.2015</text:p>
          </table:table-cell>
          <table:table-cell table:number-columns-repeated="16374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th</text:p>
          </table:table-cell>
          <table:table-cell office:value-type="float" office:value="2" table:style-name="ce1">
            <text:p>2</text:p>
          </table:table-cell>
          <table:table-cell office:value-type="float" office:value="0.7" table:style-name="ce1">
            <text:p>0,7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2-24T00:00:00" table:style-name="ce2">
            <text:p>24.02.2013</text:p>
          </table:table-cell>
          <table:table-cell table:number-columns-repeated="16374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kol</text:p>
          </table:table-cell>
          <table:table-cell office:value-type="float" office:value="3" table:style-name="ce1">
            <text:p>3</text:p>
          </table:table-cell>
          <table:table-cell office:value-type="float" office:value="2.9" table:style-name="ce1">
            <text:p>2,9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0T00:00:00" table:style-name="ce2">
            <text:p>20.01.2023</text:p>
          </table:table-cell>
          <table:table-cell table:number-columns-repeated="16374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ey</text:p>
          </table:table-cell>
          <table:table-cell office:value-type="float" office:value="11" table:style-name="ce1">
            <text:p>11</text:p>
          </table:table-cell>
          <table:table-cell office:value-type="float" office:value="5.9" table:style-name="ce1">
            <text:p>5,9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18T00:00:00" table:style-name="ce2">
            <text:p>18.09.2012</text:p>
          </table:table-cell>
          <table:table-cell table:number-columns-repeated="16374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irby</text:p>
          </table:table-cell>
          <table:table-cell office:value-type="float" office:value="12" table:style-name="ce1">
            <text:p>12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21T00:00:00" table:style-name="ce2">
            <text:p>21.09.2012</text:p>
          </table:table-cell>
          <table:table-cell table:number-columns-repeated="16374"/>
        </table:table-row>
        <table:table-row table:style-name="ro1">
          <table:table-cell office:value-type="float" office:value="599" table:style-name="ce1">
            <text:p>5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yjo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,5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6-29T00:00:00" table:style-name="ce2">
            <text:p>29.06.2020</text:p>
          </table:table-cell>
          <table:table-cell table:number-columns-repeated="16374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Zane</text:p>
          </table:table-cell>
          <table:table-cell office:value-type="float" office:value="15" table:style-name="ce1">
            <text:p>15</text:p>
          </table:table-cell>
          <table:table-cell office:value-type="float" office:value="5.2" table:style-name="ce1">
            <text:p>5,2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0-08T00:00:00" table:style-name="ce2">
            <text:p>08.10.2011</text:p>
          </table:table-cell>
          <table:table-cell table:number-columns-repeated="16374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ucky</text:p>
          </table:table-cell>
          <table:table-cell office:value-type="float" office:value="8" table:style-name="ce1">
            <text:p>8</text:p>
          </table:table-cell>
          <table:table-cell office:value-type="float" office:value="5.7" table:style-name="ce1">
            <text:p>5,7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24T00:00:00" table:style-name="ce2">
            <text:p>24.10.2014</text:p>
          </table:table-cell>
          <table:table-cell table:number-columns-repeated="16374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leste</text:p>
          </table:table-cell>
          <table:table-cell office:value-type="float" office:value="13" table:style-name="ce1">
            <text:p>13</text:p>
          </table:table-cell>
          <table:table-cell office:value-type="float" office:value="1.4" table:style-name="ce1">
            <text:p>1,4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1-07T00:00:00" table:style-name="ce2">
            <text:p>07.01.2021</text:p>
          </table:table-cell>
          <table:table-cell table:number-columns-repeated="16374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rby</text:p>
          </table:table-cell>
          <table:table-cell office:value-type="float" office:value="8" table:style-name="ce1">
            <text:p>8</text:p>
          </table:table-cell>
          <table:table-cell office:value-type="float" office:value="5.7" table:style-name="ce1">
            <text:p>5,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5-20T00:00:00" table:style-name="ce2">
            <text:p>20.05.2009</text:p>
          </table:table-cell>
          <table:table-cell table:number-columns-repeated="16374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annes</text:p>
          </table:table-cell>
          <table:table-cell office:value-type="float" office:value="15" table:style-name="ce1">
            <text:p>15</text:p>
          </table:table-cell>
          <table:table-cell office:value-type="float" office:value="1.5" table:style-name="ce1">
            <text:p>1,5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14T00:00:00" table:style-name="ce2">
            <text:p>14.09.2023</text:p>
          </table:table-cell>
          <table:table-cell table:number-columns-repeated="16374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net</text:p>
          </table:table-cell>
          <table:table-cell office:value-type="float" office:value="12" table:style-name="ce1">
            <text:p>12</text:p>
          </table:table-cell>
          <table:table-cell office:value-type="float" office:value="5.3" table:style-name="ce1">
            <text:p>5,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2-04T00:00:00" table:style-name="ce2">
            <text:p>04.12.2014</text:p>
          </table:table-cell>
          <table:table-cell table:number-columns-repeated="16374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rstin</text:p>
          </table:table-cell>
          <table:table-cell office:value-type="float" office:value="7" table:style-name="ce1">
            <text:p>7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06T00:00:00" table:style-name="ce2">
            <text:p>06.12.2019</text:p>
          </table:table-cell>
          <table:table-cell table:number-columns-repeated="16374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gnace</text:p>
          </table:table-cell>
          <table:table-cell office:value-type="float" office:value="7" table:style-name="ce1">
            <text:p>7</text:p>
          </table:table-cell>
          <table:table-cell office:value-type="float" office:value="4.3" table:style-name="ce1">
            <text:p>4,3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05T00:00:00" table:style-name="ce2">
            <text:p>05.07.2021</text:p>
          </table:table-cell>
          <table:table-cell table:number-columns-repeated="16374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veta</text:p>
          </table:table-cell>
          <table:table-cell office:value-type="float" office:value="15" table:style-name="ce1">
            <text:p>15</text:p>
          </table:table-cell>
          <table:table-cell office:value-type="float" office:value="1.4" table:style-name="ce1">
            <text:p>1,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3-09T00:00:00" table:style-name="ce2">
            <text:p>09.03.2021</text:p>
          </table:table-cell>
          <table:table-cell table:number-columns-repeated="16374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us</text:p>
          </table:table-cell>
          <table:table-cell office:value-type="float" office:value="18" table:style-name="ce1">
            <text:p>18</text:p>
          </table:table-cell>
          <table:table-cell office:value-type="float" office:value="3.2" table:style-name="ce1">
            <text:p>3,2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6-19T00:00:00" table:style-name="ce2">
            <text:p>19.06.2015</text:p>
          </table:table-cell>
          <table:table-cell table:number-columns-repeated="16374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anislaw</text:p>
          </table:table-cell>
          <table:table-cell office:value-type="float" office:value="18" table:style-name="ce1">
            <text:p>18</text:p>
          </table:table-cell>
          <table:table-cell office:value-type="float" office:value="3.8" table:style-name="ce1">
            <text:p>3,8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12-04T00:00:00" table:style-name="ce2">
            <text:p>04.12.2018</text:p>
          </table:table-cell>
          <table:table-cell table:number-columns-repeated="16374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yriam</text:p>
          </table:table-cell>
          <table:table-cell office:value-type="float" office:value="12" table:style-name="ce1">
            <text:p>12</text:p>
          </table:table-cell>
          <table:table-cell office:value-type="float" office:value="2.6" table:style-name="ce1">
            <text:p>2,6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berto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3-05T00:00:00" table:style-name="ce2">
            <text:p>05.03.2023</text:p>
          </table:table-cell>
          <table:table-cell table:number-columns-repeated="16374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von</text:p>
          </table:table-cell>
          <table:table-cell office:value-type="float" office:value="4" table:style-name="ce1">
            <text:p>4</text:p>
          </table:table-cell>
          <table:table-cell office:value-type="float" office:value="1.7" table:style-name="ce1">
            <text:p>1,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2-07T00:00:00" table:style-name="ce2">
            <text:p>07.02.2013</text:p>
          </table:table-cell>
          <table:table-cell table:number-columns-repeated="16374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hillip</text:p>
          </table:table-cell>
          <table:table-cell office:value-type="float" office:value="2" table:style-name="ce1">
            <text:p>2</text:p>
          </table:table-cell>
          <table:table-cell office:value-type="float" office:value="1.5" table:style-name="ce1">
            <text:p>1,5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5-18T00:00:00" table:style-name="ce2">
            <text:p>18.05.2010</text:p>
          </table:table-cell>
          <table:table-cell table:number-columns-repeated="16374"/>
        </table:table-row>
        <table:table-row table:style-name="ro1">
          <table:table-cell office:value-type="float" office:value="615" table:style-name="ce1">
            <text:p>6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ra</text:p>
          </table:table-cell>
          <table:table-cell office:value-type="float" office:value="18" table:style-name="ce1">
            <text:p>18</text:p>
          </table:table-cell>
          <table:table-cell office:value-type="float" office:value="0.8" table:style-name="ce1">
            <text:p>0,8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15T00:00:00" table:style-name="ce2">
            <text:p>15.06.2022</text:p>
          </table:table-cell>
          <table:table-cell table:number-columns-repeated="16374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lene</text:p>
          </table:table-cell>
          <table:table-cell office:value-type="float" office:value="14" table:style-name="ce1">
            <text:p>14</text:p>
          </table:table-cell>
          <table:table-cell office:value-type="float" office:value="3.1" table:style-name="ce1">
            <text:p>3,1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1-14T00:00:00" table:style-name="ce2">
            <text:p>14.11.2009</text:p>
          </table:table-cell>
          <table:table-cell table:number-columns-repeated="16374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andea</text:p>
          </table:table-cell>
          <table:table-cell office:value-type="float" office:value="18" table:style-name="ce1">
            <text:p>18</text:p>
          </table:table-cell>
          <table:table-cell office:value-type="float" office:value="3.7" table:style-name="ce1">
            <text:p>3,7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1-12T00:00:00" table:style-name="ce2">
            <text:p>12.01.2012</text:p>
          </table:table-cell>
          <table:table-cell table:number-columns-repeated="16374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nnah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,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4-07T00:00:00" table:style-name="ce2">
            <text:p>07.04.2010</text:p>
          </table:table-cell>
          <table:table-cell table:number-columns-repeated="16374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lemette</text:p>
          </table:table-cell>
          <table:table-cell office:value-type="float" office:value="8" table:style-name="ce1">
            <text:p>8</text:p>
          </table:table-cell>
          <table:table-cell office:value-type="float" office:value="2.1" table:style-name="ce1">
            <text:p>2,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29T00:00:00" table:style-name="ce2">
            <text:p>29.10.2022</text:p>
          </table:table-cell>
          <table:table-cell table:number-columns-repeated="16374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ir</text:p>
          </table:table-cell>
          <table:table-cell office:value-type="float" office:value="14" table:style-name="ce1">
            <text:p>14</text:p>
          </table:table-cell>
          <table:table-cell office:value-type="float" office:value="4.2" table:style-name="ce1">
            <text:p>4,2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21T00:00:00" table:style-name="ce2">
            <text:p>21.04.2011</text:p>
          </table:table-cell>
          <table:table-cell table:number-columns-repeated="16374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illi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,1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2-21T00:00:00" table:style-name="ce2">
            <text:p>21.02.2014</text:p>
          </table:table-cell>
          <table:table-cell table:number-columns-repeated="16374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p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7T00:00:00" table:style-name="ce2">
            <text:p>27.07.2021</text:p>
          </table:table-cell>
          <table:table-cell table:number-columns-repeated="16374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ssa</text:p>
          </table:table-cell>
          <table:table-cell office:value-type="float" office:value="8" table:style-name="ce1">
            <text:p>8</text:p>
          </table:table-cell>
          <table:table-cell office:value-type="float" office:value="2.9" table:style-name="ce1">
            <text:p>2,9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0-29T00:00:00" table:style-name="ce2">
            <text:p>29.10.2017</text:p>
          </table:table-cell>
          <table:table-cell table:number-columns-repeated="16374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efe</text:p>
          </table:table-cell>
          <table:table-cell office:value-type="float" office:value="9" table:style-name="ce1">
            <text:p>9</text:p>
          </table:table-cell>
          <table:table-cell office:value-type="float" office:value="5.5" table:style-name="ce1">
            <text:p>5,5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1-23T00:00:00" table:style-name="ce2">
            <text:p>23.01.2011</text:p>
          </table:table-cell>
          <table:table-cell table:number-columns-repeated="16374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xter</text:p>
          </table:table-cell>
          <table:table-cell office:value-type="float" office:value="13" table:style-name="ce1">
            <text:p>13</text:p>
          </table:table-cell>
          <table:table-cell office:value-type="float" office:value="1.6" table:style-name="ce1">
            <text:p>1,6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6-22T00:00:00" table:style-name="ce2">
            <text:p>22.06.2014</text:p>
          </table:table-cell>
          <table:table-cell table:number-columns-repeated="16374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tilda</text:p>
          </table:table-cell>
          <table:table-cell office:value-type="float" office:value="10" table:style-name="ce1">
            <text:p>10</text:p>
          </table:table-cell>
          <table:table-cell office:value-type="float" office:value="5.4" table:style-name="ce1">
            <text:p>5,4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1-29T00:00:00" table:style-name="ce2">
            <text:p>29.11.2017</text:p>
          </table:table-cell>
          <table:table-cell table:number-columns-repeated="16374"/>
        </table:table-row>
        <table:table-row table:style-name="ro1">
          <table:table-cell office:value-type="float" office:value="627" table:style-name="ce1">
            <text:p>6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ns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9-24T00:00:00" table:style-name="ce2">
            <text:p>24.09.2019</text:p>
          </table:table-cell>
          <table:table-cell table:number-columns-repeated="16374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yres</text:p>
          </table:table-cell>
          <table:table-cell office:value-type="float" office:value="9" table:style-name="ce1">
            <text:p>9</text:p>
          </table:table-cell>
          <table:table-cell office:value-type="float" office:value="3.1" table:style-name="ce1">
            <text:p>3,1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6T00:00:00" table:style-name="ce2">
            <text:p>26.07.2021</text:p>
          </table:table-cell>
          <table:table-cell table:number-columns-repeated="16374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sabelle</text:p>
          </table:table-cell>
          <table:table-cell office:value-type="float" office:value="10" table:style-name="ce1">
            <text:p>10</text:p>
          </table:table-cell>
          <table:table-cell office:value-type="float" office:value="1.4" table:style-name="ce1">
            <text:p>1,4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12-28T00:00:00" table:style-name="ce2">
            <text:p>28.12.2023</text:p>
          </table:table-cell>
          <table:table-cell table:number-columns-repeated="16374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thel</text:p>
          </table:table-cell>
          <table:table-cell office:value-type="float" office:value="7" table:style-name="ce1">
            <text:p>7</text:p>
          </table:table-cell>
          <table:table-cell office:value-type="float" office:value="4.3" table:style-name="ce1">
            <text:p>4,3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14T00:00:00" table:style-name="ce2">
            <text:p>14.10.2022</text:p>
          </table:table-cell>
          <table:table-cell table:number-columns-repeated="16374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ward</text:p>
          </table:table-cell>
          <table:table-cell office:value-type="float" office:value="2" table:style-name="ce1">
            <text:p>2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6-17T00:00:00" table:style-name="ce2">
            <text:p>17.06.2013</text:p>
          </table:table-cell>
          <table:table-cell table:number-columns-repeated="16374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sak</text:p>
          </table:table-cell>
          <table:table-cell office:value-type="float" office:value="17" table:style-name="ce1">
            <text:p>17</text:p>
          </table:table-cell>
          <table:table-cell office:value-type="float" office:value="0.1" table:style-name="ce1">
            <text:p>0,1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1-14T00:00:00" table:style-name="ce2">
            <text:p>14.11.2014</text:p>
          </table:table-cell>
          <table:table-cell table:number-columns-repeated="16374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e</text:p>
          </table:table-cell>
          <table:table-cell office:value-type="float" office:value="6" table:style-name="ce1">
            <text:p>6</text:p>
          </table:table-cell>
          <table:table-cell office:value-type="float" office:value="4.2" table:style-name="ce1">
            <text:p>4,2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tiania</text:p>
          </table:table-cell>
          <table:table-cell office:value-type="float" office:value="13" table:style-name="ce1">
            <text:p>13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9-14T00:00:00" table:style-name="ce2">
            <text:p>14.09.2010</text:p>
          </table:table-cell>
          <table:table-cell table:number-columns-repeated="16374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rrence</text:p>
          </table:table-cell>
          <table:table-cell office:value-type="float" office:value="8" table:style-name="ce1">
            <text:p>8</text:p>
          </table:table-cell>
          <table:table-cell office:value-type="float" office:value="4.5" table:style-name="ce1">
            <text:p>4,5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0-21T00:00:00" table:style-name="ce2">
            <text:p>21.10.2015</text:p>
          </table:table-cell>
          <table:table-cell table:number-columns-repeated="16374"/>
        </table:table-row>
        <table:table-row table:style-name="ro1">
          <table:table-cell office:value-type="float" office:value="636" table:style-name="ce1">
            <text:p>6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nya</text:p>
          </table:table-cell>
          <table:table-cell office:value-type="float" office:value="1" table:style-name="ce1">
            <text:p>1</text:p>
          </table:table-cell>
          <table:table-cell office:value-type="float" office:value="2.4" table:style-name="ce1">
            <text:p>2,4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salind</text:p>
          </table:table-cell>
          <table:table-cell office:value-type="float" office:value="13" table:style-name="ce1">
            <text:p>13</text:p>
          </table:table-cell>
          <table:table-cell office:value-type="float" office:value="6.4" table:style-name="ce1">
            <text:p>6,4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randa</text:p>
          </table:table-cell>
          <table:table-cell office:value-type="float" office:value="18" table:style-name="ce1">
            <text:p>18</text:p>
          </table:table-cell>
          <table:table-cell office:value-type="float" office:value="1.6" table:style-name="ce1">
            <text:p>1,6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bit</text:p>
          </table:table-cell>
          <table:table-cell office:value-type="float" office:value="5" table:style-name="ce1">
            <text:p>5</text:p>
          </table:table-cell>
          <table:table-cell office:value-type="float" office:value="2.6" table:style-name="ce1">
            <text:p>2,6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nnis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,7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inn</text:p>
          </table:table-cell>
          <table:table-cell office:value-type="float" office:value="18" table:style-name="ce1">
            <text:p>18</text:p>
          </table:table-cell>
          <table:table-cell office:value-type="float" office:value="5.9" table:style-name="ce1">
            <text:p>5,9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5-06T00:00:00" table:style-name="ce2">
            <text:p>06.05.2017</text:p>
          </table:table-cell>
          <table:table-cell table:number-columns-repeated="16374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olfy</text:p>
          </table:table-cell>
          <table:table-cell office:value-type="float" office:value="15" table:style-name="ce1">
            <text:p>15</text:p>
          </table:table-cell>
          <table:table-cell office:value-type="float" office:value="0.3" table:style-name="ce1">
            <text:p>0,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14T00:00:00" table:style-name="ce2">
            <text:p>14.10.2011</text:p>
          </table:table-cell>
          <table:table-cell table:number-columns-repeated="16374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lma</text:p>
          </table:table-cell>
          <table:table-cell office:value-type="float" office:value="6" table:style-name="ce1">
            <text:p>6</text:p>
          </table:table-cell>
          <table:table-cell office:value-type="float" office:value="3.3" table:style-name="ce1">
            <text:p>3,3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5-11T00:00:00" table:style-name="ce2">
            <text:p>11.05.2017</text:p>
          </table:table-cell>
          <table:table-cell table:number-columns-repeated="16374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tteanne</text:p>
          </table:table-cell>
          <table:table-cell office:value-type="float" office:value="4" table:style-name="ce1">
            <text:p>4</text:p>
          </table:table-cell>
          <table:table-cell office:value-type="float" office:value="0.4" table:style-name="ce1">
            <text:p>0,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9-20T00:00:00" table:style-name="ce2">
            <text:p>20.09.2015</text:p>
          </table:table-cell>
          <table:table-cell table:number-columns-repeated="16374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inslow</text:p>
          </table:table-cell>
          <table:table-cell office:value-type="float" office:value="16" table:style-name="ce1">
            <text:p>16</text:p>
          </table:table-cell>
          <table:table-cell office:value-type="float" office:value="3.1" table:style-name="ce1">
            <text:p>3,1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09T00:00:00" table:style-name="ce2">
            <text:p>09.02.2017</text:p>
          </table:table-cell>
          <table:table-cell table:number-columns-repeated="16374"/>
        </table:table-row>
        <table:table-row table:style-name="ro1">
          <table:table-cell office:value-type="float" office:value="646" table:style-name="ce1">
            <text:p>6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t</text:p>
          </table:table-cell>
          <table:table-cell office:value-type="float" office:value="14" table:style-name="ce1">
            <text:p>14</text:p>
          </table:table-cell>
          <table:table-cell office:value-type="float" office:value="1.2" table:style-name="ce1">
            <text:p>1,2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sh</text:p>
          </table:table-cell>
          <table:table-cell office:value-type="float" office:value="0" table:style-name="ce1">
            <text:p>0</text:p>
          </table:table-cell>
          <table:table-cell office:value-type="float" office:value="3.7" table:style-name="ce1">
            <text:p>3,7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5-16T00:00:00" table:style-name="ce2">
            <text:p>16.05.2019</text:p>
          </table:table-cell>
          <table:table-cell table:number-columns-repeated="16374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rly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2-03T00:00:00" table:style-name="ce2">
            <text:p>03.02.2018</text:p>
          </table:table-cell>
          <table:table-cell table:number-columns-repeated="16374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andise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3-20T00:00:00" table:style-name="ce2">
            <text:p>20.03.2013</text:p>
          </table:table-cell>
          <table:table-cell table:number-columns-repeated="16374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leta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urt</text:p>
          </table:table-cell>
          <table:table-cell office:value-type="float" office:value="4" table:style-name="ce1">
            <text:p>4</text:p>
          </table:table-cell>
          <table:table-cell office:value-type="float" office:value="1.7" table:style-name="ce1">
            <text:p>1,7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2T00:00:00" table:style-name="ce2">
            <text:p>12.11.2015</text:p>
          </table:table-cell>
          <table:table-cell table:number-columns-repeated="16374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hu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3-30T00:00:00" table:style-name="ce2">
            <text:p>30.03.2016</text:p>
          </table:table-cell>
          <table:table-cell table:number-columns-repeated="16374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nger</text:p>
          </table:table-cell>
          <table:table-cell office:value-type="float" office:value="12" table:style-name="ce1">
            <text:p>12</text:p>
          </table:table-cell>
          <table:table-cell office:value-type="float" office:value="0.5" table:style-name="ce1">
            <text:p>0,5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2-20T00:00:00" table:style-name="ce2">
            <text:p>20.12.2019</text:p>
          </table:table-cell>
          <table:table-cell table:number-columns-repeated="16374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dric</text:p>
          </table:table-cell>
          <table:table-cell office:value-type="float" office:value="12" table:style-name="ce1">
            <text:p>12</text:p>
          </table:table-cell>
          <table:table-cell office:value-type="float" office:value="3.1" table:style-name="ce1">
            <text:p>3,1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ip</text:p>
          </table:table-cell>
          <table:table-cell office:value-type="float" office:value="8" table:style-name="ce1">
            <text:p>8</text:p>
          </table:table-cell>
          <table:table-cell office:value-type="float" office:value="6.1" table:style-name="ce1">
            <text:p>6,1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uerida</text:p>
          </table:table-cell>
          <table:table-cell office:value-type="float" office:value="14" table:style-name="ce1">
            <text:p>14</text:p>
          </table:table-cell>
          <table:table-cell office:value-type="float" office:value="1.7" table:style-name="ce1">
            <text:p>1,7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anie</text:p>
          </table:table-cell>
          <table:table-cell office:value-type="float" office:value="13" table:style-name="ce1">
            <text:p>13</text:p>
          </table:table-cell>
          <table:table-cell office:value-type="float" office:value="1.7" table:style-name="ce1">
            <text:p>1,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price</text:p>
          </table:table-cell>
          <table:table-cell office:value-type="float" office:value="11" table:style-name="ce1">
            <text:p>11</text:p>
          </table:table-cell>
          <table:table-cell office:value-type="float" office:value="3.1" table:style-name="ce1">
            <text:p>3,1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659" table:style-name="ce1">
            <text:p>6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iron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lario</text:p>
          </table:table-cell>
          <table:table-cell office:value-type="float" office:value="9" table:style-name="ce1">
            <text:p>9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yacinthie</text:p>
          </table:table-cell>
          <table:table-cell office:value-type="float" office:value="10" table:style-name="ce1">
            <text:p>10</text:p>
          </table:table-cell>
          <table:table-cell office:value-type="float" office:value="3.2" table:style-name="ce1">
            <text:p>3,2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4-28T00:00:00" table:style-name="ce2">
            <text:p>28.04.2015</text:p>
          </table:table-cell>
          <table:table-cell table:number-columns-repeated="16374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ly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9-05T00:00:00" table:style-name="ce2">
            <text:p>05.09.2011</text:p>
          </table:table-cell>
          <table:table-cell table:number-columns-repeated="16374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ng</text:p>
          </table:table-cell>
          <table:table-cell office:value-type="float" office:value="3" table:style-name="ce1">
            <text:p>3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nnison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9-20T00:00:00" table:style-name="ce2">
            <text:p>20.09.2013</text:p>
          </table:table-cell>
          <table:table-cell table:number-columns-repeated="16374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rry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,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6-24T00:00:00" table:style-name="ce2">
            <text:p>24.06.2011</text:p>
          </table:table-cell>
          <table:table-cell table:number-columns-repeated="16374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urlene</text:p>
          </table:table-cell>
          <table:table-cell office:value-type="float" office:value="17" table:style-name="ce1">
            <text:p>17</text:p>
          </table:table-cell>
          <table:table-cell office:value-type="float" office:value="1.9" table:style-name="ce1">
            <text:p>1,9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8-12T00:00:00" table:style-name="ce2">
            <text:p>12.08.2012</text:p>
          </table:table-cell>
          <table:table-cell table:number-columns-repeated="16374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nson</text:p>
          </table:table-cell>
          <table:table-cell office:value-type="float" office:value="10" table:style-name="ce1">
            <text:p>10</text:p>
          </table:table-cell>
          <table:table-cell office:value-type="float" office:value="3.1" table:style-name="ce1">
            <text:p>3,1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9-24T00:00:00" table:style-name="ce2">
            <text:p>24.09.2013</text:p>
          </table:table-cell>
          <table:table-cell table:number-columns-repeated="16374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lven</text:p>
          </table:table-cell>
          <table:table-cell office:value-type="float" office:value="7" table:style-name="ce1">
            <text:p>7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9-24T00:00:00" table:style-name="ce2">
            <text:p>24.09.2015</text:p>
          </table:table-cell>
          <table:table-cell table:number-columns-repeated="16374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ron</text:p>
          </table:table-cell>
          <table:table-cell office:value-type="float" office:value="18" table:style-name="ce1">
            <text:p>18</text:p>
          </table:table-cell>
          <table:table-cell office:value-type="float" office:value="5.9" table:style-name="ce1">
            <text:p>5,9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1-29T00:00:00" table:style-name="ce2">
            <text:p>29.11.2013</text:p>
          </table:table-cell>
          <table:table-cell table:number-columns-repeated="16374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illmann</text:p>
          </table:table-cell>
          <table:table-cell office:value-type="float" office:value="6" table:style-name="ce1">
            <text:p>6</text:p>
          </table:table-cell>
          <table:table-cell office:value-type="float" office:value="0.8" table:style-name="ce1">
            <text:p>0,8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8-01T00:00:00" table:style-name="ce2">
            <text:p>01.08.2020</text:p>
          </table:table-cell>
          <table:table-cell table:number-columns-repeated="16374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ill</text:p>
          </table:table-cell>
          <table:table-cell office:value-type="float" office:value="10" table:style-name="ce1">
            <text:p>10</text:p>
          </table:table-cell>
          <table:table-cell office:value-type="float" office:value="5.6" table:style-name="ce1">
            <text:p>5,6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11-12T00:00:00" table:style-name="ce2">
            <text:p>12.11.2010</text:p>
          </table:table-cell>
          <table:table-cell table:number-columns-repeated="16374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ssie</text:p>
          </table:table-cell>
          <table:table-cell office:value-type="float" office:value="3" table:style-name="ce1">
            <text:p>3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10-26T00:00:00" table:style-name="ce2">
            <text:p>26.10.2021</text:p>
          </table:table-cell>
          <table:table-cell table:number-columns-repeated="16374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ene</text:p>
          </table:table-cell>
          <table:table-cell office:value-type="float" office:value="3" table:style-name="ce1">
            <text:p>3</text:p>
          </table:table-cell>
          <table:table-cell office:value-type="float" office:value="0.7" table:style-name="ce1">
            <text:p>0,7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8-14T00:00:00" table:style-name="ce2">
            <text:p>14.08.2010</text:p>
          </table:table-cell>
          <table:table-cell table:number-columns-repeated="16374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hodia</text:p>
          </table:table-cell>
          <table:table-cell office:value-type="float" office:value="15" table:style-name="ce1">
            <text:p>15</text:p>
          </table:table-cell>
          <table:table-cell office:value-type="float" office:value="2.8" table:style-name="ce1">
            <text:p>2,8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1-10T00:00:00" table:style-name="ce2">
            <text:p>10.01.2013</text:p>
          </table:table-cell>
          <table:table-cell table:number-columns-repeated="16374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ribel</text:p>
          </table:table-cell>
          <table:table-cell office:value-type="float" office:value="15" table:style-name="ce1">
            <text:p>15</text:p>
          </table:table-cell>
          <table:table-cell office:value-type="float" office:value="6" table:style-name="ce1">
            <text:p>6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5-28T00:00:00" table:style-name="ce2">
            <text:p>28.05.2016</text:p>
          </table:table-cell>
          <table:table-cell table:number-columns-repeated="16374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cia</text:p>
          </table:table-cell>
          <table:table-cell office:value-type="float" office:value="6" table:style-name="ce1">
            <text:p>6</text:p>
          </table:table-cell>
          <table:table-cell office:value-type="float" office:value="2.6" table:style-name="ce1">
            <text:p>2,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8-10T00:00:00" table:style-name="ce2">
            <text:p>10.08.2010</text:p>
          </table:table-cell>
          <table:table-cell table:number-columns-repeated="16374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than</text:p>
          </table:table-cell>
          <table:table-cell office:value-type="float" office:value="16" table:style-name="ce1">
            <text:p>1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16T00:00:00" table:style-name="ce2">
            <text:p>16.04.2013</text:p>
          </table:table-cell>
          <table:table-cell table:number-columns-repeated="16374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Kocoure</text:p>
          </table:table-cell>
          <table:table-cell office:value-type="float" office:value="7" table:style-name="ce1">
            <text:p>7</text:p>
          </table:table-cell>
          <table:table-cell office:value-type="float" office:value="0.9" table:style-name="ce1">
            <text:p>0,9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2-13T00:00:00" table:style-name="ce2">
            <text:p>13.02.2024</text:p>
          </table:table-cell>
          <table:table-cell table:number-columns-repeated="16374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line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0-29T00:00:00" table:style-name="ce2">
            <text:p>29.10.2013</text:p>
          </table:table-cell>
          <table:table-cell table:number-columns-repeated="16374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enna</text:p>
          </table:table-cell>
          <table:table-cell office:value-type="float" office:value="12" table:style-name="ce1">
            <text:p>12</text:p>
          </table:table-cell>
          <table:table-cell office:value-type="float" office:value="0.4" table:style-name="ce1">
            <text:p>0,4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1-20T00:00:00" table:style-name="ce2">
            <text:p>20.11.2017</text:p>
          </table:table-cell>
          <table:table-cell table:number-columns-repeated="16374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aham</text:p>
          </table:table-cell>
          <table:table-cell office:value-type="float" office:value="18" table:style-name="ce1">
            <text:p>18</text:p>
          </table:table-cell>
          <table:table-cell office:value-type="float" office:value="6.9" table:style-name="ce1">
            <text:p>6,9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5-29T00:00:00" table:style-name="ce2">
            <text:p>29.05.2022</text:p>
          </table:table-cell>
          <table:table-cell table:number-columns-repeated="16374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nis</text:p>
          </table:table-cell>
          <table:table-cell office:value-type="float" office:value="10" table:style-name="ce1">
            <text:p>10</text:p>
          </table:table-cell>
          <table:table-cell office:value-type="float" office:value="0.1" table:style-name="ce1">
            <text:p>0,1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6-08T00:00:00" table:style-name="ce2">
            <text:p>08.06.2013</text:p>
          </table:table-cell>
          <table:table-cell table:number-columns-repeated="16374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bby</text:p>
          </table:table-cell>
          <table:table-cell office:value-type="float" office:value="12" table:style-name="ce1">
            <text:p>12</text:p>
          </table:table-cell>
          <table:table-cell office:value-type="float" office:value="0.4" table:style-name="ce1">
            <text:p>0,4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10-23T00:00:00" table:style-name="ce2">
            <text:p>23.10.2012</text:p>
          </table:table-cell>
          <table:table-cell table:number-columns-repeated="16374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rtel</text:p>
          </table:table-cell>
          <table:table-cell office:value-type="float" office:value="15" table:style-name="ce1">
            <text:p>15</text:p>
          </table:table-cell>
          <table:table-cell office:value-type="float" office:value="1.8" table:style-name="ce1">
            <text:p>1,8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3-27T00:00:00" table:style-name="ce2">
            <text:p>27.03.2015</text:p>
          </table:table-cell>
          <table:table-cell table:number-columns-repeated="16374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ullen</text:p>
          </table:table-cell>
          <table:table-cell office:value-type="float" office:value="12" table:style-name="ce1">
            <text:p>12</text:p>
          </table:table-cell>
          <table:table-cell office:value-type="float" office:value="0.7" table:style-name="ce1">
            <text:p>0,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5-09T00:00:00" table:style-name="ce2">
            <text:p>09.05.2010</text:p>
          </table:table-cell>
          <table:table-cell table:number-columns-repeated="16374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xanna</text:p>
          </table:table-cell>
          <table:table-cell office:value-type="float" office:value="9" table:style-name="ce1">
            <text:p>9</text:p>
          </table:table-cell>
          <table:table-cell office:value-type="float" office:value="5.4" table:style-name="ce1">
            <text:p>5,4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04T00:00:00" table:style-name="ce2">
            <text:p>04.09.2023</text:p>
          </table:table-cell>
          <table:table-cell table:number-columns-repeated="16374"/>
        </table:table-row>
        <table:table-row table:style-name="ro1">
          <table:table-cell office:value-type="float" office:value="687" table:style-name="ce1">
            <text:p>6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veta</text:p>
          </table:table-cell>
          <table:table-cell office:value-type="float" office:value="9" table:style-name="ce1">
            <text:p>9</text:p>
          </table:table-cell>
          <table:table-cell office:value-type="float" office:value="1.3" table:style-name="ce1">
            <text:p>1,3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7-24T00:00:00" table:style-name="ce2">
            <text:p>24.07.2016</text:p>
          </table:table-cell>
          <table:table-cell table:number-columns-repeated="16374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ggy</text:p>
          </table:table-cell>
          <table:table-cell office:value-type="float" office:value="10" table:style-name="ce1">
            <text:p>10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0-12T00:00:00" table:style-name="ce2">
            <text:p>12.10.2010</text:p>
          </table:table-cell>
          <table:table-cell table:number-columns-repeated="16374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ck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,6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2T00:00:00" table:style-name="ce2">
            <text:p>22.12.2019</text:p>
          </table:table-cell>
          <table:table-cell table:number-columns-repeated="16374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mmy</text:p>
          </table:table-cell>
          <table:table-cell office:value-type="float" office:value="3" table:style-name="ce1">
            <text:p>3</text:p>
          </table:table-cell>
          <table:table-cell office:value-type="float" office:value="4.3" table:style-name="ce1">
            <text:p>4,3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6T00:00:00" table:style-name="ce2">
            <text:p>16.12.2009</text:p>
          </table:table-cell>
          <table:table-cell table:number-columns-repeated="16374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mmaline</text:p>
          </table:table-cell>
          <table:table-cell office:value-type="float" office:value="15" table:style-name="ce1">
            <text:p>1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4-04-01T00:00:00" table:style-name="ce2">
            <text:p>01.04.2024</text:p>
          </table:table-cell>
          <table:table-cell table:number-columns-repeated="16374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naldo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5-29T00:00:00" table:style-name="ce2">
            <text:p>29.05.2021</text:p>
          </table:table-cell>
          <table:table-cell table:number-columns-repeated="16374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ndley</text:p>
          </table:table-cell>
          <table:table-cell office:value-type="float" office:value="13" table:style-name="ce1">
            <text:p>13</text:p>
          </table:table-cell>
          <table:table-cell office:value-type="float" office:value="1.6" table:style-name="ce1">
            <text:p>1,6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26T00:00:00" table:style-name="ce2">
            <text:p>26.04.2013</text:p>
          </table:table-cell>
          <table:table-cell table:number-columns-repeated="16374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ey</text:p>
          </table:table-cell>
          <table:table-cell office:value-type="float" office:value="16" table:style-name="ce1">
            <text:p>16</text:p>
          </table:table-cell>
          <table:table-cell office:value-type="float" office:value="2.4" table:style-name="ce1">
            <text:p>2,4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10T00:00:00" table:style-name="ce2">
            <text:p>10.02.2018</text:p>
          </table:table-cell>
          <table:table-cell table:number-columns-repeated="16374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edi</text:p>
          </table:table-cell>
          <table:table-cell office:value-type="float" office:value="5" table:style-name="ce1">
            <text:p>5</text:p>
          </table:table-cell>
          <table:table-cell office:value-type="float" office:value="2.9" table:style-name="ce1">
            <text:p>2,9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7-19T00:00:00" table:style-name="ce2">
            <text:p>19.07.2020</text:p>
          </table:table-cell>
          <table:table-cell table:number-columns-repeated="16374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nnee</text:p>
          </table:table-cell>
          <table:table-cell office:value-type="float" office:value="13" table:style-name="ce1">
            <text:p>13</text:p>
          </table:table-cell>
          <table:table-cell office:value-type="float" office:value="6.7" table:style-name="ce1">
            <text:p>6,7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8-13T00:00:00" table:style-name="ce2">
            <text:p>13.08.2018</text:p>
          </table:table-cell>
          <table:table-cell table:number-columns-repeated="16374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ichmond</text:p>
          </table:table-cell>
          <table:table-cell office:value-type="float" office:value="6" table:style-name="ce1">
            <text:p>6</text:p>
          </table:table-cell>
          <table:table-cell office:value-type="float" office:value="2.1" table:style-name="ce1">
            <text:p>2,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3-19T00:00:00" table:style-name="ce2">
            <text:p>19.03.2022</text:p>
          </table:table-cell>
          <table:table-cell table:number-columns-repeated="16374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dia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4-10T00:00:00" table:style-name="ce2">
            <text:p>10.04.2011</text:p>
          </table:table-cell>
          <table:table-cell table:number-columns-repeated="16374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anna</text:p>
          </table:table-cell>
          <table:table-cell office:value-type="float" office:value="17" table:style-name="ce1">
            <text:p>17</text:p>
          </table:table-cell>
          <table:table-cell office:value-type="float" office:value="6.8" table:style-name="ce1">
            <text:p>6,8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11-01T00:00:00" table:style-name="ce2">
            <text:p>01.11.2021</text:p>
          </table:table-cell>
          <table:table-cell table:number-columns-repeated="16374"/>
        </table:table-row>
        <table:table-row table:style-name="ro1">
          <table:table-cell office:value-type="float" office:value="700" table:style-name="ce1">
            <text:p>7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an</text:p>
          </table:table-cell>
          <table:table-cell office:value-type="float" office:value="3" table:style-name="ce1">
            <text:p>3</text:p>
          </table:table-cell>
          <table:table-cell office:value-type="float" office:value="6.3" table:style-name="ce1">
            <text:p>6,3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6-28T00:00:00" table:style-name="ce2">
            <text:p>28.06.2012</text:p>
          </table:table-cell>
          <table:table-cell table:number-columns-repeated="16374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lah</text:p>
          </table:table-cell>
          <table:table-cell office:value-type="float" office:value="2" table:style-name="ce1">
            <text:p>2</text:p>
          </table:table-cell>
          <table:table-cell office:value-type="float" office:value="2.9" table:style-name="ce1">
            <text:p>2,9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7-21T00:00:00" table:style-name="ce2">
            <text:p>21.07.2023</text:p>
          </table:table-cell>
          <table:table-cell table:number-columns-repeated="16374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elicdad</text:p>
          </table:table-cell>
          <table:table-cell office:value-type="float" office:value="17" table:style-name="ce1">
            <text:p>17</text:p>
          </table:table-cell>
          <table:table-cell office:value-type="float" office:value="5.6" table:style-name="ce1">
            <text:p>5,6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8-20T00:00:00" table:style-name="ce2">
            <text:p>20.08.2011</text:p>
          </table:table-cell>
          <table:table-cell table:number-columns-repeated="16374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ppy</text:p>
          </table:table-cell>
          <table:table-cell office:value-type="float" office:value="10" table:style-name="ce1">
            <text:p>10</text:p>
          </table:table-cell>
          <table:table-cell office:value-type="float" office:value="2.9" table:style-name="ce1">
            <text:p>2,9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4-16T00:00:00" table:style-name="ce2">
            <text:p>16.04.2010</text:p>
          </table:table-cell>
          <table:table-cell table:number-columns-repeated="16374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artha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,7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2-10T00:00:00" table:style-name="ce2">
            <text:p>10.02.2012</text:p>
          </table:table-cell>
          <table:table-cell table:number-columns-repeated="16374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rothea</text:p>
          </table:table-cell>
          <table:table-cell office:value-type="float" office:value="5" table:style-name="ce1">
            <text:p>5</text:p>
          </table:table-cell>
          <table:table-cell office:value-type="float" office:value="3.9" table:style-name="ce1">
            <text:p>3,9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7-22T00:00:00" table:style-name="ce2">
            <text:p>22.07.2012</text:p>
          </table:table-cell>
          <table:table-cell table:number-columns-repeated="16374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yes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26T00:00:00" table:style-name="ce2">
            <text:p>26.10.2014</text:p>
          </table:table-cell>
          <table:table-cell table:number-columns-repeated="16374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bie</text:p>
          </table:table-cell>
          <table:table-cell office:value-type="float" office:value="16" table:style-name="ce1">
            <text:p>16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03T00:00:00" table:style-name="ce2">
            <text:p>03.04.2011</text:p>
          </table:table-cell>
          <table:table-cell table:number-columns-repeated="16374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nze</text:p>
          </table:table-cell>
          <table:table-cell office:value-type="float" office:value="8" table:style-name="ce1">
            <text:p>8</text:p>
          </table:table-cell>
          <table:table-cell office:value-type="float" office:value="6.2" table:style-name="ce1">
            <text:p>6,2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08T00:00:00" table:style-name="ce2">
            <text:p>08.10.2014</text:p>
          </table:table-cell>
          <table:table-cell table:number-columns-repeated="16374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ncho</text:p>
          </table:table-cell>
          <table:table-cell office:value-type="float" office:value="12" table:style-name="ce1">
            <text:p>12</text:p>
          </table:table-cell>
          <table:table-cell office:value-type="float" office:value="0.3" table:style-name="ce1">
            <text:p>0,3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1-09T00:00:00" table:style-name="ce2">
            <text:p>09.01.2017</text:p>
          </table:table-cell>
          <table:table-cell table:number-columns-repeated="16374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er</text:p>
          </table:table-cell>
          <table:table-cell office:value-type="float" office:value="2" table:style-name="ce1">
            <text:p>2</text:p>
          </table:table-cell>
          <table:table-cell office:value-type="float" office:value="3.7" table:style-name="ce1">
            <text:p>3,7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2-25T00:00:00" table:style-name="ce2">
            <text:p>25.02.2019</text:p>
          </table:table-cell>
          <table:table-cell table:number-columns-repeated="16374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mmie</text:p>
          </table:table-cell>
          <table:table-cell office:value-type="float" office:value="17" table:style-name="ce1">
            <text:p>17</text:p>
          </table:table-cell>
          <table:table-cell office:value-type="float" office:value="3.2" table:style-name="ce1">
            <text:p>3,2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4T00:00:00" table:style-name="ce2">
            <text:p>04.07.2022</text:p>
          </table:table-cell>
          <table:table-cell table:number-columns-repeated="16374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ela</text:p>
          </table:table-cell>
          <table:table-cell office:value-type="float" office:value="3" table:style-name="ce1">
            <text:p>3</text:p>
          </table:table-cell>
          <table:table-cell office:value-type="float" office:value="0.9" table:style-name="ce1">
            <text:p>0,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7-19T00:00:00" table:style-name="ce2">
            <text:p>19.07.2019</text:p>
          </table:table-cell>
          <table:table-cell table:number-columns-repeated="16374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rrell</text:p>
          </table:table-cell>
          <table:table-cell office:value-type="float" office:value="11" table:style-name="ce1">
            <text:p>11</text:p>
          </table:table-cell>
          <table:table-cell office:value-type="float" office:value="1.3" table:style-name="ce1">
            <text:p>1,3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9-14T00:00:00" table:style-name="ce2">
            <text:p>14.09.2011</text:p>
          </table:table-cell>
          <table:table-cell table:number-columns-repeated="16374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orah</text:p>
          </table:table-cell>
          <table:table-cell office:value-type="float" office:value="15" table:style-name="ce1">
            <text:p>15</text:p>
          </table:table-cell>
          <table:table-cell office:value-type="float" office:value="6.9" table:style-name="ce1">
            <text:p>6,9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9-28T00:00:00" table:style-name="ce2">
            <text:p>28.09.2019</text:p>
          </table:table-cell>
          <table:table-cell table:number-columns-repeated="16374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la</text:p>
          </table:table-cell>
          <table:table-cell office:value-type="float" office:value="0" table:style-name="ce1">
            <text:p>0</text:p>
          </table:table-cell>
          <table:table-cell office:value-type="float" office:value="3.2" table:style-name="ce1">
            <text:p>3,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2-14T00:00:00" table:style-name="ce2">
            <text:p>14.12.2008</text:p>
          </table:table-cell>
          <table:table-cell table:number-columns-repeated="16374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all</text:p>
          </table:table-cell>
          <table:table-cell office:value-type="float" office:value="4" table:style-name="ce1">
            <text:p>4</text:p>
          </table:table-cell>
          <table:table-cell office:value-type="float" office:value="1.6" table:style-name="ce1">
            <text:p>1,6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6T00:00:00" table:style-name="ce2">
            <text:p>26.12.2019</text:p>
          </table:table-cell>
          <table:table-cell table:number-columns-repeated="16374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inwald</text:p>
          </table:table-cell>
          <table:table-cell office:value-type="float" office:value="11" table:style-name="ce1">
            <text:p>11</text:p>
          </table:table-cell>
          <table:table-cell office:value-type="float" office:value="6.7" table:style-name="ce1">
            <text:p>6,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6-22T00:00:00" table:style-name="ce2">
            <text:p>22.06.2011</text:p>
          </table:table-cell>
          <table:table-cell table:number-columns-repeated="16374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rganne</text:p>
          </table:table-cell>
          <table:table-cell office:value-type="float" office:value="5" table:style-name="ce1">
            <text:p>5</text:p>
          </table:table-cell>
          <table:table-cell office:value-type="float" office:value="5.2" table:style-name="ce1">
            <text:p>5,2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2-21T00:00:00" table:style-name="ce2">
            <text:p>21.02.2015</text:p>
          </table:table-cell>
          <table:table-cell table:number-columns-repeated="16374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dyth</text:p>
          </table:table-cell>
          <table:table-cell office:value-type="float" office:value="11" table:style-name="ce1">
            <text:p>11</text:p>
          </table:table-cell>
          <table:table-cell office:value-type="float" office:value="2.1" table:style-name="ce1">
            <text:p>2,1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4T00:00:00" table:style-name="ce2">
            <text:p>24.10.2015</text:p>
          </table:table-cell>
          <table:table-cell table:number-columns-repeated="16374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uart</text:p>
          </table:table-cell>
          <table:table-cell office:value-type="float" office:value="15" table:style-name="ce1">
            <text:p>15</text:p>
          </table:table-cell>
          <table:table-cell office:value-type="float" office:value="5.2" table:style-name="ce1">
            <text:p>5,2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3-05T00:00:00" table:style-name="ce2">
            <text:p>05.03.2018</text:p>
          </table:table-cell>
          <table:table-cell table:number-columns-repeated="16374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dredge</text:p>
          </table:table-cell>
          <table:table-cell office:value-type="float" office:value="5" table:style-name="ce1">
            <text:p>5</text:p>
          </table:table-cell>
          <table:table-cell office:value-type="float" office:value="4.5" table:style-name="ce1">
            <text:p>4,5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1-27T00:00:00" table:style-name="ce2">
            <text:p>27.11.2019</text:p>
          </table:table-cell>
          <table:table-cell table:number-columns-repeated="16374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rrick</text:p>
          </table:table-cell>
          <table:table-cell office:value-type="float" office:value="6" table:style-name="ce1">
            <text:p>6</text:p>
          </table:table-cell>
          <table:table-cell office:value-type="float" office:value="6.1" table:style-name="ce1">
            <text:p>6,1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1-17T00:00:00" table:style-name="ce2">
            <text:p>17.01.2009</text:p>
          </table:table-cell>
          <table:table-cell table:number-columns-repeated="16374"/>
        </table:table-row>
        <table:table-row table:style-name="ro1">
          <table:table-cell office:value-type="float" office:value="723" table:style-name="ce1">
            <text:p>7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stave</text:p>
          </table:table-cell>
          <table:table-cell office:value-type="float" office:value="15" table:style-name="ce1">
            <text:p>1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7-16T00:00:00" table:style-name="ce2">
            <text:p>16.07.2011</text:p>
          </table:table-cell>
          <table:table-cell table:number-columns-repeated="16374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w</text:p>
          </table:table-cell>
          <table:table-cell office:value-type="float" office:value="17" table:style-name="ce1">
            <text:p>17</text:p>
          </table:table-cell>
          <table:table-cell office:value-type="float" office:value="1.4" table:style-name="ce1">
            <text:p>1,4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0T00:00:00" table:style-name="ce2">
            <text:p>20.10.2014</text:p>
          </table:table-cell>
          <table:table-cell table:number-columns-repeated="16374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ndlay</text:p>
          </table:table-cell>
          <table:table-cell office:value-type="float" office:value="11" table:style-name="ce1">
            <text:p>11</text:p>
          </table:table-cell>
          <table:table-cell office:value-type="float" office:value="2.8" table:style-name="ce1">
            <text:p>2,8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1-29T00:00:00" table:style-name="ce2">
            <text:p>29.01.2024</text:p>
          </table:table-cell>
          <table:table-cell table:number-columns-repeated="16374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averley</text:p>
          </table:table-cell>
          <table:table-cell office:value-type="float" office:value="11" table:style-name="ce1">
            <text:p>11</text:p>
          </table:table-cell>
          <table:table-cell office:value-type="float" office:value="4.2" table:style-name="ce1">
            <text:p>4,2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20T00:00:00" table:style-name="ce2">
            <text:p>20.07.2018</text:p>
          </table:table-cell>
          <table:table-cell table:number-columns-repeated="16374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kie</text:p>
          </table:table-cell>
          <table:table-cell office:value-type="float" office:value="11" table:style-name="ce1">
            <text:p>11</text:p>
          </table:table-cell>
          <table:table-cell office:value-type="float" office:value="4.5" table:style-name="ce1">
            <text:p>4,5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na</text:p>
          </table:table-cell>
          <table:table-cell office:value-type="float" office:value="8" table:style-name="ce1">
            <text:p>8</text:p>
          </table:table-cell>
          <table:table-cell office:value-type="float" office:value="1.5" table:style-name="ce1">
            <text:p>1,5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23T00:00:00" table:style-name="ce2">
            <text:p>23.05.2019</text:p>
          </table:table-cell>
          <table:table-cell table:number-columns-repeated="16374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ora</text:p>
          </table:table-cell>
          <table:table-cell office:value-type="float" office:value="7" table:style-name="ce1">
            <text:p>7</text:p>
          </table:table-cell>
          <table:table-cell office:value-type="float" office:value="3.8" table:style-name="ce1">
            <text:p>3,8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5-25T00:00:00" table:style-name="ce2">
            <text:p>25.05.2020</text:p>
          </table:table-cell>
          <table:table-cell table:number-columns-repeated="16374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awn</text:p>
          </table:table-cell>
          <table:table-cell office:value-type="float" office:value="15" table:style-name="ce1">
            <text:p>15</text:p>
          </table:table-cell>
          <table:table-cell office:value-type="float" office:value="3.7" table:style-name="ce1">
            <text:p>3,7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10-20T00:00:00" table:style-name="ce2">
            <text:p>20.10.2020</text:p>
          </table:table-cell>
          <table:table-cell table:number-columns-repeated="16374"/>
        </table:table-row>
        <table:table-row table:style-name="ro1">
          <table:table-cell office:value-type="float" office:value="731" table:style-name="ce1">
            <text:p>7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ordan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8-20T00:00:00" table:style-name="ce2">
            <text:p>20.08.2017</text:p>
          </table:table-cell>
          <table:table-cell table:number-columns-repeated="16374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lli</text:p>
          </table:table-cell>
          <table:table-cell office:value-type="float" office:value="17" table:style-name="ce1">
            <text:p>17</text:p>
          </table:table-cell>
          <table:table-cell office:value-type="float" office:value="3.5" table:style-name="ce1">
            <text:p>3,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22T00:00:00" table:style-name="ce2">
            <text:p>22.06.2009</text:p>
          </table:table-cell>
          <table:table-cell table:number-columns-repeated="16374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ormy</text:p>
          </table:table-cell>
          <table:table-cell office:value-type="float" office:value="18" table:style-name="ce1">
            <text:p>18</text:p>
          </table:table-cell>
          <table:table-cell office:value-type="float" office:value="3.9" table:style-name="ce1">
            <text:p>3,9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7-17T00:00:00" table:style-name="ce2">
            <text:p>17.07.2020</text:p>
          </table:table-cell>
          <table:table-cell table:number-columns-repeated="16374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ene</text:p>
          </table:table-cell>
          <table:table-cell office:value-type="float" office:value="8" table:style-name="ce1">
            <text:p>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9-01T00:00:00" table:style-name="ce2">
            <text:p>01.09.2016</text:p>
          </table:table-cell>
          <table:table-cell table:number-columns-repeated="16374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lldon</text:p>
          </table:table-cell>
          <table:table-cell office:value-type="float" office:value="17" table:style-name="ce1">
            <text:p>17</text:p>
          </table:table-cell>
          <table:table-cell office:value-type="float" office:value="5.8" table:style-name="ce1">
            <text:p>5,8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1-26T00:00:00" table:style-name="ce2">
            <text:p>26.01.2023</text:p>
          </table:table-cell>
          <table:table-cell table:number-columns-repeated="16374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oralle</text:p>
          </table:table-cell>
          <table:table-cell office:value-type="float" office:value="16" table:style-name="ce1">
            <text:p>16</text:p>
          </table:table-cell>
          <table:table-cell office:value-type="float" office:value="0.8" table:style-name="ce1">
            <text:p>0,8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2-26T00:00:00" table:style-name="ce2">
            <text:p>26.02.2022</text:p>
          </table:table-cell>
          <table:table-cell table:number-columns-repeated="16374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rothee</text:p>
          </table:table-cell>
          <table:table-cell office:value-type="float" office:value="3" table:style-name="ce1">
            <text:p>3</text:p>
          </table:table-cell>
          <table:table-cell office:value-type="float" office:value="1.5" table:style-name="ce1">
            <text:p>1,5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7-18T00:00:00" table:style-name="ce2">
            <text:p>18.07.2018</text:p>
          </table:table-cell>
          <table:table-cell table:number-columns-repeated="16374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one</text:p>
          </table:table-cell>
          <table:table-cell office:value-type="float" office:value="13" table:style-name="ce1">
            <text:p>13</text:p>
          </table:table-cell>
          <table:table-cell office:value-type="float" office:value="1.9" table:style-name="ce1">
            <text:p>1,9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1-10T00:00:00" table:style-name="ce2">
            <text:p>10.11.2011</text:p>
          </table:table-cell>
          <table:table-cell table:number-columns-repeated="16374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nell</text:p>
          </table:table-cell>
          <table:table-cell office:value-type="float" office:value="17" table:style-name="ce1">
            <text:p>17</text:p>
          </table:table-cell>
          <table:table-cell office:value-type="float" office:value="1.9" table:style-name="ce1">
            <text:p>1,9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2-26T00:00:00" table:style-name="ce2">
            <text:p>26.12.2016</text:p>
          </table:table-cell>
          <table:table-cell table:number-columns-repeated="16374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nnel</text:p>
          </table:table-cell>
          <table:table-cell office:value-type="float" office:value="17" table:style-name="ce1">
            <text:p>17</text:p>
          </table:table-cell>
          <table:table-cell office:value-type="float" office:value="1.3" table:style-name="ce1">
            <text:p>1,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4-02T00:00:00" table:style-name="ce2">
            <text:p>02.04.2009</text:p>
          </table:table-cell>
          <table:table-cell table:number-columns-repeated="16374"/>
        </table:table-row>
        <table:table-row table:style-name="ro1">
          <table:table-cell office:value-type="float" office:value="741" table:style-name="ce1">
            <text:p>7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rden</text:p>
          </table:table-cell>
          <table:table-cell office:value-type="float" office:value="0" table:style-name="ce1">
            <text:p>0</text:p>
          </table:table-cell>
          <table:table-cell office:value-type="float" office:value="3.5" table:style-name="ce1">
            <text:p>3,5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26T00:00:00" table:style-name="ce2">
            <text:p>26.03.2015</text:p>
          </table:table-cell>
          <table:table-cell table:number-columns-repeated="16374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skin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08T00:00:00" table:style-name="ce2">
            <text:p>08.10.2022</text:p>
          </table:table-cell>
          <table:table-cell table:number-columns-repeated="16374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in</text:p>
          </table:table-cell>
          <table:table-cell office:value-type="float" office:value="12" table:style-name="ce1">
            <text:p>12</text:p>
          </table:table-cell>
          <table:table-cell office:value-type="float" office:value="2.7" table:style-name="ce1">
            <text:p>2,7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5T00:00:00" table:style-name="ce2">
            <text:p>25.10.2015</text:p>
          </table:table-cell>
          <table:table-cell table:number-columns-repeated="16374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bara-an</text:p>
          </table:table-cell>
          <table:table-cell office:value-type="float" office:value="17" table:style-name="ce1">
            <text:p>17</text:p>
          </table:table-cell>
          <table:table-cell office:value-type="float" office:value="6.8" table:style-name="ce1">
            <text:p>6,8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24T00:00:00" table:style-name="ce2">
            <text:p>24.06.2022</text:p>
          </table:table-cell>
          <table:table-cell table:number-columns-repeated="16374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ondie</text:p>
          </table:table-cell>
          <table:table-cell office:value-type="float" office:value="2" table:style-name="ce1">
            <text:p>2</text:p>
          </table:table-cell>
          <table:table-cell office:value-type="float" office:value="1.3" table:style-name="ce1">
            <text:p>1,3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1-11T00:00:00" table:style-name="ce2">
            <text:p>11.11.2008</text:p>
          </table:table-cell>
          <table:table-cell table:number-columns-repeated="16374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g</text:p>
          </table:table-cell>
          <table:table-cell office:value-type="float" office:value="17" table:style-name="ce1">
            <text:p>17</text:p>
          </table:table-cell>
          <table:table-cell office:value-type="float" office:value="0.8" table:style-name="ce1">
            <text:p>0,8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9-02T00:00:00" table:style-name="ce2">
            <text:p>02.09.2021</text:p>
          </table:table-cell>
          <table:table-cell table:number-columns-repeated="16374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ttie</text:p>
          </table:table-cell>
          <table:table-cell office:value-type="float" office:value="10" table:style-name="ce1">
            <text:p>10</text:p>
          </table:table-cell>
          <table:table-cell office:value-type="float" office:value="5.3" table:style-name="ce1">
            <text:p>5,3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1-25T00:00:00" table:style-name="ce2">
            <text:p>25.11.2019</text:p>
          </table:table-cell>
          <table:table-cell table:number-columns-repeated="16374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lva</text:p>
          </table:table-cell>
          <table:table-cell office:value-type="float" office:value="4" table:style-name="ce1">
            <text:p>4</text:p>
          </table:table-cell>
          <table:table-cell office:value-type="float" office:value="3.7" table:style-name="ce1">
            <text:p>3,7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09T00:00:00" table:style-name="ce2">
            <text:p>09.06.2022</text:p>
          </table:table-cell>
          <table:table-cell table:number-columns-repeated="16374"/>
        </table:table-row>
        <table:table-row table:style-name="ro1">
          <table:table-cell office:value-type="float" office:value="749" table:style-name="ce1">
            <text:p>7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to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,5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10-02T00:00:00" table:style-name="ce2">
            <text:p>02.10.2012</text:p>
          </table:table-cell>
          <table:table-cell table:number-columns-repeated="16374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ena</text:p>
          </table:table-cell>
          <table:table-cell office:value-type="float" office:value="10" table:style-name="ce1">
            <text:p>10</text:p>
          </table:table-cell>
          <table:table-cell office:value-type="float" office:value="5.7" table:style-name="ce1">
            <text:p>5,7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1-18T00:00:00" table:style-name="ce2">
            <text:p>18.11.2022</text:p>
          </table:table-cell>
          <table:table-cell table:number-columns-repeated="16374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zzy</text:p>
          </table:table-cell>
          <table:table-cell office:value-type="float" office:value="10" table:style-name="ce1">
            <text:p>10</text:p>
          </table:table-cell>
          <table:table-cell office:value-type="float" office:value="1.6" table:style-name="ce1">
            <text:p>1,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3-17T00:00:00" table:style-name="ce2">
            <text:p>17.03.2020</text:p>
          </table:table-cell>
          <table:table-cell table:number-columns-repeated="16374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iotta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3T00:00:00" table:style-name="ce2">
            <text:p>03.07.2022</text:p>
          </table:table-cell>
          <table:table-cell table:number-columns-repeated="16374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nfroi</text:p>
          </table:table-cell>
          <table:table-cell office:value-type="float" office:value="7" table:style-name="ce1">
            <text:p>7</text:p>
          </table:table-cell>
          <table:table-cell office:value-type="float" office:value="5.2" table:style-name="ce1">
            <text:p>5,2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25T00:00:00" table:style-name="ce2">
            <text:p>25.01.2009</text:p>
          </table:table-cell>
          <table:table-cell table:number-columns-repeated="16374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dovic</text:p>
          </table:table-cell>
          <table:table-cell office:value-type="float" office:value="14" table:style-name="ce1">
            <text:p>14</text:p>
          </table:table-cell>
          <table:table-cell office:value-type="float" office:value="6.1" table:style-name="ce1">
            <text:p>6,1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7-22T00:00:00" table:style-name="ce2">
            <text:p>22.07.2016</text:p>
          </table:table-cell>
          <table:table-cell table:number-columns-repeated="16374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asmin</text:p>
          </table:table-cell>
          <table:table-cell office:value-type="float" office:value="12" table:style-name="ce1">
            <text:p>12</text:p>
          </table:table-cell>
          <table:table-cell office:value-type="float" office:value="2.9" table:style-name="ce1">
            <text:p>2,9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6-22T00:00:00" table:style-name="ce2">
            <text:p>22.06.2017</text:p>
          </table:table-cell>
          <table:table-cell table:number-columns-repeated="16374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nya</text:p>
          </table:table-cell>
          <table:table-cell office:value-type="float" office:value="17" table:style-name="ce1">
            <text:p>17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1-09T00:00:00" table:style-name="ce2">
            <text:p>09.11.2008</text:p>
          </table:table-cell>
          <table:table-cell table:number-columns-repeated="16374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freda</text:p>
          </table:table-cell>
          <table:table-cell office:value-type="float" office:value="12" table:style-name="ce1">
            <text:p>12</text:p>
          </table:table-cell>
          <table:table-cell office:value-type="float" office:value="1.4" table:style-name="ce1">
            <text:p>1,4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5-18T00:00:00" table:style-name="ce2">
            <text:p>18.05.2020</text:p>
          </table:table-cell>
          <table:table-cell table:number-columns-repeated="16374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lmer</text:p>
          </table:table-cell>
          <table:table-cell office:value-type="float" office:value="12" table:style-name="ce1">
            <text:p>12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0-29T00:00:00" table:style-name="ce2">
            <text:p>29.10.2009</text:p>
          </table:table-cell>
          <table:table-cell table:number-columns-repeated="16374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lyne</text:p>
          </table:table-cell>
          <table:table-cell office:value-type="float" office:value="13" table:style-name="ce1">
            <text:p>13</text:p>
          </table:table-cell>
          <table:table-cell office:value-type="float" office:value="6.1" table:style-name="ce1">
            <text:p>6,1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0T00:00:00" table:style-name="ce2">
            <text:p>10.12.2009</text:p>
          </table:table-cell>
          <table:table-cell table:number-columns-repeated="16374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etha</text:p>
          </table:table-cell>
          <table:table-cell office:value-type="float" office:value="13" table:style-name="ce1">
            <text:p>13</text:p>
          </table:table-cell>
          <table:table-cell office:value-type="float" office:value="5.5" table:style-name="ce1">
            <text:p>5,5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2T00:00:00" table:style-name="ce2">
            <text:p>12.12.2009</text:p>
          </table:table-cell>
          <table:table-cell table:number-columns-repeated="16374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etta</text:p>
          </table:table-cell>
          <table:table-cell office:value-type="float" office:value="5" table:style-name="ce1">
            <text:p>5</text:p>
          </table:table-cell>
          <table:table-cell office:value-type="float" office:value="3.5" table:style-name="ce1">
            <text:p>3,5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7T00:00:00" table:style-name="ce2">
            <text:p>07.07.2015</text:p>
          </table:table-cell>
          <table:table-cell table:number-columns-repeated="16374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silius</text:p>
          </table:table-cell>
          <table:table-cell office:value-type="float" office:value="0" table:style-name="ce1">
            <text:p>0</text:p>
          </table:table-cell>
          <table:table-cell office:value-type="float" office:value="2.5" table:style-name="ce1">
            <text:p>2,5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6-08T00:00:00" table:style-name="ce2">
            <text:p>08.06.2018</text:p>
          </table:table-cell>
          <table:table-cell table:number-columns-repeated="16374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delaine</text:p>
          </table:table-cell>
          <table:table-cell office:value-type="float" office:value="12" table:style-name="ce1">
            <text:p>12</text:p>
          </table:table-cell>
          <table:table-cell office:value-type="float" office:value="2.8" table:style-name="ce1">
            <text:p>2,8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23T00:00:00" table:style-name="ce2">
            <text:p>23.11.2016</text:p>
          </table:table-cell>
          <table:table-cell table:number-columns-repeated="16374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llas</text:p>
          </table:table-cell>
          <table:table-cell office:value-type="float" office:value="7" table:style-name="ce1">
            <text:p>7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1-25T00:00:00" table:style-name="ce2">
            <text:p>25.11.2010</text:p>
          </table:table-cell>
          <table:table-cell table:number-columns-repeated="16374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adwick</text:p>
          </table:table-cell>
          <table:table-cell office:value-type="float" office:value="9" table:style-name="ce1">
            <text:p>9</text:p>
          </table:table-cell>
          <table:table-cell office:value-type="float" office:value="3.7" table:style-name="ce1">
            <text:p>3,7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2-08T00:00:00" table:style-name="ce2">
            <text:p>08.02.2012</text:p>
          </table:table-cell>
          <table:table-cell table:number-columns-repeated="16374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el</text:p>
          </table:table-cell>
          <table:table-cell office:value-type="float" office:value="0" table:style-name="ce1">
            <text:p>0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9-25T00:00:00" table:style-name="ce2">
            <text:p>25.09.2017</text:p>
          </table:table-cell>
          <table:table-cell table:number-columns-repeated="16374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nnie</text:p>
          </table:table-cell>
          <table:table-cell office:value-type="float" office:value="2" table:style-name="ce1">
            <text:p>2</text:p>
          </table:table-cell>
          <table:table-cell office:value-type="float" office:value="3.8" table:style-name="ce1">
            <text:p>3,8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an</text:p>
          </table:table-cell>
          <table:table-cell office:value-type="float" office:value="3" table:style-name="ce1">
            <text:p>3</text:p>
          </table:table-cell>
          <table:table-cell office:value-type="float" office:value="1.7" table:style-name="ce1">
            <text:p>1,7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27T00:00:00" table:style-name="ce2">
            <text:p>27.02.2017</text:p>
          </table:table-cell>
          <table:table-cell table:number-columns-repeated="16374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ssy</text:p>
          </table:table-cell>
          <table:table-cell office:value-type="float" office:value="11" table:style-name="ce1">
            <text:p>11</text:p>
          </table:table-cell>
          <table:table-cell office:value-type="float" office:value="5.6" table:style-name="ce1">
            <text:p>5,6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7-26T00:00:00" table:style-name="ce2">
            <text:p>26.07.2013</text:p>
          </table:table-cell>
          <table:table-cell table:number-columns-repeated="16374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nor</text:p>
          </table:table-cell>
          <table:table-cell office:value-type="float" office:value="2" table:style-name="ce1">
            <text:p>2</text:p>
          </table:table-cell>
          <table:table-cell office:value-type="float" office:value="5.9" table:style-name="ce1">
            <text:p>5,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2-31T00:00:00" table:style-name="ce2">
            <text:p>31.12.2013</text:p>
          </table:table-cell>
          <table:table-cell table:number-columns-repeated="16374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ssiah</text:p>
          </table:table-cell>
          <table:table-cell office:value-type="float" office:value="15" table:style-name="ce1">
            <text:p>15</text:p>
          </table:table-cell>
          <table:table-cell office:value-type="float" office:value="1.9" table:style-name="ce1">
            <text:p>1,9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7-03T00:00:00" table:style-name="ce2">
            <text:p>03.07.2009</text:p>
          </table:table-cell>
          <table:table-cell table:number-columns-repeated="16374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oul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1-18T00:00:00" table:style-name="ce2">
            <text:p>18.01.2021</text:p>
          </table:table-cell>
          <table:table-cell table:number-columns-repeated="16374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yce</text:p>
          </table:table-cell>
          <table:table-cell office:value-type="float" office:value="11" table:style-name="ce1">
            <text:p>11</text:p>
          </table:table-cell>
          <table:table-cell office:value-type="float" office:value="3.8" table:style-name="ce1">
            <text:p>3,8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2-24T00:00:00" table:style-name="ce2">
            <text:p>24.12.2017</text:p>
          </table:table-cell>
          <table:table-cell table:number-columns-repeated="16374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llen</text:p>
          </table:table-cell>
          <table:table-cell office:value-type="float" office:value="4" table:style-name="ce1">
            <text:p>4</text:p>
          </table:table-cell>
          <table:table-cell office:value-type="float" office:value="5.7" table:style-name="ce1">
            <text:p>5,7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2-30T00:00:00" table:style-name="ce2">
            <text:p>30.12.2013</text:p>
          </table:table-cell>
          <table:table-cell table:number-columns-repeated="16374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ddie</text:p>
          </table:table-cell>
          <table:table-cell office:value-type="float" office:value="3" table:style-name="ce1">
            <text:p>3</text:p>
          </table:table-cell>
          <table:table-cell office:value-type="float" office:value="5.5" table:style-name="ce1">
            <text:p>5,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2-25T00:00:00" table:style-name="ce2">
            <text:p>25.02.2018</text:p>
          </table:table-cell>
          <table:table-cell table:number-columns-repeated="16374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ido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,5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8-16T00:00:00" table:style-name="ce2">
            <text:p>16.08.2023</text:p>
          </table:table-cell>
          <table:table-cell table:number-columns-repeated="16374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do</text:p>
          </table:table-cell>
          <table:table-cell office:value-type="float" office:value="9" table:style-name="ce1">
            <text:p>9</text:p>
          </table:table-cell>
          <table:table-cell office:value-type="float" office:value="1.7" table:style-name="ce1">
            <text:p>1,7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2-11T00:00:00" table:style-name="ce2">
            <text:p>11.02.2020</text:p>
          </table:table-cell>
          <table:table-cell table:number-columns-repeated="16374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exio</text:p>
          </table:table-cell>
          <table:table-cell office:value-type="float" office:value="14" table:style-name="ce1">
            <text:p>1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2-01T00:00:00" table:style-name="ce2">
            <text:p>01.02.2019</text:p>
          </table:table-cell>
          <table:table-cell table:number-columns-repeated="16374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immie</text:p>
          </table:table-cell>
          <table:table-cell office:value-type="float" office:value="8" table:style-name="ce1">
            <text:p>8</text:p>
          </table:table-cell>
          <table:table-cell office:value-type="float" office:value="0.2" table:style-name="ce1">
            <text:p>0,2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1-30T00:00:00" table:style-name="ce2">
            <text:p>30.01.2013</text:p>
          </table:table-cell>
          <table:table-cell table:number-columns-repeated="16374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ocke</text:p>
          </table:table-cell>
          <table:table-cell office:value-type="float" office:value="15" table:style-name="ce1">
            <text:p>15</text:p>
          </table:table-cell>
          <table:table-cell office:value-type="float" office:value="5.8" table:style-name="ce1">
            <text:p>5,8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10T00:00:00" table:style-name="ce2">
            <text:p>10.09.2012</text:p>
          </table:table-cell>
          <table:table-cell table:number-columns-repeated="16374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m</text:p>
          </table:table-cell>
          <table:table-cell office:value-type="float" office:value="8" table:style-name="ce1">
            <text:p>8</text:p>
          </table:table-cell>
          <table:table-cell office:value-type="float" office:value="3.2" table:style-name="ce1">
            <text:p>3,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11T00:00:00" table:style-name="ce2">
            <text:p>11.03.2015</text:p>
          </table:table-cell>
          <table:table-cell table:number-columns-repeated="16374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lli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3-10T00:00:00" table:style-name="ce2">
            <text:p>10.03.2013</text:p>
          </table:table-cell>
          <table:table-cell table:number-columns-repeated="16374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elynn</text:p>
          </table:table-cell>
          <table:table-cell office:value-type="float" office:value="8" table:style-name="ce1">
            <text:p>8</text:p>
          </table:table-cell>
          <table:table-cell office:value-type="float" office:value="1.6" table:style-name="ce1">
            <text:p>1,6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2-07T00:00:00" table:style-name="ce2">
            <text:p>07.12.2015</text:p>
          </table:table-cell>
          <table:table-cell table:number-columns-repeated="16374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meniga</text:p>
          </table:table-cell>
          <table:table-cell office:value-type="float" office:value="10" table:style-name="ce1">
            <text:p>10</text:p>
          </table:table-cell>
          <table:table-cell office:value-type="float" office:value="6.2" table:style-name="ce1">
            <text:p>6,2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2-24T00:00:00" table:style-name="ce2">
            <text:p>24.02.2013</text:p>
          </table:table-cell>
          <table:table-cell table:number-columns-repeated="16374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tus</text:p>
          </table:table-cell>
          <table:table-cell office:value-type="float" office:value="17" table:style-name="ce1">
            <text:p>17</text:p>
          </table:table-cell>
          <table:table-cell office:value-type="float" office:value="5.4" table:style-name="ce1">
            <text:p>5,4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1-20T00:00:00" table:style-name="ce2">
            <text:p>20.01.2023</text:p>
          </table:table-cell>
          <table:table-cell table:number-columns-repeated="16374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cile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,5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18T00:00:00" table:style-name="ce2">
            <text:p>18.09.2012</text:p>
          </table:table-cell>
          <table:table-cell table:number-columns-repeated="16374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ybill</text:p>
          </table:table-cell>
          <table:table-cell office:value-type="float" office:value="9" table:style-name="ce1">
            <text:p>9</text:p>
          </table:table-cell>
          <table:table-cell office:value-type="float" office:value="6.2" table:style-name="ce1">
            <text:p>6,2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21T00:00:00" table:style-name="ce2">
            <text:p>21.09.2012</text:p>
          </table:table-cell>
          <table:table-cell table:number-columns-repeated="16374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rrita</text:p>
          </table:table-cell>
          <table:table-cell office:value-type="float" office:value="9" table:style-name="ce1">
            <text:p>9</text:p>
          </table:table-cell>
          <table:table-cell office:value-type="float" office:value="2.8" table:style-name="ce1">
            <text:p>2,8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6-29T00:00:00" table:style-name="ce2">
            <text:p>29.06.2020</text:p>
          </table:table-cell>
          <table:table-cell table:number-columns-repeated="16374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ssie</text:p>
          </table:table-cell>
          <table:table-cell office:value-type="float" office:value="5" table:style-name="ce1">
            <text:p>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08T00:00:00" table:style-name="ce2">
            <text:p>08.10.2011</text:p>
          </table:table-cell>
          <table:table-cell table:number-columns-repeated="16374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one</text:p>
          </table:table-cell>
          <table:table-cell office:value-type="float" office:value="8" table:style-name="ce1">
            <text:p>8</text:p>
          </table:table-cell>
          <table:table-cell office:value-type="float" office:value="5.8" table:style-name="ce1">
            <text:p>5,8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4T00:00:00" table:style-name="ce2">
            <text:p>24.10.2014</text:p>
          </table:table-cell>
          <table:table-cell table:number-columns-repeated="16374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over</text:p>
          </table:table-cell>
          <table:table-cell office:value-type="float" office:value="5" table:style-name="ce1">
            <text:p>5</text:p>
          </table:table-cell>
          <table:table-cell office:value-type="float" office:value="4.3" table:style-name="ce1">
            <text:p>4,3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1-07T00:00:00" table:style-name="ce2">
            <text:p>07.01.2021</text:p>
          </table:table-cell>
          <table:table-cell table:number-columns-repeated="16374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urstan</text:p>
          </table:table-cell>
          <table:table-cell office:value-type="float" office:value="15" table:style-name="ce1">
            <text:p>1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5-20T00:00:00" table:style-name="ce2">
            <text:p>20.05.2009</text:p>
          </table:table-cell>
          <table:table-cell table:number-columns-repeated="16374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une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14T00:00:00" table:style-name="ce2">
            <text:p>14.09.2023</text:p>
          </table:table-cell>
          <table:table-cell table:number-columns-repeated="16374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vie</text:p>
          </table:table-cell>
          <table:table-cell office:value-type="float" office:value="9" table:style-name="ce1">
            <text:p>9</text:p>
          </table:table-cell>
          <table:table-cell office:value-type="float" office:value="5.6" table:style-name="ce1">
            <text:p>5,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2-04T00:00:00" table:style-name="ce2">
            <text:p>04.12.2014</text:p>
          </table:table-cell>
          <table:table-cell table:number-columns-repeated="16374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lsy</text:p>
          </table:table-cell>
          <table:table-cell office:value-type="float" office:value="2" table:style-name="ce1">
            <text:p>2</text:p>
          </table:table-cell>
          <table:table-cell office:value-type="float" office:value="4.3" table:style-name="ce1">
            <text:p>4,3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06T00:00:00" table:style-name="ce2">
            <text:p>06.12.2019</text:p>
          </table:table-cell>
          <table:table-cell table:number-columns-repeated="16374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cheil</text:p>
          </table:table-cell>
          <table:table-cell office:value-type="float" office:value="4" table:style-name="ce1">
            <text:p>4</text:p>
          </table:table-cell>
          <table:table-cell office:value-type="float" office:value="2.8" table:style-name="ce1">
            <text:p>2,8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05T00:00:00" table:style-name="ce2">
            <text:p>05.07.2021</text:p>
          </table:table-cell>
          <table:table-cell table:number-columns-repeated="16374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celo</text:p>
          </table:table-cell>
          <table:table-cell office:value-type="float" office:value="17" table:style-name="ce1">
            <text:p>17</text:p>
          </table:table-cell>
          <table:table-cell office:value-type="float" office:value="3.9" table:style-name="ce1">
            <text:p>3,9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3-09T00:00:00" table:style-name="ce2">
            <text:p>09.03.2021</text:p>
          </table:table-cell>
          <table:table-cell table:number-columns-repeated="16374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mqrah</text:p>
          </table:table-cell>
          <table:table-cell office:value-type="float" office:value="16" table:style-name="ce1">
            <text:p>16</text:p>
          </table:table-cell>
          <table:table-cell office:value-type="float" office:value="4.8" table:style-name="ce1">
            <text:p>4,8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6-19T00:00:00" table:style-name="ce2">
            <text:p>19.06.2015</text:p>
          </table:table-cell>
          <table:table-cell table:number-columns-repeated="16374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ydie</text:p>
          </table:table-cell>
          <table:table-cell office:value-type="float" office:value="2" table:style-name="ce1">
            <text:p>2</text:p>
          </table:table-cell>
          <table:table-cell office:value-type="float" office:value="5.9" table:style-name="ce1">
            <text:p>5,9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12-04T00:00:00" table:style-name="ce2">
            <text:p>04.12.2018</text:p>
          </table:table-cell>
          <table:table-cell table:number-columns-repeated="16374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merig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uis</text:p>
          </table:table-cell>
          <table:table-cell office:value-type="float" office:value="9" table:style-name="ce1">
            <text:p>9</text:p>
          </table:table-cell>
          <table:table-cell office:value-type="float" office:value="5.4" table:style-name="ce1">
            <text:p>5,4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3-05T00:00:00" table:style-name="ce2">
            <text:p>05.03.2023</text:p>
          </table:table-cell>
          <table:table-cell table:number-columns-repeated="16374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bbecca</text:p>
          </table:table-cell>
          <table:table-cell office:value-type="float" office:value="13" table:style-name="ce1">
            <text:p>13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2-07T00:00:00" table:style-name="ce2">
            <text:p>07.02.2013</text:p>
          </table:table-cell>
          <table:table-cell table:number-columns-repeated="16374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a</text:p>
          </table:table-cell>
          <table:table-cell office:value-type="float" office:value="9" table:style-name="ce1">
            <text:p>9</text:p>
          </table:table-cell>
          <table:table-cell office:value-type="float" office:value="0.4" table:style-name="ce1">
            <text:p>0,4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5-18T00:00:00" table:style-name="ce2">
            <text:p>18.05.2010</text:p>
          </table:table-cell>
          <table:table-cell table:number-columns-repeated="16374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derico</text:p>
          </table:table-cell>
          <table:table-cell office:value-type="float" office:value="7" table:style-name="ce1">
            <text:p>7</text:p>
          </table:table-cell>
          <table:table-cell office:value-type="float" office:value="3.8" table:style-name="ce1">
            <text:p>3,8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15T00:00:00" table:style-name="ce2">
            <text:p>15.06.2022</text:p>
          </table:table-cell>
          <table:table-cell table:number-columns-repeated="16374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yce</text:p>
          </table:table-cell>
          <table:table-cell office:value-type="float" office:value="1" table:style-name="ce1">
            <text:p>1</text:p>
          </table:table-cell>
          <table:table-cell office:value-type="float" office:value="5.3" table:style-name="ce1">
            <text:p>5,3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1-14T00:00:00" table:style-name="ce2">
            <text:p>14.11.2009</text:p>
          </table:table-cell>
          <table:table-cell table:number-columns-repeated="16374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nnard</text:p>
          </table:table-cell>
          <table:table-cell office:value-type="float" office:value="16" table:style-name="ce1">
            <text:p>16</text:p>
          </table:table-cell>
          <table:table-cell office:value-type="float" office:value="6.1" table:style-name="ce1">
            <text:p>6,1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1-12T00:00:00" table:style-name="ce2">
            <text:p>12.01.2012</text:p>
          </table:table-cell>
          <table:table-cell table:number-columns-repeated="16374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dek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4-07T00:00:00" table:style-name="ce2">
            <text:p>07.04.2010</text:p>
          </table:table-cell>
          <table:table-cell table:number-columns-repeated="16374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mengarde</text:p>
          </table:table-cell>
          <table:table-cell office:value-type="float" office:value="8" table:style-name="ce1">
            <text:p>8</text:p>
          </table:table-cell>
          <table:table-cell office:value-type="float" office:value="5.6" table:style-name="ce1">
            <text:p>5,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29T00:00:00" table:style-name="ce2">
            <text:p>29.10.2022</text:p>
          </table:table-cell>
          <table:table-cell table:number-columns-repeated="16374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rdan</text:p>
          </table:table-cell>
          <table:table-cell office:value-type="float" office:value="12" table:style-name="ce1">
            <text:p>12</text:p>
          </table:table-cell>
          <table:table-cell office:value-type="float" office:value="3.7" table:style-name="ce1">
            <text:p>3,7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21T00:00:00" table:style-name="ce2">
            <text:p>21.04.2011</text:p>
          </table:table-cell>
          <table:table-cell table:number-columns-repeated="16374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eymour</text:p>
          </table:table-cell>
          <table:table-cell office:value-type="float" office:value="11" table:style-name="ce1">
            <text:p>11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2-21T00:00:00" table:style-name="ce2">
            <text:p>21.02.2014</text:p>
          </table:table-cell>
          <table:table-cell table:number-columns-repeated="16374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len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7T00:00:00" table:style-name="ce2">
            <text:p>27.07.2021</text:p>
          </table:table-cell>
          <table:table-cell table:number-columns-repeated="16374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illie</text:p>
          </table:table-cell>
          <table:table-cell office:value-type="float" office:value="1" table:style-name="ce1">
            <text:p>1</text:p>
          </table:table-cell>
          <table:table-cell office:value-type="float" office:value="1.9" table:style-name="ce1">
            <text:p>1,9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0-29T00:00:00" table:style-name="ce2">
            <text:p>29.10.2017</text:p>
          </table:table-cell>
          <table:table-cell table:number-columns-repeated="16374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em</text:p>
          </table:table-cell>
          <table:table-cell office:value-type="float" office:value="17" table:style-name="ce1">
            <text:p>17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1-23T00:00:00" table:style-name="ce2">
            <text:p>23.01.2011</text:p>
          </table:table-cell>
          <table:table-cell table:number-columns-repeated="16374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tteo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6-22T00:00:00" table:style-name="ce2">
            <text:p>22.06.2014</text:p>
          </table:table-cell>
          <table:table-cell table:number-columns-repeated="16374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rica</text:p>
          </table:table-cell>
          <table:table-cell office:value-type="float" office:value="6" table:style-name="ce1">
            <text:p>6</text:p>
          </table:table-cell>
          <table:table-cell office:value-type="float" office:value="4.2" table:style-name="ce1">
            <text:p>4,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1-29T00:00:00" table:style-name="ce2">
            <text:p>29.11.2017</text:p>
          </table:table-cell>
          <table:table-cell table:number-columns-repeated="16374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ilor</text:p>
          </table:table-cell>
          <table:table-cell office:value-type="float" office:value="18" table:style-name="ce1">
            <text:p>18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9-24T00:00:00" table:style-name="ce2">
            <text:p>24.09.2019</text:p>
          </table:table-cell>
          <table:table-cell table:number-columns-repeated="16374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rier</text:p>
          </table:table-cell>
          <table:table-cell office:value-type="float" office:value="16" table:style-name="ce1">
            <text:p>16</text:p>
          </table:table-cell>
          <table:table-cell office:value-type="float" office:value="4.5" table:style-name="ce1">
            <text:p>4,5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26T00:00:00" table:style-name="ce2">
            <text:p>26.07.2021</text:p>
          </table:table-cell>
          <table:table-cell table:number-columns-repeated="16374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rry</text:p>
          </table:table-cell>
          <table:table-cell office:value-type="float" office:value="14" table:style-name="ce1">
            <text:p>14</text:p>
          </table:table-cell>
          <table:table-cell office:value-type="float" office:value="3.3" table:style-name="ce1">
            <text:p>3,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12-28T00:00:00" table:style-name="ce2">
            <text:p>28.12.2023</text:p>
          </table:table-cell>
          <table:table-cell table:number-columns-repeated="16374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e</text:p>
          </table:table-cell>
          <table:table-cell office:value-type="float" office:value="5" table:style-name="ce1">
            <text:p>5</text:p>
          </table:table-cell>
          <table:table-cell office:value-type="float" office:value="3.5" table:style-name="ce1">
            <text:p>3,5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14T00:00:00" table:style-name="ce2">
            <text:p>14.10.2022</text:p>
          </table:table-cell>
          <table:table-cell table:number-columns-repeated="16374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rry</text:p>
          </table:table-cell>
          <table:table-cell office:value-type="float" office:value="13" table:style-name="ce1">
            <text:p>13</text:p>
          </table:table-cell>
          <table:table-cell office:value-type="float" office:value="6.5" table:style-name="ce1">
            <text:p>6,5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6-17T00:00:00" table:style-name="ce2">
            <text:p>17.06.2013</text:p>
          </table:table-cell>
          <table:table-cell table:number-columns-repeated="16374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orgo</text:p>
          </table:table-cell>
          <table:table-cell office:value-type="float" office:value="17" table:style-name="ce1">
            <text:p>17</text:p>
          </table:table-cell>
          <table:table-cell office:value-type="float" office:value="0.9" table:style-name="ce1">
            <text:p>0,9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1-14T00:00:00" table:style-name="ce2">
            <text:p>14.11.2014</text:p>
          </table:table-cell>
          <table:table-cell table:number-columns-repeated="16374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jie</text:p>
          </table:table-cell>
          <table:table-cell office:value-type="float" office:value="6" table:style-name="ce1">
            <text:p>6</text:p>
          </table:table-cell>
          <table:table-cell office:value-type="float" office:value="6.4" table:style-name="ce1">
            <text:p>6,4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gdaia</text:p>
          </table:table-cell>
          <table:table-cell office:value-type="float" office:value="15" table:style-name="ce1">
            <text:p>1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9-14T00:00:00" table:style-name="ce2">
            <text:p>14.09.2010</text:p>
          </table:table-cell>
          <table:table-cell table:number-columns-repeated="16374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rbert</text:p>
          </table:table-cell>
          <table:table-cell office:value-type="float" office:value="8" table:style-name="ce1">
            <text:p>8</text:p>
          </table:table-cell>
          <table:table-cell office:value-type="float" office:value="0.7" table:style-name="ce1">
            <text:p>0,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0-21T00:00:00" table:style-name="ce2">
            <text:p>21.10.2015</text:p>
          </table:table-cell>
          <table:table-cell table:number-columns-repeated="16374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rden</text:p>
          </table:table-cell>
          <table:table-cell office:value-type="float" office:value="9" table:style-name="ce1">
            <text:p>9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gor</text:p>
          </table:table-cell>
          <table:table-cell office:value-type="float" office:value="0" table:style-name="ce1">
            <text:p>0</text:p>
          </table:table-cell>
          <table:table-cell office:value-type="float" office:value="0.2" table:style-name="ce1">
            <text:p>0,2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rcie</text:p>
          </table:table-cell>
          <table:table-cell office:value-type="float" office:value="14" table:style-name="ce1">
            <text:p>14</text:p>
          </table:table-cell>
          <table:table-cell office:value-type="float" office:value="3.7" table:style-name="ce1">
            <text:p>3,7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abella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829" table:style-name="ce1">
            <text:p>8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Ulick</text:p>
          </table:table-cell>
          <table:table-cell office:value-type="float" office:value="12" table:style-name="ce1">
            <text:p>12</text:p>
          </table:table-cell>
          <table:table-cell office:value-type="float" office:value="6.8" table:style-name="ce1">
            <text:p>6,8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udiger</text:p>
          </table:table-cell>
          <table:table-cell office:value-type="float" office:value="5" table:style-name="ce1">
            <text:p>5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5-06T00:00:00" table:style-name="ce2">
            <text:p>06.05.2017</text:p>
          </table:table-cell>
          <table:table-cell table:number-columns-repeated="16374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lburt</text:p>
          </table:table-cell>
          <table:table-cell office:value-type="float" office:value="7" table:style-name="ce1">
            <text:p>7</text:p>
          </table:table-cell>
          <table:table-cell office:value-type="float" office:value="6.7" table:style-name="ce1">
            <text:p>6,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0-14T00:00:00" table:style-name="ce2">
            <text:p>14.10.2011</text:p>
          </table:table-cell>
          <table:table-cell table:number-columns-repeated="16374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ten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5-11T00:00:00" table:style-name="ce2">
            <text:p>11.05.2017</text:p>
          </table:table-cell>
          <table:table-cell table:number-columns-repeated="16374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selle</text:p>
          </table:table-cell>
          <table:table-cell office:value-type="float" office:value="12" table:style-name="ce1">
            <text:p>12</text:p>
          </table:table-cell>
          <table:table-cell office:value-type="float" office:value="1.9" table:style-name="ce1">
            <text:p>1,9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9-20T00:00:00" table:style-name="ce2">
            <text:p>20.09.2015</text:p>
          </table:table-cell>
          <table:table-cell table:number-columns-repeated="16374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tta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09T00:00:00" table:style-name="ce2">
            <text:p>09.02.2017</text:p>
          </table:table-cell>
          <table:table-cell table:number-columns-repeated="16374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land</text:p>
          </table:table-cell>
          <table:table-cell office:value-type="float" office:value="17" table:style-name="ce1">
            <text:p>17</text:p>
          </table:table-cell>
          <table:table-cell office:value-type="float" office:value="3.1" table:style-name="ce1">
            <text:p>3,1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tainn</text:p>
          </table:table-cell>
          <table:table-cell office:value-type="float" office:value="7" table:style-name="ce1">
            <text:p>7</text:p>
          </table:table-cell>
          <table:table-cell office:value-type="float" office:value="6.6" table:style-name="ce1">
            <text:p>6,6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5-16T00:00:00" table:style-name="ce2">
            <text:p>16.05.2019</text:p>
          </table:table-cell>
          <table:table-cell table:number-columns-repeated="16374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tum</text:p>
          </table:table-cell>
          <table:table-cell office:value-type="float" office:value="5" table:style-name="ce1">
            <text:p>5</text:p>
          </table:table-cell>
          <table:table-cell office:value-type="float" office:value="0.3" table:style-name="ce1">
            <text:p>0,3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2-03T00:00:00" table:style-name="ce2">
            <text:p>03.02.2018</text:p>
          </table:table-cell>
          <table:table-cell table:number-columns-repeated="16374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di</text:p>
          </table:table-cell>
          <table:table-cell office:value-type="float" office:value="7" table:style-name="ce1">
            <text:p>7</text:p>
          </table:table-cell>
          <table:table-cell office:value-type="float" office:value="2.1" table:style-name="ce1">
            <text:p>2,1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3-20T00:00:00" table:style-name="ce2">
            <text:p>20.03.2013</text:p>
          </table:table-cell>
          <table:table-cell table:number-columns-repeated="16374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an</text:p>
          </table:table-cell>
          <table:table-cell office:value-type="float" office:value="1" table:style-name="ce1">
            <text:p>1</text:p>
          </table:table-cell>
          <table:table-cell office:value-type="float" office:value="5.3" table:style-name="ce1">
            <text:p>5,3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ndall</text:p>
          </table:table-cell>
          <table:table-cell office:value-type="float" office:value="18" table:style-name="ce1">
            <text:p>1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2T00:00:00" table:style-name="ce2">
            <text:p>12.11.2015</text:p>
          </table:table-cell>
          <table:table-cell table:number-columns-repeated="16374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nnnie</text:p>
          </table:table-cell>
          <table:table-cell office:value-type="float" office:value="3" table:style-name="ce1">
            <text:p>3</text:p>
          </table:table-cell>
          <table:table-cell office:value-type="float" office:value="5.4" table:style-name="ce1">
            <text:p>5,4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3-30T00:00:00" table:style-name="ce2">
            <text:p>30.03.2016</text:p>
          </table:table-cell>
          <table:table-cell table:number-columns-repeated="16374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ellen</text:p>
          </table:table-cell>
          <table:table-cell office:value-type="float" office:value="7" table:style-name="ce1">
            <text:p>7</text:p>
          </table:table-cell>
          <table:table-cell office:value-type="float" office:value="6.7" table:style-name="ce1">
            <text:p>6,7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2-20T00:00:00" table:style-name="ce2">
            <text:p>20.12.2019</text:p>
          </table:table-cell>
          <table:table-cell table:number-columns-repeated="16374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llaume</text:p>
          </table:table-cell>
          <table:table-cell office:value-type="float" office:value="3" table:style-name="ce1">
            <text:p>3</text:p>
          </table:table-cell>
          <table:table-cell office:value-type="float" office:value="2.5" table:style-name="ce1">
            <text:p>2,5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rny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msey</text:p>
          </table:table-cell>
          <table:table-cell office:value-type="float" office:value="17" table:style-name="ce1">
            <text:p>17</text:p>
          </table:table-cell>
          <table:table-cell office:value-type="float" office:value="3.3" table:style-name="ce1">
            <text:p>3,3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rald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llyann</text:p>
          </table:table-cell>
          <table:table-cell office:value-type="float" office:value="13" table:style-name="ce1">
            <text:p>13</text:p>
          </table:table-cell>
          <table:table-cell office:value-type="float" office:value="3.1" table:style-name="ce1">
            <text:p>3,1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oddart</text:p>
          </table:table-cell>
          <table:table-cell office:value-type="float" office:value="1" table:style-name="ce1">
            <text:p>1</text:p>
          </table:table-cell>
          <table:table-cell office:value-type="float" office:value="5.8" table:style-name="ce1">
            <text:p>5,8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ck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,6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eu</text:p>
          </table:table-cell>
          <table:table-cell office:value-type="float" office:value="16" table:style-name="ce1">
            <text:p>16</text:p>
          </table:table-cell>
          <table:table-cell office:value-type="float" office:value="3.3" table:style-name="ce1">
            <text:p>3,3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4-28T00:00:00" table:style-name="ce2">
            <text:p>28.04.2015</text:p>
          </table:table-cell>
          <table:table-cell table:number-columns-repeated="16374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ith</text:p>
          </table:table-cell>
          <table:table-cell office:value-type="float" office:value="12" table:style-name="ce1">
            <text:p>1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9-05T00:00:00" table:style-name="ce2">
            <text:p>05.09.2011</text:p>
          </table:table-cell>
          <table:table-cell table:number-columns-repeated="16374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dalena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853" table:style-name="ce1">
            <text:p>8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yle</text:p>
          </table:table-cell>
          <table:table-cell office:value-type="float" office:value="2" table:style-name="ce1">
            <text:p>2</text:p>
          </table:table-cell>
          <table:table-cell office:value-type="float" office:value="6.9" table:style-name="ce1">
            <text:p>6,9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5T00:00:00" table:style-name="ce2">
            <text:p>05.07.2022</text:p>
          </table:table-cell>
          <table:table-cell table:number-columns-repeated="16374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inny</text:p>
          </table:table-cell>
          <table:table-cell office:value-type="float" office:value="17" table:style-name="ce1">
            <text:p>17</text:p>
          </table:table-cell>
          <table:table-cell office:value-type="float" office:value="6.1" table:style-name="ce1">
            <text:p>6,1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9-13T00:00:00" table:style-name="ce2">
            <text:p>13.09.2011</text:p>
          </table:table-cell>
          <table:table-cell table:number-columns-repeated="16374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rey</text:p>
          </table:table-cell>
          <table:table-cell office:value-type="float" office:value="6" table:style-name="ce1">
            <text:p>6</text:p>
          </table:table-cell>
          <table:table-cell office:value-type="float" office:value="6.7" table:style-name="ce1">
            <text:p>6,7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1-16T00:00:00" table:style-name="ce2">
            <text:p>16.01.2018</text:p>
          </table:table-cell>
          <table:table-cell table:number-columns-repeated="16374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berto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,2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2-12T00:00:00" table:style-name="ce2">
            <text:p>12.02.2010</text:p>
          </table:table-cell>
          <table:table-cell table:number-columns-repeated="16374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rik</text:p>
          </table:table-cell>
          <table:table-cell office:value-type="float" office:value="0" table:style-name="ce1">
            <text:p>0</text:p>
          </table:table-cell>
          <table:table-cell office:value-type="float" office:value="6.6" table:style-name="ce1">
            <text:p>6,6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0-26T00:00:00" table:style-name="ce2">
            <text:p>26.10.2017</text:p>
          </table:table-cell>
          <table:table-cell table:number-columns-repeated="16374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ni</text:p>
          </table:table-cell>
          <table:table-cell office:value-type="float" office:value="2" table:style-name="ce1">
            <text:p>2</text:p>
          </table:table-cell>
          <table:table-cell office:value-type="float" office:value="0.3" table:style-name="ce1">
            <text:p>0,3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1-25T00:00:00" table:style-name="ce2">
            <text:p>25.01.2020</text:p>
          </table:table-cell>
          <table:table-cell table:number-columns-repeated="16374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eu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10-10T00:00:00" table:style-name="ce2">
            <text:p>10.10.2012</text:p>
          </table:table-cell>
          <table:table-cell table:number-columns-repeated="16374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ureil</text:p>
          </table:table-cell>
          <table:table-cell office:value-type="float" office:value="17" table:style-name="ce1">
            <text:p>17</text:p>
          </table:table-cell>
          <table:table-cell office:value-type="float" office:value="1.5" table:style-name="ce1">
            <text:p>1,5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7-28T00:00:00" table:style-name="ce2">
            <text:p>28.07.2011</text:p>
          </table:table-cell>
          <table:table-cell table:number-columns-repeated="16374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lburt</text:p>
          </table:table-cell>
          <table:table-cell office:value-type="float" office:value="10" table:style-name="ce1">
            <text:p>10</text:p>
          </table:table-cell>
          <table:table-cell office:value-type="float" office:value="6.5" table:style-name="ce1">
            <text:p>6,5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7-05T00:00:00" table:style-name="ce2">
            <text:p>05.07.2010</text:p>
          </table:table-cell>
          <table:table-cell table:number-columns-repeated="16374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hyllida</text:p>
          </table:table-cell>
          <table:table-cell office:value-type="float" office:value="12" table:style-name="ce1">
            <text:p>12</text:p>
          </table:table-cell>
          <table:table-cell office:value-type="float" office:value="0.7" table:style-name="ce1">
            <text:p>0,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1-10T00:00:00" table:style-name="ce2">
            <text:p>10.11.2022</text:p>
          </table:table-cell>
          <table:table-cell table:number-columns-repeated="16374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llia</text:p>
          </table:table-cell>
          <table:table-cell office:value-type="float" office:value="17" table:style-name="ce1">
            <text:p>17</text:p>
          </table:table-cell>
          <table:table-cell office:value-type="float" office:value="6.2" table:style-name="ce1">
            <text:p>6,2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1-27T00:00:00" table:style-name="ce2">
            <text:p>27.11.2019</text:p>
          </table:table-cell>
          <table:table-cell table:number-columns-repeated="16374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da</text:p>
          </table:table-cell>
          <table:table-cell office:value-type="float" office:value="10" table:style-name="ce1">
            <text:p>10</text:p>
          </table:table-cell>
          <table:table-cell office:value-type="float" office:value="0.2" table:style-name="ce1">
            <text:p>0,2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17T00:00:00" table:style-name="ce2">
            <text:p>17.01.2009</text:p>
          </table:table-cell>
          <table:table-cell table:number-columns-repeated="16374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delle</text:p>
          </table:table-cell>
          <table:table-cell office:value-type="float" office:value="1" table:style-name="ce1">
            <text:p>1</text:p>
          </table:table-cell>
          <table:table-cell office:value-type="float" office:value="3.8" table:style-name="ce1">
            <text:p>3,8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7-16T00:00:00" table:style-name="ce2">
            <text:p>16.07.2011</text:p>
          </table:table-cell>
          <table:table-cell table:number-columns-repeated="16374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uino</text:p>
          </table:table-cell>
          <table:table-cell office:value-type="float" office:value="17" table:style-name="ce1">
            <text:p>17</text:p>
          </table:table-cell>
          <table:table-cell office:value-type="float" office:value="6.2" table:style-name="ce1">
            <text:p>6,2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0T00:00:00" table:style-name="ce2">
            <text:p>20.10.2014</text:p>
          </table:table-cell>
          <table:table-cell table:number-columns-repeated="16374"/>
        </table:table-row>
        <table:table-row table:style-name="ro1">
          <table:table-cell office:value-type="float" office:value="867" table:style-name="ce1">
            <text:p>8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urcell</text:p>
          </table:table-cell>
          <table:table-cell office:value-type="float" office:value="12" table:style-name="ce1">
            <text:p>1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1-29T00:00:00" table:style-name="ce2">
            <text:p>29.01.2024</text:p>
          </table:table-cell>
          <table:table-cell table:number-columns-repeated="16374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ylee</text:p>
          </table:table-cell>
          <table:table-cell office:value-type="float" office:value="6" table:style-name="ce1">
            <text:p>6</text:p>
          </table:table-cell>
          <table:table-cell office:value-type="float" office:value="6.9" table:style-name="ce1">
            <text:p>6,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20T00:00:00" table:style-name="ce2">
            <text:p>20.07.2018</text:p>
          </table:table-cell>
          <table:table-cell table:number-columns-repeated="16374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avier</text:p>
          </table:table-cell>
          <table:table-cell office:value-type="float" office:value="9" table:style-name="ce1">
            <text:p>9</text:p>
          </table:table-cell>
          <table:table-cell office:value-type="float" office:value="0.3" table:style-name="ce1">
            <text:p>0,3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le</text:p>
          </table:table-cell>
          <table:table-cell office:value-type="float" office:value="13" table:style-name="ce1">
            <text:p>13</text:p>
          </table:table-cell>
          <table:table-cell office:value-type="float" office:value="1.2" table:style-name="ce1">
            <text:p>1,2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23T00:00:00" table:style-name="ce2">
            <text:p>23.05.2019</text:p>
          </table:table-cell>
          <table:table-cell table:number-columns-repeated="16374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bbie</text:p>
          </table:table-cell>
          <table:table-cell office:value-type="float" office:value="14" table:style-name="ce1">
            <text:p>14</text:p>
          </table:table-cell>
          <table:table-cell office:value-type="float" office:value="4.3" table:style-name="ce1">
            <text:p>4,3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5-25T00:00:00" table:style-name="ce2">
            <text:p>25.05.2020</text:p>
          </table:table-cell>
          <table:table-cell table:number-columns-repeated="16374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ttie</text:p>
          </table:table-cell>
          <table:table-cell office:value-type="float" office:value="6" table:style-name="ce1">
            <text:p>6</text:p>
          </table:table-cell>
          <table:table-cell office:value-type="float" office:value="3.8" table:style-name="ce1">
            <text:p>3,8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0-20T00:00:00" table:style-name="ce2">
            <text:p>20.10.2020</text:p>
          </table:table-cell>
          <table:table-cell table:number-columns-repeated="16374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nedikta</text:p>
          </table:table-cell>
          <table:table-cell office:value-type="float" office:value="12" table:style-name="ce1">
            <text:p>12</text:p>
          </table:table-cell>
          <table:table-cell office:value-type="float" office:value="0.3" table:style-name="ce1">
            <text:p>0,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8-20T00:00:00" table:style-name="ce2">
            <text:p>20.08.2017</text:p>
          </table:table-cell>
          <table:table-cell table:number-columns-repeated="16374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ynne</text:p>
          </table:table-cell>
          <table:table-cell office:value-type="float" office:value="6" table:style-name="ce1">
            <text:p>6</text:p>
          </table:table-cell>
          <table:table-cell office:value-type="float" office:value="5.9" table:style-name="ce1">
            <text:p>5,9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22T00:00:00" table:style-name="ce2">
            <text:p>22.06.2009</text:p>
          </table:table-cell>
          <table:table-cell table:number-columns-repeated="16374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eo</text:p>
          </table:table-cell>
          <table:table-cell office:value-type="float" office:value="9" table:style-name="ce1">
            <text:p>9</text:p>
          </table:table-cell>
          <table:table-cell office:value-type="float" office:value="1.7" table:style-name="ce1">
            <text:p>1,7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7-17T00:00:00" table:style-name="ce2">
            <text:p>17.07.2020</text:p>
          </table:table-cell>
          <table:table-cell table:number-columns-repeated="16374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rrel</text:p>
          </table:table-cell>
          <table:table-cell office:value-type="float" office:value="18" table:style-name="ce1">
            <text:p>18</text:p>
          </table:table-cell>
          <table:table-cell office:value-type="float" office:value="4.8" table:style-name="ce1">
            <text:p>4,8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9-01T00:00:00" table:style-name="ce2">
            <text:p>01.09.2016</text:p>
          </table:table-cell>
          <table:table-cell table:number-columns-repeated="16374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alia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6T00:00:00" table:style-name="ce2">
            <text:p>26.01.2023</text:p>
          </table:table-cell>
          <table:table-cell table:number-columns-repeated="16374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yril</text:p>
          </table:table-cell>
          <table:table-cell office:value-type="float" office:value="10" table:style-name="ce1">
            <text:p>10</text:p>
          </table:table-cell>
          <table:table-cell office:value-type="float" office:value="3.6" table:style-name="ce1">
            <text:p>3,6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2-26T00:00:00" table:style-name="ce2">
            <text:p>26.02.2022</text:p>
          </table:table-cell>
          <table:table-cell table:number-columns-repeated="16374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wnie</text:p>
          </table:table-cell>
          <table:table-cell office:value-type="float" office:value="14" table:style-name="ce1">
            <text:p>14</text:p>
          </table:table-cell>
          <table:table-cell office:value-type="float" office:value="6.4" table:style-name="ce1">
            <text:p>6,4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18T00:00:00" table:style-name="ce2">
            <text:p>18.07.2018</text:p>
          </table:table-cell>
          <table:table-cell table:number-columns-repeated="16374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nrod</text:p>
          </table:table-cell>
          <table:table-cell office:value-type="float" office:value="9" table:style-name="ce1">
            <text:p>9</text:p>
          </table:table-cell>
          <table:table-cell office:value-type="float" office:value="1.7" table:style-name="ce1">
            <text:p>1,7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1-10T00:00:00" table:style-name="ce2">
            <text:p>10.11.2011</text:p>
          </table:table-cell>
          <table:table-cell table:number-columns-repeated="16374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atollo</text:p>
          </table:table-cell>
          <table:table-cell office:value-type="float" office:value="1" table:style-name="ce1">
            <text:p>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2-26T00:00:00" table:style-name="ce2">
            <text:p>26.12.2016</text:p>
          </table:table-cell>
          <table:table-cell table:number-columns-repeated="16374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</text:p>
          </table:table-cell>
          <table:table-cell office:value-type="float" office:value="0" table:style-name="ce1">
            <text:p>0</text:p>
          </table:table-cell>
          <table:table-cell office:value-type="float" office:value="3.9" table:style-name="ce1">
            <text:p>3,9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4-02T00:00:00" table:style-name="ce2">
            <text:p>02.04.2009</text:p>
          </table:table-cell>
          <table:table-cell table:number-columns-repeated="16374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ulma</text:p>
          </table:table-cell>
          <table:table-cell office:value-type="float" office:value="10" table:style-name="ce1">
            <text:p>10</text:p>
          </table:table-cell>
          <table:table-cell office:value-type="float" office:value="1.4" table:style-name="ce1">
            <text:p>1,4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26T00:00:00" table:style-name="ce2">
            <text:p>26.03.2015</text:p>
          </table:table-cell>
          <table:table-cell table:number-columns-repeated="16374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rtis</text:p>
          </table:table-cell>
          <table:table-cell office:value-type="float" office:value="9" table:style-name="ce1">
            <text:p>9</text:p>
          </table:table-cell>
          <table:table-cell office:value-type="float" office:value="0.5" table:style-name="ce1">
            <text:p>0,5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08T00:00:00" table:style-name="ce2">
            <text:p>08.10.2022</text:p>
          </table:table-cell>
          <table:table-cell table:number-columns-repeated="16374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aggie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0-25T00:00:00" table:style-name="ce2">
            <text:p>25.10.2015</text:p>
          </table:table-cell>
          <table:table-cell table:number-columns-repeated="16374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thi</text:p>
          </table:table-cell>
          <table:table-cell office:value-type="float" office:value="3" table:style-name="ce1">
            <text:p>3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24T00:00:00" table:style-name="ce2">
            <text:p>24.06.2022</text:p>
          </table:table-cell>
          <table:table-cell table:number-columns-repeated="16374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om</text:p>
          </table:table-cell>
          <table:table-cell office:value-type="float" office:value="11" table:style-name="ce1">
            <text:p>11</text:p>
          </table:table-cell>
          <table:table-cell office:value-type="float" office:value="6.8" table:style-name="ce1">
            <text:p>6,8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1-11T00:00:00" table:style-name="ce2">
            <text:p>11.11.2008</text:p>
          </table:table-cell>
          <table:table-cell table:number-columns-repeated="16374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lix</text:p>
          </table:table-cell>
          <table:table-cell office:value-type="float" office:value="5" table:style-name="ce1">
            <text:p>5</text:p>
          </table:table-cell>
          <table:table-cell office:value-type="float" office:value="0.6" table:style-name="ce1">
            <text:p>0,6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9-02T00:00:00" table:style-name="ce2">
            <text:p>02.09.2021</text:p>
          </table:table-cell>
          <table:table-cell table:number-columns-repeated="16374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onzales</text:p>
          </table:table-cell>
          <table:table-cell office:value-type="float" office:value="0" table:style-name="ce1">
            <text:p>0</text:p>
          </table:table-cell>
          <table:table-cell office:value-type="float" office:value="1.7" table:style-name="ce1">
            <text:p>1,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1-25T00:00:00" table:style-name="ce2">
            <text:p>25.11.2019</text:p>
          </table:table-cell>
          <table:table-cell table:number-columns-repeated="16374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olfy</text:p>
          </table:table-cell>
          <table:table-cell office:value-type="float" office:value="16" table:style-name="ce1">
            <text:p>16</text:p>
          </table:table-cell>
          <table:table-cell office:value-type="float" office:value="3.6" table:style-name="ce1">
            <text:p>3,6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09T00:00:00" table:style-name="ce2">
            <text:p>09.06.2022</text:p>
          </table:table-cell>
          <table:table-cell table:number-columns-repeated="16374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bby</text:p>
          </table:table-cell>
          <table:table-cell office:value-type="float" office:value="15" table:style-name="ce1">
            <text:p>1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10-02T00:00:00" table:style-name="ce2">
            <text:p>02.10.2012</text:p>
          </table:table-cell>
          <table:table-cell table:number-columns-repeated="16374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xane</text:p>
          </table:table-cell>
          <table:table-cell office:value-type="float" office:value="8" table:style-name="ce1">
            <text:p>8</text:p>
          </table:table-cell>
          <table:table-cell office:value-type="float" office:value="0.2" table:style-name="ce1">
            <text:p>0,2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1-18T00:00:00" table:style-name="ce2">
            <text:p>18.11.2022</text:p>
          </table:table-cell>
          <table:table-cell table:number-columns-repeated="16374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fford</text:p>
          </table:table-cell>
          <table:table-cell office:value-type="float" office:value="13" table:style-name="ce1">
            <text:p>13</text:p>
          </table:table-cell>
          <table:table-cell office:value-type="float" office:value="1.6" table:style-name="ce1">
            <text:p>1,6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3-17T00:00:00" table:style-name="ce2">
            <text:p>17.03.2020</text:p>
          </table:table-cell>
          <table:table-cell table:number-columns-repeated="16374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y</text:p>
          </table:table-cell>
          <table:table-cell office:value-type="float" office:value="16" table:style-name="ce1">
            <text:p>16</text:p>
          </table:table-cell>
          <table:table-cell office:value-type="float" office:value="0.8" table:style-name="ce1">
            <text:p>0,8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03T00:00:00" table:style-name="ce2">
            <text:p>03.07.2022</text:p>
          </table:table-cell>
          <table:table-cell table:number-columns-repeated="16374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stram</text:p>
          </table:table-cell>
          <table:table-cell office:value-type="float" office:value="16" table:style-name="ce1">
            <text:p>16</text:p>
          </table:table-cell>
          <table:table-cell office:value-type="float" office:value="1.9" table:style-name="ce1">
            <text:p>1,9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25T00:00:00" table:style-name="ce2">
            <text:p>25.01.2009</text:p>
          </table:table-cell>
          <table:table-cell table:number-columns-repeated="16374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rystal</text:p>
          </table:table-cell>
          <table:table-cell office:value-type="float" office:value="4" table:style-name="ce1">
            <text:p>4</text:p>
          </table:table-cell>
          <table:table-cell office:value-type="float" office:value="4.7" table:style-name="ce1">
            <text:p>4,7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7-22T00:00:00" table:style-name="ce2">
            <text:p>22.07.2016</text:p>
          </table:table-cell>
          <table:table-cell table:number-columns-repeated="16374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chart</text:p>
          </table:table-cell>
          <table:table-cell office:value-type="float" office:value="7" table:style-name="ce1">
            <text:p>7</text:p>
          </table:table-cell>
          <table:table-cell office:value-type="float" office:value="6.4" table:style-name="ce1">
            <text:p>6,4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6-22T00:00:00" table:style-name="ce2">
            <text:p>22.06.2017</text:p>
          </table:table-cell>
          <table:table-cell table:number-columns-repeated="16374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sparo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1-09T00:00:00" table:style-name="ce2">
            <text:p>09.11.2008</text:p>
          </table:table-cell>
          <table:table-cell table:number-columns-repeated="16374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urt</text:p>
          </table:table-cell>
          <table:table-cell office:value-type="float" office:value="12" table:style-name="ce1">
            <text:p>12</text:p>
          </table:table-cell>
          <table:table-cell office:value-type="float" office:value="2.7" table:style-name="ce1">
            <text:p>2,7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5-18T00:00:00" table:style-name="ce2">
            <text:p>18.05.2020</text:p>
          </table:table-cell>
          <table:table-cell table:number-columns-repeated="16374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e</text:p>
          </table:table-cell>
          <table:table-cell office:value-type="float" office:value="10" table:style-name="ce1">
            <text:p>10</text:p>
          </table:table-cell>
          <table:table-cell office:value-type="float" office:value="5.3" table:style-name="ce1">
            <text:p>5,3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0-29T00:00:00" table:style-name="ce2">
            <text:p>29.10.2009</text:p>
          </table:table-cell>
          <table:table-cell table:number-columns-repeated="16374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ee</text:p>
          </table:table-cell>
          <table:table-cell office:value-type="float" office:value="13" table:style-name="ce1">
            <text:p>13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0T00:00:00" table:style-name="ce2">
            <text:p>10.12.2009</text:p>
          </table:table-cell>
          <table:table-cell table:number-columns-repeated="16374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hody</text:p>
          </table:table-cell>
          <table:table-cell office:value-type="float" office:value="18" table:style-name="ce1">
            <text:p>18</text:p>
          </table:table-cell>
          <table:table-cell office:value-type="float" office:value="0.2" table:style-name="ce1">
            <text:p>0,2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2T00:00:00" table:style-name="ce2">
            <text:p>12.12.2009</text:p>
          </table:table-cell>
          <table:table-cell table:number-columns-repeated="16374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e</text:p>
          </table:table-cell>
          <table:table-cell office:value-type="float" office:value="11" table:style-name="ce1">
            <text:p>11</text:p>
          </table:table-cell>
          <table:table-cell office:value-type="float" office:value="3.9" table:style-name="ce1">
            <text:p>3,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7-07T00:00:00" table:style-name="ce2">
            <text:p>07.07.2015</text:p>
          </table:table-cell>
          <table:table-cell table:number-columns-repeated="16374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layne</text:p>
          </table:table-cell>
          <table:table-cell office:value-type="float" office:value="3" table:style-name="ce1">
            <text:p>3</text:p>
          </table:table-cell>
          <table:table-cell office:value-type="float" office:value="6.6" table:style-name="ce1">
            <text:p>6,6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6-08T00:00:00" table:style-name="ce2">
            <text:p>08.06.2018</text:p>
          </table:table-cell>
          <table:table-cell table:number-columns-repeated="16374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ston</text:p>
          </table:table-cell>
          <table:table-cell office:value-type="float" office:value="16" table:style-name="ce1">
            <text:p>16</text:p>
          </table:table-cell>
          <table:table-cell office:value-type="float" office:value="3.1" table:style-name="ce1">
            <text:p>3,1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23T00:00:00" table:style-name="ce2">
            <text:p>23.11.2016</text:p>
          </table:table-cell>
          <table:table-cell table:number-columns-repeated="16374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suelo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1-25T00:00:00" table:style-name="ce2">
            <text:p>25.11.2010</text:p>
          </table:table-cell>
          <table:table-cell table:number-columns-repeated="16374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yane</text:p>
          </table:table-cell>
          <table:table-cell office:value-type="float" office:value="12" table:style-name="ce1">
            <text:p>12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2-08T00:00:00" table:style-name="ce2">
            <text:p>08.02.2012</text:p>
          </table:table-cell>
          <table:table-cell table:number-columns-repeated="16374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lina</text:p>
          </table:table-cell>
          <table:table-cell office:value-type="float" office:value="15" table:style-name="ce1">
            <text:p>15</text:p>
          </table:table-cell>
          <table:table-cell office:value-type="float" office:value="2.6" table:style-name="ce1">
            <text:p>2,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9-25T00:00:00" table:style-name="ce2">
            <text:p>25.09.2017</text:p>
          </table:table-cell>
          <table:table-cell table:number-columns-repeated="16374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otsie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ynthea</text:p>
          </table:table-cell>
          <table:table-cell office:value-type="float" office:value="5" table:style-name="ce1">
            <text:p>5</text:p>
          </table:table-cell>
          <table:table-cell office:value-type="float" office:value="5.3" table:style-name="ce1">
            <text:p>5,3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27T00:00:00" table:style-name="ce2">
            <text:p>27.02.2017</text:p>
          </table:table-cell>
          <table:table-cell table:number-columns-repeated="16374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ylou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7-26T00:00:00" table:style-name="ce2">
            <text:p>26.07.2013</text:p>
          </table:table-cell>
          <table:table-cell table:number-columns-repeated="16374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urene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2-31T00:00:00" table:style-name="ce2">
            <text:p>31.12.2013</text:p>
          </table:table-cell>
          <table:table-cell table:number-columns-repeated="16374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eksandr</text:p>
          </table:table-cell>
          <table:table-cell office:value-type="float" office:value="6" table:style-name="ce1">
            <text:p>6</text:p>
          </table:table-cell>
          <table:table-cell office:value-type="float" office:value="0.7" table:style-name="ce1">
            <text:p>0,7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7-03T00:00:00" table:style-name="ce2">
            <text:p>03.07.2009</text:p>
          </table:table-cell>
          <table:table-cell table:number-columns-repeated="16374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etta</text:p>
          </table:table-cell>
          <table:table-cell office:value-type="float" office:value="6" table:style-name="ce1">
            <text:p>6</text:p>
          </table:table-cell>
          <table:table-cell office:value-type="float" office:value="2.8" table:style-name="ce1">
            <text:p>2,8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1-18T00:00:00" table:style-name="ce2">
            <text:p>18.01.2021</text:p>
          </table:table-cell>
          <table:table-cell table:number-columns-repeated="16374"/>
        </table:table-row>
        <table:table-row table:style-name="ro1">
          <table:table-cell office:value-type="float" office:value="915" table:style-name="ce1">
            <text:p>9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lburt</text:p>
          </table:table-cell>
          <table:table-cell office:value-type="float" office:value="10" table:style-name="ce1">
            <text:p>10</text:p>
          </table:table-cell>
          <table:table-cell office:value-type="float" office:value="3.4" table:style-name="ce1">
            <text:p>3,4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2-24T00:00:00" table:style-name="ce2">
            <text:p>24.12.2017</text:p>
          </table:table-cell>
          <table:table-cell table:number-columns-repeated="16374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ggy</text:p>
          </table:table-cell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2-30T00:00:00" table:style-name="ce2">
            <text:p>30.12.2013</text:p>
          </table:table-cell>
          <table:table-cell table:number-columns-repeated="16374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wen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,5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2-25T00:00:00" table:style-name="ce2">
            <text:p>25.02.2018</text:p>
          </table:table-cell>
          <table:table-cell table:number-columns-repeated="16374"/>
        </table:table-row>
        <table:table-row table:style-name="ro1">
          <table:table-cell office:value-type="float" office:value="918" table:style-name="ce1">
            <text:p>9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rtrand</text:p>
          </table:table-cell>
          <table:table-cell office:value-type="float" office:value="17" table:style-name="ce1">
            <text:p>1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8-16T00:00:00" table:style-name="ce2">
            <text:p>16.08.2023</text:p>
          </table:table-cell>
          <table:table-cell table:number-columns-repeated="16374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ennen</text:p>
          </table:table-cell>
          <table:table-cell office:value-type="float" office:value="9" table:style-name="ce1">
            <text:p>9</text:p>
          </table:table-cell>
          <table:table-cell office:value-type="float" office:value="5.6" table:style-name="ce1">
            <text:p>5,6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2-11T00:00:00" table:style-name="ce2">
            <text:p>11.02.2020</text:p>
          </table:table-cell>
          <table:table-cell table:number-columns-repeated="16374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ughton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2-01T00:00:00" table:style-name="ce2">
            <text:p>01.02.2019</text:p>
          </table:table-cell>
          <table:table-cell table:number-columns-repeated="16374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thia</text:p>
          </table:table-cell>
          <table:table-cell office:value-type="float" office:value="0" table:style-name="ce1">
            <text:p>0</text:p>
          </table:table-cell>
          <table:table-cell office:value-type="float" office:value="3.6" table:style-name="ce1">
            <text:p>3,6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1-30T00:00:00" table:style-name="ce2">
            <text:p>30.01.2013</text:p>
          </table:table-cell>
          <table:table-cell table:number-columns-repeated="16374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ldwell</text:p>
          </table:table-cell>
          <table:table-cell office:value-type="float" office:value="16" table:style-name="ce1">
            <text:p>16</text:p>
          </table:table-cell>
          <table:table-cell office:value-type="float" office:value="6.3" table:style-name="ce1">
            <text:p>6,3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10T00:00:00" table:style-name="ce2">
            <text:p>10.09.2012</text:p>
          </table:table-cell>
          <table:table-cell table:number-columns-repeated="16374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di</text:p>
          </table:table-cell>
          <table:table-cell office:value-type="float" office:value="13" table:style-name="ce1">
            <text:p>13</text:p>
          </table:table-cell>
          <table:table-cell office:value-type="float" office:value="5.8" table:style-name="ce1">
            <text:p>5,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3-11T00:00:00" table:style-name="ce2">
            <text:p>11.03.2015</text:p>
          </table:table-cell>
          <table:table-cell table:number-columns-repeated="16374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linda</text:p>
          </table:table-cell>
          <table:table-cell office:value-type="float" office:value="9" table:style-name="ce1">
            <text:p>9</text:p>
          </table:table-cell>
          <table:table-cell office:value-type="float" office:value="5.7" table:style-name="ce1">
            <text:p>5,7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3-10T00:00:00" table:style-name="ce2">
            <text:p>10.03.2013</text:p>
          </table:table-cell>
          <table:table-cell table:number-columns-repeated="16374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rgess</text:p>
          </table:table-cell>
          <table:table-cell office:value-type="float" office:value="2" table:style-name="ce1">
            <text:p>2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2-07T00:00:00" table:style-name="ce2">
            <text:p>07.12.2015</text:p>
          </table:table-cell>
          <table:table-cell table:number-columns-repeated="16374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zak</text:p>
          </table:table-cell>
          <table:table-cell office:value-type="float" office:value="13" table:style-name="ce1">
            <text:p>13</text:p>
          </table:table-cell>
          <table:table-cell office:value-type="float" office:value="5.7" table:style-name="ce1">
            <text:p>5,7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2-24T00:00:00" table:style-name="ce2">
            <text:p>24.02.2013</text:p>
          </table:table-cell>
          <table:table-cell table:number-columns-repeated="16374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vine</text:p>
          </table:table-cell>
          <table:table-cell office:value-type="float" office:value="14" table:style-name="ce1">
            <text:p>14</text:p>
          </table:table-cell>
          <table:table-cell office:value-type="float" office:value="2.4" table:style-name="ce1">
            <text:p>2,4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0T00:00:00" table:style-name="ce2">
            <text:p>20.01.2023</text:p>
          </table:table-cell>
          <table:table-cell table:number-columns-repeated="16374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useppe</text:p>
          </table:table-cell>
          <table:table-cell office:value-type="float" office:value="18" table:style-name="ce1">
            <text:p>18</text:p>
          </table:table-cell>
          <table:table-cell office:value-type="float" office:value="5.8" table:style-name="ce1">
            <text:p>5,8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18T00:00:00" table:style-name="ce2">
            <text:p>18.09.2012</text:p>
          </table:table-cell>
          <table:table-cell table:number-columns-repeated="16374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vin</text:p>
          </table:table-cell>
          <table:table-cell office:value-type="float" office:value="0" table:style-name="ce1">
            <text:p>0</text:p>
          </table:table-cell>
          <table:table-cell office:value-type="float" office:value="3.3" table:style-name="ce1">
            <text:p>3,3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21T00:00:00" table:style-name="ce2">
            <text:p>21.09.2012</text:p>
          </table:table-cell>
          <table:table-cell table:number-columns-repeated="16374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eddy</text:p>
          </table:table-cell>
          <table:table-cell office:value-type="float" office:value="2" table:style-name="ce1">
            <text:p>2</text:p>
          </table:table-cell>
          <table:table-cell office:value-type="float" office:value="4.3" table:style-name="ce1">
            <text:p>4,3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6-29T00:00:00" table:style-name="ce2">
            <text:p>29.06.2020</text:p>
          </table:table-cell>
          <table:table-cell table:number-columns-repeated="16374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elle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08T00:00:00" table:style-name="ce2">
            <text:p>08.10.2011</text:p>
          </table:table-cell>
          <table:table-cell table:number-columns-repeated="16374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nyette</text:p>
          </table:table-cell>
          <table:table-cell office:value-type="float" office:value="10" table:style-name="ce1">
            <text:p>10</text:p>
          </table:table-cell>
          <table:table-cell office:value-type="float" office:value="6.7" table:style-name="ce1">
            <text:p>6,7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4T00:00:00" table:style-name="ce2">
            <text:p>24.10.2014</text:p>
          </table:table-cell>
          <table:table-cell table:number-columns-repeated="16374"/>
        </table:table-row>
        <table:table-row table:style-name="ro1">
          <table:table-cell office:value-type="float" office:value="933" table:style-name="ce1">
            <text:p>9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neta</text:p>
          </table:table-cell>
          <table:table-cell office:value-type="float" office:value="8" table:style-name="ce1">
            <text:p>8</text:p>
          </table:table-cell>
          <table:table-cell office:value-type="float" office:value="4.7" table:style-name="ce1">
            <text:p>4,7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1-07T00:00:00" table:style-name="ce2">
            <text:p>07.01.2021</text:p>
          </table:table-cell>
          <table:table-cell table:number-columns-repeated="16374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cca</text:p>
          </table:table-cell>
          <table:table-cell office:value-type="float" office:value="8" table:style-name="ce1">
            <text:p>8</text:p>
          </table:table-cell>
          <table:table-cell office:value-type="float" office:value="5.2" table:style-name="ce1">
            <text:p>5,2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5-20T00:00:00" table:style-name="ce2">
            <text:p>20.05.2009</text:p>
          </table:table-cell>
          <table:table-cell table:number-columns-repeated="16374"/>
        </table:table-row>
        <table:table-row table:style-name="ro1">
          <table:table-cell office:value-type="float" office:value="935" table:style-name="ce1">
            <text:p>9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niren</text:p>
          </table:table-cell>
          <table:table-cell office:value-type="float" office:value="9" table:style-name="ce1">
            <text:p>9</text:p>
          </table:table-cell>
          <table:table-cell office:value-type="float" office:value="6.4" table:style-name="ce1">
            <text:p>6,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14T00:00:00" table:style-name="ce2">
            <text:p>14.09.2023</text:p>
          </table:table-cell>
          <table:table-cell table:number-columns-repeated="16374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ylee</text:p>
          </table:table-cell>
          <table:table-cell office:value-type="float" office:value="13" table:style-name="ce1">
            <text:p>13</text:p>
          </table:table-cell>
          <table:table-cell office:value-type="float" office:value="0.4" table:style-name="ce1">
            <text:p>0,4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2-04T00:00:00" table:style-name="ce2">
            <text:p>04.12.2014</text:p>
          </table:table-cell>
          <table:table-cell table:number-columns-repeated="16374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penser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2-06T00:00:00" table:style-name="ce2">
            <text:p>06.12.2019</text:p>
          </table:table-cell>
          <table:table-cell table:number-columns-repeated="16374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ipp</text:p>
          </table:table-cell>
          <table:table-cell office:value-type="float" office:value="9" table:style-name="ce1">
            <text:p>9</text:p>
          </table:table-cell>
          <table:table-cell office:value-type="float" office:value="6.1" table:style-name="ce1">
            <text:p>6,1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05T00:00:00" table:style-name="ce2">
            <text:p>05.07.2021</text:p>
          </table:table-cell>
          <table:table-cell table:number-columns-repeated="16374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ers</text:p>
          </table:table-cell>
          <table:table-cell office:value-type="float" office:value="4" table:style-name="ce1">
            <text:p>4</text:p>
          </table:table-cell>
          <table:table-cell office:value-type="float" office:value="2.4" table:style-name="ce1">
            <text:p>2,4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3-09T00:00:00" table:style-name="ce2">
            <text:p>09.03.2021</text:p>
          </table:table-cell>
          <table:table-cell table:number-columns-repeated="16374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illy</text:p>
          </table:table-cell>
          <table:table-cell office:value-type="float" office:value="11" table:style-name="ce1">
            <text:p>11</text:p>
          </table:table-cell>
          <table:table-cell office:value-type="float" office:value="5.7" table:style-name="ce1">
            <text:p>5,7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6-19T00:00:00" table:style-name="ce2">
            <text:p>19.06.2015</text:p>
          </table:table-cell>
          <table:table-cell table:number-columns-repeated="16374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iza</text:p>
          </table:table-cell>
          <table:table-cell office:value-type="float" office:value="16" table:style-name="ce1">
            <text:p>16</text:p>
          </table:table-cell>
          <table:table-cell office:value-type="float" office:value="2.1" table:style-name="ce1">
            <text:p>2,1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12-04T00:00:00" table:style-name="ce2">
            <text:p>04.12.2018</text:p>
          </table:table-cell>
          <table:table-cell table:number-columns-repeated="16374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anny</text:p>
          </table:table-cell>
          <table:table-cell office:value-type="float" office:value="14" table:style-name="ce1">
            <text:p>14</text:p>
          </table:table-cell>
          <table:table-cell office:value-type="float" office:value="0.5" table:style-name="ce1">
            <text:p>0,5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orisa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,3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3-05T00:00:00" table:style-name="ce2">
            <text:p>05.03.2023</text:p>
          </table:table-cell>
          <table:table-cell table:number-columns-repeated="16374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e</text:p>
          </table:table-cell>
          <table:table-cell office:value-type="float" office:value="10" table:style-name="ce1">
            <text:p>10</text:p>
          </table:table-cell>
          <table:table-cell office:value-type="float" office:value="6.5" table:style-name="ce1">
            <text:p>6,5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2-07T00:00:00" table:style-name="ce2">
            <text:p>07.02.2013</text:p>
          </table:table-cell>
          <table:table-cell table:number-columns-repeated="16374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illi</text:p>
          </table:table-cell>
          <table:table-cell office:value-type="float" office:value="3" table:style-name="ce1">
            <text:p>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5-18T00:00:00" table:style-name="ce2">
            <text:p>18.05.2010</text:p>
          </table:table-cell>
          <table:table-cell table:number-columns-repeated="16374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ie</text:p>
          </table:table-cell>
          <table:table-cell office:value-type="float" office:value="16" table:style-name="ce1">
            <text:p>16</text:p>
          </table:table-cell>
          <table:table-cell office:value-type="float" office:value="2.7" table:style-name="ce1">
            <text:p>2,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15T00:00:00" table:style-name="ce2">
            <text:p>15.06.2022</text:p>
          </table:table-cell>
          <table:table-cell table:number-columns-repeated="16374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trizia</text:p>
          </table:table-cell>
          <table:table-cell office:value-type="float" office:value="2" table:style-name="ce1">
            <text:p>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1-14T00:00:00" table:style-name="ce2">
            <text:p>14.11.2009</text:p>
          </table:table-cell>
          <table:table-cell table:number-columns-repeated="16374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ristofer</text:p>
          </table:table-cell>
          <table:table-cell office:value-type="float" office:value="2" table:style-name="ce1">
            <text:p>2</text:p>
          </table:table-cell>
          <table:table-cell office:value-type="float" office:value="0.8" table:style-name="ce1">
            <text:p>0,8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1-12T00:00:00" table:style-name="ce2">
            <text:p>12.01.2012</text:p>
          </table:table-cell>
          <table:table-cell table:number-columns-repeated="16374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onanie</text:p>
          </table:table-cell>
          <table:table-cell office:value-type="float" office:value="6" table:style-name="ce1">
            <text:p>6</text:p>
          </table:table-cell>
          <table:table-cell office:value-type="float" office:value="6.3" table:style-name="ce1">
            <text:p>6,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4-07T00:00:00" table:style-name="ce2">
            <text:p>07.04.2010</text:p>
          </table:table-cell>
          <table:table-cell table:number-columns-repeated="16374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orgy</text:p>
          </table:table-cell>
          <table:table-cell office:value-type="float" office:value="11" table:style-name="ce1">
            <text:p>11</text:p>
          </table:table-cell>
          <table:table-cell office:value-type="float" office:value="6.7" table:style-name="ce1">
            <text:p>6,7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29T00:00:00" table:style-name="ce2">
            <text:p>29.10.2022</text:p>
          </table:table-cell>
          <table:table-cell table:number-columns-repeated="16374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loette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,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21T00:00:00" table:style-name="ce2">
            <text:p>21.04.2011</text:p>
          </table:table-cell>
          <table:table-cell table:number-columns-repeated="16374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ances</text:p>
          </table:table-cell>
          <table:table-cell office:value-type="float" office:value="11" table:style-name="ce1">
            <text:p>11</text:p>
          </table:table-cell>
          <table:table-cell office:value-type="float" office:value="1.2" table:style-name="ce1">
            <text:p>1,2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2-21T00:00:00" table:style-name="ce2">
            <text:p>21.02.2014</text:p>
          </table:table-cell>
          <table:table-cell table:number-columns-repeated="16374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inold</text:p>
          </table:table-cell>
          <table:table-cell office:value-type="float" office:value="13" table:style-name="ce1">
            <text:p>13</text:p>
          </table:table-cell>
          <table:table-cell office:value-type="float" office:value="4.7" table:style-name="ce1">
            <text:p>4,7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7T00:00:00" table:style-name="ce2">
            <text:p>27.07.2021</text:p>
          </table:table-cell>
          <table:table-cell table:number-columns-repeated="16374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tzgerald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,2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0-29T00:00:00" table:style-name="ce2">
            <text:p>29.10.2017</text:p>
          </table:table-cell>
          <table:table-cell table:number-columns-repeated="16374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ovis</text:p>
          </table:table-cell>
          <table:table-cell office:value-type="float" office:value="18" table:style-name="ce1">
            <text:p>18</text:p>
          </table:table-cell>
          <table:table-cell office:value-type="float" office:value="2.5" table:style-name="ce1">
            <text:p>2,5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1-23T00:00:00" table:style-name="ce2">
            <text:p>23.01.2011</text:p>
          </table:table-cell>
          <table:table-cell table:number-columns-repeated="16374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si</text:p>
          </table:table-cell>
          <table:table-cell office:value-type="float" office:value="8" table:style-name="ce1">
            <text:p>8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6-22T00:00:00" table:style-name="ce2">
            <text:p>22.06.2014</text:p>
          </table:table-cell>
          <table:table-cell table:number-columns-repeated="16374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eba</text:p>
          </table:table-cell>
          <table:table-cell office:value-type="float" office:value="17" table:style-name="ce1">
            <text:p>17</text:p>
          </table:table-cell>
          <table:table-cell office:value-type="float" office:value="0.6" table:style-name="ce1">
            <text:p>0,6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1-29T00:00:00" table:style-name="ce2">
            <text:p>29.11.2017</text:p>
          </table:table-cell>
          <table:table-cell table:number-columns-repeated="16374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urlene</text:p>
          </table:table-cell>
          <table:table-cell office:value-type="float" office:value="1" table:style-name="ce1">
            <text:p>1</text:p>
          </table:table-cell>
          <table:table-cell office:value-type="float" office:value="1.3" table:style-name="ce1">
            <text:p>1,3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9-24T00:00:00" table:style-name="ce2">
            <text:p>24.09.2019</text:p>
          </table:table-cell>
          <table:table-cell table:number-columns-repeated="16374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ffy</text:p>
          </table:table-cell>
          <table:table-cell office:value-type="float" office:value="2" table:style-name="ce1">
            <text:p>2</text:p>
          </table:table-cell>
          <table:table-cell office:value-type="float" office:value="2.8" table:style-name="ce1">
            <text:p>2,8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26T00:00:00" table:style-name="ce2">
            <text:p>26.07.2021</text:p>
          </table:table-cell>
          <table:table-cell table:number-columns-repeated="16374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sra</text:p>
          </table:table-cell>
          <table:table-cell office:value-type="float" office:value="4" table:style-name="ce1">
            <text:p>4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12-28T00:00:00" table:style-name="ce2">
            <text:p>28.12.2023</text:p>
          </table:table-cell>
          <table:table-cell table:number-columns-repeated="16374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rusilla</text:p>
          </table:table-cell>
          <table:table-cell office:value-type="float" office:value="3" table:style-name="ce1">
            <text:p>3</text:p>
          </table:table-cell>
          <table:table-cell office:value-type="float" office:value="5.2" table:style-name="ce1">
            <text:p>5,2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14T00:00:00" table:style-name="ce2">
            <text:p>14.10.2022</text:p>
          </table:table-cell>
          <table:table-cell table:number-columns-repeated="16374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derick</text:p>
          </table:table-cell>
          <table:table-cell office:value-type="float" office:value="14" table:style-name="ce1">
            <text:p>14</text:p>
          </table:table-cell>
          <table:table-cell office:value-type="float" office:value="5.6" table:style-name="ce1">
            <text:p>5,6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6-17T00:00:00" table:style-name="ce2">
            <text:p>17.06.2013</text:p>
          </table:table-cell>
          <table:table-cell table:number-columns-repeated="16374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ri</text:p>
          </table:table-cell>
          <table:table-cell office:value-type="float" office:value="15" table:style-name="ce1">
            <text:p>15</text:p>
          </table:table-cell>
          <table:table-cell office:value-type="float" office:value="2.7" table:style-name="ce1">
            <text:p>2,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1-14T00:00:00" table:style-name="ce2">
            <text:p>14.11.2014</text:p>
          </table:table-cell>
          <table:table-cell table:number-columns-repeated="16374"/>
        </table:table-row>
        <table:table-row table:style-name="ro1">
          <table:table-cell office:value-type="float" office:value="964" table:style-name="ce1">
            <text:p>9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ce</text:p>
          </table:table-cell>
          <table:table-cell office:value-type="float" office:value="9" table:style-name="ce1">
            <text:p>9</text:p>
          </table:table-cell>
          <table:table-cell office:value-type="float" office:value="1.8" table:style-name="ce1">
            <text:p>1,8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965" table:style-name="ce1">
            <text:p>9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it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9-14T00:00:00" table:style-name="ce2">
            <text:p>14.09.2010</text:p>
          </table:table-cell>
          <table:table-cell table:number-columns-repeated="16374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rah</text:p>
          </table:table-cell>
          <table:table-cell office:value-type="float" office:value="3" table:style-name="ce1">
            <text:p>3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0-21T00:00:00" table:style-name="ce2">
            <text:p>21.10.2015</text:p>
          </table:table-cell>
          <table:table-cell table:number-columns-repeated="16374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triona</text:p>
          </table:table-cell>
          <table:table-cell office:value-type="float" office:value="16" table:style-name="ce1">
            <text:p>1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lly</text:p>
          </table:table-cell>
          <table:table-cell office:value-type="float" office:value="7" table:style-name="ce1">
            <text:p>7</text:p>
          </table:table-cell>
          <table:table-cell office:value-type="float" office:value="6.1" table:style-name="ce1">
            <text:p>6,1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relle</text:p>
          </table:table-cell>
          <table:table-cell office:value-type="float" office:value="8" table:style-name="ce1">
            <text:p>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ng</text:p>
          </table:table-cell>
          <table:table-cell office:value-type="float" office:value="12" table:style-name="ce1">
            <text:p>12</text:p>
          </table:table-cell>
          <table:table-cell office:value-type="float" office:value="0.7" table:style-name="ce1">
            <text:p>0,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rrill</text:p>
          </table:table-cell>
          <table:table-cell office:value-type="float" office:value="10" table:style-name="ce1">
            <text:p>10</text:p>
          </table:table-cell>
          <table:table-cell office:value-type="float" office:value="2.9" table:style-name="ce1">
            <text:p>2,9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cilio</text:p>
          </table:table-cell>
          <table:table-cell office:value-type="float" office:value="11" table:style-name="ce1">
            <text:p>11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5-06T00:00:00" table:style-name="ce2">
            <text:p>06.05.2017</text:p>
          </table:table-cell>
          <table:table-cell table:number-columns-repeated="16374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abella</text:p>
          </table:table-cell>
          <table:table-cell office:value-type="float" office:value="14" table:style-name="ce1">
            <text:p>14</text:p>
          </table:table-cell>
          <table:table-cell office:value-type="float" office:value="4" table:style-name="ce1">
            <text:p>4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14T00:00:00" table:style-name="ce2">
            <text:p>14.10.2011</text:p>
          </table:table-cell>
          <table:table-cell table:number-columns-repeated="16374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by</text:p>
          </table:table-cell>
          <table:table-cell office:value-type="float" office:value="3" table:style-name="ce1">
            <text:p>3</text:p>
          </table:table-cell>
          <table:table-cell office:value-type="float" office:value="1.9" table:style-name="ce1">
            <text:p>1,9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5-11T00:00:00" table:style-name="ce2">
            <text:p>11.05.2017</text:p>
          </table:table-cell>
          <table:table-cell table:number-columns-repeated="16374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ld</text:p>
          </table:table-cell>
          <table:table-cell office:value-type="float" office:value="18" table:style-name="ce1">
            <text:p>18</text:p>
          </table:table-cell>
          <table:table-cell office:value-type="float" office:value="2.1" table:style-name="ce1">
            <text:p>2,1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9-20T00:00:00" table:style-name="ce2">
            <text:p>20.09.2015</text:p>
          </table:table-cell>
          <table:table-cell table:number-columns-repeated="16374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ian</text:p>
          </table:table-cell>
          <table:table-cell office:value-type="float" office:value="18" table:style-name="ce1">
            <text:p>18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2-09T00:00:00" table:style-name="ce2">
            <text:p>09.02.2017</text:p>
          </table:table-cell>
          <table:table-cell table:number-columns-repeated="16374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y</text:p>
          </table:table-cell>
          <table:table-cell office:value-type="float" office:value="10" table:style-name="ce1">
            <text:p>10</text:p>
          </table:table-cell>
          <table:table-cell office:value-type="float" office:value="3.9" table:style-name="ce1">
            <text:p>3,9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rganica</text:p>
          </table:table-cell>
          <table:table-cell office:value-type="float" office:value="17" table:style-name="ce1">
            <text:p>17</text:p>
          </table:table-cell>
          <table:table-cell office:value-type="float" office:value="6.6" table:style-name="ce1">
            <text:p>6,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5-16T00:00:00" table:style-name="ce2">
            <text:p>16.05.2019</text:p>
          </table:table-cell>
          <table:table-cell table:number-columns-repeated="16374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yce</text:p>
          </table:table-cell>
          <table:table-cell office:value-type="float" office:value="7" table:style-name="ce1">
            <text:p>7</text:p>
          </table:table-cell>
          <table:table-cell office:value-type="float" office:value="4.8" table:style-name="ce1">
            <text:p>4,8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03T00:00:00" table:style-name="ce2">
            <text:p>03.02.2018</text:p>
          </table:table-cell>
          <table:table-cell table:number-columns-repeated="16374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naby</text:p>
          </table:table-cell>
          <table:table-cell office:value-type="float" office:value="5" table:style-name="ce1">
            <text:p>5</text:p>
          </table:table-cell>
          <table:table-cell office:value-type="float" office:value="3.9" table:style-name="ce1">
            <text:p>3,9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3-20T00:00:00" table:style-name="ce2">
            <text:p>20.03.2013</text:p>
          </table:table-cell>
          <table:table-cell table:number-columns-repeated="16374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menic</text:p>
          </table:table-cell>
          <table:table-cell office:value-type="float" office:value="10" table:style-name="ce1">
            <text:p>10</text:p>
          </table:table-cell>
          <table:table-cell office:value-type="float" office:value="3.9" table:style-name="ce1">
            <text:p>3,9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indy</text:p>
          </table:table-cell>
          <table:table-cell office:value-type="float" office:value="2" table:style-name="ce1">
            <text:p>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2T00:00:00" table:style-name="ce2">
            <text:p>12.11.2015</text:p>
          </table:table-cell>
          <table:table-cell table:number-columns-repeated="16374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lando</text:p>
          </table:table-cell>
          <table:table-cell office:value-type="float" office:value="10" table:style-name="ce1">
            <text:p>10</text:p>
          </table:table-cell>
          <table:table-cell office:value-type="float" office:value="2.4" table:style-name="ce1">
            <text:p>2,4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3-30T00:00:00" table:style-name="ce2">
            <text:p>30.03.2016</text:p>
          </table:table-cell>
          <table:table-cell table:number-columns-repeated="16374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ardley</text:p>
          </table:table-cell>
          <table:table-cell office:value-type="float" office:value="3" table:style-name="ce1">
            <text:p>3</text:p>
          </table:table-cell>
          <table:table-cell office:value-type="float" office:value="4.3" table:style-name="ce1">
            <text:p>4,3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0T00:00:00" table:style-name="ce2">
            <text:p>20.12.2019</text:p>
          </table:table-cell>
          <table:table-cell table:number-columns-repeated="16374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ressa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ria</text:p>
          </table:table-cell>
          <table:table-cell office:value-type="float" office:value="15" table:style-name="ce1">
            <text:p>15</text:p>
          </table:table-cell>
          <table:table-cell office:value-type="float" office:value="1.7" table:style-name="ce1">
            <text:p>1,7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rugi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xanne</text:p>
          </table:table-cell>
          <table:table-cell office:value-type="float" office:value="15" table:style-name="ce1">
            <text:p>15</text:p>
          </table:table-cell>
          <table:table-cell office:value-type="float" office:value="5.7" table:style-name="ce1">
            <text:p>5,7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wendolyn</text:p>
          </table:table-cell>
          <table:table-cell office:value-type="float" office:value="18" table:style-name="ce1">
            <text:p>18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em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vy</text:p>
          </table:table-cell>
          <table:table-cell office:value-type="float" office:value="1" table:style-name="ce1">
            <text:p>1</text:p>
          </table:table-cell>
          <table:table-cell office:value-type="float" office:value="0.6" table:style-name="ce1">
            <text:p>0,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992" table:style-name="ce1">
            <text:p>99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uciano</text:p>
          </table:table-cell>
          <table:table-cell office:value-type="float" office:value="10" table:style-name="ce1">
            <text:p>10</text:p>
          </table:table-cell>
          <table:table-cell office:value-type="float" office:value="3.6" table:style-name="ce1">
            <text:p>3,6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4-28T00:00:00" table:style-name="ce2">
            <text:p>28.04.2015</text:p>
          </table:table-cell>
          <table:table-cell table:number-columns-repeated="16374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nd</text:p>
          </table:table-cell>
          <table:table-cell office:value-type="float" office:value="0" table:style-name="ce1">
            <text:p>0</text:p>
          </table:table-cell>
          <table:table-cell office:value-type="float" office:value="5.4" table:style-name="ce1">
            <text:p>5,4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9-05T00:00:00" table:style-name="ce2">
            <text:p>05.09.2011</text:p>
          </table:table-cell>
          <table:table-cell table:number-columns-repeated="16374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ellyn</text:p>
          </table:table-cell>
          <table:table-cell office:value-type="float" office:value="9" table:style-name="ce1">
            <text:p>9</text:p>
          </table:table-cell>
          <table:table-cell office:value-type="float" office:value="6.8" table:style-name="ce1">
            <text:p>6,8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hedra</text:p>
          </table:table-cell>
          <table:table-cell office:value-type="float" office:value="14" table:style-name="ce1">
            <text:p>14</text:p>
          </table:table-cell>
          <table:table-cell office:value-type="float" office:value="3.7" table:style-name="ce1">
            <text:p>3,7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9-20T00:00:00" table:style-name="ce2">
            <text:p>20.09.2013</text:p>
          </table:table-cell>
          <table:table-cell table:number-columns-repeated="16374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via</text:p>
          </table:table-cell>
          <table:table-cell office:value-type="float" office:value="7" table:style-name="ce1">
            <text:p>7</text:p>
          </table:table-cell>
          <table:table-cell office:value-type="float" office:value="2.7" table:style-name="ce1">
            <text:p>2,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6-24T00:00:00" table:style-name="ce2">
            <text:p>24.06.2011</text:p>
          </table:table-cell>
          <table:table-cell table:number-columns-repeated="16374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lise</text:p>
          </table:table-cell>
          <table:table-cell office:value-type="float" office:value="4" table:style-name="ce1">
            <text:p>4</text:p>
          </table:table-cell>
          <table:table-cell office:value-type="float" office:value="5.7" table:style-name="ce1">
            <text:p>5,7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8-12T00:00:00" table:style-name="ce2">
            <text:p>12.08.2012</text:p>
          </table:table-cell>
          <table:table-cell table:number-columns-repeated="16374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da</text:p>
          </table:table-cell>
          <table:table-cell office:value-type="float" office:value="7" table:style-name="ce1">
            <text:p>7</text:p>
          </table:table-cell>
          <table:table-cell office:value-type="float" office:value="4.7" table:style-name="ce1">
            <text:p>4,7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9-24T00:00:00" table:style-name="ce2">
            <text:p>24.09.2013</text:p>
          </table:table-cell>
          <table:table-cell table:number-columns-repeated="16374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relle</text:p>
          </table:table-cell>
          <table:table-cell office:value-type="float" office:value="4" table:style-name="ce1">
            <text:p>4</text:p>
          </table:table-cell>
          <table:table-cell office:value-type="float" office:value="5.8" table:style-name="ce1">
            <text:p>5,8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9-24T00:00:00" table:style-name="ce2">
            <text:p>24.09.2015</text:p>
          </table:table-cell>
          <table:table-cell table:number-columns-repeated="16374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le</text:p>
          </table:table-cell>
          <table:table-cell office:value-type="float" office:value="4" table:style-name="ce1">
            <text:p>4</text:p>
          </table:table-cell>
          <table:table-cell office:value-type="float" office:value="5.7" table:style-name="ce1">
            <text:p>5,7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1-29T00:00:00" table:style-name="ce2">
            <text:p>29.11.2013</text:p>
          </table:table-cell>
          <table:table-cell table:number-columns-repeated="16374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armid</text:p>
          </table:table-cell>
          <table:table-cell office:value-type="float" office:value="14" table:style-name="ce1">
            <text:p>14</text:p>
          </table:table-cell>
          <table:table-cell office:value-type="float" office:value="5.6" table:style-name="ce1">
            <text:p>5,6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8-01T00:00:00" table:style-name="ce2">
            <text:p>01.08.2020</text:p>
          </table:table-cell>
          <table:table-cell table:number-columns-repeated="16374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ettle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1-12T00:00:00" table:style-name="ce2">
            <text:p>12.11.2010</text:p>
          </table:table-cell>
          <table:table-cell table:number-columns-repeated="16374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irlene</text:p>
          </table:table-cell>
          <table:table-cell office:value-type="float" office:value="9" table:style-name="ce1">
            <text:p>9</text:p>
          </table:table-cell>
          <table:table-cell office:value-type="float" office:value="4.5" table:style-name="ce1">
            <text:p>4,5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10-26T00:00:00" table:style-name="ce2">
            <text:p>26.10.2021</text:p>
          </table:table-cell>
          <table:table-cell table:number-columns-repeated="16374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urtney</text:p>
          </table:table-cell>
          <table:table-cell office:value-type="float" office:value="16" table:style-name="ce1">
            <text:p>16</text:p>
          </table:table-cell>
          <table:table-cell office:value-type="float" office:value="5.7" table:style-name="ce1">
            <text:p>5,7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8-14T00:00:00" table:style-name="ce2">
            <text:p>14.08.2010</text:p>
          </table:table-cell>
          <table:table-cell table:number-columns-repeated="16374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za</text:p>
          </table:table-cell>
          <table:table-cell office:value-type="float" office:value="1" table:style-name="ce1">
            <text:p>1</text:p>
          </table:table-cell>
          <table:table-cell office:value-type="float" office:value="5.8" table:style-name="ce1">
            <text:p>5,8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1-10T00:00:00" table:style-name="ce2">
            <text:p>10.01.2013</text:p>
          </table:table-cell>
          <table:table-cell table:number-columns-repeated="16374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lle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5-28T00:00:00" table:style-name="ce2">
            <text:p>28.05.2016</text:p>
          </table:table-cell>
          <table:table-cell table:number-columns-repeated="16374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briellia</text:p>
          </table:table-cell>
          <table:table-cell office:value-type="float" office:value="6" table:style-name="ce1">
            <text:p>6</text:p>
          </table:table-cell>
          <table:table-cell office:value-type="float" office:value="0.8" table:style-name="ce1">
            <text:p>0,8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8-10T00:00:00" table:style-name="ce2">
            <text:p>10.08.2010</text:p>
          </table:table-cell>
          <table:table-cell table:number-columns-repeated="16374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tthaeus</text:p>
          </table:table-cell>
          <table:table-cell office:value-type="float" office:value="2" table:style-name="ce1">
            <text:p>2</text:p>
          </table:table-cell>
          <table:table-cell office:value-type="float" office:value="3.6" table:style-name="ce1">
            <text:p>3,6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16T00:00:00" table:style-name="ce2">
            <text:p>16.04.2013</text:p>
          </table:table-cell>
          <table:table-cell table:number-columns-repeated="16374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ey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4-02-13T00:00:00" table:style-name="ce2">
            <text:p>13.02.2024</text:p>
          </table:table-cell>
          <table:table-cell table:number-columns-repeated="16374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le</text:p>
          </table:table-cell>
          <table:table-cell office:value-type="float" office:value="6" table:style-name="ce1">
            <text:p>6</text:p>
          </table:table-cell>
          <table:table-cell office:value-type="float" office:value="4.2" table:style-name="ce1">
            <text:p>4,2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0-29T00:00:00" table:style-name="ce2">
            <text:p>29.10.2013</text:p>
          </table:table-cell>
          <table:table-cell table:number-columns-repeated="16374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rista</text:p>
          </table:table-cell>
          <table:table-cell office:value-type="float" office:value="13" table:style-name="ce1">
            <text:p>13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1-20T00:00:00" table:style-name="ce2">
            <text:p>20.11.2017</text:p>
          </table:table-cell>
          <table:table-cell table:number-columns-repeated="16374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meon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5-29T00:00:00" table:style-name="ce2">
            <text:p>29.05.2022</text:p>
          </table:table-cell>
          <table:table-cell table:number-columns-repeated="16374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g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,4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6-08T00:00:00" table:style-name="ce2">
            <text:p>08.06.2013</text:p>
          </table:table-cell>
          <table:table-cell table:number-columns-repeated="16374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rudi</text:p>
          </table:table-cell>
          <table:table-cell office:value-type="float" office:value="18" table:style-name="ce1">
            <text:p>18</text:p>
          </table:table-cell>
          <table:table-cell office:value-type="float" office:value="1.9" table:style-name="ce1">
            <text:p>1,9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10-23T00:00:00" table:style-name="ce2">
            <text:p>23.10.2012</text:p>
          </table:table-cell>
          <table:table-cell table:number-columns-repeated="16374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dela</text:p>
          </table:table-cell>
          <table:table-cell office:value-type="float" office:value="14" table:style-name="ce1">
            <text:p>14</text:p>
          </table:table-cell>
          <table:table-cell office:value-type="float" office:value="6.3" table:style-name="ce1">
            <text:p>6,3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3-27T00:00:00" table:style-name="ce2">
            <text:p>27.03.2015</text:p>
          </table:table-cell>
          <table:table-cell table:number-columns-repeated="16374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erry</text:p>
          </table:table-cell>
          <table:table-cell office:value-type="float" office:value="4" table:style-name="ce1">
            <text:p>4</text:p>
          </table:table-cell>
          <table:table-cell office:value-type="float" office:value="2.4" table:style-name="ce1">
            <text:p>2,4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5-09T00:00:00" table:style-name="ce2">
            <text:p>09.05.2010</text:p>
          </table:table-cell>
          <table:table-cell table:number-columns-repeated="16374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ulo</text:p>
          </table:table-cell>
          <table:table-cell office:value-type="float" office:value="0" table:style-name="ce1">
            <text:p>0</text:p>
          </table:table-cell>
          <table:table-cell office:value-type="float" office:value="2.9" table:style-name="ce1">
            <text:p>2,9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04T00:00:00" table:style-name="ce2">
            <text:p>04.09.2023</text:p>
          </table:table-cell>
          <table:table-cell table:number-columns-repeated="16374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han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7-24T00:00:00" table:style-name="ce2">
            <text:p>24.07.2016</text:p>
          </table:table-cell>
          <table:table-cell table:number-columns-repeated="16374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v</text:p>
          </table:table-cell>
          <table:table-cell office:value-type="float" office:value="13" table:style-name="ce1">
            <text:p>13</text:p>
          </table:table-cell>
          <table:table-cell office:value-type="float" office:value="0.8" table:style-name="ce1">
            <text:p>0,8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10-12T00:00:00" table:style-name="ce2">
            <text:p>12.10.2010</text:p>
          </table:table-cell>
          <table:table-cell table:number-columns-repeated="16374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vangeline</text:p>
          </table:table-cell>
          <table:table-cell office:value-type="float" office:value="14" table:style-name="ce1">
            <text:p>14</text:p>
          </table:table-cell>
          <table:table-cell office:value-type="float" office:value="6.6" table:style-name="ce1">
            <text:p>6,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2-22T00:00:00" table:style-name="ce2">
            <text:p>22.12.2019</text:p>
          </table:table-cell>
          <table:table-cell table:number-columns-repeated="16374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nny</text:p>
          </table:table-cell>
          <table:table-cell office:value-type="float" office:value="11" table:style-name="ce1">
            <text:p>11</text:p>
          </table:table-cell>
          <table:table-cell office:value-type="float" office:value="1.2" table:style-name="ce1">
            <text:p>1,2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6T00:00:00" table:style-name="ce2">
            <text:p>16.12.2009</text:p>
          </table:table-cell>
          <table:table-cell table:number-columns-repeated="16374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na</text:p>
          </table:table-cell>
          <table:table-cell office:value-type="float" office:value="15" table:style-name="ce1">
            <text:p>15</text:p>
          </table:table-cell>
          <table:table-cell office:value-type="float" office:value="3.3" table:style-name="ce1">
            <text:p>3,3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4-01T00:00:00" table:style-name="ce2">
            <text:p>01.04.2024</text:p>
          </table:table-cell>
          <table:table-cell table:number-columns-repeated="16374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die</text:p>
          </table:table-cell>
          <table:table-cell office:value-type="float" office:value="11" table:style-name="ce1">
            <text:p>11</text:p>
          </table:table-cell>
          <table:table-cell office:value-type="float" office:value="6.8" table:style-name="ce1">
            <text:p>6,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5-29T00:00:00" table:style-name="ce2">
            <text:p>29.05.2021</text:p>
          </table:table-cell>
          <table:table-cell table:number-columns-repeated="16374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stien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,3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26T00:00:00" table:style-name="ce2">
            <text:p>26.04.2013</text:p>
          </table:table-cell>
          <table:table-cell table:number-columns-repeated="16374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thryne</text:p>
          </table:table-cell>
          <table:table-cell office:value-type="float" office:value="14" table:style-name="ce1">
            <text:p>14</text:p>
          </table:table-cell>
          <table:table-cell office:value-type="float" office:value="6" table:style-name="ce1">
            <text:p>6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2-10T00:00:00" table:style-name="ce2">
            <text:p>10.02.2018</text:p>
          </table:table-cell>
          <table:table-cell table:number-columns-repeated="16374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nk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7-19T00:00:00" table:style-name="ce2">
            <text:p>19.07.2020</text:p>
          </table:table-cell>
          <table:table-cell table:number-columns-repeated="16374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rret</text:p>
          </table:table-cell>
          <table:table-cell office:value-type="float" office:value="1" table:style-name="ce1">
            <text:p>1</text:p>
          </table:table-cell>
          <table:table-cell office:value-type="float" office:value="0.7" table:style-name="ce1">
            <text:p>0,7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8-13T00:00:00" table:style-name="ce2">
            <text:p>13.08.2018</text:p>
          </table:table-cell>
          <table:table-cell table:number-columns-repeated="16374"/>
        </table:table-row>
        <table:table-row table:style-name="ro1">
          <table:table-cell office:value-type="float" office:value="1028" table:style-name="ce1">
            <text:p>10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ianne</text:p>
          </table:table-cell>
          <table:table-cell office:value-type="float" office:value="4" table:style-name="ce1">
            <text:p>4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3-19T00:00:00" table:style-name="ce2">
            <text:p>19.03.2022</text:p>
          </table:table-cell>
          <table:table-cell table:number-columns-repeated="16374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rsie</text:p>
          </table:table-cell>
          <table:table-cell office:value-type="float" office:value="10" table:style-name="ce1">
            <text:p>10</text:p>
          </table:table-cell>
          <table:table-cell office:value-type="float" office:value="6.3" table:style-name="ce1">
            <text:p>6,3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4-10T00:00:00" table:style-name="ce2">
            <text:p>10.04.2011</text:p>
          </table:table-cell>
          <table:table-cell table:number-columns-repeated="16374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tti</text:p>
          </table:table-cell>
          <table:table-cell office:value-type="float" office:value="16" table:style-name="ce1">
            <text:p>16</text:p>
          </table:table-cell>
          <table:table-cell office:value-type="float" office:value="3.1" table:style-name="ce1">
            <text:p>3,1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11-01T00:00:00" table:style-name="ce2">
            <text:p>01.11.2021</text:p>
          </table:table-cell>
          <table:table-cell table:number-columns-repeated="16374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ndie</text:p>
          </table:table-cell>
          <table:table-cell office:value-type="float" office:value="1" table:style-name="ce1">
            <text:p>1</text:p>
          </table:table-cell>
          <table:table-cell office:value-type="float" office:value="5.3" table:style-name="ce1">
            <text:p>5,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6-28T00:00:00" table:style-name="ce2">
            <text:p>28.06.2012</text:p>
          </table:table-cell>
          <table:table-cell table:number-columns-repeated="16374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nty</text:p>
          </table:table-cell>
          <table:table-cell office:value-type="float" office:value="8" table:style-name="ce1">
            <text:p>8</text:p>
          </table:table-cell>
          <table:table-cell office:value-type="float" office:value="0.3" table:style-name="ce1">
            <text:p>0,3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7-21T00:00:00" table:style-name="ce2">
            <text:p>21.07.2023</text:p>
          </table:table-cell>
          <table:table-cell table:number-columns-repeated="16374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anni</text:p>
          </table:table-cell>
          <table:table-cell office:value-type="float" office:value="8" table:style-name="ce1">
            <text:p>8</text:p>
          </table:table-cell>
          <table:table-cell office:value-type="float" office:value="2.7" table:style-name="ce1">
            <text:p>2,7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8-20T00:00:00" table:style-name="ce2">
            <text:p>20.08.2011</text:p>
          </table:table-cell>
          <table:table-cell table:number-columns-repeated="16374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lene</text:p>
          </table:table-cell>
          <table:table-cell office:value-type="float" office:value="4" table:style-name="ce1">
            <text:p>4</text:p>
          </table:table-cell>
          <table:table-cell office:value-type="float" office:value="6.3" table:style-name="ce1">
            <text:p>6,3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4-16T00:00:00" table:style-name="ce2">
            <text:p>16.04.2010</text:p>
          </table:table-cell>
          <table:table-cell table:number-columns-repeated="16374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bs</text:p>
          </table:table-cell>
          <table:table-cell office:value-type="float" office:value="1" table:style-name="ce1">
            <text:p>1</text:p>
          </table:table-cell>
          <table:table-cell office:value-type="float" office:value="2.1" table:style-name="ce1">
            <text:p>2,1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2-10T00:00:00" table:style-name="ce2">
            <text:p>10.02.2012</text:p>
          </table:table-cell>
          <table:table-cell table:number-columns-repeated="16374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rry</text:p>
          </table:table-cell>
          <table:table-cell office:value-type="float" office:value="15" table:style-name="ce1">
            <text:p>15</text:p>
          </table:table-cell>
          <table:table-cell office:value-type="float" office:value="4.2" table:style-name="ce1">
            <text:p>4,2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7-22T00:00:00" table:style-name="ce2">
            <text:p>22.07.2012</text:p>
          </table:table-cell>
          <table:table-cell table:number-columns-repeated="16374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emont</text:p>
          </table:table-cell>
          <table:table-cell office:value-type="float" office:value="6" table:style-name="ce1">
            <text:p>6</text:p>
          </table:table-cell>
          <table:table-cell office:value-type="float" office:value="5.5" table:style-name="ce1">
            <text:p>5,5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6T00:00:00" table:style-name="ce2">
            <text:p>26.10.2014</text:p>
          </table:table-cell>
          <table:table-cell table:number-columns-repeated="16374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ssandre</text:p>
          </table:table-cell>
          <table:table-cell office:value-type="float" office:value="12" table:style-name="ce1">
            <text:p>12</text:p>
          </table:table-cell>
          <table:table-cell office:value-type="float" office:value="2.6" table:style-name="ce1">
            <text:p>2,6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4-03T00:00:00" table:style-name="ce2">
            <text:p>03.04.2011</text:p>
          </table:table-cell>
          <table:table-cell table:number-columns-repeated="16374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freda</text:p>
          </table:table-cell>
          <table:table-cell office:value-type="float" office:value="14" table:style-name="ce1">
            <text:p>1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08T00:00:00" table:style-name="ce2">
            <text:p>08.10.2014</text:p>
          </table:table-cell>
          <table:table-cell table:number-columns-repeated="16374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te</text:p>
          </table:table-cell>
          <table:table-cell office:value-type="float" office:value="17" table:style-name="ce1">
            <text:p>17</text:p>
          </table:table-cell>
          <table:table-cell office:value-type="float" office:value="4.5" table:style-name="ce1">
            <text:p>4,5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1-09T00:00:00" table:style-name="ce2">
            <text:p>09.01.2017</text:p>
          </table:table-cell>
          <table:table-cell table:number-columns-repeated="16374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chell</text:p>
          </table:table-cell>
          <table:table-cell office:value-type="float" office:value="12" table:style-name="ce1">
            <text:p>12</text:p>
          </table:table-cell>
          <table:table-cell office:value-type="float" office:value="5.7" table:style-name="ce1">
            <text:p>5,7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2-25T00:00:00" table:style-name="ce2">
            <text:p>25.02.2019</text:p>
          </table:table-cell>
          <table:table-cell table:number-columns-repeated="16374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issa</text:p>
          </table:table-cell>
          <table:table-cell office:value-type="float" office:value="17" table:style-name="ce1">
            <text:p>17</text:p>
          </table:table-cell>
          <table:table-cell office:value-type="float" office:value="6.7" table:style-name="ce1">
            <text:p>6,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4T00:00:00" table:style-name="ce2">
            <text:p>04.07.2022</text:p>
          </table:table-cell>
          <table:table-cell table:number-columns-repeated="16374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damo</text:p>
          </table:table-cell>
          <table:table-cell office:value-type="float" office:value="8" table:style-name="ce1">
            <text:p>8</text:p>
          </table:table-cell>
          <table:table-cell office:value-type="float" office:value="2.8" table:style-name="ce1">
            <text:p>2,8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7-19T00:00:00" table:style-name="ce2">
            <text:p>19.07.2019</text:p>
          </table:table-cell>
          <table:table-cell table:number-columns-repeated="16374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yd</text:p>
          </table:table-cell>
          <table:table-cell office:value-type="float" office:value="8" table:style-name="ce1">
            <text:p>8</text:p>
          </table:table-cell>
          <table:table-cell office:value-type="float" office:value="6.8" table:style-name="ce1">
            <text:p>6,8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9-14T00:00:00" table:style-name="ce2">
            <text:p>14.09.2011</text:p>
          </table:table-cell>
          <table:table-cell table:number-columns-repeated="16374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arl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,1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9-28T00:00:00" table:style-name="ce2">
            <text:p>28.09.2019</text:p>
          </table:table-cell>
          <table:table-cell table:number-columns-repeated="16374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llissa</text:p>
          </table:table-cell>
          <table:table-cell office:value-type="float" office:value="2" table:style-name="ce1">
            <text:p>2</text:p>
          </table:table-cell>
          <table:table-cell office:value-type="float" office:value="4.8" table:style-name="ce1">
            <text:p>4,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2-14T00:00:00" table:style-name="ce2">
            <text:p>14.12.2008</text:p>
          </table:table-cell>
          <table:table-cell table:number-columns-repeated="16374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rk</text:p>
          </table:table-cell>
          <table:table-cell office:value-type="float" office:value="18" table:style-name="ce1">
            <text:p>18</text:p>
          </table:table-cell>
          <table:table-cell office:value-type="float" office:value="5.4" table:style-name="ce1">
            <text:p>5,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6T00:00:00" table:style-name="ce2">
            <text:p>26.12.2019</text:p>
          </table:table-cell>
          <table:table-cell table:number-columns-repeated="16374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handis</text:p>
          </table:table-cell>
          <table:table-cell office:value-type="float" office:value="17" table:style-name="ce1">
            <text:p>1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6-22T00:00:00" table:style-name="ce2">
            <text:p>22.06.2011</text:p>
          </table:table-cell>
          <table:table-cell table:number-columns-repeated="16374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aehme</text:p>
          </table:table-cell>
          <table:table-cell office:value-type="float" office:value="9" table:style-name="ce1">
            <text:p>9</text:p>
          </table:table-cell>
          <table:table-cell office:value-type="float" office:value="4.8" table:style-name="ce1">
            <text:p>4,8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2-21T00:00:00" table:style-name="ce2">
            <text:p>21.02.2015</text:p>
          </table:table-cell>
          <table:table-cell table:number-columns-repeated="16374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erik</text:p>
          </table:table-cell>
          <table:table-cell office:value-type="float" office:value="8" table:style-name="ce1">
            <text:p>8</text:p>
          </table:table-cell>
          <table:table-cell office:value-type="float" office:value="0.1" table:style-name="ce1">
            <text:p>0,1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4T00:00:00" table:style-name="ce2">
            <text:p>24.10.2015</text:p>
          </table:table-cell>
          <table:table-cell table:number-columns-repeated="16374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ttie</text:p>
          </table:table-cell>
          <table:table-cell office:value-type="float" office:value="9" table:style-name="ce1">
            <text:p>9</text:p>
          </table:table-cell>
          <table:table-cell office:value-type="float" office:value="2.6" table:style-name="ce1">
            <text:p>2,6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3-05T00:00:00" table:style-name="ce2">
            <text:p>05.03.2018</text:p>
          </table:table-cell>
          <table:table-cell table:number-columns-repeated="16374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sa</text:p>
          </table:table-cell>
          <table:table-cell office:value-type="float" office:value="12" table:style-name="ce1">
            <text:p>12</text:p>
          </table:table-cell>
          <table:table-cell office:value-type="float" office:value="2.4" table:style-name="ce1">
            <text:p>2,4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1-27T00:00:00" table:style-name="ce2">
            <text:p>27.11.2019</text:p>
          </table:table-cell>
          <table:table-cell table:number-columns-repeated="16374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t</text:p>
          </table:table-cell>
          <table:table-cell office:value-type="float" office:value="0" table:style-name="ce1">
            <text:p>0</text:p>
          </table:table-cell>
          <table:table-cell office:value-type="float" office:value="6.8" table:style-name="ce1">
            <text:p>6,8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17T00:00:00" table:style-name="ce2">
            <text:p>17.01.2009</text:p>
          </table:table-cell>
          <table:table-cell table:number-columns-repeated="16374"/>
        </table:table-row>
        <table:table-row table:style-name="ro1">
          <table:table-cell office:value-type="float" office:value="1054" table:style-name="ce1">
            <text:p>10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llie</text:p>
          </table:table-cell>
          <table:table-cell office:value-type="float" office:value="17" table:style-name="ce1">
            <text:p>17</text:p>
          </table:table-cell>
          <table:table-cell office:value-type="float" office:value="1.2" table:style-name="ce1">
            <text:p>1,2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7-16T00:00:00" table:style-name="ce2">
            <text:p>16.07.2011</text:p>
          </table:table-cell>
          <table:table-cell table:number-columns-repeated="16374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ibelle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,5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0T00:00:00" table:style-name="ce2">
            <text:p>20.10.2014</text:p>
          </table:table-cell>
          <table:table-cell table:number-columns-repeated="16374"/>
        </table:table-row>
        <table:table-row table:style-name="ro1">
          <table:table-cell office:value-type="float" office:value="1056" table:style-name="ce1">
            <text:p>10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bie</text:p>
          </table:table-cell>
          <table:table-cell office:value-type="float" office:value="12" table:style-name="ce1">
            <text:p>12</text:p>
          </table:table-cell>
          <table:table-cell office:value-type="float" office:value="6.2" table:style-name="ce1">
            <text:p>6,2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1-29T00:00:00" table:style-name="ce2">
            <text:p>29.01.2024</text:p>
          </table:table-cell>
          <table:table-cell table:number-columns-repeated="16374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anz</text:p>
          </table:table-cell>
          <table:table-cell office:value-type="float" office:value="8" table:style-name="ce1">
            <text:p>8</text:p>
          </table:table-cell>
          <table:table-cell office:value-type="float" office:value="1.5" table:style-name="ce1">
            <text:p>1,5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20T00:00:00" table:style-name="ce2">
            <text:p>20.07.2018</text:p>
          </table:table-cell>
          <table:table-cell table:number-columns-repeated="16374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nnie</text:p>
          </table:table-cell>
          <table:table-cell office:value-type="float" office:value="12" table:style-name="ce1">
            <text:p>12</text:p>
          </table:table-cell>
          <table:table-cell office:value-type="float" office:value="0.9" table:style-name="ce1">
            <text:p>0,9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eralda</text:p>
          </table:table-cell>
          <table:table-cell office:value-type="float" office:value="16" table:style-name="ce1">
            <text:p>16</text:p>
          </table:table-cell>
          <table:table-cell office:value-type="float" office:value="5.4" table:style-name="ce1">
            <text:p>5,4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5-23T00:00:00" table:style-name="ce2">
            <text:p>23.05.2019</text:p>
          </table:table-cell>
          <table:table-cell table:number-columns-repeated="16374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zmo</text:p>
          </table:table-cell>
          <table:table-cell office:value-type="float" office:value="0" table:style-name="ce1">
            <text:p>0</text:p>
          </table:table-cell>
          <table:table-cell office:value-type="float" office:value="6.5" table:style-name="ce1">
            <text:p>6,5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5-25T00:00:00" table:style-name="ce2">
            <text:p>25.05.2020</text:p>
          </table:table-cell>
          <table:table-cell table:number-columns-repeated="16374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gan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0-20T00:00:00" table:style-name="ce2">
            <text:p>20.10.2020</text:p>
          </table:table-cell>
          <table:table-cell table:number-columns-repeated="16374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Zorine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8-20T00:00:00" table:style-name="ce2">
            <text:p>20.08.2017</text:p>
          </table:table-cell>
          <table:table-cell table:number-columns-repeated="16374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ralia</text:p>
          </table:table-cell>
          <table:table-cell office:value-type="float" office:value="0" table:style-name="ce1">
            <text:p>0</text:p>
          </table:table-cell>
          <table:table-cell office:value-type="float" office:value="2.6" table:style-name="ce1">
            <text:p>2,6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22T00:00:00" table:style-name="ce2">
            <text:p>22.06.2009</text:p>
          </table:table-cell>
          <table:table-cell table:number-columns-repeated="16374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ridel</text:p>
          </table:table-cell>
          <table:table-cell office:value-type="float" office:value="9" table:style-name="ce1">
            <text:p>9</text:p>
          </table:table-cell>
          <table:table-cell office:value-type="float" office:value="6.7" table:style-name="ce1">
            <text:p>6,7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7-17T00:00:00" table:style-name="ce2">
            <text:p>17.07.2020</text:p>
          </table:table-cell>
          <table:table-cell table:number-columns-repeated="16374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orinda</text:p>
          </table:table-cell>
          <table:table-cell office:value-type="float" office:value="15" table:style-name="ce1">
            <text:p>15</text:p>
          </table:table-cell>
          <table:table-cell office:value-type="float" office:value="2.6" table:style-name="ce1">
            <text:p>2,6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9-01T00:00:00" table:style-name="ce2">
            <text:p>01.09.2016</text:p>
          </table:table-cell>
          <table:table-cell table:number-columns-repeated="16374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bby</text:p>
          </table:table-cell>
          <table:table-cell office:value-type="float" office:value="14" table:style-name="ce1">
            <text:p>14</text:p>
          </table:table-cell>
          <table:table-cell office:value-type="float" office:value="3.5" table:style-name="ce1">
            <text:p>3,5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6T00:00:00" table:style-name="ce2">
            <text:p>26.01.2023</text:p>
          </table:table-cell>
          <table:table-cell table:number-columns-repeated="16374"/>
        </table:table-row>
        <table:table-row table:style-name="ro1">
          <table:table-cell office:value-type="float" office:value="1067" table:style-name="ce1">
            <text:p>10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andy</text:p>
          </table:table-cell>
          <table:table-cell office:value-type="float" office:value="6" table:style-name="ce1">
            <text:p>6</text:p>
          </table:table-cell>
          <table:table-cell office:value-type="float" office:value="3.7" table:style-name="ce1">
            <text:p>3,7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2-26T00:00:00" table:style-name="ce2">
            <text:p>26.02.2022</text:p>
          </table:table-cell>
          <table:table-cell table:number-columns-repeated="16374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ufe</text:p>
          </table:table-cell>
          <table:table-cell office:value-type="float" office:value="14" table:style-name="ce1">
            <text:p>14</text:p>
          </table:table-cell>
          <table:table-cell office:value-type="float" office:value="2.4" table:style-name="ce1">
            <text:p>2,4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7-18T00:00:00" table:style-name="ce2">
            <text:p>18.07.2018</text:p>
          </table:table-cell>
          <table:table-cell table:number-columns-repeated="16374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rlene</text:p>
          </table:table-cell>
          <table:table-cell office:value-type="float" office:value="3" table:style-name="ce1">
            <text:p>3</text:p>
          </table:table-cell>
          <table:table-cell office:value-type="float" office:value="6.4" table:style-name="ce1">
            <text:p>6,4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1-10T00:00:00" table:style-name="ce2">
            <text:p>10.11.2011</text:p>
          </table:table-cell>
          <table:table-cell table:number-columns-repeated="16374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ot</text:p>
          </table:table-cell>
          <table:table-cell office:value-type="float" office:value="5" table:style-name="ce1">
            <text:p>5</text:p>
          </table:table-cell>
          <table:table-cell office:value-type="float" office:value="5.4" table:style-name="ce1">
            <text:p>5,4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2-26T00:00:00" table:style-name="ce2">
            <text:p>26.12.2016</text:p>
          </table:table-cell>
          <table:table-cell table:number-columns-repeated="16374"/>
        </table:table-row>
        <table:table-row table:style-name="ro1">
          <table:table-cell office:value-type="float" office:value="1071" table:style-name="ce1">
            <text:p>10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on</text:p>
          </table:table-cell>
          <table:table-cell office:value-type="float" office:value="5" table:style-name="ce1">
            <text:p>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4-02T00:00:00" table:style-name="ce2">
            <text:p>02.04.2009</text:p>
          </table:table-cell>
          <table:table-cell table:number-columns-repeated="16374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ke</text:p>
          </table:table-cell>
          <table:table-cell office:value-type="float" office:value="0" table:style-name="ce1">
            <text:p>0</text:p>
          </table:table-cell>
          <table:table-cell office:value-type="float" office:value="6.9" table:style-name="ce1">
            <text:p>6,9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26T00:00:00" table:style-name="ce2">
            <text:p>26.03.2015</text:p>
          </table:table-cell>
          <table:table-cell table:number-columns-repeated="16374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hal</text:p>
          </table:table-cell>
          <table:table-cell office:value-type="float" office:value="13" table:style-name="ce1">
            <text:p>13</text:p>
          </table:table-cell>
          <table:table-cell office:value-type="float" office:value="1.9" table:style-name="ce1">
            <text:p>1,9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08T00:00:00" table:style-name="ce2">
            <text:p>08.10.2022</text:p>
          </table:table-cell>
          <table:table-cell table:number-columns-repeated="16374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trice</text:p>
          </table:table-cell>
          <table:table-cell office:value-type="float" office:value="4" table:style-name="ce1">
            <text:p>4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5T00:00:00" table:style-name="ce2">
            <text:p>25.10.2015</text:p>
          </table:table-cell>
          <table:table-cell table:number-columns-repeated="16374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ynthia</text:p>
          </table:table-cell>
          <table:table-cell office:value-type="float" office:value="3" table:style-name="ce1">
            <text:p>3</text:p>
          </table:table-cell>
          <table:table-cell office:value-type="float" office:value="6.2" table:style-name="ce1">
            <text:p>6,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24T00:00:00" table:style-name="ce2">
            <text:p>24.06.2022</text:p>
          </table:table-cell>
          <table:table-cell table:number-columns-repeated="16374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nnie</text:p>
          </table:table-cell>
          <table:table-cell office:value-type="float" office:value="4" table:style-name="ce1">
            <text:p>4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1-11T00:00:00" table:style-name="ce2">
            <text:p>11.11.2008</text:p>
          </table:table-cell>
          <table:table-cell table:number-columns-repeated="16374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nchas</text:p>
          </table:table-cell>
          <table:table-cell office:value-type="float" office:value="6" table:style-name="ce1">
            <text:p>6</text:p>
          </table:table-cell>
          <table:table-cell office:value-type="float" office:value="0.9" table:style-name="ce1">
            <text:p>0,9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9-02T00:00:00" table:style-name="ce2">
            <text:p>02.09.2021</text:p>
          </table:table-cell>
          <table:table-cell table:number-columns-repeated="16374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vangelia</text:p>
          </table:table-cell>
          <table:table-cell office:value-type="float" office:value="6" table:style-name="ce1">
            <text:p>6</text:p>
          </table:table-cell>
          <table:table-cell office:value-type="float" office:value="5.7" table:style-name="ce1">
            <text:p>5,7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1-25T00:00:00" table:style-name="ce2">
            <text:p>25.11.2019</text:p>
          </table:table-cell>
          <table:table-cell table:number-columns-repeated="16374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tz</text:p>
          </table:table-cell>
          <table:table-cell office:value-type="float" office:value="15" table:style-name="ce1">
            <text:p>15</text:p>
          </table:table-cell>
          <table:table-cell office:value-type="float" office:value="1.9" table:style-name="ce1">
            <text:p>1,9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09T00:00:00" table:style-name="ce2">
            <text:p>09.06.2022</text:p>
          </table:table-cell>
          <table:table-cell table:number-columns-repeated="16374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lian</text:p>
          </table:table-cell>
          <table:table-cell office:value-type="float" office:value="14" table:style-name="ce1">
            <text:p>14</text:p>
          </table:table-cell>
          <table:table-cell office:value-type="float" office:value="0.9" table:style-name="ce1">
            <text:p>0,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10-02T00:00:00" table:style-name="ce2">
            <text:p>02.10.2012</text:p>
          </table:table-cell>
          <table:table-cell table:number-columns-repeated="16374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lissent</text:p>
          </table:table-cell>
          <table:table-cell office:value-type="float" office:value="0" table:style-name="ce1">
            <text:p>0</text:p>
          </table:table-cell>
          <table:table-cell office:value-type="float" office:value="6.6" table:style-name="ce1">
            <text:p>6,6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1-18T00:00:00" table:style-name="ce2">
            <text:p>18.11.2022</text:p>
          </table:table-cell>
          <table:table-cell table:number-columns-repeated="16374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meline</text:p>
          </table:table-cell>
          <table:table-cell office:value-type="float" office:value="14" table:style-name="ce1">
            <text:p>14</text:p>
          </table:table-cell>
          <table:table-cell office:value-type="float" office:value="5.5" table:style-name="ce1">
            <text:p>5,5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3-17T00:00:00" table:style-name="ce2">
            <text:p>17.03.2020</text:p>
          </table:table-cell>
          <table:table-cell table:number-columns-repeated="16374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fa</text:p>
          </table:table-cell>
          <table:table-cell office:value-type="float" office:value="12" table:style-name="ce1">
            <text:p>1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3T00:00:00" table:style-name="ce2">
            <text:p>03.07.2022</text:p>
          </table:table-cell>
          <table:table-cell table:number-columns-repeated="16374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rine</text:p>
          </table:table-cell>
          <table:table-cell office:value-type="float" office:value="12" table:style-name="ce1">
            <text:p>12</text:p>
          </table:table-cell>
          <table:table-cell office:value-type="float" office:value="1.7" table:style-name="ce1">
            <text:p>1,7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25T00:00:00" table:style-name="ce2">
            <text:p>25.01.2009</text:p>
          </table:table-cell>
          <table:table-cell table:number-columns-repeated="16374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bita</text:p>
          </table:table-cell>
          <table:table-cell office:value-type="float" office:value="2" table:style-name="ce1">
            <text:p>2</text:p>
          </table:table-cell>
          <table:table-cell office:value-type="float" office:value="6.9" table:style-name="ce1">
            <text:p>6,9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7-22T00:00:00" table:style-name="ce2">
            <text:p>22.07.2016</text:p>
          </table:table-cell>
          <table:table-cell table:number-columns-repeated="16374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nan</text:p>
          </table:table-cell>
          <table:table-cell office:value-type="float" office:value="17" table:style-name="ce1">
            <text:p>17</text:p>
          </table:table-cell>
          <table:table-cell office:value-type="float" office:value="0.6" table:style-name="ce1">
            <text:p>0,6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6-22T00:00:00" table:style-name="ce2">
            <text:p>22.06.2017</text:p>
          </table:table-cell>
          <table:table-cell table:number-columns-repeated="16374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iggs</text:p>
          </table:table-cell>
          <table:table-cell office:value-type="float" office:value="8" table:style-name="ce1">
            <text:p>8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1-09T00:00:00" table:style-name="ce2">
            <text:p>09.11.2008</text:p>
          </table:table-cell>
          <table:table-cell table:number-columns-repeated="16374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mmerich</text:p>
          </table:table-cell>
          <table:table-cell office:value-type="float" office:value="13" table:style-name="ce1">
            <text:p>13</text:p>
          </table:table-cell>
          <table:table-cell office:value-type="float" office:value="1.3" table:style-name="ce1">
            <text:p>1,3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5-18T00:00:00" table:style-name="ce2">
            <text:p>18.05.2020</text:p>
          </table:table-cell>
          <table:table-cell table:number-columns-repeated="16374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ng</text:p>
          </table:table-cell>
          <table:table-cell office:value-type="float" office:value="9" table:style-name="ce1">
            <text:p>9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0-29T00:00:00" table:style-name="ce2">
            <text:p>29.10.2009</text:p>
          </table:table-cell>
          <table:table-cell table:number-columns-repeated="16374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orey</text:p>
          </table:table-cell>
          <table:table-cell office:value-type="float" office:value="8" table:style-name="ce1">
            <text:p>8</text:p>
          </table:table-cell>
          <table:table-cell office:value-type="float" office:value="6.5" table:style-name="ce1">
            <text:p>6,5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0T00:00:00" table:style-name="ce2">
            <text:p>10.12.2009</text:p>
          </table:table-cell>
          <table:table-cell table:number-columns-repeated="16374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adford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2T00:00:00" table:style-name="ce2">
            <text:p>12.12.2009</text:p>
          </table:table-cell>
          <table:table-cell table:number-columns-repeated="16374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iki</text:p>
          </table:table-cell>
          <table:table-cell office:value-type="float" office:value="15" table:style-name="ce1">
            <text:p>15</text:p>
          </table:table-cell>
          <table:table-cell office:value-type="float" office:value="5.8" table:style-name="ce1">
            <text:p>5,8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7T00:00:00" table:style-name="ce2">
            <text:p>07.07.2015</text:p>
          </table:table-cell>
          <table:table-cell table:number-columns-repeated="16374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mp</text:p>
          </table:table-cell>
          <table:table-cell office:value-type="float" office:value="7" table:style-name="ce1">
            <text:p>7</text:p>
          </table:table-cell>
          <table:table-cell office:value-type="float" office:value="3.7" table:style-name="ce1">
            <text:p>3,7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6-08T00:00:00" table:style-name="ce2">
            <text:p>08.06.2018</text:p>
          </table:table-cell>
          <table:table-cell table:number-columns-repeated="16374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orker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,9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23T00:00:00" table:style-name="ce2">
            <text:p>23.11.2016</text:p>
          </table:table-cell>
          <table:table-cell table:number-columns-repeated="16374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alna</text:p>
          </table:table-cell>
          <table:table-cell office:value-type="float" office:value="10" table:style-name="ce1">
            <text:p>10</text:p>
          </table:table-cell>
          <table:table-cell office:value-type="float" office:value="1.2" table:style-name="ce1">
            <text:p>1,2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1-25T00:00:00" table:style-name="ce2">
            <text:p>25.11.2010</text:p>
          </table:table-cell>
          <table:table-cell table:number-columns-repeated="16374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mojean</text:p>
          </table:table-cell>
          <table:table-cell office:value-type="float" office:value="5" table:style-name="ce1">
            <text:p>5</text:p>
          </table:table-cell>
          <table:table-cell office:value-type="float" office:value="6.4" table:style-name="ce1">
            <text:p>6,4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2-08T00:00:00" table:style-name="ce2">
            <text:p>08.02.2012</text:p>
          </table:table-cell>
          <table:table-cell table:number-columns-repeated="16374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ggy</text:p>
          </table:table-cell>
          <table:table-cell office:value-type="float" office:value="10" table:style-name="ce1">
            <text:p>10</text:p>
          </table:table-cell>
          <table:table-cell office:value-type="float" office:value="5.5" table:style-name="ce1">
            <text:p>5,5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9-25T00:00:00" table:style-name="ce2">
            <text:p>25.09.2017</text:p>
          </table:table-cell>
          <table:table-cell table:number-columns-repeated="16374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lli</text:p>
          </table:table-cell>
          <table:table-cell office:value-type="float" office:value="15" table:style-name="ce1">
            <text:p>15</text:p>
          </table:table-cell>
          <table:table-cell office:value-type="float" office:value="6.7" table:style-name="ce1">
            <text:p>6,7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celine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2-27T00:00:00" table:style-name="ce2">
            <text:p>27.02.2017</text:p>
          </table:table-cell>
          <table:table-cell table:number-columns-repeated="16374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naliese</text:p>
          </table:table-cell>
          <table:table-cell office:value-type="float" office:value="18" table:style-name="ce1">
            <text:p>18</text:p>
          </table:table-cell>
          <table:table-cell office:value-type="float" office:value="4.7" table:style-name="ce1">
            <text:p>4,7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7-26T00:00:00" table:style-name="ce2">
            <text:p>26.07.2013</text:p>
          </table:table-cell>
          <table:table-cell table:number-columns-repeated="16374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am</text:p>
          </table:table-cell>
          <table:table-cell office:value-type="float" office:value="5" table:style-name="ce1">
            <text:p>5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2-31T00:00:00" table:style-name="ce2">
            <text:p>31.12.2013</text:p>
          </table:table-cell>
          <table:table-cell table:number-columns-repeated="16374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stave</text:p>
          </table:table-cell>
          <table:table-cell office:value-type="float" office:value="6" table:style-name="ce1">
            <text:p>6</text:p>
          </table:table-cell>
          <table:table-cell office:value-type="float" office:value="3.2" table:style-name="ce1">
            <text:p>3,2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7-03T00:00:00" table:style-name="ce2">
            <text:p>03.07.2009</text:p>
          </table:table-cell>
          <table:table-cell table:number-columns-repeated="16374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ly</text:p>
          </table:table-cell>
          <table:table-cell office:value-type="float" office:value="8" table:style-name="ce1">
            <text:p>8</text:p>
          </table:table-cell>
          <table:table-cell office:value-type="float" office:value="1.7" table:style-name="ce1">
            <text:p>1,7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1-18T00:00:00" table:style-name="ce2">
            <text:p>18.01.2021</text:p>
          </table:table-cell>
          <table:table-cell table:number-columns-repeated="16374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gnacio</text:p>
          </table:table-cell>
          <table:table-cell office:value-type="float" office:value="17" table:style-name="ce1">
            <text:p>17</text:p>
          </table:table-cell>
          <table:table-cell office:value-type="float" office:value="4.3" table:style-name="ce1">
            <text:p>4,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2-24T00:00:00" table:style-name="ce2">
            <text:p>24.12.2017</text:p>
          </table:table-cell>
          <table:table-cell table:number-columns-repeated="16374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iphani</text:p>
          </table:table-cell>
          <table:table-cell office:value-type="float" office:value="9" table:style-name="ce1">
            <text:p>9</text:p>
          </table:table-cell>
          <table:table-cell office:value-type="float" office:value="1.8" table:style-name="ce1">
            <text:p>1,8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2-30T00:00:00" table:style-name="ce2">
            <text:p>30.12.2013</text:p>
          </table:table-cell>
          <table:table-cell table:number-columns-repeated="16374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rcy</text:p>
          </table:table-cell>
          <table:table-cell office:value-type="float" office:value="1" table:style-name="ce1">
            <text:p>1</text:p>
          </table:table-cell>
          <table:table-cell office:value-type="float" office:value="5.6" table:style-name="ce1">
            <text:p>5,6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25T00:00:00" table:style-name="ce2">
            <text:p>25.02.2018</text:p>
          </table:table-cell>
          <table:table-cell table:number-columns-repeated="16374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milie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8-16T00:00:00" table:style-name="ce2">
            <text:p>16.08.2023</text:p>
          </table:table-cell>
          <table:table-cell table:number-columns-repeated="16374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ti</text:p>
          </table:table-cell>
          <table:table-cell office:value-type="float" office:value="10" table:style-name="ce1">
            <text:p>10</text:p>
          </table:table-cell>
          <table:table-cell office:value-type="float" office:value="2.9" table:style-name="ce1">
            <text:p>2,9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2-11T00:00:00" table:style-name="ce2">
            <text:p>11.02.2020</text:p>
          </table:table-cell>
          <table:table-cell table:number-columns-repeated="16374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dara</text:p>
          </table:table-cell>
          <table:table-cell office:value-type="float" office:value="3" table:style-name="ce1">
            <text:p>3</text:p>
          </table:table-cell>
          <table:table-cell office:value-type="float" office:value="5.7" table:style-name="ce1">
            <text:p>5,7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2-01T00:00:00" table:style-name="ce2">
            <text:p>01.02.2019</text:p>
          </table:table-cell>
          <table:table-cell table:number-columns-repeated="16374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berto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,3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1-30T00:00:00" table:style-name="ce2">
            <text:p>30.01.2013</text:p>
          </table:table-cell>
          <table:table-cell table:number-columns-repeated="16374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lyt</text:p>
          </table:table-cell>
          <table:table-cell office:value-type="float" office:value="5" table:style-name="ce1">
            <text:p>5</text:p>
          </table:table-cell>
          <table:table-cell office:value-type="float" office:value="3.6" table:style-name="ce1">
            <text:p>3,6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10T00:00:00" table:style-name="ce2">
            <text:p>10.09.2012</text:p>
          </table:table-cell>
          <table:table-cell table:number-columns-repeated="16374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adley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11T00:00:00" table:style-name="ce2">
            <text:p>11.03.2015</text:p>
          </table:table-cell>
          <table:table-cell table:number-columns-repeated="16374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mo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3-10T00:00:00" table:style-name="ce2">
            <text:p>10.03.2013</text:p>
          </table:table-cell>
          <table:table-cell table:number-columns-repeated="16374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malia</text:p>
          </table:table-cell>
          <table:table-cell office:value-type="float" office:value="3" table:style-name="ce1">
            <text:p>3</text:p>
          </table:table-cell>
          <table:table-cell office:value-type="float" office:value="5.9" table:style-name="ce1">
            <text:p>5,9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2-07T00:00:00" table:style-name="ce2">
            <text:p>07.12.2015</text:p>
          </table:table-cell>
          <table:table-cell table:number-columns-repeated="16374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cinthe</text:p>
          </table:table-cell>
          <table:table-cell office:value-type="float" office:value="15" table:style-name="ce1">
            <text:p>15</text:p>
          </table:table-cell>
          <table:table-cell office:value-type="float" office:value="4.2" table:style-name="ce1">
            <text:p>4,2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2-24T00:00:00" table:style-name="ce2">
            <text:p>24.02.2013</text:p>
          </table:table-cell>
          <table:table-cell table:number-columns-repeated="16374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urik</text:p>
          </table:table-cell>
          <table:table-cell office:value-type="float" office:value="1" table:style-name="ce1">
            <text:p>1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1-20T00:00:00" table:style-name="ce2">
            <text:p>20.01.2023</text:p>
          </table:table-cell>
          <table:table-cell table:number-columns-repeated="16374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ns</text:p>
          </table:table-cell>
          <table:table-cell office:value-type="float" office:value="12" table:style-name="ce1">
            <text:p>12</text:p>
          </table:table-cell>
          <table:table-cell office:value-type="float" office:value="2.4" table:style-name="ce1">
            <text:p>2,4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18T00:00:00" table:style-name="ce2">
            <text:p>18.09.2012</text:p>
          </table:table-cell>
          <table:table-cell table:number-columns-repeated="16374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reen</text:p>
          </table:table-cell>
          <table:table-cell office:value-type="float" office:value="0" table:style-name="ce1">
            <text:p>0</text:p>
          </table:table-cell>
          <table:table-cell office:value-type="float" office:value="5.6" table:style-name="ce1">
            <text:p>5,6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21T00:00:00" table:style-name="ce2">
            <text:p>21.09.2012</text:p>
          </table:table-cell>
          <table:table-cell table:number-columns-repeated="16374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rstyn</text:p>
          </table:table-cell>
          <table:table-cell office:value-type="float" office:value="2" table:style-name="ce1">
            <text:p>2</text:p>
          </table:table-cell>
          <table:table-cell office:value-type="float" office:value="0.4" table:style-name="ce1">
            <text:p>0,4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6-29T00:00:00" table:style-name="ce2">
            <text:p>29.06.2020</text:p>
          </table:table-cell>
          <table:table-cell table:number-columns-repeated="16374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kell</text:p>
          </table:table-cell>
          <table:table-cell office:value-type="float" office:value="10" table:style-name="ce1">
            <text:p>10</text:p>
          </table:table-cell>
          <table:table-cell office:value-type="float" office:value="2.1" table:style-name="ce1">
            <text:p>2,1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0-08T00:00:00" table:style-name="ce2">
            <text:p>08.10.2011</text:p>
          </table:table-cell>
          <table:table-cell table:number-columns-repeated="16374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ias</text:p>
          </table:table-cell>
          <table:table-cell office:value-type="float" office:value="11" table:style-name="ce1">
            <text:p>11</text:p>
          </table:table-cell>
          <table:table-cell office:value-type="float" office:value="3.1" table:style-name="ce1">
            <text:p>3,1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24T00:00:00" table:style-name="ce2">
            <text:p>24.10.2014</text:p>
          </table:table-cell>
          <table:table-cell table:number-columns-repeated="16374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ice</text:p>
          </table:table-cell>
          <table:table-cell office:value-type="float" office:value="4" table:style-name="ce1">
            <text:p>4</text:p>
          </table:table-cell>
          <table:table-cell office:value-type="float" office:value="6.8" table:style-name="ce1">
            <text:p>6,8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1-07T00:00:00" table:style-name="ce2">
            <text:p>07.01.2021</text:p>
          </table:table-cell>
          <table:table-cell table:number-columns-repeated="16374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tel</text:p>
          </table:table-cell>
          <table:table-cell office:value-type="float" office:value="17" table:style-name="ce1">
            <text:p>17</text:p>
          </table:table-cell>
          <table:table-cell office:value-type="float" office:value="1.7" table:style-name="ce1">
            <text:p>1,7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5-20T00:00:00" table:style-name="ce2">
            <text:p>20.05.2009</text:p>
          </table:table-cell>
          <table:table-cell table:number-columns-repeated="16374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ustina</text:p>
          </table:table-cell>
          <table:table-cell office:value-type="float" office:value="4" table:style-name="ce1">
            <text:p>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14T00:00:00" table:style-name="ce2">
            <text:p>14.09.2023</text:p>
          </table:table-cell>
          <table:table-cell table:number-columns-repeated="16374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vena</text:p>
          </table:table-cell>
          <table:table-cell office:value-type="float" office:value="7" table:style-name="ce1">
            <text:p>7</text:p>
          </table:table-cell>
          <table:table-cell office:value-type="float" office:value="2.6" table:style-name="ce1">
            <text:p>2,6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2-04T00:00:00" table:style-name="ce2">
            <text:p>04.12.2014</text:p>
          </table:table-cell>
          <table:table-cell table:number-columns-repeated="16374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li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2-06T00:00:00" table:style-name="ce2">
            <text:p>06.12.2019</text:p>
          </table:table-cell>
          <table:table-cell table:number-columns-repeated="16374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n</text:p>
          </table:table-cell>
          <table:table-cell office:value-type="float" office:value="6" table:style-name="ce1">
            <text:p>6</text:p>
          </table:table-cell>
          <table:table-cell office:value-type="float" office:value="6.6" table:style-name="ce1">
            <text:p>6,6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05T00:00:00" table:style-name="ce2">
            <text:p>05.07.2021</text:p>
          </table:table-cell>
          <table:table-cell table:number-columns-repeated="16374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ine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,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3-09T00:00:00" table:style-name="ce2">
            <text:p>09.03.2021</text:p>
          </table:table-cell>
          <table:table-cell table:number-columns-repeated="16374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ynold</text:p>
          </table:table-cell>
          <table:table-cell office:value-type="float" office:value="5" table:style-name="ce1">
            <text:p>5</text:p>
          </table:table-cell>
          <table:table-cell office:value-type="float" office:value="6.9" table:style-name="ce1">
            <text:p>6,9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6-19T00:00:00" table:style-name="ce2">
            <text:p>19.06.2015</text:p>
          </table:table-cell>
          <table:table-cell table:number-columns-repeated="16374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in</text:p>
          </table:table-cell>
          <table:table-cell office:value-type="float" office:value="16" table:style-name="ce1">
            <text:p>16</text:p>
          </table:table-cell>
          <table:table-cell office:value-type="float" office:value="5.6" table:style-name="ce1">
            <text:p>5,6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12-04T00:00:00" table:style-name="ce2">
            <text:p>04.12.2018</text:p>
          </table:table-cell>
          <table:table-cell table:number-columns-repeated="16374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ron</text:p>
          </table:table-cell>
          <table:table-cell office:value-type="float" office:value="14" table:style-name="ce1">
            <text:p>14</text:p>
          </table:table-cell>
          <table:table-cell office:value-type="float" office:value="0.8" table:style-name="ce1">
            <text:p>0,8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onso</text:p>
          </table:table-cell>
          <table:table-cell office:value-type="float" office:value="5" table:style-name="ce1">
            <text:p>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3-05T00:00:00" table:style-name="ce2">
            <text:p>05.03.2023</text:p>
          </table:table-cell>
          <table:table-cell table:number-columns-repeated="16374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Zachery</text:p>
          </table:table-cell>
          <table:table-cell office:value-type="float" office:value="9" table:style-name="ce1">
            <text:p>9</text:p>
          </table:table-cell>
          <table:table-cell office:value-type="float" office:value="1.8" table:style-name="ce1">
            <text:p>1,8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2-07T00:00:00" table:style-name="ce2">
            <text:p>07.02.2013</text:p>
          </table:table-cell>
          <table:table-cell table:number-columns-repeated="16374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rver</text:p>
          </table:table-cell>
          <table:table-cell office:value-type="float" office:value="8" table:style-name="ce1">
            <text:p>8</text:p>
          </table:table-cell>
          <table:table-cell office:value-type="float" office:value="2.6" table:style-name="ce1">
            <text:p>2,6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5-18T00:00:00" table:style-name="ce2">
            <text:p>18.05.2010</text:p>
          </table:table-cell>
          <table:table-cell table:number-columns-repeated="16374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lhelmina</text:p>
          </table:table-cell>
          <table:table-cell office:value-type="float" office:value="11" table:style-name="ce1">
            <text:p>11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15T00:00:00" table:style-name="ce2">
            <text:p>15.06.2022</text:p>
          </table:table-cell>
          <table:table-cell table:number-columns-repeated="16374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sie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1-14T00:00:00" table:style-name="ce2">
            <text:p>14.11.2009</text:p>
          </table:table-cell>
          <table:table-cell table:number-columns-repeated="16374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epillo</text:p>
          </table:table-cell>
          <table:table-cell office:value-type="float" office:value="18" table:style-name="ce1">
            <text:p>18</text:p>
          </table:table-cell>
          <table:table-cell office:value-type="float" office:value="2.1" table:style-name="ce1">
            <text:p>2,1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1-12T00:00:00" table:style-name="ce2">
            <text:p>12.01.2012</text:p>
          </table:table-cell>
          <table:table-cell table:number-columns-repeated="16374"/>
        </table:table-row>
        <table:table-row table:style-name="ro1">
          <table:table-cell office:value-type="float" office:value="1138" table:style-name="ce1">
            <text:p>11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mar</text:p>
          </table:table-cell>
          <table:table-cell office:value-type="float" office:value="3" table:style-name="ce1">
            <text:p>3</text:p>
          </table:table-cell>
          <table:table-cell office:value-type="float" office:value="6.3" table:style-name="ce1">
            <text:p>6,3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4-07T00:00:00" table:style-name="ce2">
            <text:p>07.04.2010</text:p>
          </table:table-cell>
          <table:table-cell table:number-columns-repeated="16374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faelita</text:p>
          </table:table-cell>
          <table:table-cell office:value-type="float" office:value="7" table:style-name="ce1">
            <text:p>7</text:p>
          </table:table-cell>
          <table:table-cell office:value-type="float" office:value="6.2" table:style-name="ce1">
            <text:p>6,2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29T00:00:00" table:style-name="ce2">
            <text:p>29.10.2022</text:p>
          </table:table-cell>
          <table:table-cell table:number-columns-repeated="16374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shby</text:p>
          </table:table-cell>
          <table:table-cell office:value-type="float" office:value="2" table:style-name="ce1">
            <text:p>2</text:p>
          </table:table-cell>
          <table:table-cell office:value-type="float" office:value="5.2" table:style-name="ce1">
            <text:p>5,2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4-21T00:00:00" table:style-name="ce2">
            <text:p>21.04.2011</text:p>
          </table:table-cell>
          <table:table-cell table:number-columns-repeated="16374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cos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2-21T00:00:00" table:style-name="ce2">
            <text:p>21.02.2014</text:p>
          </table:table-cell>
          <table:table-cell table:number-columns-repeated="16374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ulvia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,5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7T00:00:00" table:style-name="ce2">
            <text:p>27.07.2021</text:p>
          </table:table-cell>
          <table:table-cell table:number-columns-repeated="16374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imund</text:p>
          </table:table-cell>
          <table:table-cell office:value-type="float" office:value="5" table:style-name="ce1">
            <text:p>5</text:p>
          </table:table-cell>
          <table:table-cell office:value-type="float" office:value="6.3" table:style-name="ce1">
            <text:p>6,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0-29T00:00:00" table:style-name="ce2">
            <text:p>29.10.2017</text:p>
          </table:table-cell>
          <table:table-cell table:number-columns-repeated="16374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ey</text:p>
          </table:table-cell>
          <table:table-cell office:value-type="float" office:value="15" table:style-name="ce1">
            <text:p>15</text:p>
          </table:table-cell>
          <table:table-cell office:value-type="float" office:value="3.4" table:style-name="ce1">
            <text:p>3,4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1-23T00:00:00" table:style-name="ce2">
            <text:p>23.01.2011</text:p>
          </table:table-cell>
          <table:table-cell table:number-columns-repeated="16374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vin</text:p>
          </table:table-cell>
          <table:table-cell office:value-type="float" office:value="9" table:style-name="ce1">
            <text:p>9</text:p>
          </table:table-cell>
          <table:table-cell office:value-type="float" office:value="1.6" table:style-name="ce1">
            <text:p>1,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6-22T00:00:00" table:style-name="ce2">
            <text:p>22.06.2014</text:p>
          </table:table-cell>
          <table:table-cell table:number-columns-repeated="16374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lice</text:p>
          </table:table-cell>
          <table:table-cell office:value-type="float" office:value="15" table:style-name="ce1">
            <text:p>1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1-29T00:00:00" table:style-name="ce2">
            <text:p>29.11.2017</text:p>
          </table:table-cell>
          <table:table-cell table:number-columns-repeated="16374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elipa</text:p>
          </table:table-cell>
          <table:table-cell office:value-type="float" office:value="4" table:style-name="ce1">
            <text:p>4</text:p>
          </table:table-cell>
          <table:table-cell office:value-type="float" office:value="4.7" table:style-name="ce1">
            <text:p>4,7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9-24T00:00:00" table:style-name="ce2">
            <text:p>24.09.2019</text:p>
          </table:table-cell>
          <table:table-cell table:number-columns-repeated="16374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thanael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,2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26T00:00:00" table:style-name="ce2">
            <text:p>26.07.2021</text:p>
          </table:table-cell>
          <table:table-cell table:number-columns-repeated="16374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elestina</text:p>
          </table:table-cell>
          <table:table-cell office:value-type="float" office:value="18" table:style-name="ce1">
            <text:p>18</text:p>
          </table:table-cell>
          <table:table-cell office:value-type="float" office:value="2.7" table:style-name="ce1">
            <text:p>2,7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12-28T00:00:00" table:style-name="ce2">
            <text:p>28.12.2023</text:p>
          </table:table-cell>
          <table:table-cell table:number-columns-repeated="16374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leyne</text:p>
          </table:table-cell>
          <table:table-cell office:value-type="float" office:value="4" table:style-name="ce1">
            <text:p>4</text:p>
          </table:table-cell>
          <table:table-cell office:value-type="float" office:value="6.5" table:style-name="ce1">
            <text:p>6,5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14T00:00:00" table:style-name="ce2">
            <text:p>14.10.2022</text:p>
          </table:table-cell>
          <table:table-cell table:number-columns-repeated="16374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ustino</text:p>
          </table:table-cell>
          <table:table-cell office:value-type="float" office:value="15" table:style-name="ce1">
            <text:p>15</text:p>
          </table:table-cell>
          <table:table-cell office:value-type="float" office:value="3.2" table:style-name="ce1">
            <text:p>3,2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6-17T00:00:00" table:style-name="ce2">
            <text:p>17.06.2013</text:p>
          </table:table-cell>
          <table:table-cell table:number-columns-repeated="16374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dge</text:p>
          </table:table-cell>
          <table:table-cell office:value-type="float" office:value="4" table:style-name="ce1">
            <text:p>4</text:p>
          </table:table-cell>
          <table:table-cell office:value-type="float" office:value="1.9" table:style-name="ce1">
            <text:p>1,9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1-14T00:00:00" table:style-name="ce2">
            <text:p>14.11.2014</text:p>
          </table:table-cell>
          <table:table-cell table:number-columns-repeated="16374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d</text:p>
          </table:table-cell>
          <table:table-cell office:value-type="float" office:value="15" table:style-name="ce1">
            <text:p>15</text:p>
          </table:table-cell>
          <table:table-cell office:value-type="float" office:value="2.4" table:style-name="ce1">
            <text:p>2,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slett</text:p>
          </table:table-cell>
          <table:table-cell office:value-type="float" office:value="11" table:style-name="ce1">
            <text:p>11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9-14T00:00:00" table:style-name="ce2">
            <text:p>14.09.2010</text:p>
          </table:table-cell>
          <table:table-cell table:number-columns-repeated="16374"/>
        </table:table-row>
        <table:table-row table:style-name="ro1">
          <table:table-cell office:value-type="float" office:value="1155" table:style-name="ce1">
            <text:p>11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cilio</text:p>
          </table:table-cell>
          <table:table-cell office:value-type="float" office:value="9" table:style-name="ce1">
            <text:p>9</text:p>
          </table:table-cell>
          <table:table-cell office:value-type="float" office:value="2.4" table:style-name="ce1">
            <text:p>2,4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0-21T00:00:00" table:style-name="ce2">
            <text:p>21.10.2015</text:p>
          </table:table-cell>
          <table:table-cell table:number-columns-repeated="16374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dsel</text:p>
          </table:table-cell>
          <table:table-cell office:value-type="float" office:value="10" table:style-name="ce1">
            <text:p>10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vena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,5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ole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sanna</text:p>
          </table:table-cell>
          <table:table-cell office:value-type="float" office:value="6" table:style-name="ce1">
            <text:p>6</text:p>
          </table:table-cell>
          <table:table-cell office:value-type="float" office:value="6.4" table:style-name="ce1">
            <text:p>6,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tis</text:p>
          </table:table-cell>
          <table:table-cell office:value-type="float" office:value="14" table:style-name="ce1">
            <text:p>14</text:p>
          </table:table-cell>
          <table:table-cell office:value-type="float" office:value="3.1" table:style-name="ce1">
            <text:p>3,1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bey</text:p>
          </table:table-cell>
          <table:table-cell office:value-type="float" office:value="12" table:style-name="ce1">
            <text:p>12</text:p>
          </table:table-cell>
          <table:table-cell office:value-type="float" office:value="2.8" table:style-name="ce1">
            <text:p>2,8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5-06T00:00:00" table:style-name="ce2">
            <text:p>06.05.2017</text:p>
          </table:table-cell>
          <table:table-cell table:number-columns-repeated="16374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talie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0-14T00:00:00" table:style-name="ce2">
            <text:p>14.10.2011</text:p>
          </table:table-cell>
          <table:table-cell table:number-columns-repeated="16374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yndy</text:p>
          </table:table-cell>
          <table:table-cell office:value-type="float" office:value="11" table:style-name="ce1">
            <text:p>11</text:p>
          </table:table-cell>
          <table:table-cell office:value-type="float" office:value="1.4" table:style-name="ce1">
            <text:p>1,4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5-11T00:00:00" table:style-name="ce2">
            <text:p>11.05.2017</text:p>
          </table:table-cell>
          <table:table-cell table:number-columns-repeated="16374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unstan</text:p>
          </table:table-cell>
          <table:table-cell office:value-type="float" office:value="8" table:style-name="ce1">
            <text:p>8</text:p>
          </table:table-cell>
          <table:table-cell office:value-type="float" office:value="0.9" table:style-name="ce1">
            <text:p>0,9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9-20T00:00:00" table:style-name="ce2">
            <text:p>20.09.2015</text:p>
          </table:table-cell>
          <table:table-cell table:number-columns-repeated="16374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donia</text:p>
          </table:table-cell>
          <table:table-cell office:value-type="float" office:value="2" table:style-name="ce1">
            <text:p>2</text:p>
          </table:table-cell>
          <table:table-cell office:value-type="float" office:value="2.8" table:style-name="ce1">
            <text:p>2,8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2-09T00:00:00" table:style-name="ce2">
            <text:p>09.02.2017</text:p>
          </table:table-cell>
          <table:table-cell table:number-columns-repeated="16374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chardo</text:p>
          </table:table-cell>
          <table:table-cell office:value-type="float" office:value="10" table:style-name="ce1">
            <text:p>10</text:p>
          </table:table-cell>
          <table:table-cell office:value-type="float" office:value="6.2" table:style-name="ce1">
            <text:p>6,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lyanne</text:p>
          </table:table-cell>
          <table:table-cell office:value-type="float" office:value="9" table:style-name="ce1">
            <text:p>9</text:p>
          </table:table-cell>
          <table:table-cell office:value-type="float" office:value="3.9" table:style-name="ce1">
            <text:p>3,9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16T00:00:00" table:style-name="ce2">
            <text:p>16.05.2019</text:p>
          </table:table-cell>
          <table:table-cell table:number-columns-repeated="16374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inaldo</text:p>
          </table:table-cell>
          <table:table-cell office:value-type="float" office:value="5" table:style-name="ce1">
            <text:p>5</text:p>
          </table:table-cell>
          <table:table-cell office:value-type="float" office:value="0.3" table:style-name="ce1">
            <text:p>0,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03T00:00:00" table:style-name="ce2">
            <text:p>03.02.2018</text:p>
          </table:table-cell>
          <table:table-cell table:number-columns-repeated="16374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m</text:p>
          </table:table-cell>
          <table:table-cell office:value-type="float" office:value="7" table:style-name="ce1">
            <text:p>7</text:p>
          </table:table-cell>
          <table:table-cell office:value-type="float" office:value="6.9" table:style-name="ce1">
            <text:p>6,9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3-20T00:00:00" table:style-name="ce2">
            <text:p>20.03.2013</text:p>
          </table:table-cell>
          <table:table-cell table:number-columns-repeated="16374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yon</text:p>
          </table:table-cell>
          <table:table-cell office:value-type="float" office:value="1" table:style-name="ce1">
            <text:p>1</text:p>
          </table:table-cell>
          <table:table-cell office:value-type="float" office:value="1.8" table:style-name="ce1">
            <text:p>1,8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ule</text:p>
          </table:table-cell>
          <table:table-cell office:value-type="float" office:value="14" table:style-name="ce1">
            <text:p>14</text:p>
          </table:table-cell>
          <table:table-cell office:value-type="float" office:value="5.5" table:style-name="ce1">
            <text:p>5,5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2T00:00:00" table:style-name="ce2">
            <text:p>12.11.2015</text:p>
          </table:table-cell>
          <table:table-cell table:number-columns-repeated="16374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igh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3-30T00:00:00" table:style-name="ce2">
            <text:p>30.03.2016</text:p>
          </table:table-cell>
          <table:table-cell table:number-columns-repeated="16374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olus</text:p>
          </table:table-cell>
          <table:table-cell office:value-type="float" office:value="4" table:style-name="ce1">
            <text:p>4</text:p>
          </table:table-cell>
          <table:table-cell office:value-type="float" office:value="0.3" table:style-name="ce1">
            <text:p>0,3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0T00:00:00" table:style-name="ce2">
            <text:p>20.12.2019</text:p>
          </table:table-cell>
          <table:table-cell table:number-columns-repeated="16374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llie</text:p>
          </table:table-cell>
          <table:table-cell office:value-type="float" office:value="14" table:style-name="ce1">
            <text:p>1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lila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oriana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lyn</text:p>
          </table:table-cell>
          <table:table-cell office:value-type="float" office:value="4" table:style-name="ce1">
            <text:p>4</text:p>
          </table:table-cell>
          <table:table-cell office:value-type="float" office:value="5.4" table:style-name="ce1">
            <text:p>5,4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lfreda</text:p>
          </table:table-cell>
          <table:table-cell office:value-type="float" office:value="12" table:style-name="ce1">
            <text:p>12</text:p>
          </table:table-cell>
          <table:table-cell office:value-type="float" office:value="0.7" table:style-name="ce1">
            <text:p>0,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ppy</text:p>
          </table:table-cell>
          <table:table-cell office:value-type="float" office:value="14" table:style-name="ce1">
            <text:p>14</text:p>
          </table:table-cell>
          <table:table-cell office:value-type="float" office:value="6.1" table:style-name="ce1">
            <text:p>6,1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ss</text:p>
          </table:table-cell>
          <table:table-cell office:value-type="float" office:value="13" table:style-name="ce1">
            <text:p>13</text:p>
          </table:table-cell>
          <table:table-cell office:value-type="float" office:value="6.7" table:style-name="ce1">
            <text:p>6,7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a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,1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4-28T00:00:00" table:style-name="ce2">
            <text:p>28.04.2015</text:p>
          </table:table-cell>
          <table:table-cell table:number-columns-repeated="16374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m</text:p>
          </table:table-cell>
          <table:table-cell office:value-type="float" office:value="14" table:style-name="ce1">
            <text:p>14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9-05T00:00:00" table:style-name="ce2">
            <text:p>05.09.2011</text:p>
          </table:table-cell>
          <table:table-cell table:number-columns-repeated="16374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bert</text:p>
          </table:table-cell>
          <table:table-cell office:value-type="float" office:value="12" table:style-name="ce1">
            <text:p>1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gdon</text:p>
          </table:table-cell>
          <table:table-cell office:value-type="float" office:value="14" table:style-name="ce1">
            <text:p>14</text:p>
          </table:table-cell>
          <table:table-cell office:value-type="float" office:value="6.4" table:style-name="ce1">
            <text:p>6,4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05T00:00:00" table:style-name="ce2">
            <text:p>05.07.2022</text:p>
          </table:table-cell>
          <table:table-cell table:number-columns-repeated="16374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rdy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9-13T00:00:00" table:style-name="ce2">
            <text:p>13.09.2011</text:p>
          </table:table-cell>
          <table:table-cell table:number-columns-repeated="16374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niece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1-16T00:00:00" table:style-name="ce2">
            <text:p>16.01.2018</text:p>
          </table:table-cell>
          <table:table-cell table:number-columns-repeated="16374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ldwell</text:p>
          </table:table-cell>
          <table:table-cell office:value-type="float" office:value="13" table:style-name="ce1">
            <text:p>13</text:p>
          </table:table-cell>
          <table:table-cell office:value-type="float" office:value="0.2" table:style-name="ce1">
            <text:p>0,2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2-12T00:00:00" table:style-name="ce2">
            <text:p>12.02.2010</text:p>
          </table:table-cell>
          <table:table-cell table:number-columns-repeated="16374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nold</text:p>
          </table:table-cell>
          <table:table-cell office:value-type="float" office:value="15" table:style-name="ce1">
            <text:p>15</text:p>
          </table:table-cell>
          <table:table-cell office:value-type="float" office:value="1.9" table:style-name="ce1">
            <text:p>1,9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0-26T00:00:00" table:style-name="ce2">
            <text:p>26.10.2017</text:p>
          </table:table-cell>
          <table:table-cell table:number-columns-repeated="16374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thel</text:p>
          </table:table-cell>
          <table:table-cell office:value-type="float" office:value="10" table:style-name="ce1">
            <text:p>10</text:p>
          </table:table-cell>
          <table:table-cell office:value-type="float" office:value="0.3" table:style-name="ce1">
            <text:p>0,3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1-25T00:00:00" table:style-name="ce2">
            <text:p>25.01.2020</text:p>
          </table:table-cell>
          <table:table-cell table:number-columns-repeated="16374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isie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10-10T00:00:00" table:style-name="ce2">
            <text:p>10.10.2012</text:p>
          </table:table-cell>
          <table:table-cell table:number-columns-repeated="16374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inson</text:p>
          </table:table-cell>
          <table:table-cell office:value-type="float" office:value="14" table:style-name="ce1">
            <text:p>14</text:p>
          </table:table-cell>
          <table:table-cell office:value-type="float" office:value="3.5" table:style-name="ce1">
            <text:p>3,5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7-28T00:00:00" table:style-name="ce2">
            <text:p>28.07.2011</text:p>
          </table:table-cell>
          <table:table-cell table:number-columns-repeated="16374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nes</text:p>
          </table:table-cell>
          <table:table-cell office:value-type="float" office:value="12" table:style-name="ce1">
            <text:p>12</text:p>
          </table:table-cell>
          <table:table-cell office:value-type="float" office:value="0.5" table:style-name="ce1">
            <text:p>0,5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7-05T00:00:00" table:style-name="ce2">
            <text:p>05.07.2010</text:p>
          </table:table-cell>
          <table:table-cell table:number-columns-repeated="16374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mer</text:p>
          </table:table-cell>
          <table:table-cell office:value-type="float" office:value="16" table:style-name="ce1">
            <text:p>16</text:p>
          </table:table-cell>
          <table:table-cell office:value-type="float" office:value="3.9" table:style-name="ce1">
            <text:p>3,9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1-10T00:00:00" table:style-name="ce2">
            <text:p>10.11.2022</text:p>
          </table:table-cell>
          <table:table-cell table:number-columns-repeated="16374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irbie</text:p>
          </table:table-cell>
          <table:table-cell office:value-type="float" office:value="12" table:style-name="ce1">
            <text:p>12</text:p>
          </table:table-cell>
          <table:table-cell office:value-type="float" office:value="4.2" table:style-name="ce1">
            <text:p>4,2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1-27T00:00:00" table:style-name="ce2">
            <text:p>27.11.2019</text:p>
          </table:table-cell>
          <table:table-cell table:number-columns-repeated="16374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minica</text:p>
          </table:table-cell>
          <table:table-cell office:value-type="float" office:value="12" table:style-name="ce1">
            <text:p>12</text:p>
          </table:table-cell>
          <table:table-cell office:value-type="float" office:value="4.2" table:style-name="ce1">
            <text:p>4,2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17T00:00:00" table:style-name="ce2">
            <text:p>17.01.2009</text:p>
          </table:table-cell>
          <table:table-cell table:number-columns-repeated="16374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card</text:p>
          </table:table-cell>
          <table:table-cell office:value-type="float" office:value="18" table:style-name="ce1">
            <text:p>18</text:p>
          </table:table-cell>
          <table:table-cell office:value-type="float" office:value="6.1" table:style-name="ce1">
            <text:p>6,1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7-16T00:00:00" table:style-name="ce2">
            <text:p>16.07.2011</text:p>
          </table:table-cell>
          <table:table-cell table:number-columns-repeated="16374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ur</text:p>
          </table:table-cell>
          <table:table-cell office:value-type="float" office:value="18" table:style-name="ce1">
            <text:p>18</text:p>
          </table:table-cell>
          <table:table-cell office:value-type="float" office:value="4.7" table:style-name="ce1">
            <text:p>4,7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0T00:00:00" table:style-name="ce2">
            <text:p>20.10.2014</text:p>
          </table:table-cell>
          <table:table-cell table:number-columns-repeated="16374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ilyn</text:p>
          </table:table-cell>
          <table:table-cell office:value-type="float" office:value="4" table:style-name="ce1">
            <text:p>4</text:p>
          </table:table-cell>
          <table:table-cell office:value-type="float" office:value="5.5" table:style-name="ce1">
            <text:p>5,5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1-29T00:00:00" table:style-name="ce2">
            <text:p>29.01.2024</text:p>
          </table:table-cell>
          <table:table-cell table:number-columns-repeated="16374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thaire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20T00:00:00" table:style-name="ce2">
            <text:p>20.07.2018</text:p>
          </table:table-cell>
          <table:table-cell table:number-columns-repeated="16374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ndie</text:p>
          </table:table-cell>
          <table:table-cell office:value-type="float" office:value="12" table:style-name="ce1">
            <text:p>12</text:p>
          </table:table-cell>
          <table:table-cell office:value-type="float" office:value="5.8" table:style-name="ce1">
            <text:p>5,8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da</text:p>
          </table:table-cell>
          <table:table-cell office:value-type="float" office:value="1" table:style-name="ce1">
            <text:p>1</text:p>
          </table:table-cell>
          <table:table-cell office:value-type="float" office:value="1.5" table:style-name="ce1">
            <text:p>1,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5-23T00:00:00" table:style-name="ce2">
            <text:p>23.05.2019</text:p>
          </table:table-cell>
          <table:table-cell table:number-columns-repeated="16374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er</text:p>
          </table:table-cell>
          <table:table-cell office:value-type="float" office:value="18" table:style-name="ce1">
            <text:p>18</text:p>
          </table:table-cell>
          <table:table-cell office:value-type="float" office:value="6.2" table:style-name="ce1">
            <text:p>6,2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5-25T00:00:00" table:style-name="ce2">
            <text:p>25.05.2020</text:p>
          </table:table-cell>
          <table:table-cell table:number-columns-repeated="16374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nny</text:p>
          </table:table-cell>
          <table:table-cell office:value-type="float" office:value="7" table:style-name="ce1">
            <text:p>7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0-20T00:00:00" table:style-name="ce2">
            <text:p>20.10.2020</text:p>
          </table:table-cell>
          <table:table-cell table:number-columns-repeated="16374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v</text:p>
          </table:table-cell>
          <table:table-cell office:value-type="float" office:value="8" table:style-name="ce1">
            <text:p>8</text:p>
          </table:table-cell>
          <table:table-cell office:value-type="float" office:value="6.1" table:style-name="ce1">
            <text:p>6,1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8-20T00:00:00" table:style-name="ce2">
            <text:p>20.08.2017</text:p>
          </table:table-cell>
          <table:table-cell table:number-columns-repeated="16374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rnie</text:p>
          </table:table-cell>
          <table:table-cell office:value-type="float" office:value="16" table:style-name="ce1">
            <text:p>16</text:p>
          </table:table-cell>
          <table:table-cell office:value-type="float" office:value="5.6" table:style-name="ce1">
            <text:p>5,6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22T00:00:00" table:style-name="ce2">
            <text:p>22.06.2009</text:p>
          </table:table-cell>
          <table:table-cell table:number-columns-repeated="16374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eroy</text:p>
          </table:table-cell>
          <table:table-cell office:value-type="float" office:value="5" table:style-name="ce1">
            <text:p>5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7-17T00:00:00" table:style-name="ce2">
            <text:p>17.07.2020</text:p>
          </table:table-cell>
          <table:table-cell table:number-columns-repeated="16374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orly</text:p>
          </table:table-cell>
          <table:table-cell office:value-type="float" office:value="7" table:style-name="ce1">
            <text:p>7</text:p>
          </table:table-cell>
          <table:table-cell office:value-type="float" office:value="4.3" table:style-name="ce1">
            <text:p>4,3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9-01T00:00:00" table:style-name="ce2">
            <text:p>01.09.2016</text:p>
          </table:table-cell>
          <table:table-cell table:number-columns-repeated="16374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livette</text:p>
          </table:table-cell>
          <table:table-cell office:value-type="float" office:value="18" table:style-name="ce1">
            <text:p>18</text:p>
          </table:table-cell>
          <table:table-cell office:value-type="float" office:value="1.3" table:style-name="ce1">
            <text:p>1,3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6T00:00:00" table:style-name="ce2">
            <text:p>26.01.2023</text:p>
          </table:table-cell>
          <table:table-cell table:number-columns-repeated="16374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ell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2-26T00:00:00" table:style-name="ce2">
            <text:p>26.02.2022</text:p>
          </table:table-cell>
          <table:table-cell table:number-columns-repeated="16374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yon</text:p>
          </table:table-cell>
          <table:table-cell office:value-type="float" office:value="14" table:style-name="ce1">
            <text:p>14</text:p>
          </table:table-cell>
          <table:table-cell office:value-type="float" office:value="6.4" table:style-name="ce1">
            <text:p>6,4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18T00:00:00" table:style-name="ce2">
            <text:p>18.07.2018</text:p>
          </table:table-cell>
          <table:table-cell table:number-columns-repeated="16374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yton</text:p>
          </table:table-cell>
          <table:table-cell office:value-type="float" office:value="7" table:style-name="ce1">
            <text:p>7</text:p>
          </table:table-cell>
          <table:table-cell office:value-type="float" office:value="1.6" table:style-name="ce1">
            <text:p>1,6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1-10T00:00:00" table:style-name="ce2">
            <text:p>10.11.2011</text:p>
          </table:table-cell>
          <table:table-cell table:number-columns-repeated="16374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el</text:p>
          </table:table-cell>
          <table:table-cell office:value-type="float" office:value="13" table:style-name="ce1">
            <text:p>13</text:p>
          </table:table-cell>
          <table:table-cell office:value-type="float" office:value="6.1" table:style-name="ce1">
            <text:p>6,1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2-26T00:00:00" table:style-name="ce2">
            <text:p>26.12.2016</text:p>
          </table:table-cell>
          <table:table-cell table:number-columns-repeated="16374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by</text:p>
          </table:table-cell>
          <table:table-cell office:value-type="float" office:value="12" table:style-name="ce1">
            <text:p>12</text:p>
          </table:table-cell>
          <table:table-cell office:value-type="float" office:value="6.8" table:style-name="ce1">
            <text:p>6,8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4-02T00:00:00" table:style-name="ce2">
            <text:p>02.04.2009</text:p>
          </table:table-cell>
          <table:table-cell table:number-columns-repeated="16374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amus</text:p>
          </table:table-cell>
          <table:table-cell office:value-type="float" office:value="5" table:style-name="ce1">
            <text:p>5</text:p>
          </table:table-cell>
          <table:table-cell office:value-type="float" office:value="0.7" table:style-name="ce1">
            <text:p>0,7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3-26T00:00:00" table:style-name="ce2">
            <text:p>26.03.2015</text:p>
          </table:table-cell>
          <table:table-cell table:number-columns-repeated="16374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llie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08T00:00:00" table:style-name="ce2">
            <text:p>08.10.2022</text:p>
          </table:table-cell>
          <table:table-cell table:number-columns-repeated="16374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le</text:p>
          </table:table-cell>
          <table:table-cell office:value-type="float" office:value="8" table:style-name="ce1">
            <text:p>8</text:p>
          </table:table-cell>
          <table:table-cell office:value-type="float" office:value="4.2" table:style-name="ce1">
            <text:p>4,2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5T00:00:00" table:style-name="ce2">
            <text:p>25.10.2015</text:p>
          </table:table-cell>
          <table:table-cell table:number-columns-repeated="16374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cellus</text:p>
          </table:table-cell>
          <table:table-cell office:value-type="float" office:value="5" table:style-name="ce1">
            <text:p>5</text:p>
          </table:table-cell>
          <table:table-cell office:value-type="float" office:value="2.4" table:style-name="ce1">
            <text:p>2,4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24T00:00:00" table:style-name="ce2">
            <text:p>24.06.2022</text:p>
          </table:table-cell>
          <table:table-cell table:number-columns-repeated="16374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thlene</text:p>
          </table:table-cell>
          <table:table-cell office:value-type="float" office:value="6" table:style-name="ce1">
            <text:p>6</text:p>
          </table:table-cell>
          <table:table-cell office:value-type="float" office:value="5.6" table:style-name="ce1">
            <text:p>5,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1-11T00:00:00" table:style-name="ce2">
            <text:p>11.11.2008</text:p>
          </table:table-cell>
          <table:table-cell table:number-columns-repeated="16374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wie</text:p>
          </table:table-cell>
          <table:table-cell office:value-type="float" office:value="18" table:style-name="ce1">
            <text:p>18</text:p>
          </table:table-cell>
          <table:table-cell office:value-type="float" office:value="4.8" table:style-name="ce1">
            <text:p>4,8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9-02T00:00:00" table:style-name="ce2">
            <text:p>02.09.2021</text:p>
          </table:table-cell>
          <table:table-cell table:number-columns-repeated="16374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meline</text:p>
          </table:table-cell>
          <table:table-cell office:value-type="float" office:value="18" table:style-name="ce1">
            <text:p>18</text:p>
          </table:table-cell>
          <table:table-cell office:value-type="float" office:value="0.7" table:style-name="ce1">
            <text:p>0,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1-25T00:00:00" table:style-name="ce2">
            <text:p>25.11.2019</text:p>
          </table:table-cell>
          <table:table-cell table:number-columns-repeated="16374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el</text:p>
          </table:table-cell>
          <table:table-cell office:value-type="float" office:value="9" table:style-name="ce1">
            <text:p>9</text:p>
          </table:table-cell>
          <table:table-cell office:value-type="float" office:value="3.2" table:style-name="ce1">
            <text:p>3,2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09T00:00:00" table:style-name="ce2">
            <text:p>09.06.2022</text:p>
          </table:table-cell>
          <table:table-cell table:number-columns-repeated="16374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aun</text:p>
          </table:table-cell>
          <table:table-cell office:value-type="float" office:value="7" table:style-name="ce1">
            <text:p>7</text:p>
          </table:table-cell>
          <table:table-cell office:value-type="float" office:value="4.7" table:style-name="ce1">
            <text:p>4,7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10-02T00:00:00" table:style-name="ce2">
            <text:p>02.10.2012</text:p>
          </table:table-cell>
          <table:table-cell table:number-columns-repeated="16374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olante</text:p>
          </table:table-cell>
          <table:table-cell office:value-type="float" office:value="1" table:style-name="ce1">
            <text:p>1</text:p>
          </table:table-cell>
          <table:table-cell office:value-type="float" office:value="2.6" table:style-name="ce1">
            <text:p>2,6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1-18T00:00:00" table:style-name="ce2">
            <text:p>18.11.2022</text:p>
          </table:table-cell>
          <table:table-cell table:number-columns-repeated="16374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s</text:p>
          </table:table-cell>
          <table:table-cell office:value-type="float" office:value="4" table:style-name="ce1">
            <text:p>4</text:p>
          </table:table-cell>
          <table:table-cell office:value-type="float" office:value="1.3" table:style-name="ce1">
            <text:p>1,3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3-17T00:00:00" table:style-name="ce2">
            <text:p>17.03.2020</text:p>
          </table:table-cell>
          <table:table-cell table:number-columns-repeated="16374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st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3T00:00:00" table:style-name="ce2">
            <text:p>03.07.2022</text:p>
          </table:table-cell>
          <table:table-cell table:number-columns-repeated="16374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ige</text:p>
          </table:table-cell>
          <table:table-cell office:value-type="float" office:value="8" table:style-name="ce1">
            <text:p>8</text:p>
          </table:table-cell>
          <table:table-cell office:value-type="float" office:value="5.3" table:style-name="ce1">
            <text:p>5,3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1-25T00:00:00" table:style-name="ce2">
            <text:p>25.01.2009</text:p>
          </table:table-cell>
          <table:table-cell table:number-columns-repeated="16374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les</text:p>
          </table:table-cell>
          <table:table-cell office:value-type="float" office:value="10" table:style-name="ce1">
            <text:p>10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7-22T00:00:00" table:style-name="ce2">
            <text:p>22.07.2016</text:p>
          </table:table-cell>
          <table:table-cell table:number-columns-repeated="16374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neva</text:p>
          </table:table-cell>
          <table:table-cell office:value-type="float" office:value="12" table:style-name="ce1">
            <text:p>12</text:p>
          </table:table-cell>
          <table:table-cell office:value-type="float" office:value="6.1" table:style-name="ce1">
            <text:p>6,1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6-22T00:00:00" table:style-name="ce2">
            <text:p>22.06.2017</text:p>
          </table:table-cell>
          <table:table-cell table:number-columns-repeated="16374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selle</text:p>
          </table:table-cell>
          <table:table-cell office:value-type="float" office:value="5" table:style-name="ce1">
            <text:p>5</text:p>
          </table:table-cell>
          <table:table-cell office:value-type="float" office:value="5.8" table:style-name="ce1">
            <text:p>5,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1-09T00:00:00" table:style-name="ce2">
            <text:p>09.11.2008</text:p>
          </table:table-cell>
          <table:table-cell table:number-columns-repeated="16374"/>
        </table:table-row>
        <table:table-row table:style-name="ro1">
          <table:table-cell office:value-type="float" office:value="1230" table:style-name="ce1">
            <text:p>12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ru</text:p>
          </table:table-cell>
          <table:table-cell office:value-type="float" office:value="4" table:style-name="ce1">
            <text:p>4</text:p>
          </table:table-cell>
          <table:table-cell office:value-type="float" office:value="5.2" table:style-name="ce1">
            <text:p>5,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5-18T00:00:00" table:style-name="ce2">
            <text:p>18.05.2020</text:p>
          </table:table-cell>
          <table:table-cell table:number-columns-repeated="16374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rlin</text:p>
          </table:table-cell>
          <table:table-cell office:value-type="float" office:value="15" table:style-name="ce1">
            <text:p>15</text:p>
          </table:table-cell>
          <table:table-cell office:value-type="float" office:value="0.5" table:style-name="ce1">
            <text:p>0,5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0-29T00:00:00" table:style-name="ce2">
            <text:p>29.10.2009</text:p>
          </table:table-cell>
          <table:table-cell table:number-columns-repeated="16374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il</text:p>
          </table:table-cell>
          <table:table-cell office:value-type="float" office:value="8" table:style-name="ce1">
            <text:p>8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0T00:00:00" table:style-name="ce2">
            <text:p>10.12.2009</text:p>
          </table:table-cell>
          <table:table-cell table:number-columns-repeated="16374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ia</text:p>
          </table:table-cell>
          <table:table-cell office:value-type="float" office:value="1" table:style-name="ce1">
            <text:p>1</text:p>
          </table:table-cell>
          <table:table-cell office:value-type="float" office:value="5.5" table:style-name="ce1">
            <text:p>5,5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2T00:00:00" table:style-name="ce2">
            <text:p>12.12.2009</text:p>
          </table:table-cell>
          <table:table-cell table:number-columns-repeated="16374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onrad</text:p>
          </table:table-cell>
          <table:table-cell office:value-type="float" office:value="6" table:style-name="ce1">
            <text:p>6</text:p>
          </table:table-cell>
          <table:table-cell office:value-type="float" office:value="0.5" table:style-name="ce1">
            <text:p>0,5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7T00:00:00" table:style-name="ce2">
            <text:p>07.07.2015</text:p>
          </table:table-cell>
          <table:table-cell table:number-columns-repeated="16374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oody</text:p>
          </table:table-cell>
          <table:table-cell office:value-type="float" office:value="17" table:style-name="ce1">
            <text:p>17</text:p>
          </table:table-cell>
          <table:table-cell office:value-type="float" office:value="5.9" table:style-name="ce1">
            <text:p>5,9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6-08T00:00:00" table:style-name="ce2">
            <text:p>08.06.2018</text:p>
          </table:table-cell>
          <table:table-cell table:number-columns-repeated="16374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lario</text:p>
          </table:table-cell>
          <table:table-cell office:value-type="float" office:value="4" table:style-name="ce1">
            <text:p>4</text:p>
          </table:table-cell>
          <table:table-cell office:value-type="float" office:value="2.5" table:style-name="ce1">
            <text:p>2,5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1-23T00:00:00" table:style-name="ce2">
            <text:p>23.11.2016</text:p>
          </table:table-cell>
          <table:table-cell table:number-columns-repeated="16374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rrine</text:p>
          </table:table-cell>
          <table:table-cell office:value-type="float" office:value="17" table:style-name="ce1">
            <text:p>17</text:p>
          </table:table-cell>
          <table:table-cell office:value-type="float" office:value="3" table:style-name="ce1">
            <text:p>3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11-25T00:00:00" table:style-name="ce2">
            <text:p>25.11.2010</text:p>
          </table:table-cell>
          <table:table-cell table:number-columns-repeated="16374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mmie</text:p>
          </table:table-cell>
          <table:table-cell office:value-type="float" office:value="3" table:style-name="ce1">
            <text:p>3</text:p>
          </table:table-cell>
          <table:table-cell office:value-type="float" office:value="4.5" table:style-name="ce1">
            <text:p>4,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2-08T00:00:00" table:style-name="ce2">
            <text:p>08.02.2012</text:p>
          </table:table-cell>
          <table:table-cell table:number-columns-repeated="16374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ve</text:p>
          </table:table-cell>
          <table:table-cell office:value-type="float" office:value="7" table:style-name="ce1">
            <text:p>7</text:p>
          </table:table-cell>
          <table:table-cell office:value-type="float" office:value="0.6" table:style-name="ce1">
            <text:p>0,6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9-25T00:00:00" table:style-name="ce2">
            <text:p>25.09.2017</text:p>
          </table:table-cell>
          <table:table-cell table:number-columns-repeated="16374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dolphus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ellyshel</text:p>
          </table:table-cell>
          <table:table-cell office:value-type="float" office:value="12" table:style-name="ce1">
            <text:p>1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27T00:00:00" table:style-name="ce2">
            <text:p>27.02.2017</text:p>
          </table:table-cell>
          <table:table-cell table:number-columns-repeated="16374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laina</text:p>
          </table:table-cell>
          <table:table-cell office:value-type="float" office:value="14" table:style-name="ce1">
            <text:p>14</text:p>
          </table:table-cell>
          <table:table-cell office:value-type="float" office:value="4.5" table:style-name="ce1">
            <text:p>4,5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7-26T00:00:00" table:style-name="ce2">
            <text:p>26.07.2013</text:p>
          </table:table-cell>
          <table:table-cell table:number-columns-repeated="16374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lita</text:p>
          </table:table-cell>
          <table:table-cell office:value-type="float" office:value="8" table:style-name="ce1">
            <text:p>8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2-31T00:00:00" table:style-name="ce2">
            <text:p>31.12.2013</text:p>
          </table:table-cell>
          <table:table-cell table:number-columns-repeated="16374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rkley</text:p>
          </table:table-cell>
          <table:table-cell office:value-type="float" office:value="5" table:style-name="ce1">
            <text:p>5</text:p>
          </table:table-cell>
          <table:table-cell office:value-type="float" office:value="3.3" table:style-name="ce1">
            <text:p>3,3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7-03T00:00:00" table:style-name="ce2">
            <text:p>03.07.2009</text:p>
          </table:table-cell>
          <table:table-cell table:number-columns-repeated="16374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doney</text:p>
          </table:table-cell>
          <table:table-cell office:value-type="float" office:value="6" table:style-name="ce1">
            <text:p>6</text:p>
          </table:table-cell>
          <table:table-cell office:value-type="float" office:value="5.4" table:style-name="ce1">
            <text:p>5,4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1-18T00:00:00" table:style-name="ce2">
            <text:p>18.01.2021</text:p>
          </table:table-cell>
          <table:table-cell table:number-columns-repeated="16374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k</text:p>
          </table:table-cell>
          <table:table-cell office:value-type="float" office:value="17" table:style-name="ce1">
            <text:p>17</text:p>
          </table:table-cell>
          <table:table-cell office:value-type="float" office:value="0.8" table:style-name="ce1">
            <text:p>0,8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2-24T00:00:00" table:style-name="ce2">
            <text:p>24.12.2017</text:p>
          </table:table-cell>
          <table:table-cell table:number-columns-repeated="16374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ethea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,8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2-30T00:00:00" table:style-name="ce2">
            <text:p>30.12.2013</text:p>
          </table:table-cell>
          <table:table-cell table:number-columns-repeated="16374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nnie</text:p>
          </table:table-cell>
          <table:table-cell office:value-type="float" office:value="8" table:style-name="ce1">
            <text:p>8</text:p>
          </table:table-cell>
          <table:table-cell office:value-type="float" office:value="5.3" table:style-name="ce1">
            <text:p>5,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25T00:00:00" table:style-name="ce2">
            <text:p>25.02.2018</text:p>
          </table:table-cell>
          <table:table-cell table:number-columns-repeated="16374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rrily</text:p>
          </table:table-cell>
          <table:table-cell office:value-type="float" office:value="12" table:style-name="ce1">
            <text:p>12</text:p>
          </table:table-cell>
          <table:table-cell office:value-type="float" office:value="2.1" table:style-name="ce1">
            <text:p>2,1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8-16T00:00:00" table:style-name="ce2">
            <text:p>16.08.2023</text:p>
          </table:table-cell>
          <table:table-cell table:number-columns-repeated="16374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mogene</text:p>
          </table:table-cell>
          <table:table-cell office:value-type="float" office:value="5" table:style-name="ce1">
            <text:p>5</text:p>
          </table:table-cell>
          <table:table-cell office:value-type="float" office:value="6.4" table:style-name="ce1">
            <text:p>6,4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2-11T00:00:00" table:style-name="ce2">
            <text:p>11.02.2020</text:p>
          </table:table-cell>
          <table:table-cell table:number-columns-repeated="16374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ylor</text:p>
          </table:table-cell>
          <table:table-cell office:value-type="float" office:value="7" table:style-name="ce1">
            <text:p>7</text:p>
          </table:table-cell>
          <table:table-cell office:value-type="float" office:value="1.6" table:style-name="ce1">
            <text:p>1,6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2-01T00:00:00" table:style-name="ce2">
            <text:p>01.02.2019</text:p>
          </table:table-cell>
          <table:table-cell table:number-columns-repeated="16374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onnee</text:p>
          </table:table-cell>
          <table:table-cell office:value-type="float" office:value="15" table:style-name="ce1">
            <text:p>15</text:p>
          </table:table-cell>
          <table:table-cell office:value-type="float" office:value="5.4" table:style-name="ce1">
            <text:p>5,4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1-30T00:00:00" table:style-name="ce2">
            <text:p>30.01.2013</text:p>
          </table:table-cell>
          <table:table-cell table:number-columns-repeated="16374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ri</text:p>
          </table:table-cell>
          <table:table-cell office:value-type="float" office:value="5" table:style-name="ce1">
            <text:p>5</text:p>
          </table:table-cell>
          <table:table-cell office:value-type="float" office:value="1.7" table:style-name="ce1">
            <text:p>1,7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10T00:00:00" table:style-name="ce2">
            <text:p>10.09.2012</text:p>
          </table:table-cell>
          <table:table-cell table:number-columns-repeated="16374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iella</text:p>
          </table:table-cell>
          <table:table-cell office:value-type="float" office:value="17" table:style-name="ce1">
            <text:p>17</text:p>
          </table:table-cell>
          <table:table-cell office:value-type="float" office:value="3.4" table:style-name="ce1">
            <text:p>3,4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3-11T00:00:00" table:style-name="ce2">
            <text:p>11.03.2015</text:p>
          </table:table-cell>
          <table:table-cell table:number-columns-repeated="16374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key</text:p>
          </table:table-cell>
          <table:table-cell office:value-type="float" office:value="6" table:style-name="ce1">
            <text:p>6</text:p>
          </table:table-cell>
          <table:table-cell office:value-type="float" office:value="6.8" table:style-name="ce1">
            <text:p>6,8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3-10T00:00:00" table:style-name="ce2">
            <text:p>10.03.2013</text:p>
          </table:table-cell>
          <table:table-cell table:number-columns-repeated="16374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rke</text:p>
          </table:table-cell>
          <table:table-cell office:value-type="float" office:value="15" table:style-name="ce1">
            <text:p>15</text:p>
          </table:table-cell>
          <table:table-cell office:value-type="float" office:value="0.4" table:style-name="ce1">
            <text:p>0,4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2-07T00:00:00" table:style-name="ce2">
            <text:p>07.12.2015</text:p>
          </table:table-cell>
          <table:table-cell table:number-columns-repeated="16374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nnith</text:p>
          </table:table-cell>
          <table:table-cell office:value-type="float" office:value="9" table:style-name="ce1">
            <text:p>9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2-24T00:00:00" table:style-name="ce2">
            <text:p>24.02.2013</text:p>
          </table:table-cell>
          <table:table-cell table:number-columns-repeated="16374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ise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0T00:00:00" table:style-name="ce2">
            <text:p>20.01.2023</text:p>
          </table:table-cell>
          <table:table-cell table:number-columns-repeated="16374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ornie</text:p>
          </table:table-cell>
          <table:table-cell office:value-type="float" office:value="0" table:style-name="ce1">
            <text:p>0</text:p>
          </table:table-cell>
          <table:table-cell office:value-type="float" office:value="3.8" table:style-name="ce1">
            <text:p>3,8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18T00:00:00" table:style-name="ce2">
            <text:p>18.09.2012</text:p>
          </table:table-cell>
          <table:table-cell table:number-columns-repeated="16374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saline</text:p>
          </table:table-cell>
          <table:table-cell office:value-type="float" office:value="4" table:style-name="ce1">
            <text:p>4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21T00:00:00" table:style-name="ce2">
            <text:p>21.09.2012</text:p>
          </table:table-cell>
          <table:table-cell table:number-columns-repeated="16374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clin</text:p>
          </table:table-cell>
          <table:table-cell office:value-type="float" office:value="1" table:style-name="ce1">
            <text:p>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6-29T00:00:00" table:style-name="ce2">
            <text:p>29.06.2020</text:p>
          </table:table-cell>
          <table:table-cell table:number-columns-repeated="16374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onidas</text:p>
          </table:table-cell>
          <table:table-cell office:value-type="float" office:value="18" table:style-name="ce1">
            <text:p>18</text:p>
          </table:table-cell>
          <table:table-cell office:value-type="float" office:value="1.2" table:style-name="ce1">
            <text:p>1,2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08T00:00:00" table:style-name="ce2">
            <text:p>08.10.2011</text:p>
          </table:table-cell>
          <table:table-cell table:number-columns-repeated="16374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shia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4T00:00:00" table:style-name="ce2">
            <text:p>24.10.2014</text:p>
          </table:table-cell>
          <table:table-cell table:number-columns-repeated="16374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orst</text:p>
          </table:table-cell>
          <table:table-cell office:value-type="float" office:value="12" table:style-name="ce1">
            <text:p>12</text:p>
          </table:table-cell>
          <table:table-cell office:value-type="float" office:value="1.3" table:style-name="ce1">
            <text:p>1,3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1-07T00:00:00" table:style-name="ce2">
            <text:p>07.01.2021</text:p>
          </table:table-cell>
          <table:table-cell table:number-columns-repeated="16374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yman</text:p>
          </table:table-cell>
          <table:table-cell office:value-type="float" office:value="0" table:style-name="ce1">
            <text:p>0</text:p>
          </table:table-cell>
          <table:table-cell office:value-type="float" office:value="6.9" table:style-name="ce1">
            <text:p>6,9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5-20T00:00:00" table:style-name="ce2">
            <text:p>20.05.2009</text:p>
          </table:table-cell>
          <table:table-cell table:number-columns-repeated="16374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illamina</text:p>
          </table:table-cell>
          <table:table-cell office:value-type="float" office:value="5" table:style-name="ce1">
            <text:p>5</text:p>
          </table:table-cell>
          <table:table-cell office:value-type="float" office:value="4.8" table:style-name="ce1">
            <text:p>4,8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14T00:00:00" table:style-name="ce2">
            <text:p>14.09.2023</text:p>
          </table:table-cell>
          <table:table-cell table:number-columns-repeated="16374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uphemia</text:p>
          </table:table-cell>
          <table:table-cell office:value-type="float" office:value="5" table:style-name="ce1">
            <text:p>5</text:p>
          </table:table-cell>
          <table:table-cell office:value-type="float" office:value="6.7" table:style-name="ce1">
            <text:p>6,7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2-04T00:00:00" table:style-name="ce2">
            <text:p>04.12.2014</text:p>
          </table:table-cell>
          <table:table-cell table:number-columns-repeated="16374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nora</text:p>
          </table:table-cell>
          <table:table-cell office:value-type="float" office:value="0" table:style-name="ce1">
            <text:p>0</text:p>
          </table:table-cell>
          <table:table-cell office:value-type="float" office:value="3.4" table:style-name="ce1">
            <text:p>3,4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06T00:00:00" table:style-name="ce2">
            <text:p>06.12.2019</text:p>
          </table:table-cell>
          <table:table-cell table:number-columns-repeated="16374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ly</text:p>
          </table:table-cell>
          <table:table-cell office:value-type="float" office:value="14" table:style-name="ce1">
            <text:p>14</text:p>
          </table:table-cell>
          <table:table-cell office:value-type="float" office:value="6.2" table:style-name="ce1">
            <text:p>6,2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05T00:00:00" table:style-name="ce2">
            <text:p>05.07.2021</text:p>
          </table:table-cell>
          <table:table-cell table:number-columns-repeated="16374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zabeth</text:p>
          </table:table-cell>
          <table:table-cell office:value-type="float" office:value="17" table:style-name="ce1">
            <text:p>17</text:p>
          </table:table-cell>
          <table:table-cell office:value-type="float" office:value="6.9" table:style-name="ce1">
            <text:p>6,9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3-09T00:00:00" table:style-name="ce2">
            <text:p>09.03.2021</text:p>
          </table:table-cell>
          <table:table-cell table:number-columns-repeated="16374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Quincy</text:p>
          </table:table-cell>
          <table:table-cell office:value-type="float" office:value="12" table:style-name="ce1">
            <text:p>12</text:p>
          </table:table-cell>
          <table:table-cell office:value-type="float" office:value="1.2" table:style-name="ce1">
            <text:p>1,2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6-19T00:00:00" table:style-name="ce2">
            <text:p>19.06.2015</text:p>
          </table:table-cell>
          <table:table-cell table:number-columns-repeated="16374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mothea</text:p>
          </table:table-cell>
          <table:table-cell office:value-type="float" office:value="11" table:style-name="ce1">
            <text:p>11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12-04T00:00:00" table:style-name="ce2">
            <text:p>04.12.2018</text:p>
          </table:table-cell>
          <table:table-cell table:number-columns-repeated="16374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rren</text:p>
          </table:table-cell>
          <table:table-cell office:value-type="float" office:value="11" table:style-name="ce1">
            <text:p>11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garete</text:p>
          </table:table-cell>
          <table:table-cell office:value-type="float" office:value="8" table:style-name="ce1">
            <text:p>8</text:p>
          </table:table-cell>
          <table:table-cell office:value-type="float" office:value="3.2" table:style-name="ce1">
            <text:p>3,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3-05T00:00:00" table:style-name="ce2">
            <text:p>05.03.2023</text:p>
          </table:table-cell>
          <table:table-cell table:number-columns-repeated="16374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ryl</text:p>
          </table:table-cell>
          <table:table-cell office:value-type="float" office:value="10" table:style-name="ce1">
            <text:p>10</text:p>
          </table:table-cell>
          <table:table-cell office:value-type="float" office:value="2.9" table:style-name="ce1">
            <text:p>2,9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2-07T00:00:00" table:style-name="ce2">
            <text:p>07.02.2013</text:p>
          </table:table-cell>
          <table:table-cell table:number-columns-repeated="16374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sme</text:p>
          </table:table-cell>
          <table:table-cell office:value-type="float" office:value="12" table:style-name="ce1">
            <text:p>1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5-18T00:00:00" table:style-name="ce2">
            <text:p>18.05.2010</text:p>
          </table:table-cell>
          <table:table-cell table:number-columns-repeated="16374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ta</text:p>
          </table:table-cell>
          <table:table-cell office:value-type="float" office:value="5" table:style-name="ce1">
            <text:p>5</text:p>
          </table:table-cell>
          <table:table-cell office:value-type="float" office:value="6.6" table:style-name="ce1">
            <text:p>6,6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15T00:00:00" table:style-name="ce2">
            <text:p>15.06.2022</text:p>
          </table:table-cell>
          <table:table-cell table:number-columns-repeated="16374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clair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,6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1-14T00:00:00" table:style-name="ce2">
            <text:p>14.11.2009</text:p>
          </table:table-cell>
          <table:table-cell table:number-columns-repeated="16374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dene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1-12T00:00:00" table:style-name="ce2">
            <text:p>12.01.2012</text:p>
          </table:table-cell>
          <table:table-cell table:number-columns-repeated="16374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lila</text:p>
          </table:table-cell>
          <table:table-cell office:value-type="float" office:value="9" table:style-name="ce1">
            <text:p>9</text:p>
          </table:table-cell>
          <table:table-cell office:value-type="float" office:value="6.3" table:style-name="ce1">
            <text:p>6,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4-07T00:00:00" table:style-name="ce2">
            <text:p>07.04.2010</text:p>
          </table:table-cell>
          <table:table-cell table:number-columns-repeated="16374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ryl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29T00:00:00" table:style-name="ce2">
            <text:p>29.10.2022</text:p>
          </table:table-cell>
          <table:table-cell table:number-columns-repeated="16374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ymee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,5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4-21T00:00:00" table:style-name="ce2">
            <text:p>21.04.2011</text:p>
          </table:table-cell>
          <table:table-cell table:number-columns-repeated="16374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land</text:p>
          </table:table-cell>
          <table:table-cell office:value-type="float" office:value="9" table:style-name="ce1">
            <text:p>9</text:p>
          </table:table-cell>
          <table:table-cell office:value-type="float" office:value="5.8" table:style-name="ce1">
            <text:p>5,8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2-21T00:00:00" table:style-name="ce2">
            <text:p>21.02.2014</text:p>
          </table:table-cell>
          <table:table-cell table:number-columns-repeated="16374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orker</text:p>
          </table:table-cell>
          <table:table-cell office:value-type="float" office:value="0" table:style-name="ce1">
            <text:p>0</text:p>
          </table:table-cell>
          <table:table-cell office:value-type="float" office:value="2.9" table:style-name="ce1">
            <text:p>2,9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7T00:00:00" table:style-name="ce2">
            <text:p>27.07.2021</text:p>
          </table:table-cell>
          <table:table-cell table:number-columns-repeated="16374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rman</text:p>
          </table:table-cell>
          <table:table-cell office:value-type="float" office:value="3" table:style-name="ce1">
            <text:p>3</text:p>
          </table:table-cell>
          <table:table-cell office:value-type="float" office:value="0.6" table:style-name="ce1">
            <text:p>0,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0-29T00:00:00" table:style-name="ce2">
            <text:p>29.10.2017</text:p>
          </table:table-cell>
          <table:table-cell table:number-columns-repeated="16374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uretta</text:p>
          </table:table-cell>
          <table:table-cell office:value-type="float" office:value="11" table:style-name="ce1">
            <text:p>11</text:p>
          </table:table-cell>
          <table:table-cell office:value-type="float" office:value="1.7" table:style-name="ce1">
            <text:p>1,7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1-23T00:00:00" table:style-name="ce2">
            <text:p>23.01.2011</text:p>
          </table:table-cell>
          <table:table-cell table:number-columns-repeated="16374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lythe</text:p>
          </table:table-cell>
          <table:table-cell office:value-type="float" office:value="0" table:style-name="ce1">
            <text:p>0</text:p>
          </table:table-cell>
          <table:table-cell office:value-type="float" office:value="1.3" table:style-name="ce1">
            <text:p>1,3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6-22T00:00:00" table:style-name="ce2">
            <text:p>22.06.2014</text:p>
          </table:table-cell>
          <table:table-cell table:number-columns-repeated="16374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min</text:p>
          </table:table-cell>
          <table:table-cell office:value-type="float" office:value="4" table:style-name="ce1">
            <text:p>4</text:p>
          </table:table-cell>
          <table:table-cell office:value-type="float" office:value="5.2" table:style-name="ce1">
            <text:p>5,2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1-29T00:00:00" table:style-name="ce2">
            <text:p>29.11.2017</text:p>
          </table:table-cell>
          <table:table-cell table:number-columns-repeated="16374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rmit</text:p>
          </table:table-cell>
          <table:table-cell office:value-type="float" office:value="4" table:style-name="ce1">
            <text:p>4</text:p>
          </table:table-cell>
          <table:table-cell office:value-type="float" office:value="1.5" table:style-name="ce1">
            <text:p>1,5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9-24T00:00:00" table:style-name="ce2">
            <text:p>24.09.2019</text:p>
          </table:table-cell>
          <table:table-cell table:number-columns-repeated="16374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eorgeanne</text:p>
          </table:table-cell>
          <table:table-cell office:value-type="float" office:value="10" table:style-name="ce1">
            <text:p>10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6T00:00:00" table:style-name="ce2">
            <text:p>26.07.2021</text:p>
          </table:table-cell>
          <table:table-cell table:number-columns-repeated="16374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ze</text:p>
          </table:table-cell>
          <table:table-cell office:value-type="float" office:value="18" table:style-name="ce1">
            <text:p>1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12-28T00:00:00" table:style-name="ce2">
            <text:p>28.12.2023</text:p>
          </table:table-cell>
          <table:table-cell table:number-columns-repeated="16374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zarus</text:p>
          </table:table-cell>
          <table:table-cell office:value-type="float" office:value="17" table:style-name="ce1">
            <text:p>17</text:p>
          </table:table-cell>
          <table:table-cell office:value-type="float" office:value="0.9" table:style-name="ce1">
            <text:p>0,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14T00:00:00" table:style-name="ce2">
            <text:p>14.10.2022</text:p>
          </table:table-cell>
          <table:table-cell table:number-columns-repeated="16374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ristie</text:p>
          </table:table-cell>
          <table:table-cell office:value-type="float" office:value="11" table:style-name="ce1">
            <text:p>1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6-17T00:00:00" table:style-name="ce2">
            <text:p>17.06.2013</text:p>
          </table:table-cell>
          <table:table-cell table:number-columns-repeated="16374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llen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1-14T00:00:00" table:style-name="ce2">
            <text:p>14.11.2014</text:p>
          </table:table-cell>
          <table:table-cell table:number-columns-repeated="16374"/>
        </table:table-row>
        <table:table-row table:style-name="ro1">
          <table:table-cell office:value-type="float" office:value="1295" table:style-name="ce1">
            <text:p>12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mmond</text:p>
          </table:table-cell>
          <table:table-cell office:value-type="float" office:value="17" table:style-name="ce1">
            <text:p>17</text:p>
          </table:table-cell>
          <table:table-cell office:value-type="float" office:value="6.3" table:style-name="ce1">
            <text:p>6,3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myle</text:p>
          </table:table-cell>
          <table:table-cell office:value-type="float" office:value="7" table:style-name="ce1">
            <text:p>7</text:p>
          </table:table-cell>
          <table:table-cell office:value-type="float" office:value="4.2" table:style-name="ce1">
            <text:p>4,2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9-14T00:00:00" table:style-name="ce2">
            <text:p>14.09.2010</text:p>
          </table:table-cell>
          <table:table-cell table:number-columns-repeated="16374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ancyne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1T00:00:00" table:style-name="ce2">
            <text:p>21.10.2015</text:p>
          </table:table-cell>
          <table:table-cell table:number-columns-repeated="16374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ralyn</text:p>
          </table:table-cell>
          <table:table-cell office:value-type="float" office:value="2" table:style-name="ce1">
            <text:p>2</text:p>
          </table:table-cell>
          <table:table-cell office:value-type="float" office:value="5.3" table:style-name="ce1">
            <text:p>5,3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llina</text:p>
          </table:table-cell>
          <table:table-cell office:value-type="float" office:value="6" table:style-name="ce1">
            <text:p>6</text:p>
          </table:table-cell>
          <table:table-cell office:value-type="float" office:value="1.6" table:style-name="ce1">
            <text:p>1,6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iselda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nnie</text:p>
          </table:table-cell>
          <table:table-cell office:value-type="float" office:value="0" table:style-name="ce1">
            <text:p>0</text:p>
          </table:table-cell>
          <table:table-cell office:value-type="float" office:value="2.5" table:style-name="ce1">
            <text:p>2,5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ridel</text:p>
          </table:table-cell>
          <table:table-cell office:value-type="float" office:value="17" table:style-name="ce1">
            <text:p>17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non</text:p>
          </table:table-cell>
          <table:table-cell office:value-type="float" office:value="3" table:style-name="ce1">
            <text:p>3</text:p>
          </table:table-cell>
          <table:table-cell office:value-type="float" office:value="3.8" table:style-name="ce1">
            <text:p>3,8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5-06T00:00:00" table:style-name="ce2">
            <text:p>06.05.2017</text:p>
          </table:table-cell>
          <table:table-cell table:number-columns-repeated="16374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ctor</text:p>
          </table:table-cell>
          <table:table-cell office:value-type="float" office:value="5" table:style-name="ce1">
            <text:p>5</text:p>
          </table:table-cell>
          <table:table-cell office:value-type="float" office:value="5.3" table:style-name="ce1">
            <text:p>5,3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14T00:00:00" table:style-name="ce2">
            <text:p>14.10.2011</text:p>
          </table:table-cell>
          <table:table-cell table:number-columns-repeated="16374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ons</text:p>
          </table:table-cell>
          <table:table-cell office:value-type="float" office:value="3" table:style-name="ce1">
            <text:p>3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5-11T00:00:00" table:style-name="ce2">
            <text:p>11.05.2017</text:p>
          </table:table-cell>
          <table:table-cell table:number-columns-repeated="16374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dey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9-20T00:00:00" table:style-name="ce2">
            <text:p>20.09.2015</text:p>
          </table:table-cell>
          <table:table-cell table:number-columns-repeated="16374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iel</text:p>
          </table:table-cell>
          <table:table-cell office:value-type="float" office:value="0" table:style-name="ce1">
            <text:p>0</text:p>
          </table:table-cell>
          <table:table-cell office:value-type="float" office:value="0.9" table:style-name="ce1">
            <text:p>0,9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09T00:00:00" table:style-name="ce2">
            <text:p>09.02.2017</text:p>
          </table:table-cell>
          <table:table-cell table:number-columns-repeated="16374"/>
        </table:table-row>
        <table:table-row table:style-name="ro1">
          <table:table-cell office:value-type="float" office:value="1308" table:style-name="ce1">
            <text:p>13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bie</text:p>
          </table:table-cell>
          <table:table-cell office:value-type="float" office:value="6" table:style-name="ce1">
            <text:p>6</text:p>
          </table:table-cell>
          <table:table-cell office:value-type="float" office:value="6.4" table:style-name="ce1">
            <text:p>6,4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xine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16T00:00:00" table:style-name="ce2">
            <text:p>16.05.2019</text:p>
          </table:table-cell>
          <table:table-cell table:number-columns-repeated="16374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setta</text:p>
          </table:table-cell>
          <table:table-cell office:value-type="float" office:value="9" table:style-name="ce1">
            <text:p>9</text:p>
          </table:table-cell>
          <table:table-cell office:value-type="float" office:value="4.3" table:style-name="ce1">
            <text:p>4,3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2-03T00:00:00" table:style-name="ce2">
            <text:p>03.02.2018</text:p>
          </table:table-cell>
          <table:table-cell table:number-columns-repeated="16374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uthy</text:p>
          </table:table-cell>
          <table:table-cell office:value-type="float" office:value="5" table:style-name="ce1">
            <text:p>5</text:p>
          </table:table-cell>
          <table:table-cell office:value-type="float" office:value="5.9" table:style-name="ce1">
            <text:p>5,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3-20T00:00:00" table:style-name="ce2">
            <text:p>20.03.2013</text:p>
          </table:table-cell>
          <table:table-cell table:number-columns-repeated="16374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ilfrid</text:p>
          </table:table-cell>
          <table:table-cell office:value-type="float" office:value="0" table:style-name="ce1">
            <text:p>0</text:p>
          </table:table-cell>
          <table:table-cell office:value-type="float" office:value="2.8" table:style-name="ce1">
            <text:p>2,8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dovik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2T00:00:00" table:style-name="ce2">
            <text:p>12.11.2015</text:p>
          </table:table-cell>
          <table:table-cell table:number-columns-repeated="16374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geaux</text:p>
          </table:table-cell>
          <table:table-cell office:value-type="float" office:value="0" table:style-name="ce1">
            <text:p>0</text:p>
          </table:table-cell>
          <table:table-cell office:value-type="float" office:value="2.5" table:style-name="ce1">
            <text:p>2,5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3-30T00:00:00" table:style-name="ce2">
            <text:p>30.03.2016</text:p>
          </table:table-cell>
          <table:table-cell table:number-columns-repeated="16374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ohannes</text:p>
          </table:table-cell>
          <table:table-cell office:value-type="float" office:value="3" table:style-name="ce1">
            <text:p>3</text:p>
          </table:table-cell>
          <table:table-cell office:value-type="float" office:value="3.4" table:style-name="ce1">
            <text:p>3,4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0T00:00:00" table:style-name="ce2">
            <text:p>20.12.2019</text:p>
          </table:table-cell>
          <table:table-cell table:number-columns-repeated="16374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uzette</text:p>
          </table:table-cell>
          <table:table-cell office:value-type="float" office:value="12" table:style-name="ce1">
            <text:p>12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nclare</text:p>
          </table:table-cell>
          <table:table-cell office:value-type="float" office:value="15" table:style-name="ce1">
            <text:p>15</text:p>
          </table:table-cell>
          <table:table-cell office:value-type="float" office:value="5.4" table:style-name="ce1">
            <text:p>5,4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ear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,5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rdan</text:p>
          </table:table-cell>
          <table:table-cell office:value-type="float" office:value="9" table:style-name="ce1">
            <text:p>9</text:p>
          </table:table-cell>
          <table:table-cell office:value-type="float" office:value="6.3" table:style-name="ce1">
            <text:p>6,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ffie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,5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ulo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,4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otsie</text:p>
          </table:table-cell>
          <table:table-cell office:value-type="float" office:value="16" table:style-name="ce1">
            <text:p>16</text:p>
          </table:table-cell>
          <table:table-cell office:value-type="float" office:value="6.9" table:style-name="ce1">
            <text:p>6,9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annie</text:p>
          </table:table-cell>
          <table:table-cell office:value-type="float" office:value="14" table:style-name="ce1">
            <text:p>14</text:p>
          </table:table-cell>
          <table:table-cell office:value-type="float" office:value="2.4" table:style-name="ce1">
            <text:p>2,4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4-28T00:00:00" table:style-name="ce2">
            <text:p>28.04.2015</text:p>
          </table:table-cell>
          <table:table-cell table:number-columns-repeated="16374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elle</text:p>
          </table:table-cell>
          <table:table-cell office:value-type="float" office:value="2" table:style-name="ce1">
            <text:p>2</text:p>
          </table:table-cell>
          <table:table-cell office:value-type="float" office:value="6.2" table:style-name="ce1">
            <text:p>6,2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9-05T00:00:00" table:style-name="ce2">
            <text:p>05.09.2011</text:p>
          </table:table-cell>
          <table:table-cell table:number-columns-repeated="16374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tie</text:p>
          </table:table-cell>
          <table:table-cell office:value-type="float" office:value="18" table:style-name="ce1">
            <text:p>18</text:p>
          </table:table-cell>
          <table:table-cell office:value-type="float" office:value="3.5" table:style-name="ce1">
            <text:p>3,5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yron</text:p>
          </table:table-cell>
          <table:table-cell office:value-type="float" office:value="5" table:style-name="ce1">
            <text:p>5</text:p>
          </table:table-cell>
          <table:table-cell office:value-type="float" office:value="0.4" table:style-name="ce1">
            <text:p>0,4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5T00:00:00" table:style-name="ce2">
            <text:p>05.07.2022</text:p>
          </table:table-cell>
          <table:table-cell table:number-columns-repeated="16374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lan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9-20T00:00:00" table:style-name="ce2">
            <text:p>20.09.2013</text:p>
          </table:table-cell>
          <table:table-cell table:number-columns-repeated="16374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lises</text:p>
          </table:table-cell>
          <table:table-cell office:value-type="float" office:value="18" table:style-name="ce1">
            <text:p>18</text:p>
          </table:table-cell>
          <table:table-cell office:value-type="float" office:value="6.2" table:style-name="ce1">
            <text:p>6,2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6-24T00:00:00" table:style-name="ce2">
            <text:p>24.06.2011</text:p>
          </table:table-cell>
          <table:table-cell table:number-columns-repeated="16374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vie</text:p>
          </table:table-cell>
          <table:table-cell office:value-type="float" office:value="6" table:style-name="ce1">
            <text:p>6</text:p>
          </table:table-cell>
          <table:table-cell office:value-type="float" office:value="1.3" table:style-name="ce1">
            <text:p>1,3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8-12T00:00:00" table:style-name="ce2">
            <text:p>12.08.2012</text:p>
          </table:table-cell>
          <table:table-cell table:number-columns-repeated="16374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utero</text:p>
          </table:table-cell>
          <table:table-cell office:value-type="float" office:value="17" table:style-name="ce1">
            <text:p>17</text:p>
          </table:table-cell>
          <table:table-cell office:value-type="float" office:value="6.8" table:style-name="ce1">
            <text:p>6,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9-24T00:00:00" table:style-name="ce2">
            <text:p>24.09.2013</text:p>
          </table:table-cell>
          <table:table-cell table:number-columns-repeated="16374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rson</text:p>
          </table:table-cell>
          <table:table-cell office:value-type="float" office:value="6" table:style-name="ce1">
            <text:p>6</text:p>
          </table:table-cell>
          <table:table-cell office:value-type="float" office:value="1.6" table:style-name="ce1">
            <text:p>1,6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9-24T00:00:00" table:style-name="ce2">
            <text:p>24.09.2015</text:p>
          </table:table-cell>
          <table:table-cell table:number-columns-repeated="16374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ibby</text:p>
          </table:table-cell>
          <table:table-cell office:value-type="float" office:value="14" table:style-name="ce1">
            <text:p>14</text:p>
          </table:table-cell>
          <table:table-cell office:value-type="float" office:value="6.1" table:style-name="ce1">
            <text:p>6,1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1-29T00:00:00" table:style-name="ce2">
            <text:p>29.11.2013</text:p>
          </table:table-cell>
          <table:table-cell table:number-columns-repeated="16374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epard</text:p>
          </table:table-cell>
          <table:table-cell office:value-type="float" office:value="9" table:style-name="ce1">
            <text:p>9</text:p>
          </table:table-cell>
          <table:table-cell office:value-type="float" office:value="5.2" table:style-name="ce1">
            <text:p>5,2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8-01T00:00:00" table:style-name="ce2">
            <text:p>01.08.2020</text:p>
          </table:table-cell>
          <table:table-cell table:number-columns-repeated="16374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amona</text:p>
          </table:table-cell>
          <table:table-cell office:value-type="float" office:value="9" table:style-name="ce1">
            <text:p>9</text:p>
          </table:table-cell>
          <table:table-cell office:value-type="float" office:value="5.8" table:style-name="ce1">
            <text:p>5,8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1-12T00:00:00" table:style-name="ce2">
            <text:p>12.11.2010</text:p>
          </table:table-cell>
          <table:table-cell table:number-columns-repeated="16374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di</text:p>
          </table:table-cell>
          <table:table-cell office:value-type="float" office:value="0" table:style-name="ce1">
            <text:p>0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10-26T00:00:00" table:style-name="ce2">
            <text:p>26.10.2021</text:p>
          </table:table-cell>
          <table:table-cell table:number-columns-repeated="16374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urens</text:p>
          </table:table-cell>
          <table:table-cell office:value-type="float" office:value="14" table:style-name="ce1">
            <text:p>14</text:p>
          </table:table-cell>
          <table:table-cell office:value-type="float" office:value="5.3" table:style-name="ce1">
            <text:p>5,3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8-14T00:00:00" table:style-name="ce2">
            <text:p>14.08.2010</text:p>
          </table:table-cell>
          <table:table-cell table:number-columns-repeated="16374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enevra</text:p>
          </table:table-cell>
          <table:table-cell office:value-type="float" office:value="14" table:style-name="ce1">
            <text:p>14</text:p>
          </table:table-cell>
          <table:table-cell office:value-type="float" office:value="5.7" table:style-name="ce1">
            <text:p>5,7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1-10T00:00:00" table:style-name="ce2">
            <text:p>10.01.2013</text:p>
          </table:table-cell>
          <table:table-cell table:number-columns-repeated="16374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g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5-28T00:00:00" table:style-name="ce2">
            <text:p>28.05.2016</text:p>
          </table:table-cell>
          <table:table-cell table:number-columns-repeated="16374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rilyn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8-10T00:00:00" table:style-name="ce2">
            <text:p>10.08.2010</text:p>
          </table:table-cell>
          <table:table-cell table:number-columns-repeated="16374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veleen</text:p>
          </table:table-cell>
          <table:table-cell office:value-type="float" office:value="8" table:style-name="ce1">
            <text:p>8</text:p>
          </table:table-cell>
          <table:table-cell office:value-type="float" office:value="4.8" table:style-name="ce1">
            <text:p>4,8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16T00:00:00" table:style-name="ce2">
            <text:p>16.04.2013</text:p>
          </table:table-cell>
          <table:table-cell table:number-columns-repeated="16374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ra</text:p>
          </table:table-cell>
          <table:table-cell office:value-type="float" office:value="0" table:style-name="ce1">
            <text:p>0</text:p>
          </table:table-cell>
          <table:table-cell office:value-type="float" office:value="3.1" table:style-name="ce1">
            <text:p>3,1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2-13T00:00:00" table:style-name="ce2">
            <text:p>13.02.2024</text:p>
          </table:table-cell>
          <table:table-cell table:number-columns-repeated="16374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mel</text:p>
          </table:table-cell>
          <table:table-cell office:value-type="float" office:value="12" table:style-name="ce1">
            <text:p>12</text:p>
          </table:table-cell>
          <table:table-cell office:value-type="float" office:value="1.3" table:style-name="ce1">
            <text:p>1,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0-29T00:00:00" table:style-name="ce2">
            <text:p>29.10.2013</text:p>
          </table:table-cell>
          <table:table-cell table:number-columns-repeated="16374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ine</text:p>
          </table:table-cell>
          <table:table-cell office:value-type="float" office:value="2" table:style-name="ce1">
            <text:p>2</text:p>
          </table:table-cell>
          <table:table-cell office:value-type="float" office:value="3.1" table:style-name="ce1">
            <text:p>3,1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1-20T00:00:00" table:style-name="ce2">
            <text:p>20.11.2017</text:p>
          </table:table-cell>
          <table:table-cell table:number-columns-repeated="16374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aryl</text:p>
          </table:table-cell>
          <table:table-cell office:value-type="float" office:value="9" table:style-name="ce1">
            <text:p>9</text:p>
          </table:table-cell>
          <table:table-cell office:value-type="float" office:value="0.7" table:style-name="ce1">
            <text:p>0,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5-29T00:00:00" table:style-name="ce2">
            <text:p>29.05.2022</text:p>
          </table:table-cell>
          <table:table-cell table:number-columns-repeated="16374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uritz</text:p>
          </table:table-cell>
          <table:table-cell office:value-type="float" office:value="7" table:style-name="ce1">
            <text:p>7</text:p>
          </table:table-cell>
          <table:table-cell office:value-type="float" office:value="2.1" table:style-name="ce1">
            <text:p>2,1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6-08T00:00:00" table:style-name="ce2">
            <text:p>08.06.2013</text:p>
          </table:table-cell>
          <table:table-cell table:number-columns-repeated="16374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tiania</text:p>
          </table:table-cell>
          <table:table-cell office:value-type="float" office:value="1" table:style-name="ce1">
            <text:p>1</text:p>
          </table:table-cell>
          <table:table-cell office:value-type="float" office:value="6.7" table:style-name="ce1">
            <text:p>6,7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10-23T00:00:00" table:style-name="ce2">
            <text:p>23.10.2012</text:p>
          </table:table-cell>
          <table:table-cell table:number-columns-repeated="16374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mmie</text:p>
          </table:table-cell>
          <table:table-cell office:value-type="float" office:value="17" table:style-name="ce1">
            <text:p>17</text:p>
          </table:table-cell>
          <table:table-cell office:value-type="float" office:value="4.7" table:style-name="ce1">
            <text:p>4,7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3-27T00:00:00" table:style-name="ce2">
            <text:p>27.03.2015</text:p>
          </table:table-cell>
          <table:table-cell table:number-columns-repeated="16374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idget</text:p>
          </table:table-cell>
          <table:table-cell office:value-type="float" office:value="10" table:style-name="ce1">
            <text:p>10</text:p>
          </table:table-cell>
          <table:table-cell office:value-type="float" office:value="5.3" table:style-name="ce1">
            <text:p>5,3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5-09T00:00:00" table:style-name="ce2">
            <text:p>09.05.2010</text:p>
          </table:table-cell>
          <table:table-cell table:number-columns-repeated="16374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va</text:p>
          </table:table-cell>
          <table:table-cell office:value-type="float" office:value="14" table:style-name="ce1">
            <text:p>14</text:p>
          </table:table-cell>
          <table:table-cell office:value-type="float" office:value="0.7" table:style-name="ce1">
            <text:p>0,7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04T00:00:00" table:style-name="ce2">
            <text:p>04.09.2023</text:p>
          </table:table-cell>
          <table:table-cell table:number-columns-repeated="16374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mogene</text:p>
          </table:table-cell>
          <table:table-cell office:value-type="float" office:value="7" table:style-name="ce1">
            <text:p>7</text:p>
          </table:table-cell>
          <table:table-cell office:value-type="float" office:value="0.8" table:style-name="ce1">
            <text:p>0,8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7-24T00:00:00" table:style-name="ce2">
            <text:p>24.07.2016</text:p>
          </table:table-cell>
          <table:table-cell table:number-columns-repeated="16374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rland</text:p>
          </table:table-cell>
          <table:table-cell office:value-type="float" office:value="5" table:style-name="ce1">
            <text:p>5</text:p>
          </table:table-cell>
          <table:table-cell office:value-type="float" office:value="2.5" table:style-name="ce1">
            <text:p>2,5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0-12T00:00:00" table:style-name="ce2">
            <text:p>12.10.2010</text:p>
          </table:table-cell>
          <table:table-cell table:number-columns-repeated="16374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seabal</text:p>
          </table:table-cell>
          <table:table-cell office:value-type="float" office:value="4" table:style-name="ce1">
            <text:p>4</text:p>
          </table:table-cell>
          <table:table-cell office:value-type="float" office:value="4.2" table:style-name="ce1">
            <text:p>4,2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2-22T00:00:00" table:style-name="ce2">
            <text:p>22.12.2019</text:p>
          </table:table-cell>
          <table:table-cell table:number-columns-repeated="16374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Zorina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6T00:00:00" table:style-name="ce2">
            <text:p>16.12.2009</text:p>
          </table:table-cell>
          <table:table-cell table:number-columns-repeated="16374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rison</text:p>
          </table:table-cell>
          <table:table-cell office:value-type="float" office:value="0" table:style-name="ce1">
            <text:p>0</text:p>
          </table:table-cell>
          <table:table-cell office:value-type="float" office:value="6.6" table:style-name="ce1">
            <text:p>6,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4-01T00:00:00" table:style-name="ce2">
            <text:p>01.04.2024</text:p>
          </table:table-cell>
          <table:table-cell table:number-columns-repeated="16374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gie</text:p>
          </table:table-cell>
          <table:table-cell office:value-type="float" office:value="0" table:style-name="ce1">
            <text:p>0</text:p>
          </table:table-cell>
          <table:table-cell office:value-type="float" office:value="1.6" table:style-name="ce1">
            <text:p>1,6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5-29T00:00:00" table:style-name="ce2">
            <text:p>29.05.2021</text:p>
          </table:table-cell>
          <table:table-cell table:number-columns-repeated="16374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ryste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26T00:00:00" table:style-name="ce2">
            <text:p>26.04.2013</text:p>
          </table:table-cell>
          <table:table-cell table:number-columns-repeated="16374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e</text:p>
          </table:table-cell>
          <table:table-cell office:value-type="float" office:value="13" table:style-name="ce1">
            <text:p>13</text:p>
          </table:table-cell>
          <table:table-cell office:value-type="float" office:value="3.3" table:style-name="ce1">
            <text:p>3,3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10T00:00:00" table:style-name="ce2">
            <text:p>10.02.2018</text:p>
          </table:table-cell>
          <table:table-cell table:number-columns-repeated="16374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uck</text:p>
          </table:table-cell>
          <table:table-cell office:value-type="float" office:value="18" table:style-name="ce1">
            <text:p>18</text:p>
          </table:table-cell>
          <table:table-cell office:value-type="float" office:value="0.5" table:style-name="ce1">
            <text:p>0,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7-19T00:00:00" table:style-name="ce2">
            <text:p>19.07.2020</text:p>
          </table:table-cell>
          <table:table-cell table:number-columns-repeated="16374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te</text:p>
          </table:table-cell>
          <table:table-cell office:value-type="float" office:value="15" table:style-name="ce1">
            <text:p>15</text:p>
          </table:table-cell>
          <table:table-cell office:value-type="float" office:value="6.8" table:style-name="ce1">
            <text:p>6,8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8-13T00:00:00" table:style-name="ce2">
            <text:p>13.08.2018</text:p>
          </table:table-cell>
          <table:table-cell table:number-columns-repeated="16374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effen</text:p>
          </table:table-cell>
          <table:table-cell office:value-type="float" office:value="18" table:style-name="ce1">
            <text:p>18</text:p>
          </table:table-cell>
          <table:table-cell office:value-type="float" office:value="5.8" table:style-name="ce1">
            <text:p>5,8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3-19T00:00:00" table:style-name="ce2">
            <text:p>19.03.2022</text:p>
          </table:table-cell>
          <table:table-cell table:number-columns-repeated="16374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scoe</text:p>
          </table:table-cell>
          <table:table-cell office:value-type="float" office:value="14" table:style-name="ce1">
            <text:p>14</text:p>
          </table:table-cell>
          <table:table-cell office:value-type="float" office:value="5.6" table:style-name="ce1">
            <text:p>5,6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10T00:00:00" table:style-name="ce2">
            <text:p>10.04.2011</text:p>
          </table:table-cell>
          <table:table-cell table:number-columns-repeated="16374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ar</text:p>
          </table:table-cell>
          <table:table-cell office:value-type="float" office:value="12" table:style-name="ce1">
            <text:p>12</text:p>
          </table:table-cell>
          <table:table-cell office:value-type="float" office:value="5.3" table:style-name="ce1">
            <text:p>5,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11-01T00:00:00" table:style-name="ce2">
            <text:p>01.11.2021</text:p>
          </table:table-cell>
          <table:table-cell table:number-columns-repeated="16374"/>
        </table:table-row>
        <table:table-row table:style-name="ro1">
          <table:table-cell office:value-type="float" office:value="1363" table:style-name="ce1">
            <text:p>13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ndie</text:p>
          </table:table-cell>
          <table:table-cell office:value-type="float" office:value="3" table:style-name="ce1">
            <text:p>3</text:p>
          </table:table-cell>
          <table:table-cell office:value-type="float" office:value="0.9" table:style-name="ce1">
            <text:p>0,9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6-28T00:00:00" table:style-name="ce2">
            <text:p>28.06.2012</text:p>
          </table:table-cell>
          <table:table-cell table:number-columns-repeated="16374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exander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,8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7-21T00:00:00" table:style-name="ce2">
            <text:p>21.07.2023</text:p>
          </table:table-cell>
          <table:table-cell table:number-columns-repeated="16374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othe</text:p>
          </table:table-cell>
          <table:table-cell office:value-type="float" office:value="17" table:style-name="ce1">
            <text:p>17</text:p>
          </table:table-cell>
          <table:table-cell office:value-type="float" office:value="6.1" table:style-name="ce1">
            <text:p>6,1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8-20T00:00:00" table:style-name="ce2">
            <text:p>20.08.2011</text:p>
          </table:table-cell>
          <table:table-cell table:number-columns-repeated="16374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nrie</text:p>
          </table:table-cell>
          <table:table-cell office:value-type="float" office:value="14" table:style-name="ce1">
            <text:p>14</text:p>
          </table:table-cell>
          <table:table-cell office:value-type="float" office:value="3.8" table:style-name="ce1">
            <text:p>3,8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4-16T00:00:00" table:style-name="ce2">
            <text:p>16.04.2010</text:p>
          </table:table-cell>
          <table:table-cell table:number-columns-repeated="16374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</text:p>
          </table:table-cell>
          <table:table-cell office:value-type="float" office:value="13" table:style-name="ce1">
            <text:p>13</text:p>
          </table:table-cell>
          <table:table-cell office:value-type="float" office:value="1.2" table:style-name="ce1">
            <text:p>1,2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2-10T00:00:00" table:style-name="ce2">
            <text:p>10.02.2012</text:p>
          </table:table-cell>
          <table:table-cell table:number-columns-repeated="16374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mi</text:p>
          </table:table-cell>
          <table:table-cell office:value-type="float" office:value="11" table:style-name="ce1">
            <text:p>11</text:p>
          </table:table-cell>
          <table:table-cell office:value-type="float" office:value="4.7" table:style-name="ce1">
            <text:p>4,7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7-22T00:00:00" table:style-name="ce2">
            <text:p>22.07.2012</text:p>
          </table:table-cell>
          <table:table-cell table:number-columns-repeated="16374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ipley</text:p>
          </table:table-cell>
          <table:table-cell office:value-type="float" office:value="9" table:style-name="ce1">
            <text:p>9</text:p>
          </table:table-cell>
          <table:table-cell office:value-type="float" office:value="2.5" table:style-name="ce1">
            <text:p>2,5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26T00:00:00" table:style-name="ce2">
            <text:p>26.10.2014</text:p>
          </table:table-cell>
          <table:table-cell table:number-columns-repeated="16374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mlynn</text:p>
          </table:table-cell>
          <table:table-cell office:value-type="float" office:value="1" table:style-name="ce1">
            <text:p>1</text:p>
          </table:table-cell>
          <table:table-cell office:value-type="float" office:value="2.5" table:style-name="ce1">
            <text:p>2,5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03T00:00:00" table:style-name="ce2">
            <text:p>03.04.2011</text:p>
          </table:table-cell>
          <table:table-cell table:number-columns-repeated="16374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eyn</text:p>
          </table:table-cell>
          <table:table-cell office:value-type="float" office:value="16" table:style-name="ce1">
            <text:p>16</text:p>
          </table:table-cell>
          <table:table-cell office:value-type="float" office:value="1.7" table:style-name="ce1">
            <text:p>1,7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08T00:00:00" table:style-name="ce2">
            <text:p>08.10.2014</text:p>
          </table:table-cell>
          <table:table-cell table:number-columns-repeated="16374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ld</text:p>
          </table:table-cell>
          <table:table-cell office:value-type="float" office:value="16" table:style-name="ce1">
            <text:p>16</text:p>
          </table:table-cell>
          <table:table-cell office:value-type="float" office:value="1.5" table:style-name="ce1">
            <text:p>1,5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1-09T00:00:00" table:style-name="ce2">
            <text:p>09.01.2017</text:p>
          </table:table-cell>
          <table:table-cell table:number-columns-repeated="16374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aine</text:p>
          </table:table-cell>
          <table:table-cell office:value-type="float" office:value="7" table:style-name="ce1">
            <text:p>7</text:p>
          </table:table-cell>
          <table:table-cell office:value-type="float" office:value="3.8" table:style-name="ce1">
            <text:p>3,8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2-25T00:00:00" table:style-name="ce2">
            <text:p>25.02.2019</text:p>
          </table:table-cell>
          <table:table-cell table:number-columns-repeated="16374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ris</text:p>
          </table:table-cell>
          <table:table-cell office:value-type="float" office:value="1" table:style-name="ce1">
            <text:p>1</text:p>
          </table:table-cell>
          <table:table-cell office:value-type="float" office:value="4.8" table:style-name="ce1">
            <text:p>4,8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04T00:00:00" table:style-name="ce2">
            <text:p>04.07.2022</text:p>
          </table:table-cell>
          <table:table-cell table:number-columns-repeated="16374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ry</text:p>
          </table:table-cell>
          <table:table-cell office:value-type="float" office:value="8" table:style-name="ce1">
            <text:p>8</text:p>
          </table:table-cell>
          <table:table-cell office:value-type="float" office:value="1.6" table:style-name="ce1">
            <text:p>1,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7-19T00:00:00" table:style-name="ce2">
            <text:p>19.07.2019</text:p>
          </table:table-cell>
          <table:table-cell table:number-columns-repeated="16374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lss</text:p>
          </table:table-cell>
          <table:table-cell office:value-type="float" office:value="15" table:style-name="ce1">
            <text:p>15</text:p>
          </table:table-cell>
          <table:table-cell office:value-type="float" office:value="1.2" table:style-name="ce1">
            <text:p>1,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9-14T00:00:00" table:style-name="ce2">
            <text:p>14.09.2011</text:p>
          </table:table-cell>
          <table:table-cell table:number-columns-repeated="16374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therine</text:p>
          </table:table-cell>
          <table:table-cell office:value-type="float" office:value="14" table:style-name="ce1">
            <text:p>14</text:p>
          </table:table-cell>
          <table:table-cell office:value-type="float" office:value="2.6" table:style-name="ce1">
            <text:p>2,6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9-28T00:00:00" table:style-name="ce2">
            <text:p>28.09.2019</text:p>
          </table:table-cell>
          <table:table-cell table:number-columns-repeated="16374"/>
        </table:table-row>
        <table:table-row table:style-name="ro1">
          <table:table-cell office:value-type="float" office:value="1378" table:style-name="ce1">
            <text:p>13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wnya</text:p>
          </table:table-cell>
          <table:table-cell office:value-type="float" office:value="12" table:style-name="ce1">
            <text:p>12</text:p>
          </table:table-cell>
          <table:table-cell office:value-type="float" office:value="6.1" table:style-name="ce1">
            <text:p>6,1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2-14T00:00:00" table:style-name="ce2">
            <text:p>14.12.2008</text:p>
          </table:table-cell>
          <table:table-cell table:number-columns-repeated="16374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cile</text:p>
          </table:table-cell>
          <table:table-cell office:value-type="float" office:value="14" table:style-name="ce1">
            <text:p>1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6T00:00:00" table:style-name="ce2">
            <text:p>26.12.2019</text:p>
          </table:table-cell>
          <table:table-cell table:number-columns-repeated="16374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wyere</text:p>
          </table:table-cell>
          <table:table-cell office:value-type="float" office:value="17" table:style-name="ce1">
            <text:p>17</text:p>
          </table:table-cell>
          <table:table-cell office:value-type="float" office:value="4.7" table:style-name="ce1">
            <text:p>4,7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6-22T00:00:00" table:style-name="ce2">
            <text:p>22.06.2011</text:p>
          </table:table-cell>
          <table:table-cell table:number-columns-repeated="16374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olom</text:p>
          </table:table-cell>
          <table:table-cell office:value-type="float" office:value="11" table:style-name="ce1">
            <text:p>11</text:p>
          </table:table-cell>
          <table:table-cell office:value-type="float" office:value="0.4" table:style-name="ce1">
            <text:p>0,4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2-21T00:00:00" table:style-name="ce2">
            <text:p>21.02.2015</text:p>
          </table:table-cell>
          <table:table-cell table:number-columns-repeated="16374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uan</text:p>
          </table:table-cell>
          <table:table-cell office:value-type="float" office:value="14" table:style-name="ce1">
            <text:p>14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4T00:00:00" table:style-name="ce2">
            <text:p>24.10.2015</text:p>
          </table:table-cell>
          <table:table-cell table:number-columns-repeated="16374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ulcea</text:p>
          </table:table-cell>
          <table:table-cell office:value-type="float" office:value="0" table:style-name="ce1">
            <text:p>0</text:p>
          </table:table-cell>
          <table:table-cell office:value-type="float" office:value="2.1" table:style-name="ce1">
            <text:p>2,1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3-05T00:00:00" table:style-name="ce2">
            <text:p>05.03.2018</text:p>
          </table:table-cell>
          <table:table-cell table:number-columns-repeated="16374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ese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1-27T00:00:00" table:style-name="ce2">
            <text:p>27.11.2019</text:p>
          </table:table-cell>
          <table:table-cell table:number-columns-repeated="16374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Ximenes</text:p>
          </table:table-cell>
          <table:table-cell office:value-type="float" office:value="9" table:style-name="ce1">
            <text:p>9</text:p>
          </table:table-cell>
          <table:table-cell office:value-type="float" office:value="1.4" table:style-name="ce1">
            <text:p>1,4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17T00:00:00" table:style-name="ce2">
            <text:p>17.01.2009</text:p>
          </table:table-cell>
          <table:table-cell table:number-columns-repeated="16374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uricio</text:p>
          </table:table-cell>
          <table:table-cell office:value-type="float" office:value="12" table:style-name="ce1">
            <text:p>1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7-16T00:00:00" table:style-name="ce2">
            <text:p>16.07.2011</text:p>
          </table:table-cell>
          <table:table-cell table:number-columns-repeated="16374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l</text:p>
          </table:table-cell>
          <table:table-cell office:value-type="float" office:value="17" table:style-name="ce1">
            <text:p>17</text:p>
          </table:table-cell>
          <table:table-cell office:value-type="float" office:value="4.5" table:style-name="ce1">
            <text:p>4,5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0T00:00:00" table:style-name="ce2">
            <text:p>20.10.2014</text:p>
          </table:table-cell>
          <table:table-cell table:number-columns-repeated="16374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na</text:p>
          </table:table-cell>
          <table:table-cell office:value-type="float" office:value="4" table:style-name="ce1">
            <text:p>4</text:p>
          </table:table-cell>
          <table:table-cell office:value-type="float" office:value="6.8" table:style-name="ce1">
            <text:p>6,8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4-01-29T00:00:00" table:style-name="ce2">
            <text:p>29.01.2024</text:p>
          </table:table-cell>
          <table:table-cell table:number-columns-repeated="16374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rion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,7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20T00:00:00" table:style-name="ce2">
            <text:p>20.07.2018</text:p>
          </table:table-cell>
          <table:table-cell table:number-columns-repeated="16374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ddy</text:p>
          </table:table-cell>
          <table:table-cell office:value-type="float" office:value="4" table:style-name="ce1">
            <text:p>4</text:p>
          </table:table-cell>
          <table:table-cell office:value-type="float" office:value="3.8" table:style-name="ce1">
            <text:p>3,8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lbertina</text:p>
          </table:table-cell>
          <table:table-cell office:value-type="float" office:value="6" table:style-name="ce1">
            <text:p>6</text:p>
          </table:table-cell>
          <table:table-cell office:value-type="float" office:value="2.6" table:style-name="ce1">
            <text:p>2,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5-23T00:00:00" table:style-name="ce2">
            <text:p>23.05.2019</text:p>
          </table:table-cell>
          <table:table-cell table:number-columns-repeated="16374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iana</text:p>
          </table:table-cell>
          <table:table-cell office:value-type="float" office:value="4" table:style-name="ce1">
            <text:p>4</text:p>
          </table:table-cell>
          <table:table-cell office:value-type="float" office:value="5.6" table:style-name="ce1">
            <text:p>5,6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5-25T00:00:00" table:style-name="ce2">
            <text:p>25.05.2020</text:p>
          </table:table-cell>
          <table:table-cell table:number-columns-repeated="16374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miline</text:p>
          </table:table-cell>
          <table:table-cell office:value-type="float" office:value="8" table:style-name="ce1">
            <text:p>8</text:p>
          </table:table-cell>
          <table:table-cell office:value-type="float" office:value="6.6" table:style-name="ce1">
            <text:p>6,6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10-20T00:00:00" table:style-name="ce2">
            <text:p>20.10.2020</text:p>
          </table:table-cell>
          <table:table-cell table:number-columns-repeated="16374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irl</text:p>
          </table:table-cell>
          <table:table-cell office:value-type="float" office:value="14" table:style-name="ce1">
            <text:p>14</text:p>
          </table:table-cell>
          <table:table-cell office:value-type="float" office:value="5.3" table:style-name="ce1">
            <text:p>5,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8-20T00:00:00" table:style-name="ce2">
            <text:p>20.08.2017</text:p>
          </table:table-cell>
          <table:table-cell table:number-columns-repeated="16374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tho</text:p>
          </table:table-cell>
          <table:table-cell office:value-type="float" office:value="0" table:style-name="ce1">
            <text:p>0</text:p>
          </table:table-cell>
          <table:table-cell office:value-type="float" office:value="4.8" table:style-name="ce1">
            <text:p>4,8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22T00:00:00" table:style-name="ce2">
            <text:p>22.06.2009</text:p>
          </table:table-cell>
          <table:table-cell table:number-columns-repeated="16374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ia</text:p>
          </table:table-cell>
          <table:table-cell office:value-type="float" office:value="17" table:style-name="ce1">
            <text:p>17</text:p>
          </table:table-cell>
          <table:table-cell office:value-type="float" office:value="4.5" table:style-name="ce1">
            <text:p>4,5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7-17T00:00:00" table:style-name="ce2">
            <text:p>17.07.2020</text:p>
          </table:table-cell>
          <table:table-cell table:number-columns-repeated="16374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zak</text:p>
          </table:table-cell>
          <table:table-cell office:value-type="float" office:value="17" table:style-name="ce1">
            <text:p>17</text:p>
          </table:table-cell>
          <table:table-cell office:value-type="float" office:value="0.6" table:style-name="ce1">
            <text:p>0,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9-01T00:00:00" table:style-name="ce2">
            <text:p>01.09.2016</text:p>
          </table:table-cell>
          <table:table-cell table:number-columns-repeated="16374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al</text:p>
          </table:table-cell>
          <table:table-cell office:value-type="float" office:value="17" table:style-name="ce1">
            <text:p>17</text:p>
          </table:table-cell>
          <table:table-cell office:value-type="float" office:value="0.8" table:style-name="ce1">
            <text:p>0,8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6T00:00:00" table:style-name="ce2">
            <text:p>26.01.2023</text:p>
          </table:table-cell>
          <table:table-cell table:number-columns-repeated="16374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olphus</text:p>
          </table:table-cell>
          <table:table-cell office:value-type="float" office:value="4" table:style-name="ce1">
            <text:p>4</text:p>
          </table:table-cell>
          <table:table-cell office:value-type="float" office:value="4.7" table:style-name="ce1">
            <text:p>4,7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2-26T00:00:00" table:style-name="ce2">
            <text:p>26.02.2022</text:p>
          </table:table-cell>
          <table:table-cell table:number-columns-repeated="16374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stings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,2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18T00:00:00" table:style-name="ce2">
            <text:p>18.07.2018</text:p>
          </table:table-cell>
          <table:table-cell table:number-columns-repeated="16374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mmy</text:p>
          </table:table-cell>
          <table:table-cell office:value-type="float" office:value="9" table:style-name="ce1">
            <text:p>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1-10T00:00:00" table:style-name="ce2">
            <text:p>10.11.2011</text:p>
          </table:table-cell>
          <table:table-cell table:number-columns-repeated="16374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enka</text:p>
          </table:table-cell>
          <table:table-cell office:value-type="float" office:value="15" table:style-name="ce1">
            <text:p>15</text:p>
          </table:table-cell>
          <table:table-cell office:value-type="float" office:value="3.5" table:style-name="ce1">
            <text:p>3,5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2-26T00:00:00" table:style-name="ce2">
            <text:p>26.12.2016</text:p>
          </table:table-cell>
          <table:table-cell table:number-columns-repeated="16374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ti</text:p>
          </table:table-cell>
          <table:table-cell office:value-type="float" office:value="4" table:style-name="ce1">
            <text:p>4</text:p>
          </table:table-cell>
          <table:table-cell office:value-type="float" office:value="4.3" table:style-name="ce1">
            <text:p>4,3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4-02T00:00:00" table:style-name="ce2">
            <text:p>02.04.2009</text:p>
          </table:table-cell>
          <table:table-cell table:number-columns-repeated="16374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cily</text:p>
          </table:table-cell>
          <table:table-cell office:value-type="float" office:value="2" table:style-name="ce1">
            <text:p>2</text:p>
          </table:table-cell>
          <table:table-cell office:value-type="float" office:value="0.6" table:style-name="ce1">
            <text:p>0,6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26T00:00:00" table:style-name="ce2">
            <text:p>26.03.2015</text:p>
          </table:table-cell>
          <table:table-cell table:number-columns-repeated="16374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ocourna</text:p>
          </table:table-cell>
          <table:table-cell office:value-type="float" office:value="14" table:style-name="ce1">
            <text:p>14</text:p>
          </table:table-cell>
          <table:table-cell office:value-type="float" office:value="6.8" table:style-name="ce1">
            <text:p>6,8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08T00:00:00" table:style-name="ce2">
            <text:p>08.10.2022</text:p>
          </table:table-cell>
          <table:table-cell table:number-columns-repeated="16374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olden</text:p>
          </table:table-cell>
          <table:table-cell office:value-type="float" office:value="8" table:style-name="ce1">
            <text:p>8</text:p>
          </table:table-cell>
          <table:table-cell office:value-type="float" office:value="6.7" table:style-name="ce1">
            <text:p>6,7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5T00:00:00" table:style-name="ce2">
            <text:p>25.10.2015</text:p>
          </table:table-cell>
          <table:table-cell table:number-columns-repeated="16374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loyd</text:p>
          </table:table-cell>
          <table:table-cell office:value-type="float" office:value="7" table:style-name="ce1">
            <text:p>7</text:p>
          </table:table-cell>
          <table:table-cell office:value-type="float" office:value="4.7" table:style-name="ce1">
            <text:p>4,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24T00:00:00" table:style-name="ce2">
            <text:p>24.06.2022</text:p>
          </table:table-cell>
          <table:table-cell table:number-columns-repeated="16374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iffany</text:p>
          </table:table-cell>
          <table:table-cell office:value-type="float" office:value="11" table:style-name="ce1">
            <text:p>11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1-11T00:00:00" table:style-name="ce2">
            <text:p>11.11.2008</text:p>
          </table:table-cell>
          <table:table-cell table:number-columns-repeated="16374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ois</text:p>
          </table:table-cell>
          <table:table-cell office:value-type="float" office:value="2" table:style-name="ce1">
            <text:p>2</text:p>
          </table:table-cell>
          <table:table-cell office:value-type="float" office:value="3.9" table:style-name="ce1">
            <text:p>3,9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9-02T00:00:00" table:style-name="ce2">
            <text:p>02.09.2021</text:p>
          </table:table-cell>
          <table:table-cell table:number-columns-repeated="16374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chel</text:p>
          </table:table-cell>
          <table:table-cell office:value-type="float" office:value="10" table:style-name="ce1">
            <text:p>10</text:p>
          </table:table-cell>
          <table:table-cell office:value-type="float" office:value="3.1" table:style-name="ce1">
            <text:p>3,1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1-25T00:00:00" table:style-name="ce2">
            <text:p>25.11.2019</text:p>
          </table:table-cell>
          <table:table-cell table:number-columns-repeated="16374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nofredo</text:p>
          </table:table-cell>
          <table:table-cell office:value-type="float" office:value="8" table:style-name="ce1">
            <text:p>8</text:p>
          </table:table-cell>
          <table:table-cell office:value-type="float" office:value="2.7" table:style-name="ce1">
            <text:p>2,7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09T00:00:00" table:style-name="ce2">
            <text:p>09.06.2022</text:p>
          </table:table-cell>
          <table:table-cell table:number-columns-repeated="16374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austina</text:p>
          </table:table-cell>
          <table:table-cell office:value-type="float" office:value="16" table:style-name="ce1">
            <text:p>16</text:p>
          </table:table-cell>
          <table:table-cell office:value-type="float" office:value="5.6" table:style-name="ce1">
            <text:p>5,6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10-02T00:00:00" table:style-name="ce2">
            <text:p>02.10.2012</text:p>
          </table:table-cell>
          <table:table-cell table:number-columns-repeated="16374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il</text:p>
          </table:table-cell>
          <table:table-cell office:value-type="float" office:value="13" table:style-name="ce1">
            <text:p>13</text:p>
          </table:table-cell>
          <table:table-cell office:value-type="float" office:value="2.4" table:style-name="ce1">
            <text:p>2,4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1-18T00:00:00" table:style-name="ce2">
            <text:p>18.11.2022</text:p>
          </table:table-cell>
          <table:table-cell table:number-columns-repeated="16374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hristofor</text:p>
          </table:table-cell>
          <table:table-cell office:value-type="float" office:value="5" table:style-name="ce1">
            <text:p>5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3-17T00:00:00" table:style-name="ce2">
            <text:p>17.03.2020</text:p>
          </table:table-cell>
          <table:table-cell table:number-columns-repeated="16374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ordecai</text:p>
          </table:table-cell>
          <table:table-cell office:value-type="float" office:value="15" table:style-name="ce1">
            <text:p>15</text:p>
          </table:table-cell>
          <table:table-cell office:value-type="float" office:value="3.9" table:style-name="ce1">
            <text:p>3,9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03T00:00:00" table:style-name="ce2">
            <text:p>03.07.2022</text:p>
          </table:table-cell>
          <table:table-cell table:number-columns-repeated="16374"/>
        </table:table-row>
        <table:table-row table:style-name="ro1">
          <table:table-cell office:value-type="float" office:value="1416" table:style-name="ce1">
            <text:p>14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bbie</text:p>
          </table:table-cell>
          <table:table-cell office:value-type="float" office:value="2" table:style-name="ce1">
            <text:p>2</text:p>
          </table:table-cell>
          <table:table-cell office:value-type="float" office:value="3.4" table:style-name="ce1">
            <text:p>3,4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25T00:00:00" table:style-name="ce2">
            <text:p>25.01.2009</text:p>
          </table:table-cell>
          <table:table-cell table:number-columns-repeated="16374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rtice</text:p>
          </table:table-cell>
          <table:table-cell office:value-type="float" office:value="3" table:style-name="ce1">
            <text:p>3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7-22T00:00:00" table:style-name="ce2">
            <text:p>22.07.2016</text:p>
          </table:table-cell>
          <table:table-cell table:number-columns-repeated="16374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ila</text:p>
          </table:table-cell>
          <table:table-cell office:value-type="float" office:value="11" table:style-name="ce1">
            <text:p>11</text:p>
          </table:table-cell>
          <table:table-cell office:value-type="float" office:value="6.1" table:style-name="ce1">
            <text:p>6,1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6-22T00:00:00" table:style-name="ce2">
            <text:p>22.06.2017</text:p>
          </table:table-cell>
          <table:table-cell table:number-columns-repeated="16374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sha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,5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1-09T00:00:00" table:style-name="ce2">
            <text:p>09.11.2008</text:p>
          </table:table-cell>
          <table:table-cell table:number-columns-repeated="16374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ita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5-18T00:00:00" table:style-name="ce2">
            <text:p>18.05.2020</text:p>
          </table:table-cell>
          <table:table-cell table:number-columns-repeated="16374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ehudi</text:p>
          </table:table-cell>
          <table:table-cell office:value-type="float" office:value="17" table:style-name="ce1">
            <text:p>17</text:p>
          </table:table-cell>
          <table:table-cell office:value-type="float" office:value="2" table:style-name="ce1">
            <text:p>2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0-29T00:00:00" table:style-name="ce2">
            <text:p>29.10.2009</text:p>
          </table:table-cell>
          <table:table-cell table:number-columns-repeated="16374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sabel</text:p>
          </table:table-cell>
          <table:table-cell office:value-type="float" office:value="16" table:style-name="ce1">
            <text:p>1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0T00:00:00" table:style-name="ce2">
            <text:p>10.12.2009</text:p>
          </table:table-cell>
          <table:table-cell table:number-columns-repeated="16374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jn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2T00:00:00" table:style-name="ce2">
            <text:p>12.12.2009</text:p>
          </table:table-cell>
          <table:table-cell table:number-columns-repeated="16374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endy</text:p>
          </table:table-cell>
          <table:table-cell office:value-type="float" office:value="18" table:style-name="ce1">
            <text:p>18</text:p>
          </table:table-cell>
          <table:table-cell office:value-type="float" office:value="5.7" table:style-name="ce1">
            <text:p>5,7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7T00:00:00" table:style-name="ce2">
            <text:p>07.07.2015</text:p>
          </table:table-cell>
          <table:table-cell table:number-columns-repeated="16374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orgeanna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6-08T00:00:00" table:style-name="ce2">
            <text:p>08.06.2018</text:p>
          </table:table-cell>
          <table:table-cell table:number-columns-repeated="16374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ulita</text:p>
          </table:table-cell>
          <table:table-cell office:value-type="float" office:value="10" table:style-name="ce1">
            <text:p>10</text:p>
          </table:table-cell>
          <table:table-cell office:value-type="float" office:value="0.3" table:style-name="ce1">
            <text:p>0,3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1-23T00:00:00" table:style-name="ce2">
            <text:p>23.11.2016</text:p>
          </table:table-cell>
          <table:table-cell table:number-columns-repeated="16374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am</text:p>
          </table:table-cell>
          <table:table-cell office:value-type="float" office:value="8" table:style-name="ce1">
            <text:p>8</text:p>
          </table:table-cell>
          <table:table-cell office:value-type="float" office:value="6.3" table:style-name="ce1">
            <text:p>6,3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11-25T00:00:00" table:style-name="ce2">
            <text:p>25.11.2010</text:p>
          </table:table-cell>
          <table:table-cell table:number-columns-repeated="16374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eda</text:p>
          </table:table-cell>
          <table:table-cell office:value-type="float" office:value="14" table:style-name="ce1">
            <text:p>14</text:p>
          </table:table-cell>
          <table:table-cell office:value-type="float" office:value="3.5" table:style-name="ce1">
            <text:p>3,5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2-08T00:00:00" table:style-name="ce2">
            <text:p>08.02.2012</text:p>
          </table:table-cell>
          <table:table-cell table:number-columns-repeated="16374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usie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,8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9-25T00:00:00" table:style-name="ce2">
            <text:p>25.09.2017</text:p>
          </table:table-cell>
          <table:table-cell table:number-columns-repeated="16374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leigh</text:p>
          </table:table-cell>
          <table:table-cell office:value-type="float" office:value="13" table:style-name="ce1">
            <text:p>13</text:p>
          </table:table-cell>
          <table:table-cell office:value-type="float" office:value="6.8" table:style-name="ce1">
            <text:p>6,8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sbeth</text:p>
          </table:table-cell>
          <table:table-cell office:value-type="float" office:value="8" table:style-name="ce1">
            <text:p>8</text:p>
          </table:table-cell>
          <table:table-cell office:value-type="float" office:value="3.9" table:style-name="ce1">
            <text:p>3,9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2-27T00:00:00" table:style-name="ce2">
            <text:p>27.02.2017</text:p>
          </table:table-cell>
          <table:table-cell table:number-columns-repeated="16374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and</text:p>
          </table:table-cell>
          <table:table-cell office:value-type="float" office:value="15" table:style-name="ce1">
            <text:p>15</text:p>
          </table:table-cell>
          <table:table-cell office:value-type="float" office:value="3.5" table:style-name="ce1">
            <text:p>3,5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7-26T00:00:00" table:style-name="ce2">
            <text:p>26.07.2013</text:p>
          </table:table-cell>
          <table:table-cell table:number-columns-repeated="16374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idoney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2-31T00:00:00" table:style-name="ce2">
            <text:p>31.12.2013</text:p>
          </table:table-cell>
          <table:table-cell table:number-columns-repeated="16374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derique</text:p>
          </table:table-cell>
          <table:table-cell office:value-type="float" office:value="6" table:style-name="ce1">
            <text:p>6</text:p>
          </table:table-cell>
          <table:table-cell office:value-type="float" office:value="1.3" table:style-name="ce1">
            <text:p>1,3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7-03T00:00:00" table:style-name="ce2">
            <text:p>03.07.2009</text:p>
          </table:table-cell>
          <table:table-cell table:number-columns-repeated="16374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rgitta</text:p>
          </table:table-cell>
          <table:table-cell office:value-type="float" office:value="8" table:style-name="ce1">
            <text:p>8</text:p>
          </table:table-cell>
          <table:table-cell office:value-type="float" office:value="0.5" table:style-name="ce1">
            <text:p>0,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1-18T00:00:00" table:style-name="ce2">
            <text:p>18.01.2021</text:p>
          </table:table-cell>
          <table:table-cell table:number-columns-repeated="16374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urwood</text:p>
          </table:table-cell>
          <table:table-cell office:value-type="float" office:value="14" table:style-name="ce1">
            <text:p>14</text:p>
          </table:table-cell>
          <table:table-cell office:value-type="float" office:value="0.8" table:style-name="ce1">
            <text:p>0,8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2-24T00:00:00" table:style-name="ce2">
            <text:p>24.12.2017</text:p>
          </table:table-cell>
          <table:table-cell table:number-columns-repeated="16374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s</text:p>
          </table:table-cell>
          <table:table-cell office:value-type="float" office:value="17" table:style-name="ce1">
            <text:p>17</text:p>
          </table:table-cell>
          <table:table-cell office:value-type="float" office:value="6.5" table:style-name="ce1">
            <text:p>6,5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2-30T00:00:00" table:style-name="ce2">
            <text:p>30.12.2013</text:p>
          </table:table-cell>
          <table:table-cell table:number-columns-repeated="16374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one</text:p>
          </table:table-cell>
          <table:table-cell office:value-type="float" office:value="2" table:style-name="ce1">
            <text:p>2</text:p>
          </table:table-cell>
          <table:table-cell office:value-type="float" office:value="0.9" table:style-name="ce1">
            <text:p>0,9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2-25T00:00:00" table:style-name="ce2">
            <text:p>25.02.2018</text:p>
          </table:table-cell>
          <table:table-cell table:number-columns-repeated="16374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bert</text:p>
          </table:table-cell>
          <table:table-cell office:value-type="float" office:value="17" table:style-name="ce1">
            <text:p>17</text:p>
          </table:table-cell>
          <table:table-cell office:value-type="float" office:value="5.2" table:style-name="ce1">
            <text:p>5,2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8-16T00:00:00" table:style-name="ce2">
            <text:p>16.08.2023</text:p>
          </table:table-cell>
          <table:table-cell table:number-columns-repeated="16374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endal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2-11T00:00:00" table:style-name="ce2">
            <text:p>11.02.2020</text:p>
          </table:table-cell>
          <table:table-cell table:number-columns-repeated="16374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sha</text:p>
          </table:table-cell>
          <table:table-cell office:value-type="float" office:value="3" table:style-name="ce1">
            <text:p>3</text:p>
          </table:table-cell>
          <table:table-cell office:value-type="float" office:value="5.6" table:style-name="ce1">
            <text:p>5,6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2-01T00:00:00" table:style-name="ce2">
            <text:p>01.02.2019</text:p>
          </table:table-cell>
          <table:table-cell table:number-columns-repeated="16374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ucila</text:p>
          </table:table-cell>
          <table:table-cell office:value-type="float" office:value="2" table:style-name="ce1">
            <text:p>2</text:p>
          </table:table-cell>
          <table:table-cell office:value-type="float" office:value="3.7" table:style-name="ce1">
            <text:p>3,7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1-30T00:00:00" table:style-name="ce2">
            <text:p>30.01.2013</text:p>
          </table:table-cell>
          <table:table-cell table:number-columns-repeated="16374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dean</text:p>
          </table:table-cell>
          <table:table-cell office:value-type="float" office:value="0" table:style-name="ce1">
            <text:p>0</text:p>
          </table:table-cell>
          <table:table-cell office:value-type="float" office:value="4.5" table:style-name="ce1">
            <text:p>4,5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10T00:00:00" table:style-name="ce2">
            <text:p>10.09.2012</text:p>
          </table:table-cell>
          <table:table-cell table:number-columns-repeated="16374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key</text:p>
          </table:table-cell>
          <table:table-cell office:value-type="float" office:value="14" table:style-name="ce1">
            <text:p>14</text:p>
          </table:table-cell>
          <table:table-cell office:value-type="float" office:value="3.3" table:style-name="ce1">
            <text:p>3,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3-11T00:00:00" table:style-name="ce2">
            <text:p>11.03.2015</text:p>
          </table:table-cell>
          <table:table-cell table:number-columns-repeated="16374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rthur</text:p>
          </table:table-cell>
          <table:table-cell office:value-type="float" office:value="18" table:style-name="ce1">
            <text:p>18</text:p>
          </table:table-cell>
          <table:table-cell office:value-type="float" office:value="0.9" table:style-name="ce1">
            <text:p>0,9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3-10T00:00:00" table:style-name="ce2">
            <text:p>10.03.2013</text:p>
          </table:table-cell>
          <table:table-cell table:number-columns-repeated="16374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thanil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2-07T00:00:00" table:style-name="ce2">
            <text:p>07.12.2015</text:p>
          </table:table-cell>
          <table:table-cell table:number-columns-repeated="16374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die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2-24T00:00:00" table:style-name="ce2">
            <text:p>24.02.2013</text:p>
          </table:table-cell>
          <table:table-cell table:number-columns-repeated="16374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rris</text:p>
          </table:table-cell>
          <table:table-cell office:value-type="float" office:value="5" table:style-name="ce1">
            <text:p>5</text:p>
          </table:table-cell>
          <table:table-cell office:value-type="float" office:value="1.8" table:style-name="ce1">
            <text:p>1,8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1-20T00:00:00" table:style-name="ce2">
            <text:p>20.01.2023</text:p>
          </table:table-cell>
          <table:table-cell table:number-columns-repeated="16374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cki</text:p>
          </table:table-cell>
          <table:table-cell office:value-type="float" office:value="9" table:style-name="ce1">
            <text:p>9</text:p>
          </table:table-cell>
          <table:table-cell office:value-type="float" office:value="2.9" table:style-name="ce1">
            <text:p>2,9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18T00:00:00" table:style-name="ce2">
            <text:p>18.09.2012</text:p>
          </table:table-cell>
          <table:table-cell table:number-columns-repeated="16374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aire</text:p>
          </table:table-cell>
          <table:table-cell office:value-type="float" office:value="6" table:style-name="ce1">
            <text:p>6</text:p>
          </table:table-cell>
          <table:table-cell office:value-type="float" office:value="2.8" table:style-name="ce1">
            <text:p>2,8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21T00:00:00" table:style-name="ce2">
            <text:p>21.09.2012</text:p>
          </table:table-cell>
          <table:table-cell table:number-columns-repeated="16374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indrea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6-29T00:00:00" table:style-name="ce2">
            <text:p>29.06.2020</text:p>
          </table:table-cell>
          <table:table-cell table:number-columns-repeated="16374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nyamin</text:p>
          </table:table-cell>
          <table:table-cell office:value-type="float" office:value="18" table:style-name="ce1">
            <text:p>18</text:p>
          </table:table-cell>
          <table:table-cell office:value-type="float" office:value="2.8" table:style-name="ce1">
            <text:p>2,8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08T00:00:00" table:style-name="ce2">
            <text:p>08.10.2011</text:p>
          </table:table-cell>
          <table:table-cell table:number-columns-repeated="16374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icola</text:p>
          </table:table-cell>
          <table:table-cell office:value-type="float" office:value="17" table:style-name="ce1">
            <text:p>17</text:p>
          </table:table-cell>
          <table:table-cell office:value-type="float" office:value="2.9" table:style-name="ce1">
            <text:p>2,9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4T00:00:00" table:style-name="ce2">
            <text:p>24.10.2014</text:p>
          </table:table-cell>
          <table:table-cell table:number-columns-repeated="16374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rine</text:p>
          </table:table-cell>
          <table:table-cell office:value-type="float" office:value="3" table:style-name="ce1">
            <text:p>3</text:p>
          </table:table-cell>
          <table:table-cell office:value-type="float" office:value="6.8" table:style-name="ce1">
            <text:p>6,8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1-07T00:00:00" table:style-name="ce2">
            <text:p>07.01.2021</text:p>
          </table:table-cell>
          <table:table-cell table:number-columns-repeated="16374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nnie</text:p>
          </table:table-cell>
          <table:table-cell office:value-type="float" office:value="12" table:style-name="ce1">
            <text:p>12</text:p>
          </table:table-cell>
          <table:table-cell office:value-type="float" office:value="2.8" table:style-name="ce1">
            <text:p>2,8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5-20T00:00:00" table:style-name="ce2">
            <text:p>20.05.2009</text:p>
          </table:table-cell>
          <table:table-cell table:number-columns-repeated="16374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ner</text:p>
          </table:table-cell>
          <table:table-cell office:value-type="float" office:value="17" table:style-name="ce1">
            <text:p>17</text:p>
          </table:table-cell>
          <table:table-cell office:value-type="float" office:value="2.9" table:style-name="ce1">
            <text:p>2,9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14T00:00:00" table:style-name="ce2">
            <text:p>14.09.2023</text:p>
          </table:table-cell>
          <table:table-cell table:number-columns-repeated="16374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beu</text:p>
          </table:table-cell>
          <table:table-cell office:value-type="float" office:value="13" table:style-name="ce1">
            <text:p>13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2-04T00:00:00" table:style-name="ce2">
            <text:p>04.12.2014</text:p>
          </table:table-cell>
          <table:table-cell table:number-columns-repeated="16374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nni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2-06T00:00:00" table:style-name="ce2">
            <text:p>06.12.2019</text:p>
          </table:table-cell>
          <table:table-cell table:number-columns-repeated="16374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ivier</text:p>
          </table:table-cell>
          <table:table-cell office:value-type="float" office:value="14" table:style-name="ce1">
            <text:p>14</text:p>
          </table:table-cell>
          <table:table-cell office:value-type="float" office:value="3.3" table:style-name="ce1">
            <text:p>3,3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05T00:00:00" table:style-name="ce2">
            <text:p>05.07.2021</text:p>
          </table:table-cell>
          <table:table-cell table:number-columns-repeated="16374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eter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,8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3-09T00:00:00" table:style-name="ce2">
            <text:p>09.03.2021</text:p>
          </table:table-cell>
          <table:table-cell table:number-columns-repeated="16374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sis</text:p>
          </table:table-cell>
          <table:table-cell office:value-type="float" office:value="6" table:style-name="ce1">
            <text:p>6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6-19T00:00:00" table:style-name="ce2">
            <text:p>19.06.2015</text:p>
          </table:table-cell>
          <table:table-cell table:number-columns-repeated="16374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deas</text:p>
          </table:table-cell>
          <table:table-cell office:value-type="float" office:value="8" table:style-name="ce1">
            <text:p>8</text:p>
          </table:table-cell>
          <table:table-cell office:value-type="float" office:value="6.3" table:style-name="ce1">
            <text:p>6,3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12-04T00:00:00" table:style-name="ce2">
            <text:p>04.12.2018</text:p>
          </table:table-cell>
          <table:table-cell table:number-columns-repeated="16374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hal</text:p>
          </table:table-cell>
          <table:table-cell office:value-type="float" office:value="17" table:style-name="ce1">
            <text:p>17</text:p>
          </table:table-cell>
          <table:table-cell office:value-type="float" office:value="3.5" table:style-name="ce1">
            <text:p>3,5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464" table:style-name="ce1">
            <text:p>14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bina</text:p>
          </table:table-cell>
          <table:table-cell office:value-type="float" office:value="6" table:style-name="ce1">
            <text:p>6</text:p>
          </table:table-cell>
          <table:table-cell office:value-type="float" office:value="6.4" table:style-name="ce1">
            <text:p>6,4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3-05T00:00:00" table:style-name="ce2">
            <text:p>05.03.2023</text:p>
          </table:table-cell>
          <table:table-cell table:number-columns-repeated="16374"/>
        </table:table-row>
        <table:table-row table:style-name="ro1">
          <table:table-cell office:value-type="float" office:value="1465" table:style-name="ce1">
            <text:p>14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talanta</text:p>
          </table:table-cell>
          <table:table-cell office:value-type="float" office:value="4" table:style-name="ce1">
            <text:p>4</text:p>
          </table:table-cell>
          <table:table-cell office:value-type="float" office:value="6.3" table:style-name="ce1">
            <text:p>6,3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2-07T00:00:00" table:style-name="ce2">
            <text:p>07.02.2013</text:p>
          </table:table-cell>
          <table:table-cell table:number-columns-repeated="16374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rian</text:p>
          </table:table-cell>
          <table:table-cell office:value-type="float" office:value="4" table:style-name="ce1">
            <text:p>4</text:p>
          </table:table-cell>
          <table:table-cell office:value-type="float" office:value="1.5" table:style-name="ce1">
            <text:p>1,5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5-18T00:00:00" table:style-name="ce2">
            <text:p>18.05.2010</text:p>
          </table:table-cell>
          <table:table-cell table:number-columns-repeated="16374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emmie</text:p>
          </table:table-cell>
          <table:table-cell office:value-type="float" office:value="7" table:style-name="ce1">
            <text:p>7</text:p>
          </table:table-cell>
          <table:table-cell office:value-type="float" office:value="5.2" table:style-name="ce1">
            <text:p>5,2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15T00:00:00" table:style-name="ce2">
            <text:p>15.06.2022</text:p>
          </table:table-cell>
          <table:table-cell table:number-columns-repeated="16374"/>
        </table:table-row>
        <table:table-row table:style-name="ro1">
          <table:table-cell office:value-type="float" office:value="1468" table:style-name="ce1">
            <text:p>146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ilfred</text:p>
          </table:table-cell>
          <table:table-cell office:value-type="float" office:value="14" table:style-name="ce1">
            <text:p>14</text:p>
          </table:table-cell>
          <table:table-cell office:value-type="float" office:value="1.2" table:style-name="ce1">
            <text:p>1,2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1-14T00:00:00" table:style-name="ce2">
            <text:p>14.11.2009</text:p>
          </table:table-cell>
          <table:table-cell table:number-columns-repeated="16374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dda</text:p>
          </table:table-cell>
          <table:table-cell office:value-type="float" office:value="5" table:style-name="ce1">
            <text:p>5</text:p>
          </table:table-cell>
          <table:table-cell office:value-type="float" office:value="3.8" table:style-name="ce1">
            <text:p>3,8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1-12T00:00:00" table:style-name="ce2">
            <text:p>12.01.2012</text:p>
          </table:table-cell>
          <table:table-cell table:number-columns-repeated="16374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ita</text:p>
          </table:table-cell>
          <table:table-cell office:value-type="float" office:value="8" table:style-name="ce1">
            <text:p>8</text:p>
          </table:table-cell>
          <table:table-cell office:value-type="float" office:value="3.2" table:style-name="ce1">
            <text:p>3,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4-07T00:00:00" table:style-name="ce2">
            <text:p>07.04.2010</text:p>
          </table:table-cell>
          <table:table-cell table:number-columns-repeated="16374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phani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,5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29T00:00:00" table:style-name="ce2">
            <text:p>29.10.2022</text:p>
          </table:table-cell>
          <table:table-cell table:number-columns-repeated="16374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yres</text:p>
          </table:table-cell>
          <table:table-cell office:value-type="float" office:value="7" table:style-name="ce1">
            <text:p>7</text:p>
          </table:table-cell>
          <table:table-cell office:value-type="float" office:value="3.2" table:style-name="ce1">
            <text:p>3,2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21T00:00:00" table:style-name="ce2">
            <text:p>21.04.2011</text:p>
          </table:table-cell>
          <table:table-cell table:number-columns-repeated="16374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lina</text:p>
          </table:table-cell>
          <table:table-cell office:value-type="float" office:value="15" table:style-name="ce1">
            <text:p>15</text:p>
          </table:table-cell>
          <table:table-cell office:value-type="float" office:value="4.3" table:style-name="ce1">
            <text:p>4,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2-21T00:00:00" table:style-name="ce2">
            <text:p>21.02.2014</text:p>
          </table:table-cell>
          <table:table-cell table:number-columns-repeated="16374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col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27T00:00:00" table:style-name="ce2">
            <text:p>27.07.2021</text:p>
          </table:table-cell>
          <table:table-cell table:number-columns-repeated="16374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ndick</text:p>
          </table:table-cell>
          <table:table-cell office:value-type="float" office:value="12" table:style-name="ce1">
            <text:p>12</text:p>
          </table:table-cell>
          <table:table-cell office:value-type="float" office:value="1.5" table:style-name="ce1">
            <text:p>1,5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0-29T00:00:00" table:style-name="ce2">
            <text:p>29.10.2017</text:p>
          </table:table-cell>
          <table:table-cell table:number-columns-repeated="16374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goor</text:p>
          </table:table-cell>
          <table:table-cell office:value-type="float" office:value="3" table:style-name="ce1">
            <text:p>3</text:p>
          </table:table-cell>
          <table:table-cell office:value-type="float" office:value="6.7" table:style-name="ce1">
            <text:p>6,7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1-23T00:00:00" table:style-name="ce2">
            <text:p>23.01.2011</text:p>
          </table:table-cell>
          <table:table-cell table:number-columns-repeated="16374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asmin</text:p>
          </table:table-cell>
          <table:table-cell office:value-type="float" office:value="16" table:style-name="ce1">
            <text:p>16</text:p>
          </table:table-cell>
          <table:table-cell office:value-type="float" office:value="5.9" table:style-name="ce1">
            <text:p>5,9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6-22T00:00:00" table:style-name="ce2">
            <text:p>22.06.2014</text:p>
          </table:table-cell>
          <table:table-cell table:number-columns-repeated="16374"/>
        </table:table-row>
        <table:table-row table:style-name="ro1">
          <table:table-cell office:value-type="float" office:value="1478" table:style-name="ce1">
            <text:p>14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dsel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1-29T00:00:00" table:style-name="ce2">
            <text:p>29.11.2017</text:p>
          </table:table-cell>
          <table:table-cell table:number-columns-repeated="16374"/>
        </table:table-row>
        <table:table-row table:style-name="ro1">
          <table:table-cell office:value-type="float" office:value="1479" table:style-name="ce1">
            <text:p>147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gor</text:p>
          </table:table-cell>
          <table:table-cell office:value-type="float" office:value="8" table:style-name="ce1">
            <text:p>8</text:p>
          </table:table-cell>
          <table:table-cell office:value-type="float" office:value="3.2" table:style-name="ce1">
            <text:p>3,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9-24T00:00:00" table:style-name="ce2">
            <text:p>24.09.2019</text:p>
          </table:table-cell>
          <table:table-cell table:number-columns-repeated="16374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si</text:p>
          </table:table-cell>
          <table:table-cell office:value-type="float" office:value="5" table:style-name="ce1">
            <text:p>5</text:p>
          </table:table-cell>
          <table:table-cell office:value-type="float" office:value="1.9" table:style-name="ce1">
            <text:p>1,9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6T00:00:00" table:style-name="ce2">
            <text:p>26.07.2021</text:p>
          </table:table-cell>
          <table:table-cell table:number-columns-repeated="16374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rian</text:p>
          </table:table-cell>
          <table:table-cell office:value-type="float" office:value="3" table:style-name="ce1">
            <text:p>3</text:p>
          </table:table-cell>
          <table:table-cell office:value-type="float" office:value="0.7" table:style-name="ce1">
            <text:p>0,7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12-28T00:00:00" table:style-name="ce2">
            <text:p>28.12.2023</text:p>
          </table:table-cell>
          <table:table-cell table:number-columns-repeated="16374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vita</text:p>
          </table:table-cell>
          <table:table-cell office:value-type="float" office:value="17" table:style-name="ce1">
            <text:p>17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14T00:00:00" table:style-name="ce2">
            <text:p>14.10.2022</text:p>
          </table:table-cell>
          <table:table-cell table:number-columns-repeated="16374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ietro</text:p>
          </table:table-cell>
          <table:table-cell office:value-type="float" office:value="1" table:style-name="ce1">
            <text:p>1</text:p>
          </table:table-cell>
          <table:table-cell office:value-type="float" office:value="6.1" table:style-name="ce1">
            <text:p>6,1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6-17T00:00:00" table:style-name="ce2">
            <text:p>17.06.2013</text:p>
          </table:table-cell>
          <table:table-cell table:number-columns-repeated="16374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na</text:p>
          </table:table-cell>
          <table:table-cell office:value-type="float" office:value="3" table:style-name="ce1">
            <text:p>3</text:p>
          </table:table-cell>
          <table:table-cell office:value-type="float" office:value="1.9" table:style-name="ce1">
            <text:p>1,9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1-14T00:00:00" table:style-name="ce2">
            <text:p>14.11.2014</text:p>
          </table:table-cell>
          <table:table-cell table:number-columns-repeated="16374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en</text:p>
          </table:table-cell>
          <table:table-cell office:value-type="float" office:value="5" table:style-name="ce1">
            <text:p>5</text:p>
          </table:table-cell>
          <table:table-cell office:value-type="float" office:value="3.3" table:style-name="ce1">
            <text:p>3,3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isander</text:p>
          </table:table-cell>
          <table:table-cell office:value-type="float" office:value="10" table:style-name="ce1">
            <text:p>10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9-14T00:00:00" table:style-name="ce2">
            <text:p>14.09.2010</text:p>
          </table:table-cell>
          <table:table-cell table:number-columns-repeated="16374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rim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0-21T00:00:00" table:style-name="ce2">
            <text:p>21.10.2015</text:p>
          </table:table-cell>
          <table:table-cell table:number-columns-repeated="16374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angston</text:p>
          </table:table-cell>
          <table:table-cell office:value-type="float" office:value="10" table:style-name="ce1">
            <text:p>10</text:p>
          </table:table-cell>
          <table:table-cell office:value-type="float" office:value="6.6" table:style-name="ce1">
            <text:p>6,6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arie</text:p>
          </table:table-cell>
          <table:table-cell office:value-type="float" office:value="15" table:style-name="ce1">
            <text:p>15</text:p>
          </table:table-cell>
          <table:table-cell office:value-type="float" office:value="5.4" table:style-name="ce1">
            <text:p>5,4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nnilee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,7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rnelle</text:p>
          </table:table-cell>
          <table:table-cell office:value-type="float" office:value="5" table:style-name="ce1">
            <text:p>5</text:p>
          </table:table-cell>
          <table:table-cell office:value-type="float" office:value="6.2" table:style-name="ce1">
            <text:p>6,2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skel</text:p>
          </table:table-cell>
          <table:table-cell office:value-type="float" office:value="9" table:style-name="ce1">
            <text:p>9</text:p>
          </table:table-cell>
          <table:table-cell office:value-type="float" office:value="2.1" table:style-name="ce1">
            <text:p>2,1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audell</text:p>
          </table:table-cell>
          <table:table-cell office:value-type="float" office:value="6" table:style-name="ce1">
            <text:p>6</text:p>
          </table:table-cell>
          <table:table-cell office:value-type="float" office:value="1.3" table:style-name="ce1">
            <text:p>1,3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5-06T00:00:00" table:style-name="ce2">
            <text:p>06.05.2017</text:p>
          </table:table-cell>
          <table:table-cell table:number-columns-repeated="16374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dd</text:p>
          </table:table-cell>
          <table:table-cell office:value-type="float" office:value="5" table:style-name="ce1">
            <text:p>5</text:p>
          </table:table-cell>
          <table:table-cell office:value-type="float" office:value="5.3" table:style-name="ce1">
            <text:p>5,3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14T00:00:00" table:style-name="ce2">
            <text:p>14.10.2011</text:p>
          </table:table-cell>
          <table:table-cell table:number-columns-repeated="16374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iedrick</text:p>
          </table:table-cell>
          <table:table-cell office:value-type="float" office:value="17" table:style-name="ce1">
            <text:p>17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5-11T00:00:00" table:style-name="ce2">
            <text:p>11.05.2017</text:p>
          </table:table-cell>
          <table:table-cell table:number-columns-repeated="16374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ge</text:p>
          </table:table-cell>
          <table:table-cell office:value-type="float" office:value="17" table:style-name="ce1">
            <text:p>17</text:p>
          </table:table-cell>
          <table:table-cell office:value-type="float" office:value="5.6" table:style-name="ce1">
            <text:p>5,6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9-20T00:00:00" table:style-name="ce2">
            <text:p>20.09.2015</text:p>
          </table:table-cell>
          <table:table-cell table:number-columns-repeated="16374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ugen</text:p>
          </table:table-cell>
          <table:table-cell office:value-type="float" office:value="10" table:style-name="ce1">
            <text:p>10</text:p>
          </table:table-cell>
          <table:table-cell office:value-type="float" office:value="3.1" table:style-name="ce1">
            <text:p>3,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09T00:00:00" table:style-name="ce2">
            <text:p>09.02.2017</text:p>
          </table:table-cell>
          <table:table-cell table:number-columns-repeated="16374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an</text:p>
          </table:table-cell>
          <table:table-cell office:value-type="float" office:value="6" table:style-name="ce1">
            <text:p>6</text:p>
          </table:table-cell>
          <table:table-cell office:value-type="float" office:value="5.8" table:style-name="ce1">
            <text:p>5,8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palina</text:p>
          </table:table-cell>
          <table:table-cell office:value-type="float" office:value="14" table:style-name="ce1">
            <text:p>14</text:p>
          </table:table-cell>
          <table:table-cell office:value-type="float" office:value="6.8" table:style-name="ce1">
            <text:p>6,8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16T00:00:00" table:style-name="ce2">
            <text:p>16.05.2019</text:p>
          </table:table-cell>
          <table:table-cell table:number-columns-repeated="16374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nina</text:p>
          </table:table-cell>
          <table:table-cell office:value-type="float" office:value="16" table:style-name="ce1">
            <text:p>16</text:p>
          </table:table-cell>
          <table:table-cell office:value-type="float" office:value="6.9" table:style-name="ce1">
            <text:p>6,9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03T00:00:00" table:style-name="ce2">
            <text:p>03.02.2018</text:p>
          </table:table-cell>
          <table:table-cell table:number-columns-repeated="16374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in</text:p>
          </table:table-cell>
          <table:table-cell office:value-type="float" office:value="9" table:style-name="ce1">
            <text:p>9</text:p>
          </table:table-cell>
          <table:table-cell office:value-type="float" office:value="1.5" table:style-name="ce1">
            <text:p>1,5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3-20T00:00:00" table:style-name="ce2">
            <text:p>20.03.2013</text:p>
          </table:table-cell>
          <table:table-cell table:number-columns-repeated="16374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bby</text:p>
          </table:table-cell>
          <table:table-cell office:value-type="float" office:value="9" table:style-name="ce1">
            <text:p>9</text:p>
          </table:table-cell>
          <table:table-cell office:value-type="float" office:value="4.8" table:style-name="ce1">
            <text:p>4,8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rine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2T00:00:00" table:style-name="ce2">
            <text:p>12.11.2015</text:p>
          </table:table-cell>
          <table:table-cell table:number-columns-repeated="16374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andene</text:p>
          </table:table-cell>
          <table:table-cell office:value-type="float" office:value="3" table:style-name="ce1">
            <text:p>3</text:p>
          </table:table-cell>
          <table:table-cell office:value-type="float" office:value="3.8" table:style-name="ce1">
            <text:p>3,8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3-30T00:00:00" table:style-name="ce2">
            <text:p>30.03.2016</text:p>
          </table:table-cell>
          <table:table-cell table:number-columns-repeated="16374"/>
        </table:table-row>
        <table:table-row table:style-name="ro1">
          <table:table-cell office:value-type="float" office:value="1505" table:style-name="ce1">
            <text:p>15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donia</text:p>
          </table:table-cell>
          <table:table-cell office:value-type="float" office:value="10" table:style-name="ce1">
            <text:p>10</text:p>
          </table:table-cell>
          <table:table-cell office:value-type="float" office:value="0.9" table:style-name="ce1">
            <text:p>0,9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0T00:00:00" table:style-name="ce2">
            <text:p>20.12.2019</text:p>
          </table:table-cell>
          <table:table-cell table:number-columns-repeated="16374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gnon</text:p>
          </table:table-cell>
          <table:table-cell office:value-type="float" office:value="9" table:style-name="ce1">
            <text:p>9</text:p>
          </table:table-cell>
          <table:table-cell office:value-type="float" office:value="1.3" table:style-name="ce1">
            <text:p>1,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reggory</text:p>
          </table:table-cell>
          <table:table-cell office:value-type="float" office:value="7" table:style-name="ce1">
            <text:p>7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ecilla</text:p>
          </table:table-cell>
          <table:table-cell office:value-type="float" office:value="14" table:style-name="ce1">
            <text:p>14</text:p>
          </table:table-cell>
          <table:table-cell office:value-type="float" office:value="3.6" table:style-name="ce1">
            <text:p>3,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ydney</text:p>
          </table:table-cell>
          <table:table-cell office:value-type="float" office:value="2" table:style-name="ce1">
            <text:p>2</text:p>
          </table:table-cell>
          <table:table-cell office:value-type="float" office:value="4.8" table:style-name="ce1">
            <text:p>4,8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cha</text:p>
          </table:table-cell>
          <table:table-cell office:value-type="float" office:value="8" table:style-name="ce1">
            <text:p>8</text:p>
          </table:table-cell>
          <table:table-cell office:value-type="float" office:value="1.9" table:style-name="ce1">
            <text:p>1,9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ustina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Yurik</text:p>
          </table:table-cell>
          <table:table-cell office:value-type="float" office:value="4" table:style-name="ce1">
            <text:p>4</text:p>
          </table:table-cell>
          <table:table-cell office:value-type="float" office:value="4.2" table:style-name="ce1">
            <text:p>4,2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Zita</text:p>
          </table:table-cell>
          <table:table-cell office:value-type="float" office:value="18" table:style-name="ce1">
            <text:p>18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4-28T00:00:00" table:style-name="ce2">
            <text:p>28.04.2015</text:p>
          </table:table-cell>
          <table:table-cell table:number-columns-repeated="16374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orthy</text:p>
          </table:table-cell>
          <table:table-cell office:value-type="float" office:value="4" table:style-name="ce1">
            <text:p>4</text:p>
          </table:table-cell>
          <table:table-cell office:value-type="float" office:value="5.2" table:style-name="ce1">
            <text:p>5,2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9-05T00:00:00" table:style-name="ce2">
            <text:p>05.09.2011</text:p>
          </table:table-cell>
          <table:table-cell table:number-columns-repeated="16374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hebault</text:p>
          </table:table-cell>
          <table:table-cell office:value-type="float" office:value="18" table:style-name="ce1">
            <text:p>18</text:p>
          </table:table-cell>
          <table:table-cell office:value-type="float" office:value="4.8" table:style-name="ce1">
            <text:p>4,8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toine</text:p>
          </table:table-cell>
          <table:table-cell office:value-type="float" office:value="5" table:style-name="ce1">
            <text:p>5</text:p>
          </table:table-cell>
          <table:table-cell office:value-type="float" office:value="0.8" table:style-name="ce1">
            <text:p>0,8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5T00:00:00" table:style-name="ce2">
            <text:p>05.07.2022</text:p>
          </table:table-cell>
          <table:table-cell table:number-columns-repeated="16374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olo</text:p>
          </table:table-cell>
          <table:table-cell office:value-type="float" office:value="10" table:style-name="ce1">
            <text:p>10</text:p>
          </table:table-cell>
          <table:table-cell office:value-type="float" office:value="5.8" table:style-name="ce1">
            <text:p>5,8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9-13T00:00:00" table:style-name="ce2">
            <text:p>13.09.2011</text:p>
          </table:table-cell>
          <table:table-cell table:number-columns-repeated="16374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estley</text:p>
          </table:table-cell>
          <table:table-cell office:value-type="float" office:value="5" table:style-name="ce1">
            <text:p>5</text:p>
          </table:table-cell>
          <table:table-cell office:value-type="float" office:value="6.4" table:style-name="ce1">
            <text:p>6,4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1-16T00:00:00" table:style-name="ce2">
            <text:p>16.01.2018</text:p>
          </table:table-cell>
          <table:table-cell table:number-columns-repeated="16374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nie</text:p>
          </table:table-cell>
          <table:table-cell office:value-type="float" office:value="11" table:style-name="ce1">
            <text:p>11</text:p>
          </table:table-cell>
          <table:table-cell office:value-type="float" office:value="3.6" table:style-name="ce1">
            <text:p>3,6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2-12T00:00:00" table:style-name="ce2">
            <text:p>12.02.2010</text:p>
          </table:table-cell>
          <table:table-cell table:number-columns-repeated="16374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aine</text:p>
          </table:table-cell>
          <table:table-cell office:value-type="float" office:value="7" table:style-name="ce1">
            <text:p>7</text:p>
          </table:table-cell>
          <table:table-cell office:value-type="float" office:value="0.3" table:style-name="ce1">
            <text:p>0,3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0-26T00:00:00" table:style-name="ce2">
            <text:p>26.10.2017</text:p>
          </table:table-cell>
          <table:table-cell table:number-columns-repeated="16374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oshiko</text:p>
          </table:table-cell>
          <table:table-cell office:value-type="float" office:value="3" table:style-name="ce1">
            <text:p>3</text:p>
          </table:table-cell>
          <table:table-cell office:value-type="float" office:value="0.7" table:style-name="ce1">
            <text:p>0,7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1-25T00:00:00" table:style-name="ce2">
            <text:p>25.01.2020</text:p>
          </table:table-cell>
          <table:table-cell table:number-columns-repeated="16374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rie</text:p>
          </table:table-cell>
          <table:table-cell office:value-type="float" office:value="14" table:style-name="ce1">
            <text:p>14</text:p>
          </table:table-cell>
          <table:table-cell office:value-type="float" office:value="3.7" table:style-name="ce1">
            <text:p>3,7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10-10T00:00:00" table:style-name="ce2">
            <text:p>10.10.2012</text:p>
          </table:table-cell>
          <table:table-cell table:number-columns-repeated="16374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quelin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7-28T00:00:00" table:style-name="ce2">
            <text:p>28.07.2011</text:p>
          </table:table-cell>
          <table:table-cell table:number-columns-repeated="16374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ssy</text:p>
          </table:table-cell>
          <table:table-cell office:value-type="float" office:value="8" table:style-name="ce1">
            <text:p>8</text:p>
          </table:table-cell>
          <table:table-cell office:value-type="float" office:value="3.1" table:style-name="ce1">
            <text:p>3,1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7-05T00:00:00" table:style-name="ce2">
            <text:p>05.07.2010</text:p>
          </table:table-cell>
          <table:table-cell table:number-columns-repeated="16374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mmi</text:p>
          </table:table-cell>
          <table:table-cell office:value-type="float" office:value="13" table:style-name="ce1">
            <text:p>13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1-10T00:00:00" table:style-name="ce2">
            <text:p>10.11.2022</text:p>
          </table:table-cell>
          <table:table-cell table:number-columns-repeated="16374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ane</text:p>
          </table:table-cell>
          <table:table-cell office:value-type="float" office:value="1" table:style-name="ce1">
            <text:p>1</text:p>
          </table:table-cell>
          <table:table-cell office:value-type="float" office:value="3.4" table:style-name="ce1">
            <text:p>3,4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1-27T00:00:00" table:style-name="ce2">
            <text:p>27.11.2019</text:p>
          </table:table-cell>
          <table:table-cell table:number-columns-repeated="16374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rastus</text:p>
          </table:table-cell>
          <table:table-cell office:value-type="float" office:value="9" table:style-name="ce1">
            <text:p>9</text:p>
          </table:table-cell>
          <table:table-cell office:value-type="float" office:value="2.9" table:style-name="ce1">
            <text:p>2,9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17T00:00:00" table:style-name="ce2">
            <text:p>17.01.2009</text:p>
          </table:table-cell>
          <table:table-cell table:number-columns-repeated="16374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avus</text:p>
          </table:table-cell>
          <table:table-cell office:value-type="float" office:value="18" table:style-name="ce1">
            <text:p>18</text:p>
          </table:table-cell>
          <table:table-cell office:value-type="float" office:value="4" table:style-name="ce1">
            <text:p>4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7-16T00:00:00" table:style-name="ce2">
            <text:p>16.07.2011</text:p>
          </table:table-cell>
          <table:table-cell table:number-columns-repeated="16374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unhilda</text:p>
          </table:table-cell>
          <table:table-cell office:value-type="float" office:value="2" table:style-name="ce1">
            <text:p>2</text:p>
          </table:table-cell>
          <table:table-cell office:value-type="float" office:value="6.9" table:style-name="ce1">
            <text:p>6,9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0-20T00:00:00" table:style-name="ce2">
            <text:p>20.10.2014</text:p>
          </table:table-cell>
          <table:table-cell table:number-columns-repeated="16374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nce</text:p>
          </table:table-cell>
          <table:table-cell office:value-type="float" office:value="15" table:style-name="ce1">
            <text:p>15</text:p>
          </table:table-cell>
          <table:table-cell office:value-type="float" office:value="1.5" table:style-name="ce1">
            <text:p>1,5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1-29T00:00:00" table:style-name="ce2">
            <text:p>29.01.2024</text:p>
          </table:table-cell>
          <table:table-cell table:number-columns-repeated="16374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yon</text:p>
          </table:table-cell>
          <table:table-cell office:value-type="float" office:value="6" table:style-name="ce1">
            <text:p>6</text:p>
          </table:table-cell>
          <table:table-cell office:value-type="float" office:value="6.2" table:style-name="ce1">
            <text:p>6,2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7-20T00:00:00" table:style-name="ce2">
            <text:p>20.07.2018</text:p>
          </table:table-cell>
          <table:table-cell table:number-columns-repeated="16374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yles</text:p>
          </table:table-cell>
          <table:table-cell office:value-type="float" office:value="9" table:style-name="ce1">
            <text:p>9</text:p>
          </table:table-cell>
          <table:table-cell office:value-type="float" office:value="6.3" table:style-name="ce1">
            <text:p>6,3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edric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23T00:00:00" table:style-name="ce2">
            <text:p>23.05.2019</text:p>
          </table:table-cell>
          <table:table-cell table:number-columns-repeated="16374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arke</text:p>
          </table:table-cell>
          <table:table-cell office:value-type="float" office:value="9" table:style-name="ce1">
            <text:p>9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5-25T00:00:00" table:style-name="ce2">
            <text:p>25.05.2020</text:p>
          </table:table-cell>
          <table:table-cell table:number-columns-repeated="16374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uell</text:p>
          </table:table-cell>
          <table:table-cell office:value-type="float" office:value="6" table:style-name="ce1">
            <text:p>6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0-20T00:00:00" table:style-name="ce2">
            <text:p>20.10.2020</text:p>
          </table:table-cell>
          <table:table-cell table:number-columns-repeated="16374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aghan</text:p>
          </table:table-cell>
          <table:table-cell office:value-type="float" office:value="17" table:style-name="ce1">
            <text:p>17</text:p>
          </table:table-cell>
          <table:table-cell office:value-type="float" office:value="5.6" table:style-name="ce1">
            <text:p>5,6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8-20T00:00:00" table:style-name="ce2">
            <text:p>20.08.2017</text:p>
          </table:table-cell>
          <table:table-cell table:number-columns-repeated="16374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nnith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22T00:00:00" table:style-name="ce2">
            <text:p>22.06.2009</text:p>
          </table:table-cell>
          <table:table-cell table:number-columns-repeated="16374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nna</text:p>
          </table:table-cell>
          <table:table-cell office:value-type="float" office:value="14" table:style-name="ce1">
            <text:p>14</text:p>
          </table:table-cell>
          <table:table-cell office:value-type="float" office:value="6.1" table:style-name="ce1">
            <text:p>6,1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7-17T00:00:00" table:style-name="ce2">
            <text:p>17.07.2020</text:p>
          </table:table-cell>
          <table:table-cell table:number-columns-repeated="16374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retal</text:p>
          </table:table-cell>
          <table:table-cell office:value-type="float" office:value="12" table:style-name="ce1">
            <text:p>12</text:p>
          </table:table-cell>
          <table:table-cell office:value-type="float" office:value="2.1" table:style-name="ce1">
            <text:p>2,1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9-01T00:00:00" table:style-name="ce2">
            <text:p>01.09.2016</text:p>
          </table:table-cell>
          <table:table-cell table:number-columns-repeated="16374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rudi</text:p>
          </table:table-cell>
          <table:table-cell office:value-type="float" office:value="9" table:style-name="ce1">
            <text:p>9</text:p>
          </table:table-cell>
          <table:table-cell office:value-type="float" office:value="3.7" table:style-name="ce1">
            <text:p>3,7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6T00:00:00" table:style-name="ce2">
            <text:p>26.01.2023</text:p>
          </table:table-cell>
          <table:table-cell table:number-columns-repeated="16374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nae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2-26T00:00:00" table:style-name="ce2">
            <text:p>26.02.2022</text:p>
          </table:table-cell>
          <table:table-cell table:number-columns-repeated="16374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nissa</text:p>
          </table:table-cell>
          <table:table-cell office:value-type="float" office:value="8" table:style-name="ce1">
            <text:p>8</text:p>
          </table:table-cell>
          <table:table-cell office:value-type="float" office:value="1.7" table:style-name="ce1">
            <text:p>1,7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7-18T00:00:00" table:style-name="ce2">
            <text:p>18.07.2018</text:p>
          </table:table-cell>
          <table:table-cell table:number-columns-repeated="16374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dey</text:p>
          </table:table-cell>
          <table:table-cell office:value-type="float" office:value="18" table:style-name="ce1">
            <text:p>18</text:p>
          </table:table-cell>
          <table:table-cell office:value-type="float" office:value="5.3" table:style-name="ce1">
            <text:p>5,3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1-10T00:00:00" table:style-name="ce2">
            <text:p>10.11.2011</text:p>
          </table:table-cell>
          <table:table-cell table:number-columns-repeated="16374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ure</text:p>
          </table:table-cell>
          <table:table-cell office:value-type="float" office:value="3" table:style-name="ce1">
            <text:p>3</text:p>
          </table:table-cell>
          <table:table-cell office:value-type="float" office:value="4.3" table:style-name="ce1">
            <text:p>4,3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2-26T00:00:00" table:style-name="ce2">
            <text:p>26.12.2016</text:p>
          </table:table-cell>
          <table:table-cell table:number-columns-repeated="16374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ston</text:p>
          </table:table-cell>
          <table:table-cell office:value-type="float" office:value="0" table:style-name="ce1">
            <text:p>0</text:p>
          </table:table-cell>
          <table:table-cell office:value-type="float" office:value="6.9" table:style-name="ce1">
            <text:p>6,9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4-02T00:00:00" table:style-name="ce2">
            <text:p>02.04.2009</text:p>
          </table:table-cell>
          <table:table-cell table:number-columns-repeated="16374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w</text:p>
          </table:table-cell>
          <table:table-cell office:value-type="float" office:value="8" table:style-name="ce1">
            <text:p>8</text:p>
          </table:table-cell>
          <table:table-cell office:value-type="float" office:value="2.4" table:style-name="ce1">
            <text:p>2,4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3-26T00:00:00" table:style-name="ce2">
            <text:p>26.03.2015</text:p>
          </table:table-cell>
          <table:table-cell table:number-columns-repeated="16374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ahann</text:p>
          </table:table-cell>
          <table:table-cell office:value-type="float" office:value="5" table:style-name="ce1">
            <text:p>5</text:p>
          </table:table-cell>
          <table:table-cell office:value-type="float" office:value="0.8" table:style-name="ce1">
            <text:p>0,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08T00:00:00" table:style-name="ce2">
            <text:p>08.10.2022</text:p>
          </table:table-cell>
          <table:table-cell table:number-columns-repeated="16374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raldo</text:p>
          </table:table-cell>
          <table:table-cell office:value-type="float" office:value="5" table:style-name="ce1">
            <text:p>5</text:p>
          </table:table-cell>
          <table:table-cell office:value-type="float" office:value="5.7" table:style-name="ce1">
            <text:p>5,7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0-25T00:00:00" table:style-name="ce2">
            <text:p>25.10.2015</text:p>
          </table:table-cell>
          <table:table-cell table:number-columns-repeated="16374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odfry</text:p>
          </table:table-cell>
          <table:table-cell office:value-type="float" office:value="1" table:style-name="ce1">
            <text:p>1</text:p>
          </table:table-cell>
          <table:table-cell office:value-type="float" office:value="5.5" table:style-name="ce1">
            <text:p>5,5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24T00:00:00" table:style-name="ce2">
            <text:p>24.06.2022</text:p>
          </table:table-cell>
          <table:table-cell table:number-columns-repeated="16374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tric</text:p>
          </table:table-cell>
          <table:table-cell office:value-type="float" office:value="11" table:style-name="ce1">
            <text:p>11</text:p>
          </table:table-cell>
          <table:table-cell office:value-type="float" office:value="5.2" table:style-name="ce1">
            <text:p>5,2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1-11T00:00:00" table:style-name="ce2">
            <text:p>11.11.2008</text:p>
          </table:table-cell>
          <table:table-cell table:number-columns-repeated="16374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stantin</text:p>
          </table:table-cell>
          <table:table-cell office:value-type="float" office:value="1" table:style-name="ce1">
            <text:p>1</text:p>
          </table:table-cell>
          <table:table-cell office:value-type="float" office:value="3.8" table:style-name="ce1">
            <text:p>3,8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9-02T00:00:00" table:style-name="ce2">
            <text:p>02.09.2021</text:p>
          </table:table-cell>
          <table:table-cell table:number-columns-repeated="16374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olyn</text:p>
          </table:table-cell>
          <table:table-cell office:value-type="float" office:value="1" table:style-name="ce1">
            <text:p>1</text:p>
          </table:table-cell>
          <table:table-cell office:value-type="float" office:value="3.7" table:style-name="ce1">
            <text:p>3,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1-25T00:00:00" table:style-name="ce2">
            <text:p>25.11.2019</text:p>
          </table:table-cell>
          <table:table-cell table:number-columns-repeated="16374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rena</text:p>
          </table:table-cell>
          <table:table-cell office:value-type="float" office:value="15" table:style-name="ce1">
            <text:p>15</text:p>
          </table:table-cell>
          <table:table-cell office:value-type="float" office:value="3.4" table:style-name="ce1">
            <text:p>3,4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09T00:00:00" table:style-name="ce2">
            <text:p>09.06.2022</text:p>
          </table:table-cell>
          <table:table-cell table:number-columns-repeated="16374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nyamin</text:p>
          </table:table-cell>
          <table:table-cell office:value-type="float" office:value="17" table:style-name="ce1">
            <text:p>17</text:p>
          </table:table-cell>
          <table:table-cell office:value-type="float" office:value="3.1" table:style-name="ce1">
            <text:p>3,1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10-02T00:00:00" table:style-name="ce2">
            <text:p>02.10.2012</text:p>
          </table:table-cell>
          <table:table-cell table:number-columns-repeated="16374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meria</text:p>
          </table:table-cell>
          <table:table-cell office:value-type="float" office:value="13" table:style-name="ce1">
            <text:p>13</text:p>
          </table:table-cell>
          <table:table-cell office:value-type="float" office:value="6.4" table:style-name="ce1">
            <text:p>6,4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1-18T00:00:00" table:style-name="ce2">
            <text:p>18.11.2022</text:p>
          </table:table-cell>
          <table:table-cell table:number-columns-repeated="16374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el</text:p>
          </table:table-cell>
          <table:table-cell office:value-type="float" office:value="5" table:style-name="ce1">
            <text:p>5</text:p>
          </table:table-cell>
          <table:table-cell office:value-type="float" office:value="3.3" table:style-name="ce1">
            <text:p>3,3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3-17T00:00:00" table:style-name="ce2">
            <text:p>17.03.2020</text:p>
          </table:table-cell>
          <table:table-cell table:number-columns-repeated="16374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rcee</text:p>
          </table:table-cell>
          <table:table-cell office:value-type="float" office:value="14" table:style-name="ce1">
            <text:p>14</text:p>
          </table:table-cell>
          <table:table-cell office:value-type="float" office:value="2.7" table:style-name="ce1">
            <text:p>2,7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3T00:00:00" table:style-name="ce2">
            <text:p>03.07.2022</text:p>
          </table:table-cell>
          <table:table-cell table:number-columns-repeated="16374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eary</text:p>
          </table:table-cell>
          <table:table-cell office:value-type="float" office:value="6" table:style-name="ce1">
            <text:p>6</text:p>
          </table:table-cell>
          <table:table-cell office:value-type="float" office:value="0.3" table:style-name="ce1">
            <text:p>0,3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25T00:00:00" table:style-name="ce2">
            <text:p>25.01.2009</text:p>
          </table:table-cell>
          <table:table-cell table:number-columns-repeated="16374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ssi</text:p>
          </table:table-cell>
          <table:table-cell office:value-type="float" office:value="18" table:style-name="ce1">
            <text:p>18</text:p>
          </table:table-cell>
          <table:table-cell office:value-type="float" office:value="1.4" table:style-name="ce1">
            <text:p>1,4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7-22T00:00:00" table:style-name="ce2">
            <text:p>22.07.2016</text:p>
          </table:table-cell>
          <table:table-cell table:number-columns-repeated="16374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effane</text:p>
          </table:table-cell>
          <table:table-cell office:value-type="float" office:value="12" table:style-name="ce1">
            <text:p>12</text:p>
          </table:table-cell>
          <table:table-cell office:value-type="float" office:value="0.5" table:style-name="ce1">
            <text:p>0,5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6-22T00:00:00" table:style-name="ce2">
            <text:p>22.06.2017</text:p>
          </table:table-cell>
          <table:table-cell table:number-columns-repeated="16374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anette</text:p>
          </table:table-cell>
          <table:table-cell office:value-type="float" office:value="12" table:style-name="ce1">
            <text:p>12</text:p>
          </table:table-cell>
          <table:table-cell office:value-type="float" office:value="4.8" table:style-name="ce1">
            <text:p>4,8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1-09T00:00:00" table:style-name="ce2">
            <text:p>09.11.2008</text:p>
          </table:table-cell>
          <table:table-cell table:number-columns-repeated="16374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von</text:p>
          </table:table-cell>
          <table:table-cell office:value-type="float" office:value="14" table:style-name="ce1">
            <text:p>14</text:p>
          </table:table-cell>
          <table:table-cell office:value-type="float" office:value="3.6" table:style-name="ce1">
            <text:p>3,6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5-18T00:00:00" table:style-name="ce2">
            <text:p>18.05.2020</text:p>
          </table:table-cell>
          <table:table-cell table:number-columns-repeated="16374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ira</text:p>
          </table:table-cell>
          <table:table-cell office:value-type="float" office:value="17" table:style-name="ce1">
            <text:p>17</text:p>
          </table:table-cell>
          <table:table-cell office:value-type="float" office:value="6.5" table:style-name="ce1">
            <text:p>6,5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0-29T00:00:00" table:style-name="ce2">
            <text:p>29.10.2009</text:p>
          </table:table-cell>
          <table:table-cell table:number-columns-repeated="16374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esley</text:p>
          </table:table-cell>
          <table:table-cell office:value-type="float" office:value="8" table:style-name="ce1">
            <text:p>8</text:p>
          </table:table-cell>
          <table:table-cell office:value-type="float" office:value="4.7" table:style-name="ce1">
            <text:p>4,7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0T00:00:00" table:style-name="ce2">
            <text:p>10.12.2009</text:p>
          </table:table-cell>
          <table:table-cell table:number-columns-repeated="16374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nie</text:p>
          </table:table-cell>
          <table:table-cell office:value-type="float" office:value="11" table:style-name="ce1">
            <text:p>11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2T00:00:00" table:style-name="ce2">
            <text:p>12.12.2009</text:p>
          </table:table-cell>
          <table:table-cell table:number-columns-repeated="16374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gy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7T00:00:00" table:style-name="ce2">
            <text:p>07.07.2015</text:p>
          </table:table-cell>
          <table:table-cell table:number-columns-repeated="16374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ilmette</text:p>
          </table:table-cell>
          <table:table-cell office:value-type="float" office:value="4" table:style-name="ce1">
            <text:p>4</text:p>
          </table:table-cell>
          <table:table-cell office:value-type="float" office:value="3.9" table:style-name="ce1">
            <text:p>3,9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6-08T00:00:00" table:style-name="ce2">
            <text:p>08.06.2018</text:p>
          </table:table-cell>
          <table:table-cell table:number-columns-repeated="16374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am</text:p>
          </table:table-cell>
          <table:table-cell office:value-type="float" office:value="7" table:style-name="ce1">
            <text:p>7</text:p>
          </table:table-cell>
          <table:table-cell office:value-type="float" office:value="1.9" table:style-name="ce1">
            <text:p>1,9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1-23T00:00:00" table:style-name="ce2">
            <text:p>23.11.2016</text:p>
          </table:table-cell>
          <table:table-cell table:number-columns-repeated="16374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nstantin</text:p>
          </table:table-cell>
          <table:table-cell office:value-type="float" office:value="2" table:style-name="ce1">
            <text:p>2</text:p>
          </table:table-cell>
          <table:table-cell office:value-type="float" office:value="6.5" table:style-name="ce1">
            <text:p>6,5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11-25T00:00:00" table:style-name="ce2">
            <text:p>25.11.2010</text:p>
          </table:table-cell>
          <table:table-cell table:number-columns-repeated="16374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manno</text:p>
          </table:table-cell>
          <table:table-cell office:value-type="float" office:value="5" table:style-name="ce1">
            <text:p>5</text:p>
          </table:table-cell>
          <table:table-cell office:value-type="float" office:value="1.3" table:style-name="ce1">
            <text:p>1,3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2-08T00:00:00" table:style-name="ce2">
            <text:p>08.02.2012</text:p>
          </table:table-cell>
          <table:table-cell table:number-columns-repeated="16374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ve</text:p>
          </table:table-cell>
          <table:table-cell office:value-type="float" office:value="8" table:style-name="ce1">
            <text:p>8</text:p>
          </table:table-cell>
          <table:table-cell office:value-type="float" office:value="4.7" table:style-name="ce1">
            <text:p>4,7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9-25T00:00:00" table:style-name="ce2">
            <text:p>25.09.2017</text:p>
          </table:table-cell>
          <table:table-cell table:number-columns-repeated="16374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loris</text:p>
          </table:table-cell>
          <table:table-cell office:value-type="float" office:value="8" table:style-name="ce1">
            <text:p>8</text:p>
          </table:table-cell>
          <table:table-cell office:value-type="float" office:value="5.2" table:style-name="ce1">
            <text:p>5,2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rd</text:p>
          </table:table-cell>
          <table:table-cell office:value-type="float" office:value="14" table:style-name="ce1">
            <text:p>14</text:p>
          </table:table-cell>
          <table:table-cell office:value-type="float" office:value="6.2" table:style-name="ce1">
            <text:p>6,2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2-27T00:00:00" table:style-name="ce2">
            <text:p>27.02.2017</text:p>
          </table:table-cell>
          <table:table-cell table:number-columns-repeated="16374"/>
        </table:table-row>
        <table:table-row table:style-name="ro1">
          <table:table-cell office:value-type="float" office:value="1574" table:style-name="ce1">
            <text:p>15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van</text:p>
          </table:table-cell>
          <table:table-cell office:value-type="float" office:value="11" table:style-name="ce1">
            <text:p>11</text:p>
          </table:table-cell>
          <table:table-cell office:value-type="float" office:value="1.5" table:style-name="ce1">
            <text:p>1,5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7-26T00:00:00" table:style-name="ce2">
            <text:p>26.07.2013</text:p>
          </table:table-cell>
          <table:table-cell table:number-columns-repeated="16374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nnine</text:p>
          </table:table-cell>
          <table:table-cell office:value-type="float" office:value="9" table:style-name="ce1">
            <text:p>9</text:p>
          </table:table-cell>
          <table:table-cell office:value-type="float" office:value="0.1" table:style-name="ce1">
            <text:p>0,1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2-31T00:00:00" table:style-name="ce2">
            <text:p>31.12.2013</text:p>
          </table:table-cell>
          <table:table-cell table:number-columns-repeated="16374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nnelle</text:p>
          </table:table-cell>
          <table:table-cell office:value-type="float" office:value="7" table:style-name="ce1">
            <text:p>7</text:p>
          </table:table-cell>
          <table:table-cell office:value-type="float" office:value="3.5" table:style-name="ce1">
            <text:p>3,5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7-03T00:00:00" table:style-name="ce2">
            <text:p>03.07.2009</text:p>
          </table:table-cell>
          <table:table-cell table:number-columns-repeated="16374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dilia</text:p>
          </table:table-cell>
          <table:table-cell office:value-type="float" office:value="9" table:style-name="ce1">
            <text:p>9</text:p>
          </table:table-cell>
          <table:table-cell office:value-type="float" office:value="2.8" table:style-name="ce1">
            <text:p>2,8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1-18T00:00:00" table:style-name="ce2">
            <text:p>18.01.2021</text:p>
          </table:table-cell>
          <table:table-cell table:number-columns-repeated="16374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hay</text:p>
          </table:table-cell>
          <table:table-cell office:value-type="float" office:value="12" table:style-name="ce1">
            <text:p>12</text:p>
          </table:table-cell>
          <table:table-cell office:value-type="float" office:value="4.3" table:style-name="ce1">
            <text:p>4,3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2-24T00:00:00" table:style-name="ce2">
            <text:p>24.12.2017</text:p>
          </table:table-cell>
          <table:table-cell table:number-columns-repeated="16374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nte</text:p>
          </table:table-cell>
          <table:table-cell office:value-type="float" office:value="10" table:style-name="ce1">
            <text:p>10</text:p>
          </table:table-cell>
          <table:table-cell office:value-type="float" office:value="6.5" table:style-name="ce1">
            <text:p>6,5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2-30T00:00:00" table:style-name="ce2">
            <text:p>30.12.2013</text:p>
          </table:table-cell>
          <table:table-cell table:number-columns-repeated="16374"/>
        </table:table-row>
        <table:table-row table:style-name="ro1">
          <table:table-cell office:value-type="float" office:value="1580" table:style-name="ce1">
            <text:p>158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meter</text:p>
          </table:table-cell>
          <table:table-cell office:value-type="float" office:value="13" table:style-name="ce1">
            <text:p>13</text:p>
          </table:table-cell>
          <table:table-cell office:value-type="float" office:value="0.2" table:style-name="ce1">
            <text:p>0,2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25T00:00:00" table:style-name="ce2">
            <text:p>25.02.2018</text:p>
          </table:table-cell>
          <table:table-cell table:number-columns-repeated="16374"/>
        </table:table-row>
        <table:table-row table:style-name="ro1">
          <table:table-cell office:value-type="float" office:value="1581" table:style-name="ce1">
            <text:p>15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eary</text:p>
          </table:table-cell>
          <table:table-cell office:value-type="float" office:value="13" table:style-name="ce1">
            <text:p>13</text:p>
          </table:table-cell>
          <table:table-cell office:value-type="float" office:value="5.5" table:style-name="ce1">
            <text:p>5,5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8-16T00:00:00" table:style-name="ce2">
            <text:p>16.08.2023</text:p>
          </table:table-cell>
          <table:table-cell table:number-columns-repeated="16374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ggee</text:p>
          </table:table-cell>
          <table:table-cell office:value-type="float" office:value="18" table:style-name="ce1">
            <text:p>18</text:p>
          </table:table-cell>
          <table:table-cell office:value-type="float" office:value="1.6" table:style-name="ce1">
            <text:p>1,6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2-11T00:00:00" table:style-name="ce2">
            <text:p>11.02.2020</text:p>
          </table:table-cell>
          <table:table-cell table:number-columns-repeated="16374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illin</text:p>
          </table:table-cell>
          <table:table-cell office:value-type="float" office:value="5" table:style-name="ce1">
            <text:p>5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2-01T00:00:00" table:style-name="ce2">
            <text:p>01.02.2019</text:p>
          </table:table-cell>
          <table:table-cell table:number-columns-repeated="16374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ick</text:p>
          </table:table-cell>
          <table:table-cell office:value-type="float" office:value="10" table:style-name="ce1">
            <text:p>10</text:p>
          </table:table-cell>
          <table:table-cell office:value-type="float" office:value="6.5" table:style-name="ce1">
            <text:p>6,5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1-30T00:00:00" table:style-name="ce2">
            <text:p>30.01.2013</text:p>
          </table:table-cell>
          <table:table-cell table:number-columns-repeated="16374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orthingto</text:p>
          </table:table-cell>
          <table:table-cell office:value-type="float" office:value="10" table:style-name="ce1">
            <text:p>10</text:p>
          </table:table-cell>
          <table:table-cell office:value-type="float" office:value="5.3" table:style-name="ce1">
            <text:p>5,3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10T00:00:00" table:style-name="ce2">
            <text:p>10.09.2012</text:p>
          </table:table-cell>
          <table:table-cell table:number-columns-repeated="16374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ndel</text:p>
          </table:table-cell>
          <table:table-cell office:value-type="float" office:value="16" table:style-name="ce1">
            <text:p>16</text:p>
          </table:table-cell>
          <table:table-cell office:value-type="float" office:value="0.8" table:style-name="ce1">
            <text:p>0,8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11T00:00:00" table:style-name="ce2">
            <text:p>11.03.2015</text:p>
          </table:table-cell>
          <table:table-cell table:number-columns-repeated="16374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colette</text:p>
          </table:table-cell>
          <table:table-cell office:value-type="float" office:value="10" table:style-name="ce1">
            <text:p>10</text:p>
          </table:table-cell>
          <table:table-cell office:value-type="float" office:value="0.1" table:style-name="ce1">
            <text:p>0,1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3-10T00:00:00" table:style-name="ce2">
            <text:p>10.03.2013</text:p>
          </table:table-cell>
          <table:table-cell table:number-columns-repeated="16374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oree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2-07T00:00:00" table:style-name="ce2">
            <text:p>07.12.2015</text:p>
          </table:table-cell>
          <table:table-cell table:number-columns-repeated="16374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rey</text:p>
          </table:table-cell>
          <table:table-cell office:value-type="float" office:value="17" table:style-name="ce1">
            <text:p>17</text:p>
          </table:table-cell>
          <table:table-cell office:value-type="float" office:value="0.5" table:style-name="ce1">
            <text:p>0,5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2-24T00:00:00" table:style-name="ce2">
            <text:p>24.02.2013</text:p>
          </table:table-cell>
          <table:table-cell table:number-columns-repeated="16374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underson</text:p>
          </table:table-cell>
          <table:table-cell office:value-type="float" office:value="9" table:style-name="ce1">
            <text:p>9</text:p>
          </table:table-cell>
          <table:table-cell office:value-type="float" office:value="3.8" table:style-name="ce1">
            <text:p>3,8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1-20T00:00:00" table:style-name="ce2">
            <text:p>20.01.2023</text:p>
          </table:table-cell>
          <table:table-cell table:number-columns-repeated="16374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tti</text:p>
          </table:table-cell>
          <table:table-cell office:value-type="float" office:value="4" table:style-name="ce1">
            <text:p>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18T00:00:00" table:style-name="ce2">
            <text:p>18.09.2012</text:p>
          </table:table-cell>
          <table:table-cell table:number-columns-repeated="16374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bagail</text:p>
          </table:table-cell>
          <table:table-cell office:value-type="float" office:value="12" table:style-name="ce1">
            <text:p>12</text:p>
          </table:table-cell>
          <table:table-cell office:value-type="float" office:value="6.3" table:style-name="ce1">
            <text:p>6,3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21T00:00:00" table:style-name="ce2">
            <text:p>21.09.2012</text:p>
          </table:table-cell>
          <table:table-cell table:number-columns-repeated="16374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rity</text:p>
          </table:table-cell>
          <table:table-cell office:value-type="float" office:value="0" table:style-name="ce1">
            <text:p>0</text:p>
          </table:table-cell>
          <table:table-cell office:value-type="float" office:value="0.3" table:style-name="ce1">
            <text:p>0,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6-29T00:00:00" table:style-name="ce2">
            <text:p>29.06.2020</text:p>
          </table:table-cell>
          <table:table-cell table:number-columns-repeated="16374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nica</text:p>
          </table:table-cell>
          <table:table-cell office:value-type="float" office:value="0" table:style-name="ce1">
            <text:p>0</text:p>
          </table:table-cell>
          <table:table-cell office:value-type="float" office:value="4.2" table:style-name="ce1">
            <text:p>4,2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0-08T00:00:00" table:style-name="ce2">
            <text:p>08.10.2011</text:p>
          </table:table-cell>
          <table:table-cell table:number-columns-repeated="16374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wenni</text:p>
          </table:table-cell>
          <table:table-cell office:value-type="float" office:value="16" table:style-name="ce1">
            <text:p>16</text:p>
          </table:table-cell>
          <table:table-cell office:value-type="float" office:value="0.7" table:style-name="ce1">
            <text:p>0,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4T00:00:00" table:style-name="ce2">
            <text:p>24.10.2014</text:p>
          </table:table-cell>
          <table:table-cell table:number-columns-repeated="16374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eriberto</text:p>
          </table:table-cell>
          <table:table-cell office:value-type="float" office:value="1" table:style-name="ce1">
            <text:p>1</text:p>
          </table:table-cell>
          <table:table-cell office:value-type="float" office:value="2.9" table:style-name="ce1">
            <text:p>2,9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1-07T00:00:00" table:style-name="ce2">
            <text:p>07.01.2021</text:p>
          </table:table-cell>
          <table:table-cell table:number-columns-repeated="16374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rlyne</text:p>
          </table:table-cell>
          <table:table-cell office:value-type="float" office:value="0" table:style-name="ce1">
            <text:p>0</text:p>
          </table:table-cell>
          <table:table-cell office:value-type="float" office:value="5.9" table:style-name="ce1">
            <text:p>5,9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5-20T00:00:00" table:style-name="ce2">
            <text:p>20.05.2009</text:p>
          </table:table-cell>
          <table:table-cell table:number-columns-repeated="16374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n</text:p>
          </table:table-cell>
          <table:table-cell office:value-type="float" office:value="6" table:style-name="ce1">
            <text:p>6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14T00:00:00" table:style-name="ce2">
            <text:p>14.09.2023</text:p>
          </table:table-cell>
          <table:table-cell table:number-columns-repeated="16374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icolas</text:p>
          </table:table-cell>
          <table:table-cell office:value-type="float" office:value="2" table:style-name="ce1">
            <text:p>2</text:p>
          </table:table-cell>
          <table:table-cell office:value-type="float" office:value="0.5" table:style-name="ce1">
            <text:p>0,5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2-04T00:00:00" table:style-name="ce2">
            <text:p>04.12.2014</text:p>
          </table:table-cell>
          <table:table-cell table:number-columns-repeated="16374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ntonetta</text:p>
          </table:table-cell>
          <table:table-cell office:value-type="float" office:value="13" table:style-name="ce1">
            <text:p>13</text:p>
          </table:table-cell>
          <table:table-cell office:value-type="float" office:value="5.2" table:style-name="ce1">
            <text:p>5,2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06T00:00:00" table:style-name="ce2">
            <text:p>06.12.2019</text:p>
          </table:table-cell>
          <table:table-cell table:number-columns-repeated="16374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izabeth</text:p>
          </table:table-cell>
          <table:table-cell office:value-type="float" office:value="4" table:style-name="ce1">
            <text:p>4</text:p>
          </table:table-cell>
          <table:table-cell office:value-type="float" office:value="5.7" table:style-name="ce1">
            <text:p>5,7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05T00:00:00" table:style-name="ce2">
            <text:p>05.07.2021</text:p>
          </table:table-cell>
          <table:table-cell table:number-columns-repeated="16374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ttie</text:p>
          </table:table-cell>
          <table:table-cell office:value-type="float" office:value="7" table:style-name="ce1">
            <text:p>7</text:p>
          </table:table-cell>
          <table:table-cell office:value-type="float" office:value="1.4" table:style-name="ce1">
            <text:p>1,4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3-09T00:00:00" table:style-name="ce2">
            <text:p>09.03.2021</text:p>
          </table:table-cell>
          <table:table-cell table:number-columns-repeated="16374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ew</text:p>
          </table:table-cell>
          <table:table-cell office:value-type="float" office:value="5" table:style-name="ce1">
            <text:p>5</text:p>
          </table:table-cell>
          <table:table-cell office:value-type="float" office:value="5.7" table:style-name="ce1">
            <text:p>5,7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6-19T00:00:00" table:style-name="ce2">
            <text:p>19.06.2015</text:p>
          </table:table-cell>
          <table:table-cell table:number-columns-repeated="16374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ern</text:p>
          </table:table-cell>
          <table:table-cell office:value-type="float" office:value="16" table:style-name="ce1">
            <text:p>16</text:p>
          </table:table-cell>
          <table:table-cell office:value-type="float" office:value="1.5" table:style-name="ce1">
            <text:p>1,5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12-04T00:00:00" table:style-name="ce2">
            <text:p>04.12.2018</text:p>
          </table:table-cell>
          <table:table-cell table:number-columns-repeated="16374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adeus</text:p>
          </table:table-cell>
          <table:table-cell office:value-type="float" office:value="18" table:style-name="ce1">
            <text:p>18</text:p>
          </table:table-cell>
          <table:table-cell office:value-type="float" office:value="5.3" table:style-name="ce1">
            <text:p>5,3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nda</text:p>
          </table:table-cell>
          <table:table-cell office:value-type="float" office:value="0" table:style-name="ce1">
            <text:p>0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3-05T00:00:00" table:style-name="ce2">
            <text:p>05.03.2023</text:p>
          </table:table-cell>
          <table:table-cell table:number-columns-repeated="16374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wna</text:p>
          </table:table-cell>
          <table:table-cell office:value-type="float" office:value="7" table:style-name="ce1">
            <text:p>7</text:p>
          </table:table-cell>
          <table:table-cell office:value-type="float" office:value="4.3" table:style-name="ce1">
            <text:p>4,3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2-07T00:00:00" table:style-name="ce2">
            <text:p>07.02.2013</text:p>
          </table:table-cell>
          <table:table-cell table:number-columns-repeated="16374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rrick</text:p>
          </table:table-cell>
          <table:table-cell office:value-type="float" office:value="2" table:style-name="ce1">
            <text:p>2</text:p>
          </table:table-cell>
          <table:table-cell office:value-type="float" office:value="1.4" table:style-name="ce1">
            <text:p>1,4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5-18T00:00:00" table:style-name="ce2">
            <text:p>18.05.2010</text:p>
          </table:table-cell>
          <table:table-cell table:number-columns-repeated="16374"/>
        </table:table-row>
        <table:table-row table:style-name="ro1">
          <table:table-cell office:value-type="float" office:value="1609" table:style-name="ce1">
            <text:p>16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reigh</text:p>
          </table:table-cell>
          <table:table-cell office:value-type="float" office:value="1" table:style-name="ce1">
            <text:p>1</text:p>
          </table:table-cell>
          <table:table-cell office:value-type="float" office:value="3.2" table:style-name="ce1">
            <text:p>3,2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15T00:00:00" table:style-name="ce2">
            <text:p>15.06.2022</text:p>
          </table:table-cell>
          <table:table-cell table:number-columns-repeated="16374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ter</text:p>
          </table:table-cell>
          <table:table-cell office:value-type="float" office:value="16" table:style-name="ce1">
            <text:p>16</text:p>
          </table:table-cell>
          <table:table-cell office:value-type="float" office:value="3.8" table:style-name="ce1">
            <text:p>3,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1-14T00:00:00" table:style-name="ce2">
            <text:p>14.11.2009</text:p>
          </table:table-cell>
          <table:table-cell table:number-columns-repeated="16374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lissa</text:p>
          </table:table-cell>
          <table:table-cell office:value-type="float" office:value="5" table:style-name="ce1">
            <text:p>5</text:p>
          </table:table-cell>
          <table:table-cell office:value-type="float" office:value="2.6" table:style-name="ce1">
            <text:p>2,6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1-12T00:00:00" table:style-name="ce2">
            <text:p>12.01.2012</text:p>
          </table:table-cell>
          <table:table-cell table:number-columns-repeated="16374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niamino</text:p>
          </table:table-cell>
          <table:table-cell office:value-type="float" office:value="4" table:style-name="ce1">
            <text:p>4</text:p>
          </table:table-cell>
          <table:table-cell office:value-type="float" office:value="0.7" table:style-name="ce1">
            <text:p>0,7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4-07T00:00:00" table:style-name="ce2">
            <text:p>07.04.2010</text:p>
          </table:table-cell>
          <table:table-cell table:number-columns-repeated="16374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yler</text:p>
          </table:table-cell>
          <table:table-cell office:value-type="float" office:value="4" table:style-name="ce1">
            <text:p>4</text:p>
          </table:table-cell>
          <table:table-cell office:value-type="float" office:value="1.7" table:style-name="ce1">
            <text:p>1,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29T00:00:00" table:style-name="ce2">
            <text:p>29.10.2022</text:p>
          </table:table-cell>
          <table:table-cell table:number-columns-repeated="16374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rome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,5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4-21T00:00:00" table:style-name="ce2">
            <text:p>21.04.2011</text:p>
          </table:table-cell>
          <table:table-cell table:number-columns-repeated="16374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ulley</text:p>
          </table:table-cell>
          <table:table-cell office:value-type="float" office:value="8" table:style-name="ce1">
            <text:p>8</text:p>
          </table:table-cell>
          <table:table-cell office:value-type="float" office:value="0.8" table:style-name="ce1">
            <text:p>0,8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2-21T00:00:00" table:style-name="ce2">
            <text:p>21.02.2014</text:p>
          </table:table-cell>
          <table:table-cell table:number-columns-repeated="16374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ximilien</text:p>
          </table:table-cell>
          <table:table-cell office:value-type="float" office:value="17" table:style-name="ce1">
            <text:p>17</text:p>
          </table:table-cell>
          <table:table-cell office:value-type="float" office:value="3.1" table:style-name="ce1">
            <text:p>3,1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7T00:00:00" table:style-name="ce2">
            <text:p>27.07.2021</text:p>
          </table:table-cell>
          <table:table-cell table:number-columns-repeated="16374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rza</text:p>
          </table:table-cell>
          <table:table-cell office:value-type="float" office:value="3" table:style-name="ce1">
            <text:p>3</text:p>
          </table:table-cell>
          <table:table-cell office:value-type="float" office:value="3.7" table:style-name="ce1">
            <text:p>3,7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0-29T00:00:00" table:style-name="ce2">
            <text:p>29.10.2017</text:p>
          </table:table-cell>
          <table:table-cell table:number-columns-repeated="16374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di</text:p>
          </table:table-cell>
          <table:table-cell office:value-type="float" office:value="0" table:style-name="ce1">
            <text:p>0</text:p>
          </table:table-cell>
          <table:table-cell office:value-type="float" office:value="5.5" table:style-name="ce1">
            <text:p>5,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1-23T00:00:00" table:style-name="ce2">
            <text:p>23.01.2011</text:p>
          </table:table-cell>
          <table:table-cell table:number-columns-repeated="16374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ison</text:p>
          </table:table-cell>
          <table:table-cell office:value-type="float" office:value="4" table:style-name="ce1">
            <text:p>4</text:p>
          </table:table-cell>
          <table:table-cell office:value-type="float" office:value="2.1" table:style-name="ce1">
            <text:p>2,1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6-22T00:00:00" table:style-name="ce2">
            <text:p>22.06.2014</text:p>
          </table:table-cell>
          <table:table-cell table:number-columns-repeated="16374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tter</text:p>
          </table:table-cell>
          <table:table-cell office:value-type="float" office:value="7" table:style-name="ce1">
            <text:p>7</text:p>
          </table:table-cell>
          <table:table-cell office:value-type="float" office:value="4.2" table:style-name="ce1">
            <text:p>4,2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1-29T00:00:00" table:style-name="ce2">
            <text:p>29.11.2017</text:p>
          </table:table-cell>
          <table:table-cell table:number-columns-repeated="16374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oonie</text:p>
          </table:table-cell>
          <table:table-cell office:value-type="float" office:value="15" table:style-name="ce1">
            <text:p>15</text:p>
          </table:table-cell>
          <table:table-cell office:value-type="float" office:value="2.1" table:style-name="ce1">
            <text:p>2,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9-24T00:00:00" table:style-name="ce2">
            <text:p>24.09.2019</text:p>
          </table:table-cell>
          <table:table-cell table:number-columns-repeated="16374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lyn</text:p>
          </table:table-cell>
          <table:table-cell office:value-type="float" office:value="10" table:style-name="ce1">
            <text:p>10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6T00:00:00" table:style-name="ce2">
            <text:p>26.07.2021</text:p>
          </table:table-cell>
          <table:table-cell table:number-columns-repeated="16374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gracia</text:p>
          </table:table-cell>
          <table:table-cell office:value-type="float" office:value="14" table:style-name="ce1">
            <text:p>14</text:p>
          </table:table-cell>
          <table:table-cell office:value-type="float" office:value="2.9" table:style-name="ce1">
            <text:p>2,9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12-28T00:00:00" table:style-name="ce2">
            <text:p>28.12.2023</text:p>
          </table:table-cell>
          <table:table-cell table:number-columns-repeated="16374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ertza</text:p>
          </table:table-cell>
          <table:table-cell office:value-type="float" office:value="14" table:style-name="ce1">
            <text:p>14</text:p>
          </table:table-cell>
          <table:table-cell office:value-type="float" office:value="5.5" table:style-name="ce1">
            <text:p>5,5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14T00:00:00" table:style-name="ce2">
            <text:p>14.10.2022</text:p>
          </table:table-cell>
          <table:table-cell table:number-columns-repeated="16374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ynnea</text:p>
          </table:table-cell>
          <table:table-cell office:value-type="float" office:value="14" table:style-name="ce1">
            <text:p>14</text:p>
          </table:table-cell>
          <table:table-cell office:value-type="float" office:value="1.6" table:style-name="ce1">
            <text:p>1,6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6-17T00:00:00" table:style-name="ce2">
            <text:p>17.06.2013</text:p>
          </table:table-cell>
          <table:table-cell table:number-columns-repeated="16374"/>
        </table:table-row>
        <table:table-row table:style-name="ro1">
          <table:table-cell office:value-type="float" office:value="1626" table:style-name="ce1">
            <text:p>16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ne</text:p>
          </table:table-cell>
          <table:table-cell office:value-type="float" office:value="16" table:style-name="ce1">
            <text:p>16</text:p>
          </table:table-cell>
          <table:table-cell office:value-type="float" office:value="5.4" table:style-name="ce1">
            <text:p>5,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1-14T00:00:00" table:style-name="ce2">
            <text:p>14.11.2014</text:p>
          </table:table-cell>
          <table:table-cell table:number-columns-repeated="16374"/>
        </table:table-row>
        <table:table-row table:style-name="ro1">
          <table:table-cell office:value-type="float" office:value="1627" table:style-name="ce1">
            <text:p>162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yrillus</text:p>
          </table:table-cell>
          <table:table-cell office:value-type="float" office:value="18" table:style-name="ce1">
            <text:p>18</text:p>
          </table:table-cell>
          <table:table-cell office:value-type="float" office:value="0.2" table:style-name="ce1">
            <text:p>0,2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lley</text:p>
          </table:table-cell>
          <table:table-cell office:value-type="float" office:value="17" table:style-name="ce1">
            <text:p>17</text:p>
          </table:table-cell>
          <table:table-cell office:value-type="float" office:value="3.1" table:style-name="ce1">
            <text:p>3,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9-14T00:00:00" table:style-name="ce2">
            <text:p>14.09.2010</text:p>
          </table:table-cell>
          <table:table-cell table:number-columns-repeated="16374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allace</text:p>
          </table:table-cell>
          <table:table-cell office:value-type="float" office:value="13" table:style-name="ce1">
            <text:p>13</text:p>
          </table:table-cell>
          <table:table-cell office:value-type="float" office:value="1.4" table:style-name="ce1">
            <text:p>1,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1T00:00:00" table:style-name="ce2">
            <text:p>21.10.2015</text:p>
          </table:table-cell>
          <table:table-cell table:number-columns-repeated="16374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iviero</text:p>
          </table:table-cell>
          <table:table-cell office:value-type="float" office:value="7" table:style-name="ce1">
            <text:p>7</text:p>
          </table:table-cell>
          <table:table-cell office:value-type="float" office:value="4.3" table:style-name="ce1">
            <text:p>4,3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ssy</text:p>
          </table:table-cell>
          <table:table-cell office:value-type="float" office:value="17" table:style-name="ce1">
            <text:p>17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Ysabel</text:p>
          </table:table-cell>
          <table:table-cell office:value-type="float" office:value="3" table:style-name="ce1">
            <text:p>3</text:p>
          </table:table-cell>
          <table:table-cell office:value-type="float" office:value="0.1" table:style-name="ce1">
            <text:p>0,1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mmad</text:p>
          </table:table-cell>
          <table:table-cell office:value-type="float" office:value="16" table:style-name="ce1">
            <text:p>16</text:p>
          </table:table-cell>
          <table:table-cell office:value-type="float" office:value="4.2" table:style-name="ce1">
            <text:p>4,2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get</text:p>
          </table:table-cell>
          <table:table-cell office:value-type="float" office:value="10" table:style-name="ce1">
            <text:p>10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yle</text:p>
          </table:table-cell>
          <table:table-cell office:value-type="float" office:value="5" table:style-name="ce1">
            <text:p>5</text:p>
          </table:table-cell>
          <table:table-cell office:value-type="float" office:value="4.5" table:style-name="ce1">
            <text:p>4,5</text:p>
          </table:table-cell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5-06T00:00:00" table:style-name="ce2">
            <text:p>06.05.2017</text:p>
          </table:table-cell>
          <table:table-cell table:number-columns-repeated="16374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aretta</text:p>
          </table:table-cell>
          <table:table-cell office:value-type="float" office:value="5" table:style-name="ce1">
            <text:p>5</text:p>
          </table:table-cell>
          <table:table-cell office:value-type="float" office:value="2.4" table:style-name="ce1">
            <text:p>2,4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0-14T00:00:00" table:style-name="ce2">
            <text:p>14.10.2011</text:p>
          </table:table-cell>
          <table:table-cell table:number-columns-repeated="16374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mmott</text:p>
          </table:table-cell>
          <table:table-cell office:value-type="float" office:value="6" table:style-name="ce1">
            <text:p>6</text:p>
          </table:table-cell>
          <table:table-cell office:value-type="float" office:value="6.4" table:style-name="ce1">
            <text:p>6,4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5-11T00:00:00" table:style-name="ce2">
            <text:p>11.05.2017</text:p>
          </table:table-cell>
          <table:table-cell table:number-columns-repeated="16374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mon</text:p>
          </table:table-cell>
          <table:table-cell office:value-type="float" office:value="17" table:style-name="ce1">
            <text:p>17</text:p>
          </table:table-cell>
          <table:table-cell office:value-type="float" office:value="1.6" table:style-name="ce1">
            <text:p>1,6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9-20T00:00:00" table:style-name="ce2">
            <text:p>20.09.2015</text:p>
          </table:table-cell>
          <table:table-cell table:number-columns-repeated="16374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tanley</text:p>
          </table:table-cell>
          <table:table-cell office:value-type="float" office:value="11" table:style-name="ce1">
            <text:p>11</text:p>
          </table:table-cell>
          <table:table-cell office:value-type="float" office:value="2.6" table:style-name="ce1">
            <text:p>2,6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2-09T00:00:00" table:style-name="ce2">
            <text:p>09.02.2017</text:p>
          </table:table-cell>
          <table:table-cell table:number-columns-repeated="16374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Zorina</text:p>
          </table:table-cell>
          <table:table-cell office:value-type="float" office:value="14" table:style-name="ce1">
            <text:p>14</text:p>
          </table:table-cell>
          <table:table-cell office:value-type="float" office:value="0.7" table:style-name="ce1">
            <text:p>0,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tonietta</text:p>
          </table:table-cell>
          <table:table-cell office:value-type="float" office:value="0" table:style-name="ce1">
            <text:p>0</text:p>
          </table:table-cell>
          <table:table-cell office:value-type="float" office:value="5.9" table:style-name="ce1">
            <text:p>5,9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5-16T00:00:00" table:style-name="ce2">
            <text:p>16.05.2019</text:p>
          </table:table-cell>
          <table:table-cell table:number-columns-repeated="16374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melita</text:p>
          </table:table-cell>
          <table:table-cell office:value-type="float" office:value="17" table:style-name="ce1">
            <text:p>17</text:p>
          </table:table-cell>
          <table:table-cell office:value-type="float" office:value="0.3" table:style-name="ce1">
            <text:p>0,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03T00:00:00" table:style-name="ce2">
            <text:p>03.02.2018</text:p>
          </table:table-cell>
          <table:table-cell table:number-columns-repeated="16374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a</text:p>
          </table:table-cell>
          <table:table-cell office:value-type="float" office:value="3" table:style-name="ce1">
            <text:p>3</text:p>
          </table:table-cell>
          <table:table-cell office:value-type="float" office:value="3.3" table:style-name="ce1">
            <text:p>3,3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3-20T00:00:00" table:style-name="ce2">
            <text:p>20.03.2013</text:p>
          </table:table-cell>
          <table:table-cell table:number-columns-repeated="16374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onah</text:p>
          </table:table-cell>
          <table:table-cell office:value-type="float" office:value="10" table:style-name="ce1">
            <text:p>10</text:p>
          </table:table-cell>
          <table:table-cell office:value-type="float" office:value="0.4" table:style-name="ce1">
            <text:p>0,4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ill</text:p>
          </table:table-cell>
          <table:table-cell office:value-type="float" office:value="1" table:style-name="ce1">
            <text:p>1</text:p>
          </table:table-cell>
          <table:table-cell office:value-type="float" office:value="3.1" table:style-name="ce1">
            <text:p>3,1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2T00:00:00" table:style-name="ce2">
            <text:p>12.11.2015</text:p>
          </table:table-cell>
          <table:table-cell table:number-columns-repeated="16374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lerye</text:p>
          </table:table-cell>
          <table:table-cell office:value-type="float" office:value="4" table:style-name="ce1">
            <text:p>4</text:p>
          </table:table-cell>
          <table:table-cell office:value-type="float" office:value="1.2" table:style-name="ce1">
            <text:p>1,2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3-30T00:00:00" table:style-name="ce2">
            <text:p>30.03.2016</text:p>
          </table:table-cell>
          <table:table-cell table:number-columns-repeated="16374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nroy</text:p>
          </table:table-cell>
          <table:table-cell office:value-type="float" office:value="1" table:style-name="ce1">
            <text:p>1</text:p>
          </table:table-cell>
          <table:table-cell office:value-type="float" office:value="3.7" table:style-name="ce1">
            <text:p>3,7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0T00:00:00" table:style-name="ce2">
            <text:p>20.12.2019</text:p>
          </table:table-cell>
          <table:table-cell table:number-columns-repeated="16374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ollis</text:p>
          </table:table-cell>
          <table:table-cell office:value-type="float" office:value="2" table:style-name="ce1">
            <text:p>2</text:p>
          </table:table-cell>
          <table:table-cell office:value-type="float" office:value="2.5" table:style-name="ce1">
            <text:p>2,5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to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ggy</text:p>
          </table:table-cell>
          <table:table-cell office:value-type="float" office:value="10" table:style-name="ce1">
            <text:p>10</text:p>
          </table:table-cell>
          <table:table-cell office:value-type="float" office:value="1.7" table:style-name="ce1">
            <text:p>1,7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lberta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incent</text:p>
          </table:table-cell>
          <table:table-cell office:value-type="float" office:value="11" table:style-name="ce1">
            <text:p>11</text:p>
          </table:table-cell>
          <table:table-cell office:value-type="float" office:value="0.5" table:style-name="ce1">
            <text:p>0,5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inni</text:p>
          </table:table-cell>
          <table:table-cell office:value-type="float" office:value="17" table:style-name="ce1">
            <text:p>17</text:p>
          </table:table-cell>
          <table:table-cell office:value-type="float" office:value="3.1" table:style-name="ce1">
            <text:p>3,1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655" table:style-name="ce1">
            <text:p>16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gelita</text:p>
          </table:table-cell>
          <table:table-cell office:value-type="float" office:value="7" table:style-name="ce1">
            <text:p>7</text:p>
          </table:table-cell>
          <table:table-cell office:value-type="float" office:value="6.1" table:style-name="ce1">
            <text:p>6,1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4-28T00:00:00" table:style-name="ce2">
            <text:p>28.04.2015</text:p>
          </table:table-cell>
          <table:table-cell table:number-columns-repeated="16374"/>
        </table:table-row>
        <table:table-row table:style-name="ro1">
          <table:table-cell office:value-type="float" office:value="1656" table:style-name="ce1">
            <text:p>16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rius</text:p>
          </table:table-cell>
          <table:table-cell office:value-type="float" office:value="17" table:style-name="ce1">
            <text:p>17</text:p>
          </table:table-cell>
          <table:table-cell office:value-type="float" office:value="1.7" table:style-name="ce1">
            <text:p>1,7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9-05T00:00:00" table:style-name="ce2">
            <text:p>05.09.2011</text:p>
          </table:table-cell>
          <table:table-cell table:number-columns-repeated="16374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ster</text:p>
          </table:table-cell>
          <table:table-cell office:value-type="float" office:value="12" table:style-name="ce1">
            <text:p>12</text:p>
          </table:table-cell>
          <table:table-cell office:value-type="float" office:value="1.7" table:style-name="ce1">
            <text:p>1,7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658" table:style-name="ce1">
            <text:p>16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tha</text:p>
          </table:table-cell>
          <table:table-cell office:value-type="float" office:value="8" table:style-name="ce1">
            <text:p>8</text:p>
          </table:table-cell>
          <table:table-cell office:value-type="float" office:value="3.1" table:style-name="ce1">
            <text:p>3,1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9-20T00:00:00" table:style-name="ce2">
            <text:p>20.09.2013</text:p>
          </table:table-cell>
          <table:table-cell table:number-columns-repeated="16374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ylil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6-24T00:00:00" table:style-name="ce2">
            <text:p>24.06.2011</text:p>
          </table:table-cell>
          <table:table-cell table:number-columns-repeated="16374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usi</text:p>
          </table:table-cell>
          <table:table-cell office:value-type="float" office:value="13" table:style-name="ce1">
            <text:p>13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8-12T00:00:00" table:style-name="ce2">
            <text:p>12.08.2012</text:p>
          </table:table-cell>
          <table:table-cell table:number-columns-repeated="16374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xon</text:p>
          </table:table-cell>
          <table:table-cell office:value-type="float" office:value="18" table:style-name="ce1">
            <text:p>18</text:p>
          </table:table-cell>
          <table:table-cell office:value-type="float" office:value="3.2" table:style-name="ce1">
            <text:p>3,2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9-24T00:00:00" table:style-name="ce2">
            <text:p>24.09.2013</text:p>
          </table:table-cell>
          <table:table-cell table:number-columns-repeated="16374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orena</text:p>
          </table:table-cell>
          <table:table-cell office:value-type="float" office:value="10" table:style-name="ce1">
            <text:p>10</text:p>
          </table:table-cell>
          <table:table-cell office:value-type="float" office:value="2.5" table:style-name="ce1">
            <text:p>2,5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9-24T00:00:00" table:style-name="ce2">
            <text:p>24.09.2015</text:p>
          </table:table-cell>
          <table:table-cell table:number-columns-repeated="16374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ynsey</text:p>
          </table:table-cell>
          <table:table-cell office:value-type="float" office:value="18" table:style-name="ce1">
            <text:p>18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1-29T00:00:00" table:style-name="ce2">
            <text:p>29.11.2013</text:p>
          </table:table-cell>
          <table:table-cell table:number-columns-repeated="16374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phelie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8-01T00:00:00" table:style-name="ce2">
            <text:p>01.08.2020</text:p>
          </table:table-cell>
          <table:table-cell table:number-columns-repeated="16374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ron</text:p>
          </table:table-cell>
          <table:table-cell office:value-type="float" office:value="17" table:style-name="ce1">
            <text:p>17</text:p>
          </table:table-cell>
          <table:table-cell office:value-type="float" office:value="1.2" table:style-name="ce1">
            <text:p>1,2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1-12T00:00:00" table:style-name="ce2">
            <text:p>12.11.2010</text:p>
          </table:table-cell>
          <table:table-cell table:number-columns-repeated="16374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inn</text:p>
          </table:table-cell>
          <table:table-cell office:value-type="float" office:value="10" table:style-name="ce1">
            <text:p>10</text:p>
          </table:table-cell>
          <table:table-cell office:value-type="float" office:value="1.9" table:style-name="ce1">
            <text:p>1,9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10-26T00:00:00" table:style-name="ce2">
            <text:p>26.10.2021</text:p>
          </table:table-cell>
          <table:table-cell table:number-columns-repeated="16374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vangelin</text:p>
          </table:table-cell>
          <table:table-cell office:value-type="float" office:value="16" table:style-name="ce1">
            <text:p>16</text:p>
          </table:table-cell>
          <table:table-cell office:value-type="float" office:value="3.1" table:style-name="ce1">
            <text:p>3,1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8-14T00:00:00" table:style-name="ce2">
            <text:p>14.08.2010</text:p>
          </table:table-cell>
          <table:table-cell table:number-columns-repeated="16374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cela</text:p>
          </table:table-cell>
          <table:table-cell office:value-type="float" office:value="7" table:style-name="ce1">
            <text:p>7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1-10T00:00:00" table:style-name="ce2">
            <text:p>10.01.2013</text:p>
          </table:table-cell>
          <table:table-cell table:number-columns-repeated="16374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hantee</text:p>
          </table:table-cell>
          <table:table-cell office:value-type="float" office:value="18" table:style-name="ce1">
            <text:p>18</text:p>
          </table:table-cell>
          <table:table-cell office:value-type="float" office:value="5.9" table:style-name="ce1">
            <text:p>5,9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5-28T00:00:00" table:style-name="ce2">
            <text:p>28.05.2016</text:p>
          </table:table-cell>
          <table:table-cell table:number-columns-repeated="16374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onsie</text:p>
          </table:table-cell>
          <table:table-cell office:value-type="float" office:value="7" table:style-name="ce1">
            <text:p>7</text:p>
          </table:table-cell>
          <table:table-cell office:value-type="float" office:value="0.8" table:style-name="ce1">
            <text:p>0,8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8-10T00:00:00" table:style-name="ce2">
            <text:p>10.08.2010</text:p>
          </table:table-cell>
          <table:table-cell table:number-columns-repeated="16374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ngrid</text:p>
          </table:table-cell>
          <table:table-cell office:value-type="float" office:value="9" table:style-name="ce1">
            <text:p>9</text:p>
          </table:table-cell>
          <table:table-cell office:value-type="float" office:value="5.6" table:style-name="ce1">
            <text:p>5,6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4-16T00:00:00" table:style-name="ce2">
            <text:p>16.04.2013</text:p>
          </table:table-cell>
          <table:table-cell table:number-columns-repeated="16374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rella</text:p>
          </table:table-cell>
          <table:table-cell office:value-type="float" office:value="10" table:style-name="ce1">
            <text:p>10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2-13T00:00:00" table:style-name="ce2">
            <text:p>13.02.2024</text:p>
          </table:table-cell>
          <table:table-cell table:number-columns-repeated="16374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chell</text:p>
          </table:table-cell>
          <table:table-cell office:value-type="float" office:value="17" table:style-name="ce1">
            <text:p>17</text:p>
          </table:table-cell>
          <table:table-cell office:value-type="float" office:value="0.7" table:style-name="ce1">
            <text:p>0,7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0-29T00:00:00" table:style-name="ce2">
            <text:p>29.10.2013</text:p>
          </table:table-cell>
          <table:table-cell table:number-columns-repeated="16374"/>
        </table:table-row>
        <table:table-row table:style-name="ro1">
          <table:table-cell office:value-type="float" office:value="1674" table:style-name="ce1">
            <text:p>16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rnardina</text:p>
          </table:table-cell>
          <table:table-cell office:value-type="float" office:value="11" table:style-name="ce1">
            <text:p>11</text:p>
          </table:table-cell>
          <table:table-cell office:value-type="float" office:value="2.8" table:style-name="ce1">
            <text:p>2,8</text:p>
          </table:table-cell>
          <table:table-cell office:value-type="float" office:value="31" table:style-name="ce1">
            <text:p>3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1-20T00:00:00" table:style-name="ce2">
            <text:p>20.11.2017</text:p>
          </table:table-cell>
          <table:table-cell table:number-columns-repeated="16374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rlo</text:p>
          </table:table-cell>
          <table:table-cell office:value-type="float" office:value="17" table:style-name="ce1">
            <text:p>17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5-29T00:00:00" table:style-name="ce2">
            <text:p>29.05.2022</text:p>
          </table:table-cell>
          <table:table-cell table:number-columns-repeated="16374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urie</text:p>
          </table:table-cell>
          <table:table-cell office:value-type="float" office:value="18" table:style-name="ce1">
            <text:p>18</text:p>
          </table:table-cell>
          <table:table-cell office:value-type="float" office:value="2.6" table:style-name="ce1">
            <text:p>2,6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6-08T00:00:00" table:style-name="ce2">
            <text:p>08.06.2013</text:p>
          </table:table-cell>
          <table:table-cell table:number-columns-repeated="16374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ngracia</text:p>
          </table:table-cell>
          <table:table-cell office:value-type="float" office:value="18" table:style-name="ce1">
            <text:p>1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10-23T00:00:00" table:style-name="ce2">
            <text:p>23.10.2012</text:p>
          </table:table-cell>
          <table:table-cell table:number-columns-repeated="16374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ilo</text:p>
          </table:table-cell>
          <table:table-cell office:value-type="float" office:value="9" table:style-name="ce1">
            <text:p>9</text:p>
          </table:table-cell>
          <table:table-cell office:value-type="float" office:value="0.9" table:style-name="ce1">
            <text:p>0,9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27T00:00:00" table:style-name="ce2">
            <text:p>27.03.2015</text:p>
          </table:table-cell>
          <table:table-cell table:number-columns-repeated="16374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antley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5-09T00:00:00" table:style-name="ce2">
            <text:p>09.05.2010</text:p>
          </table:table-cell>
          <table:table-cell table:number-columns-repeated="16374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i</text:p>
          </table:table-cell>
          <table:table-cell office:value-type="float" office:value="12" table:style-name="ce1">
            <text:p>12</text:p>
          </table:table-cell>
          <table:table-cell office:value-type="float" office:value="0.4" table:style-name="ce1">
            <text:p>0,4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04T00:00:00" table:style-name="ce2">
            <text:p>04.09.2023</text:p>
          </table:table-cell>
          <table:table-cell table:number-columns-repeated="16374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etty</text:p>
          </table:table-cell>
          <table:table-cell office:value-type="float" office:value="18" table:style-name="ce1">
            <text:p>18</text:p>
          </table:table-cell>
          <table:table-cell office:value-type="float" office:value="6.9" table:style-name="ce1">
            <text:p>6,9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7-24T00:00:00" table:style-name="ce2">
            <text:p>24.07.2016</text:p>
          </table:table-cell>
          <table:table-cell table:number-columns-repeated="16374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rgan</text:p>
          </table:table-cell>
          <table:table-cell office:value-type="float" office:value="4" table:style-name="ce1">
            <text:p>4</text:p>
          </table:table-cell>
          <table:table-cell office:value-type="float" office:value="0.1" table:style-name="ce1">
            <text:p>0,1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0-12T00:00:00" table:style-name="ce2">
            <text:p>12.10.2010</text:p>
          </table:table-cell>
          <table:table-cell table:number-columns-repeated="16374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briel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,4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2T00:00:00" table:style-name="ce2">
            <text:p>22.12.2019</text:p>
          </table:table-cell>
          <table:table-cell table:number-columns-repeated="16374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trica</text:p>
          </table:table-cell>
          <table:table-cell office:value-type="float" office:value="5" table:style-name="ce1">
            <text:p>5</text:p>
          </table:table-cell>
          <table:table-cell office:value-type="float" office:value="1.8" table:style-name="ce1">
            <text:p>1,8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6T00:00:00" table:style-name="ce2">
            <text:p>16.12.2009</text:p>
          </table:table-cell>
          <table:table-cell table:number-columns-repeated="16374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ri</text:p>
          </table:table-cell>
          <table:table-cell office:value-type="float" office:value="6" table:style-name="ce1">
            <text:p>6</text:p>
          </table:table-cell>
          <table:table-cell office:value-type="float" office:value="0.7" table:style-name="ce1">
            <text:p>0,7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4-01T00:00:00" table:style-name="ce2">
            <text:p>01.04.2024</text:p>
          </table:table-cell>
          <table:table-cell table:number-columns-repeated="16374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rencio</text:p>
          </table:table-cell>
          <table:table-cell office:value-type="float" office:value="7" table:style-name="ce1">
            <text:p>7</text:p>
          </table:table-cell>
          <table:table-cell office:value-type="float" office:value="5.4" table:style-name="ce1">
            <text:p>5,4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5-29T00:00:00" table:style-name="ce2">
            <text:p>29.05.2021</text:p>
          </table:table-cell>
          <table:table-cell table:number-columns-repeated="16374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imil</text:p>
          </table:table-cell>
          <table:table-cell office:value-type="float" office:value="17" table:style-name="ce1">
            <text:p>17</text:p>
          </table:table-cell>
          <table:table-cell office:value-type="float" office:value="1.3" table:style-name="ce1">
            <text:p>1,3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26T00:00:00" table:style-name="ce2">
            <text:p>26.04.2013</text:p>
          </table:table-cell>
          <table:table-cell table:number-columns-repeated="16374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llina</text:p>
          </table:table-cell>
          <table:table-cell office:value-type="float" office:value="12" table:style-name="ce1">
            <text:p>12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10T00:00:00" table:style-name="ce2">
            <text:p>10.02.2018</text:p>
          </table:table-cell>
          <table:table-cell table:number-columns-repeated="16374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eneva</text:p>
          </table:table-cell>
          <table:table-cell office:value-type="float" office:value="16" table:style-name="ce1">
            <text:p>16</text:p>
          </table:table-cell>
          <table:table-cell office:value-type="float" office:value="5.6" table:style-name="ce1">
            <text:p>5,6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7-19T00:00:00" table:style-name="ce2">
            <text:p>19.07.2020</text:p>
          </table:table-cell>
          <table:table-cell table:number-columns-repeated="16374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ride</text:p>
          </table:table-cell>
          <table:table-cell office:value-type="float" office:value="6" table:style-name="ce1">
            <text:p>6</text:p>
          </table:table-cell>
          <table:table-cell office:value-type="float" office:value="4.3" table:style-name="ce1">
            <text:p>4,3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8-13T00:00:00" table:style-name="ce2">
            <text:p>13.08.2018</text:p>
          </table:table-cell>
          <table:table-cell table:number-columns-repeated="16374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ffie</text:p>
          </table:table-cell>
          <table:table-cell office:value-type="float" office:value="15" table:style-name="ce1">
            <text:p>1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3-19T00:00:00" table:style-name="ce2">
            <text:p>19.03.2022</text:p>
          </table:table-cell>
          <table:table-cell table:number-columns-repeated="16374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ristien</text:p>
          </table:table-cell>
          <table:table-cell office:value-type="float" office:value="2" table:style-name="ce1">
            <text:p>2</text:p>
          </table:table-cell>
          <table:table-cell office:value-type="float" office:value="6.2" table:style-name="ce1">
            <text:p>6,2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10T00:00:00" table:style-name="ce2">
            <text:p>10.04.2011</text:p>
          </table:table-cell>
          <table:table-cell table:number-columns-repeated="16374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rtha</text:p>
          </table:table-cell>
          <table:table-cell office:value-type="float" office:value="16" table:style-name="ce1">
            <text:p>16</text:p>
          </table:table-cell>
          <table:table-cell office:value-type="float" office:value="1.6" table:style-name="ce1">
            <text:p>1,6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11-01T00:00:00" table:style-name="ce2">
            <text:p>01.11.2021</text:p>
          </table:table-cell>
          <table:table-cell table:number-columns-repeated="16374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dalyn</text:p>
          </table:table-cell>
          <table:table-cell office:value-type="float" office:value="10" table:style-name="ce1">
            <text:p>10</text:p>
          </table:table-cell>
          <table:table-cell office:value-type="float" office:value="2.4" table:style-name="ce1">
            <text:p>2,4</text:p>
          </table:table-cell>
          <table:table-cell office:value-type="float" office:value="57" table:style-name="ce1">
            <text:p>5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6-28T00:00:00" table:style-name="ce2">
            <text:p>28.06.2012</text:p>
          </table:table-cell>
          <table:table-cell table:number-columns-repeated="16374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eodoro</text:p>
          </table:table-cell>
          <table:table-cell office:value-type="float" office:value="2" table:style-name="ce1">
            <text:p>2</text:p>
          </table:table-cell>
          <table:table-cell office:value-type="float" office:value="2.9" table:style-name="ce1">
            <text:p>2,9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7-21T00:00:00" table:style-name="ce2">
            <text:p>21.07.2023</text:p>
          </table:table-cell>
          <table:table-cell table:number-columns-repeated="16374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rsti</text:p>
          </table:table-cell>
          <table:table-cell office:value-type="float" office:value="11" table:style-name="ce1">
            <text:p>11</text:p>
          </table:table-cell>
          <table:table-cell office:value-type="float" office:value="6.7" table:style-name="ce1">
            <text:p>6,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8-20T00:00:00" table:style-name="ce2">
            <text:p>20.08.2011</text:p>
          </table:table-cell>
          <table:table-cell table:number-columns-repeated="16374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nalt</text:p>
          </table:table-cell>
          <table:table-cell office:value-type="float" office:value="18" table:style-name="ce1">
            <text:p>18</text:p>
          </table:table-cell>
          <table:table-cell office:value-type="float" office:value="2.1" table:style-name="ce1">
            <text:p>2,1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4-16T00:00:00" table:style-name="ce2">
            <text:p>16.04.2010</text:p>
          </table:table-cell>
          <table:table-cell table:number-columns-repeated="16374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mmamaria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2-10T00:00:00" table:style-name="ce2">
            <text:p>10.02.2012</text:p>
          </table:table-cell>
          <table:table-cell table:number-columns-repeated="16374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rris</text:p>
          </table:table-cell>
          <table:table-cell office:value-type="float" office:value="16" table:style-name="ce1">
            <text:p>16</text:p>
          </table:table-cell>
          <table:table-cell office:value-type="float" office:value="6.8" table:style-name="ce1">
            <text:p>6,8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7-22T00:00:00" table:style-name="ce2">
            <text:p>22.07.2012</text:p>
          </table:table-cell>
          <table:table-cell table:number-columns-repeated="16374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ever</text:p>
          </table:table-cell>
          <table:table-cell office:value-type="float" office:value="6" table:style-name="ce1">
            <text:p>6</text:p>
          </table:table-cell>
          <table:table-cell office:value-type="float" office:value="6.3" table:style-name="ce1">
            <text:p>6,3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6T00:00:00" table:style-name="ce2">
            <text:p>26.10.2014</text:p>
          </table:table-cell>
          <table:table-cell table:number-columns-repeated="16374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vered</text:p>
          </table:table-cell>
          <table:table-cell office:value-type="float" office:value="4" table:style-name="ce1">
            <text:p>4</text:p>
          </table:table-cell>
          <table:table-cell office:value-type="float" office:value="2.9" table:style-name="ce1">
            <text:p>2,9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03T00:00:00" table:style-name="ce2">
            <text:p>03.04.2011</text:p>
          </table:table-cell>
          <table:table-cell table:number-columns-repeated="16374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hanie</text:p>
          </table:table-cell>
          <table:table-cell office:value-type="float" office:value="7" table:style-name="ce1">
            <text:p>7</text:p>
          </table:table-cell>
          <table:table-cell office:value-type="float" office:value="5.6" table:style-name="ce1">
            <text:p>5,6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08T00:00:00" table:style-name="ce2">
            <text:p>08.10.2014</text:p>
          </table:table-cell>
          <table:table-cell table:number-columns-repeated="16374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lyne</text:p>
          </table:table-cell>
          <table:table-cell office:value-type="float" office:value="6" table:style-name="ce1">
            <text:p>6</text:p>
          </table:table-cell>
          <table:table-cell office:value-type="float" office:value="2.9" table:style-name="ce1">
            <text:p>2,9</text:p>
          </table:table-cell>
          <table:table-cell office:value-type="float" office:value="18" table:style-name="ce1">
            <text:p>1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1-09T00:00:00" table:style-name="ce2">
            <text:p>09.01.2017</text:p>
          </table:table-cell>
          <table:table-cell table:number-columns-repeated="16374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issy</text:p>
          </table:table-cell>
          <table:table-cell office:value-type="float" office:value="10" table:style-name="ce1">
            <text:p>10</text:p>
          </table:table-cell>
          <table:table-cell office:value-type="float" office:value="1.7" table:style-name="ce1">
            <text:p>1,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2-25T00:00:00" table:style-name="ce2">
            <text:p>25.02.2019</text:p>
          </table:table-cell>
          <table:table-cell table:number-columns-repeated="16374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lmor</text:p>
          </table:table-cell>
          <table:table-cell office:value-type="float" office:value="4" table:style-name="ce1">
            <text:p>4</text:p>
          </table:table-cell>
          <table:table-cell office:value-type="float" office:value="3.9" table:style-name="ce1">
            <text:p>3,9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7-04T00:00:00" table:style-name="ce2">
            <text:p>04.07.2022</text:p>
          </table:table-cell>
          <table:table-cell table:number-columns-repeated="16374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amo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7-19T00:00:00" table:style-name="ce2">
            <text:p>19.07.2019</text:p>
          </table:table-cell>
          <table:table-cell table:number-columns-repeated="16374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illie</text:p>
          </table:table-cell>
          <table:table-cell office:value-type="float" office:value="9" table:style-name="ce1">
            <text:p>9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9-14T00:00:00" table:style-name="ce2">
            <text:p>14.09.2011</text:p>
          </table:table-cell>
          <table:table-cell table:number-columns-repeated="16374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anner</text:p>
          </table:table-cell>
          <table:table-cell office:value-type="float" office:value="9" table:style-name="ce1">
            <text:p>9</text:p>
          </table:table-cell>
          <table:table-cell office:value-type="float" office:value="6.2" table:style-name="ce1">
            <text:p>6,2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9-28T00:00:00" table:style-name="ce2">
            <text:p>28.09.2019</text:p>
          </table:table-cell>
          <table:table-cell table:number-columns-repeated="16374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line</text:p>
          </table:table-cell>
          <table:table-cell office:value-type="float" office:value="8" table:style-name="ce1">
            <text:p>8</text:p>
          </table:table-cell>
          <table:table-cell office:value-type="float" office:value="0.3" table:style-name="ce1">
            <text:p>0,3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2-14T00:00:00" table:style-name="ce2">
            <text:p>14.12.2008</text:p>
          </table:table-cell>
          <table:table-cell table:number-columns-repeated="16374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hillipp</text:p>
          </table:table-cell>
          <table:table-cell office:value-type="float" office:value="5" table:style-name="ce1">
            <text:p>5</text:p>
          </table:table-cell>
          <table:table-cell office:value-type="float" office:value="3.7" table:style-name="ce1">
            <text:p>3,7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6T00:00:00" table:style-name="ce2">
            <text:p>26.12.2019</text:p>
          </table:table-cell>
          <table:table-cell table:number-columns-repeated="16374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iz</text:p>
          </table:table-cell>
          <table:table-cell office:value-type="float" office:value="10" table:style-name="ce1">
            <text:p>10</text:p>
          </table:table-cell>
          <table:table-cell office:value-type="float" office:value="3.2" table:style-name="ce1">
            <text:p>3,2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6-22T00:00:00" table:style-name="ce2">
            <text:p>22.06.2011</text:p>
          </table:table-cell>
          <table:table-cell table:number-columns-repeated="16374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lywd</text:p>
          </table:table-cell>
          <table:table-cell office:value-type="float" office:value="14" table:style-name="ce1">
            <text:p>14</text:p>
          </table:table-cell>
          <table:table-cell office:value-type="float" office:value="0.9" table:style-name="ce1">
            <text:p>0,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2-21T00:00:00" table:style-name="ce2">
            <text:p>21.02.2015</text:p>
          </table:table-cell>
          <table:table-cell table:number-columns-repeated="16374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rie</text:p>
          </table:table-cell>
          <table:table-cell office:value-type="float" office:value="5" table:style-name="ce1">
            <text:p>5</text:p>
          </table:table-cell>
          <table:table-cell office:value-type="float" office:value="1.3" table:style-name="ce1">
            <text:p>1,3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4T00:00:00" table:style-name="ce2">
            <text:p>24.10.2015</text:p>
          </table:table-cell>
          <table:table-cell table:number-columns-repeated="16374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sac</text:p>
          </table:table-cell>
          <table:table-cell office:value-type="float" office:value="12" table:style-name="ce1">
            <text:p>12</text:p>
          </table:table-cell>
          <table:table-cell office:value-type="float" office:value="6.9" table:style-name="ce1">
            <text:p>6,9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3-05T00:00:00" table:style-name="ce2">
            <text:p>05.03.2018</text:p>
          </table:table-cell>
          <table:table-cell table:number-columns-repeated="16374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ressa</text:p>
          </table:table-cell>
          <table:table-cell office:value-type="float" office:value="4" table:style-name="ce1">
            <text:p>4</text:p>
          </table:table-cell>
          <table:table-cell office:value-type="float" office:value="3.2" table:style-name="ce1">
            <text:p>3,2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1-27T00:00:00" table:style-name="ce2">
            <text:p>27.11.2019</text:p>
          </table:table-cell>
          <table:table-cell table:number-columns-repeated="16374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ianne</text:p>
          </table:table-cell>
          <table:table-cell office:value-type="float" office:value="11" table:style-name="ce1">
            <text:p>11</text:p>
          </table:table-cell>
          <table:table-cell office:value-type="float" office:value="1.6" table:style-name="ce1">
            <text:p>1,6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1-17T00:00:00" table:style-name="ce2">
            <text:p>17.01.2009</text:p>
          </table:table-cell>
          <table:table-cell table:number-columns-repeated="16374"/>
        </table:table-row>
        <table:table-row table:style-name="ro1">
          <table:table-cell office:value-type="float" office:value="1717" table:style-name="ce1">
            <text:p>171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rtolomeo</text:p>
          </table:table-cell>
          <table:table-cell office:value-type="float" office:value="15" table:style-name="ce1">
            <text:p>15</text:p>
          </table:table-cell>
          <table:table-cell office:value-type="float" office:value="6.7" table:style-name="ce1">
            <text:p>6,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7-16T00:00:00" table:style-name="ce2">
            <text:p>16.07.2011</text:p>
          </table:table-cell>
          <table:table-cell table:number-columns-repeated="16374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orris</text:p>
          </table:table-cell>
          <table:table-cell office:value-type="float" office:value="11" table:style-name="ce1">
            <text:p>11</text:p>
          </table:table-cell>
          <table:table-cell office:value-type="float" office:value="5.2" table:style-name="ce1">
            <text:p>5,2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0T00:00:00" table:style-name="ce2">
            <text:p>20.10.2014</text:p>
          </table:table-cell>
          <table:table-cell table:number-columns-repeated="16374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ilippa</text:p>
          </table:table-cell>
          <table:table-cell office:value-type="float" office:value="3" table:style-name="ce1">
            <text:p>3</text:p>
          </table:table-cell>
          <table:table-cell office:value-type="float" office:value="2.1" table:style-name="ce1">
            <text:p>2,1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1-29T00:00:00" table:style-name="ce2">
            <text:p>29.01.2024</text:p>
          </table:table-cell>
          <table:table-cell table:number-columns-repeated="16374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ge</text:p>
          </table:table-cell>
          <table:table-cell office:value-type="float" office:value="5" table:style-name="ce1">
            <text:p>5</text:p>
          </table:table-cell>
          <table:table-cell office:value-type="float" office:value="5.2" table:style-name="ce1">
            <text:p>5,2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20T00:00:00" table:style-name="ce2">
            <text:p>20.07.2018</text:p>
          </table:table-cell>
          <table:table-cell table:number-columns-repeated="16374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ora</text:p>
          </table:table-cell>
          <table:table-cell office:value-type="float" office:value="2" table:style-name="ce1">
            <text:p>2</text:p>
          </table:table-cell>
          <table:table-cell office:value-type="float" office:value="4.5" table:style-name="ce1">
            <text:p>4,5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ra</text:p>
          </table:table-cell>
          <table:table-cell office:value-type="float" office:value="8" table:style-name="ce1">
            <text:p>8</text:p>
          </table:table-cell>
          <table:table-cell office:value-type="float" office:value="6.1" table:style-name="ce1">
            <text:p>6,1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23T00:00:00" table:style-name="ce2">
            <text:p>23.05.2019</text:p>
          </table:table-cell>
          <table:table-cell table:number-columns-repeated="16374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isy</text:p>
          </table:table-cell>
          <table:table-cell office:value-type="float" office:value="16" table:style-name="ce1">
            <text:p>16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5-25T00:00:00" table:style-name="ce2">
            <text:p>25.05.2020</text:p>
          </table:table-cell>
          <table:table-cell table:number-columns-repeated="16374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ettie</text:p>
          </table:table-cell>
          <table:table-cell office:value-type="float" office:value="7" table:style-name="ce1">
            <text:p>7</text:p>
          </table:table-cell>
          <table:table-cell office:value-type="float" office:value="1.4" table:style-name="ce1">
            <text:p>1,4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0-20T00:00:00" table:style-name="ce2">
            <text:p>20.10.2020</text:p>
          </table:table-cell>
          <table:table-cell table:number-columns-repeated="16374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Waly</text:p>
          </table:table-cell>
          <table:table-cell office:value-type="float" office:value="13" table:style-name="ce1">
            <text:p>13</text:p>
          </table:table-cell>
          <table:table-cell office:value-type="float" office:value="2.8" table:style-name="ce1">
            <text:p>2,8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8-20T00:00:00" table:style-name="ce2">
            <text:p>20.08.2017</text:p>
          </table:table-cell>
          <table:table-cell table:number-columns-repeated="16374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Ursuline</text:p>
          </table:table-cell>
          <table:table-cell office:value-type="float" office:value="7" table:style-name="ce1">
            <text:p>7</text:p>
          </table:table-cell>
          <table:table-cell office:value-type="float" office:value="4.2" table:style-name="ce1">
            <text:p>4,2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22T00:00:00" table:style-name="ce2">
            <text:p>22.06.2009</text:p>
          </table:table-cell>
          <table:table-cell table:number-columns-repeated="16374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me</text:p>
          </table:table-cell>
          <table:table-cell office:value-type="float" office:value="18" table:style-name="ce1">
            <text:p>18</text:p>
          </table:table-cell>
          <table:table-cell office:value-type="float" office:value="4.5" table:style-name="ce1">
            <text:p>4,5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7-17T00:00:00" table:style-name="ce2">
            <text:p>17.07.2020</text:p>
          </table:table-cell>
          <table:table-cell table:number-columns-repeated="16374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rgan</text:p>
          </table:table-cell>
          <table:table-cell office:value-type="float" office:value="13" table:style-name="ce1">
            <text:p>13</text:p>
          </table:table-cell>
          <table:table-cell office:value-type="float" office:value="1.5" table:style-name="ce1">
            <text:p>1,5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9-01T00:00:00" table:style-name="ce2">
            <text:p>01.09.2016</text:p>
          </table:table-cell>
          <table:table-cell table:number-columns-repeated="16374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adora</text:p>
          </table:table-cell>
          <table:table-cell office:value-type="float" office:value="17" table:style-name="ce1">
            <text:p>17</text:p>
          </table:table-cell>
          <table:table-cell office:value-type="float" office:value="3.8" table:style-name="ce1">
            <text:p>3,8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6T00:00:00" table:style-name="ce2">
            <text:p>26.01.2023</text:p>
          </table:table-cell>
          <table:table-cell table:number-columns-repeated="16374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lem</text:p>
          </table:table-cell>
          <table:table-cell office:value-type="float" office:value="15" table:style-name="ce1">
            <text:p>15</text:p>
          </table:table-cell>
          <table:table-cell office:value-type="float" office:value="3.7" table:style-name="ce1">
            <text:p>3,7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2-26T00:00:00" table:style-name="ce2">
            <text:p>26.02.2022</text:p>
          </table:table-cell>
          <table:table-cell table:number-columns-repeated="16374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eorg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18T00:00:00" table:style-name="ce2">
            <text:p>18.07.2018</text:p>
          </table:table-cell>
          <table:table-cell table:number-columns-repeated="16374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beneser</text:p>
          </table:table-cell>
          <table:table-cell office:value-type="float" office:value="6" table:style-name="ce1">
            <text:p>6</text:p>
          </table:table-cell>
          <table:table-cell office:value-type="float" office:value="3.5" table:style-name="ce1">
            <text:p>3,5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1-10T00:00:00" table:style-name="ce2">
            <text:p>10.11.2011</text:p>
          </table:table-cell>
          <table:table-cell table:number-columns-repeated="16374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obias</text:p>
          </table:table-cell>
          <table:table-cell office:value-type="float" office:value="13" table:style-name="ce1">
            <text:p>13</text:p>
          </table:table-cell>
          <table:table-cell office:value-type="float" office:value="3.9" table:style-name="ce1">
            <text:p>3,9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2-26T00:00:00" table:style-name="ce2">
            <text:p>26.12.2016</text:p>
          </table:table-cell>
          <table:table-cell table:number-columns-repeated="16374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rnett</text:p>
          </table:table-cell>
          <table:table-cell office:value-type="float" office:value="14" table:style-name="ce1">
            <text:p>14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4-02T00:00:00" table:style-name="ce2">
            <text:p>02.04.2009</text:p>
          </table:table-cell>
          <table:table-cell table:number-columns-repeated="16374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tyn</text:p>
          </table:table-cell>
          <table:table-cell office:value-type="float" office:value="0" table:style-name="ce1">
            <text:p>0</text:p>
          </table:table-cell>
          <table:table-cell office:value-type="float" office:value="5.8" table:style-name="ce1">
            <text:p>5,8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3-26T00:00:00" table:style-name="ce2">
            <text:p>26.03.2015</text:p>
          </table:table-cell>
          <table:table-cell table:number-columns-repeated="16374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lynn</text:p>
          </table:table-cell>
          <table:table-cell office:value-type="float" office:value="1" table:style-name="ce1">
            <text:p>1</text:p>
          </table:table-cell>
          <table:table-cell office:value-type="float" office:value="0.8" table:style-name="ce1">
            <text:p>0,8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08T00:00:00" table:style-name="ce2">
            <text:p>08.10.2022</text:p>
          </table:table-cell>
          <table:table-cell table:number-columns-repeated="16374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errie</text:p>
          </table:table-cell>
          <table:table-cell office:value-type="float" office:value="14" table:style-name="ce1">
            <text:p>14</text:p>
          </table:table-cell>
          <table:table-cell office:value-type="float" office:value="1.5" table:style-name="ce1">
            <text:p>1,5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5T00:00:00" table:style-name="ce2">
            <text:p>25.10.2015</text:p>
          </table:table-cell>
          <table:table-cell table:number-columns-repeated="16374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ngram</text:p>
          </table:table-cell>
          <table:table-cell office:value-type="float" office:value="8" table:style-name="ce1">
            <text:p>8</text:p>
          </table:table-cell>
          <table:table-cell office:value-type="float" office:value="1.9" table:style-name="ce1">
            <text:p>1,9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24T00:00:00" table:style-name="ce2">
            <text:p>24.06.2022</text:p>
          </table:table-cell>
          <table:table-cell table:number-columns-repeated="16374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irce</text:p>
          </table:table-cell>
          <table:table-cell office:value-type="float" office:value="2" table:style-name="ce1">
            <text:p>2</text:p>
          </table:table-cell>
          <table:table-cell office:value-type="float" office:value="1.9" table:style-name="ce1">
            <text:p>1,9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1-11T00:00:00" table:style-name="ce2">
            <text:p>11.11.2008</text:p>
          </table:table-cell>
          <table:table-cell table:number-columns-repeated="16374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rrylee</text:p>
          </table:table-cell>
          <table:table-cell office:value-type="float" office:value="13" table:style-name="ce1">
            <text:p>13</text:p>
          </table:table-cell>
          <table:table-cell office:value-type="float" office:value="1.3" table:style-name="ce1">
            <text:p>1,3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9-02T00:00:00" table:style-name="ce2">
            <text:p>02.09.2021</text:p>
          </table:table-cell>
          <table:table-cell table:number-columns-repeated="16374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rdy</text:p>
          </table:table-cell>
          <table:table-cell office:value-type="float" office:value="16" table:style-name="ce1">
            <text:p>16</text:p>
          </table:table-cell>
          <table:table-cell office:value-type="float" office:value="3.5" table:style-name="ce1">
            <text:p>3,5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1-25T00:00:00" table:style-name="ce2">
            <text:p>25.11.2019</text:p>
          </table:table-cell>
          <table:table-cell table:number-columns-repeated="16374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ymee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09T00:00:00" table:style-name="ce2">
            <text:p>09.06.2022</text:p>
          </table:table-cell>
          <table:table-cell table:number-columns-repeated="16374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x</text:p>
          </table:table-cell>
          <table:table-cell office:value-type="float" office:value="0" table:style-name="ce1">
            <text:p>0</text:p>
          </table:table-cell>
          <table:table-cell office:value-type="float" office:value="2.7" table:style-name="ce1">
            <text:p>2,7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10-02T00:00:00" table:style-name="ce2">
            <text:p>02.10.2012</text:p>
          </table:table-cell>
          <table:table-cell table:number-columns-repeated="16374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ymer</text:p>
          </table:table-cell>
          <table:table-cell office:value-type="float" office:value="11" table:style-name="ce1">
            <text:p>11</text:p>
          </table:table-cell>
          <table:table-cell office:value-type="float" office:value="6.8" table:style-name="ce1">
            <text:p>6,8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1-18T00:00:00" table:style-name="ce2">
            <text:p>18.11.2022</text:p>
          </table:table-cell>
          <table:table-cell table:number-columns-repeated="16374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uby</text:p>
          </table:table-cell>
          <table:table-cell office:value-type="float" office:value="2" table:style-name="ce1">
            <text:p>2</text:p>
          </table:table-cell>
          <table:table-cell office:value-type="float" office:value="1.3" table:style-name="ce1">
            <text:p>1,3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3-17T00:00:00" table:style-name="ce2">
            <text:p>17.03.2020</text:p>
          </table:table-cell>
          <table:table-cell table:number-columns-repeated="16374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cilia</text:p>
          </table:table-cell>
          <table:table-cell office:value-type="float" office:value="17" table:style-name="ce1">
            <text:p>17</text:p>
          </table:table-cell>
          <table:table-cell office:value-type="float" office:value="0.8" table:style-name="ce1">
            <text:p>0,8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3T00:00:00" table:style-name="ce2">
            <text:p>03.07.2022</text:p>
          </table:table-cell>
          <table:table-cell table:number-columns-repeated="16374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araine</text:p>
          </table:table-cell>
          <table:table-cell office:value-type="float" office:value="15" table:style-name="ce1">
            <text:p>15</text:p>
          </table:table-cell>
          <table:table-cell office:value-type="float" office:value="5.3" table:style-name="ce1">
            <text:p>5,3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1-25T00:00:00" table:style-name="ce2">
            <text:p>25.01.2009</text:p>
          </table:table-cell>
          <table:table-cell table:number-columns-repeated="16374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rry</text:p>
          </table:table-cell>
          <table:table-cell office:value-type="float" office:value="6" table:style-name="ce1">
            <text:p>6</text:p>
          </table:table-cell>
          <table:table-cell office:value-type="float" office:value="3.7" table:style-name="ce1">
            <text:p>3,7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7-22T00:00:00" table:style-name="ce2">
            <text:p>22.07.2016</text:p>
          </table:table-cell>
          <table:table-cell table:number-columns-repeated="16374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strella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,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6-22T00:00:00" table:style-name="ce2">
            <text:p>22.06.2017</text:p>
          </table:table-cell>
          <table:table-cell table:number-columns-repeated="16374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ughan</text:p>
          </table:table-cell>
          <table:table-cell office:value-type="float" office:value="0" table:style-name="ce1">
            <text:p>0</text:p>
          </table:table-cell>
          <table:table-cell office:value-type="float" office:value="5.7" table:style-name="ce1">
            <text:p>5,7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1-09T00:00:00" table:style-name="ce2">
            <text:p>09.11.2008</text:p>
          </table:table-cell>
          <table:table-cell table:number-columns-repeated="16374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e</text:p>
          </table:table-cell>
          <table:table-cell office:value-type="float" office:value="11" table:style-name="ce1">
            <text:p>11</text:p>
          </table:table-cell>
          <table:table-cell office:value-type="float" office:value="1.6" table:style-name="ce1">
            <text:p>1,6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5-18T00:00:00" table:style-name="ce2">
            <text:p>18.05.2020</text:p>
          </table:table-cell>
          <table:table-cell table:number-columns-repeated="16374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ieter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0-29T00:00:00" table:style-name="ce2">
            <text:p>29.10.2009</text:p>
          </table:table-cell>
          <table:table-cell table:number-columns-repeated="16374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mos</text:p>
          </table:table-cell>
          <table:table-cell office:value-type="float" office:value="2" table:style-name="ce1">
            <text:p>2</text:p>
          </table:table-cell>
          <table:table-cell office:value-type="float" office:value="5.2" table:style-name="ce1">
            <text:p>5,2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0T00:00:00" table:style-name="ce2">
            <text:p>10.12.2009</text:p>
          </table:table-cell>
          <table:table-cell table:number-columns-repeated="16374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raser</text:p>
          </table:table-cell>
          <table:table-cell office:value-type="float" office:value="13" table:style-name="ce1">
            <text:p>13</text:p>
          </table:table-cell>
          <table:table-cell office:value-type="float" office:value="6.1" table:style-name="ce1">
            <text:p>6,1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2-12T00:00:00" table:style-name="ce2">
            <text:p>12.12.2009</text:p>
          </table:table-cell>
          <table:table-cell table:number-columns-repeated="16374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adriac</text:p>
          </table:table-cell>
          <table:table-cell office:value-type="float" office:value="13" table:style-name="ce1">
            <text:p>13</text:p>
          </table:table-cell>
          <table:table-cell office:value-type="float" office:value="2.9" table:style-name="ce1">
            <text:p>2,9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7-07T00:00:00" table:style-name="ce2">
            <text:p>07.07.2015</text:p>
          </table:table-cell>
          <table:table-cell table:number-columns-repeated="16374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shby</text:p>
          </table:table-cell>
          <table:table-cell office:value-type="float" office:value="12" table:style-name="ce1">
            <text:p>12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6-08T00:00:00" table:style-name="ce2">
            <text:p>08.06.2018</text:p>
          </table:table-cell>
          <table:table-cell table:number-columns-repeated="16374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areta</text:p>
          </table:table-cell>
          <table:table-cell office:value-type="float" office:value="3" table:style-name="ce1">
            <text:p>3</text:p>
          </table:table-cell>
          <table:table-cell office:value-type="float" office:value="1.4" table:style-name="ce1">
            <text:p>1,4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23T00:00:00" table:style-name="ce2">
            <text:p>23.11.2016</text:p>
          </table:table-cell>
          <table:table-cell table:number-columns-repeated="16374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Idalia</text:p>
          </table:table-cell>
          <table:table-cell office:value-type="float" office:value="18" table:style-name="ce1">
            <text:p>18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11-25T00:00:00" table:style-name="ce2">
            <text:p>25.11.2010</text:p>
          </table:table-cell>
          <table:table-cell table:number-columns-repeated="16374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oyle</text:p>
          </table:table-cell>
          <table:table-cell office:value-type="float" office:value="2" table:style-name="ce1">
            <text:p>2</text:p>
          </table:table-cell>
          <table:table-cell office:value-type="float" office:value="6.1" table:style-name="ce1">
            <text:p>6,1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2-08T00:00:00" table:style-name="ce2">
            <text:p>08.02.2012</text:p>
          </table:table-cell>
          <table:table-cell table:number-columns-repeated="16374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scelin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,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9-25T00:00:00" table:style-name="ce2">
            <text:p>25.09.2017</text:p>
          </table:table-cell>
          <table:table-cell table:number-columns-repeated="16374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gelina</text:p>
          </table:table-cell>
          <table:table-cell office:value-type="float" office:value="13" table:style-name="ce1">
            <text:p>13</text:p>
          </table:table-cell>
          <table:table-cell office:value-type="float" office:value="3.5" table:style-name="ce1">
            <text:p>3,5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maris</text:p>
          </table:table-cell>
          <table:table-cell office:value-type="float" office:value="4" table:style-name="ce1">
            <text:p>4</text:p>
          </table:table-cell>
          <table:table-cell office:value-type="float" office:value="2.5" table:style-name="ce1">
            <text:p>2,5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27T00:00:00" table:style-name="ce2">
            <text:p>27.02.2017</text:p>
          </table:table-cell>
          <table:table-cell table:number-columns-repeated="16374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mala</text:p>
          </table:table-cell>
          <table:table-cell office:value-type="float" office:value="10" table:style-name="ce1">
            <text:p>10</text:p>
          </table:table-cell>
          <table:table-cell office:value-type="float" office:value="2.8" table:style-name="ce1">
            <text:p>2,8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7-26T00:00:00" table:style-name="ce2">
            <text:p>26.07.2013</text:p>
          </table:table-cell>
          <table:table-cell table:number-columns-repeated="16374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nee</text:p>
          </table:table-cell>
          <table:table-cell office:value-type="float" office:value="9" table:style-name="ce1">
            <text:p>9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2-31T00:00:00" table:style-name="ce2">
            <text:p>31.12.2013</text:p>
          </table:table-cell>
          <table:table-cell table:number-columns-repeated="16374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it</text:p>
          </table:table-cell>
          <table:table-cell office:value-type="float" office:value="11" table:style-name="ce1">
            <text:p>11</text:p>
          </table:table-cell>
          <table:table-cell office:value-type="float" office:value="3.7" table:style-name="ce1">
            <text:p>3,7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7-03T00:00:00" table:style-name="ce2">
            <text:p>03.07.2009</text:p>
          </table:table-cell>
          <table:table-cell table:number-columns-repeated="16374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ully</text:p>
          </table:table-cell>
          <table:table-cell office:value-type="float" office:value="16" table:style-name="ce1">
            <text:p>1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1-18T00:00:00" table:style-name="ce2">
            <text:p>18.01.2021</text:p>
          </table:table-cell>
          <table:table-cell table:number-columns-repeated="16374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rney</text:p>
          </table:table-cell>
          <table:table-cell office:value-type="float" office:value="3" table:style-name="ce1">
            <text:p>3</text:p>
          </table:table-cell>
          <table:table-cell office:value-type="float" office:value="3.8" table:style-name="ce1">
            <text:p>3,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2-24T00:00:00" table:style-name="ce2">
            <text:p>24.12.2017</text:p>
          </table:table-cell>
          <table:table-cell table:number-columns-repeated="16374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ane</text:p>
          </table:table-cell>
          <table:table-cell office:value-type="float" office:value="9" table:style-name="ce1">
            <text:p>9</text:p>
          </table:table-cell>
          <table:table-cell office:value-type="float" office:value="1.7" table:style-name="ce1">
            <text:p>1,7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2-30T00:00:00" table:style-name="ce2">
            <text:p>30.12.2013</text:p>
          </table:table-cell>
          <table:table-cell table:number-columns-repeated="16374"/>
        </table:table-row>
        <table:table-row table:style-name="ro1">
          <table:table-cell office:value-type="float" office:value="1769" table:style-name="ce1">
            <text:p>17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uline</text:p>
          </table:table-cell>
          <table:table-cell office:value-type="float" office:value="14" table:style-name="ce1">
            <text:p>14</text:p>
          </table:table-cell>
          <table:table-cell office:value-type="float" office:value="5.6" table:style-name="ce1">
            <text:p>5,6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25T00:00:00" table:style-name="ce2">
            <text:p>25.02.2018</text:p>
          </table:table-cell>
          <table:table-cell table:number-columns-repeated="16374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iranda</text:p>
          </table:table-cell>
          <table:table-cell office:value-type="float" office:value="4" table:style-name="ce1">
            <text:p>4</text:p>
          </table:table-cell>
          <table:table-cell office:value-type="float" office:value="5.9" table:style-name="ce1">
            <text:p>5,9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8-16T00:00:00" table:style-name="ce2">
            <text:p>16.08.2023</text:p>
          </table:table-cell>
          <table:table-cell table:number-columns-repeated="16374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uss</text:p>
          </table:table-cell>
          <table:table-cell office:value-type="float" office:value="6" table:style-name="ce1">
            <text:p>6</text:p>
          </table:table-cell>
          <table:table-cell office:value-type="float" office:value="1.9" table:style-name="ce1">
            <text:p>1,9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2-11T00:00:00" table:style-name="ce2">
            <text:p>11.02.2020</text:p>
          </table:table-cell>
          <table:table-cell table:number-columns-repeated="16374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dice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2-01T00:00:00" table:style-name="ce2">
            <text:p>01.02.2019</text:p>
          </table:table-cell>
          <table:table-cell table:number-columns-repeated="16374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aralt</text:p>
          </table:table-cell>
          <table:table-cell office:value-type="float" office:value="7" table:style-name="ce1">
            <text:p>7</text:p>
          </table:table-cell>
          <table:table-cell office:value-type="float" office:value="3.8" table:style-name="ce1">
            <text:p>3,8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1-30T00:00:00" table:style-name="ce2">
            <text:p>30.01.2013</text:p>
          </table:table-cell>
          <table:table-cell table:number-columns-repeated="16374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ecky</text:p>
          </table:table-cell>
          <table:table-cell office:value-type="float" office:value="13" table:style-name="ce1">
            <text:p>13</text:p>
          </table:table-cell>
          <table:table-cell office:value-type="float" office:value="5.7" table:style-name="ce1">
            <text:p>5,7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10T00:00:00" table:style-name="ce2">
            <text:p>10.09.2012</text:p>
          </table:table-cell>
          <table:table-cell table:number-columns-repeated="16374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nce</text:p>
          </table:table-cell>
          <table:table-cell office:value-type="float" office:value="8" table:style-name="ce1">
            <text:p>8</text:p>
          </table:table-cell>
          <table:table-cell office:value-type="float" office:value="5.5" table:style-name="ce1">
            <text:p>5,5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3-11T00:00:00" table:style-name="ce2">
            <text:p>11.03.2015</text:p>
          </table:table-cell>
          <table:table-cell table:number-columns-repeated="16374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erice</text:p>
          </table:table-cell>
          <table:table-cell office:value-type="float" office:value="0" table:style-name="ce1">
            <text:p>0</text:p>
          </table:table-cell>
          <table:table-cell office:value-type="float" office:value="1.5" table:style-name="ce1">
            <text:p>1,5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3-10T00:00:00" table:style-name="ce2">
            <text:p>10.03.2013</text:p>
          </table:table-cell>
          <table:table-cell table:number-columns-repeated="16374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nya</text:p>
          </table:table-cell>
          <table:table-cell office:value-type="float" office:value="12" table:style-name="ce1">
            <text:p>12</text:p>
          </table:table-cell>
          <table:table-cell office:value-type="float" office:value="1.7" table:style-name="ce1">
            <text:p>1,7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2-07T00:00:00" table:style-name="ce2">
            <text:p>07.12.2015</text:p>
          </table:table-cell>
          <table:table-cell table:number-columns-repeated="16374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hiamon</text:p>
          </table:table-cell>
          <table:table-cell office:value-type="float" office:value="13" table:style-name="ce1">
            <text:p>13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60" table:style-name="ce1">
            <text:p>6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2-24T00:00:00" table:style-name="ce2">
            <text:p>24.02.2013</text:p>
          </table:table-cell>
          <table:table-cell table:number-columns-repeated="16374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ir</text:p>
          </table:table-cell>
          <table:table-cell office:value-type="float" office:value="9" table:style-name="ce1">
            <text:p>9</text:p>
          </table:table-cell>
          <table:table-cell office:value-type="float" office:value="0.2" table:style-name="ce1">
            <text:p>0,2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1-20T00:00:00" table:style-name="ce2">
            <text:p>20.01.2023</text:p>
          </table:table-cell>
          <table:table-cell table:number-columns-repeated="16374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ollette</text:p>
          </table:table-cell>
          <table:table-cell office:value-type="float" office:value="9" table:style-name="ce1">
            <text:p>9</text:p>
          </table:table-cell>
          <table:table-cell office:value-type="float" office:value="5.8" table:style-name="ce1">
            <text:p>5,8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18T00:00:00" table:style-name="ce2">
            <text:p>18.09.2012</text:p>
          </table:table-cell>
          <table:table-cell table:number-columns-repeated="16374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ne</text:p>
          </table:table-cell>
          <table:table-cell office:value-type="float" office:value="2" table:style-name="ce1">
            <text:p>2</text:p>
          </table:table-cell>
          <table:table-cell office:value-type="float" office:value="3.2" table:style-name="ce1">
            <text:p>3,2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21T00:00:00" table:style-name="ce2">
            <text:p>21.09.2012</text:p>
          </table:table-cell>
          <table:table-cell table:number-columns-repeated="16374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atal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6-29T00:00:00" table:style-name="ce2">
            <text:p>29.06.2020</text:p>
          </table:table-cell>
          <table:table-cell table:number-columns-repeated="16374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abette</text:p>
          </table:table-cell>
          <table:table-cell office:value-type="float" office:value="18" table:style-name="ce1">
            <text:p>18</text:p>
          </table:table-cell>
          <table:table-cell office:value-type="float" office:value="1.6" table:style-name="ce1">
            <text:p>1,6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0-08T00:00:00" table:style-name="ce2">
            <text:p>08.10.2011</text:p>
          </table:table-cell>
          <table:table-cell table:number-columns-repeated="16374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ynell</text:p>
          </table:table-cell>
          <table:table-cell office:value-type="float" office:value="15" table:style-name="ce1">
            <text:p>15</text:p>
          </table:table-cell>
          <table:table-cell office:value-type="float" office:value="6.2" table:style-name="ce1">
            <text:p>6,2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4T00:00:00" table:style-name="ce2">
            <text:p>24.10.2014</text:p>
          </table:table-cell>
          <table:table-cell table:number-columns-repeated="16374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sbourn</text:p>
          </table:table-cell>
          <table:table-cell office:value-type="float" office:value="3" table:style-name="ce1">
            <text:p>3</text:p>
          </table:table-cell>
          <table:table-cell office:value-type="float" office:value="5.4" table:style-name="ce1">
            <text:p>5,4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1-07T00:00:00" table:style-name="ce2">
            <text:p>07.01.2021</text:p>
          </table:table-cell>
          <table:table-cell table:number-columns-repeated="16374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mble</text:p>
          </table:table-cell>
          <table:table-cell office:value-type="float" office:value="4" table:style-name="ce1">
            <text:p>4</text:p>
          </table:table-cell>
          <table:table-cell office:value-type="float" office:value="3.5" table:style-name="ce1">
            <text:p>3,5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5-20T00:00:00" table:style-name="ce2">
            <text:p>20.05.2009</text:p>
          </table:table-cell>
          <table:table-cell table:number-columns-repeated="16374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linor</text:p>
          </table:table-cell>
          <table:table-cell office:value-type="float" office:value="17" table:style-name="ce1">
            <text:p>17</text:p>
          </table:table-cell>
          <table:table-cell office:value-type="float" office:value="6.2" table:style-name="ce1">
            <text:p>6,2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14T00:00:00" table:style-name="ce2">
            <text:p>14.09.2023</text:p>
          </table:table-cell>
          <table:table-cell table:number-columns-repeated="16374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atlin</text:p>
          </table:table-cell>
          <table:table-cell office:value-type="float" office:value="0" table:style-name="ce1">
            <text:p>0</text:p>
          </table:table-cell>
          <table:table-cell office:value-type="float" office:value="2.8" table:style-name="ce1">
            <text:p>2,8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2-04T00:00:00" table:style-name="ce2">
            <text:p>04.12.2014</text:p>
          </table:table-cell>
          <table:table-cell table:number-columns-repeated="16374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inda</text:p>
          </table:table-cell>
          <table:table-cell office:value-type="float" office:value="3" table:style-name="ce1">
            <text:p>3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06T00:00:00" table:style-name="ce2">
            <text:p>06.12.2019</text:p>
          </table:table-cell>
          <table:table-cell table:number-columns-repeated="16374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irgit</text:p>
          </table:table-cell>
          <table:table-cell office:value-type="float" office:value="12" table:style-name="ce1">
            <text:p>12</text:p>
          </table:table-cell>
          <table:table-cell office:value-type="float" office:value="5.8" table:style-name="ce1">
            <text:p>5,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05T00:00:00" table:style-name="ce2">
            <text:p>05.07.2021</text:p>
          </table:table-cell>
          <table:table-cell table:number-columns-repeated="16374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ximo</text:p>
          </table:table-cell>
          <table:table-cell office:value-type="float" office:value="6" table:style-name="ce1">
            <text:p>6</text:p>
          </table:table-cell>
          <table:table-cell office:value-type="float" office:value="4.3" table:style-name="ce1">
            <text:p>4,3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3-09T00:00:00" table:style-name="ce2">
            <text:p>09.03.2021</text:p>
          </table:table-cell>
          <table:table-cell table:number-columns-repeated="16374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ndy</text:p>
          </table:table-cell>
          <table:table-cell office:value-type="float" office:value="7" table:style-name="ce1">
            <text:p>7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6-19T00:00:00" table:style-name="ce2">
            <text:p>19.06.2015</text:p>
          </table:table-cell>
          <table:table-cell table:number-columns-repeated="16374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hillis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12-04T00:00:00" table:style-name="ce2">
            <text:p>04.12.2018</text:p>
          </table:table-cell>
          <table:table-cell table:number-columns-repeated="16374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vina</text:p>
          </table:table-cell>
          <table:table-cell office:value-type="float" office:value="14" table:style-name="ce1">
            <text:p>14</text:p>
          </table:table-cell>
          <table:table-cell office:value-type="float" office:value="5.6" table:style-name="ce1">
            <text:p>5,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ohan</text:p>
          </table:table-cell>
          <table:table-cell office:value-type="float" office:value="13" table:style-name="ce1">
            <text:p>13</text:p>
          </table:table-cell>
          <table:table-cell office:value-type="float" office:value="4.3" table:style-name="ce1">
            <text:p>4,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3-05T00:00:00" table:style-name="ce2">
            <text:p>05.03.2023</text:p>
          </table:table-cell>
          <table:table-cell table:number-columns-repeated="16374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ortia</text:p>
          </table:table-cell>
          <table:table-cell office:value-type="float" office:value="1" table:style-name="ce1">
            <text:p>1</text:p>
          </table:table-cell>
          <table:table-cell office:value-type="float" office:value="2.8" table:style-name="ce1">
            <text:p>2,8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2-07T00:00:00" table:style-name="ce2">
            <text:p>07.02.2013</text:p>
          </table:table-cell>
          <table:table-cell table:number-columns-repeated="16374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chibold</text:p>
          </table:table-cell>
          <table:table-cell office:value-type="float" office:value="12" table:style-name="ce1">
            <text:p>12</text:p>
          </table:table-cell>
          <table:table-cell office:value-type="float" office:value="3.9" table:style-name="ce1">
            <text:p>3,9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5-18T00:00:00" table:style-name="ce2">
            <text:p>18.05.2010</text:p>
          </table:table-cell>
          <table:table-cell table:number-columns-repeated="16374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elly</text:p>
          </table:table-cell>
          <table:table-cell office:value-type="float" office:value="13" table:style-name="ce1">
            <text:p>13</text:p>
          </table:table-cell>
          <table:table-cell office:value-type="float" office:value="4.8" table:style-name="ce1">
            <text:p>4,8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15T00:00:00" table:style-name="ce2">
            <text:p>15.06.2022</text:p>
          </table:table-cell>
          <table:table-cell table:number-columns-repeated="16374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Fina</text:p>
          </table:table-cell>
          <table:table-cell office:value-type="float" office:value="1" table:style-name="ce1">
            <text:p>1</text:p>
          </table:table-cell>
          <table:table-cell office:value-type="float" office:value="5.9" table:style-name="ce1">
            <text:p>5,9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1-14T00:00:00" table:style-name="ce2">
            <text:p>14.11.2009</text:p>
          </table:table-cell>
          <table:table-cell table:number-columns-repeated="16374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nney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1-12T00:00:00" table:style-name="ce2">
            <text:p>12.01.2012</text:p>
          </table:table-cell>
          <table:table-cell table:number-columns-repeated="16374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rabelle</text:p>
          </table:table-cell>
          <table:table-cell office:value-type="float" office:value="15" table:style-name="ce1">
            <text:p>15</text:p>
          </table:table-cell>
          <table:table-cell office:value-type="float" office:value="5.4" table:style-name="ce1">
            <text:p>5,4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4-07T00:00:00" table:style-name="ce2">
            <text:p>07.04.2010</text:p>
          </table:table-cell>
          <table:table-cell table:number-columns-repeated="16374"/>
        </table:table-row>
        <table:table-row table:style-name="ro1">
          <table:table-cell office:value-type="float" office:value="1802" table:style-name="ce1">
            <text:p>180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ny</text:p>
          </table:table-cell>
          <table:table-cell office:value-type="float" office:value="9" table:style-name="ce1">
            <text:p>9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29T00:00:00" table:style-name="ce2">
            <text:p>29.10.2022</text:p>
          </table:table-cell>
          <table:table-cell table:number-columns-repeated="16374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ryn</text:p>
          </table:table-cell>
          <table:table-cell office:value-type="float" office:value="11" table:style-name="ce1">
            <text:p>11</text:p>
          </table:table-cell>
          <table:table-cell office:value-type="float" office:value="0.4" table:style-name="ce1">
            <text:p>0,4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21T00:00:00" table:style-name="ce2">
            <text:p>21.04.2011</text:p>
          </table:table-cell>
          <table:table-cell table:number-columns-repeated="16374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ristos</text:p>
          </table:table-cell>
          <table:table-cell office:value-type="float" office:value="10" table:style-name="ce1">
            <text:p>10</text:p>
          </table:table-cell>
          <table:table-cell office:value-type="float" office:value="3.8" table:style-name="ce1">
            <text:p>3,8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2-21T00:00:00" table:style-name="ce2">
            <text:p>21.02.2014</text:p>
          </table:table-cell>
          <table:table-cell table:number-columns-repeated="16374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alim</text:p>
          </table:table-cell>
          <table:table-cell office:value-type="float" office:value="7" table:style-name="ce1">
            <text:p>7</text:p>
          </table:table-cell>
          <table:table-cell office:value-type="float" office:value="5.3" table:style-name="ce1">
            <text:p>5,3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27T00:00:00" table:style-name="ce2">
            <text:p>27.07.2021</text:p>
          </table:table-cell>
          <table:table-cell table:number-columns-repeated="16374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ugy</text:p>
          </table:table-cell>
          <table:table-cell office:value-type="float" office:value="10" table:style-name="ce1">
            <text:p>10</text:p>
          </table:table-cell>
          <table:table-cell office:value-type="float" office:value="6.1" table:style-name="ce1">
            <text:p>6,1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0-29T00:00:00" table:style-name="ce2">
            <text:p>29.10.2017</text:p>
          </table:table-cell>
          <table:table-cell table:number-columns-repeated="16374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dman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1-23T00:00:00" table:style-name="ce2">
            <text:p>23.01.2011</text:p>
          </table:table-cell>
          <table:table-cell table:number-columns-repeated="16374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anda</text:p>
          </table:table-cell>
          <table:table-cell office:value-type="float" office:value="15" table:style-name="ce1">
            <text:p>15</text:p>
          </table:table-cell>
          <table:table-cell office:value-type="float" office:value="5.6" table:style-name="ce1">
            <text:p>5,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6-22T00:00:00" table:style-name="ce2">
            <text:p>22.06.2014</text:p>
          </table:table-cell>
          <table:table-cell table:number-columns-repeated="16374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rina</text:p>
          </table:table-cell>
          <table:table-cell office:value-type="float" office:value="6" table:style-name="ce1">
            <text:p>6</text:p>
          </table:table-cell>
          <table:table-cell office:value-type="float" office:value="3.7" table:style-name="ce1">
            <text:p>3,7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1-29T00:00:00" table:style-name="ce2">
            <text:p>29.11.2017</text:p>
          </table:table-cell>
          <table:table-cell table:number-columns-repeated="16374"/>
        </table:table-row>
        <table:table-row table:style-name="ro1">
          <table:table-cell office:value-type="float" office:value="1810" table:style-name="ce1">
            <text:p>181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Zorah</text:p>
          </table:table-cell>
          <table:table-cell office:value-type="float" office:value="8" table:style-name="ce1">
            <text:p>8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9-24T00:00:00" table:style-name="ce2">
            <text:p>24.09.2019</text:p>
          </table:table-cell>
          <table:table-cell table:number-columns-repeated="16374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kola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6T00:00:00" table:style-name="ce2">
            <text:p>26.07.2021</text:p>
          </table:table-cell>
          <table:table-cell table:number-columns-repeated="16374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erge</text:p>
          </table:table-cell>
          <table:table-cell office:value-type="float" office:value="18" table:style-name="ce1">
            <text:p>18</text:p>
          </table:table-cell>
          <table:table-cell office:value-type="float" office:value="1.9" table:style-name="ce1">
            <text:p>1,9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12-28T00:00:00" table:style-name="ce2">
            <text:p>28.12.2023</text:p>
          </table:table-cell>
          <table:table-cell table:number-columns-repeated="16374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leb</text:p>
          </table:table-cell>
          <table:table-cell office:value-type="float" office:value="16" table:style-name="ce1">
            <text:p>16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14T00:00:00" table:style-name="ce2">
            <text:p>14.10.2022</text:p>
          </table:table-cell>
          <table:table-cell table:number-columns-repeated="16374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appie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6-17T00:00:00" table:style-name="ce2">
            <text:p>17.06.2013</text:p>
          </table:table-cell>
          <table:table-cell table:number-columns-repeated="16374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rola</text:p>
          </table:table-cell>
          <table:table-cell office:value-type="float" office:value="16" table:style-name="ce1">
            <text:p>16</text:p>
          </table:table-cell>
          <table:table-cell office:value-type="float" office:value="4.2" table:style-name="ce1">
            <text:p>4,2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11-14T00:00:00" table:style-name="ce2">
            <text:p>14.11.2014</text:p>
          </table:table-cell>
          <table:table-cell table:number-columns-repeated="16374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alva</text:p>
          </table:table-cell>
          <table:table-cell office:value-type="float" office:value="0" table:style-name="ce1">
            <text:p>0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ell</text:p>
          </table:table-cell>
          <table:table-cell office:value-type="float" office:value="15" table:style-name="ce1">
            <text:p>15</text:p>
          </table:table-cell>
          <table:table-cell office:value-type="float" office:value="4.5" table:style-name="ce1">
            <text:p>4,5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9-14T00:00:00" table:style-name="ce2">
            <text:p>14.09.2010</text:p>
          </table:table-cell>
          <table:table-cell table:number-columns-repeated="16374"/>
        </table:table-row>
        <table:table-row table:style-name="ro1">
          <table:table-cell office:value-type="float" office:value="1818" table:style-name="ce1">
            <text:p>181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Norene</text:p>
          </table:table-cell>
          <table:table-cell office:value-type="float" office:value="6" table:style-name="ce1">
            <text:p>6</text:p>
          </table:table-cell>
          <table:table-cell office:value-type="float" office:value="3.3" table:style-name="ce1">
            <text:p>3,3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0-21T00:00:00" table:style-name="ce2">
            <text:p>21.10.2015</text:p>
          </table:table-cell>
          <table:table-cell table:number-columns-repeated="16374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ayre</text:p>
          </table:table-cell>
          <table:table-cell office:value-type="float" office:value="9" table:style-name="ce1">
            <text:p>9</text:p>
          </table:table-cell>
          <table:table-cell office:value-type="float" office:value="3.5" table:style-name="ce1">
            <text:p>3,5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ucian</text:p>
          </table:table-cell>
          <table:table-cell office:value-type="float" office:value="7" table:style-name="ce1">
            <text:p>7</text:p>
          </table:table-cell>
          <table:table-cell office:value-type="float" office:value="6.5" table:style-name="ce1">
            <text:p>6,5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nter</text:p>
          </table:table-cell>
          <table:table-cell office:value-type="float" office:value="18" table:style-name="ce1">
            <text:p>18</text:p>
          </table:table-cell>
          <table:table-cell office:value-type="float" office:value="0.9" table:style-name="ce1">
            <text:p>0,9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ra</text:p>
          </table:table-cell>
          <table:table-cell office:value-type="float" office:value="5" table:style-name="ce1">
            <text:p>5</text:p>
          </table:table-cell>
          <table:table-cell office:value-type="float" office:value="6.4" table:style-name="ce1">
            <text:p>6,4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artolomeo</text:p>
          </table:table-cell>
          <table:table-cell office:value-type="float" office:value="17" table:style-name="ce1">
            <text:p>1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eighton</text:p>
          </table:table-cell>
          <table:table-cell office:value-type="float" office:value="15" table:style-name="ce1">
            <text:p>15</text:p>
          </table:table-cell>
          <table:table-cell office:value-type="float" office:value="0.7" table:style-name="ce1">
            <text:p>0,7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5-06T00:00:00" table:style-name="ce2">
            <text:p>06.05.2017</text:p>
          </table:table-cell>
          <table:table-cell table:number-columns-repeated="16374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shil</text:p>
          </table:table-cell>
          <table:table-cell office:value-type="float" office:value="18" table:style-name="ce1">
            <text:p>18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14T00:00:00" table:style-name="ce2">
            <text:p>14.10.2011</text:p>
          </table:table-cell>
          <table:table-cell table:number-columns-repeated="16374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Padriac</text:p>
          </table:table-cell>
          <table:table-cell office:value-type="float" office:value="17" table:style-name="ce1">
            <text:p>17</text:p>
          </table:table-cell>
          <table:table-cell office:value-type="float" office:value="0.2" table:style-name="ce1">
            <text:p>0,2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5-11T00:00:00" table:style-name="ce2">
            <text:p>11.05.2017</text:p>
          </table:table-cell>
          <table:table-cell table:number-columns-repeated="16374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rrick</text:p>
          </table:table-cell>
          <table:table-cell office:value-type="float" office:value="1" table:style-name="ce1">
            <text:p>1</text:p>
          </table:table-cell>
          <table:table-cell office:value-type="float" office:value="3.7" table:style-name="ce1">
            <text:p>3,7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9-20T00:00:00" table:style-name="ce2">
            <text:p>20.09.2015</text:p>
          </table:table-cell>
          <table:table-cell table:number-columns-repeated="16374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Yorker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09T00:00:00" table:style-name="ce2">
            <text:p>09.02.2017</text:p>
          </table:table-cell>
          <table:table-cell table:number-columns-repeated="16374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bbi</text:p>
          </table:table-cell>
          <table:table-cell office:value-type="float" office:value="16" table:style-name="ce1">
            <text:p>16</text:p>
          </table:table-cell>
          <table:table-cell office:value-type="float" office:value="6.8" table:style-name="ce1">
            <text:p>6,8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eymour</text:p>
          </table:table-cell>
          <table:table-cell office:value-type="float" office:value="0" table:style-name="ce1">
            <text:p>0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16T00:00:00" table:style-name="ce2">
            <text:p>16.05.2019</text:p>
          </table:table-cell>
          <table:table-cell table:number-columns-repeated="16374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imberli</text:p>
          </table:table-cell>
          <table:table-cell office:value-type="float" office:value="4" table:style-name="ce1">
            <text:p>4</text:p>
          </table:table-cell>
          <table:table-cell office:value-type="float" office:value="6.7" table:style-name="ce1">
            <text:p>6,7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03T00:00:00" table:style-name="ce2">
            <text:p>03.02.2018</text:p>
          </table:table-cell>
          <table:table-cell table:number-columns-repeated="16374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Ode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3-20T00:00:00" table:style-name="ce2">
            <text:p>20.03.2013</text:p>
          </table:table-cell>
          <table:table-cell table:number-columns-repeated="16374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leta</text:p>
          </table:table-cell>
          <table:table-cell office:value-type="float" office:value="9" table:style-name="ce1">
            <text:p>9</text:p>
          </table:table-cell>
          <table:table-cell office:value-type="float" office:value="1.9" table:style-name="ce1">
            <text:p>1,9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affard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2T00:00:00" table:style-name="ce2">
            <text:p>12.11.2015</text:p>
          </table:table-cell>
          <table:table-cell table:number-columns-repeated="16374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gneta</text:p>
          </table:table-cell>
          <table:table-cell office:value-type="float" office:value="2" table:style-name="ce1">
            <text:p>2</text:p>
          </table:table-cell>
          <table:table-cell office:value-type="float" office:value="3.1" table:style-name="ce1">
            <text:p>3,1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3-30T00:00:00" table:style-name="ce2">
            <text:p>30.03.2016</text:p>
          </table:table-cell>
          <table:table-cell table:number-columns-repeated="16374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olph</text:p>
          </table:table-cell>
          <table:table-cell office:value-type="float" office:value="14" table:style-name="ce1">
            <text:p>14</text:p>
          </table:table-cell>
          <table:table-cell office:value-type="float" office:value="6.6" table:style-name="ce1">
            <text:p>6,6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20T00:00:00" table:style-name="ce2">
            <text:p>20.12.2019</text:p>
          </table:table-cell>
          <table:table-cell table:number-columns-repeated="16374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ibilla</text:p>
          </table:table-cell>
          <table:table-cell office:value-type="float" office:value="9" table:style-name="ce1">
            <text:p>9</text:p>
          </table:table-cell>
          <table:table-cell office:value-type="float" office:value="0.3" table:style-name="ce1">
            <text:p>0,3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nver</text:p>
          </table:table-cell>
          <table:table-cell office:value-type="float" office:value="3" table:style-name="ce1">
            <text:p>3</text:p>
          </table:table-cell>
          <table:table-cell office:value-type="float" office:value="2.1" table:style-name="ce1">
            <text:p>2,1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mbrosio</text:p>
          </table:table-cell>
          <table:table-cell office:value-type="float" office:value="2" table:style-name="ce1">
            <text:p>2</text:p>
          </table:table-cell>
          <table:table-cell office:value-type="float" office:value="5.3" table:style-name="ce1">
            <text:p>5,3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nson</text:p>
          </table:table-cell>
          <table:table-cell office:value-type="float" office:value="12" table:style-name="ce1">
            <text:p>12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7" table:style-name="ce1">
            <text:p>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Melodee</text:p>
          </table:table-cell>
          <table:table-cell office:value-type="float" office:value="6" table:style-name="ce1">
            <text:p>6</text:p>
          </table:table-cell>
          <table:table-cell office:value-type="float" office:value="5.4" table:style-name="ce1">
            <text:p>5,4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oletta</text:p>
          </table:table-cell>
          <table:table-cell office:value-type="float" office:value="7" table:style-name="ce1">
            <text:p>7</text:p>
          </table:table-cell>
          <table:table-cell office:value-type="float" office:value="6.7" table:style-name="ce1">
            <text:p>6,7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hiquita</text:p>
          </table:table-cell>
          <table:table-cell office:value-type="float" office:value="13" table:style-name="ce1">
            <text:p>13</text:p>
          </table:table-cell>
          <table:table-cell office:value-type="float" office:value="2.5" table:style-name="ce1">
            <text:p>2,5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Eilis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4-28T00:00:00" table:style-name="ce2">
            <text:p>28.04.2015</text:p>
          </table:table-cell>
          <table:table-cell table:number-columns-repeated="16374"/>
        </table:table-row>
        <table:table-row table:style-name="ro1">
          <table:table-cell office:value-type="float" office:value="1845" table:style-name="ce1">
            <text:p>184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yrill</text:p>
          </table:table-cell>
          <table:table-cell office:value-type="float" office:value="16" table:style-name="ce1">
            <text:p>16</text:p>
          </table:table-cell>
          <table:table-cell office:value-type="float" office:value="3.3" table:style-name="ce1">
            <text:p>3,3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9-05T00:00:00" table:style-name="ce2">
            <text:p>05.09.2011</text:p>
          </table:table-cell>
          <table:table-cell table:number-columns-repeated="16374"/>
        </table:table-row>
        <table:table-row table:style-name="ro1">
          <table:table-cell office:value-type="float" office:value="1846" table:style-name="ce1">
            <text:p>18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ruman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im</text:p>
          </table:table-cell>
          <table:table-cell office:value-type="float" office:value="5" table:style-name="ce1">
            <text:p>5</text:p>
          </table:table-cell>
          <table:table-cell office:value-type="float" office:value="3.1" table:style-name="ce1">
            <text:p>3,1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5T00:00:00" table:style-name="ce2">
            <text:p>05.07.2022</text:p>
          </table:table-cell>
          <table:table-cell table:number-columns-repeated="16374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velyn</text:p>
          </table:table-cell>
          <table:table-cell office:value-type="float" office:value="2" table:style-name="ce1">
            <text:p>2</text:p>
          </table:table-cell>
          <table:table-cell office:value-type="float" office:value="5.8" table:style-name="ce1">
            <text:p>5,8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9-13T00:00:00" table:style-name="ce2">
            <text:p>13.09.2011</text:p>
          </table:table-cell>
          <table:table-cell table:number-columns-repeated="16374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iro</text:p>
          </table:table-cell>
          <table:table-cell office:value-type="float" office:value="8" table:style-name="ce1">
            <text:p>8</text:p>
          </table:table-cell>
          <table:table-cell office:value-type="float" office:value="5.6" table:style-name="ce1">
            <text:p>5,6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1-16T00:00:00" table:style-name="ce2">
            <text:p>16.01.2018</text:p>
          </table:table-cell>
          <table:table-cell table:number-columns-repeated="16374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ggie</text:p>
          </table:table-cell>
          <table:table-cell office:value-type="float" office:value="12" table:style-name="ce1">
            <text:p>12</text:p>
          </table:table-cell>
          <table:table-cell office:value-type="float" office:value="3.3" table:style-name="ce1">
            <text:p>3,3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2-12T00:00:00" table:style-name="ce2">
            <text:p>12.02.2010</text:p>
          </table:table-cell>
          <table:table-cell table:number-columns-repeated="16374"/>
        </table:table-row>
        <table:table-row table:style-name="ro1">
          <table:table-cell office:value-type="float" office:value="1851" table:style-name="ce1">
            <text:p>185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bi</text:p>
          </table:table-cell>
          <table:table-cell office:value-type="float" office:value="16" table:style-name="ce1">
            <text:p>16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10-26T00:00:00" table:style-name="ce2">
            <text:p>26.10.2017</text:p>
          </table:table-cell>
          <table:table-cell table:number-columns-repeated="16374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Kingsly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1-25T00:00:00" table:style-name="ce2">
            <text:p>25.01.2020</text:p>
          </table:table-cell>
          <table:table-cell table:number-columns-repeated="16374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drigo</text:p>
          </table:table-cell>
          <table:table-cell office:value-type="float" office:value="5" table:style-name="ce1">
            <text:p>5</text:p>
          </table:table-cell>
          <table:table-cell office:value-type="float" office:value="6.9" table:style-name="ce1">
            <text:p>6,9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10-10T00:00:00" table:style-name="ce2">
            <text:p>10.10.2012</text:p>
          </table:table-cell>
          <table:table-cell table:number-columns-repeated="16374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wet</text:p>
          </table:table-cell>
          <table:table-cell office:value-type="float" office:value="5" table:style-name="ce1">
            <text:p>5</text:p>
          </table:table-cell>
          <table:table-cell office:value-type="float" office:value="6.1" table:style-name="ce1">
            <text:p>6,1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07-28T00:00:00" table:style-name="ce2">
            <text:p>28.07.2011</text:p>
          </table:table-cell>
          <table:table-cell table:number-columns-repeated="16374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Stormy</text:p>
          </table:table-cell>
          <table:table-cell office:value-type="float" office:value="9" table:style-name="ce1">
            <text:p>9</text:p>
          </table:table-cell>
          <table:table-cell office:value-type="float" office:value="6.7" table:style-name="ce1">
            <text:p>6,7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7-05T00:00:00" table:style-name="ce2">
            <text:p>05.07.2010</text:p>
          </table:table-cell>
          <table:table-cell table:number-columns-repeated="16374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lyssa</text:p>
          </table:table-cell>
          <table:table-cell office:value-type="float" office:value="5" table:style-name="ce1">
            <text:p>5</text:p>
          </table:table-cell>
          <table:table-cell office:value-type="float" office:value="5.2" table:style-name="ce1">
            <text:p>5,2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1-10T00:00:00" table:style-name="ce2">
            <text:p>10.11.2022</text:p>
          </table:table-cell>
          <table:table-cell table:number-columns-repeated="16374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osephine</text:p>
          </table:table-cell>
          <table:table-cell office:value-type="float" office:value="0" table:style-name="ce1">
            <text:p>0</text:p>
          </table:table-cell>
          <table:table-cell office:value-type="float" office:value="6.6" table:style-name="ce1">
            <text:p>6,6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1-27T00:00:00" table:style-name="ce2">
            <text:p>27.11.2019</text:p>
          </table:table-cell>
          <table:table-cell table:number-columns-repeated="16374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ale</text:p>
          </table:table-cell>
          <table:table-cell office:value-type="float" office:value="10" table:style-name="ce1">
            <text:p>10</text:p>
          </table:table-cell>
          <table:table-cell office:value-type="float" office:value="0.3" table:style-name="ce1">
            <text:p>0,3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1-17T00:00:00" table:style-name="ce2">
            <text:p>17.01.2009</text:p>
          </table:table-cell>
          <table:table-cell table:number-columns-repeated="16374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g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7-16T00:00:00" table:style-name="ce2">
            <text:p>16.07.2011</text:p>
          </table:table-cell>
          <table:table-cell table:number-columns-repeated="16374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nica</text:p>
          </table:table-cell>
          <table:table-cell office:value-type="float" office:value="5" table:style-name="ce1">
            <text:p>5</text:p>
          </table:table-cell>
          <table:table-cell office:value-type="float" office:value="1.5" table:style-name="ce1">
            <text:p>1,5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0T00:00:00" table:style-name="ce2">
            <text:p>20.10.2014</text:p>
          </table:table-cell>
          <table:table-cell table:number-columns-repeated="16374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ina</text:p>
          </table:table-cell>
          <table:table-cell office:value-type="float" office:value="4" table:style-name="ce1">
            <text:p>4</text:p>
          </table:table-cell>
          <table:table-cell office:value-type="float" office:value="6.5" table:style-name="ce1">
            <text:p>6,5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4-01-29T00:00:00" table:style-name="ce2">
            <text:p>29.01.2024</text:p>
          </table:table-cell>
          <table:table-cell table:number-columns-repeated="16374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vyanne</text:p>
          </table:table-cell>
          <table:table-cell office:value-type="float" office:value="9" table:style-name="ce1">
            <text:p>9</text:p>
          </table:table-cell>
          <table:table-cell office:value-type="float" office:value="0.7" table:style-name="ce1">
            <text:p>0,7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7-20T00:00:00" table:style-name="ce2">
            <text:p>20.07.2018</text:p>
          </table:table-cell>
          <table:table-cell table:number-columns-repeated="16374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ull</text:p>
          </table:table-cell>
          <table:table-cell office:value-type="float" office:value="0" table:style-name="ce1">
            <text:p>0</text:p>
          </table:table-cell>
          <table:table-cell office:value-type="float" office:value="6.2" table:style-name="ce1">
            <text:p>6,2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orilee</text:p>
          </table:table-cell>
          <table:table-cell office:value-type="float" office:value="9" table:style-name="ce1">
            <text:p>9</text:p>
          </table:table-cell>
          <table:table-cell office:value-type="float" office:value="0.2" table:style-name="ce1">
            <text:p>0,2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23T00:00:00" table:style-name="ce2">
            <text:p>23.05.2019</text:p>
          </table:table-cell>
          <table:table-cell table:number-columns-repeated="16374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oderic</text:p>
          </table:table-cell>
          <table:table-cell office:value-type="float" office:value="6" table:style-name="ce1">
            <text:p>6</text:p>
          </table:table-cell>
          <table:table-cell office:value-type="float" office:value="3.8" table:style-name="ce1">
            <text:p>3,8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5-25T00:00:00" table:style-name="ce2">
            <text:p>25.05.2020</text:p>
          </table:table-cell>
          <table:table-cell table:number-columns-repeated="16374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ersina</text:p>
          </table:table-cell>
          <table:table-cell office:value-type="float" office:value="6" table:style-name="ce1">
            <text:p>6</text:p>
          </table:table-cell>
          <table:table-cell office:value-type="float" office:value="6.2" table:style-name="ce1">
            <text:p>6,2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0-20T00:00:00" table:style-name="ce2">
            <text:p>20.10.2020</text:p>
          </table:table-cell>
          <table:table-cell table:number-columns-repeated="16374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heobald</text:p>
          </table:table-cell>
          <table:table-cell office:value-type="float" office:value="8" table:style-name="ce1">
            <text:p>8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8-20T00:00:00" table:style-name="ce2">
            <text:p>20.08.2017</text:p>
          </table:table-cell>
          <table:table-cell table:number-columns-repeated="16374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Darcy</text:p>
          </table:table-cell>
          <table:table-cell office:value-type="float" office:value="14" table:style-name="ce1">
            <text:p>14</text:p>
          </table:table-cell>
          <table:table-cell office:value-type="float" office:value="6.9" table:style-name="ce1">
            <text:p>6,9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22T00:00:00" table:style-name="ce2">
            <text:p>22.06.2009</text:p>
          </table:table-cell>
          <table:table-cell table:number-columns-repeated="16374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lentina</text:p>
          </table:table-cell>
          <table:table-cell office:value-type="float" office:value="4" table:style-name="ce1">
            <text:p>4</text:p>
          </table:table-cell>
          <table:table-cell office:value-type="float" office:value="0.3" table:style-name="ce1">
            <text:p>0,3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7-17T00:00:00" table:style-name="ce2">
            <text:p>17.07.2020</text:p>
          </table:table-cell>
          <table:table-cell table:number-columns-repeated="16374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ra</text:p>
          </table:table-cell>
          <table:table-cell office:value-type="float" office:value="12" table:style-name="ce1">
            <text:p>12</text:p>
          </table:table-cell>
          <table:table-cell office:value-type="float" office:value="1.2" table:style-name="ce1">
            <text:p>1,2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09-01T00:00:00" table:style-name="ce2">
            <text:p>01.09.2016</text:p>
          </table:table-cell>
          <table:table-cell table:number-columns-repeated="16374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mi</text:p>
          </table:table-cell>
          <table:table-cell office:value-type="float" office:value="15" table:style-name="ce1">
            <text:p>15</text:p>
          </table:table-cell>
          <table:table-cell office:value-type="float" office:value="4.3" table:style-name="ce1">
            <text:p>4,3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1-26T00:00:00" table:style-name="ce2">
            <text:p>26.01.2023</text:p>
          </table:table-cell>
          <table:table-cell table:number-columns-repeated="16374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ardiner</text:p>
          </table:table-cell>
          <table:table-cell office:value-type="float" office:value="5" table:style-name="ce1">
            <text:p>5</text:p>
          </table:table-cell>
          <table:table-cell office:value-type="float" office:value="3.8" table:style-name="ce1">
            <text:p>3,8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2-26T00:00:00" table:style-name="ce2">
            <text:p>26.02.2022</text:p>
          </table:table-cell>
          <table:table-cell table:number-columns-repeated="16374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gneta</text:p>
          </table:table-cell>
          <table:table-cell office:value-type="float" office:value="16" table:style-name="ce1">
            <text:p>16</text:p>
          </table:table-cell>
          <table:table-cell office:value-type="float" office:value="0.3" table:style-name="ce1">
            <text:p>0,3</text:p>
          </table:table-cell>
          <table:table-cell office:value-type="float" office:value="70" table:style-name="ce1">
            <text:p>7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7-18T00:00:00" table:style-name="ce2">
            <text:p>18.07.2018</text:p>
          </table:table-cell>
          <table:table-cell table:number-columns-repeated="16374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ni</text:p>
          </table:table-cell>
          <table:table-cell office:value-type="float" office:value="8" table:style-name="ce1">
            <text:p>8</text:p>
          </table:table-cell>
          <table:table-cell office:value-type="float" office:value="5.9" table:style-name="ce1">
            <text:p>5,9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1-10T00:00:00" table:style-name="ce2">
            <text:p>10.11.2011</text:p>
          </table:table-cell>
          <table:table-cell table:number-columns-repeated="16374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rederick</text:p>
          </table:table-cell>
          <table:table-cell office:value-type="float" office:value="7" table:style-name="ce1">
            <text:p>7</text:p>
          </table:table-cell>
          <table:table-cell office:value-type="float" office:value="1.7" table:style-name="ce1">
            <text:p>1,7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2-26T00:00:00" table:style-name="ce2">
            <text:p>26.12.2016</text:p>
          </table:table-cell>
          <table:table-cell table:number-columns-repeated="16374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enn</text:p>
          </table:table-cell>
          <table:table-cell office:value-type="float" office:value="16" table:style-name="ce1">
            <text:p>16</text:p>
          </table:table-cell>
          <table:table-cell office:value-type="float" office:value="4.8" table:style-name="ce1">
            <text:p>4,8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4-02T00:00:00" table:style-name="ce2">
            <text:p>02.04.2009</text:p>
          </table:table-cell>
          <table:table-cell table:number-columns-repeated="16374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iorgio</text:p>
          </table:table-cell>
          <table:table-cell office:value-type="float" office:value="15" table:style-name="ce1">
            <text:p>15</text:p>
          </table:table-cell>
          <table:table-cell office:value-type="float" office:value="2.5" table:style-name="ce1">
            <text:p>2,5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3-26T00:00:00" table:style-name="ce2">
            <text:p>26.03.2015</text:p>
          </table:table-cell>
          <table:table-cell table:number-columns-repeated="16374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the</text:p>
          </table:table-cell>
          <table:table-cell office:value-type="float" office:value="4" table:style-name="ce1">
            <text:p>4</text:p>
          </table:table-cell>
          <table:table-cell office:value-type="float" office:value="3.6" table:style-name="ce1">
            <text:p>3,6</text:p>
          </table:table-cell>
          <table:table-cell office:value-type="float" office:value="30" table:style-name="ce1">
            <text:p>3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08T00:00:00" table:style-name="ce2">
            <text:p>08.10.2022</text:p>
          </table:table-cell>
          <table:table-cell table:number-columns-repeated="16374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m</text:p>
          </table:table-cell>
          <table:table-cell office:value-type="float" office:value="17" table:style-name="ce1">
            <text:p>17</text:p>
          </table:table-cell>
          <table:table-cell office:value-type="float" office:value="6.4" table:style-name="ce1">
            <text:p>6,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5T00:00:00" table:style-name="ce2">
            <text:p>25.10.2015</text:p>
          </table:table-cell>
          <table:table-cell table:number-columns-repeated="16374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oyall</text:p>
          </table:table-cell>
          <table:table-cell office:value-type="float" office:value="7" table:style-name="ce1">
            <text:p>7</text:p>
          </table:table-cell>
          <table:table-cell office:value-type="float" office:value="1.7" table:style-name="ce1">
            <text:p>1,7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6-24T00:00:00" table:style-name="ce2">
            <text:p>24.06.2022</text:p>
          </table:table-cell>
          <table:table-cell table:number-columns-repeated="16374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uvin</text:p>
          </table:table-cell>
          <table:table-cell office:value-type="float" office:value="4" table:style-name="ce1">
            <text:p>4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1-11T00:00:00" table:style-name="ce2">
            <text:p>11.11.2008</text:p>
          </table:table-cell>
          <table:table-cell table:number-columns-repeated="16374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ildie</text:p>
          </table:table-cell>
          <table:table-cell office:value-type="float" office:value="4" table:style-name="ce1">
            <text:p>4</text:p>
          </table:table-cell>
          <table:table-cell office:value-type="float" office:value="3.9" table:style-name="ce1">
            <text:p>3,9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9-02T00:00:00" table:style-name="ce2">
            <text:p>02.09.2021</text:p>
          </table:table-cell>
          <table:table-cell table:number-columns-repeated="16374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bekkah</text:p>
          </table:table-cell>
          <table:table-cell office:value-type="float" office:value="16" table:style-name="ce1">
            <text:p>16</text:p>
          </table:table-cell>
          <table:table-cell office:value-type="float" office:value="1.4" table:style-name="ce1">
            <text:p>1,4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1-25T00:00:00" table:style-name="ce2">
            <text:p>25.11.2019</text:p>
          </table:table-cell>
          <table:table-cell table:number-columns-repeated="16374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chelle</text:p>
          </table:table-cell>
          <table:table-cell office:value-type="float" office:value="10" table:style-name="ce1">
            <text:p>10</text:p>
          </table:table-cell>
          <table:table-cell office:value-type="float" office:value="0.5" table:style-name="ce1">
            <text:p>0,5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09T00:00:00" table:style-name="ce2">
            <text:p>09.06.2022</text:p>
          </table:table-cell>
          <table:table-cell table:number-columns-repeated="16374"/>
        </table:table-row>
        <table:table-row table:style-name="ro1">
          <table:table-cell office:value-type="float" office:value="1885" table:style-name="ce1">
            <text:p>188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il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10-02T00:00:00" table:style-name="ce2">
            <text:p>02.10.2012</text:p>
          </table:table-cell>
          <table:table-cell table:number-columns-repeated="16374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milio</text:p>
          </table:table-cell>
          <table:table-cell office:value-type="float" office:value="2" table:style-name="ce1">
            <text:p>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1-18T00:00:00" table:style-name="ce2">
            <text:p>18.11.2022</text:p>
          </table:table-cell>
          <table:table-cell table:number-columns-repeated="16374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hilomena</text:p>
          </table:table-cell>
          <table:table-cell office:value-type="float" office:value="5" table:style-name="ce1">
            <text:p>5</text:p>
          </table:table-cell>
          <table:table-cell office:value-type="float" office:value="6.8" table:style-name="ce1">
            <text:p>6,8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03-17T00:00:00" table:style-name="ce2">
            <text:p>17.03.2020</text:p>
          </table:table-cell>
          <table:table-cell table:number-columns-repeated="16374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erri</text:p>
          </table:table-cell>
          <table:table-cell office:value-type="float" office:value="0" table:style-name="ce1">
            <text:p>0</text:p>
          </table:table-cell>
          <table:table-cell office:value-type="float" office:value="0.6" table:style-name="ce1">
            <text:p>0,6</text:p>
          </table:table-cell>
          <table:table-cell office:value-type="float" office:value="17" table:style-name="ce1">
            <text:p>1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03T00:00:00" table:style-name="ce2">
            <text:p>03.07.2022</text:p>
          </table:table-cell>
          <table:table-cell table:number-columns-repeated="16374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rden</text:p>
          </table:table-cell>
          <table:table-cell office:value-type="float" office:value="16" table:style-name="ce1">
            <text:p>16</text:p>
          </table:table-cell>
          <table:table-cell office:value-type="float" office:value="1.7" table:style-name="ce1">
            <text:p>1,7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1-25T00:00:00" table:style-name="ce2">
            <text:p>25.01.2009</text:p>
          </table:table-cell>
          <table:table-cell table:number-columns-repeated="16374"/>
        </table:table-row>
        <table:table-row table:style-name="ro1">
          <table:table-cell office:value-type="float" office:value="1890" table:style-name="ce1">
            <text:p>18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ri</text:p>
          </table:table-cell>
          <table:table-cell office:value-type="float" office:value="12" table:style-name="ce1">
            <text:p>12</text:p>
          </table:table-cell>
          <table:table-cell office:value-type="float" office:value="3.6" table:style-name="ce1">
            <text:p>3,6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7-22T00:00:00" table:style-name="ce2">
            <text:p>22.07.2016</text:p>
          </table:table-cell>
          <table:table-cell table:number-columns-repeated="16374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id</text:p>
          </table:table-cell>
          <table:table-cell office:value-type="float" office:value="5" table:style-name="ce1">
            <text:p>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6-22T00:00:00" table:style-name="ce2">
            <text:p>22.06.2017</text:p>
          </table:table-cell>
          <table:table-cell table:number-columns-repeated="16374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Ira</text:p>
          </table:table-cell>
          <table:table-cell office:value-type="float" office:value="6" table:style-name="ce1">
            <text:p>6</text:p>
          </table:table-cell>
          <table:table-cell office:value-type="float" office:value="0.2" table:style-name="ce1">
            <text:p>0,2</text:p>
          </table:table-cell>
          <table:table-cell office:value-type="float" office:value="16" table:style-name="ce1">
            <text:p>1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1-09T00:00:00" table:style-name="ce2">
            <text:p>09.11.2008</text:p>
          </table:table-cell>
          <table:table-cell table:number-columns-repeated="16374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Ilario</text:p>
          </table:table-cell>
          <table:table-cell office:value-type="float" office:value="11" table:style-name="ce1">
            <text:p>11</text:p>
          </table:table-cell>
          <table:table-cell office:value-type="float" office:value="1.6" table:style-name="ce1">
            <text:p>1,6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5-18T00:00:00" table:style-name="ce2">
            <text:p>18.05.2020</text:p>
          </table:table-cell>
          <table:table-cell table:number-columns-repeated="16374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hristoffe</text:p>
          </table:table-cell>
          <table:table-cell office:value-type="float" office:value="10" table:style-name="ce1">
            <text:p>10</text:p>
          </table:table-cell>
          <table:table-cell office:value-type="float" office:value="0.8" table:style-name="ce1">
            <text:p>0,8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0-29T00:00:00" table:style-name="ce2">
            <text:p>29.10.2009</text:p>
          </table:table-cell>
          <table:table-cell table:number-columns-repeated="16374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in</text:p>
          </table:table-cell>
          <table:table-cell office:value-type="float" office:value="11" table:style-name="ce1">
            <text:p>11</text:p>
          </table:table-cell>
          <table:table-cell office:value-type="float" office:value="1.9" table:style-name="ce1">
            <text:p>1,9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0T00:00:00" table:style-name="ce2">
            <text:p>10.12.2009</text:p>
          </table:table-cell>
          <table:table-cell table:number-columns-repeated="16374"/>
        </table:table-row>
        <table:table-row table:style-name="ro1">
          <table:table-cell office:value-type="float" office:value="1896" table:style-name="ce1">
            <text:p>18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uinevere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,7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12-12T00:00:00" table:style-name="ce2">
            <text:p>12.12.2009</text:p>
          </table:table-cell>
          <table:table-cell table:number-columns-repeated="16374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Virgina</text:p>
          </table:table-cell>
          <table:table-cell office:value-type="float" office:value="8" table:style-name="ce1">
            <text:p>8</text:p>
          </table:table-cell>
          <table:table-cell office:value-type="float" office:value="6.4" table:style-name="ce1">
            <text:p>6,4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7T00:00:00" table:style-name="ce2">
            <text:p>07.07.2015</text:p>
          </table:table-cell>
          <table:table-cell table:number-columns-repeated="16374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Sascha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06-08T00:00:00" table:style-name="ce2">
            <text:p>08.06.2018</text:p>
          </table:table-cell>
          <table:table-cell table:number-columns-repeated="16374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Llywellyn</text:p>
          </table:table-cell>
          <table:table-cell office:value-type="float" office:value="7" table:style-name="ce1">
            <text:p>7</text:p>
          </table:table-cell>
          <table:table-cell office:value-type="float" office:value="2.7" table:style-name="ce1">
            <text:p>2,7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1-23T00:00:00" table:style-name="ce2">
            <text:p>23.11.2016</text:p>
          </table:table-cell>
          <table:table-cell table:number-columns-repeated="16374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linda</text:p>
          </table:table-cell>
          <table:table-cell office:value-type="float" office:value="12" table:style-name="ce1">
            <text:p>12</text:p>
          </table:table-cell>
          <table:table-cell office:value-type="float" office:value="5.3" table:style-name="ce1">
            <text:p>5,3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11-25T00:00:00" table:style-name="ce2">
            <text:p>25.11.2010</text:p>
          </table:table-cell>
          <table:table-cell table:number-columns-repeated="16374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thryne</text:p>
          </table:table-cell>
          <table:table-cell office:value-type="float" office:value="6" table:style-name="ce1">
            <text:p>6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6" table:style-name="ce1">
            <text:p>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2-08T00:00:00" table:style-name="ce2">
            <text:p>08.02.2012</text:p>
          </table:table-cell>
          <table:table-cell table:number-columns-repeated="16374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tha</text:p>
          </table:table-cell>
          <table:table-cell office:value-type="float" office:value="15" table:style-name="ce1">
            <text:p>15</text:p>
          </table:table-cell>
          <table:table-cell office:value-type="float" office:value="0.2" table:style-name="ce1">
            <text:p>0,2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9-25T00:00:00" table:style-name="ce2">
            <text:p>25.09.2017</text:p>
          </table:table-cell>
          <table:table-cell table:number-columns-repeated="16374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Killian</text:p>
          </table:table-cell>
          <table:table-cell office:value-type="float" office:value="3" table:style-name="ce1">
            <text:p>3</text:p>
          </table:table-cell>
          <table:table-cell office:value-type="float" office:value="3.9" table:style-name="ce1">
            <text:p>3,9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Reade</text:p>
          </table:table-cell>
          <table:table-cell office:value-type="float" office:value="6" table:style-name="ce1">
            <text:p>6</text:p>
          </table:table-cell>
          <table:table-cell office:value-type="float" office:value="6.6" table:style-name="ce1">
            <text:p>6,6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27T00:00:00" table:style-name="ce2">
            <text:p>27.02.2017</text:p>
          </table:table-cell>
          <table:table-cell table:number-columns-repeated="16374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achael</text:p>
          </table:table-cell>
          <table:table-cell office:value-type="float" office:value="7" table:style-name="ce1">
            <text:p>7</text:p>
          </table:table-cell>
          <table:table-cell office:value-type="float" office:value="3.1" table:style-name="ce1">
            <text:p>3,1</text:p>
          </table:table-cell>
          <table:table-cell office:value-type="float" office:value="66" table:style-name="ce1">
            <text:p>6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7-26T00:00:00" table:style-name="ce2">
            <text:p>26.07.2013</text:p>
          </table:table-cell>
          <table:table-cell table:number-columns-repeated="16374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rnesto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12-31T00:00:00" table:style-name="ce2">
            <text:p>31.12.2013</text:p>
          </table:table-cell>
          <table:table-cell table:number-columns-repeated="16374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ethro</text:p>
          </table:table-cell>
          <table:table-cell office:value-type="float" office:value="16" table:style-name="ce1">
            <text:p>16</text:p>
          </table:table-cell>
          <table:table-cell office:value-type="float" office:value="1.1000000000000001" table:style-name="ce1">
            <text:p>1,1</text:p>
          </table:table-cell>
          <table:table-cell office:value-type="float" office:value="15" table:style-name="ce1">
            <text:p>1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7-03T00:00:00" table:style-name="ce2">
            <text:p>03.07.2009</text:p>
          </table:table-cell>
          <table:table-cell table:number-columns-repeated="16374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rry</text:p>
          </table:table-cell>
          <table:table-cell office:value-type="float" office:value="6" table:style-name="ce1">
            <text:p>6</text:p>
          </table:table-cell>
          <table:table-cell office:value-type="float" office:value="2.6" table:style-name="ce1">
            <text:p>2,6</text:p>
          </table:table-cell>
          <table:table-cell office:value-type="float" office:value="62" table:style-name="ce1">
            <text:p>6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1-18T00:00:00" table:style-name="ce2">
            <text:p>18.01.2021</text:p>
          </table:table-cell>
          <table:table-cell table:number-columns-repeated="16374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onstantin</text:p>
          </table:table-cell>
          <table:table-cell office:value-type="float" office:value="14" table:style-name="ce1">
            <text:p>14</text:p>
          </table:table-cell>
          <table:table-cell office:value-type="float" office:value="1.5" table:style-name="ce1">
            <text:p>1,5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2-24T00:00:00" table:style-name="ce2">
            <text:p>24.12.2017</text:p>
          </table:table-cell>
          <table:table-cell table:number-columns-repeated="16374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nastassia</text:p>
          </table:table-cell>
          <table:table-cell office:value-type="float" office:value="15" table:style-name="ce1">
            <text:p>15</text:p>
          </table:table-cell>
          <table:table-cell office:value-type="float" office:value="5.3" table:style-name="ce1">
            <text:p>5,3</text:p>
          </table:table-cell>
          <table:table-cell office:value-type="float" office:value="19" table:style-name="ce1">
            <text:p>1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12-30T00:00:00" table:style-name="ce2">
            <text:p>30.12.2013</text:p>
          </table:table-cell>
          <table:table-cell table:number-columns-repeated="16374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lsworth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25T00:00:00" table:style-name="ce2">
            <text:p>25.02.2018</text:p>
          </table:table-cell>
          <table:table-cell table:number-columns-repeated="16374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Emlynn</text:p>
          </table:table-cell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8-16T00:00:00" table:style-name="ce2">
            <text:p>16.08.2023</text:p>
          </table:table-cell>
          <table:table-cell table:number-columns-repeated="16374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yanty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,7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2-11T00:00:00" table:style-name="ce2">
            <text:p>11.02.2020</text:p>
          </table:table-cell>
          <table:table-cell table:number-columns-repeated="16374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Cesare</text:p>
          </table:table-cell>
          <table:table-cell office:value-type="float" office:value="18" table:style-name="ce1">
            <text:p>18</text:p>
          </table:table-cell>
          <table:table-cell office:value-type="float" office:value="2.8" table:style-name="ce1">
            <text:p>2,8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2-01T00:00:00" table:style-name="ce2">
            <text:p>01.02.2019</text:p>
          </table:table-cell>
          <table:table-cell table:number-columns-repeated="16374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anny</text:p>
          </table:table-cell>
          <table:table-cell office:value-type="float" office:value="6" table:style-name="ce1">
            <text:p>6</text:p>
          </table:table-cell>
          <table:table-cell office:value-type="float" office:value="3.4" table:style-name="ce1">
            <text:p>3,4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1-30T00:00:00" table:style-name="ce2">
            <text:p>30.01.2013</text:p>
          </table:table-cell>
          <table:table-cell table:number-columns-repeated="16374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ettie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10T00:00:00" table:style-name="ce2">
            <text:p>10.09.2012</text:p>
          </table:table-cell>
          <table:table-cell table:number-columns-repeated="16374"/>
        </table:table-row>
        <table:table-row table:style-name="ro1">
          <table:table-cell office:value-type="float" office:value="1917" table:style-name="ce1">
            <text:p>191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reda</text:p>
          </table:table-cell>
          <table:table-cell office:value-type="float" office:value="1" table:style-name="ce1">
            <text:p>1</text:p>
          </table:table-cell>
          <table:table-cell office:value-type="float" office:value="3.5" table:style-name="ce1">
            <text:p>3,5</text:p>
          </table:table-cell>
          <table:table-cell office:value-type="float" office:value="67" table:style-name="ce1">
            <text:p>6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3-11T00:00:00" table:style-name="ce2">
            <text:p>11.03.2015</text:p>
          </table:table-cell>
          <table:table-cell table:number-columns-repeated="16374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imie</text:p>
          </table:table-cell>
          <table:table-cell office:value-type="float" office:value="6" table:style-name="ce1">
            <text:p>6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3-10T00:00:00" table:style-name="ce2">
            <text:p>10.03.2013</text:p>
          </table:table-cell>
          <table:table-cell table:number-columns-repeated="16374"/>
        </table:table-row>
        <table:table-row table:style-name="ro1">
          <table:table-cell office:value-type="float" office:value="1919" table:style-name="ce1">
            <text:p>191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avida</text:p>
          </table:table-cell>
          <table:table-cell office:value-type="float" office:value="16" table:style-name="ce1">
            <text:p>16</text:p>
          </table:table-cell>
          <table:table-cell office:value-type="float" office:value="5.6" table:style-name="ce1">
            <text:p>5,6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2-07T00:00:00" table:style-name="ce2">
            <text:p>07.12.2015</text:p>
          </table:table-cell>
          <table:table-cell table:number-columns-repeated="16374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ey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2-24T00:00:00" table:style-name="ce2">
            <text:p>24.02.2013</text:p>
          </table:table-cell>
          <table:table-cell table:number-columns-repeated="16374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ddie</text:p>
          </table:table-cell>
          <table:table-cell office:value-type="float" office:value="17" table:style-name="ce1">
            <text:p>17</text:p>
          </table:table-cell>
          <table:table-cell office:value-type="float" office:value="3.6" table:style-name="ce1">
            <text:p>3,6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1-20T00:00:00" table:style-name="ce2">
            <text:p>20.01.2023</text:p>
          </table:table-cell>
          <table:table-cell table:number-columns-repeated="16374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alker</text:p>
          </table:table-cell>
          <table:table-cell office:value-type="float" office:value="13" table:style-name="ce1">
            <text:p>13</text:p>
          </table:table-cell>
          <table:table-cell office:value-type="float" office:value="6.3" table:style-name="ce1">
            <text:p>6,3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9-18T00:00:00" table:style-name="ce2">
            <text:p>18.09.2012</text:p>
          </table:table-cell>
          <table:table-cell table:number-columns-repeated="16374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Olympie</text:p>
          </table:table-cell>
          <table:table-cell office:value-type="float" office:value="2" table:style-name="ce1">
            <text:p>2</text:p>
          </table:table-cell>
          <table:table-cell office:value-type="float" office:value="5.8" table:style-name="ce1">
            <text:p>5,8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9-21T00:00:00" table:style-name="ce2">
            <text:p>21.09.2012</text:p>
          </table:table-cell>
          <table:table-cell table:number-columns-repeated="16374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Northrop</text:p>
          </table:table-cell>
          <table:table-cell office:value-type="float" office:value="4" table:style-name="ce1">
            <text:p>4</text:p>
          </table:table-cell>
          <table:table-cell office:value-type="float" office:value="5.7" table:style-name="ce1">
            <text:p>5,7</text:p>
          </table:table-cell>
          <table:table-cell office:value-type="float" office:value="59" table:style-name="ce1">
            <text:p>5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06-29T00:00:00" table:style-name="ce2">
            <text:p>29.06.2020</text:p>
          </table:table-cell>
          <table:table-cell table:number-columns-repeated="16374"/>
        </table:table-row>
        <table:table-row table:style-name="ro1">
          <table:table-cell office:value-type="float" office:value="1925" table:style-name="ce1">
            <text:p>192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Balduin</text:p>
          </table:table-cell>
          <table:table-cell office:value-type="float" office:value="3" table:style-name="ce1">
            <text:p>3</text:p>
          </table:table-cell>
          <table:table-cell office:value-type="float" office:value="4.5999999999999996" table:style-name="ce1">
            <text:p>4,6</text:p>
          </table:table-cell>
          <table:table-cell office:value-type="float" office:value="46" table:style-name="ce1">
            <text:p>4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1-10-08T00:00:00" table:style-name="ce2">
            <text:p>08.10.2011</text:p>
          </table:table-cell>
          <table:table-cell table:number-columns-repeated="16374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obias</text:p>
          </table:table-cell>
          <table:table-cell office:value-type="float" office:value="14" table:style-name="ce1">
            <text:p>14</text:p>
          </table:table-cell>
          <table:table-cell office:value-type="float" office:value="5.7" table:style-name="ce1">
            <text:p>5,7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0-24T00:00:00" table:style-name="ce2">
            <text:p>24.10.2014</text:p>
          </table:table-cell>
          <table:table-cell table:number-columns-repeated="16374"/>
        </table:table-row>
        <table:table-row table:style-name="ro1">
          <table:table-cell office:value-type="float" office:value="1927" table:style-name="ce1">
            <text:p>192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Dicky</text:p>
          </table:table-cell>
          <table:table-cell office:value-type="float" office:value="3" table:style-name="ce1">
            <text:p>3</text:p>
          </table:table-cell>
          <table:table-cell office:value-type="float" office:value="2.4" table:style-name="ce1">
            <text:p>2,4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1-07T00:00:00" table:style-name="ce2">
            <text:p>07.01.2021</text:p>
          </table:table-cell>
          <table:table-cell table:number-columns-repeated="16374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akim</text:p>
          </table:table-cell>
          <table:table-cell office:value-type="float" office:value="3" table:style-name="ce1">
            <text:p>3</text:p>
          </table:table-cell>
          <table:table-cell office:value-type="float" office:value="5.8" table:style-name="ce1">
            <text:p>5,8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5-20T00:00:00" table:style-name="ce2">
            <text:p>20.05.2009</text:p>
          </table:table-cell>
          <table:table-cell table:number-columns-repeated="16374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ridie</text:p>
          </table:table-cell>
          <table:table-cell office:value-type="float" office:value="1" table:style-name="ce1">
            <text:p>1</text:p>
          </table:table-cell>
          <table:table-cell office:value-type="float" office:value="3.3" table:style-name="ce1">
            <text:p>3,3</text:p>
          </table:table-cell>
          <table:table-cell office:value-type="float" office:value="47" table:style-name="ce1">
            <text:p>47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14T00:00:00" table:style-name="ce2">
            <text:p>14.09.2023</text:p>
          </table:table-cell>
          <table:table-cell table:number-columns-repeated="16374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atch</text:p>
          </table:table-cell>
          <table:table-cell office:value-type="float" office:value="3" table:style-name="ce1">
            <text:p>3</text:p>
          </table:table-cell>
          <table:table-cell office:value-type="float" office:value="4.3" table:style-name="ce1">
            <text:p>4,3</text:p>
          </table:table-cell>
          <table:table-cell office:value-type="float" office:value="10" table:style-name="ce1">
            <text:p>1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2-04T00:00:00" table:style-name="ce2">
            <text:p>04.12.2014</text:p>
          </table:table-cell>
          <table:table-cell table:number-columns-repeated="16374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thena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9-12-06T00:00:00" table:style-name="ce2">
            <text:p>06.12.2019</text:p>
          </table:table-cell>
          <table:table-cell table:number-columns-repeated="16374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ippo</text:p>
          </table:table-cell>
          <table:table-cell office:value-type="float" office:value="12" table:style-name="ce1">
            <text:p>12</text:p>
          </table:table-cell>
          <table:table-cell office:value-type="float" office:value="6.7" table:style-name="ce1">
            <text:p>6,7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05T00:00:00" table:style-name="ce2">
            <text:p>05.07.2021</text:p>
          </table:table-cell>
          <table:table-cell table:number-columns-repeated="16374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ude</text:p>
          </table:table-cell>
          <table:table-cell office:value-type="float" office:value="16" table:style-name="ce1">
            <text:p>16</text:p>
          </table:table-cell>
          <table:table-cell office:value-type="float" office:value="4.7" table:style-name="ce1">
            <text:p>4,7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3-09T00:00:00" table:style-name="ce2">
            <text:p>09.03.2021</text:p>
          </table:table-cell>
          <table:table-cell table:number-columns-repeated="16374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destia</text:p>
          </table:table-cell>
          <table:table-cell office:value-type="float" office:value="0" table:style-name="ce1">
            <text:p>0</text:p>
          </table:table-cell>
          <table:table-cell office:value-type="float" office:value="5.2" table:style-name="ce1">
            <text:p>5,2</text:p>
          </table:table-cell>
          <table:table-cell office:value-type="float" office:value="61" table:style-name="ce1">
            <text:p>6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6-19T00:00:00" table:style-name="ce2">
            <text:p>19.06.2015</text:p>
          </table:table-cell>
          <table:table-cell table:number-columns-repeated="16374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heo</text:p>
          </table:table-cell>
          <table:table-cell office:value-type="float" office:value="5" table:style-name="ce1">
            <text:p>5</text:p>
          </table:table-cell>
          <table:table-cell office:value-type="float" office:value="6.4" table:style-name="ce1">
            <text:p>6,4</text:p>
          </table:table-cell>
          <table:table-cell office:value-type="float" office:value="25" table:style-name="ce1">
            <text:p>2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8-12-04T00:00:00" table:style-name="ce2">
            <text:p>04.12.2018</text:p>
          </table:table-cell>
          <table:table-cell table:number-columns-repeated="16374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aspar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,4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oris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3-05T00:00:00" table:style-name="ce2">
            <text:p>05.03.2023</text:p>
          </table:table-cell>
          <table:table-cell table:number-columns-repeated="16374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ord</text:p>
          </table:table-cell>
          <table:table-cell office:value-type="float" office:value="1" table:style-name="ce1">
            <text:p>1</text:p>
          </table:table-cell>
          <table:table-cell office:value-type="float" office:value="6.1" table:style-name="ce1">
            <text:p>6,1</text:p>
          </table:table-cell>
          <table:table-cell office:value-type="float" office:value="9" table:style-name="ce1">
            <text:p>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2-07T00:00:00" table:style-name="ce2">
            <text:p>07.02.2013</text:p>
          </table:table-cell>
          <table:table-cell table:number-columns-repeated="16374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den</text:p>
          </table:table-cell>
          <table:table-cell office:value-type="float" office:value="4" table:style-name="ce1">
            <text:p>4</text:p>
          </table:table-cell>
          <table:table-cell office:value-type="float" office:value="2.4" table:style-name="ce1">
            <text:p>2,4</text:p>
          </table:table-cell>
          <table:table-cell office:value-type="float" office:value="63" table:style-name="ce1">
            <text:p>6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5-18T00:00:00" table:style-name="ce2">
            <text:p>18.05.2010</text:p>
          </table:table-cell>
          <table:table-cell table:number-columns-repeated="16374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nnelle</text:p>
          </table:table-cell>
          <table:table-cell office:value-type="float" office:value="9" table:style-name="ce1">
            <text:p>9</text:p>
          </table:table-cell>
          <table:table-cell office:value-type="float" office:value="5.7" table:style-name="ce1">
            <text:p>5,7</text:p>
          </table:table-cell>
          <table:table-cell office:value-type="float" office:value="51" table:style-name="ce1">
            <text:p>5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06-15T00:00:00" table:style-name="ce2">
            <text:p>15.06.2022</text:p>
          </table:table-cell>
          <table:table-cell table:number-columns-repeated="16374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obit</text:p>
          </table:table-cell>
          <table:table-cell office:value-type="float" office:value="14" table:style-name="ce1">
            <text:p>14</text:p>
          </table:table-cell>
          <table:table-cell office:value-type="float" office:value="2.1" table:style-name="ce1">
            <text:p>2,1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11-14T00:00:00" table:style-name="ce2">
            <text:p>14.11.2009</text:p>
          </table:table-cell>
          <table:table-cell table:number-columns-repeated="16374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illdon</text:p>
          </table:table-cell>
          <table:table-cell office:value-type="float" office:value="18" table:style-name="ce1">
            <text:p>18</text:p>
          </table:table-cell>
          <table:table-cell office:value-type="float" office:value="0.5" table:style-name="ce1">
            <text:p>0,5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2-01-12T00:00:00" table:style-name="ce2">
            <text:p>12.01.2012</text:p>
          </table:table-cell>
          <table:table-cell table:number-columns-repeated="16374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letta</text:p>
          </table:table-cell>
          <table:table-cell office:value-type="float" office:value="18" table:style-name="ce1">
            <text:p>18</text:p>
          </table:table-cell>
          <table:table-cell office:value-type="float" office:value="1.3" table:style-name="ce1">
            <text:p>1,3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4-07T00:00:00" table:style-name="ce2">
            <text:p>07.04.2010</text:p>
          </table:table-cell>
          <table:table-cell table:number-columns-repeated="16374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iley</text:p>
          </table:table-cell>
          <table:table-cell office:value-type="float" office:value="8" table:style-name="ce1">
            <text:p>8</text:p>
          </table:table-cell>
          <table:table-cell office:value-type="float" office:value="6.5" table:style-name="ce1">
            <text:p>6,5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2-10-29T00:00:00" table:style-name="ce2">
            <text:p>29.10.2022</text:p>
          </table:table-cell>
          <table:table-cell table:number-columns-repeated="16374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ube</text:p>
          </table:table-cell>
          <table:table-cell office:value-type="float" office:value="3" table:style-name="ce1">
            <text:p>3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55" table:style-name="ce1">
            <text:p>5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4-21T00:00:00" table:style-name="ce2">
            <text:p>21.04.2011</text:p>
          </table:table-cell>
          <table:table-cell table:number-columns-repeated="16374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attie</text:p>
          </table:table-cell>
          <table:table-cell office:value-type="float" office:value="16" table:style-name="ce1">
            <text:p>16</text:p>
          </table:table-cell>
          <table:table-cell office:value-type="float" office:value="2.7" table:style-name="ce1">
            <text:p>2,7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02-21T00:00:00" table:style-name="ce2">
            <text:p>21.02.2014</text:p>
          </table:table-cell>
          <table:table-cell table:number-columns-repeated="16374"/>
        </table:table-row>
        <table:table-row table:style-name="ro1">
          <table:table-cell office:value-type="float" office:value="1947" table:style-name="ce1">
            <text:p>194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ynnie</text:p>
          </table:table-cell>
          <table:table-cell office:value-type="float" office:value="4" table:style-name="ce1">
            <text:p>4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20" table:style-name="ce1">
            <text:p>2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1-07-27T00:00:00" table:style-name="ce2">
            <text:p>27.07.2021</text:p>
          </table:table-cell>
          <table:table-cell table:number-columns-repeated="16374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armon</text:p>
          </table:table-cell>
          <table:table-cell office:value-type="float" office:value="0" table:style-name="ce1">
            <text:p>0</text:p>
          </table:table-cell>
          <table:table-cell office:value-type="float" office:value="0.8" table:style-name="ce1">
            <text:p>0,8</text:p>
          </table:table-cell>
          <table:table-cell office:value-type="float" office:value="39" table:style-name="ce1">
            <text:p>3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0-29T00:00:00" table:style-name="ce2">
            <text:p>29.10.2017</text:p>
          </table:table-cell>
          <table:table-cell table:number-columns-repeated="16374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Rosaline</text:p>
          </table:table-cell>
          <table:table-cell office:value-type="float" office:value="11" table:style-name="ce1">
            <text:p>11</text:p>
          </table:table-cell>
          <table:table-cell office:value-type="float" office:value="6.3" table:style-name="ce1">
            <text:p>6,3</text:p>
          </table:table-cell>
          <table:table-cell office:value-type="float" office:value="24" table:style-name="ce1">
            <text:p>2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1-23T00:00:00" table:style-name="ce2">
            <text:p>23.01.2011</text:p>
          </table:table-cell>
          <table:table-cell table:number-columns-repeated="16374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orette</text:p>
          </table:table-cell>
          <table:table-cell office:value-type="float" office:value="7" table:style-name="ce1">
            <text:p>7</text:p>
          </table:table-cell>
          <table:table-cell office:value-type="float" office:value="6.7" table:style-name="ce1">
            <text:p>6,7</text:p>
          </table:table-cell>
          <table:table-cell office:value-type="float" office:value="44" table:style-name="ce1">
            <text:p>4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6-22T00:00:00" table:style-name="ce2">
            <text:p>22.06.2014</text:p>
          </table:table-cell>
          <table:table-cell table:number-columns-repeated="16374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Wiley</text:p>
          </table:table-cell>
          <table:table-cell office:value-type="float" office:value="6" table:style-name="ce1">
            <text:p>6</text:p>
          </table:table-cell>
          <table:table-cell office:value-type="float" office:value="6.5" table:style-name="ce1">
            <text:p>6,5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11-29T00:00:00" table:style-name="ce2">
            <text:p>29.11.2017</text:p>
          </table:table-cell>
          <table:table-cell table:number-columns-repeated="16374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Glyn</text:p>
          </table:table-cell>
          <table:table-cell office:value-type="float" office:value="0" table:style-name="ce1">
            <text:p>0</text:p>
          </table:table-cell>
          <table:table-cell office:value-type="float" office:value="1.2" table:style-name="ce1">
            <text:p>1,2</text:p>
          </table:table-cell>
          <table:table-cell office:value-type="float" office:value="22" table:style-name="ce1">
            <text:p>2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9-24T00:00:00" table:style-name="ce2">
            <text:p>24.09.2019</text:p>
          </table:table-cell>
          <table:table-cell table:number-columns-repeated="16374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nice</text:p>
          </table:table-cell>
          <table:table-cell office:value-type="float" office:value="1" table:style-name="ce1">
            <text:p>1</text:p>
          </table:table-cell>
          <table:table-cell office:value-type="float" office:value="4.7" table:style-name="ce1">
            <text:p>4,7</text:p>
          </table:table-cell>
          <table:table-cell office:value-type="float" office:value="12" table:style-name="ce1">
            <text:p>1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1-07-26T00:00:00" table:style-name="ce2">
            <text:p>26.07.2021</text:p>
          </table:table-cell>
          <table:table-cell table:number-columns-repeated="16374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Genia</text:p>
          </table:table-cell>
          <table:table-cell office:value-type="float" office:value="2" table:style-name="ce1">
            <text:p>2</text:p>
          </table:table-cell>
          <table:table-cell office:value-type="float" office:value="0.2" table:style-name="ce1">
            <text:p>0,2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12-28T00:00:00" table:style-name="ce2">
            <text:p>28.12.2023</text:p>
          </table:table-cell>
          <table:table-cell table:number-columns-repeated="16374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eredith</text:p>
          </table:table-cell>
          <table:table-cell office:value-type="float" office:value="16" table:style-name="ce1">
            <text:p>16</text:p>
          </table:table-cell>
          <table:table-cell office:value-type="float" office:value="2.5" table:style-name="ce1">
            <text:p>2,5</text:p>
          </table:table-cell>
          <table:table-cell office:value-type="float" office:value="64" table:style-name="ce1">
            <text:p>6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10-14T00:00:00" table:style-name="ce2">
            <text:p>14.10.2022</text:p>
          </table:table-cell>
          <table:table-cell table:number-columns-repeated="16374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redith</text:p>
          </table:table-cell>
          <table:table-cell office:value-type="float" office:value="0" table:style-name="ce1">
            <text:p>0</text:p>
          </table:table-cell>
          <table:table-cell office:value-type="float" office:value="4.4000000000000004" table:style-name="ce1">
            <text:p>4,4</text:p>
          </table:table-cell>
          <table:table-cell office:value-type="float" office:value="21" table:style-name="ce1">
            <text:p>2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6-17T00:00:00" table:style-name="ce2">
            <text:p>17.06.2013</text:p>
          </table:table-cell>
          <table:table-cell table:number-columns-repeated="16374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Emelia</text:p>
          </table:table-cell>
          <table:table-cell office:value-type="float" office:value="9" table:style-name="ce1">
            <text:p>9</text:p>
          </table:table-cell>
          <table:table-cell office:value-type="float" office:value="0.6" table:style-name="ce1">
            <text:p>0,6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4-11-14T00:00:00" table:style-name="ce2">
            <text:p>14.11.2014</text:p>
          </table:table-cell>
          <table:table-cell table:number-columns-repeated="16374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Bliss</text:p>
          </table:table-cell>
          <table:table-cell office:value-type="float" office:value="3" table:style-name="ce1">
            <text:p>3</text:p>
          </table:table-cell>
          <table:table-cell office:value-type="float" office:value="1.3" table:style-name="ce1">
            <text:p>1,3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2-05-17T00:00:00" table:style-name="ce2">
            <text:p>17.05.2012</text:p>
          </table:table-cell>
          <table:table-cell table:number-columns-repeated="16374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lemmy</text:p>
          </table:table-cell>
          <table:table-cell office:value-type="float" office:value="13" table:style-name="ce1">
            <text:p>13</text:p>
          </table:table-cell>
          <table:table-cell office:value-type="float" office:value="2.8" table:style-name="ce1">
            <text:p>2,8</text:p>
          </table:table-cell>
          <table:table-cell office:value-type="float" office:value="40" table:style-name="ce1">
            <text:p>40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0-09-14T00:00:00" table:style-name="ce2">
            <text:p>14.09.2010</text:p>
          </table:table-cell>
          <table:table-cell table:number-columns-repeated="16374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thany</text:p>
          </table:table-cell>
          <table:table-cell office:value-type="float" office:value="5" table:style-name="ce1">
            <text:p>5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0-21T00:00:00" table:style-name="ce2">
            <text:p>21.10.2015</text:p>
          </table:table-cell>
          <table:table-cell table:number-columns-repeated="16374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Carlin</text:p>
          </table:table-cell>
          <table:table-cell office:value-type="float" office:value="12" table:style-name="ce1">
            <text:p>12</text:p>
          </table:table-cell>
          <table:table-cell office:value-type="float" office:value="5.2" table:style-name="ce1">
            <text:p>5,2</text:p>
          </table:table-cell>
          <table:table-cell office:value-type="float" office:value="37" table:style-name="ce1">
            <text:p>3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Herman</text:p>
          </table:table-cell>
          <table:table-cell office:value-type="float" office:value="8" table:style-name="ce1">
            <text:p>8</text:p>
          </table:table-cell>
          <table:table-cell office:value-type="float" office:value="5.6" table:style-name="ce1">
            <text:p>5,6</text:p>
          </table:table-cell>
          <table:table-cell office:value-type="float" office:value="68" table:style-name="ce1">
            <text:p>6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Orlan</text:p>
          </table:table-cell>
          <table:table-cell office:value-type="float" office:value="1" table:style-name="ce1">
            <text:p>1</text:p>
          </table:table-cell>
          <table:table-cell office:value-type="float" office:value="2.7" table:style-name="ce1">
            <text:p>2,7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ggy</text:p>
          </table:table-cell>
          <table:table-cell office:value-type="float" office:value="5" table:style-name="ce1">
            <text:p>5</text:p>
          </table:table-cell>
          <table:table-cell office:value-type="float" office:value="1.8" table:style-name="ce1">
            <text:p>1,8</text:p>
          </table:table-cell>
          <table:table-cell office:value-type="float" office:value="48" table:style-name="ce1">
            <text:p>4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erton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erina</text:p>
          </table:table-cell>
          <table:table-cell office:value-type="float" office:value="12" table:style-name="ce1">
            <text:p>12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7-05-06T00:00:00" table:style-name="ce2">
            <text:p>06.05.2017</text:p>
          </table:table-cell>
          <table:table-cell table:number-columns-repeated="16374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Janeva</text:p>
          </table:table-cell>
          <table:table-cell office:value-type="float" office:value="10" table:style-name="ce1">
            <text:p>10</text:p>
          </table:table-cell>
          <table:table-cell office:value-type="float" office:value="2.2999999999999998" table:style-name="ce1">
            <text:p>2,3</text:p>
          </table:table-cell>
          <table:table-cell office:value-type="float" office:value="5" table:style-name="ce1">
            <text:p>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10-14T00:00:00" table:style-name="ce2">
            <text:p>14.10.2011</text:p>
          </table:table-cell>
          <table:table-cell table:number-columns-repeated="16374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esselyn</text:p>
          </table:table-cell>
          <table:table-cell office:value-type="float" office:value="12" table:style-name="ce1">
            <text:p>12</text:p>
          </table:table-cell>
          <table:table-cell office:value-type="float" office:value="6.1" table:style-name="ce1">
            <text:p>6,1</text:p>
          </table:table-cell>
          <table:table-cell office:value-type="float" office:value="29" table:style-name="ce1">
            <text:p>2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5-11T00:00:00" table:style-name="ce2">
            <text:p>11.05.2017</text:p>
          </table:table-cell>
          <table:table-cell table:number-columns-repeated="16374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Alyson</text:p>
          </table:table-cell>
          <table:table-cell office:value-type="float" office:value="8" table:style-name="ce1">
            <text:p>8</text:p>
          </table:table-cell>
          <table:table-cell office:value-type="float" office:value="2.2000000000000002" table:style-name="ce1">
            <text:p>2,2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9-20T00:00:00" table:style-name="ce2">
            <text:p>20.09.2015</text:p>
          </table:table-cell>
          <table:table-cell table:number-columns-repeated="16374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Zeb</text:p>
          </table:table-cell>
          <table:table-cell office:value-type="float" office:value="14" table:style-name="ce1">
            <text:p>14</text:p>
          </table:table-cell>
          <table:table-cell office:value-type="float" office:value="0.7" table:style-name="ce1">
            <text:p>0,7</text:p>
          </table:table-cell>
          <table:table-cell office:value-type="float" office:value="3" table:style-name="ce1">
            <text:p>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7-02-09T00:00:00" table:style-name="ce2">
            <text:p>09.02.2017</text:p>
          </table:table-cell>
          <table:table-cell table:number-columns-repeated="16374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asper</text:p>
          </table:table-cell>
          <table:table-cell office:value-type="float" office:value="11" table:style-name="ce1">
            <text:p>11</text:p>
          </table:table-cell>
          <table:table-cell office:value-type="float" office:value="2.9" table:style-name="ce1">
            <text:p>2,9</text:p>
          </table:table-cell>
          <table:table-cell office:value-type="float" office:value="35" table:style-name="ce1">
            <text:p>3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11-16T00:00:00" table:style-name="ce2">
            <text:p>16.11.2015</text:p>
          </table:table-cell>
          <table:table-cell table:number-columns-repeated="16374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illene</text:p>
          </table:table-cell>
          <table:table-cell office:value-type="float" office:value="3" table:style-name="ce1">
            <text:p>3</text:p>
          </table:table-cell>
          <table:table-cell office:value-type="float" office:value="5.0999999999999996" table:style-name="ce1">
            <text:p>5,1</text:p>
          </table:table-cell>
          <table:table-cell office:value-type="float" office:value="65" table:style-name="ce1">
            <text:p>65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5-16T00:00:00" table:style-name="ce2">
            <text:p>16.05.2019</text:p>
          </table:table-cell>
          <table:table-cell table:number-columns-repeated="16374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lem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8-02-03T00:00:00" table:style-name="ce2">
            <text:p>03.02.2018</text:p>
          </table:table-cell>
          <table:table-cell table:number-columns-repeated="16374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yrah</text:p>
          </table:table-cell>
          <table:table-cell office:value-type="float" office:value="4" table:style-name="ce1">
            <text:p>4</text:p>
          </table:table-cell>
          <table:table-cell office:value-type="float" office:value="1.9" table:style-name="ce1">
            <text:p>1,9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3-03-20T00:00:00" table:style-name="ce2">
            <text:p>20.03.2013</text:p>
          </table:table-cell>
          <table:table-cell table:number-columns-repeated="16374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errie</text:p>
          </table:table-cell>
          <table:table-cell office:value-type="float" office:value="3" table:style-name="ce1">
            <text:p>3</text:p>
          </table:table-cell>
          <table:table-cell office:value-type="float" office:value="2.1" table:style-name="ce1">
            <text:p>2,1</text:p>
          </table:table-cell>
          <table:table-cell office:value-type="float" office:value="28" table:style-name="ce1">
            <text:p>2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8-10T00:00:00" table:style-name="ce2">
            <text:p>10.08.2013</text:p>
          </table:table-cell>
          <table:table-cell table:number-columns-repeated="16374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Liana</text:p>
          </table:table-cell>
          <table:table-cell office:value-type="float" office:value="11" table:style-name="ce1">
            <text:p>11</text:p>
          </table:table-cell>
          <table:table-cell office:value-type="float" office:value="4.9000000000000004" table:style-name="ce1">
            <text:p>4,9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11-12T00:00:00" table:style-name="ce2">
            <text:p>12.11.2015</text:p>
          </table:table-cell>
          <table:table-cell table:number-columns-repeated="16374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Ham</text:p>
          </table:table-cell>
          <table:table-cell office:value-type="float" office:value="13" table:style-name="ce1">
            <text:p>13</text:p>
          </table:table-cell>
          <table:table-cell office:value-type="float" office:value="3.9" table:style-name="ce1">
            <text:p>3,9</text:p>
          </table:table-cell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03-30T00:00:00" table:style-name="ce2">
            <text:p>30.03.2016</text:p>
          </table:table-cell>
          <table:table-cell table:number-columns-repeated="16374"/>
        </table:table-row>
        <table:table-row table:style-name="ro1">
          <table:table-cell office:value-type="float" office:value="1978" table:style-name="ce1">
            <text:p>197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irgit</text:p>
          </table:table-cell>
          <table:table-cell office:value-type="float" office:value="18" table:style-name="ce1">
            <text:p>18</text:p>
          </table:table-cell>
          <table:table-cell office:value-type="float" office:value="6.6" table:style-name="ce1">
            <text:p>6,6</text:p>
          </table:table-cell>
          <table:table-cell office:value-type="float" office:value="69" table:style-name="ce1">
            <text:p>69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12-20T00:00:00" table:style-name="ce2">
            <text:p>20.12.2019</text:p>
          </table:table-cell>
          <table:table-cell table:number-columns-repeated="16374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Bjorn</text:p>
          </table:table-cell>
          <table:table-cell office:value-type="float" office:value="14" table:style-name="ce1">
            <text:p>14</text:p>
          </table:table-cell>
          <table:table-cell office:value-type="float" office:value="4.8" table:style-name="ce1">
            <text:p>4,8</text:p>
          </table:table-cell>
          <table:table-cell office:value-type="float" office:value="34" table:style-name="ce1">
            <text:p>34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artica</text:p>
          </table:table-cell>
          <table:table-cell office:value-type="float" office:value="0" table:style-name="ce1">
            <text:p>0</text:p>
          </table:table-cell>
          <table:table-cell office:value-type="float" office:value="3.9" table:style-name="ce1">
            <text:p>3,9</text:p>
          </table:table-cell>
          <table:table-cell office:value-type="float" office:value="26" table:style-name="ce1">
            <text:p>2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ilippo</text:p>
          </table:table-cell>
          <table:table-cell office:value-type="float" office:value="3" table:style-name="ce1">
            <text:p>3</text:p>
          </table:table-cell>
          <table:table-cell office:value-type="float" office:value="3.9" table:style-name="ce1">
            <text:p>3,9</text:p>
          </table:table-cell>
          <table:table-cell office:value-type="float" office:value="38" table:style-name="ce1">
            <text:p>38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Steffane</text:p>
          </table:table-cell>
          <table:table-cell office:value-type="float" office:value="17" table:style-name="ce1">
            <text:p>17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enis</text:p>
          </table:table-cell>
          <table:table-cell office:value-type="float" office:value="8" table:style-name="ce1">
            <text:p>8</text:p>
          </table:table-cell>
          <table:table-cell office:value-type="float" office:value="2.4" table:style-name="ce1">
            <text:p>2,4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Kizzee</text:p>
          </table:table-cell>
          <table:table-cell office:value-type="float" office:value="10" table:style-name="ce1">
            <text:p>10</text:p>
          </table:table-cell>
          <table:table-cell office:value-type="float" office:value="4.3" table:style-name="ce1">
            <text:p>4,3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Rennie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49" table:style-name="ce1">
            <text:p>49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rlene</text:p>
          </table:table-cell>
          <table:table-cell office:value-type="float" office:value="7" table:style-name="ce1">
            <text:p>7</text:p>
          </table:table-cell>
          <table:table-cell office:value-type="float" office:value="1.7" table:style-name="ce1">
            <text:p>1,7</text:p>
          </table:table-cell>
          <table:table-cell office:value-type="float" office:value="43" table:style-name="ce1">
            <text:p>4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4-28T00:00:00" table:style-name="ce2">
            <text:p>28.04.2015</text:p>
          </table:table-cell>
          <table:table-cell table:number-columns-repeated="16374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aylord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1-09-05T00:00:00" table:style-name="ce2">
            <text:p>05.09.2011</text:p>
          </table:table-cell>
          <table:table-cell table:number-columns-repeated="16374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ilhelm</text:p>
          </table:table-cell>
          <table:table-cell office:value-type="float" office:value="8" table:style-name="ce1">
            <text:p>8</text:p>
          </table:table-cell>
          <table:table-cell office:value-type="float" office:value="5.7" table:style-name="ce1">
            <text:p>5,7</text:p>
          </table:table-cell>
          <table:table-cell office:value-type="float" office:value="58" table:style-name="ce1">
            <text:p>58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silis</text:p>
          </table:table-cell>
          <table:table-cell office:value-type="float" office:value="12" table:style-name="ce1">
            <text:p>12</text:p>
          </table:table-cell>
          <table:table-cell office:value-type="float" office:value="4.0999999999999996" table:style-name="ce1">
            <text:p>4,1</text:p>
          </table:table-cell>
          <table:table-cell office:value-type="float" office:value="36" table:style-name="ce1">
            <text:p>36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3-04-11T00:00:00" table:style-name="ce2">
            <text:p>11.04.2013</text:p>
          </table:table-cell>
          <table:table-cell table:number-columns-repeated="16374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Weylin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9-07-02T00:00:00" table:style-name="ce2">
            <text:p>02.07.2019</text:p>
          </table:table-cell>
          <table:table-cell table:number-columns-repeated="16374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Magdalen</text:p>
          </table:table-cell>
          <table:table-cell office:value-type="float" office:value="6" table:style-name="ce1">
            <text:p>6</text:p>
          </table:table-cell>
          <table:table-cell office:value-type="float" office:value="0.6" table:style-name="ce1">
            <text:p>0,6</text:p>
          </table:table-cell>
          <table:table-cell office:value-type="float" office:value="50" table:style-name="ce1">
            <text:p>50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5-07-03T00:00:00" table:style-name="ce2">
            <text:p>03.07.2015</text:p>
          </table:table-cell>
          <table:table-cell table:number-columns-repeated="16374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Mitchel</text:p>
          </table:table-cell>
          <table:table-cell office:value-type="float" office:value="0" table:style-name="ce1">
            <text:p>0</text:p>
          </table:table-cell>
          <table:table-cell office:value-type="float" office:value="3.6" table:style-name="ce1">
            <text:p>3,6</text:p>
          </table:table-cell>
          <table:table-cell office:value-type="float" office:value="4" table:style-name="ce1">
            <text:p>4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6-11-18T00:00:00" table:style-name="ce2">
            <text:p>18.11.2016</text:p>
          </table:table-cell>
          <table:table-cell table:number-columns-repeated="16374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Jane</text:p>
          </table:table-cell>
          <table:table-cell office:value-type="float" office:value="6" table:style-name="ce1">
            <text:p>6</text:p>
          </table:table-cell>
          <table:table-cell office:value-type="float" office:value="5.4" table:style-name="ce1">
            <text:p>5,4</text:p>
          </table:table-cell>
          <table:table-cell office:value-type="float" office:value="41" table:style-name="ce1">
            <text:p>41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2-07-12T00:00:00" table:style-name="ce2">
            <text:p>12.07.2022</text:p>
          </table:table-cell>
          <table:table-cell table:number-columns-repeated="16374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Jammie</text:p>
          </table:table-cell>
          <table:table-cell office:value-type="float" office:value="15" table:style-name="ce1">
            <text:p>15</text:p>
          </table:table-cell>
          <table:table-cell office:value-type="float" office:value="6.8" table:style-name="ce1">
            <text:p>6,8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8-12-19T00:00:00" table:style-name="ce2">
            <text:p>19.12.2008</text:p>
          </table:table-cell>
          <table:table-cell table:number-columns-repeated="16374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lgernon</text:p>
          </table:table-cell>
          <table:table-cell office:value-type="float" office:value="8" table:style-name="ce1">
            <text:p>8</text:p>
          </table:table-cell>
          <table:table-cell office:value-type="float" office:value="3.7" table:style-name="ce1">
            <text:p>3,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3-09-29T00:00:00" table:style-name="ce2">
            <text:p>29.09.2023</text:p>
          </table:table-cell>
          <table:table-cell table:number-columns-repeated="16374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iraldo</text:p>
          </table:table-cell>
          <table:table-cell office:value-type="float" office:value="17" table:style-name="ce1">
            <text:p>17</text:p>
          </table:table-cell>
          <table:table-cell office:value-type="float" office:value="2.7" table:style-name="ce1">
            <text:p>2,7</text:p>
          </table:table-cell>
          <table:table-cell office:value-type="float" office:value="23" table:style-name="ce1">
            <text:p>23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14-07-28T00:00:00" table:style-name="ce2">
            <text:p>28.07.2014</text:p>
          </table:table-cell>
          <table:table-cell table:number-columns-repeated="16374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ickolas</text:p>
          </table:table-cell>
          <table:table-cell office:value-type="float" office:value="14" table:style-name="ce1">
            <text:p>14</text:p>
          </table:table-cell>
          <table:table-cell office:value-type="float" office:value="5.7" table:style-name="ce1">
            <text:p>5,7</text:p>
          </table:table-cell>
          <table:table-cell office:value-type="float" office:value="53" table:style-name="ce1">
            <text:p>53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17T00:00:00" table:style-name="ce2">
            <text:p>17.06.2009</text:p>
          </table:table-cell>
          <table:table-cell table:number-columns-repeated="16374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Law</text:p>
          </table:table-cell>
          <table:table-cell office:value-type="float" office:value="14" table:style-name="ce1">
            <text:p>14</text:p>
          </table:table-cell>
          <table:table-cell office:value-type="float" office:value="4.7" table:style-name="ce1">
            <text:p>4,7</text:p>
          </table:table-cell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string" table:style-name="ce1">
            <text:p>Kočka</text:p>
          </table:table-cell>
          <table:table-cell office:value-type="date" office:date-value="2020-12-22T00:00:00" table:style-name="ce2">
            <text:p>22.12.2020</text:p>
          </table:table-cell>
          <table:table-cell table:number-columns-repeated="16374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thryn</text:p>
          </table:table-cell>
          <table:table-cell office:value-type="float" office:value="1" table:style-name="ce1">
            <text:p>1</text:p>
          </table:table-cell>
          <table:table-cell office:value-type="float" office:value="5.8" table:style-name="ce1">
            <text:p>5,8</text:p>
          </table:table-cell>
          <table:table-cell office:value-type="float" office:value="52" table:style-name="ce1">
            <text:p>52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10-03-23T00:00:00" table:style-name="ce2">
            <text:p>23.03.2010</text:p>
          </table:table-cell>
          <table:table-cell table:number-columns-repeated="16374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ylmer</text:p>
          </table:table-cell>
          <table:table-cell office:value-type="float" office:value="1" table:style-name="ce1">
            <text:p>1</text:p>
          </table:table-cell>
          <table:table-cell office:value-type="float" office:value="5.7" table:style-name="ce1">
            <text:p>5,7</text:p>
          </table:table-cell>
          <table:table-cell office:value-type="float" office:value="56" table:style-name="ce1">
            <text:p>56</text:p>
          </table:table-cell>
          <table:table-cell table:number-columns-repeated="2" table:style-name="ce1"/>
          <table:table-cell office:value-type="string" table:style-name="ce1">
            <text:p>Kocour</text:p>
          </table:table-cell>
          <table:table-cell office:value-type="date" office:date-value="2009-06-04T00:00:00" table:style-name="ce2">
            <text:p>04.06.2009</text:p>
          </table:table-cell>
          <table:table-cell table:number-columns-repeated="16374"/>
        </table:table-row>
        <table:table-row table:number-rows-repeated="1046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ptos Display" svg:font-family="&quot;Aptos Display&quot;"/>
  </office:font-face-decls>
  <office:styles>
    <number:number-style style:name="N0">
      <number:number number:min-integer-digits="1"/>
    </number:number-style>
    <number:date-style style:name="N36">
      <number:day number:style="long"/>
      <number:text>.</number:text>
      <number:month number:style="long"/>
      <number:text>.</number:text>
      <number:year number:style="long"/>
    </number:date-style>
    <style:style style:name="_50_0_37__32_-_32_Accent1" style:display-name="20% - Accent1" style:family="table-cell" style:data-style-name="N0">
      <style:table-cell-properties fo:background-color="#C0E6F5"/>
    </style:style>
    <style:style style:name="_50_0_37__32_-_32_Accent2" style:display-name="20% - Accent2" style:family="table-cell" style:data-style-name="N0">
      <style:table-cell-properties fo:background-color="#FBE2D5"/>
    </style:style>
    <style:style style:name="_50_0_37__32_-_32_Accent3" style:display-name="20% - Accent3" style:family="table-cell" style:data-style-name="N0">
      <style:table-cell-properties fo:background-color="#C1F0C8"/>
    </style:style>
    <style:style style:name="_50_0_37__32_-_32_Accent4" style:display-name="20% - Accent4" style:family="table-cell" style:data-style-name="N0">
      <style:table-cell-properties fo:background-color="#CAEDFB"/>
    </style:style>
    <style:style style:name="_50_0_37__32_-_32_Accent5" style:display-name="20% - Accent5" style:family="table-cell" style:data-style-name="N0">
      <style:table-cell-properties fo:background-color="#F2CEEF"/>
    </style:style>
    <style:style style:name="_50_0_37__32_-_32_Accent6" style:display-name="20% - Accent6" style:family="table-cell" style:data-style-name="N0">
      <style:table-cell-properties fo:background-color="#DAF2D0"/>
    </style:style>
    <style:style style:name="_52_0_37__32_-_32_Accent1" style:display-name="40% - Accent1" style:family="table-cell" style:data-style-name="N0">
      <style:table-cell-properties fo:background-color="#83CCEB"/>
    </style:style>
    <style:style style:name="_52_0_37__32_-_32_Accent2" style:display-name="40% - Accent2" style:family="table-cell" style:data-style-name="N0">
      <style:table-cell-properties fo:background-color="#F7C7AC"/>
    </style:style>
    <style:style style:name="_52_0_37__32_-_32_Accent3" style:display-name="40% - Accent3" style:family="table-cell" style:data-style-name="N0">
      <style:table-cell-properties fo:background-color="#83E28E"/>
    </style:style>
    <style:style style:name="_52_0_37__32_-_32_Accent4" style:display-name="40% - Accent4" style:family="table-cell" style:data-style-name="N0">
      <style:table-cell-properties fo:background-color="#94DCF8"/>
    </style:style>
    <style:style style:name="_52_0_37__32_-_32_Accent5" style:display-name="40% - Accent5" style:family="table-cell" style:data-style-name="N0">
      <style:table-cell-properties fo:background-color="#E49EDD"/>
    </style:style>
    <style:style style:name="_52_0_37__32_-_32_Accent6" style:display-name="40% - Accent6" style:family="table-cell" style:data-style-name="N0">
      <style:table-cell-properties fo:background-color="#B5E6A2"/>
    </style:style>
    <style:style style:name="_54_0_37__32_-_32_Accent1" style:display-name="60% - Accent1" style:family="table-cell" style:data-style-name="N0">
      <style:table-cell-properties fo:background-color="#44B3E1"/>
    </style:style>
    <style:style style:name="_54_0_37__32_-_32_Accent2" style:display-name="60% - Accent2" style:family="table-cell" style:data-style-name="N0">
      <style:table-cell-properties fo:background-color="#F1A983"/>
    </style:style>
    <style:style style:name="_54_0_37__32_-_32_Accent3" style:display-name="60% - Accent3" style:family="table-cell" style:data-style-name="N0">
      <style:table-cell-properties fo:background-color="#47D359"/>
    </style:style>
    <style:style style:name="_54_0_37__32_-_32_Accent4" style:display-name="60% - Accent4" style:family="table-cell" style:data-style-name="N0">
      <style:table-cell-properties fo:background-color="#61CBF3"/>
    </style:style>
    <style:style style:name="_54_0_37__32_-_32_Accent5" style:display-name="60% - Accent5" style:family="table-cell" style:data-style-name="N0">
      <style:table-cell-properties fo:background-color="#D86DCD"/>
    </style:style>
    <style:style style:name="_54_0_37__32_-_32_Accent6" style:display-name="60% - Accent6" style:family="table-cell" style:data-style-name="N0">
      <style:table-cell-properties fo:background-color="#8ED973"/>
    </style:style>
    <style:style style:name="Accent1" style:family="table-cell" style:data-style-name="N0">
      <style:table-cell-properties fo:background-color="#156082"/>
      <style:text-properties fo:color="#FFFFFF"/>
    </style:style>
    <style:style style:name="Accent2" style:family="table-cell" style:data-style-name="N0">
      <style:table-cell-properties fo:background-color="#E97132"/>
      <style:text-properties fo:color="#FFFFFF"/>
    </style:style>
    <style:style style:name="Accent3" style:family="table-cell" style:data-style-name="N0">
      <style:table-cell-properties fo:background-color="#196B24"/>
      <style:text-properties fo:color="#FFFFFF"/>
    </style:style>
    <style:style style:name="Accent4" style:family="table-cell" style:data-style-name="N0">
      <style:table-cell-properties fo:background-color="#0F9ED5"/>
      <style:text-properties fo:color="#FFFFFF"/>
    </style:style>
    <style:style style:name="Accent5" style:family="table-cell" style:data-style-name="N0">
      <style:table-cell-properties fo:background-color="#A02B93"/>
      <style:text-properties fo:color="#FFFFFF"/>
    </style:style>
    <style:style style:name="Accent6" style:family="table-cell" style:data-style-name="N0">
      <style:table-cell-properties fo:background-color="#4EA72E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156082" fo:border-left="none" fo:border-right="none"/>
      <style:text-properties fo:color="#0E2841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64BEE6" fo:border-left="none" fo:border-right="none"/>
      <style:text-properties fo:color="#0E2841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44B3E1" fo:border-left="none" fo:border-right="none"/>
      <style:text-properties fo:color="#0E2841" fo:font-weight="bold" style:font-weight-asian="bold" style:font-weight-complex="bold"/>
    </style:style>
    <style:style style:name="Heading_32_4" style:display-name="Heading 4" style:family="table-cell" style:data-style-name="N0">
      <style:text-properties fo:color="#0E2841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57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0E2841" style:font-name="Aptos Display" style:font-name-asian="Aptos Display" style:font-name-complex="Aptos Display" fo:font-size="18pt" style:font-size-asian="18pt" style:font-size-complex="18pt"/>
    </style:style>
    <style:style style:name="Total" style:family="table-cell" style:data-style-name="N0">
      <style:table-cell-properties fo:border-top="thin solid #156082" fo:border-bottom="thin double #156082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Klára Adámková</meta:initial-creator>
    <dc:creator>Klára Adámková</dc:creator>
    <meta:creation-date>2024-04-29T17:25:48Z</meta:creation-date>
    <dc:date>2024-05-22T17:01:04Z</dc:date>
  </office:meta>
</office:document-meta>
</file>